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497cm"/>
    </style:style>
    <style:style style:name="co2" style:family="table-column">
      <style:table-column-properties fo:break-before="auto" style:column-width="2.98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814cm"/>
    </style:style>
    <style:style style:name="co5" style:family="table-column">
      <style:table-column-properties fo:break-before="auto" style:column-width="2.796cm"/>
    </style:style>
    <style:style style:name="co6" style:family="table-column">
      <style:table-column-properties fo:break-before="auto" style:column-width="3.662cm"/>
    </style:style>
    <style:style style:name="co7" style:family="table-column">
      <style:table-column-properties fo:break-before="auto" style:column-width="2.932cm"/>
    </style:style>
    <style:style style:name="co8" style:family="table-column">
      <style:table-column-properties fo:break-before="auto" style:column-width="4.5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c0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italic" style:font-weight-asian="normal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10-15 19:17:59.425: WARN/iTesa(2187): crea</text:p>
          </table:table-cell>
          <table:table-cell table:formula="of:=[.B2]/1000000" office:value-type="float" office:value="12371359.522">
            <text:p>12371359.522</text:p>
          </table:table-cell>
          <table:table-cell/>
          <table:table-cell table:style-name="ce1" office:value-type="string">
            <text:p>SENSOR_DELAY_FASTEST</text:p>
          </table:table-cell>
          <table:table-cell table:number-columns-repeated="3"/>
        </table:table-row>
        <table:table-row table:style-name="ro1">
          <table:table-cell office:value-type="string">
            <text:p>10-15 19:17:59.435: WARN/iTesa(2187): </text:p>
          </table:table-cell>
          <table:table-cell office:value-type="float" office:value="12371359522000">
            <text:p>12371359522000</text:p>
          </table:table-cell>
          <table:table-cell office:value-type="float" office:value="1">
            <text:p>1</text:p>
          </table:table-cell>
          <table:table-cell office:value-type="string">
            <text:p>[ms]</text:p>
          </table:table-cell>
          <table:table-cell table:number-columns-repeated="3"/>
        </table:table-row>
        <table:table-row table:style-name="ro1">
          <table:table-cell office:value-type="string">
            <text:p>10-15 19:17:59.555: WARN/iTesa(2187): </text:p>
          </table:table-cell>
          <table:table-cell office:value-type="float" office:value="12371414220000">
            <text:p>12371414220000</text:p>
          </table:table-cell>
          <table:table-cell office:value-type="float" office:value="2">
            <text:p>2</text:p>
          </table:table-cell>
          <table:table-cell table:formula="of:=([.B3]-[.B2])/1000000" office:value-type="float" office:value="54.698">
            <text:p>54.698</text:p>
          </table:table-cell>
          <table:table-cell office:value-type="float" office:value="50">
            <text:p>50</text:p>
          </table:table-cell>
          <table:table-cell table:number-matrix-columns-spanned="1" table:number-matrix-rows-spanned="21" table:formula="of:=FREQUENCY([.D3:.D994];[.E3:.E23])" office:value-type="float" office:value="0">
            <text:p>0</text:p>
          </table:table-cell>
          <table:table-cell table:formula="of:=MIN([.D3:.D994])" office:value-type="float" office:value="52.478">
            <text:p>52.478</text:p>
          </table:table-cell>
        </table:table-row>
        <table:table-row table:style-name="ro1">
          <table:table-cell office:value-type="string">
            <text:p>10-15 19:17:59.555: WARN/iTesa(2187): </text:p>
          </table:table-cell>
          <table:table-cell office:value-type="float" office:value="12371467585000">
            <text:p>12371467585000</text:p>
          </table:table-cell>
          <table:table-cell office:value-type="float" office:value="3">
            <text:p>3</text:p>
          </table:table-cell>
          <table:table-cell table:formula="of:=([.B4]-[.B3])/1000000" office:value-type="float" office:value="53.365">
            <text:p>53.36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MAX([.D3:.D994])" office:value-type="float" office:value="131.788">
            <text:p>131.788</text:p>
          </table:table-cell>
        </table:table-row>
        <table:table-row table:style-name="ro1">
          <table:table-cell office:value-type="string">
            <text:p>10-15 19:17:59.595: WARN/iTesa(2187): </text:p>
          </table:table-cell>
          <table:table-cell office:value-type="float" office:value="12371524183000">
            <text:p>12371524183000</text:p>
          </table:table-cell>
          <table:table-cell office:value-type="float" office:value="4">
            <text:p>4</text:p>
          </table:table-cell>
          <table:table-cell table:formula="of:=([.B5]-[.B4])/1000000" office:value-type="float" office:value="56.598">
            <text:p>56.59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17:59.705: WARN/iTesa(2187): </text:p>
          </table:table-cell>
          <table:table-cell office:value-type="float" office:value="12371580320000">
            <text:p>12371580320000</text:p>
          </table:table-cell>
          <table:table-cell office:value-type="float" office:value="5">
            <text:p>5</text:p>
          </table:table-cell>
          <table:table-cell table:formula="of:=([.B6]-[.B5])/1000000" office:value-type="float" office:value="56.137">
            <text:p>56.137</text:p>
          </table:table-cell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>
            <draw:frame table:end-cell-address="Sheet1.L21" table:end-x="0.462cm" table:end-y="0.318cm" draw:z-index="0" draw:style-name="gr1" svg:width="11.116cm" svg:height="6.941cm" svg:x="0.636cm" svg:y="0.125cm">
              <draw:object draw:notify-on-update-of-ranges="Sheet1.E3:Sheet1.E23 Sheet1.F3:Sheet1.F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10-15 19:17:59.705: WARN/iTesa(2187): </text:p>
          </table:table-cell>
          <table:table-cell office:value-type="float" office:value="12371632992000">
            <text:p>12371632992000</text:p>
          </table:table-cell>
          <table:table-cell office:value-type="float" office:value="6">
            <text:p>6</text:p>
          </table:table-cell>
          <table:table-cell table:formula="of:=([.B7]-[.B6])/1000000" office:value-type="float" office:value="52.672">
            <text:p>52.672</text:p>
          </table:table-cell>
          <table:table-cell office:value-type="float" office:value="54">
            <text:p>54</text:p>
          </table:table-cell>
          <table:table-cell office:value-type="float" office:value="313">
            <text:p>313</text:p>
          </table:table-cell>
          <table:table-cell/>
        </table:table-row>
        <table:table-row table:style-name="ro1">
          <table:table-cell office:value-type="string">
            <text:p>10-15 19:17:59.815: WARN/iTesa(2187): </text:p>
          </table:table-cell>
          <table:table-cell office:value-type="float" office:value="12371687840000">
            <text:p>12371687840000</text:p>
          </table:table-cell>
          <table:table-cell office:value-type="float" office:value="7">
            <text:p>7</text:p>
          </table:table-cell>
          <table:table-cell table:formula="of:=([.B8]-[.B7])/1000000" office:value-type="float" office:value="54.848">
            <text:p>54.848</text:p>
          </table:table-cell>
          <table:table-cell office:value-type="float" office:value="55">
            <text:p>55</text:p>
          </table:table-cell>
          <table:table-cell office:value-type="float" office:value="348">
            <text:p>348</text:p>
          </table:table-cell>
          <table:table-cell/>
        </table:table-row>
        <table:table-row table:style-name="ro1">
          <table:table-cell office:value-type="string">
            <text:p>10-15 19:17:59.815: WARN/iTesa(2187): </text:p>
          </table:table-cell>
          <table:table-cell office:value-type="float" office:value="12371740942000">
            <text:p>12371740942000</text:p>
          </table:table-cell>
          <table:table-cell office:value-type="float" office:value="8">
            <text:p>8</text:p>
          </table:table-cell>
          <table:table-cell table:formula="of:=([.B9]-[.B8])/1000000" office:value-type="float" office:value="53.102">
            <text:p>53.102</text:p>
          </table:table-cell>
          <table:table-cell office:value-type="float" office:value="56">
            <text:p>56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string">
            <text:p>10-15 19:17:59.865: WARN/iTesa(2187): </text:p>
          </table:table-cell>
          <table:table-cell office:value-type="float" office:value="12371796845000">
            <text:p>12371796845000</text:p>
          </table:table-cell>
          <table:table-cell office:value-type="float" office:value="9">
            <text:p>9</text:p>
          </table:table-cell>
          <table:table-cell table:formula="of:=([.B10]-[.B9])/1000000" office:value-type="float" office:value="55.903">
            <text:p>55.903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10-15 19:17:59.975: WARN/iTesa(2187): </text:p>
          </table:table-cell>
          <table:table-cell office:value-type="float" office:value="12371850672000">
            <text:p>12371850672000</text:p>
          </table:table-cell>
          <table:table-cell office:value-type="float" office:value="10">
            <text:p>10</text:p>
          </table:table-cell>
          <table:table-cell table:formula="of:=([.B11]-[.B10])/1000000" office:value-type="float" office:value="53.827">
            <text:p>53.827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10-15 19:17:59.975: WARN/iTesa(2187): </text:p>
          </table:table-cell>
          <table:table-cell office:value-type="float" office:value="12371903497000">
            <text:p>12371903497000</text:p>
          </table:table-cell>
          <table:table-cell office:value-type="float" office:value="11">
            <text:p>11</text:p>
          </table:table-cell>
          <table:table-cell table:formula="of:=([.B12]-[.B11])/1000000" office:value-type="float" office:value="52.825">
            <text:p>52.825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10-15 19:18:00.085: WARN/iTesa(2187): </text:p>
          </table:table-cell>
          <table:table-cell office:value-type="float" office:value="12371957173000">
            <text:p>12371957173000</text:p>
          </table:table-cell>
          <table:table-cell office:value-type="float" office:value="12">
            <text:p>12</text:p>
          </table:table-cell>
          <table:table-cell table:formula="of:=([.B13]-[.B12])/1000000" office:value-type="float" office:value="53.676">
            <text:p>53.676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10-15 19:18:00.085: WARN/iTesa(2187): </text:p>
          </table:table-cell>
          <table:table-cell office:value-type="float" office:value="12372010177000">
            <text:p>12372010177000</text:p>
          </table:table-cell>
          <table:table-cell office:value-type="float" office:value="13">
            <text:p>13</text:p>
          </table:table-cell>
          <table:table-cell table:formula="of:=([.B14]-[.B13])/1000000" office:value-type="float" office:value="53.004">
            <text:p>53.004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10-15 19:18:00.185: WARN/iTesa(2187): </text:p>
          </table:table-cell>
          <table:table-cell office:value-type="float" office:value="12372117532000">
            <text:p>12372117532000</text:p>
          </table:table-cell>
          <table:table-cell office:value-type="float" office:value="14">
            <text:p>14</text:p>
          </table:table-cell>
          <table:table-cell table:formula="of:=([.B15]-[.B14])/1000000" office:value-type="float" office:value="107.355">
            <text:p>107.355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10-15 19:18:00.245: WARN/iTesa(2187): </text:p>
          </table:table-cell>
          <table:table-cell office:value-type="float" office:value="12372171840000">
            <text:p>12372171840000</text:p>
          </table:table-cell>
          <table:table-cell office:value-type="float" office:value="15">
            <text:p>15</text:p>
          </table:table-cell>
          <table:table-cell table:formula="of:=([.B16]-[.B15])/1000000" office:value-type="float" office:value="54.308">
            <text:p>54.308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10-15 19:18:00.355: WARN/iTesa(2187): </text:p>
          </table:table-cell>
          <table:table-cell office:value-type="float" office:value="12372225980000">
            <text:p>12372225980000</text:p>
          </table:table-cell>
          <table:table-cell office:value-type="float" office:value="16">
            <text:p>16</text:p>
          </table:table-cell>
          <table:table-cell table:formula="of:=([.B17]-[.B16])/1000000" office:value-type="float" office:value="54.14">
            <text:p>54.14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10-15 19:18:00.355: WARN/iTesa(2187): </text:p>
          </table:table-cell>
          <table:table-cell office:value-type="float" office:value="12372278922000">
            <text:p>12372278922000</text:p>
          </table:table-cell>
          <table:table-cell office:value-type="float" office:value="17">
            <text:p>17</text:p>
          </table:table-cell>
          <table:table-cell table:formula="of:=([.B18]-[.B17])/1000000" office:value-type="float" office:value="52.942">
            <text:p>52.942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10-15 19:18:00.405: WARN/iTesa(2187): </text:p>
          </table:table-cell>
          <table:table-cell office:value-type="float" office:value="12372333442000">
            <text:p>12372333442000</text:p>
          </table:table-cell>
          <table:table-cell office:value-type="float" office:value="18">
            <text:p>18</text:p>
          </table:table-cell>
          <table:table-cell table:formula="of:=([.B19]-[.B18])/1000000" office:value-type="float" office:value="54.52">
            <text:p>54.52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10-15 19:18:00.515: WARN/iTesa(2187): </text:p>
          </table:table-cell>
          <table:table-cell office:value-type="float" office:value="12372387770000">
            <text:p>12372387770000</text:p>
          </table:table-cell>
          <table:table-cell office:value-type="float" office:value="19">
            <text:p>19</text:p>
          </table:table-cell>
          <table:table-cell table:formula="of:=([.B20]-[.B19])/1000000" office:value-type="float" office:value="54.328">
            <text:p>54.328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10-15 19:18:00.515: WARN/iTesa(2187): </text:p>
          </table:table-cell>
          <table:table-cell office:value-type="float" office:value="12372441813000">
            <text:p>12372441813000</text:p>
          </table:table-cell>
          <table:table-cell office:value-type="float" office:value="20">
            <text:p>20</text:p>
          </table:table-cell>
          <table:table-cell table:formula="of:=([.B21]-[.B20])/1000000" office:value-type="float" office:value="54.043">
            <text:p>54.043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18:00.565: WARN/iTesa(2187): </text:p>
          </table:table-cell>
          <table:table-cell office:value-type="float" office:value="12372496333000">
            <text:p>12372496333000</text:p>
          </table:table-cell>
          <table:table-cell office:value-type="float" office:value="21">
            <text:p>21</text:p>
          </table:table-cell>
          <table:table-cell table:formula="of:=([.B22]-[.B21])/1000000" office:value-type="float" office:value="54.52">
            <text:p>54.52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18:00.675: WARN/iTesa(2187): </text:p>
          </table:table-cell>
          <table:table-cell office:value-type="float" office:value="12372550568000">
            <text:p>12372550568000</text:p>
          </table:table-cell>
          <table:table-cell office:value-type="float" office:value="22">
            <text:p>22</text:p>
          </table:table-cell>
          <table:table-cell table:formula="of:=([.B23]-[.B22])/1000000" office:value-type="float" office:value="54.235">
            <text:p>54.23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18:00.675: WARN/iTesa(2187): </text:p>
          </table:table-cell>
          <table:table-cell office:value-type="float" office:value="12372603545000">
            <text:p>12372603545000</text:p>
          </table:table-cell>
          <table:table-cell office:value-type="float" office:value="23">
            <text:p>23</text:p>
          </table:table-cell>
          <table:table-cell table:formula="of:=([.B24]-[.B23])/1000000" office:value-type="float" office:value="52.977">
            <text:p>52.977</text:p>
          </table:table-cell>
          <table:table-cell table:number-columns-repeated="3"/>
        </table:table-row>
        <table:table-row table:style-name="ro1">
          <table:table-cell office:value-type="string">
            <text:p>10-15 19:18:00.725: WARN/iTesa(2187): </text:p>
          </table:table-cell>
          <table:table-cell office:value-type="float" office:value="12372658380000">
            <text:p>12372658380000</text:p>
          </table:table-cell>
          <table:table-cell office:value-type="float" office:value="24">
            <text:p>24</text:p>
          </table:table-cell>
          <table:table-cell table:formula="of:=([.B25]-[.B24])/1000000" office:value-type="float" office:value="54.835">
            <text:p>54.835</text:p>
          </table:table-cell>
          <table:table-cell table:number-columns-repeated="3"/>
        </table:table-row>
        <table:table-row table:style-name="ro1">
          <table:table-cell office:value-type="string">
            <text:p>10-15 19:18:00.838: WARN/iTesa(2187): </text:p>
          </table:table-cell>
          <table:table-cell office:value-type="float" office:value="12372712600000">
            <text:p>12372712600000</text:p>
          </table:table-cell>
          <table:table-cell office:value-type="float" office:value="25">
            <text:p>25</text:p>
          </table:table-cell>
          <table:table-cell table:formula="of:=([.B26]-[.B25])/1000000" office:value-type="float" office:value="54.22">
            <text:p>54.22</text:p>
          </table:table-cell>
          <table:table-cell table:number-columns-repeated="3"/>
        </table:table-row>
        <table:table-row table:style-name="ro1">
          <table:table-cell office:value-type="string">
            <text:p>10-15 19:18:00.838: WARN/iTesa(2187): </text:p>
          </table:table-cell>
          <table:table-cell office:value-type="float" office:value="12372765373000">
            <text:p>12372765373000</text:p>
          </table:table-cell>
          <table:table-cell office:value-type="float" office:value="26">
            <text:p>26</text:p>
          </table:table-cell>
          <table:table-cell table:formula="of:=([.B27]-[.B26])/1000000" office:value-type="float" office:value="52.773">
            <text:p>52.773</text:p>
          </table:table-cell>
          <table:table-cell table:number-columns-repeated="3"/>
        </table:table-row>
        <table:table-row table:style-name="ro1">
          <table:table-cell office:value-type="string">
            <text:p>10-15 19:18:00.895: WARN/iTesa(2187): </text:p>
          </table:table-cell>
          <table:table-cell office:value-type="float" office:value="12372819655000">
            <text:p>12372819655000</text:p>
          </table:table-cell>
          <table:table-cell office:value-type="float" office:value="27">
            <text:p>27</text:p>
          </table:table-cell>
          <table:table-cell table:formula="of:=([.B28]-[.B27])/1000000" office:value-type="float" office:value="54.282">
            <text:p>54.282</text:p>
          </table:table-cell>
          <table:table-cell table:number-columns-repeated="3"/>
        </table:table-row>
        <table:table-row table:style-name="ro1">
          <table:table-cell office:value-type="string">
            <text:p>10-15 19:18:00.999: WARN/iTesa(2187): </text:p>
          </table:table-cell>
          <table:table-cell office:value-type="float" office:value="12372873772000">
            <text:p>12372873772000</text:p>
          </table:table-cell>
          <table:table-cell office:value-type="float" office:value="28">
            <text:p>28</text:p>
          </table:table-cell>
          <table:table-cell table:formula="of:=([.B29]-[.B28])/1000000" office:value-type="float" office:value="54.117">
            <text:p>54.117</text:p>
          </table:table-cell>
          <table:table-cell table:number-columns-repeated="3"/>
        </table:table-row>
        <table:table-row table:style-name="ro1">
          <table:table-cell office:value-type="string">
            <text:p>10-15 19:18:00.999: WARN/iTesa(2187): </text:p>
          </table:table-cell>
          <table:table-cell office:value-type="float" office:value="12372926607000">
            <text:p>12372926607000</text:p>
          </table:table-cell>
          <table:table-cell office:value-type="float" office:value="29">
            <text:p>29</text:p>
          </table:table-cell>
          <table:table-cell table:formula="of:=([.B30]-[.B29])/1000000" office:value-type="float" office:value="52.835">
            <text:p>52.835</text:p>
          </table:table-cell>
          <table:table-cell table:number-columns-repeated="3"/>
        </table:table-row>
        <table:table-row table:style-name="ro1">
          <table:table-cell office:value-type="string">
            <text:p>10-15 19:18:01.055: WARN/iTesa(2187): </text:p>
          </table:table-cell>
          <table:table-cell office:value-type="float" office:value="12372980532000">
            <text:p>12372980532000</text:p>
          </table:table-cell>
          <table:table-cell office:value-type="float" office:value="30">
            <text:p>30</text:p>
          </table:table-cell>
          <table:table-cell table:formula="of:=([.B31]-[.B30])/1000000" office:value-type="float" office:value="53.925">
            <text:p>53.925</text:p>
          </table:table-cell>
          <table:table-cell table:number-columns-repeated="3"/>
        </table:table-row>
        <table:table-row table:style-name="ro1">
          <table:table-cell office:value-type="string">
            <text:p>10-15 19:18:01.155: WARN/iTesa(2187): </text:p>
          </table:table-cell>
          <table:table-cell office:value-type="float" office:value="12373034393000">
            <text:p>12373034393000</text:p>
          </table:table-cell>
          <table:table-cell office:value-type="float" office:value="31">
            <text:p>31</text:p>
          </table:table-cell>
          <table:table-cell table:formula="of:=([.B32]-[.B31])/1000000" office:value-type="float" office:value="53.861">
            <text:p>53.861</text:p>
          </table:table-cell>
          <table:table-cell table:number-columns-repeated="3"/>
        </table:table-row>
        <table:table-row table:style-name="ro1">
          <table:table-cell office:value-type="string">
            <text:p>10-15 19:18:01.155: WARN/iTesa(2187): </text:p>
          </table:table-cell>
          <table:table-cell office:value-type="float" office:value="12373087065000">
            <text:p>12373087065000</text:p>
          </table:table-cell>
          <table:table-cell office:value-type="float" office:value="32">
            <text:p>32</text:p>
          </table:table-cell>
          <table:table-cell table:formula="of:=([.B33]-[.B32])/1000000" office:value-type="float" office:value="52.672">
            <text:p>52.672</text:p>
          </table:table-cell>
          <table:table-cell table:number-columns-repeated="3"/>
        </table:table-row>
        <table:table-row table:style-name="ro1">
          <table:table-cell office:value-type="string">
            <text:p>10-15 19:18:01.215: WARN/iTesa(2187): </text:p>
          </table:table-cell>
          <table:table-cell office:value-type="float" office:value="12373141135000">
            <text:p>12373141135000</text:p>
          </table:table-cell>
          <table:table-cell office:value-type="float" office:value="33">
            <text:p>33</text:p>
          </table:table-cell>
          <table:table-cell table:formula="of:=([.B34]-[.B33])/1000000" office:value-type="float" office:value="54.07">
            <text:p>54.07</text:p>
          </table:table-cell>
          <table:table-cell table:number-columns-repeated="3"/>
        </table:table-row>
        <table:table-row table:style-name="ro1">
          <table:table-cell office:value-type="string">
            <text:p>10-15 19:18:01.315: WARN/iTesa(2187): </text:p>
          </table:table-cell>
          <table:table-cell office:value-type="float" office:value="12373194970000">
            <text:p>12373194970000</text:p>
          </table:table-cell>
          <table:table-cell office:value-type="float" office:value="34">
            <text:p>34</text:p>
          </table:table-cell>
          <table:table-cell table:formula="of:=([.B35]-[.B34])/1000000" office:value-type="float" office:value="53.835">
            <text:p>53.835</text:p>
          </table:table-cell>
          <table:table-cell table:number-columns-repeated="3"/>
        </table:table-row>
        <table:table-row table:style-name="ro1">
          <table:table-cell office:value-type="string">
            <text:p>10-15 19:18:01.315: WARN/iTesa(2187): </text:p>
          </table:table-cell>
          <table:table-cell office:value-type="float" office:value="12373247852000">
            <text:p>12373247852000</text:p>
          </table:table-cell>
          <table:table-cell office:value-type="float" office:value="35">
            <text:p>35</text:p>
          </table:table-cell>
          <table:table-cell table:formula="of:=([.B36]-[.B35])/1000000" office:value-type="float" office:value="52.882">
            <text:p>52.882</text:p>
          </table:table-cell>
          <table:table-cell table:number-columns-repeated="3"/>
        </table:table-row>
        <table:table-row table:style-name="ro1">
          <table:table-cell office:value-type="string">
            <text:p>10-15 19:18:01.375: WARN/iTesa(2187): </text:p>
          </table:table-cell>
          <table:table-cell office:value-type="float" office:value="12373302285000">
            <text:p>12373302285000</text:p>
          </table:table-cell>
          <table:table-cell office:value-type="float" office:value="36">
            <text:p>36</text:p>
          </table:table-cell>
          <table:table-cell table:formula="of:=([.B37]-[.B36])/1000000" office:value-type="float" office:value="54.433">
            <text:p>54.433</text:p>
          </table:table-cell>
          <table:table-cell table:number-columns-repeated="3"/>
        </table:table-row>
        <table:table-row table:style-name="ro1">
          <table:table-cell office:value-type="string">
            <text:p>10-15 19:18:01.515: WARN/iTesa(2187): </text:p>
          </table:table-cell>
          <table:table-cell office:value-type="float" office:value="12373357345000">
            <text:p>12373357345000</text:p>
          </table:table-cell>
          <table:table-cell office:value-type="float" office:value="37">
            <text:p>37</text:p>
          </table:table-cell>
          <table:table-cell table:formula="of:=([.B38]-[.B37])/1000000" office:value-type="float" office:value="55.06">
            <text:p>55.06</text:p>
          </table:table-cell>
          <table:table-cell table:number-columns-repeated="3"/>
        </table:table-row>
        <table:table-row table:style-name="ro1">
          <table:table-cell office:value-type="string">
            <text:p>10-15 19:18:01.515: WARN/iTesa(2187): </text:p>
          </table:table-cell>
          <table:table-cell office:value-type="float" office:value="12373421668000">
            <text:p>12373421668000</text:p>
          </table:table-cell>
          <table:table-cell office:value-type="float" office:value="38">
            <text:p>38</text:p>
          </table:table-cell>
          <table:table-cell table:formula="of:=([.B39]-[.B38])/1000000" office:value-type="float" office:value="64.323">
            <text:p>64.323</text:p>
          </table:table-cell>
          <table:table-cell table:number-columns-repeated="3"/>
        </table:table-row>
        <table:table-row table:style-name="ro1">
          <table:table-cell office:value-type="string">
            <text:p>10-15 19:18:01.557: WARN/iTesa(2187): </text:p>
          </table:table-cell>
          <table:table-cell office:value-type="float" office:value="12373485325000">
            <text:p>12373485325000</text:p>
          </table:table-cell>
          <table:table-cell office:value-type="float" office:value="39">
            <text:p>39</text:p>
          </table:table-cell>
          <table:table-cell table:formula="of:=([.B40]-[.B39])/1000000" office:value-type="float" office:value="63.657">
            <text:p>63.657</text:p>
          </table:table-cell>
          <table:table-cell table:number-columns-repeated="3"/>
        </table:table-row>
        <table:table-row table:style-name="ro1">
          <table:table-cell office:value-type="string">
            <text:p>10-15 19:18:01.665: WARN/iTesa(2187): </text:p>
          </table:table-cell>
          <table:table-cell office:value-type="float" office:value="12373540853000">
            <text:p>12373540853000</text:p>
          </table:table-cell>
          <table:table-cell office:value-type="float" office:value="40">
            <text:p>40</text:p>
          </table:table-cell>
          <table:table-cell table:formula="of:=([.B41]-[.B40])/1000000" office:value-type="float" office:value="55.528">
            <text:p>55.528</text:p>
          </table:table-cell>
          <table:table-cell table:number-columns-repeated="3"/>
        </table:table-row>
        <table:table-row table:style-name="ro1">
          <table:table-cell office:value-type="string">
            <text:p>10-15 19:18:01.665: WARN/iTesa(2187): </text:p>
          </table:table-cell>
          <table:table-cell office:value-type="float" office:value="12373594237000">
            <text:p>12373594237000</text:p>
          </table:table-cell>
          <table:table-cell office:value-type="float" office:value="41">
            <text:p>41</text:p>
          </table:table-cell>
          <table:table-cell table:formula="of:=([.B42]-[.B41])/1000000" office:value-type="float" office:value="53.384">
            <text:p>53.384</text:p>
          </table:table-cell>
          <table:table-cell table:number-columns-repeated="3"/>
        </table:table-row>
        <table:table-row table:style-name="ro1">
          <table:table-cell office:value-type="string">
            <text:p>10-15 19:18:01.725: WARN/iTesa(2187): </text:p>
          </table:table-cell>
          <table:table-cell office:value-type="float" office:value="12373649898000">
            <text:p>12373649898000</text:p>
          </table:table-cell>
          <table:table-cell office:value-type="float" office:value="42">
            <text:p>42</text:p>
          </table:table-cell>
          <table:table-cell table:formula="of:=([.B43]-[.B42])/1000000" office:value-type="float" office:value="55.661">
            <text:p>55.661</text:p>
          </table:table-cell>
          <table:table-cell table:number-columns-repeated="3"/>
        </table:table-row>
        <table:table-row table:style-name="ro1">
          <table:table-cell office:value-type="string">
            <text:p>10-15 19:18:01.835: WARN/iTesa(2187): </text:p>
          </table:table-cell>
          <table:table-cell office:value-type="float" office:value="12373707395000">
            <text:p>12373707395000</text:p>
          </table:table-cell>
          <table:table-cell office:value-type="float" office:value="43">
            <text:p>43</text:p>
          </table:table-cell>
          <table:table-cell table:formula="of:=([.B44]-[.B43])/1000000" office:value-type="float" office:value="57.497">
            <text:p>57.497</text:p>
          </table:table-cell>
          <table:table-cell table:number-columns-repeated="3"/>
        </table:table-row>
        <table:table-row table:style-name="ro1">
          <table:table-cell office:value-type="string">
            <text:p>10-15 19:18:01.835: WARN/iTesa(2187): </text:p>
          </table:table-cell>
          <table:table-cell office:value-type="float" office:value="12373762925000">
            <text:p>12373762925000</text:p>
          </table:table-cell>
          <table:table-cell office:value-type="float" office:value="44">
            <text:p>44</text:p>
          </table:table-cell>
          <table:table-cell table:formula="of:=([.B45]-[.B44])/1000000" office:value-type="float" office:value="55.53">
            <text:p>55.53</text:p>
          </table:table-cell>
          <table:table-cell table:number-columns-repeated="3"/>
        </table:table-row>
        <table:table-row table:style-name="ro1">
          <table:table-cell office:value-type="string">
            <text:p>10-15 19:18:01.965: WARN/iTesa(2187): </text:p>
          </table:table-cell>
          <table:table-cell office:value-type="float" office:value="12373820460000">
            <text:p>12373820460000</text:p>
          </table:table-cell>
          <table:table-cell office:value-type="float" office:value="45">
            <text:p>45</text:p>
          </table:table-cell>
          <table:table-cell table:formula="of:=([.B46]-[.B45])/1000000" office:value-type="float" office:value="57.535">
            <text:p>57.535</text:p>
          </table:table-cell>
          <table:table-cell table:number-columns-repeated="3"/>
        </table:table-row>
        <table:table-row table:style-name="ro1">
          <table:table-cell office:value-type="string">
            <text:p>10-15 19:18:01.975: WARN/iTesa(2187): </text:p>
          </table:table-cell>
          <table:table-cell office:value-type="float" office:value="12373873943000">
            <text:p>12373873943000</text:p>
          </table:table-cell>
          <table:table-cell office:value-type="float" office:value="46">
            <text:p>46</text:p>
          </table:table-cell>
          <table:table-cell table:formula="of:=([.B47]-[.B46])/1000000" office:value-type="float" office:value="53.483">
            <text:p>53.483</text:p>
          </table:table-cell>
          <table:table-cell table:number-columns-repeated="3"/>
        </table:table-row>
        <table:table-row table:style-name="ro1">
          <table:table-cell office:value-type="string">
            <text:p>10-15 19:18:02.057: WARN/iTesa(2187): </text:p>
          </table:table-cell>
          <table:table-cell office:value-type="float" office:value="12373931077000">
            <text:p>12373931077000</text:p>
          </table:table-cell>
          <table:table-cell office:value-type="float" office:value="47">
            <text:p>47</text:p>
          </table:table-cell>
          <table:table-cell table:formula="of:=([.B48]-[.B47])/1000000" office:value-type="float" office:value="57.134">
            <text:p>57.134</text:p>
          </table:table-cell>
          <table:table-cell table:number-columns-repeated="3"/>
        </table:table-row>
        <table:table-row table:style-name="ro1">
          <table:table-cell office:value-type="string">
            <text:p>10-15 19:18:02.165: WARN/iTesa(2187): </text:p>
          </table:table-cell>
          <table:table-cell office:value-type="float" office:value="12374039715000">
            <text:p>12374039715000</text:p>
          </table:table-cell>
          <table:table-cell office:value-type="float" office:value="48">
            <text:p>48</text:p>
          </table:table-cell>
          <table:table-cell table:formula="of:=([.B49]-[.B48])/1000000" office:value-type="float" office:value="108.638">
            <text:p>108.638</text:p>
          </table:table-cell>
          <table:table-cell table:number-columns-repeated="3"/>
        </table:table-row>
        <table:table-row table:style-name="ro1">
          <table:table-cell office:value-type="string">
            <text:p>10-15 19:18:02.165: WARN/iTesa(2187): </text:p>
          </table:table-cell>
          <table:table-cell office:value-type="float" office:value="12374093133000">
            <text:p>12374093133000</text:p>
          </table:table-cell>
          <table:table-cell office:value-type="float" office:value="49">
            <text:p>49</text:p>
          </table:table-cell>
          <table:table-cell table:formula="of:=([.B50]-[.B49])/1000000" office:value-type="float" office:value="53.418">
            <text:p>53.418</text:p>
          </table:table-cell>
          <table:table-cell table:number-columns-repeated="3"/>
        </table:table-row>
        <table:table-row table:style-name="ro1">
          <table:table-cell office:value-type="string">
            <text:p>10-15 19:18:02.225: WARN/iTesa(2187): </text:p>
          </table:table-cell>
          <table:table-cell office:value-type="float" office:value="12374148880000">
            <text:p>12374148880000</text:p>
          </table:table-cell>
          <table:table-cell office:value-type="float" office:value="50">
            <text:p>50</text:p>
          </table:table-cell>
          <table:table-cell table:formula="of:=([.B51]-[.B50])/1000000" office:value-type="float" office:value="55.747">
            <text:p>55.747</text:p>
          </table:table-cell>
          <table:table-cell table:number-columns-repeated="3"/>
        </table:table-row>
        <table:table-row table:style-name="ro1">
          <table:table-cell office:value-type="string">
            <text:p>10-15 19:18:02.330: WARN/iTesa(2187): </text:p>
          </table:table-cell>
          <table:table-cell office:value-type="float" office:value="12374204287000">
            <text:p>12374204287000</text:p>
          </table:table-cell>
          <table:table-cell office:value-type="float" office:value="51">
            <text:p>51</text:p>
          </table:table-cell>
          <table:table-cell table:formula="of:=([.B52]-[.B51])/1000000" office:value-type="float" office:value="55.407">
            <text:p>55.407</text:p>
          </table:table-cell>
          <table:table-cell table:number-columns-repeated="3"/>
        </table:table-row>
        <table:table-row table:style-name="ro1">
          <table:table-cell office:value-type="string">
            <text:p>10-15 19:18:02.330: WARN/iTesa(2187): </text:p>
          </table:table-cell>
          <table:table-cell office:value-type="float" office:value="12374257617000">
            <text:p>12374257617000</text:p>
          </table:table-cell>
          <table:table-cell office:value-type="float" office:value="52">
            <text:p>52</text:p>
          </table:table-cell>
          <table:table-cell table:formula="of:=([.B53]-[.B52])/1000000" office:value-type="float" office:value="53.33">
            <text:p>53.33</text:p>
          </table:table-cell>
          <table:table-cell table:number-columns-repeated="3"/>
        </table:table-row>
        <table:table-row table:style-name="ro1">
          <table:table-cell office:value-type="string">
            <text:p>10-15 19:18:02.386: WARN/iTesa(2187): </text:p>
          </table:table-cell>
          <table:table-cell office:value-type="float" office:value="12374313702000">
            <text:p>12374313702000</text:p>
          </table:table-cell>
          <table:table-cell office:value-type="float" office:value="53">
            <text:p>53</text:p>
          </table:table-cell>
          <table:table-cell table:formula="of:=([.B54]-[.B53])/1000000" office:value-type="float" office:value="56.085">
            <text:p>56.085</text:p>
          </table:table-cell>
          <table:table-cell table:number-columns-repeated="3"/>
        </table:table-row>
        <table:table-row table:style-name="ro1">
          <table:table-cell office:value-type="string">
            <text:p>10-15 19:18:02.495: WARN/iTesa(2187): </text:p>
          </table:table-cell>
          <table:table-cell office:value-type="float" office:value="12374374593000">
            <text:p>12374374593000</text:p>
          </table:table-cell>
          <table:table-cell office:value-type="float" office:value="54">
            <text:p>54</text:p>
          </table:table-cell>
          <table:table-cell table:formula="of:=([.B55]-[.B54])/1000000" office:value-type="float" office:value="60.891">
            <text:p>60.891</text:p>
          </table:table-cell>
          <table:table-cell table:number-columns-repeated="3"/>
        </table:table-row>
        <table:table-row table:style-name="ro1">
          <table:table-cell office:value-type="string">
            <text:p>10-15 19:18:02.505: WARN/iTesa(2187): </text:p>
          </table:table-cell>
          <table:table-cell office:value-type="float" office:value="12374428123000">
            <text:p>12374428123000</text:p>
          </table:table-cell>
          <table:table-cell office:value-type="float" office:value="55">
            <text:p>55</text:p>
          </table:table-cell>
          <table:table-cell table:formula="of:=([.B56]-[.B55])/1000000" office:value-type="float" office:value="53.53">
            <text:p>53.53</text:p>
          </table:table-cell>
          <table:table-cell table:number-columns-repeated="3"/>
        </table:table-row>
        <table:table-row table:style-name="ro1">
          <table:table-cell office:value-type="string">
            <text:p>10-15 19:18:02.555: WARN/iTesa(2187): </text:p>
          </table:table-cell>
          <table:table-cell office:value-type="float" office:value="12374484797000">
            <text:p>12374484797000</text:p>
          </table:table-cell>
          <table:table-cell office:value-type="float" office:value="56">
            <text:p>56</text:p>
          </table:table-cell>
          <table:table-cell table:formula="of:=([.B57]-[.B56])/1000000" office:value-type="float" office:value="56.674">
            <text:p>56.674</text:p>
          </table:table-cell>
          <table:table-cell table:number-columns-repeated="3"/>
        </table:table-row>
        <table:table-row table:style-name="ro1">
          <table:table-cell office:value-type="string">
            <text:p>10-15 19:18:02.667: WARN/iTesa(2187): </text:p>
          </table:table-cell>
          <table:table-cell office:value-type="float" office:value="12374540193000">
            <text:p>12374540193000</text:p>
          </table:table-cell>
          <table:table-cell office:value-type="float" office:value="57">
            <text:p>57</text:p>
          </table:table-cell>
          <table:table-cell table:formula="of:=([.B58]-[.B57])/1000000" office:value-type="float" office:value="55.396">
            <text:p>55.396</text:p>
          </table:table-cell>
          <table:table-cell table:number-columns-repeated="3"/>
        </table:table-row>
        <table:table-row table:style-name="ro1">
          <table:table-cell office:value-type="string">
            <text:p>10-15 19:18:02.667: WARN/iTesa(2187): </text:p>
          </table:table-cell>
          <table:table-cell office:value-type="float" office:value="12374594425000">
            <text:p>12374594425000</text:p>
          </table:table-cell>
          <table:table-cell office:value-type="float" office:value="58">
            <text:p>58</text:p>
          </table:table-cell>
          <table:table-cell table:formula="of:=([.B59]-[.B58])/1000000" office:value-type="float" office:value="54.232">
            <text:p>54.232</text:p>
          </table:table-cell>
          <table:table-cell table:number-columns-repeated="3"/>
        </table:table-row>
        <table:table-row table:style-name="ro1">
          <table:table-cell office:value-type="string">
            <text:p>10-15 19:18:02.725: WARN/iTesa(2187): </text:p>
          </table:table-cell>
          <table:table-cell office:value-type="float" office:value="12374650157000">
            <text:p>12374650157000</text:p>
          </table:table-cell>
          <table:table-cell office:value-type="float" office:value="59">
            <text:p>59</text:p>
          </table:table-cell>
          <table:table-cell table:formula="of:=([.B60]-[.B59])/1000000" office:value-type="float" office:value="55.732">
            <text:p>55.732</text:p>
          </table:table-cell>
          <table:table-cell table:number-columns-repeated="3"/>
        </table:table-row>
        <table:table-row table:style-name="ro1">
          <table:table-cell office:value-type="string">
            <text:p>10-15 19:18:02.835: WARN/iTesa(2187): </text:p>
          </table:table-cell>
          <table:table-cell office:value-type="float" office:value="12374705487000">
            <text:p>12374705487000</text:p>
          </table:table-cell>
          <table:table-cell office:value-type="float" office:value="60">
            <text:p>60</text:p>
          </table:table-cell>
          <table:table-cell table:formula="of:=([.B61]-[.B60])/1000000" office:value-type="float" office:value="55.33">
            <text:p>55.33</text:p>
          </table:table-cell>
          <table:table-cell table:number-columns-repeated="3"/>
        </table:table-row>
        <table:table-row table:style-name="ro1">
          <table:table-cell office:value-type="string">
            <text:p>10-15 19:18:02.835: WARN/iTesa(2187): </text:p>
          </table:table-cell>
          <table:table-cell office:value-type="float" office:value="12374758857000">
            <text:p>12374758857000</text:p>
          </table:table-cell>
          <table:table-cell office:value-type="float" office:value="61">
            <text:p>61</text:p>
          </table:table-cell>
          <table:table-cell table:formula="of:=([.B62]-[.B61])/1000000" office:value-type="float" office:value="53.37">
            <text:p>53.37</text:p>
          </table:table-cell>
          <table:table-cell table:number-columns-repeated="3"/>
        </table:table-row>
        <table:table-row table:style-name="ro1">
          <table:table-cell office:value-type="string">
            <text:p>10-15 19:18:02.975: WARN/iTesa(2187): </text:p>
          </table:table-cell>
          <table:table-cell office:value-type="float" office:value="12374814868000">
            <text:p>12374814868000</text:p>
          </table:table-cell>
          <table:table-cell office:value-type="float" office:value="62">
            <text:p>62</text:p>
          </table:table-cell>
          <table:table-cell table:formula="of:=([.B63]-[.B62])/1000000" office:value-type="float" office:value="56.011">
            <text:p>56.011</text:p>
          </table:table-cell>
          <table:table-cell table:number-columns-repeated="3"/>
        </table:table-row>
        <table:table-row table:style-name="ro1">
          <table:table-cell office:value-type="string">
            <text:p>10-15 19:18:02.975: WARN/iTesa(2187): </text:p>
          </table:table-cell>
          <table:table-cell office:value-type="float" office:value="12374872955000">
            <text:p>12374872955000</text:p>
          </table:table-cell>
          <table:table-cell office:value-type="float" office:value="63">
            <text:p>63</text:p>
          </table:table-cell>
          <table:table-cell table:formula="of:=([.B64]-[.B63])/1000000" office:value-type="float" office:value="58.087">
            <text:p>58.087</text:p>
          </table:table-cell>
          <table:table-cell table:number-columns-repeated="3"/>
        </table:table-row>
        <table:table-row table:style-name="ro1">
          <table:table-cell office:value-type="string">
            <text:p>10-15 19:18:03.005: WARN/iTesa(2187): </text:p>
          </table:table-cell>
          <table:table-cell office:value-type="float" office:value="12374931928000">
            <text:p>12374931928000</text:p>
          </table:table-cell>
          <table:table-cell office:value-type="float" office:value="64">
            <text:p>64</text:p>
          </table:table-cell>
          <table:table-cell table:formula="of:=([.B65]-[.B64])/1000000" office:value-type="float" office:value="58.973">
            <text:p>58.973</text:p>
          </table:table-cell>
          <table:table-cell table:number-columns-repeated="3"/>
        </table:table-row>
        <table:table-row table:style-name="ro1">
          <table:table-cell office:value-type="string">
            <text:p>10-15 19:18:03.125: WARN/iTesa(2187): </text:p>
          </table:table-cell>
          <table:table-cell office:value-type="float" office:value="12374987343000">
            <text:p>12374987343000</text:p>
          </table:table-cell>
          <table:table-cell office:value-type="float" office:value="65">
            <text:p>65</text:p>
          </table:table-cell>
          <table:table-cell table:formula="of:=([.B66]-[.B65])/1000000" office:value-type="float" office:value="55.415">
            <text:p>55.415</text:p>
          </table:table-cell>
          <table:table-cell table:number-columns-repeated="3"/>
        </table:table-row>
        <table:table-row table:style-name="ro1">
          <table:table-cell office:value-type="string">
            <text:p>10-15 19:18:03.125: WARN/iTesa(2187): </text:p>
          </table:table-cell>
          <table:table-cell office:value-type="float" office:value="12375050553000">
            <text:p>12375050553000</text:p>
          </table:table-cell>
          <table:table-cell office:value-type="float" office:value="66">
            <text:p>66</text:p>
          </table:table-cell>
          <table:table-cell table:formula="of:=([.B67]-[.B66])/1000000" office:value-type="float" office:value="63.21">
            <text:p>63.21</text:p>
          </table:table-cell>
          <table:table-cell table:number-columns-repeated="3"/>
        </table:table-row>
        <table:table-row table:style-name="ro1">
          <table:table-cell office:value-type="string">
            <text:p>10-15 19:18:03.175: WARN/iTesa(2187): </text:p>
          </table:table-cell>
          <table:table-cell office:value-type="float" office:value="12375106652000">
            <text:p>12375106652000</text:p>
          </table:table-cell>
          <table:table-cell office:value-type="float" office:value="67">
            <text:p>67</text:p>
          </table:table-cell>
          <table:table-cell table:formula="of:=([.B68]-[.B67])/1000000" office:value-type="float" office:value="56.099">
            <text:p>56.099</text:p>
          </table:table-cell>
          <table:table-cell table:number-columns-repeated="3"/>
        </table:table-row>
        <table:table-row table:style-name="ro1">
          <table:table-cell office:value-type="string">
            <text:p>10-15 19:18:03.288: WARN/iTesa(2187): </text:p>
          </table:table-cell>
          <table:table-cell office:value-type="float" office:value="12375164180000">
            <text:p>12375164180000</text:p>
          </table:table-cell>
          <table:table-cell office:value-type="float" office:value="68">
            <text:p>68</text:p>
          </table:table-cell>
          <table:table-cell table:formula="of:=([.B69]-[.B68])/1000000" office:value-type="float" office:value="57.528">
            <text:p>57.528</text:p>
          </table:table-cell>
          <table:table-cell table:number-columns-repeated="3"/>
        </table:table-row>
        <table:table-row table:style-name="ro1">
          <table:table-cell office:value-type="string">
            <text:p>10-15 19:18:03.288: WARN/iTesa(2187): </text:p>
          </table:table-cell>
          <table:table-cell office:value-type="float" office:value="12375217508000">
            <text:p>12375217508000</text:p>
          </table:table-cell>
          <table:table-cell office:value-type="float" office:value="69">
            <text:p>69</text:p>
          </table:table-cell>
          <table:table-cell table:formula="of:=([.B70]-[.B69])/1000000" office:value-type="float" office:value="53.328">
            <text:p>53.328</text:p>
          </table:table-cell>
          <table:table-cell table:number-columns-repeated="3"/>
        </table:table-row>
        <table:table-row table:style-name="ro1">
          <table:table-cell office:value-type="string">
            <text:p>10-15 19:18:03.345: WARN/iTesa(2187): </text:p>
          </table:table-cell>
          <table:table-cell office:value-type="float" office:value="12375273293000">
            <text:p>12375273293000</text:p>
          </table:table-cell>
          <table:table-cell office:value-type="float" office:value="70">
            <text:p>70</text:p>
          </table:table-cell>
          <table:table-cell table:formula="of:=([.B71]-[.B70])/1000000" office:value-type="float" office:value="55.785">
            <text:p>55.785</text:p>
          </table:table-cell>
          <table:table-cell table:number-columns-repeated="3"/>
        </table:table-row>
        <table:table-row table:style-name="ro1">
          <table:table-cell office:value-type="string">
            <text:p>10-15 19:18:03.465: WARN/iTesa(2187): </text:p>
          </table:table-cell>
          <table:table-cell office:value-type="float" office:value="12375328577000">
            <text:p>12375328577000</text:p>
          </table:table-cell>
          <table:table-cell office:value-type="float" office:value="71">
            <text:p>71</text:p>
          </table:table-cell>
          <table:table-cell table:formula="of:=([.B72]-[.B71])/1000000" office:value-type="float" office:value="55.284">
            <text:p>55.284</text:p>
          </table:table-cell>
          <table:table-cell table:number-columns-repeated="3"/>
        </table:table-row>
        <table:table-row table:style-name="ro1">
          <table:table-cell office:value-type="string">
            <text:p>10-15 19:18:03.475: WARN/iTesa(2187): </text:p>
          </table:table-cell>
          <table:table-cell office:value-type="float" office:value="12375382238000">
            <text:p>12375382238000</text:p>
          </table:table-cell>
          <table:table-cell office:value-type="float" office:value="72">
            <text:p>72</text:p>
          </table:table-cell>
          <table:table-cell table:formula="of:=([.B73]-[.B72])/1000000" office:value-type="float" office:value="53.661">
            <text:p>53.661</text:p>
          </table:table-cell>
          <table:table-cell table:number-columns-repeated="3"/>
        </table:table-row>
        <table:table-row table:style-name="ro1">
          <table:table-cell office:value-type="string">
            <text:p>10-15 19:18:03.516: WARN/iTesa(2187): </text:p>
          </table:table-cell>
          <table:table-cell office:value-type="float" office:value="12375443490000">
            <text:p>12375443490000</text:p>
          </table:table-cell>
          <table:table-cell office:value-type="float" office:value="73">
            <text:p>73</text:p>
          </table:table-cell>
          <table:table-cell table:formula="of:=([.B74]-[.B73])/1000000" office:value-type="float" office:value="61.252">
            <text:p>61.252</text:p>
          </table:table-cell>
          <table:table-cell table:number-columns-repeated="3"/>
        </table:table-row>
        <table:table-row table:style-name="ro1">
          <table:table-cell office:value-type="string">
            <text:p>10-15 19:18:03.625: WARN/iTesa(2187): </text:p>
          </table:table-cell>
          <table:table-cell office:value-type="float" office:value="12375498895000">
            <text:p>12375498895000</text:p>
          </table:table-cell>
          <table:table-cell office:value-type="float" office:value="74">
            <text:p>74</text:p>
          </table:table-cell>
          <table:table-cell table:formula="of:=([.B75]-[.B74])/1000000" office:value-type="float" office:value="55.405">
            <text:p>55.405</text:p>
          </table:table-cell>
          <table:table-cell table:number-columns-repeated="3"/>
        </table:table-row>
        <table:table-row table:style-name="ro1">
          <table:table-cell office:value-type="string">
            <text:p>10-15 19:18:03.625: WARN/iTesa(2187): </text:p>
          </table:table-cell>
          <table:table-cell office:value-type="float" office:value="12375552362000">
            <text:p>12375552362000</text:p>
          </table:table-cell>
          <table:table-cell office:value-type="float" office:value="75">
            <text:p>75</text:p>
          </table:table-cell>
          <table:table-cell table:formula="of:=([.B76]-[.B75])/1000000" office:value-type="float" office:value="53.467">
            <text:p>53.467</text:p>
          </table:table-cell>
          <table:table-cell table:number-columns-repeated="3"/>
        </table:table-row>
        <table:table-row table:style-name="ro1">
          <table:table-cell office:value-type="string">
            <text:p>10-15 19:18:03.675: WARN/iTesa(2187): </text:p>
          </table:table-cell>
          <table:table-cell office:value-type="float" office:value="12375608077000">
            <text:p>12375608077000</text:p>
          </table:table-cell>
          <table:table-cell office:value-type="float" office:value="76">
            <text:p>76</text:p>
          </table:table-cell>
          <table:table-cell table:formula="of:=([.B77]-[.B76])/1000000" office:value-type="float" office:value="55.715">
            <text:p>55.715</text:p>
          </table:table-cell>
          <table:table-cell table:number-columns-repeated="3"/>
        </table:table-row>
        <table:table-row table:style-name="ro1">
          <table:table-cell office:value-type="string">
            <text:p>10-15 19:18:03.795: WARN/iTesa(2187): </text:p>
          </table:table-cell>
          <table:table-cell office:value-type="float" office:value="12375665607000">
            <text:p>12375665607000</text:p>
          </table:table-cell>
          <table:table-cell office:value-type="float" office:value="77">
            <text:p>77</text:p>
          </table:table-cell>
          <table:table-cell table:formula="of:=([.B78]-[.B77])/1000000" office:value-type="float" office:value="57.53">
            <text:p>57.53</text:p>
          </table:table-cell>
          <table:table-cell table:number-columns-repeated="3"/>
        </table:table-row>
        <table:table-row table:style-name="ro1">
          <table:table-cell office:value-type="string">
            <text:p>10-15 19:18:03.795: WARN/iTesa(2187): </text:p>
          </table:table-cell>
          <table:table-cell office:value-type="float" office:value="12375721538000">
            <text:p>12375721538000</text:p>
          </table:table-cell>
          <table:table-cell office:value-type="float" office:value="78">
            <text:p>78</text:p>
          </table:table-cell>
          <table:table-cell table:formula="of:=([.B79]-[.B78])/1000000" office:value-type="float" office:value="55.931">
            <text:p>55.931</text:p>
          </table:table-cell>
          <table:table-cell table:number-columns-repeated="3"/>
        </table:table-row>
        <table:table-row table:style-name="ro1">
          <table:table-cell office:value-type="string">
            <text:p>10-15 19:18:03.850: WARN/iTesa(2187): </text:p>
          </table:table-cell>
          <table:table-cell office:value-type="float" office:value="12375777442000">
            <text:p>12375777442000</text:p>
          </table:table-cell>
          <table:table-cell office:value-type="float" office:value="79">
            <text:p>79</text:p>
          </table:table-cell>
          <table:table-cell table:formula="of:=([.B80]-[.B79])/1000000" office:value-type="float" office:value="55.904">
            <text:p>55.904</text:p>
          </table:table-cell>
          <table:table-cell table:number-columns-repeated="3"/>
        </table:table-row>
        <table:table-row table:style-name="ro1">
          <table:table-cell office:value-type="string">
            <text:p>10-15 19:18:03.965: WARN/iTesa(2187): </text:p>
          </table:table-cell>
          <table:table-cell office:value-type="float" office:value="12375832830000">
            <text:p>12375832830000</text:p>
          </table:table-cell>
          <table:table-cell office:value-type="float" office:value="80">
            <text:p>80</text:p>
          </table:table-cell>
          <table:table-cell table:formula="of:=([.B81]-[.B80])/1000000" office:value-type="float" office:value="55.388">
            <text:p>55.388</text:p>
          </table:table-cell>
          <table:table-cell table:number-columns-repeated="3"/>
        </table:table-row>
        <table:table-row table:style-name="ro1">
          <table:table-cell office:value-type="string">
            <text:p>10-15 19:18:03.965: WARN/iTesa(2187): </text:p>
          </table:table-cell>
          <table:table-cell office:value-type="float" office:value="12375886355000">
            <text:p>12375886355000</text:p>
          </table:table-cell>
          <table:table-cell office:value-type="float" office:value="81">
            <text:p>81</text:p>
          </table:table-cell>
          <table:table-cell table:formula="of:=([.B82]-[.B81])/1000000" office:value-type="float" office:value="53.525">
            <text:p>53.525</text:p>
          </table:table-cell>
          <table:table-cell table:number-columns-repeated="3"/>
        </table:table-row>
        <table:table-row table:style-name="ro1">
          <table:table-cell office:value-type="string">
            <text:p>10-15 19:18:04.069: WARN/iTesa(2187): </text:p>
          </table:table-cell>
          <table:table-cell office:value-type="float" office:value="12375943505000">
            <text:p>12375943505000</text:p>
          </table:table-cell>
          <table:table-cell office:value-type="float" office:value="82">
            <text:p>82</text:p>
          </table:table-cell>
          <table:table-cell table:formula="of:=([.B83]-[.B82])/1000000" office:value-type="float" office:value="57.15">
            <text:p>57.15</text:p>
          </table:table-cell>
          <table:table-cell table:number-columns-repeated="3"/>
        </table:table-row>
        <table:table-row table:style-name="ro1">
          <table:table-cell office:value-type="string">
            <text:p>10-15 19:18:04.069: WARN/iTesa(2187): </text:p>
          </table:table-cell>
          <table:table-cell office:value-type="float" office:value="12375996890000">
            <text:p>12375996890000</text:p>
          </table:table-cell>
          <table:table-cell office:value-type="float" office:value="83">
            <text:p>83</text:p>
          </table:table-cell>
          <table:table-cell table:formula="of:=([.B84]-[.B83])/1000000" office:value-type="float" office:value="53.385">
            <text:p>53.385</text:p>
          </table:table-cell>
          <table:table-cell table:number-columns-repeated="3"/>
        </table:table-row>
        <table:table-row table:style-name="ro1">
          <table:table-cell office:value-type="string">
            <text:p>10-15 19:18:04.175: WARN/iTesa(2187): </text:p>
          </table:table-cell>
          <table:table-cell office:value-type="float" office:value="12376052818000">
            <text:p>12376052818000</text:p>
          </table:table-cell>
          <table:table-cell office:value-type="float" office:value="84">
            <text:p>84</text:p>
          </table:table-cell>
          <table:table-cell table:formula="of:=([.B85]-[.B84])/1000000" office:value-type="float" office:value="55.928">
            <text:p>55.928</text:p>
          </table:table-cell>
          <table:table-cell table:number-columns-repeated="3"/>
        </table:table-row>
        <table:table-row table:style-name="ro1">
          <table:table-cell office:value-type="string">
            <text:p>10-15 19:18:04.175: WARN/iTesa(2187): </text:p>
          </table:table-cell>
          <table:table-cell office:value-type="float" office:value="12376106158000">
            <text:p>12376106158000</text:p>
          </table:table-cell>
          <table:table-cell office:value-type="float" office:value="85">
            <text:p>85</text:p>
          </table:table-cell>
          <table:table-cell table:formula="of:=([.B86]-[.B85])/1000000" office:value-type="float" office:value="53.34">
            <text:p>53.34</text:p>
          </table:table-cell>
          <table:table-cell table:number-columns-repeated="3"/>
        </table:table-row>
        <table:table-row table:style-name="ro1">
          <table:table-cell office:value-type="string">
            <text:p>10-15 19:18:04.235: WARN/iTesa(2187): </text:p>
          </table:table-cell>
          <table:table-cell office:value-type="float" office:value="12376161902000">
            <text:p>12376161902000</text:p>
          </table:table-cell>
          <table:table-cell office:value-type="float" office:value="86">
            <text:p>86</text:p>
          </table:table-cell>
          <table:table-cell table:formula="of:=([.B87]-[.B86])/1000000" office:value-type="float" office:value="55.744">
            <text:p>55.744</text:p>
          </table:table-cell>
          <table:table-cell table:number-columns-repeated="3"/>
        </table:table-row>
        <table:table-row table:style-name="ro1">
          <table:table-cell office:value-type="string">
            <text:p>10-15 19:18:04.345: WARN/iTesa(2187): </text:p>
          </table:table-cell>
          <table:table-cell office:value-type="float" office:value="12376217075000">
            <text:p>12376217075000</text:p>
          </table:table-cell>
          <table:table-cell office:value-type="float" office:value="87">
            <text:p>87</text:p>
          </table:table-cell>
          <table:table-cell table:formula="of:=([.B88]-[.B87])/1000000" office:value-type="float" office:value="55.173">
            <text:p>55.173</text:p>
          </table:table-cell>
          <table:table-cell table:number-columns-repeated="3"/>
        </table:table-row>
        <table:table-row table:style-name="ro1">
          <table:table-cell office:value-type="string">
            <text:p>10-15 19:18:04.345: WARN/iTesa(2187): </text:p>
          </table:table-cell>
          <table:table-cell office:value-type="float" office:value="12376270478000">
            <text:p>12376270478000</text:p>
          </table:table-cell>
          <table:table-cell office:value-type="float" office:value="88">
            <text:p>88</text:p>
          </table:table-cell>
          <table:table-cell table:formula="of:=([.B89]-[.B88])/1000000" office:value-type="float" office:value="53.403">
            <text:p>53.403</text:p>
          </table:table-cell>
          <table:table-cell table:number-columns-repeated="3"/>
        </table:table-row>
        <table:table-row table:style-name="ro1">
          <table:table-cell office:value-type="string">
            <text:p>10-15 19:18:04.465: WARN/iTesa(2187): </text:p>
          </table:table-cell>
          <table:table-cell office:value-type="float" office:value="12376386592000">
            <text:p>12376386592000</text:p>
          </table:table-cell>
          <table:table-cell office:value-type="float" office:value="89">
            <text:p>89</text:p>
          </table:table-cell>
          <table:table-cell table:formula="of:=([.B90]-[.B89])/1000000" office:value-type="float" office:value="116.114">
            <text:p>116.114</text:p>
          </table:table-cell>
          <table:table-cell table:number-columns-repeated="3"/>
        </table:table-row>
        <table:table-row table:style-name="ro1">
          <table:table-cell office:value-type="string">
            <text:p>10-15 19:18:04.569: WARN/iTesa(2187): </text:p>
          </table:table-cell>
          <table:table-cell office:value-type="float" office:value="12376443513000">
            <text:p>12376443513000</text:p>
          </table:table-cell>
          <table:table-cell office:value-type="float" office:value="90">
            <text:p>90</text:p>
          </table:table-cell>
          <table:table-cell table:formula="of:=([.B91]-[.B90])/1000000" office:value-type="float" office:value="56.921">
            <text:p>56.921</text:p>
          </table:table-cell>
          <table:table-cell table:number-columns-repeated="3"/>
        </table:table-row>
        <table:table-row table:style-name="ro1">
          <table:table-cell office:value-type="string">
            <text:p>10-15 19:18:04.569: WARN/iTesa(2187): </text:p>
          </table:table-cell>
          <table:table-cell office:value-type="float" office:value="12376496922000">
            <text:p>12376496922000</text:p>
          </table:table-cell>
          <table:table-cell office:value-type="float" office:value="91">
            <text:p>91</text:p>
          </table:table-cell>
          <table:table-cell table:formula="of:=([.B92]-[.B91])/1000000" office:value-type="float" office:value="53.409">
            <text:p>53.409</text:p>
          </table:table-cell>
          <table:table-cell table:number-columns-repeated="3"/>
        </table:table-row>
        <table:table-row table:style-name="ro1">
          <table:table-cell office:value-type="string">
            <text:p>10-15 19:18:04.625: WARN/iTesa(2187): </text:p>
          </table:table-cell>
          <table:table-cell office:value-type="float" office:value="12376552752000">
            <text:p>12376552752000</text:p>
          </table:table-cell>
          <table:table-cell office:value-type="float" office:value="92">
            <text:p>92</text:p>
          </table:table-cell>
          <table:table-cell table:formula="of:=([.B93]-[.B92])/1000000" office:value-type="float" office:value="55.83">
            <text:p>55.83</text:p>
          </table:table-cell>
          <table:table-cell table:number-columns-repeated="3"/>
        </table:table-row>
        <table:table-row table:style-name="ro1">
          <table:table-cell office:value-type="string">
            <text:p>10-15 19:18:04.735: WARN/iTesa(2187): </text:p>
          </table:table-cell>
          <table:table-cell office:value-type="float" office:value="12376607992000">
            <text:p>12376607992000</text:p>
          </table:table-cell>
          <table:table-cell office:value-type="float" office:value="93">
            <text:p>93</text:p>
          </table:table-cell>
          <table:table-cell table:formula="of:=([.B94]-[.B93])/1000000" office:value-type="float" office:value="55.24">
            <text:p>55.24</text:p>
          </table:table-cell>
          <table:table-cell table:number-columns-repeated="3"/>
        </table:table-row>
        <table:table-row table:style-name="ro1">
          <table:table-cell office:value-type="string">
            <text:p>10-15 19:18:04.735: WARN/iTesa(2187): </text:p>
          </table:table-cell>
          <table:table-cell office:value-type="float" office:value="12376661442000">
            <text:p>12376661442000</text:p>
          </table:table-cell>
          <table:table-cell office:value-type="float" office:value="94">
            <text:p>94</text:p>
          </table:table-cell>
          <table:table-cell table:formula="of:=([.B95]-[.B94])/1000000" office:value-type="float" office:value="53.45">
            <text:p>53.45</text:p>
          </table:table-cell>
          <table:table-cell table:number-columns-repeated="3"/>
        </table:table-row>
        <table:table-row table:style-name="ro1">
          <table:table-cell office:value-type="string">
            <text:p>10-15 19:18:04.789: WARN/iTesa(2187): </text:p>
          </table:table-cell>
          <table:table-cell office:value-type="float" office:value="12376717127000">
            <text:p>12376717127000</text:p>
          </table:table-cell>
          <table:table-cell office:value-type="float" office:value="95">
            <text:p>95</text:p>
          </table:table-cell>
          <table:table-cell table:formula="of:=([.B96]-[.B95])/1000000" office:value-type="float" office:value="55.685">
            <text:p>55.685</text:p>
          </table:table-cell>
          <table:table-cell table:number-columns-repeated="3"/>
        </table:table-row>
        <table:table-row table:style-name="ro1">
          <table:table-cell office:value-type="string">
            <text:p>10-15 19:18:04.895: WARN/iTesa(2187): </text:p>
          </table:table-cell>
          <table:table-cell office:value-type="float" office:value="12376773265000">
            <text:p>12376773265000</text:p>
          </table:table-cell>
          <table:table-cell office:value-type="float" office:value="96">
            <text:p>96</text:p>
          </table:table-cell>
          <table:table-cell table:formula="of:=([.B97]-[.B96])/1000000" office:value-type="float" office:value="56.138">
            <text:p>56.138</text:p>
          </table:table-cell>
          <table:table-cell table:number-columns-repeated="3"/>
        </table:table-row>
        <table:table-row table:style-name="ro1">
          <table:table-cell office:value-type="string">
            <text:p>10-15 19:18:04.895: WARN/iTesa(2187): </text:p>
          </table:table-cell>
          <table:table-cell office:value-type="float" office:value="12376826725000">
            <text:p>12376826725000</text:p>
          </table:table-cell>
          <table:table-cell office:value-type="float" office:value="97">
            <text:p>97</text:p>
          </table:table-cell>
          <table:table-cell table:formula="of:=([.B98]-[.B97])/1000000" office:value-type="float" office:value="53.46">
            <text:p>53.46</text:p>
          </table:table-cell>
          <table:table-cell table:number-columns-repeated="3"/>
        </table:table-row>
        <table:table-row table:style-name="ro1">
          <table:table-cell office:value-type="string">
            <text:p>10-15 19:18:05.016: WARN/iTesa(2187): </text:p>
          </table:table-cell>
          <table:table-cell office:value-type="float" office:value="12376882828000">
            <text:p>12376882828000</text:p>
          </table:table-cell>
          <table:table-cell office:value-type="float" office:value="98">
            <text:p>98</text:p>
          </table:table-cell>
          <table:table-cell table:formula="of:=([.B99]-[.B98])/1000000" office:value-type="float" office:value="56.103">
            <text:p>56.103</text:p>
          </table:table-cell>
          <table:table-cell table:number-columns-repeated="3"/>
        </table:table-row>
        <table:table-row table:style-name="ro1">
          <table:table-cell office:value-type="string">
            <text:p>10-15 19:18:05.016: WARN/iTesa(2187): </text:p>
          </table:table-cell>
          <table:table-cell office:value-type="float" office:value="12376944202000">
            <text:p>12376944202000</text:p>
          </table:table-cell>
          <table:table-cell office:value-type="float" office:value="99">
            <text:p>99</text:p>
          </table:table-cell>
          <table:table-cell table:formula="of:=([.B100]-[.B99])/1000000" office:value-type="float" office:value="61.374">
            <text:p>61.374</text:p>
          </table:table-cell>
          <table:table-cell table:number-columns-repeated="3"/>
        </table:table-row>
        <table:table-row table:style-name="ro1">
          <table:table-cell office:value-type="string">
            <text:p>10-15 19:18:05.126: WARN/iTesa(2187): </text:p>
          </table:table-cell>
          <table:table-cell office:value-type="float" office:value="12377000245000">
            <text:p>12377000245000</text:p>
          </table:table-cell>
          <table:table-cell office:value-type="float" office:value="100">
            <text:p>100</text:p>
          </table:table-cell>
          <table:table-cell table:formula="of:=([.B101]-[.B100])/1000000" office:value-type="float" office:value="56.043">
            <text:p>56.043</text:p>
          </table:table-cell>
          <table:table-cell table:number-columns-repeated="3"/>
        </table:table-row>
        <table:table-row table:style-name="ro1">
          <table:table-cell office:value-type="string">
            <text:p>10-15 19:18:05.126: WARN/iTesa(2187): </text:p>
          </table:table-cell>
          <table:table-cell office:value-type="float" office:value="12377053570000">
            <text:p>12377053570000</text:p>
          </table:table-cell>
          <table:table-cell office:value-type="float" office:value="101">
            <text:p>101</text:p>
          </table:table-cell>
          <table:table-cell table:formula="of:=([.B102]-[.B101])/1000000" office:value-type="float" office:value="53.325">
            <text:p>53.325</text:p>
          </table:table-cell>
          <table:table-cell table:number-columns-repeated="3"/>
        </table:table-row>
        <table:table-row table:style-name="ro1">
          <table:table-cell office:value-type="string">
            <text:p>10-15 19:18:05.235: WARN/iTesa(2187): </text:p>
          </table:table-cell>
          <table:table-cell office:value-type="float" office:value="12377109315000">
            <text:p>12377109315000</text:p>
          </table:table-cell>
          <table:table-cell office:value-type="float" office:value="102">
            <text:p>102</text:p>
          </table:table-cell>
          <table:table-cell table:formula="of:=([.B103]-[.B102])/1000000" office:value-type="float" office:value="55.745">
            <text:p>55.745</text:p>
          </table:table-cell>
          <table:table-cell table:number-columns-repeated="3"/>
        </table:table-row>
        <table:table-row table:style-name="ro1">
          <table:table-cell office:value-type="string">
            <text:p>10-15 19:18:05.235: WARN/iTesa(2187): </text:p>
          </table:table-cell>
          <table:table-cell office:value-type="float" office:value="12377163038000">
            <text:p>12377163038000</text:p>
          </table:table-cell>
          <table:table-cell office:value-type="float" office:value="103">
            <text:p>103</text:p>
          </table:table-cell>
          <table:table-cell table:formula="of:=([.B104]-[.B103])/1000000" office:value-type="float" office:value="53.723">
            <text:p>53.723</text:p>
          </table:table-cell>
          <table:table-cell table:number-columns-repeated="3"/>
        </table:table-row>
        <table:table-row table:style-name="ro1">
          <table:table-cell office:value-type="string">
            <text:p>10-15 19:18:05.295: WARN/iTesa(2187): </text:p>
          </table:table-cell>
          <table:table-cell office:value-type="float" office:value="12377220087000">
            <text:p>12377220087000</text:p>
          </table:table-cell>
          <table:table-cell office:value-type="float" office:value="104">
            <text:p>104</text:p>
          </table:table-cell>
          <table:table-cell table:formula="of:=([.B105]-[.B104])/1000000" office:value-type="float" office:value="57.049">
            <text:p>57.049</text:p>
          </table:table-cell>
          <table:table-cell table:number-columns-repeated="3"/>
        </table:table-row>
        <table:table-row table:style-name="ro1">
          <table:table-cell office:value-type="string">
            <text:p>10-15 19:18:05.405: WARN/iTesa(2187): </text:p>
          </table:table-cell>
          <table:table-cell office:value-type="float" office:value="12377275387000">
            <text:p>12377275387000</text:p>
          </table:table-cell>
          <table:table-cell office:value-type="float" office:value="105">
            <text:p>105</text:p>
          </table:table-cell>
          <table:table-cell table:formula="of:=([.B106]-[.B105])/1000000" office:value-type="float" office:value="55.3">
            <text:p>55.3</text:p>
          </table:table-cell>
          <table:table-cell table:number-columns-repeated="3"/>
        </table:table-row>
        <table:table-row table:style-name="ro1">
          <table:table-cell office:value-type="string">
            <text:p>10-15 19:18:05.405: WARN/iTesa(2187): </text:p>
          </table:table-cell>
          <table:table-cell office:value-type="float" office:value="12377328705000">
            <text:p>12377328705000</text:p>
          </table:table-cell>
          <table:table-cell office:value-type="float" office:value="106">
            <text:p>106</text:p>
          </table:table-cell>
          <table:table-cell table:formula="of:=([.B107]-[.B106])/1000000" office:value-type="float" office:value="53.318">
            <text:p>53.318</text:p>
          </table:table-cell>
          <table:table-cell table:number-columns-repeated="3"/>
        </table:table-row>
        <table:table-row table:style-name="ro1">
          <table:table-cell office:value-type="string">
            <text:p>10-15 19:18:05.516: WARN/iTesa(2187): </text:p>
          </table:table-cell>
          <table:table-cell office:value-type="float" office:value="12377384737000">
            <text:p>12377384737000</text:p>
          </table:table-cell>
          <table:table-cell office:value-type="float" office:value="107">
            <text:p>107</text:p>
          </table:table-cell>
          <table:table-cell table:formula="of:=([.B108]-[.B107])/1000000" office:value-type="float" office:value="56.032">
            <text:p>56.032</text:p>
          </table:table-cell>
          <table:table-cell table:number-columns-repeated="3"/>
        </table:table-row>
        <table:table-row table:style-name="ro1">
          <table:table-cell office:value-type="string">
            <text:p>10-15 19:18:05.516: WARN/iTesa(2187): </text:p>
          </table:table-cell>
          <table:table-cell office:value-type="float" office:value="12377443492000">
            <text:p>12377443492000</text:p>
          </table:table-cell>
          <table:table-cell office:value-type="float" office:value="108">
            <text:p>108</text:p>
          </table:table-cell>
          <table:table-cell table:formula="of:=([.B109]-[.B108])/1000000" office:value-type="float" office:value="58.755">
            <text:p>58.755</text:p>
          </table:table-cell>
          <table:table-cell table:number-columns-repeated="3"/>
        </table:table-row>
        <table:table-row table:style-name="ro1">
          <table:table-cell office:value-type="string">
            <text:p>10-15 19:18:05.575: WARN/iTesa(2187): </text:p>
          </table:table-cell>
          <table:table-cell office:value-type="float" office:value="12377499420000">
            <text:p>12377499420000</text:p>
          </table:table-cell>
          <table:table-cell office:value-type="float" office:value="109">
            <text:p>109</text:p>
          </table:table-cell>
          <table:table-cell table:formula="of:=([.B110]-[.B109])/1000000" office:value-type="float" office:value="55.928">
            <text:p>55.928</text:p>
          </table:table-cell>
          <table:table-cell table:number-columns-repeated="3"/>
        </table:table-row>
        <table:table-row table:style-name="ro1">
          <table:table-cell office:value-type="string">
            <text:p>10-15 19:18:05.685: WARN/iTesa(2187): </text:p>
          </table:table-cell>
          <table:table-cell office:value-type="float" office:value="12377555905000">
            <text:p>12377555905000</text:p>
          </table:table-cell>
          <table:table-cell office:value-type="float" office:value="110">
            <text:p>110</text:p>
          </table:table-cell>
          <table:table-cell table:formula="of:=([.B111]-[.B110])/1000000" office:value-type="float" office:value="56.485">
            <text:p>56.485</text:p>
          </table:table-cell>
          <table:table-cell table:number-columns-repeated="3"/>
        </table:table-row>
        <table:table-row table:style-name="ro1">
          <table:table-cell office:value-type="string">
            <text:p>10-15 19:18:05.685: WARN/iTesa(2187): </text:p>
          </table:table-cell>
          <table:table-cell office:value-type="float" office:value="12377609242000">
            <text:p>12377609242000</text:p>
          </table:table-cell>
          <table:table-cell office:value-type="float" office:value="111">
            <text:p>111</text:p>
          </table:table-cell>
          <table:table-cell table:formula="of:=([.B112]-[.B111])/1000000" office:value-type="float" office:value="53.337">
            <text:p>53.337</text:p>
          </table:table-cell>
          <table:table-cell table:number-columns-repeated="3"/>
        </table:table-row>
        <table:table-row table:style-name="ro1">
          <table:table-cell office:value-type="string">
            <text:p>10-15 19:18:05.735: WARN/iTesa(2187): </text:p>
          </table:table-cell>
          <table:table-cell office:value-type="float" office:value="12377665658000">
            <text:p>12377665658000</text:p>
          </table:table-cell>
          <table:table-cell office:value-type="float" office:value="112">
            <text:p>112</text:p>
          </table:table-cell>
          <table:table-cell table:formula="of:=([.B113]-[.B112])/1000000" office:value-type="float" office:value="56.416">
            <text:p>56.416</text:p>
          </table:table-cell>
          <table:table-cell table:number-columns-repeated="3"/>
        </table:table-row>
        <table:table-row table:style-name="ro1">
          <table:table-cell office:value-type="string">
            <text:p>10-15 19:18:05.845: WARN/iTesa(2187): </text:p>
          </table:table-cell>
          <table:table-cell office:value-type="float" office:value="12377723930000">
            <text:p>12377723930000</text:p>
          </table:table-cell>
          <table:table-cell office:value-type="float" office:value="113">
            <text:p>113</text:p>
          </table:table-cell>
          <table:table-cell table:formula="of:=([.B114]-[.B113])/1000000" office:value-type="float" office:value="58.272">
            <text:p>58.272</text:p>
          </table:table-cell>
          <table:table-cell table:number-columns-repeated="3"/>
        </table:table-row>
        <table:table-row table:style-name="ro1">
          <table:table-cell office:value-type="string">
            <text:p>10-15 19:18:05.845: WARN/iTesa(2187): </text:p>
          </table:table-cell>
          <table:table-cell office:value-type="float" office:value="12377777527000">
            <text:p>12377777527000</text:p>
          </table:table-cell>
          <table:table-cell office:value-type="float" office:value="114">
            <text:p>114</text:p>
          </table:table-cell>
          <table:table-cell table:formula="of:=([.B115]-[.B114])/1000000" office:value-type="float" office:value="53.597">
            <text:p>53.597</text:p>
          </table:table-cell>
          <table:table-cell table:number-columns-repeated="3"/>
        </table:table-row>
        <table:table-row table:style-name="ro1">
          <table:table-cell office:value-type="string">
            <text:p>10-15 19:18:05.975: WARN/iTesa(2187): </text:p>
          </table:table-cell>
          <table:table-cell office:value-type="float" office:value="12377833768000">
            <text:p>12377833768000</text:p>
          </table:table-cell>
          <table:table-cell office:value-type="float" office:value="115">
            <text:p>115</text:p>
          </table:table-cell>
          <table:table-cell table:formula="of:=([.B116]-[.B115])/1000000" office:value-type="float" office:value="56.241">
            <text:p>56.241</text:p>
          </table:table-cell>
          <table:table-cell table:number-columns-repeated="3"/>
        </table:table-row>
        <table:table-row table:style-name="ro1">
          <table:table-cell office:value-type="string">
            <text:p>10-15 19:18:05.975: WARN/iTesa(2187): </text:p>
          </table:table-cell>
          <table:table-cell office:value-type="float" office:value="12377887342000">
            <text:p>12377887342000</text:p>
          </table:table-cell>
          <table:table-cell office:value-type="float" office:value="116">
            <text:p>116</text:p>
          </table:table-cell>
          <table:table-cell table:formula="of:=([.B117]-[.B116])/1000000" office:value-type="float" office:value="53.574">
            <text:p>53.574</text:p>
          </table:table-cell>
          <table:table-cell table:number-columns-repeated="3"/>
        </table:table-row>
        <table:table-row table:style-name="ro1">
          <table:table-cell office:value-type="string">
            <text:p>10-15 19:18:06.015: WARN/iTesa(2187): </text:p>
          </table:table-cell>
          <table:table-cell office:value-type="float" office:value="12377943817000">
            <text:p>12377943817000</text:p>
          </table:table-cell>
          <table:table-cell office:value-type="float" office:value="117">
            <text:p>117</text:p>
          </table:table-cell>
          <table:table-cell table:formula="of:=([.B118]-[.B117])/1000000" office:value-type="float" office:value="56.475">
            <text:p>56.475</text:p>
          </table:table-cell>
          <table:table-cell table:number-columns-repeated="3"/>
        </table:table-row>
        <table:table-row table:style-name="ro1">
          <table:table-cell office:value-type="string">
            <text:p>10-15 19:18:06.125: WARN/iTesa(2187): </text:p>
          </table:table-cell>
          <table:table-cell office:value-type="float" office:value="12377999247000">
            <text:p>12377999247000</text:p>
          </table:table-cell>
          <table:table-cell office:value-type="float" office:value="118">
            <text:p>118</text:p>
          </table:table-cell>
          <table:table-cell table:formula="of:=([.B119]-[.B118])/1000000" office:value-type="float" office:value="55.43">
            <text:p>55.43</text:p>
          </table:table-cell>
          <table:table-cell table:number-columns-repeated="3"/>
        </table:table-row>
        <table:table-row table:style-name="ro1">
          <table:table-cell office:value-type="string">
            <text:p>10-15 19:18:06.125: WARN/iTesa(2187): </text:p>
          </table:table-cell>
          <table:table-cell office:value-type="float" office:value="12378052715000">
            <text:p>12378052715000</text:p>
          </table:table-cell>
          <table:table-cell office:value-type="float" office:value="119">
            <text:p>119</text:p>
          </table:table-cell>
          <table:table-cell table:formula="of:=([.B120]-[.B119])/1000000" office:value-type="float" office:value="53.468">
            <text:p>53.468</text:p>
          </table:table-cell>
          <table:table-cell table:number-columns-repeated="3"/>
        </table:table-row>
        <table:table-row table:style-name="ro1">
          <table:table-cell office:value-type="string">
            <text:p>10-15 19:18:06.185: WARN/iTesa(2187): </text:p>
          </table:table-cell>
          <table:table-cell office:value-type="float" office:value="12378108445000">
            <text:p>12378108445000</text:p>
          </table:table-cell>
          <table:table-cell office:value-type="float" office:value="120">
            <text:p>120</text:p>
          </table:table-cell>
          <table:table-cell table:formula="of:=([.B121]-[.B120])/1000000" office:value-type="float" office:value="55.73">
            <text:p>55.73</text:p>
          </table:table-cell>
          <table:table-cell table:number-columns-repeated="3"/>
        </table:table-row>
        <table:table-row table:style-name="ro1">
          <table:table-cell office:value-type="string">
            <text:p>10-15 19:18:06.289: WARN/iTesa(2187): </text:p>
          </table:table-cell>
          <table:table-cell office:value-type="float" office:value="12378163790000">
            <text:p>12378163790000</text:p>
          </table:table-cell>
          <table:table-cell office:value-type="float" office:value="121">
            <text:p>121</text:p>
          </table:table-cell>
          <table:table-cell table:formula="of:=([.B122]-[.B121])/1000000" office:value-type="float" office:value="55.345">
            <text:p>55.345</text:p>
          </table:table-cell>
          <table:table-cell table:number-columns-repeated="3"/>
        </table:table-row>
        <table:table-row table:style-name="ro1">
          <table:table-cell office:value-type="string">
            <text:p>10-15 19:18:06.289: WARN/iTesa(2187): </text:p>
          </table:table-cell>
          <table:table-cell office:value-type="float" office:value="12378217185000">
            <text:p>12378217185000</text:p>
          </table:table-cell>
          <table:table-cell office:value-type="float" office:value="122">
            <text:p>122</text:p>
          </table:table-cell>
          <table:table-cell table:formula="of:=([.B123]-[.B122])/1000000" office:value-type="float" office:value="53.395">
            <text:p>53.395</text:p>
          </table:table-cell>
          <table:table-cell table:number-columns-repeated="3"/>
        </table:table-row>
        <table:table-row table:style-name="ro1">
          <table:table-cell office:value-type="string">
            <text:p>10-15 19:18:06.345: WARN/iTesa(2187): </text:p>
          </table:table-cell>
          <table:table-cell office:value-type="float" office:value="12378272908000">
            <text:p>12378272908000</text:p>
          </table:table-cell>
          <table:table-cell office:value-type="float" office:value="123">
            <text:p>123</text:p>
          </table:table-cell>
          <table:table-cell table:formula="of:=([.B124]-[.B123])/1000000" office:value-type="float" office:value="55.723">
            <text:p>55.723</text:p>
          </table:table-cell>
          <table:table-cell table:number-columns-repeated="3"/>
        </table:table-row>
        <table:table-row table:style-name="ro1">
          <table:table-cell office:value-type="string">
            <text:p>10-15 19:18:06.465: WARN/iTesa(2187): </text:p>
          </table:table-cell>
          <table:table-cell office:value-type="float" office:value="12378328155000">
            <text:p>12378328155000</text:p>
          </table:table-cell>
          <table:table-cell office:value-type="float" office:value="124">
            <text:p>124</text:p>
          </table:table-cell>
          <table:table-cell table:formula="of:=([.B125]-[.B124])/1000000" office:value-type="float" office:value="55.247">
            <text:p>55.247</text:p>
          </table:table-cell>
          <table:table-cell table:number-columns-repeated="3"/>
        </table:table-row>
        <table:table-row table:style-name="ro1">
          <table:table-cell office:value-type="string">
            <text:p>10-15 19:18:06.465: WARN/iTesa(2187): </text:p>
          </table:table-cell>
          <table:table-cell office:value-type="float" office:value="12378390567000">
            <text:p>12378390567000</text:p>
          </table:table-cell>
          <table:table-cell office:value-type="float" office:value="125">
            <text:p>125</text:p>
          </table:table-cell>
          <table:table-cell table:formula="of:=([.B126]-[.B125])/1000000" office:value-type="float" office:value="62.412">
            <text:p>62.412</text:p>
          </table:table-cell>
          <table:table-cell table:number-columns-repeated="3"/>
        </table:table-row>
        <table:table-row table:style-name="ro1">
          <table:table-cell office:value-type="string">
            <text:p>10-15 19:18:06.517: WARN/iTesa(2187): </text:p>
          </table:table-cell>
          <table:table-cell office:value-type="float" office:value="12378445317000">
            <text:p>12378445317000</text:p>
          </table:table-cell>
          <table:table-cell office:value-type="float" office:value="126">
            <text:p>126</text:p>
          </table:table-cell>
          <table:table-cell table:formula="of:=([.B127]-[.B126])/1000000" office:value-type="float" office:value="54.75">
            <text:p>54.75</text:p>
          </table:table-cell>
          <table:table-cell table:number-columns-repeated="3"/>
        </table:table-row>
        <table:table-row table:style-name="ro1">
          <table:table-cell office:value-type="string">
            <text:p>10-15 19:18:06.627: WARN/iTesa(2187): </text:p>
          </table:table-cell>
          <table:table-cell office:value-type="float" office:value="12378501540000">
            <text:p>12378501540000</text:p>
          </table:table-cell>
          <table:table-cell office:value-type="float" office:value="127">
            <text:p>127</text:p>
          </table:table-cell>
          <table:table-cell table:formula="of:=([.B128]-[.B127])/1000000" office:value-type="float" office:value="56.223">
            <text:p>56.223</text:p>
          </table:table-cell>
          <table:table-cell table:number-columns-repeated="3"/>
        </table:table-row>
        <table:table-row table:style-name="ro1">
          <table:table-cell office:value-type="string">
            <text:p>10-15 19:18:06.627: WARN/iTesa(2187): </text:p>
          </table:table-cell>
          <table:table-cell office:value-type="float" office:value="12378554905000">
            <text:p>12378554905000</text:p>
          </table:table-cell>
          <table:table-cell office:value-type="float" office:value="128">
            <text:p>128</text:p>
          </table:table-cell>
          <table:table-cell table:formula="of:=([.B129]-[.B128])/1000000" office:value-type="float" office:value="53.365">
            <text:p>53.365</text:p>
          </table:table-cell>
          <table:table-cell table:number-columns-repeated="3"/>
        </table:table-row>
        <table:table-row table:style-name="ro1">
          <table:table-cell office:value-type="string">
            <text:p>10-15 19:18:06.685: WARN/iTesa(2187): </text:p>
          </table:table-cell>
          <table:table-cell office:value-type="float" office:value="12378610690000">
            <text:p>12378610690000</text:p>
          </table:table-cell>
          <table:table-cell office:value-type="float" office:value="129">
            <text:p>129</text:p>
          </table:table-cell>
          <table:table-cell table:formula="of:=([.B130]-[.B129])/1000000" office:value-type="float" office:value="55.785">
            <text:p>55.785</text:p>
          </table:table-cell>
          <table:table-cell table:number-columns-repeated="3"/>
        </table:table-row>
        <table:table-row table:style-name="ro1">
          <table:table-cell office:value-type="string">
            <text:p>10-15 19:18:06.795: WARN/iTesa(2187): </text:p>
          </table:table-cell>
          <table:table-cell office:value-type="float" office:value="12378668107000">
            <text:p>12378668107000</text:p>
          </table:table-cell>
          <table:table-cell office:value-type="float" office:value="130">
            <text:p>130</text:p>
          </table:table-cell>
          <table:table-cell table:formula="of:=([.B131]-[.B130])/1000000" office:value-type="float" office:value="57.417">
            <text:p>57.417</text:p>
          </table:table-cell>
          <table:table-cell table:number-columns-repeated="3"/>
        </table:table-row>
        <table:table-row table:style-name="ro1">
          <table:table-cell office:value-type="string">
            <text:p>10-15 19:18:06.795: WARN/iTesa(2187): </text:p>
          </table:table-cell>
          <table:table-cell office:value-type="float" office:value="12378721958000">
            <text:p>12378721958000</text:p>
          </table:table-cell>
          <table:table-cell office:value-type="float" office:value="131">
            <text:p>131</text:p>
          </table:table-cell>
          <table:table-cell table:formula="of:=([.B132]-[.B131])/1000000" office:value-type="float" office:value="53.851">
            <text:p>53.851</text:p>
          </table:table-cell>
          <table:table-cell table:number-columns-repeated="3"/>
        </table:table-row>
        <table:table-row table:style-name="ro1">
          <table:table-cell office:value-type="string">
            <text:p>10-15 19:18:06.855: WARN/iTesa(2187): </text:p>
          </table:table-cell>
          <table:table-cell office:value-type="float" office:value="12378778872000">
            <text:p>12378778872000</text:p>
          </table:table-cell>
          <table:table-cell office:value-type="float" office:value="132">
            <text:p>132</text:p>
          </table:table-cell>
          <table:table-cell table:formula="of:=([.B133]-[.B132])/1000000" office:value-type="float" office:value="56.914">
            <text:p>56.914</text:p>
          </table:table-cell>
          <table:table-cell table:number-columns-repeated="3"/>
        </table:table-row>
        <table:table-row table:style-name="ro1">
          <table:table-cell office:value-type="string">
            <text:p>10-15 19:18:06.975: WARN/iTesa(2187): </text:p>
          </table:table-cell>
          <table:table-cell office:value-type="float" office:value="12378834270000">
            <text:p>12378834270000</text:p>
          </table:table-cell>
          <table:table-cell office:value-type="float" office:value="133">
            <text:p>133</text:p>
          </table:table-cell>
          <table:table-cell table:formula="of:=([.B134]-[.B133])/1000000" office:value-type="float" office:value="55.398">
            <text:p>55.398</text:p>
          </table:table-cell>
          <table:table-cell table:number-columns-repeated="3"/>
        </table:table-row>
        <table:table-row table:style-name="ro1">
          <table:table-cell office:value-type="string">
            <text:p>10-15 19:18:06.975: WARN/iTesa(2187): </text:p>
          </table:table-cell>
          <table:table-cell office:value-type="float" office:value="12378887788000">
            <text:p>12378887788000</text:p>
          </table:table-cell>
          <table:table-cell office:value-type="float" office:value="134">
            <text:p>134</text:p>
          </table:table-cell>
          <table:table-cell table:formula="of:=([.B135]-[.B134])/1000000" office:value-type="float" office:value="53.518">
            <text:p>53.518</text:p>
          </table:table-cell>
          <table:table-cell table:number-columns-repeated="3"/>
        </table:table-row>
        <table:table-row table:style-name="ro1">
          <table:table-cell office:value-type="string">
            <text:p>10-15 19:18:07.069: WARN/iTesa(2187): </text:p>
          </table:table-cell>
          <table:table-cell office:value-type="float" office:value="12378943482000">
            <text:p>12378943482000</text:p>
          </table:table-cell>
          <table:table-cell office:value-type="float" office:value="135">
            <text:p>135</text:p>
          </table:table-cell>
          <table:table-cell table:formula="of:=([.B136]-[.B135])/1000000" office:value-type="float" office:value="55.694">
            <text:p>55.694</text:p>
          </table:table-cell>
          <table:table-cell table:number-columns-repeated="3"/>
        </table:table-row>
        <table:table-row table:style-name="ro1">
          <table:table-cell office:value-type="string">
            <text:p>10-15 19:18:07.069: WARN/iTesa(2187): </text:p>
          </table:table-cell>
          <table:table-cell office:value-type="float" office:value="12378996878000">
            <text:p>12378996878000</text:p>
          </table:table-cell>
          <table:table-cell office:value-type="float" office:value="136">
            <text:p>136</text:p>
          </table:table-cell>
          <table:table-cell table:formula="of:=([.B137]-[.B136])/1000000" office:value-type="float" office:value="53.396">
            <text:p>53.396</text:p>
          </table:table-cell>
          <table:table-cell table:number-columns-repeated="3"/>
        </table:table-row>
        <table:table-row table:style-name="ro1">
          <table:table-cell office:value-type="string">
            <text:p>10-15 19:18:07.125: WARN/iTesa(2187): </text:p>
          </table:table-cell>
          <table:table-cell office:value-type="float" office:value="12379052795000">
            <text:p>12379052795000</text:p>
          </table:table-cell>
          <table:table-cell office:value-type="float" office:value="137">
            <text:p>137</text:p>
          </table:table-cell>
          <table:table-cell table:formula="of:=([.B138]-[.B137])/1000000" office:value-type="float" office:value="55.917">
            <text:p>55.917</text:p>
          </table:table-cell>
          <table:table-cell table:number-columns-repeated="3"/>
        </table:table-row>
        <table:table-row table:style-name="ro1">
          <table:table-cell office:value-type="string">
            <text:p>10-15 19:18:07.235: WARN/iTesa(2187): </text:p>
          </table:table-cell>
          <table:table-cell office:value-type="float" office:value="12379108033000">
            <text:p>12379108033000</text:p>
          </table:table-cell>
          <table:table-cell office:value-type="float" office:value="138">
            <text:p>138</text:p>
          </table:table-cell>
          <table:table-cell table:formula="of:=([.B139]-[.B138])/1000000" office:value-type="float" office:value="55.238">
            <text:p>55.238</text:p>
          </table:table-cell>
          <table:table-cell table:number-columns-repeated="3"/>
        </table:table-row>
        <table:table-row table:style-name="ro1">
          <table:table-cell office:value-type="string">
            <text:p>10-15 19:18:07.235: WARN/iTesa(2187): </text:p>
          </table:table-cell>
          <table:table-cell office:value-type="float" office:value="12379161435000">
            <text:p>12379161435000</text:p>
          </table:table-cell>
          <table:table-cell office:value-type="float" office:value="139">
            <text:p>139</text:p>
          </table:table-cell>
          <table:table-cell table:formula="of:=([.B140]-[.B139])/1000000" office:value-type="float" office:value="53.402">
            <text:p>53.402</text:p>
          </table:table-cell>
          <table:table-cell table:number-columns-repeated="3"/>
        </table:table-row>
        <table:table-row table:style-name="ro1">
          <table:table-cell office:value-type="string">
            <text:p>10-15 19:18:07.289: WARN/iTesa(2187): </text:p>
          </table:table-cell>
          <table:table-cell office:value-type="float" office:value="12379217402000">
            <text:p>12379217402000</text:p>
          </table:table-cell>
          <table:table-cell office:value-type="float" office:value="140">
            <text:p>140</text:p>
          </table:table-cell>
          <table:table-cell table:formula="of:=([.B141]-[.B140])/1000000" office:value-type="float" office:value="55.967">
            <text:p>55.967</text:p>
          </table:table-cell>
          <table:table-cell table:number-columns-repeated="3"/>
        </table:table-row>
        <table:table-row table:style-name="ro1">
          <table:table-cell office:value-type="string">
            <text:p>10-15 19:18:07.398: WARN/iTesa(2187): </text:p>
          </table:table-cell>
          <table:table-cell office:value-type="float" office:value="12379272717000">
            <text:p>12379272717000</text:p>
          </table:table-cell>
          <table:table-cell office:value-type="float" office:value="141">
            <text:p>141</text:p>
          </table:table-cell>
          <table:table-cell table:formula="of:=([.B142]-[.B141])/1000000" office:value-type="float" office:value="55.315">
            <text:p>55.315</text:p>
          </table:table-cell>
          <table:table-cell table:number-columns-repeated="3"/>
        </table:table-row>
        <table:table-row table:style-name="ro1">
          <table:table-cell office:value-type="string">
            <text:p>10-15 19:18:07.398: WARN/iTesa(2187): </text:p>
          </table:table-cell>
          <table:table-cell office:value-type="float" office:value="12379326062000">
            <text:p>12379326062000</text:p>
          </table:table-cell>
          <table:table-cell office:value-type="float" office:value="142">
            <text:p>142</text:p>
          </table:table-cell>
          <table:table-cell table:formula="of:=([.B143]-[.B142])/1000000" office:value-type="float" office:value="53.345">
            <text:p>53.345</text:p>
          </table:table-cell>
          <table:table-cell table:number-columns-repeated="3"/>
        </table:table-row>
        <table:table-row table:style-name="ro1">
          <table:table-cell office:value-type="string">
            <text:p>10-15 19:18:07.475: WARN/iTesa(2187): </text:p>
          </table:table-cell>
          <table:table-cell office:value-type="float" office:value="12379381873000">
            <text:p>12379381873000</text:p>
          </table:table-cell>
          <table:table-cell office:value-type="float" office:value="143">
            <text:p>143</text:p>
          </table:table-cell>
          <table:table-cell table:formula="of:=([.B144]-[.B143])/1000000" office:value-type="float" office:value="55.811">
            <text:p>55.811</text:p>
          </table:table-cell>
          <table:table-cell table:number-columns-repeated="3"/>
        </table:table-row>
        <table:table-row table:style-name="ro1">
          <table:table-cell office:value-type="string">
            <text:p>10-15 19:18:07.625: WARN/iTesa(2187): </text:p>
          </table:table-cell>
          <table:table-cell office:value-type="float" office:value="12379443518000">
            <text:p>12379443518000</text:p>
          </table:table-cell>
          <table:table-cell office:value-type="float" office:value="144">
            <text:p>144</text:p>
          </table:table-cell>
          <table:table-cell table:formula="of:=([.B145]-[.B144])/1000000" office:value-type="float" office:value="61.645">
            <text:p>61.645</text:p>
          </table:table-cell>
          <table:table-cell table:number-columns-repeated="3"/>
        </table:table-row>
        <table:table-row table:style-name="ro1">
          <table:table-cell office:value-type="string">
            <text:p>10-15 19:18:07.625: WARN/iTesa(2187): </text:p>
          </table:table-cell>
          <table:table-cell office:value-type="float" office:value="12379496878000">
            <text:p>12379496878000</text:p>
          </table:table-cell>
          <table:table-cell office:value-type="float" office:value="145">
            <text:p>145</text:p>
          </table:table-cell>
          <table:table-cell table:formula="of:=([.B146]-[.B145])/1000000" office:value-type="float" office:value="53.36">
            <text:p>53.36</text:p>
          </table:table-cell>
          <table:table-cell table:number-columns-repeated="3"/>
        </table:table-row>
        <table:table-row table:style-name="ro1">
          <table:table-cell office:value-type="string">
            <text:p>10-15 19:18:07.625: WARN/iTesa(2187): </text:p>
          </table:table-cell>
          <table:table-cell office:value-type="float" office:value="12379550267000">
            <text:p>12379550267000</text:p>
          </table:table-cell>
          <table:table-cell office:value-type="float" office:value="146">
            <text:p>146</text:p>
          </table:table-cell>
          <table:table-cell table:formula="of:=([.B147]-[.B146])/1000000" office:value-type="float" office:value="53.389">
            <text:p>53.389</text:p>
          </table:table-cell>
          <table:table-cell table:number-columns-repeated="3"/>
        </table:table-row>
        <table:table-row table:style-name="ro1">
          <table:table-cell office:value-type="string">
            <text:p>10-15 19:18:07.675: WARN/iTesa(2187): </text:p>
          </table:table-cell>
          <table:table-cell office:value-type="float" office:value="12379606033000">
            <text:p>12379606033000</text:p>
          </table:table-cell>
          <table:table-cell office:value-type="float" office:value="147">
            <text:p>147</text:p>
          </table:table-cell>
          <table:table-cell table:formula="of:=([.B148]-[.B147])/1000000" office:value-type="float" office:value="55.766">
            <text:p>55.766</text:p>
          </table:table-cell>
          <table:table-cell table:number-columns-repeated="3"/>
        </table:table-row>
        <table:table-row table:style-name="ro1">
          <table:table-cell office:value-type="string">
            <text:p>10-15 19:18:07.795: WARN/iTesa(2187): </text:p>
          </table:table-cell>
          <table:table-cell office:value-type="float" office:value="12379666647000">
            <text:p>12379666647000</text:p>
          </table:table-cell>
          <table:table-cell office:value-type="float" office:value="148">
            <text:p>148</text:p>
          </table:table-cell>
          <table:table-cell table:formula="of:=([.B149]-[.B148])/1000000" office:value-type="float" office:value="60.614">
            <text:p>60.614</text:p>
          </table:table-cell>
          <table:table-cell table:number-columns-repeated="3"/>
        </table:table-row>
        <table:table-row table:style-name="ro1">
          <table:table-cell office:value-type="string">
            <text:p>10-15 19:18:07.795: WARN/iTesa(2187): </text:p>
          </table:table-cell>
          <table:table-cell office:value-type="float" office:value="12379720253000">
            <text:p>12379720253000</text:p>
          </table:table-cell>
          <table:table-cell office:value-type="float" office:value="149">
            <text:p>149</text:p>
          </table:table-cell>
          <table:table-cell table:formula="of:=([.B150]-[.B149])/1000000" office:value-type="float" office:value="53.606">
            <text:p>53.606</text:p>
          </table:table-cell>
          <table:table-cell table:number-columns-repeated="3"/>
        </table:table-row>
        <table:table-row table:style-name="ro1">
          <table:table-cell office:value-type="string">
            <text:p>10-15 19:18:07.845: WARN/iTesa(2187): </text:p>
          </table:table-cell>
          <table:table-cell office:value-type="float" office:value="12379776173000">
            <text:p>12379776173000</text:p>
          </table:table-cell>
          <table:table-cell office:value-type="float" office:value="150">
            <text:p>150</text:p>
          </table:table-cell>
          <table:table-cell table:formula="of:=([.B151]-[.B150])/1000000" office:value-type="float" office:value="55.92">
            <text:p>55.92</text:p>
          </table:table-cell>
          <table:table-cell table:number-columns-repeated="3"/>
        </table:table-row>
        <table:table-row table:style-name="ro1">
          <table:table-cell office:value-type="string">
            <text:p>10-15 19:18:07.975: WARN/iTesa(2187): </text:p>
          </table:table-cell>
          <table:table-cell office:value-type="float" office:value="12379831600000">
            <text:p>12379831600000</text:p>
          </table:table-cell>
          <table:table-cell office:value-type="float" office:value="151">
            <text:p>151</text:p>
          </table:table-cell>
          <table:table-cell table:formula="of:=([.B152]-[.B151])/1000000" office:value-type="float" office:value="55.427">
            <text:p>55.427</text:p>
          </table:table-cell>
          <table:table-cell table:number-columns-repeated="3"/>
        </table:table-row>
        <table:table-row table:style-name="ro1">
          <table:table-cell office:value-type="string">
            <text:p>10-15 19:18:07.975: WARN/iTesa(2187): </text:p>
          </table:table-cell>
          <table:table-cell office:value-type="float" office:value="12379885072000">
            <text:p>12379885072000</text:p>
          </table:table-cell>
          <table:table-cell office:value-type="float" office:value="152">
            <text:p>152</text:p>
          </table:table-cell>
          <table:table-cell table:formula="of:=([.B153]-[.B152])/1000000" office:value-type="float" office:value="53.472">
            <text:p>53.472</text:p>
          </table:table-cell>
          <table:table-cell table:number-columns-repeated="3"/>
        </table:table-row>
        <table:table-row table:style-name="ro1">
          <table:table-cell office:value-type="string">
            <text:p>10-15 19:18:08.017: WARN/iTesa(2187): </text:p>
          </table:table-cell>
          <table:table-cell office:value-type="float" office:value="12379945330000">
            <text:p>12379945330000</text:p>
          </table:table-cell>
          <table:table-cell office:value-type="float" office:value="153">
            <text:p>153</text:p>
          </table:table-cell>
          <table:table-cell table:formula="of:=([.B154]-[.B153])/1000000" office:value-type="float" office:value="60.258">
            <text:p>60.258</text:p>
          </table:table-cell>
          <table:table-cell table:number-columns-repeated="3"/>
        </table:table-row>
        <table:table-row table:style-name="ro1">
          <table:table-cell office:value-type="string">
            <text:p>10-15 19:18:08.125: WARN/iTesa(2187): </text:p>
          </table:table-cell>
          <table:table-cell office:value-type="float" office:value="12380001188000">
            <text:p>12380001188000</text:p>
          </table:table-cell>
          <table:table-cell office:value-type="float" office:value="154">
            <text:p>154</text:p>
          </table:table-cell>
          <table:table-cell table:formula="of:=([.B155]-[.B154])/1000000" office:value-type="float" office:value="55.858">
            <text:p>55.858</text:p>
          </table:table-cell>
          <table:table-cell table:number-columns-repeated="3"/>
        </table:table-row>
        <table:table-row table:style-name="ro1">
          <table:table-cell office:value-type="string">
            <text:p>10-15 19:18:08.235: WARN/iTesa(2187): </text:p>
          </table:table-cell>
          <table:table-cell office:value-type="float" office:value="12380109708000">
            <text:p>12380109708000</text:p>
          </table:table-cell>
          <table:table-cell office:value-type="float" office:value="155">
            <text:p>155</text:p>
          </table:table-cell>
          <table:table-cell table:formula="of:=([.B156]-[.B155])/1000000" office:value-type="float" office:value="108.52">
            <text:p>108.52</text:p>
          </table:table-cell>
          <table:table-cell table:number-columns-repeated="3"/>
        </table:table-row>
        <table:table-row table:style-name="ro1">
          <table:table-cell office:value-type="string">
            <text:p>10-15 19:18:08.235: WARN/iTesa(2187): </text:p>
          </table:table-cell>
          <table:table-cell office:value-type="float" office:value="12380163122000">
            <text:p>12380163122000</text:p>
          </table:table-cell>
          <table:table-cell office:value-type="float" office:value="156">
            <text:p>156</text:p>
          </table:table-cell>
          <table:table-cell table:formula="of:=([.B157]-[.B156])/1000000" office:value-type="float" office:value="53.414">
            <text:p>53.414</text:p>
          </table:table-cell>
          <table:table-cell table:number-columns-repeated="3"/>
        </table:table-row>
        <table:table-row table:style-name="ro1">
          <table:table-cell office:value-type="string">
            <text:p>10-15 19:18:08.345: WARN/iTesa(2187): </text:p>
          </table:table-cell>
          <table:table-cell office:value-type="float" office:value="12380218743000">
            <text:p>12380218743000</text:p>
          </table:table-cell>
          <table:table-cell office:value-type="float" office:value="157">
            <text:p>157</text:p>
          </table:table-cell>
          <table:table-cell table:formula="of:=([.B158]-[.B157])/1000000" office:value-type="float" office:value="55.621">
            <text:p>55.621</text:p>
          </table:table-cell>
          <table:table-cell table:number-columns-repeated="3"/>
        </table:table-row>
        <table:table-row table:style-name="ro1">
          <table:table-cell office:value-type="string">
            <text:p>10-15 19:18:08.345: WARN/iTesa(2187): </text:p>
          </table:table-cell>
          <table:table-cell office:value-type="float" office:value="12380272142000">
            <text:p>12380272142000</text:p>
          </table:table-cell>
          <table:table-cell office:value-type="float" office:value="158">
            <text:p>158</text:p>
          </table:table-cell>
          <table:table-cell table:formula="of:=([.B159]-[.B158])/1000000" office:value-type="float" office:value="53.399">
            <text:p>53.399</text:p>
          </table:table-cell>
          <table:table-cell table:number-columns-repeated="3"/>
        </table:table-row>
        <table:table-row table:style-name="ro1">
          <table:table-cell office:value-type="string">
            <text:p>10-15 19:18:08.395: WARN/iTesa(2187): </text:p>
          </table:table-cell>
          <table:table-cell office:value-type="float" office:value="12380327782000">
            <text:p>12380327782000</text:p>
          </table:table-cell>
          <table:table-cell office:value-type="float" office:value="159">
            <text:p>159</text:p>
          </table:table-cell>
          <table:table-cell table:formula="of:=([.B160]-[.B159])/1000000" office:value-type="float" office:value="55.64">
            <text:p>55.64</text:p>
          </table:table-cell>
          <table:table-cell table:number-columns-repeated="3"/>
        </table:table-row>
        <table:table-row table:style-name="ro1">
          <table:table-cell office:value-type="string">
            <text:p>10-15 19:18:08.516: WARN/iTesa(2187): </text:p>
          </table:table-cell>
          <table:table-cell office:value-type="float" office:value="12380383127000">
            <text:p>12380383127000</text:p>
          </table:table-cell>
          <table:table-cell office:value-type="float" office:value="160">
            <text:p>160</text:p>
          </table:table-cell>
          <table:table-cell table:formula="of:=([.B161]-[.B160])/1000000" office:value-type="float" office:value="55.345">
            <text:p>55.345</text:p>
          </table:table-cell>
          <table:table-cell table:number-columns-repeated="3"/>
        </table:table-row>
        <table:table-row table:style-name="ro1">
          <table:table-cell office:value-type="string">
            <text:p>10-15 19:18:08.516: WARN/iTesa(2187): </text:p>
          </table:table-cell>
          <table:table-cell office:value-type="float" office:value="12380443777000">
            <text:p>12380443777000</text:p>
          </table:table-cell>
          <table:table-cell office:value-type="float" office:value="161">
            <text:p>161</text:p>
          </table:table-cell>
          <table:table-cell table:formula="of:=([.B162]-[.B161])/1000000" office:value-type="float" office:value="60.65">
            <text:p>60.65</text:p>
          </table:table-cell>
          <table:table-cell table:number-columns-repeated="3"/>
        </table:table-row>
        <table:table-row table:style-name="ro1">
          <table:table-cell office:value-type="string">
            <text:p>10-15 19:18:08.625: WARN/iTesa(2187): </text:p>
          </table:table-cell>
          <table:table-cell office:value-type="float" office:value="12380499652000">
            <text:p>12380499652000</text:p>
          </table:table-cell>
          <table:table-cell office:value-type="float" office:value="162">
            <text:p>162</text:p>
          </table:table-cell>
          <table:table-cell table:formula="of:=([.B163]-[.B162])/1000000" office:value-type="float" office:value="55.875">
            <text:p>55.875</text:p>
          </table:table-cell>
          <table:table-cell table:number-columns-repeated="3"/>
        </table:table-row>
        <table:table-row table:style-name="ro1">
          <table:table-cell office:value-type="string">
            <text:p>10-15 19:18:08.625: WARN/iTesa(2187): </text:p>
          </table:table-cell>
          <table:table-cell office:value-type="float" office:value="12380553050000">
            <text:p>12380553050000</text:p>
          </table:table-cell>
          <table:table-cell office:value-type="float" office:value="163">
            <text:p>163</text:p>
          </table:table-cell>
          <table:table-cell table:formula="of:=([.B164]-[.B163])/1000000" office:value-type="float" office:value="53.398">
            <text:p>53.398</text:p>
          </table:table-cell>
          <table:table-cell table:number-columns-repeated="3"/>
        </table:table-row>
        <table:table-row table:style-name="ro1">
          <table:table-cell office:value-type="string">
            <text:p>10-15 19:18:08.788: WARN/iTesa(2187): </text:p>
          </table:table-cell>
          <table:table-cell office:value-type="float" office:value="12380662747000">
            <text:p>12380662747000</text:p>
          </table:table-cell>
          <table:table-cell office:value-type="float" office:value="164">
            <text:p>164</text:p>
          </table:table-cell>
          <table:table-cell table:formula="of:=([.B165]-[.B164])/1000000" office:value-type="float" office:value="109.697">
            <text:p>109.697</text:p>
          </table:table-cell>
          <table:table-cell table:number-columns-repeated="3"/>
        </table:table-row>
        <table:table-row table:style-name="ro1">
          <table:table-cell office:value-type="string">
            <text:p>10-15 19:18:08.788: WARN/iTesa(2187): </text:p>
          </table:table-cell>
          <table:table-cell office:value-type="float" office:value="12380716120000">
            <text:p>12380716120000</text:p>
          </table:table-cell>
          <table:table-cell office:value-type="float" office:value="165">
            <text:p>165</text:p>
          </table:table-cell>
          <table:table-cell table:formula="of:=([.B166]-[.B165])/1000000" office:value-type="float" office:value="53.373">
            <text:p>53.373</text:p>
          </table:table-cell>
          <table:table-cell table:number-columns-repeated="3"/>
        </table:table-row>
        <table:table-row table:style-name="ro1">
          <table:table-cell office:value-type="string">
            <text:p>10-15 19:18:08.845: WARN/iTesa(2187): </text:p>
          </table:table-cell>
          <table:table-cell office:value-type="float" office:value="12380771863000">
            <text:p>12380771863000</text:p>
          </table:table-cell>
          <table:table-cell office:value-type="float" office:value="166">
            <text:p>166</text:p>
          </table:table-cell>
          <table:table-cell table:formula="of:=([.B167]-[.B166])/1000000" office:value-type="float" office:value="55.743">
            <text:p>55.743</text:p>
          </table:table-cell>
          <table:table-cell table:number-columns-repeated="3"/>
        </table:table-row>
        <table:table-row table:style-name="ro1">
          <table:table-cell office:value-type="string">
            <text:p>10-15 19:18:08.975: WARN/iTesa(2187): </text:p>
          </table:table-cell>
          <table:table-cell office:value-type="float" office:value="12380827995000">
            <text:p>12380827995000</text:p>
          </table:table-cell>
          <table:table-cell office:value-type="float" office:value="167">
            <text:p>167</text:p>
          </table:table-cell>
          <table:table-cell table:formula="of:=([.B168]-[.B167])/1000000" office:value-type="float" office:value="56.132">
            <text:p>56.132</text:p>
          </table:table-cell>
          <table:table-cell table:number-columns-repeated="3"/>
        </table:table-row>
        <table:table-row table:style-name="ro1">
          <table:table-cell office:value-type="string">
            <text:p>10-15 19:18:08.975: WARN/iTesa(2187): </text:p>
          </table:table-cell>
          <table:table-cell office:value-type="float" office:value="12380882860000">
            <text:p>12380882860000</text:p>
          </table:table-cell>
          <table:table-cell office:value-type="float" office:value="168">
            <text:p>168</text:p>
          </table:table-cell>
          <table:table-cell table:formula="of:=([.B169]-[.B168])/1000000" office:value-type="float" office:value="54.865">
            <text:p>54.865</text:p>
          </table:table-cell>
          <table:table-cell table:number-columns-repeated="3"/>
        </table:table-row>
        <table:table-row table:style-name="ro1">
          <table:table-cell office:value-type="string">
            <text:p>10-15 19:18:09.065: WARN/iTesa(2187): </text:p>
          </table:table-cell>
          <table:table-cell office:value-type="float" office:value="12380937448000">
            <text:p>12380937448000</text:p>
          </table:table-cell>
          <table:table-cell office:value-type="float" office:value="169">
            <text:p>169</text:p>
          </table:table-cell>
          <table:table-cell table:formula="of:=([.B170]-[.B169])/1000000" office:value-type="float" office:value="54.588">
            <text:p>54.588</text:p>
          </table:table-cell>
          <table:table-cell table:number-columns-repeated="3"/>
        </table:table-row>
        <table:table-row table:style-name="ro1">
          <table:table-cell office:value-type="string">
            <text:p>10-15 19:18:09.065: WARN/iTesa(2187): </text:p>
          </table:table-cell>
          <table:table-cell office:value-type="float" office:value="12380990907000">
            <text:p>12380990907000</text:p>
          </table:table-cell>
          <table:table-cell office:value-type="float" office:value="170">
            <text:p>170</text:p>
          </table:table-cell>
          <table:table-cell table:formula="of:=([.B171]-[.B170])/1000000" office:value-type="float" office:value="53.459">
            <text:p>53.459</text:p>
          </table:table-cell>
          <table:table-cell table:number-columns-repeated="3"/>
        </table:table-row>
        <table:table-row table:style-name="ro1">
          <table:table-cell office:value-type="string">
            <text:p>10-15 19:18:09.119: WARN/iTesa(2187): </text:p>
          </table:table-cell>
          <table:table-cell office:value-type="float" office:value="12381046747000">
            <text:p>12381046747000</text:p>
          </table:table-cell>
          <table:table-cell office:value-type="float" office:value="171">
            <text:p>171</text:p>
          </table:table-cell>
          <table:table-cell table:formula="of:=([.B172]-[.B171])/1000000" office:value-type="float" office:value="55.84">
            <text:p>55.84</text:p>
          </table:table-cell>
          <table:table-cell table:number-columns-repeated="3"/>
        </table:table-row>
        <table:table-row table:style-name="ro1">
          <table:table-cell office:value-type="string">
            <text:p>10-15 19:18:09.228: WARN/iTesa(2187): </text:p>
          </table:table-cell>
          <table:table-cell office:value-type="float" office:value="12381102185000">
            <text:p>12381102185000</text:p>
          </table:table-cell>
          <table:table-cell office:value-type="float" office:value="172">
            <text:p>172</text:p>
          </table:table-cell>
          <table:table-cell table:formula="of:=([.B173]-[.B172])/1000000" office:value-type="float" office:value="55.438">
            <text:p>55.438</text:p>
          </table:table-cell>
          <table:table-cell table:number-columns-repeated="3"/>
        </table:table-row>
        <table:table-row table:style-name="ro1">
          <table:table-cell office:value-type="string">
            <text:p>10-15 19:18:09.336: WARN/iTesa(2187): </text:p>
          </table:table-cell>
          <table:table-cell office:value-type="float" office:value="12381210710000">
            <text:p>12381210710000</text:p>
          </table:table-cell>
          <table:table-cell office:value-type="float" office:value="173">
            <text:p>173</text:p>
          </table:table-cell>
          <table:table-cell table:formula="of:=([.B174]-[.B173])/1000000" office:value-type="float" office:value="108.525">
            <text:p>108.525</text:p>
          </table:table-cell>
          <table:table-cell table:number-columns-repeated="3"/>
        </table:table-row>
        <table:table-row table:style-name="ro1">
          <table:table-cell office:value-type="string">
            <text:p>10-15 19:18:09.336: WARN/iTesa(2187): </text:p>
          </table:table-cell>
          <table:table-cell office:value-type="float" office:value="12381264238000">
            <text:p>12381264238000</text:p>
          </table:table-cell>
          <table:table-cell office:value-type="float" office:value="174">
            <text:p>174</text:p>
          </table:table-cell>
          <table:table-cell table:formula="of:=([.B175]-[.B174])/1000000" office:value-type="float" office:value="53.528">
            <text:p>53.528</text:p>
          </table:table-cell>
          <table:table-cell table:number-columns-repeated="3"/>
        </table:table-row>
        <table:table-row table:style-name="ro1">
          <table:table-cell office:value-type="string">
            <text:p>10-15 19:18:09.395: WARN/iTesa(2187): </text:p>
          </table:table-cell>
          <table:table-cell office:value-type="float" office:value="12381319918000">
            <text:p>12381319918000</text:p>
          </table:table-cell>
          <table:table-cell office:value-type="float" office:value="175">
            <text:p>175</text:p>
          </table:table-cell>
          <table:table-cell table:formula="of:=([.B176]-[.B175])/1000000" office:value-type="float" office:value="55.68">
            <text:p>55.68</text:p>
          </table:table-cell>
          <table:table-cell table:number-columns-repeated="3"/>
        </table:table-row>
        <table:table-row table:style-name="ro1">
          <table:table-cell office:value-type="string">
            <text:p>10-15 19:18:09.565: WARN/iTesa(2187): </text:p>
          </table:table-cell>
          <table:table-cell office:value-type="float" office:value="12381382888000">
            <text:p>12381382888000</text:p>
          </table:table-cell>
          <table:table-cell office:value-type="float" office:value="176">
            <text:p>176</text:p>
          </table:table-cell>
          <table:table-cell table:formula="of:=([.B177]-[.B176])/1000000" office:value-type="float" office:value="62.97">
            <text:p>62.97</text:p>
          </table:table-cell>
          <table:table-cell table:number-columns-repeated="3"/>
        </table:table-row>
        <table:table-row table:style-name="ro1">
          <table:table-cell office:value-type="string">
            <text:p>10-15 19:18:09.565: WARN/iTesa(2187): </text:p>
          </table:table-cell>
          <table:table-cell office:value-type="float" office:value="12381436377000">
            <text:p>12381436377000</text:p>
          </table:table-cell>
          <table:table-cell office:value-type="float" office:value="177">
            <text:p>177</text:p>
          </table:table-cell>
          <table:table-cell table:formula="of:=([.B178]-[.B177])/1000000" office:value-type="float" office:value="53.489">
            <text:p>53.489</text:p>
          </table:table-cell>
          <table:table-cell table:number-columns-repeated="3"/>
        </table:table-row>
        <table:table-row table:style-name="ro1">
          <table:table-cell office:value-type="string">
            <text:p>10-15 19:18:09.565: WARN/iTesa(2187): </text:p>
          </table:table-cell>
          <table:table-cell office:value-type="float" office:value="12381489755000">
            <text:p>12381489755000</text:p>
          </table:table-cell>
          <table:table-cell office:value-type="float" office:value="178">
            <text:p>178</text:p>
          </table:table-cell>
          <table:table-cell table:formula="of:=([.B179]-[.B178])/1000000" office:value-type="float" office:value="53.378">
            <text:p>53.378</text:p>
          </table:table-cell>
          <table:table-cell table:number-columns-repeated="3"/>
        </table:table-row>
        <table:table-row table:style-name="ro1">
          <table:table-cell office:value-type="string">
            <text:p>10-15 19:18:09.620: WARN/iTesa(2187): </text:p>
          </table:table-cell>
          <table:table-cell office:value-type="float" office:value="12381547687000">
            <text:p>12381547687000</text:p>
          </table:table-cell>
          <table:table-cell office:value-type="float" office:value="179">
            <text:p>179</text:p>
          </table:table-cell>
          <table:table-cell table:formula="of:=([.B180]-[.B179])/1000000" office:value-type="float" office:value="57.932">
            <text:p>57.932</text:p>
          </table:table-cell>
          <table:table-cell table:number-columns-repeated="3"/>
        </table:table-row>
        <table:table-row table:style-name="ro1">
          <table:table-cell office:value-type="string">
            <text:p>10-15 19:18:09.730: WARN/iTesa(2187): </text:p>
          </table:table-cell>
          <table:table-cell office:value-type="float" office:value="12381604128000">
            <text:p>12381604128000</text:p>
          </table:table-cell>
          <table:table-cell office:value-type="float" office:value="180">
            <text:p>180</text:p>
          </table:table-cell>
          <table:table-cell table:formula="of:=([.B181]-[.B180])/1000000" office:value-type="float" office:value="56.441">
            <text:p>56.441</text:p>
          </table:table-cell>
          <table:table-cell table:number-columns-repeated="3"/>
        </table:table-row>
        <table:table-row table:style-name="ro1">
          <table:table-cell office:value-type="string">
            <text:p>10-15 19:18:09.838: WARN/iTesa(2187): </text:p>
          </table:table-cell>
          <table:table-cell office:value-type="float" office:value="12381712738000">
            <text:p>12381712738000</text:p>
          </table:table-cell>
          <table:table-cell office:value-type="float" office:value="181">
            <text:p>181</text:p>
          </table:table-cell>
          <table:table-cell table:formula="of:=([.B182]-[.B181])/1000000" office:value-type="float" office:value="108.61">
            <text:p>108.61</text:p>
          </table:table-cell>
          <table:table-cell table:number-columns-repeated="3"/>
        </table:table-row>
        <table:table-row table:style-name="ro1">
          <table:table-cell office:value-type="string">
            <text:p>10-15 19:18:09.838: WARN/iTesa(2187): </text:p>
          </table:table-cell>
          <table:table-cell office:value-type="float" office:value="12381766107000">
            <text:p>12381766107000</text:p>
          </table:table-cell>
          <table:table-cell office:value-type="float" office:value="182">
            <text:p>182</text:p>
          </table:table-cell>
          <table:table-cell table:formula="of:=([.B183]-[.B182])/1000000" office:value-type="float" office:value="53.369">
            <text:p>53.369</text:p>
          </table:table-cell>
          <table:table-cell table:number-columns-repeated="3"/>
        </table:table-row>
        <table:table-row table:style-name="ro1">
          <table:table-cell office:value-type="string">
            <text:p>10-15 19:18:09.975: WARN/iTesa(2187): </text:p>
          </table:table-cell>
          <table:table-cell office:value-type="float" office:value="12381822310000">
            <text:p>12381822310000</text:p>
          </table:table-cell>
          <table:table-cell office:value-type="float" office:value="183">
            <text:p>183</text:p>
          </table:table-cell>
          <table:table-cell table:formula="of:=([.B184]-[.B183])/1000000" office:value-type="float" office:value="56.203">
            <text:p>56.203</text:p>
          </table:table-cell>
          <table:table-cell table:number-columns-repeated="3"/>
        </table:table-row>
        <table:table-row table:style-name="ro1">
          <table:table-cell office:value-type="string">
            <text:p>10-15 19:18:09.975: WARN/iTesa(2187): </text:p>
          </table:table-cell>
          <table:table-cell office:value-type="float" office:value="12381883027000">
            <text:p>12381883027000</text:p>
          </table:table-cell>
          <table:table-cell office:value-type="float" office:value="184">
            <text:p>184</text:p>
          </table:table-cell>
          <table:table-cell table:formula="of:=([.B185]-[.B184])/1000000" office:value-type="float" office:value="60.717">
            <text:p>60.717</text:p>
          </table:table-cell>
          <table:table-cell table:number-columns-repeated="3"/>
        </table:table-row>
        <table:table-row table:style-name="ro1">
          <table:table-cell office:value-type="string">
            <text:p>10-15 19:18:10.010: WARN/iTesa(2187): </text:p>
          </table:table-cell>
          <table:table-cell office:value-type="float" office:value="12381937837000">
            <text:p>12381937837000</text:p>
          </table:table-cell>
          <table:table-cell office:value-type="float" office:value="185">
            <text:p>185</text:p>
          </table:table-cell>
          <table:table-cell table:formula="of:=([.B186]-[.B185])/1000000" office:value-type="float" office:value="54.81">
            <text:p>54.81</text:p>
          </table:table-cell>
          <table:table-cell table:number-columns-repeated="3"/>
        </table:table-row>
        <table:table-row table:style-name="ro1">
          <table:table-cell office:value-type="string">
            <text:p>10-15 19:18:10.119: WARN/iTesa(2187): </text:p>
          </table:table-cell>
          <table:table-cell office:value-type="float" office:value="12381993260000">
            <text:p>12381993260000</text:p>
          </table:table-cell>
          <table:table-cell office:value-type="float" office:value="186">
            <text:p>186</text:p>
          </table:table-cell>
          <table:table-cell table:formula="of:=([.B187]-[.B186])/1000000" office:value-type="float" office:value="55.423">
            <text:p>55.423</text:p>
          </table:table-cell>
          <table:table-cell table:number-columns-repeated="3"/>
        </table:table-row>
        <table:table-row table:style-name="ro1">
          <table:table-cell office:value-type="string">
            <text:p>10-15 19:18:10.119: WARN/iTesa(2187): </text:p>
          </table:table-cell>
          <table:table-cell office:value-type="float" office:value="12382046668000">
            <text:p>12382046668000</text:p>
          </table:table-cell>
          <table:table-cell office:value-type="float" office:value="187">
            <text:p>187</text:p>
          </table:table-cell>
          <table:table-cell table:formula="of:=([.B188]-[.B187])/1000000" office:value-type="float" office:value="53.408">
            <text:p>53.408</text:p>
          </table:table-cell>
          <table:table-cell table:number-columns-repeated="3"/>
        </table:table-row>
        <table:table-row table:style-name="ro1">
          <table:table-cell office:value-type="string">
            <text:p>10-15 19:18:10.225: WARN/iTesa(2187): </text:p>
          </table:table-cell>
          <table:table-cell office:value-type="float" office:value="12382102613000">
            <text:p>12382102613000</text:p>
          </table:table-cell>
          <table:table-cell office:value-type="float" office:value="188">
            <text:p>188</text:p>
          </table:table-cell>
          <table:table-cell table:formula="of:=([.B189]-[.B188])/1000000" office:value-type="float" office:value="55.945">
            <text:p>55.945</text:p>
          </table:table-cell>
          <table:table-cell table:number-columns-repeated="3"/>
        </table:table-row>
        <table:table-row table:style-name="ro1">
          <table:table-cell office:value-type="string">
            <text:p>10-15 19:18:10.225: WARN/iTesa(2187): </text:p>
          </table:table-cell>
          <table:table-cell office:value-type="float" office:value="12382156177000">
            <text:p>12382156177000</text:p>
          </table:table-cell>
          <table:table-cell office:value-type="float" office:value="189">
            <text:p>189</text:p>
          </table:table-cell>
          <table:table-cell table:formula="of:=([.B190]-[.B189])/1000000" office:value-type="float" office:value="53.564">
            <text:p>53.564</text:p>
          </table:table-cell>
          <table:table-cell table:number-columns-repeated="3"/>
        </table:table-row>
        <table:table-row table:style-name="ro1">
          <table:table-cell office:value-type="string">
            <text:p>10-15 19:18:10.288: WARN/iTesa(2187): </text:p>
          </table:table-cell>
          <table:table-cell office:value-type="float" office:value="12382215487000">
            <text:p>12382215487000</text:p>
          </table:table-cell>
          <table:table-cell office:value-type="float" office:value="190">
            <text:p>190</text:p>
          </table:table-cell>
          <table:table-cell table:formula="of:=([.B191]-[.B190])/1000000" office:value-type="float" office:value="59.31">
            <text:p>59.31</text:p>
          </table:table-cell>
          <table:table-cell table:number-columns-repeated="3"/>
        </table:table-row>
        <table:table-row table:style-name="ro1">
          <table:table-cell office:value-type="string">
            <text:p>10-15 19:18:10.397: WARN/iTesa(2187): </text:p>
          </table:table-cell>
          <table:table-cell office:value-type="float" office:value="12382270953000">
            <text:p>12382270953000</text:p>
          </table:table-cell>
          <table:table-cell office:value-type="float" office:value="191">
            <text:p>191</text:p>
          </table:table-cell>
          <table:table-cell table:formula="of:=([.B192]-[.B191])/1000000" office:value-type="float" office:value="55.466">
            <text:p>55.466</text:p>
          </table:table-cell>
          <table:table-cell table:number-columns-repeated="3"/>
        </table:table-row>
        <table:table-row table:style-name="ro1">
          <table:table-cell office:value-type="string">
            <text:p>10-15 19:18:10.397: WARN/iTesa(2187): </text:p>
          </table:table-cell>
          <table:table-cell office:value-type="float" office:value="12382325202000">
            <text:p>12382325202000</text:p>
          </table:table-cell>
          <table:table-cell office:value-type="float" office:value="192">
            <text:p>192</text:p>
          </table:table-cell>
          <table:table-cell table:formula="of:=([.B193]-[.B192])/1000000" office:value-type="float" office:value="54.249">
            <text:p>54.249</text:p>
          </table:table-cell>
          <table:table-cell table:number-columns-repeated="3"/>
        </table:table-row>
        <table:table-row table:style-name="ro1">
          <table:table-cell office:value-type="string">
            <text:p>10-15 19:18:10.475: WARN/iTesa(2187): </text:p>
          </table:table-cell>
          <table:table-cell office:value-type="float" office:value="12382390560000">
            <text:p>12382390560000</text:p>
          </table:table-cell>
          <table:table-cell office:value-type="float" office:value="193">
            <text:p>193</text:p>
          </table:table-cell>
          <table:table-cell table:formula="of:=([.B194]-[.B193])/1000000" office:value-type="float" office:value="65.358">
            <text:p>65.358</text:p>
          </table:table-cell>
          <table:table-cell table:number-columns-repeated="3"/>
        </table:table-row>
        <table:table-row table:style-name="ro1">
          <table:table-cell office:value-type="string">
            <text:p>10-15 19:18:10.575: WARN/iTesa(2187): </text:p>
          </table:table-cell>
          <table:table-cell office:value-type="float" office:value="12382445400000">
            <text:p>12382445400000</text:p>
          </table:table-cell>
          <table:table-cell office:value-type="float" office:value="194">
            <text:p>194</text:p>
          </table:table-cell>
          <table:table-cell table:formula="of:=([.B195]-[.B194])/1000000" office:value-type="float" office:value="54.84">
            <text:p>54.84</text:p>
          </table:table-cell>
          <table:table-cell table:number-columns-repeated="3"/>
        </table:table-row>
        <table:table-row table:style-name="ro1">
          <table:table-cell office:value-type="string">
            <text:p>10-15 19:18:10.575: WARN/iTesa(2187): </text:p>
          </table:table-cell>
          <table:table-cell office:value-type="float" office:value="12382498790000">
            <text:p>12382498790000</text:p>
          </table:table-cell>
          <table:table-cell office:value-type="float" office:value="195">
            <text:p>195</text:p>
          </table:table-cell>
          <table:table-cell table:formula="of:=([.B196]-[.B195])/1000000" office:value-type="float" office:value="53.39">
            <text:p>53.39</text:p>
          </table:table-cell>
          <table:table-cell table:number-columns-repeated="3"/>
        </table:table-row>
        <table:table-row table:style-name="ro1">
          <table:table-cell office:value-type="string">
            <text:p>10-15 19:18:10.627: WARN/iTesa(2187): </text:p>
          </table:table-cell>
          <table:table-cell office:value-type="float" office:value="12382554997000">
            <text:p>12382554997000</text:p>
          </table:table-cell>
          <table:table-cell office:value-type="float" office:value="196">
            <text:p>196</text:p>
          </table:table-cell>
          <table:table-cell table:formula="of:=([.B197]-[.B196])/1000000" office:value-type="float" office:value="56.207">
            <text:p>56.207</text:p>
          </table:table-cell>
          <table:table-cell table:number-columns-repeated="3"/>
        </table:table-row>
        <table:table-row table:style-name="ro1">
          <table:table-cell office:value-type="string">
            <text:p>10-15 19:18:10.737: WARN/iTesa(2187): </text:p>
          </table:table-cell>
          <table:table-cell office:value-type="float" office:value="12382610310000">
            <text:p>12382610310000</text:p>
          </table:table-cell>
          <table:table-cell office:value-type="float" office:value="197">
            <text:p>197</text:p>
          </table:table-cell>
          <table:table-cell table:formula="of:=([.B198]-[.B197])/1000000" office:value-type="float" office:value="55.313">
            <text:p>55.313</text:p>
          </table:table-cell>
          <table:table-cell table:number-columns-repeated="3"/>
        </table:table-row>
        <table:table-row table:style-name="ro1">
          <table:table-cell office:value-type="string">
            <text:p>10-15 19:18:10.737: WARN/iTesa(2187): </text:p>
          </table:table-cell>
          <table:table-cell office:value-type="float" office:value="12382665093000">
            <text:p>12382665093000</text:p>
          </table:table-cell>
          <table:table-cell office:value-type="float" office:value="198">
            <text:p>198</text:p>
          </table:table-cell>
          <table:table-cell table:formula="of:=([.B199]-[.B198])/1000000" office:value-type="float" office:value="54.783">
            <text:p>54.783</text:p>
          </table:table-cell>
          <table:table-cell table:number-columns-repeated="3"/>
        </table:table-row>
        <table:table-row table:style-name="ro1">
          <table:table-cell office:value-type="string">
            <text:p>10-15 19:18:10.795: WARN/iTesa(2187): </text:p>
          </table:table-cell>
          <table:table-cell office:value-type="float" office:value="12382721017000">
            <text:p>12382721017000</text:p>
          </table:table-cell>
          <table:table-cell office:value-type="float" office:value="199">
            <text:p>199</text:p>
          </table:table-cell>
          <table:table-cell table:formula="of:=([.B200]-[.B199])/1000000" office:value-type="float" office:value="55.924">
            <text:p>55.924</text:p>
          </table:table-cell>
          <table:table-cell table:number-columns-repeated="3"/>
        </table:table-row>
        <table:table-row table:style-name="ro1">
          <table:table-cell office:value-type="string">
            <text:p>10-15 19:18:10.905: WARN/iTesa(2187): </text:p>
          </table:table-cell>
          <table:table-cell office:value-type="float" office:value="12382776680000">
            <text:p>12382776680000</text:p>
          </table:table-cell>
          <table:table-cell office:value-type="float" office:value="200">
            <text:p>200</text:p>
          </table:table-cell>
          <table:table-cell table:formula="of:=([.B201]-[.B200])/1000000" office:value-type="float" office:value="55.663">
            <text:p>55.663</text:p>
          </table:table-cell>
          <table:table-cell table:number-columns-repeated="3"/>
        </table:table-row>
        <table:table-row table:style-name="ro1">
          <table:table-cell office:value-type="string">
            <text:p>10-15 19:18:10.905: WARN/iTesa(2187): </text:p>
          </table:table-cell>
          <table:table-cell office:value-type="float" office:value="12382830400000">
            <text:p>12382830400000</text:p>
          </table:table-cell>
          <table:table-cell office:value-type="float" office:value="201">
            <text:p>201</text:p>
          </table:table-cell>
          <table:table-cell table:formula="of:=([.B202]-[.B201])/1000000" office:value-type="float" office:value="53.72">
            <text:p>53.72</text:p>
          </table:table-cell>
          <table:table-cell table:number-columns-repeated="3"/>
        </table:table-row>
        <table:table-row table:style-name="ro1">
          <table:table-cell office:value-type="string">
            <text:p>10-15 19:18:10.975: WARN/iTesa(2187): </text:p>
          </table:table-cell>
          <table:table-cell office:value-type="float" office:value="12382886560000">
            <text:p>12382886560000</text:p>
          </table:table-cell>
          <table:table-cell office:value-type="float" office:value="202">
            <text:p>202</text:p>
          </table:table-cell>
          <table:table-cell table:formula="of:=([.B203]-[.B202])/1000000" office:value-type="float" office:value="56.16">
            <text:p>56.16</text:p>
          </table:table-cell>
          <table:table-cell table:number-columns-repeated="3"/>
        </table:table-row>
        <table:table-row table:style-name="ro1">
          <table:table-cell office:value-type="string">
            <text:p>10-15 19:18:11.070: WARN/iTesa(2187): </text:p>
          </table:table-cell>
          <table:table-cell office:value-type="float" office:value="12382943995000">
            <text:p>12382943995000</text:p>
          </table:table-cell>
          <table:table-cell office:value-type="float" office:value="203">
            <text:p>203</text:p>
          </table:table-cell>
          <table:table-cell table:formula="of:=([.B204]-[.B203])/1000000" office:value-type="float" office:value="57.435">
            <text:p>57.435</text:p>
          </table:table-cell>
          <table:table-cell table:number-columns-repeated="3"/>
        </table:table-row>
        <table:table-row table:style-name="ro1">
          <table:table-cell office:value-type="string">
            <text:p>10-15 19:18:11.070: WARN/iTesa(2187): </text:p>
          </table:table-cell>
          <table:table-cell office:value-type="float" office:value="12382997407000">
            <text:p>12382997407000</text:p>
          </table:table-cell>
          <table:table-cell office:value-type="float" office:value="204">
            <text:p>204</text:p>
          </table:table-cell>
          <table:table-cell table:formula="of:=([.B205]-[.B204])/1000000" office:value-type="float" office:value="53.412">
            <text:p>53.412</text:p>
          </table:table-cell>
          <table:table-cell table:number-columns-repeated="3"/>
        </table:table-row>
        <table:table-row table:style-name="ro1">
          <table:table-cell office:value-type="string">
            <text:p>10-15 19:18:11.126: WARN/iTesa(2187): </text:p>
          </table:table-cell>
          <table:table-cell office:value-type="float" office:value="12383054313000">
            <text:p>12383054313000</text:p>
          </table:table-cell>
          <table:table-cell office:value-type="float" office:value="205">
            <text:p>205</text:p>
          </table:table-cell>
          <table:table-cell table:formula="of:=([.B206]-[.B205])/1000000" office:value-type="float" office:value="56.906">
            <text:p>56.906</text:p>
          </table:table-cell>
          <table:table-cell table:number-columns-repeated="3"/>
        </table:table-row>
        <table:table-row table:style-name="ro1">
          <table:table-cell office:value-type="string">
            <text:p>10-15 19:18:11.235: WARN/iTesa(2187): </text:p>
          </table:table-cell>
          <table:table-cell office:value-type="float" office:value="12383109537000">
            <text:p>12383109537000</text:p>
          </table:table-cell>
          <table:table-cell office:value-type="float" office:value="206">
            <text:p>206</text:p>
          </table:table-cell>
          <table:table-cell table:formula="of:=([.B207]-[.B206])/1000000" office:value-type="float" office:value="55.224">
            <text:p>55.224</text:p>
          </table:table-cell>
          <table:table-cell table:number-columns-repeated="3"/>
        </table:table-row>
        <table:table-row table:style-name="ro1">
          <table:table-cell office:value-type="string">
            <text:p>10-15 19:18:11.235: WARN/iTesa(2187): </text:p>
          </table:table-cell>
          <table:table-cell office:value-type="float" office:value="12383162982000">
            <text:p>12383162982000</text:p>
          </table:table-cell>
          <table:table-cell office:value-type="float" office:value="207">
            <text:p>207</text:p>
          </table:table-cell>
          <table:table-cell table:formula="of:=([.B208]-[.B207])/1000000" office:value-type="float" office:value="53.445">
            <text:p>53.445</text:p>
          </table:table-cell>
          <table:table-cell table:number-columns-repeated="3"/>
        </table:table-row>
        <table:table-row table:style-name="ro1">
          <table:table-cell office:value-type="string">
            <text:p>10-15 19:18:11.295: WARN/iTesa(2187): </text:p>
          </table:table-cell>
          <table:table-cell office:value-type="float" office:value="12383218647000">
            <text:p>12383218647000</text:p>
          </table:table-cell>
          <table:table-cell office:value-type="float" office:value="208">
            <text:p>208</text:p>
          </table:table-cell>
          <table:table-cell table:formula="of:=([.B209]-[.B208])/1000000" office:value-type="float" office:value="55.665">
            <text:p>55.665</text:p>
          </table:table-cell>
          <table:table-cell table:number-columns-repeated="3"/>
        </table:table-row>
        <table:table-row table:style-name="ro1">
          <table:table-cell office:value-type="string">
            <text:p>10-15 19:18:11.395: WARN/iTesa(2187): </text:p>
          </table:table-cell>
          <table:table-cell office:value-type="float" office:value="12383274265000">
            <text:p>12383274265000</text:p>
          </table:table-cell>
          <table:table-cell office:value-type="float" office:value="209">
            <text:p>209</text:p>
          </table:table-cell>
          <table:table-cell table:formula="of:=([.B210]-[.B209])/1000000" office:value-type="float" office:value="55.618">
            <text:p>55.618</text:p>
          </table:table-cell>
          <table:table-cell table:number-columns-repeated="3"/>
        </table:table-row>
        <table:table-row table:style-name="ro1">
          <table:table-cell office:value-type="string">
            <text:p>10-15 19:18:11.395: WARN/iTesa(2187): </text:p>
          </table:table-cell>
          <table:table-cell office:value-type="float" office:value="12383327637000">
            <text:p>12383327637000</text:p>
          </table:table-cell>
          <table:table-cell office:value-type="float" office:value="210">
            <text:p>210</text:p>
          </table:table-cell>
          <table:table-cell table:formula="of:=([.B211]-[.B210])/1000000" office:value-type="float" office:value="53.372">
            <text:p>53.372</text:p>
          </table:table-cell>
          <table:table-cell table:number-columns-repeated="3"/>
        </table:table-row>
        <table:table-row table:style-name="ro1">
          <table:table-cell office:value-type="string">
            <text:p>10-15 19:18:11.516: WARN/iTesa(2187): </text:p>
          </table:table-cell>
          <table:table-cell office:value-type="float" office:value="12383443472000">
            <text:p>12383443472000</text:p>
          </table:table-cell>
          <table:table-cell office:value-type="float" office:value="211">
            <text:p>211</text:p>
          </table:table-cell>
          <table:table-cell table:formula="of:=([.B212]-[.B211])/1000000" office:value-type="float" office:value="115.835">
            <text:p>115.835</text:p>
          </table:table-cell>
          <table:table-cell table:number-columns-repeated="3"/>
        </table:table-row>
        <table:table-row table:style-name="ro1">
          <table:table-cell office:value-type="string">
            <text:p>10-15 19:18:11.575: WARN/iTesa(2187): </text:p>
          </table:table-cell>
          <table:table-cell office:value-type="float" office:value="12383498863000">
            <text:p>12383498863000</text:p>
          </table:table-cell>
          <table:table-cell office:value-type="float" office:value="212">
            <text:p>212</text:p>
          </table:table-cell>
          <table:table-cell table:formula="of:=([.B213]-[.B212])/1000000" office:value-type="float" office:value="55.391">
            <text:p>55.391</text:p>
          </table:table-cell>
          <table:table-cell table:number-columns-repeated="3"/>
        </table:table-row>
        <table:table-row table:style-name="ro1">
          <table:table-cell office:value-type="string">
            <text:p>10-15 19:18:11.675: WARN/iTesa(2187): </text:p>
          </table:table-cell>
          <table:table-cell office:value-type="float" office:value="12383554278000">
            <text:p>12383554278000</text:p>
          </table:table-cell>
          <table:table-cell office:value-type="float" office:value="213">
            <text:p>213</text:p>
          </table:table-cell>
          <table:table-cell table:formula="of:=([.B214]-[.B213])/1000000" office:value-type="float" office:value="55.415">
            <text:p>55.415</text:p>
          </table:table-cell>
          <table:table-cell table:number-columns-repeated="3"/>
        </table:table-row>
        <table:table-row table:style-name="ro1">
          <table:table-cell office:value-type="string">
            <text:p>10-15 19:18:11.675: WARN/iTesa(2187): </text:p>
          </table:table-cell>
          <table:table-cell office:value-type="float" office:value="12383607588000">
            <text:p>12383607588000</text:p>
          </table:table-cell>
          <table:table-cell office:value-type="float" office:value="214">
            <text:p>214</text:p>
          </table:table-cell>
          <table:table-cell table:formula="of:=([.B215]-[.B214])/1000000" office:value-type="float" office:value="53.31">
            <text:p>53.31</text:p>
          </table:table-cell>
          <table:table-cell table:number-columns-repeated="3"/>
        </table:table-row>
        <table:table-row table:style-name="ro1">
          <table:table-cell office:value-type="string">
            <text:p>10-15 19:18:11.795: WARN/iTesa(2187): </text:p>
          </table:table-cell>
          <table:table-cell office:value-type="float" office:value="12383665533000">
            <text:p>12383665533000</text:p>
          </table:table-cell>
          <table:table-cell office:value-type="float" office:value="215">
            <text:p>215</text:p>
          </table:table-cell>
          <table:table-cell table:formula="of:=([.B216]-[.B215])/1000000" office:value-type="float" office:value="57.945">
            <text:p>57.945</text:p>
          </table:table-cell>
          <table:table-cell table:number-columns-repeated="3"/>
        </table:table-row>
        <table:table-row table:style-name="ro1">
          <table:table-cell office:value-type="string">
            <text:p>10-15 19:18:11.795: WARN/iTesa(2187): </text:p>
          </table:table-cell>
          <table:table-cell office:value-type="float" office:value="12383719077000">
            <text:p>12383719077000</text:p>
          </table:table-cell>
          <table:table-cell office:value-type="float" office:value="216">
            <text:p>216</text:p>
          </table:table-cell>
          <table:table-cell table:formula="of:=([.B217]-[.B216])/1000000" office:value-type="float" office:value="53.544">
            <text:p>53.544</text:p>
          </table:table-cell>
          <table:table-cell table:number-columns-repeated="3"/>
        </table:table-row>
        <table:table-row table:style-name="ro1">
          <table:table-cell office:value-type="string">
            <text:p>10-15 19:18:11.848: WARN/iTesa(2187): </text:p>
          </table:table-cell>
          <table:table-cell office:value-type="float" office:value="12383775312000">
            <text:p>12383775312000</text:p>
          </table:table-cell>
          <table:table-cell office:value-type="float" office:value="217">
            <text:p>217</text:p>
          </table:table-cell>
          <table:table-cell table:formula="of:=([.B218]-[.B217])/1000000" office:value-type="float" office:value="56.235">
            <text:p>56.235</text:p>
          </table:table-cell>
          <table:table-cell table:number-columns-repeated="3"/>
        </table:table-row>
        <table:table-row table:style-name="ro1">
          <table:table-cell office:value-type="string">
            <text:p>10-15 19:18:11.975: WARN/iTesa(2187): </text:p>
          </table:table-cell>
          <table:table-cell office:value-type="float" office:value="12383831723000">
            <text:p>12383831723000</text:p>
          </table:table-cell>
          <table:table-cell office:value-type="float" office:value="218">
            <text:p>218</text:p>
          </table:table-cell>
          <table:table-cell table:formula="of:=([.B219]-[.B218])/1000000" office:value-type="float" office:value="56.411">
            <text:p>56.411</text:p>
          </table:table-cell>
          <table:table-cell table:number-columns-repeated="3"/>
        </table:table-row>
        <table:table-row table:style-name="ro1">
          <table:table-cell office:value-type="string">
            <text:p>10-15 19:18:11.975: WARN/iTesa(2187): </text:p>
          </table:table-cell>
          <table:table-cell office:value-type="float" office:value="12383885257000">
            <text:p>12383885257000</text:p>
          </table:table-cell>
          <table:table-cell office:value-type="float" office:value="219">
            <text:p>219</text:p>
          </table:table-cell>
          <table:table-cell table:formula="of:=([.B220]-[.B219])/1000000" office:value-type="float" office:value="53.534">
            <text:p>53.534</text:p>
          </table:table-cell>
          <table:table-cell table:number-columns-repeated="3"/>
        </table:table-row>
        <table:table-row table:style-name="ro1">
          <table:table-cell office:value-type="string">
            <text:p>10-15 19:18:12.015: WARN/iTesa(2187): </text:p>
          </table:table-cell>
          <table:table-cell office:value-type="float" office:value="12383941420000">
            <text:p>12383941420000</text:p>
          </table:table-cell>
          <table:table-cell office:value-type="float" office:value="220">
            <text:p>220</text:p>
          </table:table-cell>
          <table:table-cell table:formula="of:=([.B221]-[.B220])/1000000" office:value-type="float" office:value="56.163">
            <text:p>56.163</text:p>
          </table:table-cell>
          <table:table-cell table:number-columns-repeated="3"/>
        </table:table-row>
        <table:table-row table:style-name="ro1">
          <table:table-cell office:value-type="string">
            <text:p>10-15 19:18:12.125: WARN/iTesa(2187): </text:p>
          </table:table-cell>
          <table:table-cell office:value-type="float" office:value="12383996873000">
            <text:p>12383996873000</text:p>
          </table:table-cell>
          <table:table-cell office:value-type="float" office:value="221">
            <text:p>221</text:p>
          </table:table-cell>
          <table:table-cell table:formula="of:=([.B222]-[.B221])/1000000" office:value-type="float" office:value="55.453">
            <text:p>55.453</text:p>
          </table:table-cell>
          <table:table-cell table:number-columns-repeated="3"/>
        </table:table-row>
        <table:table-row table:style-name="ro1">
          <table:table-cell office:value-type="string">
            <text:p>10-15 19:18:12.125: WARN/iTesa(2187): </text:p>
          </table:table-cell>
          <table:table-cell office:value-type="float" office:value="12384050377000">
            <text:p>12384050377000</text:p>
          </table:table-cell>
          <table:table-cell office:value-type="float" office:value="222">
            <text:p>222</text:p>
          </table:table-cell>
          <table:table-cell table:formula="of:=([.B223]-[.B222])/1000000" office:value-type="float" office:value="53.504">
            <text:p>53.504</text:p>
          </table:table-cell>
          <table:table-cell table:number-columns-repeated="3"/>
        </table:table-row>
        <table:table-row table:style-name="ro1">
          <table:table-cell office:value-type="string">
            <text:p>10-15 19:18:12.175: WARN/iTesa(2187): </text:p>
          </table:table-cell>
          <table:table-cell office:value-type="float" office:value="12384105345000">
            <text:p>12384105345000</text:p>
          </table:table-cell>
          <table:table-cell office:value-type="float" office:value="223">
            <text:p>223</text:p>
          </table:table-cell>
          <table:table-cell table:formula="of:=([.B224]-[.B223])/1000000" office:value-type="float" office:value="54.968">
            <text:p>54.968</text:p>
          </table:table-cell>
          <table:table-cell table:number-columns-repeated="3"/>
        </table:table-row>
        <table:table-row table:style-name="ro1">
          <table:table-cell office:value-type="string">
            <text:p>10-15 19:18:12.285: WARN/iTesa(2187): </text:p>
          </table:table-cell>
          <table:table-cell office:value-type="float" office:value="12384158857000">
            <text:p>12384158857000</text:p>
          </table:table-cell>
          <table:table-cell office:value-type="float" office:value="224">
            <text:p>224</text:p>
          </table:table-cell>
          <table:table-cell table:formula="of:=([.B225]-[.B224])/1000000" office:value-type="float" office:value="53.512">
            <text:p>53.512</text:p>
          </table:table-cell>
          <table:table-cell table:number-columns-repeated="3"/>
        </table:table-row>
        <table:table-row table:style-name="ro1">
          <table:table-cell office:value-type="string">
            <text:p>10-15 19:18:12.285: WARN/iTesa(2187): </text:p>
          </table:table-cell>
          <table:table-cell office:value-type="float" office:value="12384211397000">
            <text:p>12384211397000</text:p>
          </table:table-cell>
          <table:table-cell office:value-type="float" office:value="225">
            <text:p>225</text:p>
          </table:table-cell>
          <table:table-cell table:formula="of:=([.B226]-[.B225])/1000000" office:value-type="float" office:value="52.54">
            <text:p>52.54</text:p>
          </table:table-cell>
          <table:table-cell table:number-columns-repeated="3"/>
        </table:table-row>
        <table:table-row table:style-name="ro1">
          <table:table-cell office:value-type="string">
            <text:p>10-15 19:18:12.915: WARN/iTesa(2187): </text:p>
          </table:table-cell>
          <table:table-cell office:value-type="float" office:value="12384343185000">
            <text:p>12384343185000</text:p>
          </table:table-cell>
          <table:table-cell office:value-type="float" office:value="227">
            <text:p>227</text:p>
          </table:table-cell>
          <table:table-cell table:formula="of:=([.B227]-[.B226])/1000000" office:value-type="float" office:value="131.788">
            <text:p>131.788</text:p>
          </table:table-cell>
          <table:table-cell table:number-columns-repeated="3"/>
        </table:table-row>
        <table:table-row table:style-name="ro1">
          <table:table-cell office:value-type="string">
            <text:p>10-15 19:18:12.915: WARN/iTesa(2187): </text:p>
          </table:table-cell>
          <table:table-cell office:value-type="float" office:value="12384396428000">
            <text:p>12384396428000</text:p>
          </table:table-cell>
          <table:table-cell office:value-type="float" office:value="228">
            <text:p>228</text:p>
          </table:table-cell>
          <table:table-cell table:formula="of:=([.B228]-[.B227])/1000000" office:value-type="float" office:value="53.243">
            <text:p>53.243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458168000">
            <text:p>12384458168000</text:p>
          </table:table-cell>
          <table:table-cell office:value-type="float" office:value="229">
            <text:p>229</text:p>
          </table:table-cell>
          <table:table-cell table:formula="of:=([.B229]-[.B228])/1000000" office:value-type="float" office:value="61.74">
            <text:p>61.74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512558000">
            <text:p>12384512558000</text:p>
          </table:table-cell>
          <table:table-cell office:value-type="float" office:value="230">
            <text:p>230</text:p>
          </table:table-cell>
          <table:table-cell table:formula="of:=([.B230]-[.B229])/1000000" office:value-type="float" office:value="54.39">
            <text:p>54.39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571427000">
            <text:p>12384571427000</text:p>
          </table:table-cell>
          <table:table-cell office:value-type="float" office:value="231">
            <text:p>231</text:p>
          </table:table-cell>
          <table:table-cell table:formula="of:=([.B231]-[.B230])/1000000" office:value-type="float" office:value="58.869">
            <text:p>58.869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633162000">
            <text:p>12384633162000</text:p>
          </table:table-cell>
          <table:table-cell office:value-type="float" office:value="232">
            <text:p>232</text:p>
          </table:table-cell>
          <table:table-cell table:formula="of:=([.B232]-[.B231])/1000000" office:value-type="float" office:value="61.735">
            <text:p>61.735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692495000">
            <text:p>12384692495000</text:p>
          </table:table-cell>
          <table:table-cell office:value-type="float" office:value="233">
            <text:p>233</text:p>
          </table:table-cell>
          <table:table-cell table:formula="of:=([.B233]-[.B232])/1000000" office:value-type="float" office:value="59.333">
            <text:p>59.333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749902000">
            <text:p>12384749902000</text:p>
          </table:table-cell>
          <table:table-cell office:value-type="float" office:value="234">
            <text:p>234</text:p>
          </table:table-cell>
          <table:table-cell table:formula="of:=([.B234]-[.B233])/1000000" office:value-type="float" office:value="57.407">
            <text:p>57.407</text:p>
          </table:table-cell>
          <table:table-cell table:number-columns-repeated="3"/>
        </table:table-row>
        <table:table-row table:style-name="ro1">
          <table:table-cell office:value-type="string">
            <text:p>10-15 19:18:12.925: WARN/iTesa(2187): </text:p>
          </table:table-cell>
          <table:table-cell office:value-type="float" office:value="12384808362000">
            <text:p>12384808362000</text:p>
          </table:table-cell>
          <table:table-cell office:value-type="float" office:value="235">
            <text:p>235</text:p>
          </table:table-cell>
          <table:table-cell table:formula="of:=([.B235]-[.B234])/1000000" office:value-type="float" office:value="58.46">
            <text:p>58.46</text:p>
          </table:table-cell>
          <table:table-cell table:number-columns-repeated="3"/>
        </table:table-row>
        <table:table-row table:style-name="ro1">
          <table:table-cell office:value-type="string">
            <text:p>10-15 19:18:12.997: WARN/iTesa(2187): </text:p>
          </table:table-cell>
          <table:table-cell office:value-type="float" office:value="12384868532000">
            <text:p>12384868532000</text:p>
          </table:table-cell>
          <table:table-cell office:value-type="float" office:value="236">
            <text:p>236</text:p>
          </table:table-cell>
          <table:table-cell table:formula="of:=([.B236]-[.B235])/1000000" office:value-type="float" office:value="60.17">
            <text:p>60.17</text:p>
          </table:table-cell>
          <table:table-cell table:number-columns-repeated="3"/>
        </table:table-row>
        <table:table-row table:style-name="ro1">
          <table:table-cell office:value-type="string">
            <text:p>10-15 19:18:12.997: WARN/iTesa(2187): </text:p>
          </table:table-cell>
          <table:table-cell office:value-type="float" office:value="12384924595000">
            <text:p>12384924595000</text:p>
          </table:table-cell>
          <table:table-cell office:value-type="float" office:value="237">
            <text:p>237</text:p>
          </table:table-cell>
          <table:table-cell table:formula="of:=([.B237]-[.B236])/1000000" office:value-type="float" office:value="56.063">
            <text:p>56.063</text:p>
          </table:table-cell>
          <table:table-cell table:number-columns-repeated="3"/>
        </table:table-row>
        <table:table-row table:style-name="ro1">
          <table:table-cell office:value-type="string">
            <text:p>10-15 19:18:13.050: WARN/iTesa(2187): </text:p>
          </table:table-cell>
          <table:table-cell office:value-type="float" office:value="12384977605000">
            <text:p>12384977605000</text:p>
          </table:table-cell>
          <table:table-cell office:value-type="float" office:value="238">
            <text:p>238</text:p>
          </table:table-cell>
          <table:table-cell table:formula="of:=([.B238]-[.B237])/1000000" office:value-type="float" office:value="53.01">
            <text:p>53.01</text:p>
          </table:table-cell>
          <table:table-cell table:number-columns-repeated="3"/>
        </table:table-row>
        <table:table-row table:style-name="ro1">
          <table:table-cell office:value-type="string">
            <text:p>10-15 19:18:13.156: WARN/iTesa(2187): </text:p>
          </table:table-cell>
          <table:table-cell office:value-type="float" office:value="12385030695000">
            <text:p>12385030695000</text:p>
          </table:table-cell>
          <table:table-cell office:value-type="float" office:value="239">
            <text:p>239</text:p>
          </table:table-cell>
          <table:table-cell table:formula="of:=([.B239]-[.B238])/1000000" office:value-type="float" office:value="53.09">
            <text:p>53.09</text:p>
          </table:table-cell>
          <table:table-cell table:number-columns-repeated="3"/>
        </table:table-row>
        <table:table-row table:style-name="ro1">
          <table:table-cell office:value-type="string">
            <text:p>10-15 19:18:13.156: WARN/iTesa(2187): </text:p>
          </table:table-cell>
          <table:table-cell office:value-type="float" office:value="12385083173000">
            <text:p>12385083173000</text:p>
          </table:table-cell>
          <table:table-cell office:value-type="float" office:value="240">
            <text:p>240</text:p>
          </table:table-cell>
          <table:table-cell table:formula="of:=([.B240]-[.B239])/1000000" office:value-type="float" office:value="52.478">
            <text:p>52.478</text:p>
          </table:table-cell>
          <table:table-cell table:number-columns-repeated="3"/>
        </table:table-row>
        <table:table-row table:style-name="ro1">
          <table:table-cell office:value-type="string">
            <text:p>10-15 19:18:13.315: WARN/iTesa(2187): </text:p>
          </table:table-cell>
          <table:table-cell office:value-type="float" office:value="12385188647000">
            <text:p>12385188647000</text:p>
          </table:table-cell>
          <table:table-cell office:value-type="float" office:value="241">
            <text:p>241</text:p>
          </table:table-cell>
          <table:table-cell table:formula="of:=([.B241]-[.B240])/1000000" office:value-type="float" office:value="105.474">
            <text:p>105.474</text:p>
          </table:table-cell>
          <table:table-cell table:number-columns-repeated="3"/>
        </table:table-row>
        <table:table-row table:style-name="ro1">
          <table:table-cell office:value-type="string">
            <text:p>10-15 19:18:13.315: WARN/iTesa(2187): </text:p>
          </table:table-cell>
          <table:table-cell office:value-type="float" office:value="12385241187000">
            <text:p>12385241187000</text:p>
          </table:table-cell>
          <table:table-cell office:value-type="float" office:value="242">
            <text:p>242</text:p>
          </table:table-cell>
          <table:table-cell table:formula="of:=([.B242]-[.B241])/1000000" office:value-type="float" office:value="52.54">
            <text:p>52.54</text:p>
          </table:table-cell>
          <table:table-cell table:number-columns-repeated="3"/>
        </table:table-row>
        <table:table-row table:style-name="ro1">
          <table:table-cell office:value-type="string">
            <text:p>10-15 19:18:13.420: WARN/iTesa(2187): </text:p>
          </table:table-cell>
          <table:table-cell office:value-type="float" office:value="12385294308000">
            <text:p>12385294308000</text:p>
          </table:table-cell>
          <table:table-cell office:value-type="float" office:value="243">
            <text:p>243</text:p>
          </table:table-cell>
          <table:table-cell table:formula="of:=([.B243]-[.B242])/1000000" office:value-type="float" office:value="53.121">
            <text:p>53.121</text:p>
          </table:table-cell>
          <table:table-cell table:number-columns-repeated="3"/>
        </table:table-row>
        <table:table-row table:style-name="ro1">
          <table:table-cell office:value-type="string">
            <text:p>10-15 19:18:13.420: WARN/iTesa(2187): </text:p>
          </table:table-cell>
          <table:table-cell office:value-type="float" office:value="12385346802000">
            <text:p>12385346802000</text:p>
          </table:table-cell>
          <table:table-cell office:value-type="float" office:value="244">
            <text:p>244</text:p>
          </table:table-cell>
          <table:table-cell table:formula="of:=([.B244]-[.B243])/1000000" office:value-type="float" office:value="52.494">
            <text:p>52.494</text:p>
          </table:table-cell>
          <table:table-cell table:number-columns-repeated="3"/>
        </table:table-row>
        <table:table-row table:style-name="ro1">
          <table:table-cell office:value-type="string">
            <text:p>10-15 19:18:13.475: WARN/iTesa(2187): </text:p>
          </table:table-cell>
          <table:table-cell office:value-type="float" office:value="12385399762000">
            <text:p>12385399762000</text:p>
          </table:table-cell>
          <table:table-cell office:value-type="float" office:value="245">
            <text:p>245</text:p>
          </table:table-cell>
          <table:table-cell table:formula="of:=([.B245]-[.B244])/1000000" office:value-type="float" office:value="52.96">
            <text:p>52.96</text:p>
          </table:table-cell>
          <table:table-cell table:number-columns-repeated="3"/>
        </table:table-row>
        <table:table-row table:style-name="ro1">
          <table:table-cell office:value-type="string">
            <text:p>10-15 19:18:13.585: WARN/iTesa(2187): </text:p>
          </table:table-cell>
          <table:table-cell office:value-type="float" office:value="12385455313000">
            <text:p>12385455313000</text:p>
          </table:table-cell>
          <table:table-cell office:value-type="float" office:value="246">
            <text:p>246</text:p>
          </table:table-cell>
          <table:table-cell table:formula="of:=([.B246]-[.B245])/1000000" office:value-type="float" office:value="55.551">
            <text:p>55.551</text:p>
          </table:table-cell>
          <table:table-cell table:number-columns-repeated="3"/>
        </table:table-row>
        <table:table-row table:style-name="ro1">
          <table:table-cell office:value-type="string">
            <text:p>10-15 19:18:13.585: WARN/iTesa(2187): </text:p>
          </table:table-cell>
          <table:table-cell office:value-type="float" office:value="12385508712000">
            <text:p>12385508712000</text:p>
          </table:table-cell>
          <table:table-cell office:value-type="float" office:value="247">
            <text:p>247</text:p>
          </table:table-cell>
          <table:table-cell table:formula="of:=([.B247]-[.B246])/1000000" office:value-type="float" office:value="53.399">
            <text:p>53.399</text:p>
          </table:table-cell>
          <table:table-cell table:number-columns-repeated="3"/>
        </table:table-row>
        <table:table-row table:style-name="ro1">
          <table:table-cell office:value-type="string">
            <text:p>10-15 19:18:13.685: WARN/iTesa(2187): </text:p>
          </table:table-cell>
          <table:table-cell office:value-type="float" office:value="12385563267000">
            <text:p>12385563267000</text:p>
          </table:table-cell>
          <table:table-cell office:value-type="float" office:value="248">
            <text:p>248</text:p>
          </table:table-cell>
          <table:table-cell table:formula="of:=([.B248]-[.B247])/1000000" office:value-type="float" office:value="54.555">
            <text:p>54.555</text:p>
          </table:table-cell>
          <table:table-cell table:number-columns-repeated="3"/>
        </table:table-row>
        <table:table-row table:style-name="ro1">
          <table:table-cell office:value-type="string">
            <text:p>10-15 19:18:13.685: WARN/iTesa(2187): </text:p>
          </table:table-cell>
          <table:table-cell office:value-type="float" office:value="12385616595000">
            <text:p>12385616595000</text:p>
          </table:table-cell>
          <table:table-cell office:value-type="float" office:value="249">
            <text:p>249</text:p>
          </table:table-cell>
          <table:table-cell table:formula="of:=([.B249]-[.B248])/1000000" office:value-type="float" office:value="53.328">
            <text:p>53.328</text:p>
          </table:table-cell>
          <table:table-cell table:number-columns-repeated="3"/>
        </table:table-row>
        <table:table-row table:style-name="ro1">
          <table:table-cell office:value-type="string">
            <text:p>10-15 19:18:13.745: WARN/iTesa(2187): </text:p>
          </table:table-cell>
          <table:table-cell office:value-type="float" office:value="12385671222000">
            <text:p>12385671222000</text:p>
          </table:table-cell>
          <table:table-cell office:value-type="float" office:value="250">
            <text:p>250</text:p>
          </table:table-cell>
          <table:table-cell table:formula="of:=([.B250]-[.B249])/1000000" office:value-type="float" office:value="54.627">
            <text:p>54.627</text:p>
          </table:table-cell>
          <table:table-cell table:number-columns-repeated="3"/>
        </table:table-row>
        <table:table-row table:style-name="ro1">
          <table:table-cell office:value-type="string">
            <text:p>10-15 19:18:13.855: WARN/iTesa(2187): </text:p>
          </table:table-cell>
          <table:table-cell office:value-type="float" office:value="12385725885000">
            <text:p>12385725885000</text:p>
          </table:table-cell>
          <table:table-cell office:value-type="float" office:value="251">
            <text:p>251</text:p>
          </table:table-cell>
          <table:table-cell table:formula="of:=([.B251]-[.B250])/1000000" office:value-type="float" office:value="54.663">
            <text:p>54.663</text:p>
          </table:table-cell>
          <table:table-cell table:number-columns-repeated="3"/>
        </table:table-row>
        <table:table-row table:style-name="ro1">
          <table:table-cell office:value-type="string">
            <text:p>10-15 19:18:13.855: WARN/iTesa(2187): </text:p>
          </table:table-cell>
          <table:table-cell office:value-type="float" office:value="12385779305000">
            <text:p>12385779305000</text:p>
          </table:table-cell>
          <table:table-cell office:value-type="float" office:value="252">
            <text:p>252</text:p>
          </table:table-cell>
          <table:table-cell table:formula="of:=([.B252]-[.B251])/1000000" office:value-type="float" office:value="53.42">
            <text:p>53.42</text:p>
          </table:table-cell>
          <table:table-cell table:number-columns-repeated="3"/>
        </table:table-row>
        <table:table-row table:style-name="ro1">
          <table:table-cell office:value-type="string">
            <text:p>10-15 19:18:13.905: WARN/iTesa(2187): </text:p>
          </table:table-cell>
          <table:table-cell office:value-type="float" office:value="12385834053000">
            <text:p>12385834053000</text:p>
          </table:table-cell>
          <table:table-cell office:value-type="float" office:value="253">
            <text:p>253</text:p>
          </table:table-cell>
          <table:table-cell table:formula="of:=([.B253]-[.B252])/1000000" office:value-type="float" office:value="54.748">
            <text:p>54.748</text:p>
          </table:table-cell>
          <table:table-cell table:number-columns-repeated="3"/>
        </table:table-row>
        <table:table-row table:style-name="ro1">
          <table:table-cell office:value-type="string">
            <text:p>10-15 19:18:14.015: WARN/iTesa(2187): </text:p>
          </table:table-cell>
          <table:table-cell office:value-type="float" office:value="12385888735000">
            <text:p>12385888735000</text:p>
          </table:table-cell>
          <table:table-cell office:value-type="float" office:value="254">
            <text:p>254</text:p>
          </table:table-cell>
          <table:table-cell table:formula="of:=([.B254]-[.B253])/1000000" office:value-type="float" office:value="54.682">
            <text:p>54.682</text:p>
          </table:table-cell>
          <table:table-cell table:number-columns-repeated="3"/>
        </table:table-row>
        <table:table-row table:style-name="ro1">
          <table:table-cell office:value-type="string">
            <text:p>10-15 19:18:14.015: WARN/iTesa(2187): </text:p>
          </table:table-cell>
          <table:table-cell office:value-type="float" office:value="12385942152000">
            <text:p>12385942152000</text:p>
          </table:table-cell>
          <table:table-cell office:value-type="float" office:value="255">
            <text:p>255</text:p>
          </table:table-cell>
          <table:table-cell table:formula="of:=([.B255]-[.B254])/1000000" office:value-type="float" office:value="53.417">
            <text:p>53.417</text:p>
          </table:table-cell>
          <table:table-cell table:number-columns-repeated="3"/>
        </table:table-row>
        <table:table-row table:style-name="ro1">
          <table:table-cell office:value-type="string">
            <text:p>10-15 19:18:14.125: WARN/iTesa(2187): </text:p>
          </table:table-cell>
          <table:table-cell office:value-type="float" office:value="12385996853000">
            <text:p>12385996853000</text:p>
          </table:table-cell>
          <table:table-cell office:value-type="float" office:value="256">
            <text:p>256</text:p>
          </table:table-cell>
          <table:table-cell table:formula="of:=([.B256]-[.B255])/1000000" office:value-type="float" office:value="54.701">
            <text:p>54.701</text:p>
          </table:table-cell>
          <table:table-cell table:number-columns-repeated="3"/>
        </table:table-row>
        <table:table-row table:style-name="ro1">
          <table:table-cell office:value-type="string">
            <text:p>10-15 19:18:14.125: WARN/iTesa(2187): </text:p>
          </table:table-cell>
          <table:table-cell office:value-type="float" office:value="12386050355000">
            <text:p>12386050355000</text:p>
          </table:table-cell>
          <table:table-cell office:value-type="float" office:value="257">
            <text:p>257</text:p>
          </table:table-cell>
          <table:table-cell table:formula="of:=([.B257]-[.B256])/1000000" office:value-type="float" office:value="53.502">
            <text:p>53.502</text:p>
          </table:table-cell>
          <table:table-cell table:number-columns-repeated="3"/>
        </table:table-row>
        <table:table-row table:style-name="ro1">
          <table:table-cell office:value-type="string">
            <text:p>10-15 19:18:14.177: WARN/iTesa(2187): </text:p>
          </table:table-cell>
          <table:table-cell office:value-type="float" office:value="12386104948000">
            <text:p>12386104948000</text:p>
          </table:table-cell>
          <table:table-cell office:value-type="float" office:value="258">
            <text:p>258</text:p>
          </table:table-cell>
          <table:table-cell table:formula="of:=([.B258]-[.B257])/1000000" office:value-type="float" office:value="54.593">
            <text:p>54.593</text:p>
          </table:table-cell>
          <table:table-cell table:number-columns-repeated="3"/>
        </table:table-row>
        <table:table-row table:style-name="ro1">
          <table:table-cell office:value-type="string">
            <text:p>10-15 19:18:14.285: WARN/iTesa(2187): </text:p>
          </table:table-cell>
          <table:table-cell office:value-type="float" office:value="12386212958000">
            <text:p>12386212958000</text:p>
          </table:table-cell>
          <table:table-cell office:value-type="float" office:value="259">
            <text:p>259</text:p>
          </table:table-cell>
          <table:table-cell table:formula="of:=([.B259]-[.B258])/1000000" office:value-type="float" office:value="108.01">
            <text:p>108.01</text:p>
          </table:table-cell>
          <table:table-cell table:number-columns-repeated="3"/>
        </table:table-row>
        <table:table-row table:style-name="ro1">
          <table:table-cell office:value-type="string">
            <text:p>10-15 19:18:14.395: WARN/iTesa(2187): </text:p>
          </table:table-cell>
          <table:table-cell office:value-type="float" office:value="12386267577000">
            <text:p>12386267577000</text:p>
          </table:table-cell>
          <table:table-cell office:value-type="float" office:value="260">
            <text:p>260</text:p>
          </table:table-cell>
          <table:table-cell table:formula="of:=([.B260]-[.B259])/1000000" office:value-type="float" office:value="54.619">
            <text:p>54.619</text:p>
          </table:table-cell>
          <table:table-cell table:number-columns-repeated="3"/>
        </table:table-row>
        <table:table-row table:style-name="ro1">
          <table:table-cell office:value-type="string">
            <text:p>10-15 19:18:14.395: WARN/iTesa(2187): </text:p>
          </table:table-cell>
          <table:table-cell office:value-type="float" office:value="12386321038000">
            <text:p>12386321038000</text:p>
          </table:table-cell>
          <table:table-cell office:value-type="float" office:value="261">
            <text:p>261</text:p>
          </table:table-cell>
          <table:table-cell table:formula="of:=([.B261]-[.B260])/1000000" office:value-type="float" office:value="53.461">
            <text:p>53.461</text:p>
          </table:table-cell>
          <table:table-cell table:number-columns-repeated="3"/>
        </table:table-row>
        <table:table-row table:style-name="ro1">
          <table:table-cell office:value-type="string">
            <text:p>10-15 19:18:14.455: WARN/iTesa(2187): </text:p>
          </table:table-cell>
          <table:table-cell office:value-type="float" office:value="12386375840000">
            <text:p>12386375840000</text:p>
          </table:table-cell>
          <table:table-cell office:value-type="float" office:value="262">
            <text:p>262</text:p>
          </table:table-cell>
          <table:table-cell table:formula="of:=([.B262]-[.B261])/1000000" office:value-type="float" office:value="54.802">
            <text:p>54.802</text:p>
          </table:table-cell>
          <table:table-cell table:number-columns-repeated="3"/>
        </table:table-row>
        <table:table-row table:style-name="ro1">
          <table:table-cell office:value-type="string">
            <text:p>10-15 19:18:14.556: WARN/iTesa(2187): </text:p>
          </table:table-cell>
          <table:table-cell office:value-type="float" office:value="12386430287000">
            <text:p>12386430287000</text:p>
          </table:table-cell>
          <table:table-cell office:value-type="float" office:value="263">
            <text:p>263</text:p>
          </table:table-cell>
          <table:table-cell table:formula="of:=([.B263]-[.B262])/1000000" office:value-type="float" office:value="54.447">
            <text:p>54.447</text:p>
          </table:table-cell>
          <table:table-cell table:number-columns-repeated="3"/>
        </table:table-row>
        <table:table-row table:style-name="ro1">
          <table:table-cell office:value-type="string">
            <text:p>10-15 19:18:14.556: WARN/iTesa(2187): </text:p>
          </table:table-cell>
          <table:table-cell office:value-type="float" office:value="12386483638000">
            <text:p>12386483638000</text:p>
          </table:table-cell>
          <table:table-cell office:value-type="float" office:value="264">
            <text:p>264</text:p>
          </table:table-cell>
          <table:table-cell table:formula="of:=([.B264]-[.B263])/1000000" office:value-type="float" office:value="53.351">
            <text:p>53.351</text:p>
          </table:table-cell>
          <table:table-cell table:number-columns-repeated="3"/>
        </table:table-row>
        <table:table-row table:style-name="ro1">
          <table:table-cell office:value-type="string">
            <text:p>10-15 19:18:14.665: WARN/iTesa(2187): </text:p>
          </table:table-cell>
          <table:table-cell office:value-type="float" office:value="12386538177000">
            <text:p>12386538177000</text:p>
          </table:table-cell>
          <table:table-cell office:value-type="float" office:value="265">
            <text:p>265</text:p>
          </table:table-cell>
          <table:table-cell table:formula="of:=([.B265]-[.B264])/1000000" office:value-type="float" office:value="54.539">
            <text:p>54.539</text:p>
          </table:table-cell>
          <table:table-cell table:number-columns-repeated="3"/>
        </table:table-row>
        <table:table-row table:style-name="ro1">
          <table:table-cell office:value-type="string">
            <text:p>10-15 19:18:14.665: WARN/iTesa(2187): </text:p>
          </table:table-cell>
          <table:table-cell office:value-type="float" office:value="12386591635000">
            <text:p>12386591635000</text:p>
          </table:table-cell>
          <table:table-cell office:value-type="float" office:value="266">
            <text:p>266</text:p>
          </table:table-cell>
          <table:table-cell table:formula="of:=([.B266]-[.B265])/1000000" office:value-type="float" office:value="53.458">
            <text:p>53.458</text:p>
          </table:table-cell>
          <table:table-cell table:number-columns-repeated="3"/>
        </table:table-row>
        <table:table-row table:style-name="ro1">
          <table:table-cell office:value-type="string">
            <text:p>10-15 19:18:14.775: WARN/iTesa(2187): </text:p>
          </table:table-cell>
          <table:table-cell office:value-type="float" office:value="12386646137000">
            <text:p>12386646137000</text:p>
          </table:table-cell>
          <table:table-cell office:value-type="float" office:value="267">
            <text:p>267</text:p>
          </table:table-cell>
          <table:table-cell table:formula="of:=([.B267]-[.B266])/1000000" office:value-type="float" office:value="54.502">
            <text:p>54.502</text:p>
          </table:table-cell>
          <table:table-cell table:number-columns-repeated="3"/>
        </table:table-row>
        <table:table-row table:style-name="ro1">
          <table:table-cell office:value-type="string">
            <text:p>10-15 19:18:14.775: WARN/iTesa(2187): </text:p>
          </table:table-cell>
          <table:table-cell office:value-type="float" office:value="12386699627000">
            <text:p>12386699627000</text:p>
          </table:table-cell>
          <table:table-cell office:value-type="float" office:value="268">
            <text:p>268</text:p>
          </table:table-cell>
          <table:table-cell table:formula="of:=([.B268]-[.B267])/1000000" office:value-type="float" office:value="53.49">
            <text:p>53.49</text:p>
          </table:table-cell>
          <table:table-cell table:number-columns-repeated="3"/>
        </table:table-row>
        <table:table-row table:style-name="ro1">
          <table:table-cell office:value-type="string">
            <text:p>10-15 19:18:14.827: WARN/iTesa(2187): </text:p>
          </table:table-cell>
          <table:table-cell office:value-type="float" office:value="12386754442000">
            <text:p>12386754442000</text:p>
          </table:table-cell>
          <table:table-cell office:value-type="float" office:value="269">
            <text:p>269</text:p>
          </table:table-cell>
          <table:table-cell table:formula="of:=([.B269]-[.B268])/1000000" office:value-type="float" office:value="54.815">
            <text:p>54.815</text:p>
          </table:table-cell>
          <table:table-cell table:number-columns-repeated="3"/>
        </table:table-row>
        <table:table-row table:style-name="ro1">
          <table:table-cell office:value-type="string">
            <text:p>10-15 19:18:14.935: WARN/iTesa(2187): </text:p>
          </table:table-cell>
          <table:table-cell office:value-type="float" office:value="12386809153000">
            <text:p>12386809153000</text:p>
          </table:table-cell>
          <table:table-cell office:value-type="float" office:value="270">
            <text:p>270</text:p>
          </table:table-cell>
          <table:table-cell table:formula="of:=([.B270]-[.B269])/1000000" office:value-type="float" office:value="54.711">
            <text:p>54.711</text:p>
          </table:table-cell>
          <table:table-cell table:number-columns-repeated="3"/>
        </table:table-row>
        <table:table-row table:style-name="ro1">
          <table:table-cell office:value-type="string">
            <text:p>10-15 19:18:14.935: WARN/iTesa(2187): </text:p>
          </table:table-cell>
          <table:table-cell office:value-type="float" office:value="12386862598000">
            <text:p>12386862598000</text:p>
          </table:table-cell>
          <table:table-cell office:value-type="float" office:value="271">
            <text:p>271</text:p>
          </table:table-cell>
          <table:table-cell table:formula="of:=([.B271]-[.B270])/1000000" office:value-type="float" office:value="53.445">
            <text:p>53.445</text:p>
          </table:table-cell>
          <table:table-cell table:number-columns-repeated="3"/>
        </table:table-row>
        <table:table-row table:style-name="ro1">
          <table:table-cell office:value-type="string">
            <text:p>10-15 19:18:14.985: WARN/iTesa(2187): </text:p>
          </table:table-cell>
          <table:table-cell office:value-type="float" office:value="12386917085000">
            <text:p>12386917085000</text:p>
          </table:table-cell>
          <table:table-cell office:value-type="float" office:value="272">
            <text:p>272</text:p>
          </table:table-cell>
          <table:table-cell table:formula="of:=([.B272]-[.B271])/1000000" office:value-type="float" office:value="54.487">
            <text:p>54.487</text:p>
          </table:table-cell>
          <table:table-cell table:number-columns-repeated="3"/>
        </table:table-row>
        <table:table-row table:style-name="ro1">
          <table:table-cell office:value-type="string">
            <text:p>10-15 19:18:15.095: WARN/iTesa(2187): </text:p>
          </table:table-cell>
          <table:table-cell office:value-type="float" office:value="12386971852000">
            <text:p>12386971852000</text:p>
          </table:table-cell>
          <table:table-cell office:value-type="float" office:value="273">
            <text:p>273</text:p>
          </table:table-cell>
          <table:table-cell table:formula="of:=([.B273]-[.B272])/1000000" office:value-type="float" office:value="54.767">
            <text:p>54.767</text:p>
          </table:table-cell>
          <table:table-cell table:number-columns-repeated="3"/>
        </table:table-row>
        <table:table-row table:style-name="ro1">
          <table:table-cell office:value-type="string">
            <text:p>10-15 19:18:15.095: WARN/iTesa(2187): </text:p>
          </table:table-cell>
          <table:table-cell office:value-type="float" office:value="12387025200000">
            <text:p>12387025200000</text:p>
          </table:table-cell>
          <table:table-cell office:value-type="float" office:value="274">
            <text:p>274</text:p>
          </table:table-cell>
          <table:table-cell table:formula="of:=([.B274]-[.B273])/1000000" office:value-type="float" office:value="53.348">
            <text:p>53.348</text:p>
          </table:table-cell>
          <table:table-cell table:number-columns-repeated="3"/>
        </table:table-row>
        <table:table-row table:style-name="ro1">
          <table:table-cell office:value-type="string">
            <text:p>10-15 19:18:15.225: WARN/iTesa(2187): </text:p>
          </table:table-cell>
          <table:table-cell office:value-type="float" office:value="12387079855000">
            <text:p>12387079855000</text:p>
          </table:table-cell>
          <table:table-cell office:value-type="float" office:value="275">
            <text:p>275</text:p>
          </table:table-cell>
          <table:table-cell table:formula="of:=([.B275]-[.B274])/1000000" office:value-type="float" office:value="54.655">
            <text:p>54.655</text:p>
          </table:table-cell>
          <table:table-cell table:number-columns-repeated="3"/>
        </table:table-row>
        <table:table-row table:style-name="ro1">
          <table:table-cell office:value-type="string">
            <text:p>10-15 19:18:15.225: WARN/iTesa(2187): </text:p>
          </table:table-cell>
          <table:table-cell office:value-type="float" office:value="12387133452000">
            <text:p>12387133452000</text:p>
          </table:table-cell>
          <table:table-cell office:value-type="float" office:value="276">
            <text:p>276</text:p>
          </table:table-cell>
          <table:table-cell table:formula="of:=([.B276]-[.B275])/1000000" office:value-type="float" office:value="53.597">
            <text:p>53.597</text:p>
          </table:table-cell>
          <table:table-cell table:number-columns-repeated="3"/>
        </table:table-row>
        <table:table-row table:style-name="ro1">
          <table:table-cell office:value-type="string">
            <text:p>10-15 19:18:15.265: WARN/iTesa(2187): </text:p>
          </table:table-cell>
          <table:table-cell office:value-type="float" office:value="12387193918000">
            <text:p>12387193918000</text:p>
          </table:table-cell>
          <table:table-cell office:value-type="float" office:value="277">
            <text:p>277</text:p>
          </table:table-cell>
          <table:table-cell table:formula="of:=([.B277]-[.B276])/1000000" office:value-type="float" office:value="60.466">
            <text:p>60.466</text:p>
          </table:table-cell>
          <table:table-cell table:number-columns-repeated="3"/>
        </table:table-row>
        <table:table-row table:style-name="ro1">
          <table:table-cell office:value-type="string">
            <text:p>10-15 19:18:15.375: WARN/iTesa(2187): </text:p>
          </table:table-cell>
          <table:table-cell office:value-type="float" office:value="12387248780000">
            <text:p>12387248780000</text:p>
          </table:table-cell>
          <table:table-cell office:value-type="float" office:value="278">
            <text:p>278</text:p>
          </table:table-cell>
          <table:table-cell table:formula="of:=([.B278]-[.B277])/1000000" office:value-type="float" office:value="54.862">
            <text:p>54.862</text:p>
          </table:table-cell>
          <table:table-cell table:number-columns-repeated="3"/>
        </table:table-row>
        <table:table-row table:style-name="ro1">
          <table:table-cell office:value-type="string">
            <text:p>10-15 19:18:15.375: WARN/iTesa(2187): </text:p>
          </table:table-cell>
          <table:table-cell office:value-type="float" office:value="12387302247000">
            <text:p>12387302247000</text:p>
          </table:table-cell>
          <table:table-cell office:value-type="float" office:value="279">
            <text:p>279</text:p>
          </table:table-cell>
          <table:table-cell table:formula="of:=([.B279]-[.B278])/1000000" office:value-type="float" office:value="53.467">
            <text:p>53.467</text:p>
          </table:table-cell>
          <table:table-cell table:number-columns-repeated="3"/>
        </table:table-row>
        <table:table-row table:style-name="ro1">
          <table:table-cell office:value-type="string">
            <text:p>10-15 19:18:15.429: WARN/iTesa(2187): </text:p>
          </table:table-cell>
          <table:table-cell office:value-type="float" office:value="12387356962000">
            <text:p>12387356962000</text:p>
          </table:table-cell>
          <table:table-cell office:value-type="float" office:value="280">
            <text:p>280</text:p>
          </table:table-cell>
          <table:table-cell table:formula="of:=([.B280]-[.B279])/1000000" office:value-type="float" office:value="54.715">
            <text:p>54.715</text:p>
          </table:table-cell>
          <table:table-cell table:number-columns-repeated="3"/>
        </table:table-row>
        <table:table-row table:style-name="ro1">
          <table:table-cell office:value-type="string">
            <text:p>10-15 19:18:15.537: WARN/iTesa(2187): </text:p>
          </table:table-cell>
          <table:table-cell office:value-type="float" office:value="12387411802000">
            <text:p>12387411802000</text:p>
          </table:table-cell>
          <table:table-cell office:value-type="float" office:value="281">
            <text:p>281</text:p>
          </table:table-cell>
          <table:table-cell table:formula="of:=([.B281]-[.B280])/1000000" office:value-type="float" office:value="54.84">
            <text:p>54.84</text:p>
          </table:table-cell>
          <table:table-cell table:number-columns-repeated="3"/>
        </table:table-row>
        <table:table-row table:style-name="ro1">
          <table:table-cell office:value-type="string">
            <text:p>10-15 19:18:15.537: WARN/iTesa(2187): </text:p>
          </table:table-cell>
          <table:table-cell office:value-type="float" office:value="12387465198000">
            <text:p>12387465198000</text:p>
          </table:table-cell>
          <table:table-cell office:value-type="float" office:value="282">
            <text:p>282</text:p>
          </table:table-cell>
          <table:table-cell table:formula="of:=([.B282]-[.B281])/1000000" office:value-type="float" office:value="53.396">
            <text:p>53.396</text:p>
          </table:table-cell>
          <table:table-cell table:number-columns-repeated="3"/>
        </table:table-row>
        <table:table-row table:style-name="ro1">
          <table:table-cell office:value-type="string">
            <text:p>10-15 19:18:15.595: WARN/iTesa(2187): </text:p>
          </table:table-cell>
          <table:table-cell office:value-type="float" office:value="12387519757000">
            <text:p>12387519757000</text:p>
          </table:table-cell>
          <table:table-cell office:value-type="float" office:value="283">
            <text:p>283</text:p>
          </table:table-cell>
          <table:table-cell table:formula="of:=([.B283]-[.B282])/1000000" office:value-type="float" office:value="54.559">
            <text:p>54.559</text:p>
          </table:table-cell>
          <table:table-cell table:number-columns-repeated="3"/>
        </table:table-row>
        <table:table-row table:style-name="ro1">
          <table:table-cell office:value-type="string">
            <text:p>10-15 19:18:15.700: WARN/iTesa(2187): </text:p>
          </table:table-cell>
          <table:table-cell office:value-type="float" office:value="12387574465000">
            <text:p>12387574465000</text:p>
          </table:table-cell>
          <table:table-cell office:value-type="float" office:value="284">
            <text:p>284</text:p>
          </table:table-cell>
          <table:table-cell table:formula="of:=([.B284]-[.B283])/1000000" office:value-type="float" office:value="54.708">
            <text:p>54.708</text:p>
          </table:table-cell>
          <table:table-cell table:number-columns-repeated="3"/>
        </table:table-row>
        <table:table-row table:style-name="ro1">
          <table:table-cell office:value-type="string">
            <text:p>10-15 19:18:15.700: WARN/iTesa(2187): </text:p>
          </table:table-cell>
          <table:table-cell office:value-type="float" office:value="12387627805000">
            <text:p>12387627805000</text:p>
          </table:table-cell>
          <table:table-cell office:value-type="float" office:value="285">
            <text:p>285</text:p>
          </table:table-cell>
          <table:table-cell table:formula="of:=([.B285]-[.B284])/1000000" office:value-type="float" office:value="53.34">
            <text:p>53.34</text:p>
          </table:table-cell>
          <table:table-cell table:number-columns-repeated="3"/>
        </table:table-row>
        <table:table-row table:style-name="ro1">
          <table:table-cell office:value-type="string">
            <text:p>10-15 19:18:15.755: WARN/iTesa(2187): </text:p>
          </table:table-cell>
          <table:table-cell office:value-type="float" office:value="12387682400000">
            <text:p>12387682400000</text:p>
          </table:table-cell>
          <table:table-cell office:value-type="float" office:value="286">
            <text:p>286</text:p>
          </table:table-cell>
          <table:table-cell table:formula="of:=([.B286]-[.B285])/1000000" office:value-type="float" office:value="54.595">
            <text:p>54.595</text:p>
          </table:table-cell>
          <table:table-cell table:number-columns-repeated="3"/>
        </table:table-row>
        <table:table-row table:style-name="ro1">
          <table:table-cell office:value-type="string">
            <text:p>10-15 19:18:15.865: WARN/iTesa(2187): </text:p>
          </table:table-cell>
          <table:table-cell office:value-type="float" office:value="12387737063000">
            <text:p>12387737063000</text:p>
          </table:table-cell>
          <table:table-cell office:value-type="float" office:value="287">
            <text:p>287</text:p>
          </table:table-cell>
          <table:table-cell table:formula="of:=([.B287]-[.B286])/1000000" office:value-type="float" office:value="54.663">
            <text:p>54.663</text:p>
          </table:table-cell>
          <table:table-cell table:number-columns-repeated="3"/>
        </table:table-row>
        <table:table-row table:style-name="ro1">
          <table:table-cell office:value-type="string">
            <text:p>10-15 19:18:15.865: WARN/iTesa(2187): </text:p>
          </table:table-cell>
          <table:table-cell office:value-type="float" office:value="12387790535000">
            <text:p>12387790535000</text:p>
          </table:table-cell>
          <table:table-cell office:value-type="float" office:value="288">
            <text:p>288</text:p>
          </table:table-cell>
          <table:table-cell table:formula="of:=([.B288]-[.B287])/1000000" office:value-type="float" office:value="53.472">
            <text:p>53.472</text:p>
          </table:table-cell>
          <table:table-cell table:number-columns-repeated="3"/>
        </table:table-row>
        <table:table-row table:style-name="ro1">
          <table:table-cell office:value-type="string">
            <text:p>10-15 19:18:15.917: WARN/iTesa(2187): </text:p>
          </table:table-cell>
          <table:table-cell office:value-type="float" office:value="12387845400000">
            <text:p>12387845400000</text:p>
          </table:table-cell>
          <table:table-cell office:value-type="float" office:value="289">
            <text:p>289</text:p>
          </table:table-cell>
          <table:table-cell table:formula="of:=([.B289]-[.B288])/1000000" office:value-type="float" office:value="54.865">
            <text:p>54.865</text:p>
          </table:table-cell>
          <table:table-cell table:number-columns-repeated="3"/>
        </table:table-row>
        <table:table-row table:style-name="ro1">
          <table:table-cell office:value-type="string">
            <text:p>10-15 19:18:16.026: WARN/iTesa(2187): </text:p>
          </table:table-cell>
          <table:table-cell office:value-type="float" office:value="12387900362000">
            <text:p>12387900362000</text:p>
          </table:table-cell>
          <table:table-cell office:value-type="float" office:value="290">
            <text:p>290</text:p>
          </table:table-cell>
          <table:table-cell table:formula="of:=([.B290]-[.B289])/1000000" office:value-type="float" office:value="54.962">
            <text:p>54.962</text:p>
          </table:table-cell>
          <table:table-cell table:number-columns-repeated="3"/>
        </table:table-row>
        <table:table-row table:style-name="ro1">
          <table:table-cell office:value-type="string">
            <text:p>10-15 19:18:16.026: WARN/iTesa(2187): </text:p>
          </table:table-cell>
          <table:table-cell office:value-type="float" office:value="12387953767000">
            <text:p>12387953767000</text:p>
          </table:table-cell>
          <table:table-cell office:value-type="float" office:value="291">
            <text:p>291</text:p>
          </table:table-cell>
          <table:table-cell table:formula="of:=([.B291]-[.B290])/1000000" office:value-type="float" office:value="53.405">
            <text:p>53.405</text:p>
          </table:table-cell>
          <table:table-cell table:number-columns-repeated="3"/>
        </table:table-row>
        <table:table-row table:style-name="ro1">
          <table:table-cell office:value-type="string">
            <text:p>10-15 19:18:16.135: WARN/iTesa(2187): </text:p>
          </table:table-cell>
          <table:table-cell office:value-type="float" office:value="12388008355000">
            <text:p>12388008355000</text:p>
          </table:table-cell>
          <table:table-cell office:value-type="float" office:value="292">
            <text:p>292</text:p>
          </table:table-cell>
          <table:table-cell table:formula="of:=([.B292]-[.B291])/1000000" office:value-type="float" office:value="54.588">
            <text:p>54.588</text:p>
          </table:table-cell>
          <table:table-cell table:number-columns-repeated="3"/>
        </table:table-row>
        <table:table-row table:style-name="ro1">
          <table:table-cell office:value-type="string">
            <text:p>10-15 19:18:16.135: WARN/iTesa(2187): </text:p>
          </table:table-cell>
          <table:table-cell office:value-type="float" office:value="12388061778000">
            <text:p>12388061778000</text:p>
          </table:table-cell>
          <table:table-cell office:value-type="float" office:value="293">
            <text:p>293</text:p>
          </table:table-cell>
          <table:table-cell table:formula="of:=([.B293]-[.B292])/1000000" office:value-type="float" office:value="53.423">
            <text:p>53.423</text:p>
          </table:table-cell>
          <table:table-cell table:number-columns-repeated="3"/>
        </table:table-row>
        <table:table-row table:style-name="ro1">
          <table:table-cell office:value-type="string">
            <text:p>10-15 19:18:16.189: WARN/iTesa(2187): </text:p>
          </table:table-cell>
          <table:table-cell office:value-type="float" office:value="12388116370000">
            <text:p>12388116370000</text:p>
          </table:table-cell>
          <table:table-cell office:value-type="float" office:value="294">
            <text:p>294</text:p>
          </table:table-cell>
          <table:table-cell table:formula="of:=([.B294]-[.B293])/1000000" office:value-type="float" office:value="54.592">
            <text:p>54.592</text:p>
          </table:table-cell>
          <table:table-cell table:number-columns-repeated="3"/>
        </table:table-row>
        <table:table-row table:style-name="ro1">
          <table:table-cell office:value-type="string">
            <text:p>10-15 19:18:16.297: WARN/iTesa(2187): </text:p>
          </table:table-cell>
          <table:table-cell office:value-type="float" office:value="12388171113000">
            <text:p>12388171113000</text:p>
          </table:table-cell>
          <table:table-cell office:value-type="float" office:value="295">
            <text:p>295</text:p>
          </table:table-cell>
          <table:table-cell table:formula="of:=([.B295]-[.B294])/1000000" office:value-type="float" office:value="54.743">
            <text:p>54.743</text:p>
          </table:table-cell>
          <table:table-cell table:number-columns-repeated="3"/>
        </table:table-row>
        <table:table-row table:style-name="ro1">
          <table:table-cell office:value-type="string">
            <text:p>10-15 19:18:16.297: WARN/iTesa(2187): </text:p>
          </table:table-cell>
          <table:table-cell office:value-type="float" office:value="12388224515000">
            <text:p>12388224515000</text:p>
          </table:table-cell>
          <table:table-cell office:value-type="float" office:value="296">
            <text:p>296</text:p>
          </table:table-cell>
          <table:table-cell table:formula="of:=([.B296]-[.B295])/1000000" office:value-type="float" office:value="53.402">
            <text:p>53.402</text:p>
          </table:table-cell>
          <table:table-cell table:number-columns-repeated="3"/>
        </table:table-row>
        <table:table-row table:style-name="ro1">
          <table:table-cell office:value-type="string">
            <text:p>10-15 19:18:16.355: WARN/iTesa(2187): </text:p>
          </table:table-cell>
          <table:table-cell office:value-type="float" office:value="12388279242000">
            <text:p>12388279242000</text:p>
          </table:table-cell>
          <table:table-cell office:value-type="float" office:value="297">
            <text:p>297</text:p>
          </table:table-cell>
          <table:table-cell table:formula="of:=([.B297]-[.B296])/1000000" office:value-type="float" office:value="54.727">
            <text:p>54.727</text:p>
          </table:table-cell>
          <table:table-cell table:number-columns-repeated="3"/>
        </table:table-row>
        <table:table-row table:style-name="ro1">
          <table:table-cell office:value-type="string">
            <text:p>10-15 19:18:16.465: WARN/iTesa(2187): </text:p>
          </table:table-cell>
          <table:table-cell office:value-type="float" office:value="12388334307000">
            <text:p>12388334307000</text:p>
          </table:table-cell>
          <table:table-cell office:value-type="float" office:value="298">
            <text:p>298</text:p>
          </table:table-cell>
          <table:table-cell table:formula="of:=([.B298]-[.B297])/1000000" office:value-type="float" office:value="55.065">
            <text:p>55.065</text:p>
          </table:table-cell>
          <table:table-cell table:number-columns-repeated="3"/>
        </table:table-row>
        <table:table-row table:style-name="ro1">
          <table:table-cell office:value-type="string">
            <text:p>10-15 19:18:16.465: WARN/iTesa(2187): </text:p>
          </table:table-cell>
          <table:table-cell office:value-type="float" office:value="12388387772000">
            <text:p>12388387772000</text:p>
          </table:table-cell>
          <table:table-cell office:value-type="float" office:value="299">
            <text:p>299</text:p>
          </table:table-cell>
          <table:table-cell table:formula="of:=([.B299]-[.B298])/1000000" office:value-type="float" office:value="53.465">
            <text:p>53.465</text:p>
          </table:table-cell>
          <table:table-cell table:number-columns-repeated="3"/>
        </table:table-row>
        <table:table-row table:style-name="ro1">
          <table:table-cell office:value-type="string">
            <text:p>10-15 19:18:16.515: WARN/iTesa(2187): </text:p>
          </table:table-cell>
          <table:table-cell office:value-type="float" office:value="12388442552000">
            <text:p>12388442552000</text:p>
          </table:table-cell>
          <table:table-cell office:value-type="float" office:value="300">
            <text:p>300</text:p>
          </table:table-cell>
          <table:table-cell table:formula="of:=([.B300]-[.B299])/1000000" office:value-type="float" office:value="54.78">
            <text:p>54.78</text:p>
          </table:table-cell>
          <table:table-cell table:number-columns-repeated="3"/>
        </table:table-row>
        <table:table-row table:style-name="ro1">
          <table:table-cell office:value-type="string">
            <text:p>10-15 19:18:16.625: WARN/iTesa(2187): </text:p>
          </table:table-cell>
          <table:table-cell office:value-type="float" office:value="12388497255000">
            <text:p>12388497255000</text:p>
          </table:table-cell>
          <table:table-cell office:value-type="float" office:value="301">
            <text:p>301</text:p>
          </table:table-cell>
          <table:table-cell table:formula="of:=([.B301]-[.B300])/1000000" office:value-type="float" office:value="54.703">
            <text:p>54.703</text:p>
          </table:table-cell>
          <table:table-cell table:number-columns-repeated="3"/>
        </table:table-row>
        <table:table-row table:style-name="ro1">
          <table:table-cell office:value-type="string">
            <text:p>10-15 19:18:16.625: WARN/iTesa(2187): </text:p>
          </table:table-cell>
          <table:table-cell office:value-type="float" office:value="12388550927000">
            <text:p>12388550927000</text:p>
          </table:table-cell>
          <table:table-cell office:value-type="float" office:value="302">
            <text:p>302</text:p>
          </table:table-cell>
          <table:table-cell table:formula="of:=([.B302]-[.B301])/1000000" office:value-type="float" office:value="53.672">
            <text:p>53.672</text:p>
          </table:table-cell>
          <table:table-cell table:number-columns-repeated="3"/>
        </table:table-row>
        <table:table-row table:style-name="ro1">
          <table:table-cell office:value-type="string">
            <text:p>10-15 19:18:16.678: WARN/iTesa(2187): </text:p>
          </table:table-cell>
          <table:table-cell office:value-type="float" office:value="12388605410000">
            <text:p>12388605410000</text:p>
          </table:table-cell>
          <table:table-cell office:value-type="float" office:value="303">
            <text:p>303</text:p>
          </table:table-cell>
          <table:table-cell table:formula="of:=([.B303]-[.B302])/1000000" office:value-type="float" office:value="54.483">
            <text:p>54.483</text:p>
          </table:table-cell>
          <table:table-cell table:number-columns-repeated="3"/>
        </table:table-row>
        <table:table-row table:style-name="ro1">
          <table:table-cell office:value-type="string">
            <text:p>10-15 19:18:16.785: WARN/iTesa(2187): </text:p>
          </table:table-cell>
          <table:table-cell office:value-type="float" office:value="12388660072000">
            <text:p>12388660072000</text:p>
          </table:table-cell>
          <table:table-cell office:value-type="float" office:value="304">
            <text:p>304</text:p>
          </table:table-cell>
          <table:table-cell table:formula="of:=([.B304]-[.B303])/1000000" office:value-type="float" office:value="54.662">
            <text:p>54.662</text:p>
          </table:table-cell>
          <table:table-cell table:number-columns-repeated="3"/>
        </table:table-row>
        <table:table-row table:style-name="ro1">
          <table:table-cell office:value-type="string">
            <text:p>10-15 19:18:16.785: WARN/iTesa(2187): </text:p>
          </table:table-cell>
          <table:table-cell office:value-type="float" office:value="12388713747000">
            <text:p>12388713747000</text:p>
          </table:table-cell>
          <table:table-cell office:value-type="float" office:value="305">
            <text:p>305</text:p>
          </table:table-cell>
          <table:table-cell table:formula="of:=([.B305]-[.B304])/1000000" office:value-type="float" office:value="53.675">
            <text:p>53.675</text:p>
          </table:table-cell>
          <table:table-cell table:number-columns-repeated="3"/>
        </table:table-row>
        <table:table-row table:style-name="ro1">
          <table:table-cell office:value-type="string">
            <text:p>10-15 19:18:16.835: WARN/iTesa(2187): </text:p>
          </table:table-cell>
          <table:table-cell office:value-type="float" office:value="12388768250000">
            <text:p>12388768250000</text:p>
          </table:table-cell>
          <table:table-cell office:value-type="float" office:value="306">
            <text:p>306</text:p>
          </table:table-cell>
          <table:table-cell table:formula="of:=([.B306]-[.B305])/1000000" office:value-type="float" office:value="54.503">
            <text:p>54.503</text:p>
          </table:table-cell>
          <table:table-cell table:number-columns-repeated="3"/>
        </table:table-row>
        <table:table-row table:style-name="ro1">
          <table:table-cell office:value-type="string">
            <text:p>10-15 19:18:16.955: WARN/iTesa(2187): </text:p>
          </table:table-cell>
          <table:table-cell office:value-type="float" office:value="12388823952000">
            <text:p>12388823952000</text:p>
          </table:table-cell>
          <table:table-cell office:value-type="float" office:value="307">
            <text:p>307</text:p>
          </table:table-cell>
          <table:table-cell table:formula="of:=([.B307]-[.B306])/1000000" office:value-type="float" office:value="55.702">
            <text:p>55.702</text:p>
          </table:table-cell>
          <table:table-cell table:number-columns-repeated="3"/>
        </table:table-row>
        <table:table-row table:style-name="ro1">
          <table:table-cell office:value-type="string">
            <text:p>10-15 19:18:16.955: WARN/iTesa(2187): </text:p>
          </table:table-cell>
          <table:table-cell office:value-type="float" office:value="12388877388000">
            <text:p>12388877388000</text:p>
          </table:table-cell>
          <table:table-cell office:value-type="float" office:value="308">
            <text:p>308</text:p>
          </table:table-cell>
          <table:table-cell table:formula="of:=([.B308]-[.B307])/1000000" office:value-type="float" office:value="53.436">
            <text:p>53.436</text:p>
          </table:table-cell>
          <table:table-cell table:number-columns-repeated="3"/>
        </table:table-row>
        <table:table-row table:style-name="ro1">
          <table:table-cell office:value-type="string">
            <text:p>10-15 19:18:17.005: WARN/iTesa(2187): </text:p>
          </table:table-cell>
          <table:table-cell office:value-type="float" office:value="12388931668000">
            <text:p>12388931668000</text:p>
          </table:table-cell>
          <table:table-cell office:value-type="float" office:value="309">
            <text:p>309</text:p>
          </table:table-cell>
          <table:table-cell table:formula="of:=([.B309]-[.B308])/1000000" office:value-type="float" office:value="54.28">
            <text:p>54.28</text:p>
          </table:table-cell>
          <table:table-cell table:number-columns-repeated="3"/>
        </table:table-row>
        <table:table-row table:style-name="ro1">
          <table:table-cell office:value-type="string">
            <text:p>10-15 19:18:17.115: WARN/iTesa(2187): </text:p>
          </table:table-cell>
          <table:table-cell office:value-type="float" office:value="12388986363000">
            <text:p>12388986363000</text:p>
          </table:table-cell>
          <table:table-cell office:value-type="float" office:value="310">
            <text:p>310</text:p>
          </table:table-cell>
          <table:table-cell table:formula="of:=([.B310]-[.B309])/1000000" office:value-type="float" office:value="54.695">
            <text:p>54.695</text:p>
          </table:table-cell>
          <table:table-cell table:number-columns-repeated="3"/>
        </table:table-row>
        <table:table-row table:style-name="ro1">
          <table:table-cell office:value-type="string">
            <text:p>10-15 19:18:17.115: WARN/iTesa(2187): </text:p>
          </table:table-cell>
          <table:table-cell office:value-type="float" office:value="12389039698000">
            <text:p>12389039698000</text:p>
          </table:table-cell>
          <table:table-cell office:value-type="float" office:value="311">
            <text:p>311</text:p>
          </table:table-cell>
          <table:table-cell table:formula="of:=([.B311]-[.B310])/1000000" office:value-type="float" office:value="53.335">
            <text:p>53.335</text:p>
          </table:table-cell>
          <table:table-cell table:number-columns-repeated="3"/>
        </table:table-row>
        <table:table-row table:style-name="ro1">
          <table:table-cell office:value-type="string">
            <text:p>10-15 19:18:17.215: WARN/iTesa(2187): </text:p>
          </table:table-cell>
          <table:table-cell office:value-type="float" office:value="12389094245000">
            <text:p>12389094245000</text:p>
          </table:table-cell>
          <table:table-cell office:value-type="float" office:value="312">
            <text:p>312</text:p>
          </table:table-cell>
          <table:table-cell table:formula="of:=([.B312]-[.B311])/1000000" office:value-type="float" office:value="54.547">
            <text:p>54.547</text:p>
          </table:table-cell>
          <table:table-cell table:number-columns-repeated="3"/>
        </table:table-row>
        <table:table-row table:style-name="ro1">
          <table:table-cell office:value-type="string">
            <text:p>10-15 19:18:17.215: WARN/iTesa(2187): </text:p>
          </table:table-cell>
          <table:table-cell office:value-type="float" office:value="12389147640000">
            <text:p>12389147640000</text:p>
          </table:table-cell>
          <table:table-cell office:value-type="float" office:value="313">
            <text:p>313</text:p>
          </table:table-cell>
          <table:table-cell table:formula="of:=([.B313]-[.B312])/1000000" office:value-type="float" office:value="53.395">
            <text:p>53.395</text:p>
          </table:table-cell>
          <table:table-cell table:number-columns-repeated="3"/>
        </table:table-row>
        <table:table-row table:style-name="ro1">
          <table:table-cell office:value-type="string">
            <text:p>10-15 19:18:17.275: WARN/iTesa(2187): </text:p>
          </table:table-cell>
          <table:table-cell office:value-type="float" office:value="12389202233000">
            <text:p>12389202233000</text:p>
          </table:table-cell>
          <table:table-cell office:value-type="float" office:value="314">
            <text:p>314</text:p>
          </table:table-cell>
          <table:table-cell table:formula="of:=([.B314]-[.B313])/1000000" office:value-type="float" office:value="54.593">
            <text:p>54.593</text:p>
          </table:table-cell>
          <table:table-cell table:number-columns-repeated="3"/>
        </table:table-row>
        <table:table-row table:style-name="ro1">
          <table:table-cell office:value-type="string">
            <text:p>10-15 19:18:17.395: WARN/iTesa(2187): </text:p>
          </table:table-cell>
          <table:table-cell office:value-type="float" office:value="12389256860000">
            <text:p>12389256860000</text:p>
          </table:table-cell>
          <table:table-cell office:value-type="float" office:value="315">
            <text:p>315</text:p>
          </table:table-cell>
          <table:table-cell table:formula="of:=([.B315]-[.B314])/1000000" office:value-type="float" office:value="54.627">
            <text:p>54.627</text:p>
          </table:table-cell>
          <table:table-cell table:number-columns-repeated="3"/>
        </table:table-row>
        <table:table-row table:style-name="ro1">
          <table:table-cell office:value-type="string">
            <text:p>10-15 19:18:17.395: WARN/iTesa(2187): </text:p>
          </table:table-cell>
          <table:table-cell office:value-type="float" office:value="12389320588000">
            <text:p>12389320588000</text:p>
          </table:table-cell>
          <table:table-cell office:value-type="float" office:value="316">
            <text:p>316</text:p>
          </table:table-cell>
          <table:table-cell table:formula="of:=([.B316]-[.B315])/1000000" office:value-type="float" office:value="63.728">
            <text:p>63.728</text:p>
          </table:table-cell>
          <table:table-cell table:number-columns-repeated="3"/>
        </table:table-row>
        <table:table-row table:style-name="ro1">
          <table:table-cell office:value-type="string">
            <text:p>10-15 19:18:17.455: WARN/iTesa(2187): </text:p>
          </table:table-cell>
          <table:table-cell office:value-type="float" office:value="12389375392000">
            <text:p>12389375392000</text:p>
          </table:table-cell>
          <table:table-cell office:value-type="float" office:value="317">
            <text:p>317</text:p>
          </table:table-cell>
          <table:table-cell table:formula="of:=([.B317]-[.B316])/1000000" office:value-type="float" office:value="54.804">
            <text:p>54.804</text:p>
          </table:table-cell>
          <table:table-cell table:number-columns-repeated="3"/>
        </table:table-row>
        <table:table-row table:style-name="ro1">
          <table:table-cell office:value-type="string">
            <text:p>10-15 19:18:17.555: WARN/iTesa(2187): </text:p>
          </table:table-cell>
          <table:table-cell office:value-type="float" office:value="12389430177000">
            <text:p>12389430177000</text:p>
          </table:table-cell>
          <table:table-cell office:value-type="float" office:value="318">
            <text:p>318</text:p>
          </table:table-cell>
          <table:table-cell table:formula="of:=([.B318]-[.B317])/1000000" office:value-type="float" office:value="54.785">
            <text:p>54.785</text:p>
          </table:table-cell>
          <table:table-cell table:number-columns-repeated="3"/>
        </table:table-row>
        <table:table-row table:style-name="ro1">
          <table:table-cell office:value-type="string">
            <text:p>10-15 19:18:17.555: WARN/iTesa(2187): </text:p>
          </table:table-cell>
          <table:table-cell office:value-type="float" office:value="12389483597000">
            <text:p>12389483597000</text:p>
          </table:table-cell>
          <table:table-cell office:value-type="float" office:value="319">
            <text:p>319</text:p>
          </table:table-cell>
          <table:table-cell table:formula="of:=([.B319]-[.B318])/1000000" office:value-type="float" office:value="53.42">
            <text:p>53.42</text:p>
          </table:table-cell>
          <table:table-cell table:number-columns-repeated="3"/>
        </table:table-row>
        <table:table-row table:style-name="ro1">
          <table:table-cell office:value-type="string">
            <text:p>10-15 19:18:17.615: WARN/iTesa(2187): </text:p>
          </table:table-cell>
          <table:table-cell office:value-type="float" office:value="12389538385000">
            <text:p>12389538385000</text:p>
          </table:table-cell>
          <table:table-cell office:value-type="float" office:value="320">
            <text:p>320</text:p>
          </table:table-cell>
          <table:table-cell table:formula="of:=([.B320]-[.B319])/1000000" office:value-type="float" office:value="54.788">
            <text:p>54.788</text:p>
          </table:table-cell>
          <table:table-cell table:number-columns-repeated="3"/>
        </table:table-row>
        <table:table-row table:style-name="ro1">
          <table:table-cell office:value-type="string">
            <text:p>10-15 19:18:17.715: WARN/iTesa(2187): </text:p>
          </table:table-cell>
          <table:table-cell office:value-type="float" office:value="12389593322000">
            <text:p>12389593322000</text:p>
          </table:table-cell>
          <table:table-cell office:value-type="float" office:value="321">
            <text:p>321</text:p>
          </table:table-cell>
          <table:table-cell table:formula="of:=([.B321]-[.B320])/1000000" office:value-type="float" office:value="54.937">
            <text:p>54.937</text:p>
          </table:table-cell>
          <table:table-cell table:number-columns-repeated="3"/>
        </table:table-row>
        <table:table-row table:style-name="ro1">
          <table:table-cell office:value-type="string">
            <text:p>10-15 19:18:17.715: WARN/iTesa(2187): </text:p>
          </table:table-cell>
          <table:table-cell office:value-type="float" office:value="12389646647000">
            <text:p>12389646647000</text:p>
          </table:table-cell>
          <table:table-cell office:value-type="float" office:value="322">
            <text:p>322</text:p>
          </table:table-cell>
          <table:table-cell table:formula="of:=([.B322]-[.B321])/1000000" office:value-type="float" office:value="53.325">
            <text:p>53.325</text:p>
          </table:table-cell>
          <table:table-cell table:number-columns-repeated="3"/>
        </table:table-row>
        <table:table-row table:style-name="ro1">
          <table:table-cell office:value-type="string">
            <text:p>10-15 19:18:17.827: WARN/iTesa(2187): </text:p>
          </table:table-cell>
          <table:table-cell office:value-type="float" office:value="12389701877000">
            <text:p>12389701877000</text:p>
          </table:table-cell>
          <table:table-cell office:value-type="float" office:value="323">
            <text:p>323</text:p>
          </table:table-cell>
          <table:table-cell table:formula="of:=([.B323]-[.B322])/1000000" office:value-type="float" office:value="55.23">
            <text:p>55.23</text:p>
          </table:table-cell>
          <table:table-cell table:number-columns-repeated="3"/>
        </table:table-row>
        <table:table-row table:style-name="ro1">
          <table:table-cell office:value-type="string">
            <text:p>10-15 19:18:17.827: WARN/iTesa(2187): </text:p>
          </table:table-cell>
          <table:table-cell office:value-type="float" office:value="12389755250000">
            <text:p>12389755250000</text:p>
          </table:table-cell>
          <table:table-cell office:value-type="float" office:value="324">
            <text:p>324</text:p>
          </table:table-cell>
          <table:table-cell table:formula="of:=([.B324]-[.B323])/1000000" office:value-type="float" office:value="53.373">
            <text:p>53.373</text:p>
          </table:table-cell>
          <table:table-cell table:number-columns-repeated="3"/>
        </table:table-row>
        <table:table-row table:style-name="ro1">
          <table:table-cell office:value-type="string">
            <text:p>10-15 19:18:17.935: WARN/iTesa(2187): </text:p>
          </table:table-cell>
          <table:table-cell office:value-type="float" office:value="12389809998000">
            <text:p>12389809998000</text:p>
          </table:table-cell>
          <table:table-cell office:value-type="float" office:value="325">
            <text:p>325</text:p>
          </table:table-cell>
          <table:table-cell table:formula="of:=([.B325]-[.B324])/1000000" office:value-type="float" office:value="54.748">
            <text:p>54.748</text:p>
          </table:table-cell>
          <table:table-cell table:number-columns-repeated="3"/>
        </table:table-row>
        <table:table-row table:style-name="ro1">
          <table:table-cell office:value-type="string">
            <text:p>10-15 19:18:17.935: WARN/iTesa(2187): </text:p>
          </table:table-cell>
          <table:table-cell office:value-type="float" office:value="12389863740000">
            <text:p>12389863740000</text:p>
          </table:table-cell>
          <table:table-cell office:value-type="float" office:value="326">
            <text:p>326</text:p>
          </table:table-cell>
          <table:table-cell table:formula="of:=([.B326]-[.B325])/1000000" office:value-type="float" office:value="53.742">
            <text:p>53.742</text:p>
          </table:table-cell>
          <table:table-cell table:number-columns-repeated="3"/>
        </table:table-row>
        <table:table-row table:style-name="ro1">
          <table:table-cell office:value-type="string">
            <text:p>10-15 19:18:17.995: WARN/iTesa(2187): </text:p>
          </table:table-cell>
          <table:table-cell office:value-type="float" office:value="12389918158000">
            <text:p>12389918158000</text:p>
          </table:table-cell>
          <table:table-cell office:value-type="float" office:value="327">
            <text:p>327</text:p>
          </table:table-cell>
          <table:table-cell table:formula="of:=([.B327]-[.B326])/1000000" office:value-type="float" office:value="54.418">
            <text:p>54.418</text:p>
          </table:table-cell>
          <table:table-cell table:number-columns-repeated="3"/>
        </table:table-row>
        <table:table-row table:style-name="ro1">
          <table:table-cell office:value-type="string">
            <text:p>10-15 19:18:18.099: WARN/iTesa(2187): </text:p>
          </table:table-cell>
          <table:table-cell office:value-type="float" office:value="12390026472000">
            <text:p>12390026472000</text:p>
          </table:table-cell>
          <table:table-cell office:value-type="float" office:value="328">
            <text:p>328</text:p>
          </table:table-cell>
          <table:table-cell table:formula="of:=([.B328]-[.B327])/1000000" office:value-type="float" office:value="108.314">
            <text:p>108.314</text:p>
          </table:table-cell>
          <table:table-cell table:number-columns-repeated="3"/>
        </table:table-row>
        <table:table-row table:style-name="ro1">
          <table:table-cell office:value-type="string">
            <text:p>10-15 19:18:18.207: WARN/iTesa(2187): </text:p>
          </table:table-cell>
          <table:table-cell office:value-type="float" office:value="12390081303000">
            <text:p>12390081303000</text:p>
          </table:table-cell>
          <table:table-cell office:value-type="float" office:value="329">
            <text:p>329</text:p>
          </table:table-cell>
          <table:table-cell table:formula="of:=([.B329]-[.B328])/1000000" office:value-type="float" office:value="54.831">
            <text:p>54.831</text:p>
          </table:table-cell>
          <table:table-cell table:number-columns-repeated="3"/>
        </table:table-row>
        <table:table-row table:style-name="ro1">
          <table:table-cell office:value-type="string">
            <text:p>10-15 19:18:18.207: WARN/iTesa(2187): </text:p>
          </table:table-cell>
          <table:table-cell office:value-type="float" office:value="12390134662000">
            <text:p>12390134662000</text:p>
          </table:table-cell>
          <table:table-cell office:value-type="float" office:value="330">
            <text:p>330</text:p>
          </table:table-cell>
          <table:table-cell table:formula="of:=([.B330]-[.B329])/1000000" office:value-type="float" office:value="53.359">
            <text:p>53.359</text:p>
          </table:table-cell>
          <table:table-cell table:number-columns-repeated="3"/>
        </table:table-row>
        <table:table-row table:style-name="ro1">
          <table:table-cell office:value-type="string">
            <text:p>10-15 19:18:18.315: WARN/iTesa(2187): </text:p>
          </table:table-cell>
          <table:table-cell office:value-type="float" office:value="12390189265000">
            <text:p>12390189265000</text:p>
          </table:table-cell>
          <table:table-cell office:value-type="float" office:value="331">
            <text:p>331</text:p>
          </table:table-cell>
          <table:table-cell table:formula="of:=([.B331]-[.B330])/1000000" office:value-type="float" office:value="54.603">
            <text:p>54.603</text:p>
          </table:table-cell>
          <table:table-cell table:number-columns-repeated="3"/>
        </table:table-row>
        <table:table-row table:style-name="ro1">
          <table:table-cell office:value-type="string">
            <text:p>10-15 19:18:18.315: WARN/iTesa(2187): </text:p>
          </table:table-cell>
          <table:table-cell office:value-type="float" office:value="12390242652000">
            <text:p>12390242652000</text:p>
          </table:table-cell>
          <table:table-cell office:value-type="float" office:value="332">
            <text:p>332</text:p>
          </table:table-cell>
          <table:table-cell table:formula="of:=([.B332]-[.B331])/1000000" office:value-type="float" office:value="53.387">
            <text:p>53.387</text:p>
          </table:table-cell>
          <table:table-cell table:number-columns-repeated="3"/>
        </table:table-row>
        <table:table-row table:style-name="ro1">
          <table:table-cell office:value-type="string">
            <text:p>10-15 19:18:18.369: WARN/iTesa(2187): </text:p>
          </table:table-cell>
          <table:table-cell office:value-type="float" office:value="12390297182000">
            <text:p>12390297182000</text:p>
          </table:table-cell>
          <table:table-cell office:value-type="float" office:value="333">
            <text:p>333</text:p>
          </table:table-cell>
          <table:table-cell table:formula="of:=([.B333]-[.B332])/1000000" office:value-type="float" office:value="54.53">
            <text:p>54.53</text:p>
          </table:table-cell>
          <table:table-cell table:number-columns-repeated="3"/>
        </table:table-row>
        <table:table-row table:style-name="ro1">
          <table:table-cell office:value-type="string">
            <text:p>10-15 19:18:18.477: WARN/iTesa(2187): </text:p>
          </table:table-cell>
          <table:table-cell office:value-type="float" office:value="12390351867000">
            <text:p>12390351867000</text:p>
          </table:table-cell>
          <table:table-cell office:value-type="float" office:value="334">
            <text:p>334</text:p>
          </table:table-cell>
          <table:table-cell table:formula="of:=([.B334]-[.B333])/1000000" office:value-type="float" office:value="54.685">
            <text:p>54.685</text:p>
          </table:table-cell>
          <table:table-cell table:number-columns-repeated="3"/>
        </table:table-row>
        <table:table-row table:style-name="ro1">
          <table:table-cell office:value-type="string">
            <text:p>10-15 19:18:18.477: WARN/iTesa(2187): </text:p>
          </table:table-cell>
          <table:table-cell office:value-type="float" office:value="12390405278000">
            <text:p>12390405278000</text:p>
          </table:table-cell>
          <table:table-cell office:value-type="float" office:value="335">
            <text:p>335</text:p>
          </table:table-cell>
          <table:table-cell table:formula="of:=([.B335]-[.B334])/1000000" office:value-type="float" office:value="53.411">
            <text:p>53.411</text:p>
          </table:table-cell>
          <table:table-cell table:number-columns-repeated="3"/>
        </table:table-row>
        <table:table-row table:style-name="ro1">
          <table:table-cell office:value-type="string">
            <text:p>10-15 19:18:18.535: WARN/iTesa(2187): </text:p>
          </table:table-cell>
          <table:table-cell office:value-type="float" office:value="12390459945000">
            <text:p>12390459945000</text:p>
          </table:table-cell>
          <table:table-cell office:value-type="float" office:value="336">
            <text:p>336</text:p>
          </table:table-cell>
          <table:table-cell table:formula="of:=([.B336]-[.B335])/1000000" office:value-type="float" office:value="54.667">
            <text:p>54.667</text:p>
          </table:table-cell>
          <table:table-cell table:number-columns-repeated="3"/>
        </table:table-row>
        <table:table-row table:style-name="ro1">
          <table:table-cell office:value-type="string">
            <text:p>10-15 19:18:18.645: WARN/iTesa(2187): </text:p>
          </table:table-cell>
          <table:table-cell office:value-type="float" office:value="12390516640000">
            <text:p>12390516640000</text:p>
          </table:table-cell>
          <table:table-cell office:value-type="float" office:value="337">
            <text:p>337</text:p>
          </table:table-cell>
          <table:table-cell table:formula="of:=([.B337]-[.B336])/1000000" office:value-type="float" office:value="56.695">
            <text:p>56.695</text:p>
          </table:table-cell>
          <table:table-cell table:number-columns-repeated="3"/>
        </table:table-row>
        <table:table-row table:style-name="ro1">
          <table:table-cell office:value-type="string">
            <text:p>10-15 19:18:18.645: WARN/iTesa(2187): </text:p>
          </table:table-cell>
          <table:table-cell office:value-type="float" office:value="12390570080000">
            <text:p>12390570080000</text:p>
          </table:table-cell>
          <table:table-cell office:value-type="float" office:value="338">
            <text:p>338</text:p>
          </table:table-cell>
          <table:table-cell table:formula="of:=([.B338]-[.B337])/1000000" office:value-type="float" office:value="53.44">
            <text:p>53.44</text:p>
          </table:table-cell>
          <table:table-cell table:number-columns-repeated="3"/>
        </table:table-row>
        <table:table-row table:style-name="ro1">
          <table:table-cell office:value-type="string">
            <text:p>10-15 19:18:18.750: WARN/iTesa(2187): </text:p>
          </table:table-cell>
          <table:table-cell office:value-type="float" office:value="12390624688000">
            <text:p>12390624688000</text:p>
          </table:table-cell>
          <table:table-cell office:value-type="float" office:value="339">
            <text:p>339</text:p>
          </table:table-cell>
          <table:table-cell table:formula="of:=([.B339]-[.B338])/1000000" office:value-type="float" office:value="54.608">
            <text:p>54.608</text:p>
          </table:table-cell>
          <table:table-cell table:number-columns-repeated="3"/>
        </table:table-row>
        <table:table-row table:style-name="ro1">
          <table:table-cell office:value-type="string">
            <text:p>10-15 19:18:18.755: WARN/iTesa(2187): </text:p>
          </table:table-cell>
          <table:table-cell office:value-type="float" office:value="12390678012000">
            <text:p>12390678012000</text:p>
          </table:table-cell>
          <table:table-cell office:value-type="float" office:value="340">
            <text:p>340</text:p>
          </table:table-cell>
          <table:table-cell table:formula="of:=([.B340]-[.B339])/1000000" office:value-type="float" office:value="53.324">
            <text:p>53.324</text:p>
          </table:table-cell>
          <table:table-cell table:number-columns-repeated="3"/>
        </table:table-row>
        <table:table-row table:style-name="ro1">
          <table:table-cell office:value-type="string">
            <text:p>10-15 19:18:18.858: WARN/iTesa(2187): </text:p>
          </table:table-cell>
          <table:table-cell office:value-type="float" office:value="12390732608000">
            <text:p>12390732608000</text:p>
          </table:table-cell>
          <table:table-cell office:value-type="float" office:value="341">
            <text:p>341</text:p>
          </table:table-cell>
          <table:table-cell table:formula="of:=([.B341]-[.B340])/1000000" office:value-type="float" office:value="54.596">
            <text:p>54.596</text:p>
          </table:table-cell>
          <table:table-cell table:number-columns-repeated="3"/>
        </table:table-row>
        <table:table-row table:style-name="ro1">
          <table:table-cell office:value-type="string">
            <text:p>10-15 19:18:18.858: WARN/iTesa(2187): </text:p>
          </table:table-cell>
          <table:table-cell office:value-type="float" office:value="12390786002000">
            <text:p>12390786002000</text:p>
          </table:table-cell>
          <table:table-cell office:value-type="float" office:value="342">
            <text:p>342</text:p>
          </table:table-cell>
          <table:table-cell table:formula="of:=([.B342]-[.B341])/1000000" office:value-type="float" office:value="53.394">
            <text:p>53.394</text:p>
          </table:table-cell>
          <table:table-cell table:number-columns-repeated="3"/>
        </table:table-row>
        <table:table-row table:style-name="ro1">
          <table:table-cell office:value-type="string">
            <text:p>10-15 19:18:18.965: WARN/iTesa(2187): </text:p>
          </table:table-cell>
          <table:table-cell office:value-type="float" office:value="12390841548000">
            <text:p>12390841548000</text:p>
          </table:table-cell>
          <table:table-cell office:value-type="float" office:value="343">
            <text:p>343</text:p>
          </table:table-cell>
          <table:table-cell table:formula="of:=([.B343]-[.B342])/1000000" office:value-type="float" office:value="55.546">
            <text:p>55.546</text:p>
          </table:table-cell>
          <table:table-cell table:number-columns-repeated="3"/>
        </table:table-row>
        <table:table-row table:style-name="ro1">
          <table:table-cell office:value-type="string">
            <text:p>10-15 19:18:18.965: WARN/iTesa(2187): </text:p>
          </table:table-cell>
          <table:table-cell office:value-type="float" office:value="12390895208000">
            <text:p>12390895208000</text:p>
          </table:table-cell>
          <table:table-cell office:value-type="float" office:value="344">
            <text:p>344</text:p>
          </table:table-cell>
          <table:table-cell table:formula="of:=([.B344]-[.B343])/1000000" office:value-type="float" office:value="53.66">
            <text:p>53.66</text:p>
          </table:table-cell>
          <table:table-cell table:number-columns-repeated="3"/>
        </table:table-row>
        <table:table-row table:style-name="ro1">
          <table:table-cell office:value-type="string">
            <text:p>10-15 19:18:19.025: WARN/iTesa(2187): </text:p>
          </table:table-cell>
          <table:table-cell office:value-type="float" office:value="12390949118000">
            <text:p>12390949118000</text:p>
          </table:table-cell>
          <table:table-cell office:value-type="float" office:value="345">
            <text:p>345</text:p>
          </table:table-cell>
          <table:table-cell table:formula="of:=([.B345]-[.B344])/1000000" office:value-type="float" office:value="53.91">
            <text:p>53.91</text:p>
          </table:table-cell>
          <table:table-cell table:number-columns-repeated="3"/>
        </table:table-row>
        <table:table-row table:style-name="ro1">
          <table:table-cell office:value-type="string">
            <text:p>10-15 19:18:19.127: WARN/iTesa(2187): </text:p>
          </table:table-cell>
          <table:table-cell office:value-type="float" office:value="12391002940000">
            <text:p>12391002940000</text:p>
          </table:table-cell>
          <table:table-cell office:value-type="float" office:value="346">
            <text:p>346</text:p>
          </table:table-cell>
          <table:table-cell table:formula="of:=([.B346]-[.B345])/1000000" office:value-type="float" office:value="53.822">
            <text:p>53.822</text:p>
          </table:table-cell>
          <table:table-cell table:number-columns-repeated="3"/>
        </table:table-row>
        <table:table-row table:style-name="ro1">
          <table:table-cell office:value-type="string">
            <text:p>10-15 19:18:19.127: WARN/iTesa(2187): </text:p>
          </table:table-cell>
          <table:table-cell office:value-type="float" office:value="12391055818000">
            <text:p>12391055818000</text:p>
          </table:table-cell>
          <table:table-cell office:value-type="float" office:value="347">
            <text:p>347</text:p>
          </table:table-cell>
          <table:table-cell table:formula="of:=([.B347]-[.B346])/1000000" office:value-type="float" office:value="52.878">
            <text:p>52.878</text:p>
          </table:table-cell>
          <table:table-cell table:number-columns-repeated="3"/>
        </table:table-row>
        <table:table-row table:style-name="ro1">
          <table:table-cell office:value-type="string">
            <text:p>10-15 19:18:19.185: WARN/iTesa(2187): </text:p>
          </table:table-cell>
          <table:table-cell office:value-type="float" office:value="12391109077000">
            <text:p>12391109077000</text:p>
          </table:table-cell>
          <table:table-cell office:value-type="float" office:value="348">
            <text:p>348</text:p>
          </table:table-cell>
          <table:table-cell table:formula="of:=([.B348]-[.B347])/1000000" office:value-type="float" office:value="53.259">
            <text:p>53.259</text:p>
          </table:table-cell>
          <table:table-cell table:number-columns-repeated="3"/>
        </table:table-row>
        <table:table-row table:style-name="ro1">
          <table:table-cell office:value-type="string">
            <text:p>10-15 19:18:19.295: WARN/iTesa(2187): </text:p>
          </table:table-cell>
          <table:table-cell office:value-type="float" office:value="12391163357000">
            <text:p>12391163357000</text:p>
          </table:table-cell>
          <table:table-cell office:value-type="float" office:value="349">
            <text:p>349</text:p>
          </table:table-cell>
          <table:table-cell table:formula="of:=([.B349]-[.B348])/1000000" office:value-type="float" office:value="54.28">
            <text:p>54.28</text:p>
          </table:table-cell>
          <table:table-cell table:number-columns-repeated="3"/>
        </table:table-row>
        <table:table-row table:style-name="ro1">
          <table:table-cell office:value-type="string">
            <text:p>10-15 19:18:19.295: WARN/iTesa(2187): </text:p>
          </table:table-cell>
          <table:table-cell office:value-type="float" office:value="12391216102000">
            <text:p>12391216102000</text:p>
          </table:table-cell>
          <table:table-cell office:value-type="float" office:value="350">
            <text:p>350</text:p>
          </table:table-cell>
          <table:table-cell table:formula="of:=([.B350]-[.B349])/1000000" office:value-type="float" office:value="52.745">
            <text:p>52.745</text:p>
          </table:table-cell>
          <table:table-cell table:number-columns-repeated="3"/>
        </table:table-row>
        <table:table-row table:style-name="ro1">
          <table:table-cell office:value-type="string">
            <text:p>10-15 19:18:19.355: WARN/iTesa(2187): </text:p>
          </table:table-cell>
          <table:table-cell office:value-type="float" office:value="12391269642000">
            <text:p>12391269642000</text:p>
          </table:table-cell>
          <table:table-cell office:value-type="float" office:value="351">
            <text:p>351</text:p>
          </table:table-cell>
          <table:table-cell table:formula="of:=([.B351]-[.B350])/1000000" office:value-type="float" office:value="53.54">
            <text:p>53.54</text:p>
          </table:table-cell>
          <table:table-cell table:number-columns-repeated="3"/>
        </table:table-row>
        <table:table-row table:style-name="ro1">
          <table:table-cell office:value-type="string">
            <text:p>10-15 19:18:19.465: WARN/iTesa(2187): </text:p>
          </table:table-cell>
          <table:table-cell office:value-type="float" office:value="12391323372000">
            <text:p>12391323372000</text:p>
          </table:table-cell>
          <table:table-cell office:value-type="float" office:value="352">
            <text:p>352</text:p>
          </table:table-cell>
          <table:table-cell table:formula="of:=([.B352]-[.B351])/1000000" office:value-type="float" office:value="53.73">
            <text:p>53.73</text:p>
          </table:table-cell>
          <table:table-cell table:number-columns-repeated="3"/>
        </table:table-row>
        <table:table-row table:style-name="ro1">
          <table:table-cell office:value-type="string">
            <text:p>10-15 19:18:19.465: WARN/iTesa(2187): </text:p>
          </table:table-cell>
          <table:table-cell office:value-type="float" office:value="12391376107000">
            <text:p>12391376107000</text:p>
          </table:table-cell>
          <table:table-cell office:value-type="float" office:value="353">
            <text:p>353</text:p>
          </table:table-cell>
          <table:table-cell table:formula="of:=([.B353]-[.B352])/1000000" office:value-type="float" office:value="52.735">
            <text:p>52.735</text:p>
          </table:table-cell>
          <table:table-cell table:number-columns-repeated="3"/>
        </table:table-row>
        <table:table-row table:style-name="ro1">
          <table:table-cell office:value-type="string">
            <text:p>10-15 19:18:19.525: WARN/iTesa(2187): </text:p>
          </table:table-cell>
          <table:table-cell office:value-type="float" office:value="12391429608000">
            <text:p>12391429608000</text:p>
          </table:table-cell>
          <table:table-cell office:value-type="float" office:value="354">
            <text:p>354</text:p>
          </table:table-cell>
          <table:table-cell table:formula="of:=([.B354]-[.B353])/1000000" office:value-type="float" office:value="53.501">
            <text:p>53.501</text:p>
          </table:table-cell>
          <table:table-cell table:number-columns-repeated="3"/>
        </table:table-row>
        <table:table-row table:style-name="ro1">
          <table:table-cell office:value-type="string">
            <text:p>10-15 19:18:19.615: WARN/iTesa(2187): </text:p>
          </table:table-cell>
          <table:table-cell office:value-type="float" office:value="12391483480000">
            <text:p>12391483480000</text:p>
          </table:table-cell>
          <table:table-cell office:value-type="float" office:value="355">
            <text:p>355</text:p>
          </table:table-cell>
          <table:table-cell table:formula="of:=([.B355]-[.B354])/1000000" office:value-type="float" office:value="53.872">
            <text:p>53.872</text:p>
          </table:table-cell>
          <table:table-cell table:number-columns-repeated="3"/>
        </table:table-row>
        <table:table-row table:style-name="ro1">
          <table:table-cell office:value-type="string">
            <text:p>10-15 19:18:19.625: WARN/iTesa(2187): </text:p>
          </table:table-cell>
          <table:table-cell office:value-type="float" office:value="12391536272000">
            <text:p>12391536272000</text:p>
          </table:table-cell>
          <table:table-cell office:value-type="float" office:value="356">
            <text:p>356</text:p>
          </table:table-cell>
          <table:table-cell table:formula="of:=([.B356]-[.B355])/1000000" office:value-type="float" office:value="52.792">
            <text:p>52.792</text:p>
          </table:table-cell>
          <table:table-cell table:number-columns-repeated="3"/>
        </table:table-row>
        <table:table-row table:style-name="ro1">
          <table:table-cell office:value-type="string">
            <text:p>10-15 19:18:19.665: WARN/iTesa(2187): </text:p>
          </table:table-cell>
          <table:table-cell office:value-type="float" office:value="12391589777000">
            <text:p>12391589777000</text:p>
          </table:table-cell>
          <table:table-cell office:value-type="float" office:value="357">
            <text:p>357</text:p>
          </table:table-cell>
          <table:table-cell table:formula="of:=([.B357]-[.B356])/1000000" office:value-type="float" office:value="53.505">
            <text:p>53.505</text:p>
          </table:table-cell>
          <table:table-cell table:number-columns-repeated="3"/>
        </table:table-row>
        <table:table-row table:style-name="ro1">
          <table:table-cell office:value-type="string">
            <text:p>10-15 19:18:19.845: WARN/iTesa(2187): </text:p>
          </table:table-cell>
          <table:table-cell office:value-type="float" office:value="12391697065000">
            <text:p>12391697065000</text:p>
          </table:table-cell>
          <table:table-cell office:value-type="float" office:value="358">
            <text:p>358</text:p>
          </table:table-cell>
          <table:table-cell table:formula="of:=([.B358]-[.B357])/1000000" office:value-type="float" office:value="107.288">
            <text:p>107.288</text:p>
          </table:table-cell>
          <table:table-cell table:number-columns-repeated="3"/>
        </table:table-row>
        <table:table-row table:style-name="ro1">
          <table:table-cell office:value-type="string">
            <text:p>10-15 19:18:19.845: WARN/iTesa(2187): </text:p>
          </table:table-cell>
          <table:table-cell office:value-type="float" office:value="12391749865000">
            <text:p>12391749865000</text:p>
          </table:table-cell>
          <table:table-cell office:value-type="float" office:value="359">
            <text:p>359</text:p>
          </table:table-cell>
          <table:table-cell table:formula="of:=([.B359]-[.B358])/1000000" office:value-type="float" office:value="52.8">
            <text:p>52.8</text:p>
          </table:table-cell>
          <table:table-cell table:number-columns-repeated="3"/>
        </table:table-row>
        <table:table-row table:style-name="ro1">
          <table:table-cell office:value-type="string">
            <text:p>10-15 19:18:19.955: WARN/iTesa(2187): </text:p>
          </table:table-cell>
          <table:table-cell office:value-type="float" office:value="12391803528000">
            <text:p>12391803528000</text:p>
          </table:table-cell>
          <table:table-cell office:value-type="float" office:value="360">
            <text:p>360</text:p>
          </table:table-cell>
          <table:table-cell table:formula="of:=([.B360]-[.B359])/1000000" office:value-type="float" office:value="53.663">
            <text:p>53.663</text:p>
          </table:table-cell>
          <table:table-cell table:number-columns-repeated="3"/>
        </table:table-row>
        <table:table-row table:style-name="ro1">
          <table:table-cell office:value-type="string">
            <text:p>10-15 19:18:19.955: WARN/iTesa(2187): </text:p>
          </table:table-cell>
          <table:table-cell office:value-type="float" office:value="12391856283000">
            <text:p>12391856283000</text:p>
          </table:table-cell>
          <table:table-cell office:value-type="float" office:value="361">
            <text:p>361</text:p>
          </table:table-cell>
          <table:table-cell table:formula="of:=([.B361]-[.B360])/1000000" office:value-type="float" office:value="52.755">
            <text:p>52.755</text:p>
          </table:table-cell>
          <table:table-cell table:number-columns-repeated="3"/>
        </table:table-row>
        <table:table-row table:style-name="ro1">
          <table:table-cell office:value-type="string">
            <text:p>10-15 19:18:20.036: WARN/iTesa(2187): </text:p>
          </table:table-cell>
          <table:table-cell office:value-type="float" office:value="12391909978000">
            <text:p>12391909978000</text:p>
          </table:table-cell>
          <table:table-cell office:value-type="float" office:value="362">
            <text:p>362</text:p>
          </table:table-cell>
          <table:table-cell table:formula="of:=([.B362]-[.B361])/1000000" office:value-type="float" office:value="53.695">
            <text:p>53.695</text:p>
          </table:table-cell>
          <table:table-cell table:number-columns-repeated="3"/>
        </table:table-row>
        <table:table-row table:style-name="ro1">
          <table:table-cell office:value-type="string">
            <text:p>10-15 19:18:20.036: WARN/iTesa(2187): </text:p>
          </table:table-cell>
          <table:table-cell office:value-type="float" office:value="12391962818000">
            <text:p>12391962818000</text:p>
          </table:table-cell>
          <table:table-cell office:value-type="float" office:value="363">
            <text:p>363</text:p>
          </table:table-cell>
          <table:table-cell table:formula="of:=([.B363]-[.B362])/1000000" office:value-type="float" office:value="52.84">
            <text:p>52.84</text:p>
          </table:table-cell>
          <table:table-cell table:number-columns-repeated="3"/>
        </table:table-row>
        <table:table-row table:style-name="ro1">
          <table:table-cell office:value-type="string">
            <text:p>10-15 19:18:20.086: WARN/iTesa(2187): </text:p>
          </table:table-cell>
          <table:table-cell office:value-type="float" office:value="12392016147000">
            <text:p>12392016147000</text:p>
          </table:table-cell>
          <table:table-cell office:value-type="float" office:value="364">
            <text:p>364</text:p>
          </table:table-cell>
          <table:table-cell table:formula="of:=([.B364]-[.B363])/1000000" office:value-type="float" office:value="53.329">
            <text:p>53.329</text:p>
          </table:table-cell>
          <table:table-cell table:number-columns-repeated="3"/>
        </table:table-row>
        <table:table-row table:style-name="ro1">
          <table:table-cell office:value-type="string">
            <text:p>10-15 19:18:20.195: WARN/iTesa(2187): </text:p>
          </table:table-cell>
          <table:table-cell office:value-type="float" office:value="12392069468000">
            <text:p>12392069468000</text:p>
          </table:table-cell>
          <table:table-cell office:value-type="float" office:value="365">
            <text:p>365</text:p>
          </table:table-cell>
          <table:table-cell table:formula="of:=([.B365]-[.B364])/1000000" office:value-type="float" office:value="53.321">
            <text:p>53.321</text:p>
          </table:table-cell>
          <table:table-cell table:number-columns-repeated="3"/>
        </table:table-row>
        <table:table-row table:style-name="ro1">
          <table:table-cell office:value-type="string">
            <text:p>10-15 19:18:20.215: WARN/iTesa(2187): </text:p>
          </table:table-cell>
          <table:table-cell office:value-type="float" office:value="12392122168000">
            <text:p>12392122168000</text:p>
          </table:table-cell>
          <table:table-cell office:value-type="float" office:value="366">
            <text:p>366</text:p>
          </table:table-cell>
          <table:table-cell table:formula="of:=([.B366]-[.B365])/1000000" office:value-type="float" office:value="52.7">
            <text:p>52.7</text:p>
          </table:table-cell>
          <table:table-cell table:number-columns-repeated="3"/>
        </table:table-row>
        <table:table-row table:style-name="ro1">
          <table:table-cell office:value-type="string">
            <text:p>10-15 19:18:20.245: WARN/iTesa(2187): </text:p>
          </table:table-cell>
          <table:table-cell office:value-type="float" office:value="12392175507000">
            <text:p>12392175507000</text:p>
          </table:table-cell>
          <table:table-cell office:value-type="float" office:value="367">
            <text:p>367</text:p>
          </table:table-cell>
          <table:table-cell table:formula="of:=([.B367]-[.B366])/1000000" office:value-type="float" office:value="53.339">
            <text:p>53.339</text:p>
          </table:table-cell>
          <table:table-cell table:number-columns-repeated="3"/>
        </table:table-row>
        <table:table-row table:style-name="ro1">
          <table:table-cell office:value-type="string">
            <text:p>10-15 19:18:20.355: WARN/iTesa(2187): </text:p>
          </table:table-cell>
          <table:table-cell office:value-type="float" office:value="12392228855000">
            <text:p>12392228855000</text:p>
          </table:table-cell>
          <table:table-cell office:value-type="float" office:value="368">
            <text:p>368</text:p>
          </table:table-cell>
          <table:table-cell table:formula="of:=([.B368]-[.B367])/1000000" office:value-type="float" office:value="53.348">
            <text:p>53.348</text:p>
          </table:table-cell>
          <table:table-cell table:number-columns-repeated="3"/>
        </table:table-row>
        <table:table-row table:style-name="ro1">
          <table:table-cell office:value-type="string">
            <text:p>10-15 19:18:20.355: WARN/iTesa(2187): </text:p>
          </table:table-cell>
          <table:table-cell office:value-type="float" office:value="12392281443000">
            <text:p>12392281443000</text:p>
          </table:table-cell>
          <table:table-cell office:value-type="float" office:value="369">
            <text:p>369</text:p>
          </table:table-cell>
          <table:table-cell table:formula="of:=([.B369]-[.B368])/1000000" office:value-type="float" office:value="52.588">
            <text:p>52.588</text:p>
          </table:table-cell>
          <table:table-cell table:number-columns-repeated="3"/>
        </table:table-row>
        <table:table-row table:style-name="ro1">
          <table:table-cell office:value-type="string">
            <text:p>10-15 19:18:20.415: WARN/iTesa(2187): </text:p>
          </table:table-cell>
          <table:table-cell office:value-type="float" office:value="12392334730000">
            <text:p>12392334730000</text:p>
          </table:table-cell>
          <table:table-cell office:value-type="float" office:value="370">
            <text:p>370</text:p>
          </table:table-cell>
          <table:table-cell table:formula="of:=([.B370]-[.B369])/1000000" office:value-type="float" office:value="53.287">
            <text:p>53.287</text:p>
          </table:table-cell>
          <table:table-cell table:number-columns-repeated="3"/>
        </table:table-row>
        <table:table-row table:style-name="ro1">
          <table:table-cell office:value-type="string">
            <text:p>10-15 19:18:20.515: WARN/iTesa(2187): </text:p>
          </table:table-cell>
          <table:table-cell office:value-type="float" office:value="12392388317000">
            <text:p>12392388317000</text:p>
          </table:table-cell>
          <table:table-cell office:value-type="float" office:value="371">
            <text:p>371</text:p>
          </table:table-cell>
          <table:table-cell table:formula="of:=([.B371]-[.B370])/1000000" office:value-type="float" office:value="53.587">
            <text:p>53.587</text:p>
          </table:table-cell>
          <table:table-cell table:number-columns-repeated="3"/>
        </table:table-row>
        <table:table-row table:style-name="ro1">
          <table:table-cell office:value-type="string">
            <text:p>10-15 19:18:20.515: WARN/iTesa(2187): </text:p>
          </table:table-cell>
          <table:table-cell office:value-type="float" office:value="12392440937000">
            <text:p>12392440937000</text:p>
          </table:table-cell>
          <table:table-cell office:value-type="float" office:value="372">
            <text:p>372</text:p>
          </table:table-cell>
          <table:table-cell table:formula="of:=([.B372]-[.B371])/1000000" office:value-type="float" office:value="52.62">
            <text:p>52.62</text:p>
          </table:table-cell>
          <table:table-cell table:number-columns-repeated="3"/>
        </table:table-row>
        <table:table-row table:style-name="ro1">
          <table:table-cell office:value-type="string">
            <text:p>10-15 19:18:20.567: WARN/iTesa(2187): </text:p>
          </table:table-cell>
          <table:table-cell office:value-type="float" office:value="12392494212000">
            <text:p>12392494212000</text:p>
          </table:table-cell>
          <table:table-cell office:value-type="float" office:value="373">
            <text:p>373</text:p>
          </table:table-cell>
          <table:table-cell table:formula="of:=([.B373]-[.B372])/1000000" office:value-type="float" office:value="53.275">
            <text:p>53.275</text:p>
          </table:table-cell>
          <table:table-cell table:number-columns-repeated="3"/>
        </table:table-row>
        <table:table-row table:style-name="ro1">
          <table:table-cell office:value-type="string">
            <text:p>10-15 19:18:20.675: WARN/iTesa(2187): </text:p>
          </table:table-cell>
          <table:table-cell office:value-type="float" office:value="12392548298000">
            <text:p>12392548298000</text:p>
          </table:table-cell>
          <table:table-cell office:value-type="float" office:value="374">
            <text:p>374</text:p>
          </table:table-cell>
          <table:table-cell table:formula="of:=([.B374]-[.B373])/1000000" office:value-type="float" office:value="54.086">
            <text:p>54.086</text:p>
          </table:table-cell>
          <table:table-cell table:number-columns-repeated="3"/>
        </table:table-row>
        <table:table-row table:style-name="ro1">
          <table:table-cell office:value-type="string">
            <text:p>10-15 19:18:20.675: WARN/iTesa(2187): </text:p>
          </table:table-cell>
          <table:table-cell office:value-type="float" office:value="12392602440000">
            <text:p>12392602440000</text:p>
          </table:table-cell>
          <table:table-cell office:value-type="float" office:value="375">
            <text:p>375</text:p>
          </table:table-cell>
          <table:table-cell table:formula="of:=([.B375]-[.B374])/1000000" office:value-type="float" office:value="54.142">
            <text:p>54.142</text:p>
          </table:table-cell>
          <table:table-cell table:number-columns-repeated="3"/>
        </table:table-row>
        <table:table-row table:style-name="ro1">
          <table:table-cell office:value-type="string">
            <text:p>10-15 19:18:20.785: WARN/iTesa(2187): </text:p>
          </table:table-cell>
          <table:table-cell office:value-type="float" office:value="12392660758000">
            <text:p>12392660758000</text:p>
          </table:table-cell>
          <table:table-cell office:value-type="float" office:value="376">
            <text:p>376</text:p>
          </table:table-cell>
          <table:table-cell table:formula="of:=([.B376]-[.B375])/1000000" office:value-type="float" office:value="58.318">
            <text:p>58.318</text:p>
          </table:table-cell>
          <table:table-cell table:number-columns-repeated="3"/>
        </table:table-row>
        <table:table-row table:style-name="ro1">
          <table:table-cell office:value-type="string">
            <text:p>10-15 19:18:20.785: WARN/iTesa(2187): </text:p>
          </table:table-cell>
          <table:table-cell office:value-type="float" office:value="12392714210000">
            <text:p>12392714210000</text:p>
          </table:table-cell>
          <table:table-cell office:value-type="float" office:value="377">
            <text:p>377</text:p>
          </table:table-cell>
          <table:table-cell table:formula="of:=([.B377]-[.B376])/1000000" office:value-type="float" office:value="53.452">
            <text:p>53.452</text:p>
          </table:table-cell>
          <table:table-cell table:number-columns-repeated="3"/>
        </table:table-row>
        <table:table-row table:style-name="ro1">
          <table:table-cell office:value-type="string">
            <text:p>10-15 19:18:20.895: WARN/iTesa(2187): </text:p>
          </table:table-cell>
          <table:table-cell office:value-type="float" office:value="12392770415000">
            <text:p>12392770415000</text:p>
          </table:table-cell>
          <table:table-cell office:value-type="float" office:value="378">
            <text:p>378</text:p>
          </table:table-cell>
          <table:table-cell table:formula="of:=([.B378]-[.B377])/1000000" office:value-type="float" office:value="56.205">
            <text:p>56.205</text:p>
          </table:table-cell>
          <table:table-cell table:number-columns-repeated="3"/>
        </table:table-row>
        <table:table-row table:style-name="ro1">
          <table:table-cell office:value-type="string">
            <text:p>10-15 19:18:20.895: WARN/iTesa(2187): </text:p>
          </table:table-cell>
          <table:table-cell office:value-type="float" office:value="12392827442000">
            <text:p>12392827442000</text:p>
          </table:table-cell>
          <table:table-cell office:value-type="float" office:value="379">
            <text:p>379</text:p>
          </table:table-cell>
          <table:table-cell table:formula="of:=([.B379]-[.B378])/1000000" office:value-type="float" office:value="57.027">
            <text:p>57.027</text:p>
          </table:table-cell>
          <table:table-cell table:number-columns-repeated="3"/>
        </table:table-row>
        <table:table-row table:style-name="ro1">
          <table:table-cell office:value-type="string">
            <text:p>10-15 19:18:20.965: WARN/iTesa(2187): </text:p>
          </table:table-cell>
          <table:table-cell office:value-type="float" office:value="12392883312000">
            <text:p>12392883312000</text:p>
          </table:table-cell>
          <table:table-cell office:value-type="float" office:value="380">
            <text:p>380</text:p>
          </table:table-cell>
          <table:table-cell table:formula="of:=([.B380]-[.B379])/1000000" office:value-type="float" office:value="55.87">
            <text:p>55.87</text:p>
          </table:table-cell>
          <table:table-cell table:number-columns-repeated="3"/>
        </table:table-row>
        <table:table-row table:style-name="ro1">
          <table:table-cell office:value-type="string">
            <text:p>10-15 19:18:21.065: WARN/iTesa(2187): </text:p>
          </table:table-cell>
          <table:table-cell office:value-type="float" office:value="12392940885000">
            <text:p>12392940885000</text:p>
          </table:table-cell>
          <table:table-cell office:value-type="float" office:value="381">
            <text:p>381</text:p>
          </table:table-cell>
          <table:table-cell table:formula="of:=([.B381]-[.B380])/1000000" office:value-type="float" office:value="57.573">
            <text:p>57.573</text:p>
          </table:table-cell>
          <table:table-cell table:number-columns-repeated="3"/>
        </table:table-row>
        <table:table-row table:style-name="ro1">
          <table:table-cell office:value-type="string">
            <text:p>10-15 19:18:21.075: WARN/iTesa(2187): </text:p>
          </table:table-cell>
          <table:table-cell office:value-type="float" office:value="12392997958000">
            <text:p>12392997958000</text:p>
          </table:table-cell>
          <table:table-cell office:value-type="float" office:value="382">
            <text:p>382</text:p>
          </table:table-cell>
          <table:table-cell table:formula="of:=([.B382]-[.B381])/1000000" office:value-type="float" office:value="57.073">
            <text:p>57.073</text:p>
          </table:table-cell>
          <table:table-cell table:number-columns-repeated="3"/>
        </table:table-row>
        <table:table-row table:style-name="ro1">
          <table:table-cell office:value-type="string">
            <text:p>10-15 19:18:21.185: WARN/iTesa(2187): </text:p>
          </table:table-cell>
          <table:table-cell office:value-type="float" office:value="12393052722000">
            <text:p>12393052722000</text:p>
          </table:table-cell>
          <table:table-cell office:value-type="float" office:value="383">
            <text:p>383</text:p>
          </table:table-cell>
          <table:table-cell table:formula="of:=([.B383]-[.B382])/1000000" office:value-type="float" office:value="54.764">
            <text:p>54.764</text:p>
          </table:table-cell>
          <table:table-cell table:number-columns-repeated="3"/>
        </table:table-row>
        <table:table-row table:style-name="ro1">
          <table:table-cell office:value-type="string">
            <text:p>10-15 19:18:21.185: WARN/iTesa(2187): </text:p>
          </table:table-cell>
          <table:table-cell office:value-type="float" office:value="12393107417000">
            <text:p>12393107417000</text:p>
          </table:table-cell>
          <table:table-cell office:value-type="float" office:value="384">
            <text:p>384</text:p>
          </table:table-cell>
          <table:table-cell table:formula="of:=([.B384]-[.B383])/1000000" office:value-type="float" office:value="54.695">
            <text:p>54.695</text:p>
          </table:table-cell>
          <table:table-cell table:number-columns-repeated="3"/>
        </table:table-row>
        <table:table-row table:style-name="ro1">
          <table:table-cell office:value-type="string">
            <text:p>10-15 19:18:21.236: WARN/iTesa(2187): </text:p>
          </table:table-cell>
          <table:table-cell office:value-type="float" office:value="12393163382000">
            <text:p>12393163382000</text:p>
          </table:table-cell>
          <table:table-cell office:value-type="float" office:value="385">
            <text:p>385</text:p>
          </table:table-cell>
          <table:table-cell table:formula="of:=([.B385]-[.B384])/1000000" office:value-type="float" office:value="55.965">
            <text:p>55.965</text:p>
          </table:table-cell>
          <table:table-cell table:number-columns-repeated="3"/>
        </table:table-row>
        <table:table-row table:style-name="ro1">
          <table:table-cell office:value-type="string">
            <text:p>10-15 19:18:21.355: WARN/iTesa(2187): </text:p>
          </table:table-cell>
          <table:table-cell office:value-type="float" office:value="12393218103000">
            <text:p>12393218103000</text:p>
          </table:table-cell>
          <table:table-cell office:value-type="float" office:value="386">
            <text:p>386</text:p>
          </table:table-cell>
          <table:table-cell table:formula="of:=([.B386]-[.B385])/1000000" office:value-type="float" office:value="54.721">
            <text:p>54.721</text:p>
          </table:table-cell>
          <table:table-cell table:number-columns-repeated="3"/>
        </table:table-row>
        <table:table-row table:style-name="ro1">
          <table:table-cell office:value-type="string">
            <text:p>10-15 19:18:21.355: WARN/iTesa(2187): </text:p>
          </table:table-cell>
          <table:table-cell office:value-type="float" office:value="12393274258000">
            <text:p>12393274258000</text:p>
          </table:table-cell>
          <table:table-cell office:value-type="float" office:value="387">
            <text:p>387</text:p>
          </table:table-cell>
          <table:table-cell table:formula="of:=([.B387]-[.B386])/1000000" office:value-type="float" office:value="56.155">
            <text:p>56.155</text:p>
          </table:table-cell>
          <table:table-cell table:number-columns-repeated="3"/>
        </table:table-row>
        <table:table-row table:style-name="ro1">
          <table:table-cell office:value-type="string">
            <text:p>10-15 19:18:21.406: WARN/iTesa(2187): </text:p>
          </table:table-cell>
          <table:table-cell office:value-type="float" office:value="12393333700000">
            <text:p>12393333700000</text:p>
          </table:table-cell>
          <table:table-cell office:value-type="float" office:value="388">
            <text:p>388</text:p>
          </table:table-cell>
          <table:table-cell table:formula="of:=([.B388]-[.B387])/1000000" office:value-type="float" office:value="59.442">
            <text:p>59.442</text:p>
          </table:table-cell>
          <table:table-cell table:number-columns-repeated="3"/>
        </table:table-row>
        <table:table-row table:style-name="ro1">
          <table:table-cell office:value-type="string">
            <text:p>10-15 19:18:21.515: WARN/iTesa(2187): </text:p>
          </table:table-cell>
          <table:table-cell office:value-type="float" office:value="12393388485000">
            <text:p>12393388485000</text:p>
          </table:table-cell>
          <table:table-cell office:value-type="float" office:value="389">
            <text:p>389</text:p>
          </table:table-cell>
          <table:table-cell table:formula="of:=([.B389]-[.B388])/1000000" office:value-type="float" office:value="54.785">
            <text:p>54.785</text:p>
          </table:table-cell>
          <table:table-cell table:number-columns-repeated="3"/>
        </table:table-row>
        <table:table-row table:style-name="ro1">
          <table:table-cell office:value-type="string">
            <text:p>10-15 19:18:21.515: WARN/iTesa(2187): </text:p>
          </table:table-cell>
          <table:table-cell office:value-type="float" office:value="12393441985000">
            <text:p>12393441985000</text:p>
          </table:table-cell>
          <table:table-cell office:value-type="float" office:value="390">
            <text:p>390</text:p>
          </table:table-cell>
          <table:table-cell table:formula="of:=([.B390]-[.B389])/1000000" office:value-type="float" office:value="53.5">
            <text:p>53.5</text:p>
          </table:table-cell>
          <table:table-cell table:number-columns-repeated="3"/>
        </table:table-row>
        <table:table-row table:style-name="ro1">
          <table:table-cell office:value-type="string">
            <text:p>10-15 19:18:21.565: WARN/iTesa(2187): </text:p>
          </table:table-cell>
          <table:table-cell office:value-type="float" office:value="12393496678000">
            <text:p>12393496678000</text:p>
          </table:table-cell>
          <table:table-cell office:value-type="float" office:value="391">
            <text:p>391</text:p>
          </table:table-cell>
          <table:table-cell table:formula="of:=([.B391]-[.B390])/1000000" office:value-type="float" office:value="54.693">
            <text:p>54.693</text:p>
          </table:table-cell>
          <table:table-cell table:number-columns-repeated="3"/>
        </table:table-row>
        <table:table-row table:style-name="ro1">
          <table:table-cell office:value-type="string">
            <text:p>10-15 19:18:21.685: WARN/iTesa(2187): </text:p>
          </table:table-cell>
          <table:table-cell office:value-type="float" office:value="12393555527000">
            <text:p>12393555527000</text:p>
          </table:table-cell>
          <table:table-cell office:value-type="float" office:value="392">
            <text:p>392</text:p>
          </table:table-cell>
          <table:table-cell table:formula="of:=([.B392]-[.B391])/1000000" office:value-type="float" office:value="58.849">
            <text:p>58.849</text:p>
          </table:table-cell>
          <table:table-cell table:number-columns-repeated="3"/>
        </table:table-row>
        <table:table-row table:style-name="ro1">
          <table:table-cell office:value-type="string">
            <text:p>10-15 19:18:21.685: WARN/iTesa(2187): </text:p>
          </table:table-cell>
          <table:table-cell office:value-type="float" office:value="12393608970000">
            <text:p>12393608970000</text:p>
          </table:table-cell>
          <table:table-cell office:value-type="float" office:value="393">
            <text:p>393</text:p>
          </table:table-cell>
          <table:table-cell table:formula="of:=([.B393]-[.B392])/1000000" office:value-type="float" office:value="53.443">
            <text:p>53.443</text:p>
          </table:table-cell>
          <table:table-cell table:number-columns-repeated="3"/>
        </table:table-row>
        <table:table-row table:style-name="ro1">
          <table:table-cell office:value-type="string">
            <text:p>10-15 19:18:21.735: WARN/iTesa(2187): </text:p>
          </table:table-cell>
          <table:table-cell office:value-type="float" office:value="12393663817000">
            <text:p>12393663817000</text:p>
          </table:table-cell>
          <table:table-cell office:value-type="float" office:value="394">
            <text:p>394</text:p>
          </table:table-cell>
          <table:table-cell table:formula="of:=([.B394]-[.B393])/1000000" office:value-type="float" office:value="54.847">
            <text:p>54.847</text:p>
          </table:table-cell>
          <table:table-cell table:number-columns-repeated="3"/>
        </table:table-row>
        <table:table-row table:style-name="ro1">
          <table:table-cell office:value-type="string">
            <text:p>10-15 19:18:21.855: WARN/iTesa(2187): </text:p>
          </table:table-cell>
          <table:table-cell office:value-type="float" office:value="12393726053000">
            <text:p>12393726053000</text:p>
          </table:table-cell>
          <table:table-cell office:value-type="float" office:value="395">
            <text:p>395</text:p>
          </table:table-cell>
          <table:table-cell table:formula="of:=([.B395]-[.B394])/1000000" office:value-type="float" office:value="62.236">
            <text:p>62.236</text:p>
          </table:table-cell>
          <table:table-cell table:number-columns-repeated="3"/>
        </table:table-row>
        <table:table-row table:style-name="ro1">
          <table:table-cell office:value-type="string">
            <text:p>10-15 19:18:21.855: WARN/iTesa(2187): </text:p>
          </table:table-cell>
          <table:table-cell office:value-type="float" office:value="12393779512000">
            <text:p>12393779512000</text:p>
          </table:table-cell>
          <table:table-cell office:value-type="float" office:value="396">
            <text:p>396</text:p>
          </table:table-cell>
          <table:table-cell table:formula="of:=([.B396]-[.B395])/1000000" office:value-type="float" office:value="53.459">
            <text:p>53.459</text:p>
          </table:table-cell>
          <table:table-cell table:number-columns-repeated="3"/>
        </table:table-row>
        <table:table-row table:style-name="ro1">
          <table:table-cell office:value-type="string">
            <text:p>10-15 19:18:21.905: WARN/iTesa(2187): </text:p>
          </table:table-cell>
          <table:table-cell office:value-type="float" office:value="12393834365000">
            <text:p>12393834365000</text:p>
          </table:table-cell>
          <table:table-cell office:value-type="float" office:value="397">
            <text:p>397</text:p>
          </table:table-cell>
          <table:table-cell table:formula="of:=([.B397]-[.B396])/1000000" office:value-type="float" office:value="54.853">
            <text:p>54.853</text:p>
          </table:table-cell>
          <table:table-cell table:number-columns-repeated="3"/>
        </table:table-row>
        <table:table-row table:style-name="ro1">
          <table:table-cell office:value-type="string">
            <text:p>10-15 19:18:22.018: WARN/iTesa(2187): </text:p>
          </table:table-cell>
          <table:table-cell office:value-type="float" office:value="12393892822000">
            <text:p>12393892822000</text:p>
          </table:table-cell>
          <table:table-cell office:value-type="float" office:value="398">
            <text:p>398</text:p>
          </table:table-cell>
          <table:table-cell table:formula="of:=([.B398]-[.B397])/1000000" office:value-type="float" office:value="58.457">
            <text:p>58.457</text:p>
          </table:table-cell>
          <table:table-cell table:number-columns-repeated="3"/>
        </table:table-row>
        <table:table-row table:style-name="ro1">
          <table:table-cell office:value-type="string">
            <text:p>10-15 19:18:22.018: WARN/iTesa(2187): </text:p>
          </table:table-cell>
          <table:table-cell office:value-type="float" office:value="12393946282000">
            <text:p>12393946282000</text:p>
          </table:table-cell>
          <table:table-cell office:value-type="float" office:value="399">
            <text:p>399</text:p>
          </table:table-cell>
          <table:table-cell table:formula="of:=([.B399]-[.B398])/1000000" office:value-type="float" office:value="53.46">
            <text:p>53.46</text:p>
          </table:table-cell>
          <table:table-cell table:number-columns-repeated="3"/>
        </table:table-row>
        <table:table-row table:style-name="ro1">
          <table:table-cell office:value-type="string">
            <text:p>10-15 19:18:22.075: WARN/iTesa(2187): </text:p>
          </table:table-cell>
          <table:table-cell office:value-type="float" office:value="12394003100000">
            <text:p>12394003100000</text:p>
          </table:table-cell>
          <table:table-cell office:value-type="float" office:value="400">
            <text:p>400</text:p>
          </table:table-cell>
          <table:table-cell table:formula="of:=([.B400]-[.B399])/1000000" office:value-type="float" office:value="56.818">
            <text:p>56.818</text:p>
          </table:table-cell>
          <table:table-cell table:number-columns-repeated="3"/>
        </table:table-row>
        <table:table-row table:style-name="ro1">
          <table:table-cell office:value-type="string">
            <text:p>10-15 19:18:22.186: WARN/iTesa(2187): </text:p>
          </table:table-cell>
          <table:table-cell office:value-type="float" office:value="12394057893000">
            <text:p>12394057893000</text:p>
          </table:table-cell>
          <table:table-cell office:value-type="float" office:value="401">
            <text:p>401</text:p>
          </table:table-cell>
          <table:table-cell table:formula="of:=([.B401]-[.B400])/1000000" office:value-type="float" office:value="54.793">
            <text:p>54.793</text:p>
          </table:table-cell>
          <table:table-cell table:number-columns-repeated="3"/>
        </table:table-row>
        <table:table-row table:style-name="ro1">
          <table:table-cell office:value-type="string">
            <text:p>10-15 19:18:22.186: WARN/iTesa(2187): </text:p>
          </table:table-cell>
          <table:table-cell office:value-type="float" office:value="12394113622000">
            <text:p>12394113622000</text:p>
          </table:table-cell>
          <table:table-cell office:value-type="float" office:value="402">
            <text:p>402</text:p>
          </table:table-cell>
          <table:table-cell table:formula="of:=([.B402]-[.B401])/1000000" office:value-type="float" office:value="55.729">
            <text:p>55.729</text:p>
          </table:table-cell>
          <table:table-cell table:number-columns-repeated="3"/>
        </table:table-row>
        <table:table-row table:style-name="ro1">
          <table:table-cell office:value-type="string">
            <text:p>10-15 19:18:22.245: WARN/iTesa(2187): </text:p>
          </table:table-cell>
          <table:table-cell office:value-type="float" office:value="12394168367000">
            <text:p>12394168367000</text:p>
          </table:table-cell>
          <table:table-cell office:value-type="float" office:value="403">
            <text:p>403</text:p>
          </table:table-cell>
          <table:table-cell table:formula="of:=([.B403]-[.B402])/1000000" office:value-type="float" office:value="54.745">
            <text:p>54.745</text:p>
          </table:table-cell>
          <table:table-cell table:number-columns-repeated="3"/>
        </table:table-row>
        <table:table-row table:style-name="ro1">
          <table:table-cell office:value-type="string">
            <text:p>10-15 19:18:22.355: WARN/iTesa(2187): </text:p>
          </table:table-cell>
          <table:table-cell office:value-type="float" office:value="12394226950000">
            <text:p>12394226950000</text:p>
          </table:table-cell>
          <table:table-cell office:value-type="float" office:value="404">
            <text:p>404</text:p>
          </table:table-cell>
          <table:table-cell table:formula="of:=([.B404]-[.B403])/1000000" office:value-type="float" office:value="58.583">
            <text:p>58.583</text:p>
          </table:table-cell>
          <table:table-cell table:number-columns-repeated="3"/>
        </table:table-row>
        <table:table-row table:style-name="ro1">
          <table:table-cell office:value-type="string">
            <text:p>10-15 19:18:22.355: WARN/iTesa(2187): </text:p>
          </table:table-cell>
          <table:table-cell office:value-type="float" office:value="12394280428000">
            <text:p>12394280428000</text:p>
          </table:table-cell>
          <table:table-cell office:value-type="float" office:value="405">
            <text:p>405</text:p>
          </table:table-cell>
          <table:table-cell table:formula="of:=([.B405]-[.B404])/1000000" office:value-type="float" office:value="53.478">
            <text:p>53.478</text:p>
          </table:table-cell>
          <table:table-cell table:number-columns-repeated="3"/>
        </table:table-row>
        <table:table-row table:style-name="ro1">
          <table:table-cell office:value-type="string">
            <text:p>10-15 19:18:22.415: WARN/iTesa(2187): </text:p>
          </table:table-cell>
          <table:table-cell office:value-type="float" office:value="12394335097000">
            <text:p>12394335097000</text:p>
          </table:table-cell>
          <table:table-cell office:value-type="float" office:value="406">
            <text:p>406</text:p>
          </table:table-cell>
          <table:table-cell table:formula="of:=([.B406]-[.B405])/1000000" office:value-type="float" office:value="54.669">
            <text:p>54.669</text:p>
          </table:table-cell>
          <table:table-cell table:number-columns-repeated="3"/>
        </table:table-row>
        <table:table-row table:style-name="ro1">
          <table:table-cell office:value-type="string">
            <text:p>10-15 19:18:22.525: WARN/iTesa(2187): </text:p>
          </table:table-cell>
          <table:table-cell office:value-type="float" office:value="12394393327000">
            <text:p>12394393327000</text:p>
          </table:table-cell>
          <table:table-cell office:value-type="float" office:value="407">
            <text:p>407</text:p>
          </table:table-cell>
          <table:table-cell table:formula="of:=([.B407]-[.B406])/1000000" office:value-type="float" office:value="58.23">
            <text:p>58.23</text:p>
          </table:table-cell>
          <table:table-cell table:number-columns-repeated="3"/>
        </table:table-row>
        <table:table-row table:style-name="ro1">
          <table:table-cell office:value-type="string">
            <text:p>10-15 19:18:22.525: WARN/iTesa(2187): </text:p>
          </table:table-cell>
          <table:table-cell office:value-type="float" office:value="12394448380000">
            <text:p>12394448380000</text:p>
          </table:table-cell>
          <table:table-cell office:value-type="float" office:value="408">
            <text:p>408</text:p>
          </table:table-cell>
          <table:table-cell table:formula="of:=([.B408]-[.B407])/1000000" office:value-type="float" office:value="55.053">
            <text:p>55.053</text:p>
          </table:table-cell>
          <table:table-cell table:number-columns-repeated="3"/>
        </table:table-row>
        <table:table-row table:style-name="ro1">
          <table:table-cell office:value-type="string">
            <text:p>10-15 19:18:22.595: WARN/iTesa(2187): </text:p>
          </table:table-cell>
          <table:table-cell office:value-type="float" office:value="12394504940000">
            <text:p>12394504940000</text:p>
          </table:table-cell>
          <table:table-cell office:value-type="float" office:value="409">
            <text:p>409</text:p>
          </table:table-cell>
          <table:table-cell table:formula="of:=([.B409]-[.B408])/1000000" office:value-type="float" office:value="56.56">
            <text:p>56.56</text:p>
          </table:table-cell>
          <table:table-cell table:number-columns-repeated="3"/>
        </table:table-row>
        <table:table-row table:style-name="ro1">
          <table:table-cell office:value-type="string">
            <text:p>10-15 19:18:22.735: WARN/iTesa(2187): </text:p>
          </table:table-cell>
          <table:table-cell office:value-type="float" office:value="12394561607000">
            <text:p>12394561607000</text:p>
          </table:table-cell>
          <table:table-cell office:value-type="float" office:value="410">
            <text:p>410</text:p>
          </table:table-cell>
          <table:table-cell table:formula="of:=([.B410]-[.B409])/1000000" office:value-type="float" office:value="56.667">
            <text:p>56.667</text:p>
          </table:table-cell>
          <table:table-cell table:number-columns-repeated="3"/>
        </table:table-row>
        <table:table-row table:style-name="ro1">
          <table:table-cell office:value-type="string">
            <text:p>10-15 19:18:22.735: WARN/iTesa(2187): </text:p>
          </table:table-cell>
          <table:table-cell office:value-type="float" office:value="12394614307000">
            <text:p>12394614307000</text:p>
          </table:table-cell>
          <table:table-cell office:value-type="float" office:value="411">
            <text:p>411</text:p>
          </table:table-cell>
          <table:table-cell table:formula="of:=([.B411]-[.B410])/1000000" office:value-type="float" office:value="52.7">
            <text:p>52.7</text:p>
          </table:table-cell>
          <table:table-cell table:number-columns-repeated="3"/>
        </table:table-row>
        <table:table-row table:style-name="ro1">
          <table:table-cell office:value-type="string">
            <text:p>10-15 19:18:22.805: WARN/iTesa(2187): </text:p>
          </table:table-cell>
          <table:table-cell office:value-type="float" office:value="12394672792000">
            <text:p>12394672792000</text:p>
          </table:table-cell>
          <table:table-cell office:value-type="float" office:value="412">
            <text:p>412</text:p>
          </table:table-cell>
          <table:table-cell table:formula="of:=([.B412]-[.B411])/1000000" office:value-type="float" office:value="58.485">
            <text:p>58.485</text:p>
          </table:table-cell>
          <table:table-cell table:number-columns-repeated="3"/>
        </table:table-row>
        <table:table-row table:style-name="ro1">
          <table:table-cell office:value-type="string">
            <text:p>10-15 19:18:22.805: WARN/iTesa(2187): </text:p>
          </table:table-cell>
          <table:table-cell office:value-type="float" office:value="12394729667000">
            <text:p>12394729667000</text:p>
          </table:table-cell>
          <table:table-cell office:value-type="float" office:value="413">
            <text:p>413</text:p>
          </table:table-cell>
          <table:table-cell table:formula="of:=([.B413]-[.B412])/1000000" office:value-type="float" office:value="56.875">
            <text:p>56.875</text:p>
          </table:table-cell>
          <table:table-cell table:number-columns-repeated="3"/>
        </table:table-row>
        <table:table-row table:style-name="ro1">
          <table:table-cell office:value-type="string">
            <text:p>10-15 19:18:22.905: WARN/iTesa(2187): </text:p>
          </table:table-cell>
          <table:table-cell office:value-type="float" office:value="12394783898000">
            <text:p>12394783898000</text:p>
          </table:table-cell>
          <table:table-cell office:value-type="float" office:value="414">
            <text:p>414</text:p>
          </table:table-cell>
          <table:table-cell table:formula="of:=([.B414]-[.B413])/1000000" office:value-type="float" office:value="54.231">
            <text:p>54.231</text:p>
          </table:table-cell>
          <table:table-cell table:number-columns-repeated="3"/>
        </table:table-row>
        <table:table-row table:style-name="ro1">
          <table:table-cell office:value-type="string">
            <text:p>10-15 19:18:22.905: WARN/iTesa(2187): </text:p>
          </table:table-cell>
          <table:table-cell office:value-type="float" office:value="12394837212000">
            <text:p>12394837212000</text:p>
          </table:table-cell>
          <table:table-cell office:value-type="float" office:value="415">
            <text:p>415</text:p>
          </table:table-cell>
          <table:table-cell table:formula="of:=([.B415]-[.B414])/1000000" office:value-type="float" office:value="53.314">
            <text:p>53.314</text:p>
          </table:table-cell>
          <table:table-cell table:number-columns-repeated="3"/>
        </table:table-row>
        <table:table-row table:style-name="ro1">
          <table:table-cell office:value-type="string">
            <text:p>10-15 19:18:23.017: WARN/iTesa(2187): </text:p>
          </table:table-cell>
          <table:table-cell office:value-type="float" office:value="12394891423000">
            <text:p>12394891423000</text:p>
          </table:table-cell>
          <table:table-cell office:value-type="float" office:value="416">
            <text:p>416</text:p>
          </table:table-cell>
          <table:table-cell table:formula="of:=([.B416]-[.B415])/1000000" office:value-type="float" office:value="54.211">
            <text:p>54.211</text:p>
          </table:table-cell>
          <table:table-cell table:number-columns-repeated="3"/>
        </table:table-row>
        <table:table-row table:style-name="ro1">
          <table:table-cell office:value-type="string">
            <text:p>10-15 19:18:23.017: WARN/iTesa(2187): </text:p>
          </table:table-cell>
          <table:table-cell office:value-type="float" office:value="12394944190000">
            <text:p>12394944190000</text:p>
          </table:table-cell>
          <table:table-cell office:value-type="float" office:value="417">
            <text:p>417</text:p>
          </table:table-cell>
          <table:table-cell table:formula="of:=([.B417]-[.B416])/1000000" office:value-type="float" office:value="52.767">
            <text:p>52.767</text:p>
          </table:table-cell>
          <table:table-cell table:number-columns-repeated="3"/>
        </table:table-row>
        <table:table-row table:style-name="ro1">
          <table:table-cell office:value-type="string">
            <text:p>10-15 19:18:23.071: WARN/iTesa(2187): </text:p>
          </table:table-cell>
          <table:table-cell office:value-type="float" office:value="12394998232000">
            <text:p>12394998232000</text:p>
          </table:table-cell>
          <table:table-cell office:value-type="float" office:value="418">
            <text:p>418</text:p>
          </table:table-cell>
          <table:table-cell table:formula="of:=([.B418]-[.B417])/1000000" office:value-type="float" office:value="54.042">
            <text:p>54.042</text:p>
          </table:table-cell>
          <table:table-cell table:number-columns-repeated="3"/>
        </table:table-row>
        <table:table-row table:style-name="ro1">
          <table:table-cell office:value-type="string">
            <text:p>10-15 19:18:23.178: WARN/iTesa(2187): </text:p>
          </table:table-cell>
          <table:table-cell office:value-type="float" office:value="12395052175000">
            <text:p>12395052175000</text:p>
          </table:table-cell>
          <table:table-cell office:value-type="float" office:value="419">
            <text:p>419</text:p>
          </table:table-cell>
          <table:table-cell table:formula="of:=([.B419]-[.B418])/1000000" office:value-type="float" office:value="53.943">
            <text:p>53.943</text:p>
          </table:table-cell>
          <table:table-cell table:number-columns-repeated="3"/>
        </table:table-row>
        <table:table-row table:style-name="ro1">
          <table:table-cell office:value-type="string">
            <text:p>10-15 19:18:23.178: WARN/iTesa(2187): </text:p>
          </table:table-cell>
          <table:table-cell office:value-type="float" office:value="12395104840000">
            <text:p>12395104840000</text:p>
          </table:table-cell>
          <table:table-cell office:value-type="float" office:value="420">
            <text:p>420</text:p>
          </table:table-cell>
          <table:table-cell table:formula="of:=([.B420]-[.B419])/1000000" office:value-type="float" office:value="52.665">
            <text:p>52.665</text:p>
          </table:table-cell>
          <table:table-cell table:number-columns-repeated="3"/>
        </table:table-row>
        <table:table-row table:style-name="ro1">
          <table:table-cell office:value-type="string">
            <text:p>10-15 19:18:23.285: WARN/iTesa(2187): </text:p>
          </table:table-cell>
          <table:table-cell office:value-type="float" office:value="12395158947000">
            <text:p>12395158947000</text:p>
          </table:table-cell>
          <table:table-cell office:value-type="float" office:value="421">
            <text:p>421</text:p>
          </table:table-cell>
          <table:table-cell table:formula="of:=([.B421]-[.B420])/1000000" office:value-type="float" office:value="54.107">
            <text:p>54.107</text:p>
          </table:table-cell>
          <table:table-cell table:number-columns-repeated="3"/>
        </table:table-row>
        <table:table-row table:style-name="ro1">
          <table:table-cell office:value-type="string">
            <text:p>10-15 19:18:23.285: WARN/iTesa(2187): </text:p>
          </table:table-cell>
          <table:table-cell office:value-type="float" office:value="12395211625000">
            <text:p>12395211625000</text:p>
          </table:table-cell>
          <table:table-cell office:value-type="float" office:value="422">
            <text:p>422</text:p>
          </table:table-cell>
          <table:table-cell table:formula="of:=([.B422]-[.B421])/1000000" office:value-type="float" office:value="52.678">
            <text:p>52.678</text:p>
          </table:table-cell>
          <table:table-cell table:number-columns-repeated="3"/>
        </table:table-row>
        <table:table-row table:style-name="ro1">
          <table:table-cell office:value-type="string">
            <text:p>10-15 19:18:23.391: WARN/iTesa(2187): </text:p>
          </table:table-cell>
          <table:table-cell office:value-type="float" office:value="12395265653000">
            <text:p>12395265653000</text:p>
          </table:table-cell>
          <table:table-cell office:value-type="float" office:value="423">
            <text:p>423</text:p>
          </table:table-cell>
          <table:table-cell table:formula="of:=([.B423]-[.B422])/1000000" office:value-type="float" office:value="54.028">
            <text:p>54.028</text:p>
          </table:table-cell>
          <table:table-cell table:number-columns-repeated="3"/>
        </table:table-row>
        <table:table-row table:style-name="ro1">
          <table:table-cell office:value-type="string">
            <text:p>10-15 19:18:23.391: WARN/iTesa(2187): </text:p>
          </table:table-cell>
          <table:table-cell office:value-type="float" office:value="12395318307000">
            <text:p>12395318307000</text:p>
          </table:table-cell>
          <table:table-cell office:value-type="float" office:value="424">
            <text:p>424</text:p>
          </table:table-cell>
          <table:table-cell table:formula="of:=([.B424]-[.B423])/1000000" office:value-type="float" office:value="52.654">
            <text:p>52.654</text:p>
          </table:table-cell>
          <table:table-cell table:number-columns-repeated="3"/>
        </table:table-row>
        <table:table-row table:style-name="ro1">
          <table:table-cell office:value-type="string">
            <text:p>10-15 19:18:23.446: WARN/iTesa(2187): </text:p>
          </table:table-cell>
          <table:table-cell office:value-type="float" office:value="12395373115000">
            <text:p>12395373115000</text:p>
          </table:table-cell>
          <table:table-cell office:value-type="float" office:value="425">
            <text:p>425</text:p>
          </table:table-cell>
          <table:table-cell table:formula="of:=([.B425]-[.B424])/1000000" office:value-type="float" office:value="54.808">
            <text:p>54.808</text:p>
          </table:table-cell>
          <table:table-cell table:number-columns-repeated="3"/>
        </table:table-row>
        <table:table-row table:style-name="ro1">
          <table:table-cell office:value-type="string">
            <text:p>10-15 19:18:23.555: WARN/iTesa(2187): </text:p>
          </table:table-cell>
          <table:table-cell office:value-type="float" office:value="12395427065000">
            <text:p>12395427065000</text:p>
          </table:table-cell>
          <table:table-cell office:value-type="float" office:value="426">
            <text:p>426</text:p>
          </table:table-cell>
          <table:table-cell table:formula="of:=([.B426]-[.B425])/1000000" office:value-type="float" office:value="53.95">
            <text:p>53.95</text:p>
          </table:table-cell>
          <table:table-cell table:number-columns-repeated="3"/>
        </table:table-row>
        <table:table-row table:style-name="ro1">
          <table:table-cell office:value-type="string">
            <text:p>10-15 19:18:23.555: WARN/iTesa(2187): </text:p>
          </table:table-cell>
          <table:table-cell office:value-type="float" office:value="12395479753000">
            <text:p>12395479753000</text:p>
          </table:table-cell>
          <table:table-cell office:value-type="float" office:value="427">
            <text:p>427</text:p>
          </table:table-cell>
          <table:table-cell table:formula="of:=([.B427]-[.B426])/1000000" office:value-type="float" office:value="52.688">
            <text:p>52.688</text:p>
          </table:table-cell>
          <table:table-cell table:number-columns-repeated="3"/>
        </table:table-row>
        <table:table-row table:style-name="ro1">
          <table:table-cell office:value-type="string">
            <text:p>10-15 19:18:23.605: WARN/iTesa(2187): </text:p>
          </table:table-cell>
          <table:table-cell office:value-type="float" office:value="12395534080000">
            <text:p>12395534080000</text:p>
          </table:table-cell>
          <table:table-cell office:value-type="float" office:value="428">
            <text:p>428</text:p>
          </table:table-cell>
          <table:table-cell table:formula="of:=([.B428]-[.B427])/1000000" office:value-type="float" office:value="54.327">
            <text:p>54.327</text:p>
          </table:table-cell>
          <table:table-cell table:number-columns-repeated="3"/>
        </table:table-row>
        <table:table-row table:style-name="ro1">
          <table:table-cell office:value-type="string">
            <text:p>10-15 19:18:23.715: WARN/iTesa(2187): </text:p>
          </table:table-cell>
          <table:table-cell office:value-type="float" office:value="12395588605000">
            <text:p>12395588605000</text:p>
          </table:table-cell>
          <table:table-cell office:value-type="float" office:value="429">
            <text:p>429</text:p>
          </table:table-cell>
          <table:table-cell table:formula="of:=([.B429]-[.B428])/1000000" office:value-type="float" office:value="54.525">
            <text:p>54.525</text:p>
          </table:table-cell>
          <table:table-cell table:number-columns-repeated="3"/>
        </table:table-row>
        <table:table-row table:style-name="ro1">
          <table:table-cell office:value-type="string">
            <text:p>10-15 19:18:23.715: WARN/iTesa(2187): </text:p>
          </table:table-cell>
          <table:table-cell office:value-type="float" office:value="12395642013000">
            <text:p>12395642013000</text:p>
          </table:table-cell>
          <table:table-cell office:value-type="float" office:value="430">
            <text:p>430</text:p>
          </table:table-cell>
          <table:table-cell table:formula="of:=([.B430]-[.B429])/1000000" office:value-type="float" office:value="53.408">
            <text:p>53.408</text:p>
          </table:table-cell>
          <table:table-cell table:number-columns-repeated="3"/>
        </table:table-row>
        <table:table-row table:style-name="ro1">
          <table:table-cell office:value-type="string">
            <text:p>10-15 19:18:23.775: WARN/iTesa(2187): </text:p>
          </table:table-cell>
          <table:table-cell office:value-type="float" office:value="12395698075000">
            <text:p>12395698075000</text:p>
          </table:table-cell>
          <table:table-cell office:value-type="float" office:value="431">
            <text:p>431</text:p>
          </table:table-cell>
          <table:table-cell table:formula="of:=([.B431]-[.B430])/1000000" office:value-type="float" office:value="56.062">
            <text:p>56.062</text:p>
          </table:table-cell>
          <table:table-cell table:number-columns-repeated="3"/>
        </table:table-row>
        <table:table-row table:style-name="ro1">
          <table:table-cell office:value-type="string">
            <text:p>10-15 19:18:23.885: WARN/iTesa(2187): </text:p>
          </table:table-cell>
          <table:table-cell office:value-type="float" office:value="12395756230000">
            <text:p>12395756230000</text:p>
          </table:table-cell>
          <table:table-cell office:value-type="float" office:value="432">
            <text:p>432</text:p>
          </table:table-cell>
          <table:table-cell table:formula="of:=([.B432]-[.B431])/1000000" office:value-type="float" office:value="58.155">
            <text:p>58.155</text:p>
          </table:table-cell>
          <table:table-cell table:number-columns-repeated="3"/>
        </table:table-row>
        <table:table-row table:style-name="ro1">
          <table:table-cell office:value-type="string">
            <text:p>10-15 19:18:23.885: WARN/iTesa(2187): </text:p>
          </table:table-cell>
          <table:table-cell office:value-type="float" office:value="12395809635000">
            <text:p>12395809635000</text:p>
          </table:table-cell>
          <table:table-cell office:value-type="float" office:value="433">
            <text:p>433</text:p>
          </table:table-cell>
          <table:table-cell table:formula="of:=([.B433]-[.B432])/1000000" office:value-type="float" office:value="53.405">
            <text:p>53.405</text:p>
          </table:table-cell>
          <table:table-cell table:number-columns-repeated="3"/>
        </table:table-row>
        <table:table-row table:style-name="ro1">
          <table:table-cell office:value-type="string">
            <text:p>10-15 19:18:23.938: WARN/iTesa(2187): </text:p>
          </table:table-cell>
          <table:table-cell office:value-type="float" office:value="12395865542000">
            <text:p>12395865542000</text:p>
          </table:table-cell>
          <table:table-cell office:value-type="float" office:value="434">
            <text:p>434</text:p>
          </table:table-cell>
          <table:table-cell table:formula="of:=([.B434]-[.B433])/1000000" office:value-type="float" office:value="55.907">
            <text:p>55.907</text:p>
          </table:table-cell>
          <table:table-cell table:number-columns-repeated="3"/>
        </table:table-row>
        <table:table-row table:style-name="ro1">
          <table:table-cell office:value-type="string">
            <text:p>10-15 19:18:24.047: WARN/iTesa(2187): </text:p>
          </table:table-cell>
          <table:table-cell office:value-type="float" office:value="12395920963000">
            <text:p>12395920963000</text:p>
          </table:table-cell>
          <table:table-cell office:value-type="float" office:value="435">
            <text:p>435</text:p>
          </table:table-cell>
          <table:table-cell table:formula="of:=([.B435]-[.B434])/1000000" office:value-type="float" office:value="55.421">
            <text:p>55.421</text:p>
          </table:table-cell>
          <table:table-cell table:number-columns-repeated="3"/>
        </table:table-row>
        <table:table-row table:style-name="ro1">
          <table:table-cell office:value-type="string">
            <text:p>10-15 19:18:24.047: WARN/iTesa(2187): </text:p>
          </table:table-cell>
          <table:table-cell office:value-type="float" office:value="12395974342000">
            <text:p>12395974342000</text:p>
          </table:table-cell>
          <table:table-cell office:value-type="float" office:value="436">
            <text:p>436</text:p>
          </table:table-cell>
          <table:table-cell table:formula="of:=([.B436]-[.B435])/1000000" office:value-type="float" office:value="53.379">
            <text:p>53.379</text:p>
          </table:table-cell>
          <table:table-cell table:number-columns-repeated="3"/>
        </table:table-row>
        <table:table-row table:style-name="ro1">
          <table:table-cell office:value-type="string">
            <text:p>10-15 19:18:24.105: WARN/iTesa(2187): </text:p>
          </table:table-cell>
          <table:table-cell office:value-type="float" office:value="12396030648000">
            <text:p>12396030648000</text:p>
          </table:table-cell>
          <table:table-cell office:value-type="float" office:value="437">
            <text:p>437</text:p>
          </table:table-cell>
          <table:table-cell table:formula="of:=([.B437]-[.B436])/1000000" office:value-type="float" office:value="56.306">
            <text:p>56.306</text:p>
          </table:table-cell>
          <table:table-cell table:number-columns-repeated="3"/>
        </table:table-row>
        <table:table-row table:style-name="ro1">
          <table:table-cell office:value-type="string">
            <text:p>10-15 19:18:24.215: WARN/iTesa(2187): </text:p>
          </table:table-cell>
          <table:table-cell office:value-type="float" office:value="12396085915000">
            <text:p>12396085915000</text:p>
          </table:table-cell>
          <table:table-cell office:value-type="float" office:value="438">
            <text:p>438</text:p>
          </table:table-cell>
          <table:table-cell table:formula="of:=([.B438]-[.B437])/1000000" office:value-type="float" office:value="55.267">
            <text:p>55.267</text:p>
          </table:table-cell>
          <table:table-cell table:number-columns-repeated="3"/>
        </table:table-row>
        <table:table-row table:style-name="ro1">
          <table:table-cell office:value-type="string">
            <text:p>10-15 19:18:24.215: WARN/iTesa(2187): </text:p>
          </table:table-cell>
          <table:table-cell office:value-type="float" office:value="12396139232000">
            <text:p>12396139232000</text:p>
          </table:table-cell>
          <table:table-cell office:value-type="float" office:value="439">
            <text:p>439</text:p>
          </table:table-cell>
          <table:table-cell table:formula="of:=([.B439]-[.B438])/1000000" office:value-type="float" office:value="53.317">
            <text:p>53.317</text:p>
          </table:table-cell>
          <table:table-cell table:number-columns-repeated="3"/>
        </table:table-row>
        <table:table-row table:style-name="ro1">
          <table:table-cell office:value-type="string">
            <text:p>10-15 19:18:24.325: WARN/iTesa(2187): </text:p>
          </table:table-cell>
          <table:table-cell office:value-type="float" office:value="12396249575000">
            <text:p>12396249575000</text:p>
          </table:table-cell>
          <table:table-cell office:value-type="float" office:value="440">
            <text:p>440</text:p>
          </table:table-cell>
          <table:table-cell table:formula="of:=([.B440]-[.B439])/1000000" office:value-type="float" office:value="110.343">
            <text:p>110.343</text:p>
          </table:table-cell>
          <table:table-cell table:number-columns-repeated="3"/>
        </table:table-row>
        <table:table-row table:style-name="ro1">
          <table:table-cell office:value-type="string">
            <text:p>10-15 19:18:24.435: WARN/iTesa(2187): </text:p>
          </table:table-cell>
          <table:table-cell office:value-type="float" office:value="12396304873000">
            <text:p>12396304873000</text:p>
          </table:table-cell>
          <table:table-cell office:value-type="float" office:value="441">
            <text:p>441</text:p>
          </table:table-cell>
          <table:table-cell table:formula="of:=([.B441]-[.B440])/1000000" office:value-type="float" office:value="55.298">
            <text:p>55.298</text:p>
          </table:table-cell>
          <table:table-cell table:number-columns-repeated="3"/>
        </table:table-row>
        <table:table-row table:style-name="ro1">
          <table:table-cell office:value-type="string">
            <text:p>10-15 19:18:24.435: WARN/iTesa(2187): </text:p>
          </table:table-cell>
          <table:table-cell office:value-type="float" office:value="12396358402000">
            <text:p>12396358402000</text:p>
          </table:table-cell>
          <table:table-cell office:value-type="float" office:value="442">
            <text:p>442</text:p>
          </table:table-cell>
          <table:table-cell table:formula="of:=([.B442]-[.B441])/1000000" office:value-type="float" office:value="53.529">
            <text:p>53.529</text:p>
          </table:table-cell>
          <table:table-cell table:number-columns-repeated="3"/>
        </table:table-row>
        <table:table-row table:style-name="ro1">
          <table:table-cell office:value-type="string">
            <text:p>10-15 19:18:24.546: WARN/iTesa(2187): </text:p>
          </table:table-cell>
          <table:table-cell office:value-type="float" office:value="12396414625000">
            <text:p>12396414625000</text:p>
          </table:table-cell>
          <table:table-cell office:value-type="float" office:value="443">
            <text:p>443</text:p>
          </table:table-cell>
          <table:table-cell table:formula="of:=([.B443]-[.B442])/1000000" office:value-type="float" office:value="56.223">
            <text:p>56.223</text:p>
          </table:table-cell>
          <table:table-cell table:number-columns-repeated="3"/>
        </table:table-row>
        <table:table-row table:style-name="ro1">
          <table:table-cell office:value-type="string">
            <text:p>10-15 19:18:24.546: WARN/iTesa(2187): </text:p>
          </table:table-cell>
          <table:table-cell office:value-type="float" office:value="12396473562000">
            <text:p>12396473562000</text:p>
          </table:table-cell>
          <table:table-cell office:value-type="float" office:value="444">
            <text:p>444</text:p>
          </table:table-cell>
          <table:table-cell table:formula="of:=([.B444]-[.B443])/1000000" office:value-type="float" office:value="58.937">
            <text:p>58.937</text:p>
          </table:table-cell>
          <table:table-cell table:number-columns-repeated="3"/>
        </table:table-row>
        <table:table-row table:style-name="ro1">
          <table:table-cell office:value-type="string">
            <text:p>10-15 19:18:24.655: WARN/iTesa(2187): </text:p>
          </table:table-cell>
          <table:table-cell office:value-type="float" office:value="12396529472000">
            <text:p>12396529472000</text:p>
          </table:table-cell>
          <table:table-cell office:value-type="float" office:value="445">
            <text:p>445</text:p>
          </table:table-cell>
          <table:table-cell table:formula="of:=([.B445]-[.B444])/1000000" office:value-type="float" office:value="55.91">
            <text:p>55.91</text:p>
          </table:table-cell>
          <table:table-cell table:number-columns-repeated="3"/>
        </table:table-row>
        <table:table-row table:style-name="ro1">
          <table:table-cell office:value-type="string">
            <text:p>10-15 19:18:24.655: WARN/iTesa(2187): </text:p>
          </table:table-cell>
          <table:table-cell office:value-type="float" office:value="12396584640000">
            <text:p>12396584640000</text:p>
          </table:table-cell>
          <table:table-cell office:value-type="float" office:value="446">
            <text:p>446</text:p>
          </table:table-cell>
          <table:table-cell table:formula="of:=([.B446]-[.B445])/1000000" office:value-type="float" office:value="55.168">
            <text:p>55.168</text:p>
          </table:table-cell>
          <table:table-cell table:number-columns-repeated="3"/>
        </table:table-row>
        <table:table-row table:style-name="ro1">
          <table:table-cell office:value-type="string">
            <text:p>10-15 19:18:24.715: WARN/iTesa(2187): </text:p>
          </table:table-cell>
          <table:table-cell office:value-type="float" office:value="12396640382000">
            <text:p>12396640382000</text:p>
          </table:table-cell>
          <table:table-cell office:value-type="float" office:value="447">
            <text:p>447</text:p>
          </table:table-cell>
          <table:table-cell table:formula="of:=([.B447]-[.B446])/1000000" office:value-type="float" office:value="55.742">
            <text:p>55.742</text:p>
          </table:table-cell>
          <table:table-cell table:number-columns-repeated="3"/>
        </table:table-row>
        <table:table-row table:style-name="ro1">
          <table:table-cell office:value-type="string">
            <text:p>10-15 19:18:24.825: WARN/iTesa(2187): </text:p>
          </table:table-cell>
          <table:table-cell office:value-type="float" office:value="12396695655000">
            <text:p>12396695655000</text:p>
          </table:table-cell>
          <table:table-cell office:value-type="float" office:value="448">
            <text:p>448</text:p>
          </table:table-cell>
          <table:table-cell table:formula="of:=([.B448]-[.B447])/1000000" office:value-type="float" office:value="55.273">
            <text:p>55.273</text:p>
          </table:table-cell>
          <table:table-cell table:number-columns-repeated="3"/>
        </table:table-row>
        <table:table-row table:style-name="ro1">
          <table:table-cell office:value-type="string">
            <text:p>10-15 19:18:24.825: WARN/iTesa(2187): </text:p>
          </table:table-cell>
          <table:table-cell office:value-type="float" office:value="12396749027000">
            <text:p>12396749027000</text:p>
          </table:table-cell>
          <table:table-cell office:value-type="float" office:value="449">
            <text:p>449</text:p>
          </table:table-cell>
          <table:table-cell table:formula="of:=([.B449]-[.B448])/1000000" office:value-type="float" office:value="53.372">
            <text:p>53.372</text:p>
          </table:table-cell>
          <table:table-cell table:number-columns-repeated="3"/>
        </table:table-row>
        <table:table-row table:style-name="ro1">
          <table:table-cell office:value-type="string">
            <text:p>10-15 19:18:24.877: WARN/iTesa(2187): </text:p>
          </table:table-cell>
          <table:table-cell office:value-type="float" office:value="12396804905000">
            <text:p>12396804905000</text:p>
          </table:table-cell>
          <table:table-cell office:value-type="float" office:value="450">
            <text:p>450</text:p>
          </table:table-cell>
          <table:table-cell table:formula="of:=([.B450]-[.B449])/1000000" office:value-type="float" office:value="55.878">
            <text:p>55.878</text:p>
          </table:table-cell>
          <table:table-cell table:number-columns-repeated="3"/>
        </table:table-row>
        <table:table-row table:style-name="ro1">
          <table:table-cell office:value-type="string">
            <text:p>10-15 19:18:24.985: WARN/iTesa(2187): </text:p>
          </table:table-cell>
          <table:table-cell office:value-type="float" office:value="12396861307000">
            <text:p>12396861307000</text:p>
          </table:table-cell>
          <table:table-cell office:value-type="float" office:value="451">
            <text:p>451</text:p>
          </table:table-cell>
          <table:table-cell table:formula="of:=([.B451]-[.B450])/1000000" office:value-type="float" office:value="56.402">
            <text:p>56.402</text:p>
          </table:table-cell>
          <table:table-cell table:number-columns-repeated="3"/>
        </table:table-row>
        <table:table-row table:style-name="ro1">
          <table:table-cell office:value-type="string">
            <text:p>10-15 19:18:24.985: WARN/iTesa(2187): </text:p>
          </table:table-cell>
          <table:table-cell office:value-type="float" office:value="12396915552000">
            <text:p>12396915552000</text:p>
          </table:table-cell>
          <table:table-cell office:value-type="float" office:value="452">
            <text:p>452</text:p>
          </table:table-cell>
          <table:table-cell table:formula="of:=([.B452]-[.B451])/1000000" office:value-type="float" office:value="54.245">
            <text:p>54.245</text:p>
          </table:table-cell>
          <table:table-cell table:number-columns-repeated="3"/>
        </table:table-row>
        <table:table-row table:style-name="ro1">
          <table:table-cell office:value-type="string">
            <text:p>10-15 19:18:25.045: WARN/iTesa(2187): </text:p>
          </table:table-cell>
          <table:table-cell office:value-type="float" office:value="12396972755000">
            <text:p>12396972755000</text:p>
          </table:table-cell>
          <table:table-cell office:value-type="float" office:value="453">
            <text:p>453</text:p>
          </table:table-cell>
          <table:table-cell table:formula="of:=([.B453]-[.B452])/1000000" office:value-type="float" office:value="57.203">
            <text:p>57.203</text:p>
          </table:table-cell>
          <table:table-cell table:number-columns-repeated="3"/>
        </table:table-row>
        <table:table-row table:style-name="ro1">
          <table:table-cell office:value-type="string">
            <text:p>10-15 19:18:25.155: WARN/iTesa(2187): </text:p>
          </table:table-cell>
          <table:table-cell office:value-type="float" office:value="12397029457000">
            <text:p>12397029457000</text:p>
          </table:table-cell>
          <table:table-cell office:value-type="float" office:value="454">
            <text:p>454</text:p>
          </table:table-cell>
          <table:table-cell table:formula="of:=([.B454]-[.B453])/1000000" office:value-type="float" office:value="56.702">
            <text:p>56.702</text:p>
          </table:table-cell>
          <table:table-cell table:number-columns-repeated="3"/>
        </table:table-row>
        <table:table-row table:style-name="ro1">
          <table:table-cell office:value-type="string">
            <text:p>10-15 19:18:25.155: WARN/iTesa(2187): </text:p>
          </table:table-cell>
          <table:table-cell office:value-type="float" office:value="12397082877000">
            <text:p>12397082877000</text:p>
          </table:table-cell>
          <table:table-cell office:value-type="float" office:value="455">
            <text:p>455</text:p>
          </table:table-cell>
          <table:table-cell table:formula="of:=([.B455]-[.B454])/1000000" office:value-type="float" office:value="53.42">
            <text:p>53.42</text:p>
          </table:table-cell>
          <table:table-cell table:number-columns-repeated="3"/>
        </table:table-row>
        <table:table-row table:style-name="ro1">
          <table:table-cell office:value-type="string">
            <text:p>10-15 19:18:25.215: WARN/iTesa(2187): </text:p>
          </table:table-cell>
          <table:table-cell office:value-type="float" office:value="12397138602000">
            <text:p>12397138602000</text:p>
          </table:table-cell>
          <table:table-cell office:value-type="float" office:value="456">
            <text:p>456</text:p>
          </table:table-cell>
          <table:table-cell table:formula="of:=([.B456]-[.B455])/1000000" office:value-type="float" office:value="55.725">
            <text:p>55.725</text:p>
          </table:table-cell>
          <table:table-cell table:number-columns-repeated="3"/>
        </table:table-row>
        <table:table-row table:style-name="ro1">
          <table:table-cell office:value-type="string">
            <text:p>10-15 19:18:25.320: WARN/iTesa(2187): </text:p>
          </table:table-cell>
          <table:table-cell office:value-type="float" office:value="12397194023000">
            <text:p>12397194023000</text:p>
          </table:table-cell>
          <table:table-cell office:value-type="float" office:value="457">
            <text:p>457</text:p>
          </table:table-cell>
          <table:table-cell table:formula="of:=([.B457]-[.B456])/1000000" office:value-type="float" office:value="55.421">
            <text:p>55.421</text:p>
          </table:table-cell>
          <table:table-cell table:number-columns-repeated="3"/>
        </table:table-row>
        <table:table-row table:style-name="ro1">
          <table:table-cell office:value-type="string">
            <text:p>10-15 19:18:25.320: WARN/iTesa(2187): </text:p>
          </table:table-cell>
          <table:table-cell office:value-type="float" office:value="12397247482000">
            <text:p>12397247482000</text:p>
          </table:table-cell>
          <table:table-cell office:value-type="float" office:value="458">
            <text:p>458</text:p>
          </table:table-cell>
          <table:table-cell table:formula="of:=([.B458]-[.B457])/1000000" office:value-type="float" office:value="53.459">
            <text:p>53.459</text:p>
          </table:table-cell>
          <table:table-cell table:number-columns-repeated="3"/>
        </table:table-row>
        <table:table-row table:style-name="ro1">
          <table:table-cell office:value-type="string">
            <text:p>10-15 19:18:25.375: WARN/iTesa(2187): </text:p>
          </table:table-cell>
          <table:table-cell office:value-type="float" office:value="12397303708000">
            <text:p>12397303708000</text:p>
          </table:table-cell>
          <table:table-cell office:value-type="float" office:value="459">
            <text:p>459</text:p>
          </table:table-cell>
          <table:table-cell table:formula="of:=([.B459]-[.B458])/1000000" office:value-type="float" office:value="56.226">
            <text:p>56.226</text:p>
          </table:table-cell>
          <table:table-cell table:number-columns-repeated="3"/>
        </table:table-row>
        <table:table-row table:style-name="ro1">
          <table:table-cell office:value-type="string">
            <text:p>10-15 19:18:25.535: WARN/iTesa(2187): </text:p>
          </table:table-cell>
          <table:table-cell office:value-type="float" office:value="12397358913000">
            <text:p>12397358913000</text:p>
          </table:table-cell>
          <table:table-cell office:value-type="float" office:value="460">
            <text:p>460</text:p>
          </table:table-cell>
          <table:table-cell table:formula="of:=([.B460]-[.B459])/1000000" office:value-type="float" office:value="55.205">
            <text:p>55.205</text:p>
          </table:table-cell>
          <table:table-cell table:number-columns-repeated="3"/>
        </table:table-row>
        <table:table-row table:style-name="ro1">
          <table:table-cell office:value-type="string">
            <text:p>10-15 19:18:25.535: WARN/iTesa(2187): </text:p>
          </table:table-cell>
          <table:table-cell office:value-type="float" office:value="12397412540000">
            <text:p>12397412540000</text:p>
          </table:table-cell>
          <table:table-cell office:value-type="float" office:value="461">
            <text:p>461</text:p>
          </table:table-cell>
          <table:table-cell table:formula="of:=([.B461]-[.B460])/1000000" office:value-type="float" office:value="53.627">
            <text:p>53.627</text:p>
          </table:table-cell>
          <table:table-cell table:number-columns-repeated="3"/>
        </table:table-row>
        <table:table-row table:style-name="ro1">
          <table:table-cell office:value-type="string">
            <text:p>10-15 19:18:25.535: WARN/iTesa(2187): </text:p>
          </table:table-cell>
          <table:table-cell office:value-type="float" office:value="12397467095000">
            <text:p>12397467095000</text:p>
          </table:table-cell>
          <table:table-cell office:value-type="float" office:value="462">
            <text:p>462</text:p>
          </table:table-cell>
          <table:table-cell table:formula="of:=([.B462]-[.B461])/1000000" office:value-type="float" office:value="54.555">
            <text:p>54.555</text:p>
          </table:table-cell>
          <table:table-cell table:number-columns-repeated="3"/>
        </table:table-row>
        <table:table-row table:style-name="ro1">
          <table:table-cell office:value-type="string">
            <text:p>10-15 19:18:25.649: WARN/iTesa(2187): </text:p>
          </table:table-cell>
          <table:table-cell office:value-type="float" office:value="12397522995000">
            <text:p>12397522995000</text:p>
          </table:table-cell>
          <table:table-cell office:value-type="float" office:value="463">
            <text:p>463</text:p>
          </table:table-cell>
          <table:table-cell table:formula="of:=([.B463]-[.B462])/1000000" office:value-type="float" office:value="55.9">
            <text:p>55.9</text:p>
          </table:table-cell>
          <table:table-cell table:number-columns-repeated="3"/>
        </table:table-row>
        <table:table-row table:style-name="ro1">
          <table:table-cell office:value-type="string">
            <text:p>10-15 19:18:25.649: WARN/iTesa(2187): </text:p>
          </table:table-cell>
          <table:table-cell office:value-type="float" office:value="12397576365000">
            <text:p>12397576365000</text:p>
          </table:table-cell>
          <table:table-cell office:value-type="float" office:value="464">
            <text:p>464</text:p>
          </table:table-cell>
          <table:table-cell table:formula="of:=([.B464]-[.B463])/1000000" office:value-type="float" office:value="53.37">
            <text:p>53.37</text:p>
          </table:table-cell>
          <table:table-cell table:number-columns-repeated="3"/>
        </table:table-row>
        <table:table-row table:style-name="ro1">
          <table:table-cell office:value-type="string">
            <text:p>10-15 19:18:25.706: WARN/iTesa(2187): </text:p>
          </table:table-cell>
          <table:table-cell office:value-type="float" office:value="12397633703000">
            <text:p>12397633703000</text:p>
          </table:table-cell>
          <table:table-cell office:value-type="float" office:value="465">
            <text:p>465</text:p>
          </table:table-cell>
          <table:table-cell table:formula="of:=([.B465]-[.B464])/1000000" office:value-type="float" office:value="57.338">
            <text:p>57.338</text:p>
          </table:table-cell>
          <table:table-cell table:number-columns-repeated="3"/>
        </table:table-row>
        <table:table-row table:style-name="ro1">
          <table:table-cell office:value-type="string">
            <text:p>10-15 19:18:25.815: WARN/iTesa(2187): </text:p>
          </table:table-cell>
          <table:table-cell office:value-type="float" office:value="12397688953000">
            <text:p>12397688953000</text:p>
          </table:table-cell>
          <table:table-cell office:value-type="float" office:value="466">
            <text:p>466</text:p>
          </table:table-cell>
          <table:table-cell table:formula="of:=([.B466]-[.B465])/1000000" office:value-type="float" office:value="55.25">
            <text:p>55.25</text:p>
          </table:table-cell>
          <table:table-cell table:number-columns-repeated="3"/>
        </table:table-row>
        <table:table-row table:style-name="ro1">
          <table:table-cell office:value-type="string">
            <text:p>10-15 19:18:25.815: WARN/iTesa(2187): </text:p>
          </table:table-cell>
          <table:table-cell office:value-type="float" office:value="12397742493000">
            <text:p>12397742493000</text:p>
          </table:table-cell>
          <table:table-cell office:value-type="float" office:value="467">
            <text:p>467</text:p>
          </table:table-cell>
          <table:table-cell table:formula="of:=([.B467]-[.B466])/1000000" office:value-type="float" office:value="53.54">
            <text:p>53.54</text:p>
          </table:table-cell>
          <table:table-cell table:number-columns-repeated="3"/>
        </table:table-row>
        <table:table-row table:style-name="ro1">
          <table:table-cell office:value-type="string">
            <text:p>10-15 19:18:25.875: WARN/iTesa(2187): </text:p>
          </table:table-cell>
          <table:table-cell office:value-type="float" office:value="12397798513000">
            <text:p>12397798513000</text:p>
          </table:table-cell>
          <table:table-cell office:value-type="float" office:value="468">
            <text:p>468</text:p>
          </table:table-cell>
          <table:table-cell table:formula="of:=([.B468]-[.B467])/1000000" office:value-type="float" office:value="56.02">
            <text:p>56.02</text:p>
          </table:table-cell>
          <table:table-cell table:number-columns-repeated="3"/>
        </table:table-row>
        <table:table-row table:style-name="ro1">
          <table:table-cell office:value-type="string">
            <text:p>10-15 19:18:25.985: WARN/iTesa(2187): </text:p>
          </table:table-cell>
          <table:table-cell office:value-type="float" office:value="12397854360000">
            <text:p>12397854360000</text:p>
          </table:table-cell>
          <table:table-cell office:value-type="float" office:value="469">
            <text:p>469</text:p>
          </table:table-cell>
          <table:table-cell table:formula="of:=([.B469]-[.B468])/1000000" office:value-type="float" office:value="55.847">
            <text:p>55.847</text:p>
          </table:table-cell>
          <table:table-cell table:number-columns-repeated="3"/>
        </table:table-row>
        <table:table-row table:style-name="ro1">
          <table:table-cell office:value-type="string">
            <text:p>10-15 19:18:25.995: WARN/iTesa(2187): </text:p>
          </table:table-cell>
          <table:table-cell office:value-type="float" office:value="12397910232000">
            <text:p>12397910232000</text:p>
          </table:table-cell>
          <table:table-cell office:value-type="float" office:value="470">
            <text:p>470</text:p>
          </table:table-cell>
          <table:table-cell table:formula="of:=([.B470]-[.B469])/1000000" office:value-type="float" office:value="55.872">
            <text:p>55.872</text:p>
          </table:table-cell>
          <table:table-cell table:number-columns-repeated="3"/>
        </table:table-row>
        <table:table-row table:style-name="ro1">
          <table:table-cell office:value-type="string">
            <text:p>10-15 19:18:26.045: WARN/iTesa(2187): </text:p>
          </table:table-cell>
          <table:table-cell office:value-type="float" office:value="12397970293000">
            <text:p>12397970293000</text:p>
          </table:table-cell>
          <table:table-cell office:value-type="float" office:value="471">
            <text:p>471</text:p>
          </table:table-cell>
          <table:table-cell table:formula="of:=([.B471]-[.B470])/1000000" office:value-type="float" office:value="60.061">
            <text:p>60.061</text:p>
          </table:table-cell>
          <table:table-cell table:number-columns-repeated="3"/>
        </table:table-row>
        <table:table-row table:style-name="ro1">
          <table:table-cell office:value-type="string">
            <text:p>10-15 19:18:26.155: WARN/iTesa(2187): </text:p>
          </table:table-cell>
          <table:table-cell office:value-type="float" office:value="12398025708000">
            <text:p>12398025708000</text:p>
          </table:table-cell>
          <table:table-cell office:value-type="float" office:value="472">
            <text:p>472</text:p>
          </table:table-cell>
          <table:table-cell table:formula="of:=([.B472]-[.B471])/1000000" office:value-type="float" office:value="55.415">
            <text:p>55.415</text:p>
          </table:table-cell>
          <table:table-cell table:number-columns-repeated="3"/>
        </table:table-row>
        <table:table-row table:style-name="ro1">
          <table:table-cell office:value-type="string">
            <text:p>10-15 19:18:26.155: WARN/iTesa(2187): </text:p>
          </table:table-cell>
          <table:table-cell office:value-type="float" office:value="12398079097000">
            <text:p>12398079097000</text:p>
          </table:table-cell>
          <table:table-cell office:value-type="float" office:value="473">
            <text:p>473</text:p>
          </table:table-cell>
          <table:table-cell table:formula="of:=([.B473]-[.B472])/1000000" office:value-type="float" office:value="53.389">
            <text:p>53.389</text:p>
          </table:table-cell>
          <table:table-cell table:number-columns-repeated="3"/>
        </table:table-row>
        <table:table-row table:style-name="ro1">
          <table:table-cell office:value-type="string">
            <text:p>10-15 19:18:26.207: WARN/iTesa(2187): </text:p>
          </table:table-cell>
          <table:table-cell office:value-type="float" office:value="12398134957000">
            <text:p>12398134957000</text:p>
          </table:table-cell>
          <table:table-cell office:value-type="float" office:value="474">
            <text:p>474</text:p>
          </table:table-cell>
          <table:table-cell table:formula="of:=([.B474]-[.B473])/1000000" office:value-type="float" office:value="55.86">
            <text:p>55.86</text:p>
          </table:table-cell>
          <table:table-cell table:number-columns-repeated="3"/>
        </table:table-row>
        <table:table-row table:style-name="ro1">
          <table:table-cell office:value-type="string">
            <text:p>10-15 19:18:26.316: WARN/iTesa(2187): </text:p>
          </table:table-cell>
          <table:table-cell office:value-type="float" office:value="12398190218000">
            <text:p>12398190218000</text:p>
          </table:table-cell>
          <table:table-cell office:value-type="float" office:value="475">
            <text:p>475</text:p>
          </table:table-cell>
          <table:table-cell table:formula="of:=([.B475]-[.B474])/1000000" office:value-type="float" office:value="55.261">
            <text:p>55.261</text:p>
          </table:table-cell>
          <table:table-cell table:number-columns-repeated="3"/>
        </table:table-row>
        <table:table-row table:style-name="ro1">
          <table:table-cell office:value-type="string">
            <text:p>10-15 19:18:26.316: WARN/iTesa(2187): </text:p>
          </table:table-cell>
          <table:table-cell office:value-type="float" office:value="12398243638000">
            <text:p>12398243638000</text:p>
          </table:table-cell>
          <table:table-cell office:value-type="float" office:value="476">
            <text:p>476</text:p>
          </table:table-cell>
          <table:table-cell table:formula="of:=([.B476]-[.B475])/1000000" office:value-type="float" office:value="53.42">
            <text:p>53.42</text:p>
          </table:table-cell>
          <table:table-cell table:number-columns-repeated="3"/>
        </table:table-row>
        <table:table-row table:style-name="ro1">
          <table:table-cell office:value-type="string">
            <text:p>10-15 19:18:26.375: WARN/iTesa(2187): </text:p>
          </table:table-cell>
          <table:table-cell office:value-type="float" office:value="12398299313000">
            <text:p>12398299313000</text:p>
          </table:table-cell>
          <table:table-cell office:value-type="float" office:value="477">
            <text:p>477</text:p>
          </table:table-cell>
          <table:table-cell table:formula="of:=([.B477]-[.B476])/1000000" office:value-type="float" office:value="55.675">
            <text:p>55.675</text:p>
          </table:table-cell>
          <table:table-cell table:number-columns-repeated="3"/>
        </table:table-row>
        <table:table-row table:style-name="ro1">
          <table:table-cell office:value-type="string">
            <text:p>10-15 19:18:26.485: WARN/iTesa(2187): </text:p>
          </table:table-cell>
          <table:table-cell office:value-type="float" office:value="12398354635000">
            <text:p>12398354635000</text:p>
          </table:table-cell>
          <table:table-cell office:value-type="float" office:value="478">
            <text:p>478</text:p>
          </table:table-cell>
          <table:table-cell table:formula="of:=([.B478]-[.B477])/1000000" office:value-type="float" office:value="55.322">
            <text:p>55.322</text:p>
          </table:table-cell>
          <table:table-cell table:number-columns-repeated="3"/>
        </table:table-row>
        <table:table-row table:style-name="ro1">
          <table:table-cell office:value-type="string">
            <text:p>10-15 19:18:26.485: WARN/iTesa(2187): </text:p>
          </table:table-cell>
          <table:table-cell office:value-type="float" office:value="12398415343000">
            <text:p>12398415343000</text:p>
          </table:table-cell>
          <table:table-cell office:value-type="float" office:value="479">
            <text:p>479</text:p>
          </table:table-cell>
          <table:table-cell table:formula="of:=([.B479]-[.B478])/1000000" office:value-type="float" office:value="60.708">
            <text:p>60.708</text:p>
          </table:table-cell>
          <table:table-cell table:number-columns-repeated="3"/>
        </table:table-row>
        <table:table-row table:style-name="ro1">
          <table:table-cell office:value-type="string">
            <text:p>10-15 19:18:26.545: WARN/iTesa(2187): </text:p>
          </table:table-cell>
          <table:table-cell office:value-type="float" office:value="12398472737000">
            <text:p>12398472737000</text:p>
          </table:table-cell>
          <table:table-cell office:value-type="float" office:value="480">
            <text:p>480</text:p>
          </table:table-cell>
          <table:table-cell table:formula="of:=([.B480]-[.B479])/1000000" office:value-type="float" office:value="57.394">
            <text:p>57.394</text:p>
          </table:table-cell>
          <table:table-cell table:number-columns-repeated="3"/>
        </table:table-row>
        <table:table-row table:style-name="ro1">
          <table:table-cell office:value-type="string">
            <text:p>10-15 19:18:26.655: WARN/iTesa(2187): </text:p>
          </table:table-cell>
          <table:table-cell office:value-type="float" office:value="12398528078000">
            <text:p>12398528078000</text:p>
          </table:table-cell>
          <table:table-cell office:value-type="float" office:value="481">
            <text:p>481</text:p>
          </table:table-cell>
          <table:table-cell table:formula="of:=([.B481]-[.B480])/1000000" office:value-type="float" office:value="55.341">
            <text:p>55.341</text:p>
          </table:table-cell>
          <table:table-cell table:number-columns-repeated="3"/>
        </table:table-row>
        <table:table-row table:style-name="ro1">
          <table:table-cell office:value-type="string">
            <text:p>10-15 19:18:26.655: WARN/iTesa(2187): </text:p>
          </table:table-cell>
          <table:table-cell office:value-type="float" office:value="12398581560000">
            <text:p>12398581560000</text:p>
          </table:table-cell>
          <table:table-cell office:value-type="float" office:value="482">
            <text:p>482</text:p>
          </table:table-cell>
          <table:table-cell table:formula="of:=([.B482]-[.B481])/1000000" office:value-type="float" office:value="53.482">
            <text:p>53.482</text:p>
          </table:table-cell>
          <table:table-cell table:number-columns-repeated="3"/>
        </table:table-row>
        <table:table-row table:style-name="ro1">
          <table:table-cell office:value-type="string">
            <text:p>10-15 19:18:26.709: WARN/iTesa(2187): </text:p>
          </table:table-cell>
          <table:table-cell office:value-type="float" office:value="12398637302000">
            <text:p>12398637302000</text:p>
          </table:table-cell>
          <table:table-cell office:value-type="float" office:value="483">
            <text:p>483</text:p>
          </table:table-cell>
          <table:table-cell table:formula="of:=([.B483]-[.B482])/1000000" office:value-type="float" office:value="55.742">
            <text:p>55.742</text:p>
          </table:table-cell>
          <table:table-cell table:number-columns-repeated="3"/>
        </table:table-row>
        <table:table-row table:style-name="ro1">
          <table:table-cell office:value-type="string">
            <text:p>10-15 19:18:26.825: WARN/iTesa(2187): </text:p>
          </table:table-cell>
          <table:table-cell office:value-type="float" office:value="12398695323000">
            <text:p>12398695323000</text:p>
          </table:table-cell>
          <table:table-cell office:value-type="float" office:value="484">
            <text:p>484</text:p>
          </table:table-cell>
          <table:table-cell table:formula="of:=([.B484]-[.B483])/1000000" office:value-type="float" office:value="58.021">
            <text:p>58.021</text:p>
          </table:table-cell>
          <table:table-cell table:number-columns-repeated="3"/>
        </table:table-row>
        <table:table-row table:style-name="ro1">
          <table:table-cell office:value-type="string">
            <text:p>10-15 19:18:26.932: WARN/iTesa(2187): </text:p>
          </table:table-cell>
          <table:table-cell office:value-type="float" office:value="12398806148000">
            <text:p>12398806148000</text:p>
          </table:table-cell>
          <table:table-cell office:value-type="float" office:value="485">
            <text:p>485</text:p>
          </table:table-cell>
          <table:table-cell table:formula="of:=([.B485]-[.B484])/1000000" office:value-type="float" office:value="110.825">
            <text:p>110.825</text:p>
          </table:table-cell>
          <table:table-cell table:number-columns-repeated="3"/>
        </table:table-row>
        <table:table-row table:style-name="ro1">
          <table:table-cell office:value-type="string">
            <text:p>10-15 19:18:26.932: WARN/iTesa(2187): </text:p>
          </table:table-cell>
          <table:table-cell office:value-type="float" office:value="12398858703000">
            <text:p>12398858703000</text:p>
          </table:table-cell>
          <table:table-cell office:value-type="float" office:value="486">
            <text:p>486</text:p>
          </table:table-cell>
          <table:table-cell table:formula="of:=([.B486]-[.B485])/1000000" office:value-type="float" office:value="52.555">
            <text:p>52.555</text:p>
          </table:table-cell>
          <table:table-cell table:number-columns-repeated="3"/>
        </table:table-row>
        <table:table-row table:style-name="ro1">
          <table:table-cell office:value-type="string">
            <text:p>10-15 19:18:26.985: WARN/iTesa(2187): </text:p>
          </table:table-cell>
          <table:table-cell office:value-type="float" office:value="12398914657000">
            <text:p>12398914657000</text:p>
          </table:table-cell>
          <table:table-cell office:value-type="float" office:value="487">
            <text:p>487</text:p>
          </table:table-cell>
          <table:table-cell table:formula="of:=([.B487]-[.B486])/1000000" office:value-type="float" office:value="55.954">
            <text:p>55.954</text:p>
          </table:table-cell>
          <table:table-cell table:number-columns-repeated="3"/>
        </table:table-row>
        <table:table-row table:style-name="ro1">
          <table:table-cell office:value-type="string">
            <text:p>10-15 19:18:27.095: WARN/iTesa(2187): </text:p>
          </table:table-cell>
          <table:table-cell office:value-type="float" office:value="12398968242000">
            <text:p>12398968242000</text:p>
          </table:table-cell>
          <table:table-cell office:value-type="float" office:value="488">
            <text:p>488</text:p>
          </table:table-cell>
          <table:table-cell table:formula="of:=([.B488]-[.B487])/1000000" office:value-type="float" office:value="53.585">
            <text:p>53.585</text:p>
          </table:table-cell>
          <table:table-cell table:number-columns-repeated="3"/>
        </table:table-row>
        <table:table-row table:style-name="ro1">
          <table:table-cell office:value-type="string">
            <text:p>10-15 19:18:27.095: WARN/iTesa(2187): </text:p>
          </table:table-cell>
          <table:table-cell office:value-type="float" office:value="12399023033000">
            <text:p>12399023033000</text:p>
          </table:table-cell>
          <table:table-cell office:value-type="float" office:value="489">
            <text:p>489</text:p>
          </table:table-cell>
          <table:table-cell table:formula="of:=([.B489]-[.B488])/1000000" office:value-type="float" office:value="54.791">
            <text:p>54.791</text:p>
          </table:table-cell>
          <table:table-cell table:number-columns-repeated="3"/>
        </table:table-row>
        <table:table-row table:style-name="ro1">
          <table:table-cell office:value-type="string">
            <text:p>10-15 19:18:27.215: WARN/iTesa(2187): </text:p>
          </table:table-cell>
          <table:table-cell office:value-type="float" office:value="12399077590000">
            <text:p>12399077590000</text:p>
          </table:table-cell>
          <table:table-cell office:value-type="float" office:value="490">
            <text:p>490</text:p>
          </table:table-cell>
          <table:table-cell table:formula="of:=([.B490]-[.B489])/1000000" office:value-type="float" office:value="54.557">
            <text:p>54.557</text:p>
          </table:table-cell>
          <table:table-cell table:number-columns-repeated="3"/>
        </table:table-row>
        <table:table-row table:style-name="ro1">
          <table:table-cell office:value-type="string">
            <text:p>10-15 19:18:27.215: WARN/iTesa(2187): </text:p>
          </table:table-cell>
          <table:table-cell office:value-type="float" office:value="12399130857000">
            <text:p>12399130857000</text:p>
          </table:table-cell>
          <table:table-cell office:value-type="float" office:value="491">
            <text:p>491</text:p>
          </table:table-cell>
          <table:table-cell table:formula="of:=([.B491]-[.B490])/1000000" office:value-type="float" office:value="53.267">
            <text:p>53.267</text:p>
          </table:table-cell>
          <table:table-cell table:number-columns-repeated="3"/>
        </table:table-row>
        <table:table-row table:style-name="ro1">
          <table:table-cell office:value-type="string">
            <text:p>10-15 19:18:27.255: WARN/iTesa(2187): </text:p>
          </table:table-cell>
          <table:table-cell office:value-type="float" office:value="12399184542000">
            <text:p>12399184542000</text:p>
          </table:table-cell>
          <table:table-cell office:value-type="float" office:value="492">
            <text:p>492</text:p>
          </table:table-cell>
          <table:table-cell table:formula="of:=([.B492]-[.B491])/1000000" office:value-type="float" office:value="53.685">
            <text:p>53.685</text:p>
          </table:table-cell>
          <table:table-cell table:number-columns-repeated="3"/>
        </table:table-row>
        <table:table-row table:style-name="ro1">
          <table:table-cell office:value-type="string">
            <text:p>10-15 19:18:27.365: WARN/iTesa(2187): </text:p>
          </table:table-cell>
          <table:table-cell office:value-type="float" office:value="12399240172000">
            <text:p>12399240172000</text:p>
          </table:table-cell>
          <table:table-cell office:value-type="float" office:value="493">
            <text:p>493</text:p>
          </table:table-cell>
          <table:table-cell table:formula="of:=([.B493]-[.B492])/1000000" office:value-type="float" office:value="55.63">
            <text:p>55.63</text:p>
          </table:table-cell>
          <table:table-cell table:number-columns-repeated="3"/>
        </table:table-row>
        <table:table-row table:style-name="ro1">
          <table:table-cell office:value-type="string">
            <text:p>10-15 19:18:27.365: WARN/iTesa(2187): </text:p>
          </table:table-cell>
          <table:table-cell office:value-type="float" office:value="12399294118000">
            <text:p>12399294118000</text:p>
          </table:table-cell>
          <table:table-cell office:value-type="float" office:value="494">
            <text:p>494</text:p>
          </table:table-cell>
          <table:table-cell table:formula="of:=([.B494]-[.B493])/1000000" office:value-type="float" office:value="53.946">
            <text:p>53.946</text:p>
          </table:table-cell>
          <table:table-cell table:number-columns-repeated="3"/>
        </table:table-row>
        <table:table-row table:style-name="ro1">
          <table:table-cell office:value-type="string">
            <text:p>10-15 19:18:27.425: WARN/iTesa(2187): </text:p>
          </table:table-cell>
          <table:table-cell office:value-type="float" office:value="12399349697000">
            <text:p>12399349697000</text:p>
          </table:table-cell>
          <table:table-cell office:value-type="float" office:value="495">
            <text:p>495</text:p>
          </table:table-cell>
          <table:table-cell table:formula="of:=([.B495]-[.B494])/1000000" office:value-type="float" office:value="55.579">
            <text:p>55.579</text:p>
          </table:table-cell>
          <table:table-cell table:number-columns-repeated="3"/>
        </table:table-row>
        <table:table-row table:style-name="ro1">
          <table:table-cell office:value-type="string">
            <text:p>10-15 19:18:27.525: WARN/iTesa(2187): </text:p>
          </table:table-cell>
          <table:table-cell office:value-type="float" office:value="12399404563000">
            <text:p>12399404563000</text:p>
          </table:table-cell>
          <table:table-cell office:value-type="float" office:value="496">
            <text:p>496</text:p>
          </table:table-cell>
          <table:table-cell table:formula="of:=([.B496]-[.B495])/1000000" office:value-type="float" office:value="54.866">
            <text:p>54.866</text:p>
          </table:table-cell>
          <table:table-cell table:number-columns-repeated="3"/>
        </table:table-row>
        <table:table-row table:style-name="ro1">
          <table:table-cell office:value-type="string">
            <text:p>10-15 19:18:27.525: WARN/iTesa(2187): </text:p>
          </table:table-cell>
          <table:table-cell office:value-type="float" office:value="12399457548000">
            <text:p>12399457548000</text:p>
          </table:table-cell>
          <table:table-cell office:value-type="float" office:value="497">
            <text:p>497</text:p>
          </table:table-cell>
          <table:table-cell table:formula="of:=([.B497]-[.B496])/1000000" office:value-type="float" office:value="52.985">
            <text:p>52.985</text:p>
          </table:table-cell>
          <table:table-cell table:number-columns-repeated="3"/>
        </table:table-row>
        <table:table-row table:style-name="ro1">
          <table:table-cell office:value-type="string">
            <text:p>10-15 19:18:27.585: WARN/iTesa(2187): </text:p>
          </table:table-cell>
          <table:table-cell office:value-type="float" office:value="12399512123000">
            <text:p>12399512123000</text:p>
          </table:table-cell>
          <table:table-cell office:value-type="float" office:value="498">
            <text:p>498</text:p>
          </table:table-cell>
          <table:table-cell table:formula="of:=([.B498]-[.B497])/1000000" office:value-type="float" office:value="54.575">
            <text:p>54.575</text:p>
          </table:table-cell>
          <table:table-cell table:number-columns-repeated="3"/>
        </table:table-row>
        <table:table-row table:style-name="ro1">
          <table:table-cell office:value-type="string">
            <text:p>10-15 19:18:27.695: WARN/iTesa(2187): </text:p>
          </table:table-cell>
          <table:table-cell office:value-type="float" office:value="12399566265000">
            <text:p>12399566265000</text:p>
          </table:table-cell>
          <table:table-cell office:value-type="float" office:value="499">
            <text:p>499</text:p>
          </table:table-cell>
          <table:table-cell table:formula="of:=([.B499]-[.B498])/1000000" office:value-type="float" office:value="54.142">
            <text:p>54.142</text:p>
          </table:table-cell>
          <table:table-cell table:number-columns-repeated="3"/>
        </table:table-row>
        <table:table-row table:style-name="ro1">
          <table:table-cell office:value-type="string">
            <text:p>10-15 19:18:27.695: WARN/iTesa(2187): </text:p>
          </table:table-cell>
          <table:table-cell office:value-type="float" office:value="12399619117000">
            <text:p>12399619117000</text:p>
          </table:table-cell>
          <table:table-cell office:value-type="float" office:value="500">
            <text:p>500</text:p>
          </table:table-cell>
          <table:table-cell table:formula="of:=([.B500]-[.B499])/1000000" office:value-type="float" office:value="52.852">
            <text:p>52.852</text:p>
          </table:table-cell>
          <table:table-cell table:number-columns-repeated="3"/>
        </table:table-row>
        <table:table-row table:style-name="ro1">
          <table:table-cell office:value-type="string">
            <text:p>10-15 19:18:27.746: WARN/iTesa(2187): </text:p>
          </table:table-cell>
          <table:table-cell office:value-type="float" office:value="12399672810000">
            <text:p>12399672810000</text:p>
          </table:table-cell>
          <table:table-cell office:value-type="float" office:value="501">
            <text:p>501</text:p>
          </table:table-cell>
          <table:table-cell table:formula="of:=([.B501]-[.B500])/1000000" office:value-type="float" office:value="53.693">
            <text:p>53.693</text:p>
          </table:table-cell>
          <table:table-cell table:number-columns-repeated="3"/>
        </table:table-row>
        <table:table-row table:style-name="ro1">
          <table:table-cell office:value-type="string">
            <text:p>10-15 19:18:27.855: WARN/iTesa(2187): </text:p>
          </table:table-cell>
          <table:table-cell office:value-type="float" office:value="12399726345000">
            <text:p>12399726345000</text:p>
          </table:table-cell>
          <table:table-cell office:value-type="float" office:value="502">
            <text:p>502</text:p>
          </table:table-cell>
          <table:table-cell table:formula="of:=([.B502]-[.B501])/1000000" office:value-type="float" office:value="53.535">
            <text:p>53.535</text:p>
          </table:table-cell>
          <table:table-cell table:number-columns-repeated="3"/>
        </table:table-row>
        <table:table-row table:style-name="ro1">
          <table:table-cell office:value-type="string">
            <text:p>10-15 19:18:27.855: WARN/iTesa(2187): </text:p>
          </table:table-cell>
          <table:table-cell office:value-type="float" office:value="12399779027000">
            <text:p>12399779027000</text:p>
          </table:table-cell>
          <table:table-cell office:value-type="float" office:value="503">
            <text:p>503</text:p>
          </table:table-cell>
          <table:table-cell table:formula="of:=([.B503]-[.B502])/1000000" office:value-type="float" office:value="52.682">
            <text:p>52.682</text:p>
          </table:table-cell>
          <table:table-cell table:number-columns-repeated="3"/>
        </table:table-row>
        <table:table-row table:style-name="ro1">
          <table:table-cell office:value-type="string">
            <text:p>10-15 19:18:27.905: WARN/iTesa(2187): </text:p>
          </table:table-cell>
          <table:table-cell office:value-type="float" office:value="12399832547000">
            <text:p>12399832547000</text:p>
          </table:table-cell>
          <table:table-cell office:value-type="float" office:value="504">
            <text:p>504</text:p>
          </table:table-cell>
          <table:table-cell table:formula="of:=([.B504]-[.B503])/1000000" office:value-type="float" office:value="53.52">
            <text:p>53.52</text:p>
          </table:table-cell>
          <table:table-cell table:number-columns-repeated="3"/>
        </table:table-row>
        <table:table-row table:style-name="ro1">
          <table:table-cell office:value-type="string">
            <text:p>10-15 19:18:28.015: WARN/iTesa(2187): </text:p>
          </table:table-cell>
          <table:table-cell office:value-type="float" office:value="12399886273000">
            <text:p>12399886273000</text:p>
          </table:table-cell>
          <table:table-cell office:value-type="float" office:value="505">
            <text:p>505</text:p>
          </table:table-cell>
          <table:table-cell table:formula="of:=([.B505]-[.B504])/1000000" office:value-type="float" office:value="53.726">
            <text:p>53.726</text:p>
          </table:table-cell>
          <table:table-cell table:number-columns-repeated="3"/>
        </table:table-row>
        <table:table-row table:style-name="ro1">
          <table:table-cell office:value-type="string">
            <text:p>10-15 19:18:28.015: WARN/iTesa(2187): </text:p>
          </table:table-cell>
          <table:table-cell office:value-type="float" office:value="12399939167000">
            <text:p>12399939167000</text:p>
          </table:table-cell>
          <table:table-cell office:value-type="float" office:value="506">
            <text:p>506</text:p>
          </table:table-cell>
          <table:table-cell table:formula="of:=([.B506]-[.B505])/1000000" office:value-type="float" office:value="52.894">
            <text:p>52.894</text:p>
          </table:table-cell>
          <table:table-cell table:number-columns-repeated="3"/>
        </table:table-row>
        <table:table-row table:style-name="ro1">
          <table:table-cell office:value-type="string">
            <text:p>10-15 19:18:28.118: WARN/iTesa(2187): </text:p>
          </table:table-cell>
          <table:table-cell office:value-type="float" office:value="12399992613000">
            <text:p>12399992613000</text:p>
          </table:table-cell>
          <table:table-cell office:value-type="float" office:value="507">
            <text:p>507</text:p>
          </table:table-cell>
          <table:table-cell table:formula="of:=([.B507]-[.B506])/1000000" office:value-type="float" office:value="53.446">
            <text:p>53.446</text:p>
          </table:table-cell>
          <table:table-cell table:number-columns-repeated="3"/>
        </table:table-row>
        <table:table-row table:style-name="ro1">
          <table:table-cell office:value-type="string">
            <text:p>10-15 19:18:28.118: WARN/iTesa(2187): </text:p>
          </table:table-cell>
          <table:table-cell office:value-type="float" office:value="12400045295000">
            <text:p>12400045295000</text:p>
          </table:table-cell>
          <table:table-cell office:value-type="float" office:value="508">
            <text:p>508</text:p>
          </table:table-cell>
          <table:table-cell table:formula="of:=([.B508]-[.B507])/1000000" office:value-type="float" office:value="52.682">
            <text:p>52.682</text:p>
          </table:table-cell>
          <table:table-cell table:number-columns-repeated="3"/>
        </table:table-row>
        <table:table-row table:style-name="ro1">
          <table:table-cell office:value-type="string">
            <text:p>10-15 19:18:28.225: WARN/iTesa(2187): </text:p>
          </table:table-cell>
          <table:table-cell office:value-type="float" office:value="12400152120000">
            <text:p>12400152120000</text:p>
          </table:table-cell>
          <table:table-cell office:value-type="float" office:value="509">
            <text:p>509</text:p>
          </table:table-cell>
          <table:table-cell table:formula="of:=([.B509]-[.B508])/1000000" office:value-type="float" office:value="106.825">
            <text:p>106.825</text:p>
          </table:table-cell>
          <table:table-cell table:number-columns-repeated="3"/>
        </table:table-row>
        <table:table-row table:style-name="ro1">
          <table:table-cell office:value-type="string">
            <text:p>10-15 19:18:28.275: WARN/iTesa(2187): </text:p>
          </table:table-cell>
          <table:table-cell office:value-type="float" office:value="12400206842000">
            <text:p>12400206842000</text:p>
          </table:table-cell>
          <table:table-cell office:value-type="float" office:value="510">
            <text:p>510</text:p>
          </table:table-cell>
          <table:table-cell table:formula="of:=([.B510]-[.B509])/1000000" office:value-type="float" office:value="54.722">
            <text:p>54.722</text:p>
          </table:table-cell>
          <table:table-cell table:number-columns-repeated="3"/>
        </table:table-row>
        <table:table-row table:style-name="ro1">
          <table:table-cell office:value-type="string">
            <text:p>10-15 19:18:28.387: WARN/iTesa(2187): </text:p>
          </table:table-cell>
          <table:table-cell office:value-type="float" office:value="12400261588000">
            <text:p>12400261588000</text:p>
          </table:table-cell>
          <table:table-cell office:value-type="float" office:value="511">
            <text:p>511</text:p>
          </table:table-cell>
          <table:table-cell table:formula="of:=([.B511]-[.B510])/1000000" office:value-type="float" office:value="54.746">
            <text:p>54.746</text:p>
          </table:table-cell>
          <table:table-cell table:number-columns-repeated="3"/>
        </table:table-row>
        <table:table-row table:style-name="ro1">
          <table:table-cell office:value-type="string">
            <text:p>10-15 19:18:28.387: WARN/iTesa(2187): </text:p>
          </table:table-cell>
          <table:table-cell office:value-type="float" office:value="12400315002000">
            <text:p>12400315002000</text:p>
          </table:table-cell>
          <table:table-cell office:value-type="float" office:value="512">
            <text:p>512</text:p>
          </table:table-cell>
          <table:table-cell table:formula="of:=([.B512]-[.B511])/1000000" office:value-type="float" office:value="53.414">
            <text:p>53.414</text:p>
          </table:table-cell>
          <table:table-cell table:number-columns-repeated="3"/>
        </table:table-row>
        <table:table-row table:style-name="ro1">
          <table:table-cell office:value-type="string">
            <text:p>10-15 19:18:28.445: WARN/iTesa(2187): </text:p>
          </table:table-cell>
          <table:table-cell office:value-type="float" office:value="12400369585000">
            <text:p>12400369585000</text:p>
          </table:table-cell>
          <table:table-cell office:value-type="float" office:value="513">
            <text:p>513</text:p>
          </table:table-cell>
          <table:table-cell table:formula="of:=([.B513]-[.B512])/1000000" office:value-type="float" office:value="54.583">
            <text:p>54.583</text:p>
          </table:table-cell>
          <table:table-cell table:number-columns-repeated="3"/>
        </table:table-row>
        <table:table-row table:style-name="ro1">
          <table:table-cell office:value-type="string">
            <text:p>10-15 19:18:28.555: WARN/iTesa(2187): </text:p>
          </table:table-cell>
          <table:table-cell office:value-type="float" office:value="12400424380000">
            <text:p>12400424380000</text:p>
          </table:table-cell>
          <table:table-cell office:value-type="float" office:value="514">
            <text:p>514</text:p>
          </table:table-cell>
          <table:table-cell table:formula="of:=([.B514]-[.B513])/1000000" office:value-type="float" office:value="54.795">
            <text:p>54.795</text:p>
          </table:table-cell>
          <table:table-cell table:number-columns-repeated="3"/>
        </table:table-row>
        <table:table-row table:style-name="ro1">
          <table:table-cell office:value-type="string">
            <text:p>10-15 19:18:28.555: WARN/iTesa(2187): </text:p>
          </table:table-cell>
          <table:table-cell office:value-type="float" office:value="12400477788000">
            <text:p>12400477788000</text:p>
          </table:table-cell>
          <table:table-cell office:value-type="float" office:value="515">
            <text:p>515</text:p>
          </table:table-cell>
          <table:table-cell table:formula="of:=([.B515]-[.B514])/1000000" office:value-type="float" office:value="53.408">
            <text:p>53.408</text:p>
          </table:table-cell>
          <table:table-cell table:number-columns-repeated="3"/>
        </table:table-row>
        <table:table-row table:style-name="ro1">
          <table:table-cell office:value-type="string">
            <text:p>10-15 19:18:28.605: WARN/iTesa(2187): </text:p>
          </table:table-cell>
          <table:table-cell office:value-type="float" office:value="12400532788000">
            <text:p>12400532788000</text:p>
          </table:table-cell>
          <table:table-cell office:value-type="float" office:value="516">
            <text:p>516</text:p>
          </table:table-cell>
          <table:table-cell table:formula="of:=([.B516]-[.B515])/1000000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10-15 19:18:28.715: WARN/iTesa(2187): </text:p>
          </table:table-cell>
          <table:table-cell office:value-type="float" office:value="12400587455000">
            <text:p>12400587455000</text:p>
          </table:table-cell>
          <table:table-cell office:value-type="float" office:value="517">
            <text:p>517</text:p>
          </table:table-cell>
          <table:table-cell table:formula="of:=([.B517]-[.B516])/1000000" office:value-type="float" office:value="54.667">
            <text:p>54.667</text:p>
          </table:table-cell>
          <table:table-cell table:number-columns-repeated="3"/>
        </table:table-row>
        <table:table-row table:style-name="ro1">
          <table:table-cell office:value-type="string">
            <text:p>10-15 19:18:28.715: WARN/iTesa(2187): </text:p>
          </table:table-cell>
          <table:table-cell office:value-type="float" office:value="12400640903000">
            <text:p>12400640903000</text:p>
          </table:table-cell>
          <table:table-cell office:value-type="float" office:value="518">
            <text:p>518</text:p>
          </table:table-cell>
          <table:table-cell table:formula="of:=([.B518]-[.B517])/1000000" office:value-type="float" office:value="53.448">
            <text:p>53.448</text:p>
          </table:table-cell>
          <table:table-cell table:number-columns-repeated="3"/>
        </table:table-row>
        <table:table-row table:style-name="ro1">
          <table:table-cell office:value-type="string">
            <text:p>10-15 19:18:28.768: WARN/iTesa(2187): </text:p>
          </table:table-cell>
          <table:table-cell office:value-type="float" office:value="12400695480000">
            <text:p>12400695480000</text:p>
          </table:table-cell>
          <table:table-cell office:value-type="float" office:value="519">
            <text:p>519</text:p>
          </table:table-cell>
          <table:table-cell table:formula="of:=([.B519]-[.B518])/1000000" office:value-type="float" office:value="54.577">
            <text:p>54.577</text:p>
          </table:table-cell>
          <table:table-cell table:number-columns-repeated="3"/>
        </table:table-row>
        <table:table-row table:style-name="ro1">
          <table:table-cell office:value-type="string">
            <text:p>10-15 19:18:28.876: WARN/iTesa(2187): </text:p>
          </table:table-cell>
          <table:table-cell office:value-type="float" office:value="12400750140000">
            <text:p>12400750140000</text:p>
          </table:table-cell>
          <table:table-cell office:value-type="float" office:value="520">
            <text:p>520</text:p>
          </table:table-cell>
          <table:table-cell table:formula="of:=([.B520]-[.B519])/1000000" office:value-type="float" office:value="54.66">
            <text:p>54.66</text:p>
          </table:table-cell>
          <table:table-cell table:number-columns-repeated="3"/>
        </table:table-row>
        <table:table-row table:style-name="ro1">
          <table:table-cell office:value-type="string">
            <text:p>10-15 19:18:28.876: WARN/iTesa(2187): </text:p>
          </table:table-cell>
          <table:table-cell office:value-type="float" office:value="12400803562000">
            <text:p>12400803562000</text:p>
          </table:table-cell>
          <table:table-cell office:value-type="float" office:value="521">
            <text:p>521</text:p>
          </table:table-cell>
          <table:table-cell table:formula="of:=([.B521]-[.B520])/1000000" office:value-type="float" office:value="53.422">
            <text:p>53.422</text:p>
          </table:table-cell>
          <table:table-cell table:number-columns-repeated="3"/>
        </table:table-row>
        <table:table-row table:style-name="ro1">
          <table:table-cell office:value-type="string">
            <text:p>10-15 19:18:28.935: WARN/iTesa(2187): </text:p>
          </table:table-cell>
          <table:table-cell office:value-type="float" office:value="12400858330000">
            <text:p>12400858330000</text:p>
          </table:table-cell>
          <table:table-cell office:value-type="float" office:value="522">
            <text:p>522</text:p>
          </table:table-cell>
          <table:table-cell table:formula="of:=([.B522]-[.B521])/1000000" office:value-type="float" office:value="54.768">
            <text:p>54.768</text:p>
          </table:table-cell>
          <table:table-cell table:number-columns-repeated="3"/>
        </table:table-row>
        <table:table-row table:style-name="ro1">
          <table:table-cell office:value-type="string">
            <text:p>10-15 19:18:29.040: WARN/iTesa(2187): </text:p>
          </table:table-cell>
          <table:table-cell office:value-type="float" office:value="12400914348000">
            <text:p>12400914348000</text:p>
          </table:table-cell>
          <table:table-cell office:value-type="float" office:value="523">
            <text:p>523</text:p>
          </table:table-cell>
          <table:table-cell table:formula="of:=([.B523]-[.B522])/1000000" office:value-type="float" office:value="56.018">
            <text:p>56.018</text:p>
          </table:table-cell>
          <table:table-cell table:number-columns-repeated="3"/>
        </table:table-row>
        <table:table-row table:style-name="ro1">
          <table:table-cell office:value-type="string">
            <text:p>10-15 19:18:29.040: WARN/iTesa(2187): </text:p>
          </table:table-cell>
          <table:table-cell office:value-type="float" office:value="12400967725000">
            <text:p>12400967725000</text:p>
          </table:table-cell>
          <table:table-cell office:value-type="float" office:value="524">
            <text:p>524</text:p>
          </table:table-cell>
          <table:table-cell table:formula="of:=([.B524]-[.B523])/1000000" office:value-type="float" office:value="53.377">
            <text:p>53.377</text:p>
          </table:table-cell>
          <table:table-cell table:number-columns-repeated="3"/>
        </table:table-row>
        <table:table-row table:style-name="ro1">
          <table:table-cell office:value-type="string">
            <text:p>10-15 19:18:29.095: WARN/iTesa(2187): </text:p>
          </table:table-cell>
          <table:table-cell office:value-type="float" office:value="12401022372000">
            <text:p>12401022372000</text:p>
          </table:table-cell>
          <table:table-cell office:value-type="float" office:value="525">
            <text:p>525</text:p>
          </table:table-cell>
          <table:table-cell table:formula="of:=([.B525]-[.B524])/1000000" office:value-type="float" office:value="54.647">
            <text:p>54.647</text:p>
          </table:table-cell>
          <table:table-cell table:number-columns-repeated="3"/>
        </table:table-row>
        <table:table-row table:style-name="ro1">
          <table:table-cell office:value-type="string">
            <text:p>10-15 19:18:29.205: WARN/iTesa(2187): </text:p>
          </table:table-cell>
          <table:table-cell office:value-type="float" office:value="12401077023000">
            <text:p>12401077023000</text:p>
          </table:table-cell>
          <table:table-cell office:value-type="float" office:value="526">
            <text:p>526</text:p>
          </table:table-cell>
          <table:table-cell table:formula="of:=([.B526]-[.B525])/1000000" office:value-type="float" office:value="54.651">
            <text:p>54.651</text:p>
          </table:table-cell>
          <table:table-cell table:number-columns-repeated="3"/>
        </table:table-row>
        <table:table-row table:style-name="ro1">
          <table:table-cell office:value-type="string">
            <text:p>10-15 19:18:29.315: WARN/iTesa(2187): </text:p>
          </table:table-cell>
          <table:table-cell office:value-type="float" office:value="12401185368000">
            <text:p>12401185368000</text:p>
          </table:table-cell>
          <table:table-cell office:value-type="float" office:value="527">
            <text:p>527</text:p>
          </table:table-cell>
          <table:table-cell table:formula="of:=([.B527]-[.B526])/1000000" office:value-type="float" office:value="108.345">
            <text:p>108.345</text:p>
          </table:table-cell>
          <table:table-cell table:number-columns-repeated="3"/>
        </table:table-row>
        <table:table-row table:style-name="ro1">
          <table:table-cell office:value-type="string">
            <text:p>10-15 19:18:29.315: WARN/iTesa(2187): </text:p>
          </table:table-cell>
          <table:table-cell office:value-type="float" office:value="12401238757000">
            <text:p>12401238757000</text:p>
          </table:table-cell>
          <table:table-cell office:value-type="float" office:value="528">
            <text:p>528</text:p>
          </table:table-cell>
          <table:table-cell table:formula="of:=([.B528]-[.B527])/1000000" office:value-type="float" office:value="53.389">
            <text:p>53.389</text:p>
          </table:table-cell>
          <table:table-cell table:number-columns-repeated="3"/>
        </table:table-row>
        <table:table-row table:style-name="ro1">
          <table:table-cell office:value-type="string">
            <text:p>10-15 19:18:29.365: WARN/iTesa(2187): </text:p>
          </table:table-cell>
          <table:table-cell office:value-type="float" office:value="12401293883000">
            <text:p>12401293883000</text:p>
          </table:table-cell>
          <table:table-cell office:value-type="float" office:value="529">
            <text:p>529</text:p>
          </table:table-cell>
          <table:table-cell table:formula="of:=([.B529]-[.B528])/1000000" office:value-type="float" office:value="55.126">
            <text:p>55.126</text:p>
          </table:table-cell>
          <table:table-cell table:number-columns-repeated="3"/>
        </table:table-row>
        <table:table-row table:style-name="ro1">
          <table:table-cell office:value-type="string">
            <text:p>10-15 19:18:29.475: WARN/iTesa(2187): </text:p>
          </table:table-cell>
          <table:table-cell office:value-type="float" office:value="12401348503000">
            <text:p>12401348503000</text:p>
          </table:table-cell>
          <table:table-cell office:value-type="float" office:value="530">
            <text:p>530</text:p>
          </table:table-cell>
          <table:table-cell table:formula="of:=([.B530]-[.B529])/1000000" office:value-type="float" office:value="54.62">
            <text:p>54.62</text:p>
          </table:table-cell>
          <table:table-cell table:number-columns-repeated="3"/>
        </table:table-row>
        <table:table-row table:style-name="ro1">
          <table:table-cell office:value-type="string">
            <text:p>10-15 19:18:29.475: WARN/iTesa(2187): </text:p>
          </table:table-cell>
          <table:table-cell office:value-type="float" office:value="12401402017000">
            <text:p>12401402017000</text:p>
          </table:table-cell>
          <table:table-cell office:value-type="float" office:value="531">
            <text:p>531</text:p>
          </table:table-cell>
          <table:table-cell table:formula="of:=([.B531]-[.B530])/1000000" office:value-type="float" office:value="53.514">
            <text:p>53.514</text:p>
          </table:table-cell>
          <table:table-cell table:number-columns-repeated="3"/>
        </table:table-row>
        <table:table-row table:style-name="ro1">
          <table:table-cell office:value-type="string">
            <text:p>10-15 19:18:29.529: WARN/iTesa(2187): </text:p>
          </table:table-cell>
          <table:table-cell office:value-type="float" office:value="12401456523000">
            <text:p>12401456523000</text:p>
          </table:table-cell>
          <table:table-cell office:value-type="float" office:value="532">
            <text:p>532</text:p>
          </table:table-cell>
          <table:table-cell table:formula="of:=([.B532]-[.B531])/1000000" office:value-type="float" office:value="54.506">
            <text:p>54.506</text:p>
          </table:table-cell>
          <table:table-cell table:number-columns-repeated="3"/>
        </table:table-row>
        <table:table-row table:style-name="ro1">
          <table:table-cell office:value-type="string">
            <text:p>10-15 19:18:29.685: WARN/iTesa(2187): </text:p>
          </table:table-cell>
          <table:table-cell office:value-type="float" office:value="12401511250000">
            <text:p>12401511250000</text:p>
          </table:table-cell>
          <table:table-cell office:value-type="float" office:value="533">
            <text:p>533</text:p>
          </table:table-cell>
          <table:table-cell table:formula="of:=([.B533]-[.B532])/1000000" office:value-type="float" office:value="54.727">
            <text:p>54.727</text:p>
          </table:table-cell>
          <table:table-cell table:number-columns-repeated="3"/>
        </table:table-row>
        <table:table-row table:style-name="ro1">
          <table:table-cell office:value-type="string">
            <text:p>10-15 19:18:29.685: WARN/iTesa(2187): </text:p>
          </table:table-cell>
          <table:table-cell office:value-type="float" office:value="12401564563000">
            <text:p>12401564563000</text:p>
          </table:table-cell>
          <table:table-cell office:value-type="float" office:value="534">
            <text:p>534</text:p>
          </table:table-cell>
          <table:table-cell table:formula="of:=([.B534]-[.B533])/1000000" office:value-type="float" office:value="53.313">
            <text:p>53.313</text:p>
          </table:table-cell>
          <table:table-cell table:number-columns-repeated="3"/>
        </table:table-row>
        <table:table-row table:style-name="ro1">
          <table:table-cell office:value-type="string">
            <text:p>10-15 19:18:29.695: WARN/iTesa(2187): </text:p>
          </table:table-cell>
          <table:table-cell office:value-type="float" office:value="12401617855000">
            <text:p>12401617855000</text:p>
          </table:table-cell>
          <table:table-cell office:value-type="float" office:value="535">
            <text:p>535</text:p>
          </table:table-cell>
          <table:table-cell table:formula="of:=([.B535]-[.B534])/1000000" office:value-type="float" office:value="53.292">
            <text:p>53.292</text:p>
          </table:table-cell>
          <table:table-cell table:number-columns-repeated="3"/>
        </table:table-row>
        <table:table-row table:style-name="ro1">
          <table:table-cell office:value-type="string">
            <text:p>10-15 19:18:29.745: WARN/iTesa(2187): </text:p>
          </table:table-cell>
          <table:table-cell office:value-type="float" office:value="12401671965000">
            <text:p>12401671965000</text:p>
          </table:table-cell>
          <table:table-cell office:value-type="float" office:value="536">
            <text:p>536</text:p>
          </table:table-cell>
          <table:table-cell table:formula="of:=([.B536]-[.B535])/1000000" office:value-type="float" office:value="54.11">
            <text:p>54.11</text:p>
          </table:table-cell>
          <table:table-cell table:number-columns-repeated="3"/>
        </table:table-row>
        <table:table-row table:style-name="ro1">
          <table:table-cell office:value-type="string">
            <text:p>10-15 19:18:29.855: WARN/iTesa(2187): </text:p>
          </table:table-cell>
          <table:table-cell office:value-type="float" office:value="12401726642000">
            <text:p>12401726642000</text:p>
          </table:table-cell>
          <table:table-cell office:value-type="float" office:value="537">
            <text:p>537</text:p>
          </table:table-cell>
          <table:table-cell table:formula="of:=([.B537]-[.B536])/1000000" office:value-type="float" office:value="54.677">
            <text:p>54.677</text:p>
          </table:table-cell>
          <table:table-cell table:number-columns-repeated="3"/>
        </table:table-row>
        <table:table-row table:style-name="ro1">
          <table:table-cell office:value-type="string">
            <text:p>10-15 19:18:29.965: WARN/iTesa(2187): </text:p>
          </table:table-cell>
          <table:table-cell office:value-type="float" office:value="12401834782000">
            <text:p>12401834782000</text:p>
          </table:table-cell>
          <table:table-cell office:value-type="float" office:value="538">
            <text:p>538</text:p>
          </table:table-cell>
          <table:table-cell table:formula="of:=([.B538]-[.B537])/1000000" office:value-type="float" office:value="108.14">
            <text:p>108.14</text:p>
          </table:table-cell>
          <table:table-cell table:number-columns-repeated="3"/>
        </table:table-row>
        <table:table-row table:style-name="ro1">
          <table:table-cell office:value-type="string">
            <text:p>10-15 19:18:29.965: WARN/iTesa(2187): </text:p>
          </table:table-cell>
          <table:table-cell office:value-type="float" office:value="12401888432000">
            <text:p>12401888432000</text:p>
          </table:table-cell>
          <table:table-cell office:value-type="float" office:value="539">
            <text:p>539</text:p>
          </table:table-cell>
          <table:table-cell table:formula="of:=([.B539]-[.B538])/1000000" office:value-type="float" office:value="53.65">
            <text:p>53.65</text:p>
          </table:table-cell>
          <table:table-cell table:number-columns-repeated="3"/>
        </table:table-row>
        <table:table-row table:style-name="ro1">
          <table:table-cell office:value-type="string">
            <text:p>10-15 19:18:30.015: WARN/iTesa(2187): </text:p>
          </table:table-cell>
          <table:table-cell office:value-type="float" office:value="12401942630000">
            <text:p>12401942630000</text:p>
          </table:table-cell>
          <table:table-cell office:value-type="float" office:value="540">
            <text:p>540</text:p>
          </table:table-cell>
          <table:table-cell table:formula="of:=([.B540]-[.B539])/1000000" office:value-type="float" office:value="54.198">
            <text:p>54.198</text:p>
          </table:table-cell>
          <table:table-cell table:number-columns-repeated="3"/>
        </table:table-row>
        <table:table-row table:style-name="ro1">
          <table:table-cell office:value-type="string">
            <text:p>10-15 19:18:30.125: WARN/iTesa(2187): </text:p>
          </table:table-cell>
          <table:table-cell office:value-type="float" office:value="12401997425000">
            <text:p>12401997425000</text:p>
          </table:table-cell>
          <table:table-cell office:value-type="float" office:value="541">
            <text:p>541</text:p>
          </table:table-cell>
          <table:table-cell table:formula="of:=([.B541]-[.B540])/1000000" office:value-type="float" office:value="54.795">
            <text:p>54.795</text:p>
          </table:table-cell>
          <table:table-cell table:number-columns-repeated="3"/>
        </table:table-row>
        <table:table-row table:style-name="ro1">
          <table:table-cell office:value-type="string">
            <text:p>10-15 19:18:30.125: WARN/iTesa(2187): </text:p>
          </table:table-cell>
          <table:table-cell office:value-type="float" office:value="12402050847000">
            <text:p>12402050847000</text:p>
          </table:table-cell>
          <table:table-cell office:value-type="float" office:value="542">
            <text:p>542</text:p>
          </table:table-cell>
          <table:table-cell table:formula="of:=([.B542]-[.B541])/1000000" office:value-type="float" office:value="53.422">
            <text:p>53.422</text:p>
          </table:table-cell>
          <table:table-cell table:number-columns-repeated="3"/>
        </table:table-row>
        <table:table-row table:style-name="ro1">
          <table:table-cell office:value-type="string">
            <text:p>10-15 19:18:30.245: WARN/iTesa(2187): </text:p>
          </table:table-cell>
          <table:table-cell office:value-type="float" office:value="12402105502000">
            <text:p>12402105502000</text:p>
          </table:table-cell>
          <table:table-cell office:value-type="float" office:value="543">
            <text:p>543</text:p>
          </table:table-cell>
          <table:table-cell table:formula="of:=([.B543]-[.B542])/1000000" office:value-type="float" office:value="54.655">
            <text:p>54.655</text:p>
          </table:table-cell>
          <table:table-cell table:number-columns-repeated="3"/>
        </table:table-row>
        <table:table-row table:style-name="ro1">
          <table:table-cell office:value-type="string">
            <text:p>10-15 19:18:30.245: WARN/iTesa(2187): </text:p>
          </table:table-cell>
          <table:table-cell office:value-type="float" office:value="12402159058000">
            <text:p>12402159058000</text:p>
          </table:table-cell>
          <table:table-cell office:value-type="float" office:value="544">
            <text:p>544</text:p>
          </table:table-cell>
          <table:table-cell table:formula="of:=([.B544]-[.B543])/1000000" office:value-type="float" office:value="53.556">
            <text:p>53.556</text:p>
          </table:table-cell>
          <table:table-cell table:number-columns-repeated="3"/>
        </table:table-row>
        <table:table-row table:style-name="ro1">
          <table:table-cell office:value-type="string">
            <text:p>10-15 19:18:30.349: WARN/iTesa(2187): </text:p>
          </table:table-cell>
          <table:table-cell office:value-type="float" office:value="12402223115000">
            <text:p>12402223115000</text:p>
          </table:table-cell>
          <table:table-cell office:value-type="float" office:value="545">
            <text:p>545</text:p>
          </table:table-cell>
          <table:table-cell table:formula="of:=([.B545]-[.B544])/1000000" office:value-type="float" office:value="64.057">
            <text:p>64.057</text:p>
          </table:table-cell>
          <table:table-cell table:number-columns-repeated="3"/>
        </table:table-row>
        <table:table-row table:style-name="ro1">
          <table:table-cell office:value-type="string">
            <text:p>10-15 19:18:30.349: WARN/iTesa(2187): </text:p>
          </table:table-cell>
          <table:table-cell office:value-type="float" office:value="12402276483000">
            <text:p>12402276483000</text:p>
          </table:table-cell>
          <table:table-cell office:value-type="float" office:value="546">
            <text:p>546</text:p>
          </table:table-cell>
          <table:table-cell table:formula="of:=([.B546]-[.B545])/1000000" office:value-type="float" office:value="53.368">
            <text:p>53.368</text:p>
          </table:table-cell>
          <table:table-cell table:number-columns-repeated="3"/>
        </table:table-row>
        <table:table-row table:style-name="ro1">
          <table:table-cell office:value-type="string">
            <text:p>10-15 19:18:30.457: WARN/iTesa(2187): </text:p>
          </table:table-cell>
          <table:table-cell office:value-type="float" office:value="12402331173000">
            <text:p>12402331173000</text:p>
          </table:table-cell>
          <table:table-cell office:value-type="float" office:value="547">
            <text:p>547</text:p>
          </table:table-cell>
          <table:table-cell table:formula="of:=([.B547]-[.B546])/1000000" office:value-type="float" office:value="54.69">
            <text:p>54.69</text:p>
          </table:table-cell>
          <table:table-cell table:number-columns-repeated="3"/>
        </table:table-row>
        <table:table-row table:style-name="ro1">
          <table:table-cell office:value-type="string">
            <text:p>10-15 19:18:30.457: WARN/iTesa(2187): </text:p>
          </table:table-cell>
          <table:table-cell office:value-type="float" office:value="12402385053000">
            <text:p>12402385053000</text:p>
          </table:table-cell>
          <table:table-cell office:value-type="float" office:value="548">
            <text:p>548</text:p>
          </table:table-cell>
          <table:table-cell table:formula="of:=([.B548]-[.B547])/1000000" office:value-type="float" office:value="53.88">
            <text:p>53.88</text:p>
          </table:table-cell>
          <table:table-cell table:number-columns-repeated="3"/>
        </table:table-row>
        <table:table-row table:style-name="ro1">
          <table:table-cell office:value-type="string">
            <text:p>10-15 19:18:30.565: WARN/iTesa(2187): </text:p>
          </table:table-cell>
          <table:table-cell office:value-type="float" office:value="12402439587000">
            <text:p>12402439587000</text:p>
          </table:table-cell>
          <table:table-cell office:value-type="float" office:value="549">
            <text:p>549</text:p>
          </table:table-cell>
          <table:table-cell table:formula="of:=([.B549]-[.B548])/1000000" office:value-type="float" office:value="54.534">
            <text:p>54.534</text:p>
          </table:table-cell>
          <table:table-cell table:number-columns-repeated="3"/>
        </table:table-row>
        <table:table-row table:style-name="ro1">
          <table:table-cell office:value-type="string">
            <text:p>10-15 19:18:30.565: WARN/iTesa(2187): </text:p>
          </table:table-cell>
          <table:table-cell office:value-type="float" office:value="12402493015000">
            <text:p>12402493015000</text:p>
          </table:table-cell>
          <table:table-cell office:value-type="float" office:value="550">
            <text:p>550</text:p>
          </table:table-cell>
          <table:table-cell table:formula="of:=([.B550]-[.B549])/1000000" office:value-type="float" office:value="53.428">
            <text:p>53.428</text:p>
          </table:table-cell>
          <table:table-cell table:number-columns-repeated="3"/>
        </table:table-row>
        <table:table-row table:style-name="ro1">
          <table:table-cell office:value-type="string">
            <text:p>10-15 19:18:30.675: WARN/iTesa(2187): </text:p>
          </table:table-cell>
          <table:table-cell office:value-type="float" office:value="12402547585000">
            <text:p>12402547585000</text:p>
          </table:table-cell>
          <table:table-cell office:value-type="float" office:value="551">
            <text:p>551</text:p>
          </table:table-cell>
          <table:table-cell table:formula="of:=([.B551]-[.B550])/1000000" office:value-type="float" office:value="54.57">
            <text:p>54.57</text:p>
          </table:table-cell>
          <table:table-cell table:number-columns-repeated="3"/>
        </table:table-row>
        <table:table-row table:style-name="ro1">
          <table:table-cell office:value-type="string">
            <text:p>10-15 19:18:30.675: WARN/iTesa(2187): </text:p>
          </table:table-cell>
          <table:table-cell office:value-type="float" office:value="12402601030000">
            <text:p>12402601030000</text:p>
          </table:table-cell>
          <table:table-cell office:value-type="float" office:value="552">
            <text:p>552</text:p>
          </table:table-cell>
          <table:table-cell table:formula="of:=([.B552]-[.B551])/1000000" office:value-type="float" office:value="53.445">
            <text:p>53.445</text:p>
          </table:table-cell>
          <table:table-cell table:number-columns-repeated="3"/>
        </table:table-row>
        <table:table-row table:style-name="ro1">
          <table:table-cell office:value-type="string">
            <text:p>10-15 19:18:30.725: WARN/iTesa(2187): </text:p>
          </table:table-cell>
          <table:table-cell office:value-type="float" office:value="12402655535000">
            <text:p>12402655535000</text:p>
          </table:table-cell>
          <table:table-cell office:value-type="float" office:value="553">
            <text:p>553</text:p>
          </table:table-cell>
          <table:table-cell table:formula="of:=([.B553]-[.B552])/1000000" office:value-type="float" office:value="54.505">
            <text:p>54.505</text:p>
          </table:table-cell>
          <table:table-cell table:number-columns-repeated="3"/>
        </table:table-row>
        <table:table-row table:style-name="ro1">
          <table:table-cell office:value-type="string">
            <text:p>10-15 19:18:30.836: WARN/iTesa(2187): </text:p>
          </table:table-cell>
          <table:table-cell office:value-type="float" office:value="12402710422000">
            <text:p>12402710422000</text:p>
          </table:table-cell>
          <table:table-cell office:value-type="float" office:value="554">
            <text:p>554</text:p>
          </table:table-cell>
          <table:table-cell table:formula="of:=([.B554]-[.B553])/1000000" office:value-type="float" office:value="54.887">
            <text:p>54.887</text:p>
          </table:table-cell>
          <table:table-cell table:number-columns-repeated="3"/>
        </table:table-row>
        <table:table-row table:style-name="ro1">
          <table:table-cell office:value-type="string">
            <text:p>10-15 19:18:30.836: WARN/iTesa(2187): </text:p>
          </table:table-cell>
          <table:table-cell office:value-type="float" office:value="12402763972000">
            <text:p>12402763972000</text:p>
          </table:table-cell>
          <table:table-cell office:value-type="float" office:value="555">
            <text:p>555</text:p>
          </table:table-cell>
          <table:table-cell table:formula="of:=([.B555]-[.B554])/1000000" office:value-type="float" office:value="53.55">
            <text:p>53.55</text:p>
          </table:table-cell>
          <table:table-cell table:number-columns-repeated="3"/>
        </table:table-row>
        <table:table-row table:style-name="ro1">
          <table:table-cell office:value-type="string">
            <text:p>10-15 19:18:30.945: WARN/iTesa(2187): </text:p>
          </table:table-cell>
          <table:table-cell office:value-type="float" office:value="12402818617000">
            <text:p>12402818617000</text:p>
          </table:table-cell>
          <table:table-cell office:value-type="float" office:value="556">
            <text:p>556</text:p>
          </table:table-cell>
          <table:table-cell table:formula="of:=([.B556]-[.B555])/1000000" office:value-type="float" office:value="54.645">
            <text:p>54.645</text:p>
          </table:table-cell>
          <table:table-cell table:number-columns-repeated="3"/>
        </table:table-row>
        <table:table-row table:style-name="ro1">
          <table:table-cell office:value-type="string">
            <text:p>10-15 19:18:30.945: WARN/iTesa(2187): </text:p>
          </table:table-cell>
          <table:table-cell office:value-type="float" office:value="12402872040000">
            <text:p>12402872040000</text:p>
          </table:table-cell>
          <table:table-cell office:value-type="float" office:value="557">
            <text:p>557</text:p>
          </table:table-cell>
          <table:table-cell table:formula="of:=([.B557]-[.B556])/1000000" office:value-type="float" office:value="53.423">
            <text:p>53.423</text:p>
          </table:table-cell>
          <table:table-cell table:number-columns-repeated="3"/>
        </table:table-row>
        <table:table-row table:style-name="ro1">
          <table:table-cell office:value-type="string">
            <text:p>10-15 19:18:30.999: WARN/iTesa(2187): </text:p>
          </table:table-cell>
          <table:table-cell office:value-type="float" office:value="12402926573000">
            <text:p>12402926573000</text:p>
          </table:table-cell>
          <table:table-cell office:value-type="float" office:value="558">
            <text:p>558</text:p>
          </table:table-cell>
          <table:table-cell table:formula="of:=([.B558]-[.B557])/1000000" office:value-type="float" office:value="54.533">
            <text:p>54.533</text:p>
          </table:table-cell>
          <table:table-cell table:number-columns-repeated="3"/>
        </table:table-row>
        <table:table-row table:style-name="ro1">
          <table:table-cell office:value-type="string">
            <text:p>10-15 19:18:31.105: WARN/iTesa(2187): </text:p>
          </table:table-cell>
          <table:table-cell office:value-type="float" office:value="12402981337000">
            <text:p>12402981337000</text:p>
          </table:table-cell>
          <table:table-cell office:value-type="float" office:value="559">
            <text:p>559</text:p>
          </table:table-cell>
          <table:table-cell table:formula="of:=([.B559]-[.B558])/1000000" office:value-type="float" office:value="54.764">
            <text:p>54.764</text:p>
          </table:table-cell>
          <table:table-cell table:number-columns-repeated="3"/>
        </table:table-row>
        <table:table-row table:style-name="ro1">
          <table:table-cell office:value-type="string">
            <text:p>10-15 19:18:31.105: WARN/iTesa(2187): </text:p>
          </table:table-cell>
          <table:table-cell office:value-type="float" office:value="12403034695000">
            <text:p>12403034695000</text:p>
          </table:table-cell>
          <table:table-cell office:value-type="float" office:value="560">
            <text:p>560</text:p>
          </table:table-cell>
          <table:table-cell table:formula="of:=([.B560]-[.B559])/1000000" office:value-type="float" office:value="53.358">
            <text:p>53.358</text:p>
          </table:table-cell>
          <table:table-cell table:number-columns-repeated="3"/>
        </table:table-row>
        <table:table-row table:style-name="ro1">
          <table:table-cell office:value-type="string">
            <text:p>10-15 19:18:31.165: WARN/iTesa(2187): </text:p>
          </table:table-cell>
          <table:table-cell office:value-type="float" office:value="12403089267000">
            <text:p>12403089267000</text:p>
          </table:table-cell>
          <table:table-cell office:value-type="float" office:value="561">
            <text:p>561</text:p>
          </table:table-cell>
          <table:table-cell table:formula="of:=([.B561]-[.B560])/1000000" office:value-type="float" office:value="54.572">
            <text:p>54.572</text:p>
          </table:table-cell>
          <table:table-cell table:number-columns-repeated="3"/>
        </table:table-row>
        <table:table-row table:style-name="ro1">
          <table:table-cell office:value-type="string">
            <text:p>10-15 19:18:31.270: WARN/iTesa(2187): </text:p>
          </table:table-cell>
          <table:table-cell office:value-type="float" office:value="12403143988000">
            <text:p>12403143988000</text:p>
          </table:table-cell>
          <table:table-cell office:value-type="float" office:value="562">
            <text:p>562</text:p>
          </table:table-cell>
          <table:table-cell table:formula="of:=([.B562]-[.B561])/1000000" office:value-type="float" office:value="54.721">
            <text:p>54.721</text:p>
          </table:table-cell>
          <table:table-cell table:number-columns-repeated="3"/>
        </table:table-row>
        <table:table-row table:style-name="ro1">
          <table:table-cell office:value-type="string">
            <text:p>10-15 19:18:31.275: WARN/iTesa(2187): </text:p>
          </table:table-cell>
          <table:table-cell office:value-type="float" office:value="12403197368000">
            <text:p>12403197368000</text:p>
          </table:table-cell>
          <table:table-cell office:value-type="float" office:value="563">
            <text:p>563</text:p>
          </table:table-cell>
          <table:table-cell table:formula="of:=([.B563]-[.B562])/1000000" office:value-type="float" office:value="53.38">
            <text:p>53.38</text:p>
          </table:table-cell>
          <table:table-cell table:number-columns-repeated="3"/>
        </table:table-row>
        <table:table-row table:style-name="ro1">
          <table:table-cell office:value-type="string">
            <text:p>10-15 19:18:31.325: WARN/iTesa(2187): </text:p>
          </table:table-cell>
          <table:table-cell office:value-type="float" office:value="12403252292000">
            <text:p>12403252292000</text:p>
          </table:table-cell>
          <table:table-cell office:value-type="float" office:value="564">
            <text:p>564</text:p>
          </table:table-cell>
          <table:table-cell table:formula="of:=([.B564]-[.B563])/1000000" office:value-type="float" office:value="54.924">
            <text:p>54.924</text:p>
          </table:table-cell>
          <table:table-cell table:number-columns-repeated="3"/>
        </table:table-row>
        <table:table-row table:style-name="ro1">
          <table:table-cell office:value-type="string">
            <text:p>10-15 19:18:31.435: WARN/iTesa(2187): </text:p>
          </table:table-cell>
          <table:table-cell office:value-type="float" office:value="12403306963000">
            <text:p>12403306963000</text:p>
          </table:table-cell>
          <table:table-cell office:value-type="float" office:value="565">
            <text:p>565</text:p>
          </table:table-cell>
          <table:table-cell table:formula="of:=([.B565]-[.B564])/1000000" office:value-type="float" office:value="54.671">
            <text:p>54.671</text:p>
          </table:table-cell>
          <table:table-cell table:number-columns-repeated="3"/>
        </table:table-row>
        <table:table-row table:style-name="ro1">
          <table:table-cell office:value-type="string">
            <text:p>10-15 19:18:31.435: WARN/iTesa(2187): </text:p>
          </table:table-cell>
          <table:table-cell office:value-type="float" office:value="12403360398000">
            <text:p>12403360398000</text:p>
          </table:table-cell>
          <table:table-cell office:value-type="float" office:value="566">
            <text:p>566</text:p>
          </table:table-cell>
          <table:table-cell table:formula="of:=([.B566]-[.B565])/1000000" office:value-type="float" office:value="53.435">
            <text:p>53.435</text:p>
          </table:table-cell>
          <table:table-cell table:number-columns-repeated="3"/>
        </table:table-row>
        <table:table-row table:style-name="ro1">
          <table:table-cell office:value-type="string">
            <text:p>10-15 19:18:31.487: WARN/iTesa(2187): </text:p>
          </table:table-cell>
          <table:table-cell office:value-type="float" office:value="12403414980000">
            <text:p>12403414980000</text:p>
          </table:table-cell>
          <table:table-cell office:value-type="float" office:value="567">
            <text:p>567</text:p>
          </table:table-cell>
          <table:table-cell table:formula="of:=([.B567]-[.B566])/1000000" office:value-type="float" office:value="54.582">
            <text:p>54.582</text:p>
          </table:table-cell>
          <table:table-cell table:number-columns-repeated="3"/>
        </table:table-row>
        <table:table-row table:style-name="ro1">
          <table:table-cell office:value-type="string">
            <text:p>10-15 19:18:31.595: WARN/iTesa(2187): </text:p>
          </table:table-cell>
          <table:table-cell office:value-type="float" office:value="12403469673000">
            <text:p>12403469673000</text:p>
          </table:table-cell>
          <table:table-cell office:value-type="float" office:value="568">
            <text:p>568</text:p>
          </table:table-cell>
          <table:table-cell table:formula="of:=([.B568]-[.B567])/1000000" office:value-type="float" office:value="54.693">
            <text:p>54.693</text:p>
          </table:table-cell>
          <table:table-cell table:number-columns-repeated="3"/>
        </table:table-row>
        <table:table-row table:style-name="ro1">
          <table:table-cell office:value-type="string">
            <text:p>10-15 19:18:31.595: WARN/iTesa(2187): </text:p>
          </table:table-cell>
          <table:table-cell office:value-type="float" office:value="12403523152000">
            <text:p>12403523152000</text:p>
          </table:table-cell>
          <table:table-cell office:value-type="float" office:value="569">
            <text:p>569</text:p>
          </table:table-cell>
          <table:table-cell table:formula="of:=([.B569]-[.B568])/1000000" office:value-type="float" office:value="53.479">
            <text:p>53.479</text:p>
          </table:table-cell>
          <table:table-cell table:number-columns-repeated="3"/>
        </table:table-row>
        <table:table-row table:style-name="ro1">
          <table:table-cell office:value-type="string">
            <text:p>10-15 19:18:31.705: WARN/iTesa(2187): </text:p>
          </table:table-cell>
          <table:table-cell office:value-type="float" office:value="12403577658000">
            <text:p>12403577658000</text:p>
          </table:table-cell>
          <table:table-cell office:value-type="float" office:value="570">
            <text:p>570</text:p>
          </table:table-cell>
          <table:table-cell table:formula="of:=([.B570]-[.B569])/1000000" office:value-type="float" office:value="54.506">
            <text:p>54.506</text:p>
          </table:table-cell>
          <table:table-cell table:number-columns-repeated="3"/>
        </table:table-row>
        <table:table-row table:style-name="ro1">
          <table:table-cell office:value-type="string">
            <text:p>10-15 19:18:31.705: WARN/iTesa(2187): </text:p>
          </table:table-cell>
          <table:table-cell office:value-type="float" office:value="12403631105000">
            <text:p>12403631105000</text:p>
          </table:table-cell>
          <table:table-cell office:value-type="float" office:value="571">
            <text:p>571</text:p>
          </table:table-cell>
          <table:table-cell table:formula="of:=([.B571]-[.B570])/1000000" office:value-type="float" office:value="53.447">
            <text:p>53.447</text:p>
          </table:table-cell>
          <table:table-cell table:number-columns-repeated="3"/>
        </table:table-row>
        <table:table-row table:style-name="ro1">
          <table:table-cell office:value-type="string">
            <text:p>10-15 19:18:31.758: WARN/iTesa(2187): </text:p>
          </table:table-cell>
          <table:table-cell office:value-type="float" office:value="12403685675000">
            <text:p>12403685675000</text:p>
          </table:table-cell>
          <table:table-cell office:value-type="float" office:value="572">
            <text:p>572</text:p>
          </table:table-cell>
          <table:table-cell table:formula="of:=([.B572]-[.B571])/1000000" office:value-type="float" office:value="54.57">
            <text:p>54.57</text:p>
          </table:table-cell>
          <table:table-cell table:number-columns-repeated="3"/>
        </table:table-row>
        <table:table-row table:style-name="ro1">
          <table:table-cell office:value-type="string">
            <text:p>10-15 19:18:31.866: WARN/iTesa(2187): </text:p>
          </table:table-cell>
          <table:table-cell office:value-type="float" office:value="12403740398000">
            <text:p>12403740398000</text:p>
          </table:table-cell>
          <table:table-cell office:value-type="float" office:value="573">
            <text:p>573</text:p>
          </table:table-cell>
          <table:table-cell table:formula="of:=([.B573]-[.B572])/1000000" office:value-type="float" office:value="54.723">
            <text:p>54.723</text:p>
          </table:table-cell>
          <table:table-cell table:number-columns-repeated="3"/>
        </table:table-row>
        <table:table-row table:style-name="ro1">
          <table:table-cell office:value-type="string">
            <text:p>10-15 19:18:31.866: WARN/iTesa(2187): </text:p>
          </table:table-cell>
          <table:table-cell office:value-type="float" office:value="12403794490000">
            <text:p>12403794490000</text:p>
          </table:table-cell>
          <table:table-cell office:value-type="float" office:value="574">
            <text:p>574</text:p>
          </table:table-cell>
          <table:table-cell table:formula="of:=([.B574]-[.B573])/1000000" office:value-type="float" office:value="54.092">
            <text:p>54.092</text:p>
          </table:table-cell>
          <table:table-cell table:number-columns-repeated="3"/>
        </table:table-row>
        <table:table-row table:style-name="ro1">
          <table:table-cell office:value-type="string">
            <text:p>10-15 19:18:31.925: WARN/iTesa(2187): </text:p>
          </table:table-cell>
          <table:table-cell office:value-type="float" office:value="12403849103000">
            <text:p>12403849103000</text:p>
          </table:table-cell>
          <table:table-cell office:value-type="float" office:value="575">
            <text:p>575</text:p>
          </table:table-cell>
          <table:table-cell table:formula="of:=([.B575]-[.B574])/1000000" office:value-type="float" office:value="54.613">
            <text:p>54.613</text:p>
          </table:table-cell>
          <table:table-cell table:number-columns-repeated="3"/>
        </table:table-row>
        <table:table-row table:style-name="ro1">
          <table:table-cell office:value-type="string">
            <text:p>10-15 19:18:32.035: WARN/iTesa(2187): </text:p>
          </table:table-cell>
          <table:table-cell office:value-type="float" office:value="12403905027000">
            <text:p>12403905027000</text:p>
          </table:table-cell>
          <table:table-cell office:value-type="float" office:value="576">
            <text:p>576</text:p>
          </table:table-cell>
          <table:table-cell table:formula="of:=([.B576]-[.B575])/1000000" office:value-type="float" office:value="55.924">
            <text:p>55.924</text:p>
          </table:table-cell>
          <table:table-cell table:number-columns-repeated="3"/>
        </table:table-row>
        <table:table-row table:style-name="ro1">
          <table:table-cell office:value-type="string">
            <text:p>10-15 19:18:32.035: WARN/iTesa(2187): </text:p>
          </table:table-cell>
          <table:table-cell office:value-type="float" office:value="12403958402000">
            <text:p>12403958402000</text:p>
          </table:table-cell>
          <table:table-cell office:value-type="float" office:value="577">
            <text:p>577</text:p>
          </table:table-cell>
          <table:table-cell table:formula="of:=([.B577]-[.B576])/1000000" office:value-type="float" office:value="53.375">
            <text:p>53.375</text:p>
          </table:table-cell>
          <table:table-cell table:number-columns-repeated="3"/>
        </table:table-row>
        <table:table-row table:style-name="ro1">
          <table:table-cell office:value-type="string">
            <text:p>10-15 19:18:32.139: WARN/iTesa(2187): </text:p>
          </table:table-cell>
          <table:table-cell office:value-type="float" office:value="12404013860000">
            <text:p>12404013860000</text:p>
          </table:table-cell>
          <table:table-cell office:value-type="float" office:value="578">
            <text:p>578</text:p>
          </table:table-cell>
          <table:table-cell table:formula="of:=([.B578]-[.B577])/1000000" office:value-type="float" office:value="55.458">
            <text:p>55.458</text:p>
          </table:table-cell>
          <table:table-cell table:number-columns-repeated="3"/>
        </table:table-row>
        <table:table-row table:style-name="ro1">
          <table:table-cell office:value-type="string">
            <text:p>10-15 19:18:32.139: WARN/iTesa(2187): </text:p>
          </table:table-cell>
          <table:table-cell office:value-type="float" office:value="12404067255000">
            <text:p>12404067255000</text:p>
          </table:table-cell>
          <table:table-cell office:value-type="float" office:value="579">
            <text:p>579</text:p>
          </table:table-cell>
          <table:table-cell table:formula="of:=([.B579]-[.B578])/1000000" office:value-type="float" office:value="53.395">
            <text:p>53.395</text:p>
          </table:table-cell>
          <table:table-cell table:number-columns-repeated="3"/>
        </table:table-row>
        <table:table-row table:style-name="ro1">
          <table:table-cell office:value-type="string">
            <text:p>10-15 19:18:32.195: WARN/iTesa(2187): </text:p>
          </table:table-cell>
          <table:table-cell office:value-type="float" office:value="12404121878000">
            <text:p>12404121878000</text:p>
          </table:table-cell>
          <table:table-cell office:value-type="float" office:value="580">
            <text:p>580</text:p>
          </table:table-cell>
          <table:table-cell table:formula="of:=([.B580]-[.B579])/1000000" office:value-type="float" office:value="54.623">
            <text:p>54.623</text:p>
          </table:table-cell>
          <table:table-cell table:number-columns-repeated="3"/>
        </table:table-row>
        <table:table-row table:style-name="ro1">
          <table:table-cell office:value-type="string">
            <text:p>10-15 19:18:32.305: WARN/iTesa(2187): </text:p>
          </table:table-cell>
          <table:table-cell office:value-type="float" office:value="12404176487000">
            <text:p>12404176487000</text:p>
          </table:table-cell>
          <table:table-cell office:value-type="float" office:value="581">
            <text:p>581</text:p>
          </table:table-cell>
          <table:table-cell table:formula="of:=([.B581]-[.B580])/1000000" office:value-type="float" office:value="54.609">
            <text:p>54.609</text:p>
          </table:table-cell>
          <table:table-cell table:number-columns-repeated="3"/>
        </table:table-row>
        <table:table-row table:style-name="ro1">
          <table:table-cell office:value-type="string">
            <text:p>10-15 19:18:32.305: WARN/iTesa(2187): </text:p>
          </table:table-cell>
          <table:table-cell office:value-type="float" office:value="12404229840000">
            <text:p>12404229840000</text:p>
          </table:table-cell>
          <table:table-cell office:value-type="float" office:value="582">
            <text:p>582</text:p>
          </table:table-cell>
          <table:table-cell table:formula="of:=([.B582]-[.B581])/1000000" office:value-type="float" office:value="53.353">
            <text:p>53.353</text:p>
          </table:table-cell>
          <table:table-cell table:number-columns-repeated="3"/>
        </table:table-row>
        <table:table-row table:style-name="ro1">
          <table:table-cell office:value-type="string">
            <text:p>10-15 19:18:32.357: WARN/iTesa(2187): </text:p>
          </table:table-cell>
          <table:table-cell office:value-type="float" office:value="12404284590000">
            <text:p>12404284590000</text:p>
          </table:table-cell>
          <table:table-cell office:value-type="float" office:value="583">
            <text:p>583</text:p>
          </table:table-cell>
          <table:table-cell table:formula="of:=([.B583]-[.B582])/1000000" office:value-type="float" office:value="54.75">
            <text:p>54.75</text:p>
          </table:table-cell>
          <table:table-cell table:number-columns-repeated="3"/>
        </table:table-row>
        <table:table-row table:style-name="ro1">
          <table:table-cell office:value-type="string">
            <text:p>10-15 19:18:32.475: WARN/iTesa(2187): </text:p>
          </table:table-cell>
          <table:table-cell office:value-type="float" office:value="12404339878000">
            <text:p>12404339878000</text:p>
          </table:table-cell>
          <table:table-cell office:value-type="float" office:value="584">
            <text:p>584</text:p>
          </table:table-cell>
          <table:table-cell table:formula="of:=([.B584]-[.B583])/1000000" office:value-type="float" office:value="55.288">
            <text:p>55.288</text:p>
          </table:table-cell>
          <table:table-cell table:number-columns-repeated="3"/>
        </table:table-row>
        <table:table-row table:style-name="ro1">
          <table:table-cell office:value-type="string">
            <text:p>10-15 19:18:32.475: WARN/iTesa(2187): </text:p>
          </table:table-cell>
          <table:table-cell office:value-type="float" office:value="12404394740000">
            <text:p>12404394740000</text:p>
          </table:table-cell>
          <table:table-cell office:value-type="float" office:value="585">
            <text:p>585</text:p>
          </table:table-cell>
          <table:table-cell table:formula="of:=([.B585]-[.B584])/1000000" office:value-type="float" office:value="54.862">
            <text:p>54.862</text:p>
          </table:table-cell>
          <table:table-cell table:number-columns-repeated="3"/>
        </table:table-row>
        <table:table-row table:style-name="ro1">
          <table:table-cell office:value-type="string">
            <text:p>10-15 19:18:32.525: WARN/iTesa(2187): </text:p>
          </table:table-cell>
          <table:table-cell office:value-type="float" office:value="12404448927000">
            <text:p>12404448927000</text:p>
          </table:table-cell>
          <table:table-cell office:value-type="float" office:value="586">
            <text:p>586</text:p>
          </table:table-cell>
          <table:table-cell table:formula="of:=([.B586]-[.B585])/1000000" office:value-type="float" office:value="54.187">
            <text:p>54.187</text:p>
          </table:table-cell>
          <table:table-cell table:number-columns-repeated="3"/>
        </table:table-row>
        <table:table-row table:style-name="ro1">
          <table:table-cell office:value-type="string">
            <text:p>10-15 19:18:32.625: WARN/iTesa(2187): </text:p>
          </table:table-cell>
          <table:table-cell office:value-type="float" office:value="12404503712000">
            <text:p>12404503712000</text:p>
          </table:table-cell>
          <table:table-cell office:value-type="float" office:value="587">
            <text:p>587</text:p>
          </table:table-cell>
          <table:table-cell table:formula="of:=([.B587]-[.B586])/1000000" office:value-type="float" office:value="54.785">
            <text:p>54.785</text:p>
          </table:table-cell>
          <table:table-cell table:number-columns-repeated="3"/>
        </table:table-row>
        <table:table-row table:style-name="ro1">
          <table:table-cell office:value-type="string">
            <text:p>10-15 19:18:32.625: WARN/iTesa(2187): </text:p>
          </table:table-cell>
          <table:table-cell office:value-type="float" office:value="12404557265000">
            <text:p>12404557265000</text:p>
          </table:table-cell>
          <table:table-cell office:value-type="float" office:value="588">
            <text:p>588</text:p>
          </table:table-cell>
          <table:table-cell table:formula="of:=([.B588]-[.B587])/1000000" office:value-type="float" office:value="53.553">
            <text:p>53.553</text:p>
          </table:table-cell>
          <table:table-cell table:number-columns-repeated="3"/>
        </table:table-row>
        <table:table-row table:style-name="ro1">
          <table:table-cell office:value-type="string">
            <text:p>10-15 19:18:32.738: WARN/iTesa(2187): </text:p>
          </table:table-cell>
          <table:table-cell office:value-type="float" office:value="12404611907000">
            <text:p>12404611907000</text:p>
          </table:table-cell>
          <table:table-cell office:value-type="float" office:value="589">
            <text:p>589</text:p>
          </table:table-cell>
          <table:table-cell table:formula="of:=([.B589]-[.B588])/1000000" office:value-type="float" office:value="54.642">
            <text:p>54.642</text:p>
          </table:table-cell>
          <table:table-cell table:number-columns-repeated="3"/>
        </table:table-row>
        <table:table-row table:style-name="ro1">
          <table:table-cell office:value-type="string">
            <text:p>10-15 19:18:32.738: WARN/iTesa(2187): </text:p>
          </table:table-cell>
          <table:table-cell office:value-type="float" office:value="12404665478000">
            <text:p>12404665478000</text:p>
          </table:table-cell>
          <table:table-cell office:value-type="float" office:value="590">
            <text:p>590</text:p>
          </table:table-cell>
          <table:table-cell table:formula="of:=([.B590]-[.B589])/1000000" office:value-type="float" office:value="53.571">
            <text:p>53.571</text:p>
          </table:table-cell>
          <table:table-cell table:number-columns-repeated="3"/>
        </table:table-row>
        <table:table-row table:style-name="ro1">
          <table:table-cell office:value-type="string">
            <text:p>10-15 19:18:32.795: WARN/iTesa(2187): </text:p>
          </table:table-cell>
          <table:table-cell office:value-type="float" office:value="12404720228000">
            <text:p>12404720228000</text:p>
          </table:table-cell>
          <table:table-cell office:value-type="float" office:value="591">
            <text:p>591</text:p>
          </table:table-cell>
          <table:table-cell table:formula="of:=([.B591]-[.B590])/1000000" office:value-type="float" office:value="54.75">
            <text:p>54.75</text:p>
          </table:table-cell>
          <table:table-cell table:number-columns-repeated="3"/>
        </table:table-row>
        <table:table-row table:style-name="ro1">
          <table:table-cell office:value-type="string">
            <text:p>10-15 19:18:32.955: WARN/iTesa(2187): </text:p>
          </table:table-cell>
          <table:table-cell office:value-type="float" office:value="12404774903000">
            <text:p>12404774903000</text:p>
          </table:table-cell>
          <table:table-cell office:value-type="float" office:value="592">
            <text:p>592</text:p>
          </table:table-cell>
          <table:table-cell table:formula="of:=([.B592]-[.B591])/1000000" office:value-type="float" office:value="54.675">
            <text:p>54.675</text:p>
          </table:table-cell>
          <table:table-cell table:number-columns-repeated="3"/>
        </table:table-row>
        <table:table-row table:style-name="ro1">
          <table:table-cell office:value-type="string">
            <text:p>10-15 19:18:32.955: WARN/iTesa(2187): </text:p>
          </table:table-cell>
          <table:table-cell office:value-type="float" office:value="12404828237000">
            <text:p>12404828237000</text:p>
          </table:table-cell>
          <table:table-cell office:value-type="float" office:value="593">
            <text:p>593</text:p>
          </table:table-cell>
          <table:table-cell table:formula="of:=([.B593]-[.B592])/1000000" office:value-type="float" office:value="53.334">
            <text:p>53.334</text:p>
          </table:table-cell>
          <table:table-cell table:number-columns-repeated="3"/>
        </table:table-row>
        <table:table-row table:style-name="ro1">
          <table:table-cell office:value-type="string">
            <text:p>10-15 19:18:32.955: WARN/iTesa(2187): </text:p>
          </table:table-cell>
          <table:table-cell office:value-type="float" office:value="12404881632000">
            <text:p>12404881632000</text:p>
          </table:table-cell>
          <table:table-cell office:value-type="float" office:value="594">
            <text:p>594</text:p>
          </table:table-cell>
          <table:table-cell table:formula="of:=([.B594]-[.B593])/1000000" office:value-type="float" office:value="53.395">
            <text:p>53.395</text:p>
          </table:table-cell>
          <table:table-cell table:number-columns-repeated="3"/>
        </table:table-row>
        <table:table-row table:style-name="ro1">
          <table:table-cell office:value-type="string">
            <text:p>10-15 19:18:33.008: WARN/iTesa(2187): </text:p>
          </table:table-cell>
          <table:table-cell office:value-type="float" office:value="12404935732000">
            <text:p>12404935732000</text:p>
          </table:table-cell>
          <table:table-cell office:value-type="float" office:value="595">
            <text:p>595</text:p>
          </table:table-cell>
          <table:table-cell table:formula="of:=([.B595]-[.B594])/1000000" office:value-type="float" office:value="54.1">
            <text:p>54.1</text:p>
          </table:table-cell>
          <table:table-cell table:number-columns-repeated="3"/>
        </table:table-row>
        <table:table-row table:style-name="ro1">
          <table:table-cell office:value-type="string">
            <text:p>10-15 19:18:33.116: WARN/iTesa(2187): </text:p>
          </table:table-cell>
          <table:table-cell office:value-type="float" office:value="12404990515000">
            <text:p>12404990515000</text:p>
          </table:table-cell>
          <table:table-cell office:value-type="float" office:value="596">
            <text:p>596</text:p>
          </table:table-cell>
          <table:table-cell table:formula="of:=([.B596]-[.B595])/1000000" office:value-type="float" office:value="54.783">
            <text:p>54.783</text:p>
          </table:table-cell>
          <table:table-cell table:number-columns-repeated="3"/>
        </table:table-row>
        <table:table-row table:style-name="ro1">
          <table:table-cell office:value-type="string">
            <text:p>10-15 19:18:33.116: WARN/iTesa(2187): </text:p>
          </table:table-cell>
          <table:table-cell office:value-type="float" office:value="12405043888000">
            <text:p>12405043888000</text:p>
          </table:table-cell>
          <table:table-cell office:value-type="float" office:value="597">
            <text:p>597</text:p>
          </table:table-cell>
          <table:table-cell table:formula="of:=([.B597]-[.B596])/1000000" office:value-type="float" office:value="53.373">
            <text:p>53.373</text:p>
          </table:table-cell>
          <table:table-cell table:number-columns-repeated="3"/>
        </table:table-row>
        <table:table-row table:style-name="ro1">
          <table:table-cell office:value-type="string">
            <text:p>10-15 19:18:33.225: WARN/iTesa(2187): </text:p>
          </table:table-cell>
          <table:table-cell office:value-type="float" office:value="12405098428000">
            <text:p>12405098428000</text:p>
          </table:table-cell>
          <table:table-cell office:value-type="float" office:value="598">
            <text:p>598</text:p>
          </table:table-cell>
          <table:table-cell table:formula="of:=([.B598]-[.B597])/1000000" office:value-type="float" office:value="54.54">
            <text:p>54.54</text:p>
          </table:table-cell>
          <table:table-cell table:number-columns-repeated="3"/>
        </table:table-row>
        <table:table-row table:style-name="ro1">
          <table:table-cell office:value-type="string">
            <text:p>10-15 19:18:33.225: WARN/iTesa(2187): </text:p>
          </table:table-cell>
          <table:table-cell office:value-type="float" office:value="12405152097000">
            <text:p>12405152097000</text:p>
          </table:table-cell>
          <table:table-cell office:value-type="float" office:value="599">
            <text:p>599</text:p>
          </table:table-cell>
          <table:table-cell table:formula="of:=([.B599]-[.B598])/1000000" office:value-type="float" office:value="53.669">
            <text:p>53.669</text:p>
          </table:table-cell>
          <table:table-cell table:number-columns-repeated="3"/>
        </table:table-row>
        <table:table-row table:style-name="ro1">
          <table:table-cell office:value-type="string">
            <text:p>10-15 19:18:33.279: WARN/iTesa(2187): </text:p>
          </table:table-cell>
          <table:table-cell office:value-type="float" office:value="12405206615000">
            <text:p>12405206615000</text:p>
          </table:table-cell>
          <table:table-cell office:value-type="float" office:value="600">
            <text:p>600</text:p>
          </table:table-cell>
          <table:table-cell table:formula="of:=([.B600]-[.B599])/1000000" office:value-type="float" office:value="54.518">
            <text:p>54.518</text:p>
          </table:table-cell>
          <table:table-cell table:number-columns-repeated="3"/>
        </table:table-row>
        <table:table-row table:style-name="ro1">
          <table:table-cell office:value-type="string">
            <text:p>10-15 19:18:33.387: WARN/iTesa(2187): </text:p>
          </table:table-cell>
          <table:table-cell office:value-type="float" office:value="12405261487000">
            <text:p>12405261487000</text:p>
          </table:table-cell>
          <table:table-cell office:value-type="float" office:value="601">
            <text:p>601</text:p>
          </table:table-cell>
          <table:table-cell table:formula="of:=([.B601]-[.B600])/1000000" office:value-type="float" office:value="54.872">
            <text:p>54.872</text:p>
          </table:table-cell>
          <table:table-cell table:number-columns-repeated="3"/>
        </table:table-row>
        <table:table-row table:style-name="ro1">
          <table:table-cell office:value-type="string">
            <text:p>10-15 19:18:33.387: WARN/iTesa(2187): </text:p>
          </table:table-cell>
          <table:table-cell office:value-type="float" office:value="12405314852000">
            <text:p>12405314852000</text:p>
          </table:table-cell>
          <table:table-cell office:value-type="float" office:value="602">
            <text:p>602</text:p>
          </table:table-cell>
          <table:table-cell table:formula="of:=([.B602]-[.B601])/1000000" office:value-type="float" office:value="53.365">
            <text:p>53.365</text:p>
          </table:table-cell>
          <table:table-cell table:number-columns-repeated="3"/>
        </table:table-row>
        <table:table-row table:style-name="ro1">
          <table:table-cell office:value-type="string">
            <text:p>10-15 19:18:33.495: WARN/iTesa(2187): </text:p>
          </table:table-cell>
          <table:table-cell office:value-type="float" office:value="12405369390000">
            <text:p>12405369390000</text:p>
          </table:table-cell>
          <table:table-cell office:value-type="float" office:value="603">
            <text:p>603</text:p>
          </table:table-cell>
          <table:table-cell table:formula="of:=([.B603]-[.B602])/1000000" office:value-type="float" office:value="54.538">
            <text:p>54.538</text:p>
          </table:table-cell>
          <table:table-cell table:number-columns-repeated="3"/>
        </table:table-row>
        <table:table-row table:style-name="ro1">
          <table:table-cell office:value-type="string">
            <text:p>10-15 19:18:33.495: WARN/iTesa(2187): </text:p>
          </table:table-cell>
          <table:table-cell office:value-type="float" office:value="12405422877000">
            <text:p>12405422877000</text:p>
          </table:table-cell>
          <table:table-cell office:value-type="float" office:value="604">
            <text:p>604</text:p>
          </table:table-cell>
          <table:table-cell table:formula="of:=([.B604]-[.B603])/1000000" office:value-type="float" office:value="53.487">
            <text:p>53.487</text:p>
          </table:table-cell>
          <table:table-cell table:number-columns-repeated="3"/>
        </table:table-row>
        <table:table-row table:style-name="ro1">
          <table:table-cell office:value-type="string">
            <text:p>10-15 19:18:33.605: WARN/iTesa(2187): </text:p>
          </table:table-cell>
          <table:table-cell office:value-type="float" office:value="12405477445000">
            <text:p>12405477445000</text:p>
          </table:table-cell>
          <table:table-cell office:value-type="float" office:value="605">
            <text:p>605</text:p>
          </table:table-cell>
          <table:table-cell table:formula="of:=([.B605]-[.B604])/1000000" office:value-type="float" office:value="54.568">
            <text:p>54.568</text:p>
          </table:table-cell>
          <table:table-cell table:number-columns-repeated="3"/>
        </table:table-row>
        <table:table-row table:style-name="ro1">
          <table:table-cell office:value-type="string">
            <text:p>10-15 19:18:33.605: WARN/iTesa(2187): </text:p>
          </table:table-cell>
          <table:table-cell office:value-type="float" office:value="12405530892000">
            <text:p>12405530892000</text:p>
          </table:table-cell>
          <table:table-cell office:value-type="float" office:value="606">
            <text:p>606</text:p>
          </table:table-cell>
          <table:table-cell table:formula="of:=([.B606]-[.B605])/1000000" office:value-type="float" office:value="53.447">
            <text:p>53.447</text:p>
          </table:table-cell>
          <table:table-cell table:number-columns-repeated="3"/>
        </table:table-row>
        <table:table-row table:style-name="ro1">
          <table:table-cell office:value-type="string">
            <text:p>10-15 19:18:33.658: WARN/iTesa(2187): </text:p>
          </table:table-cell>
          <table:table-cell office:value-type="float" office:value="12405585403000">
            <text:p>12405585403000</text:p>
          </table:table-cell>
          <table:table-cell office:value-type="float" office:value="607">
            <text:p>607</text:p>
          </table:table-cell>
          <table:table-cell table:formula="of:=([.B607]-[.B606])/1000000" office:value-type="float" office:value="54.511">
            <text:p>54.511</text:p>
          </table:table-cell>
          <table:table-cell table:number-columns-repeated="3"/>
        </table:table-row>
        <table:table-row table:style-name="ro1">
          <table:table-cell office:value-type="string">
            <text:p>10-15 19:18:33.765: WARN/iTesa(2187): </text:p>
          </table:table-cell>
          <table:table-cell office:value-type="float" office:value="12405640000000">
            <text:p>12405640000000</text:p>
          </table:table-cell>
          <table:table-cell office:value-type="float" office:value="608">
            <text:p>608</text:p>
          </table:table-cell>
          <table:table-cell table:formula="of:=([.B608]-[.B607])/1000000" office:value-type="float" office:value="54.597">
            <text:p>54.597</text:p>
          </table:table-cell>
          <table:table-cell table:number-columns-repeated="3"/>
        </table:table-row>
        <table:table-row table:style-name="ro1">
          <table:table-cell office:value-type="string">
            <text:p>10-15 19:18:33.775: WARN/iTesa(2187): </text:p>
          </table:table-cell>
          <table:table-cell office:value-type="float" office:value="12405695578000">
            <text:p>12405695578000</text:p>
          </table:table-cell>
          <table:table-cell office:value-type="float" office:value="609">
            <text:p>609</text:p>
          </table:table-cell>
          <table:table-cell table:formula="of:=([.B609]-[.B608])/1000000" office:value-type="float" office:value="55.578">
            <text:p>55.578</text:p>
          </table:table-cell>
          <table:table-cell table:number-columns-repeated="3"/>
        </table:table-row>
        <table:table-row table:style-name="ro1">
          <table:table-cell office:value-type="string">
            <text:p>10-15 19:18:33.875: WARN/iTesa(2187): </text:p>
          </table:table-cell>
          <table:table-cell office:value-type="float" office:value="12405752612000">
            <text:p>12405752612000</text:p>
          </table:table-cell>
          <table:table-cell office:value-type="float" office:value="610">
            <text:p>610</text:p>
          </table:table-cell>
          <table:table-cell table:formula="of:=([.B610]-[.B609])/1000000" office:value-type="float" office:value="57.034">
            <text:p>57.034</text:p>
          </table:table-cell>
          <table:table-cell table:number-columns-repeated="3"/>
        </table:table-row>
        <table:table-row table:style-name="ro1">
          <table:table-cell office:value-type="string">
            <text:p>10-15 19:18:33.885: WARN/iTesa(2187): </text:p>
          </table:table-cell>
          <table:table-cell office:value-type="float" office:value="12405807858000">
            <text:p>12405807858000</text:p>
          </table:table-cell>
          <table:table-cell office:value-type="float" office:value="611">
            <text:p>611</text:p>
          </table:table-cell>
          <table:table-cell table:formula="of:=([.B611]-[.B610])/1000000" office:value-type="float" office:value="55.246">
            <text:p>55.246</text:p>
          </table:table-cell>
          <table:table-cell table:number-columns-repeated="3"/>
        </table:table-row>
        <table:table-row table:style-name="ro1">
          <table:table-cell office:value-type="string">
            <text:p>10-15 19:18:33.935: WARN/iTesa(2187): </text:p>
          </table:table-cell>
          <table:table-cell office:value-type="float" office:value="12405862510000">
            <text:p>12405862510000</text:p>
          </table:table-cell>
          <table:table-cell office:value-type="float" office:value="612">
            <text:p>612</text:p>
          </table:table-cell>
          <table:table-cell table:formula="of:=([.B612]-[.B611])/1000000" office:value-type="float" office:value="54.652">
            <text:p>54.652</text:p>
          </table:table-cell>
          <table:table-cell table:number-columns-repeated="3"/>
        </table:table-row>
        <table:table-row table:style-name="ro1">
          <table:table-cell office:value-type="string">
            <text:p>10-15 19:18:34.045: WARN/iTesa(2187): </text:p>
          </table:table-cell>
          <table:table-cell office:value-type="float" office:value="12405917173000">
            <text:p>12405917173000</text:p>
          </table:table-cell>
          <table:table-cell office:value-type="float" office:value="613">
            <text:p>613</text:p>
          </table:table-cell>
          <table:table-cell table:formula="of:=([.B613]-[.B612])/1000000" office:value-type="float" office:value="54.663">
            <text:p>54.663</text:p>
          </table:table-cell>
          <table:table-cell table:number-columns-repeated="3"/>
        </table:table-row>
        <table:table-row table:style-name="ro1">
          <table:table-cell office:value-type="string">
            <text:p>10-15 19:18:34.045: WARN/iTesa(2187): </text:p>
          </table:table-cell>
          <table:table-cell office:value-type="float" office:value="12405970652000">
            <text:p>12405970652000</text:p>
          </table:table-cell>
          <table:table-cell office:value-type="float" office:value="614">
            <text:p>614</text:p>
          </table:table-cell>
          <table:table-cell table:formula="of:=([.B614]-[.B613])/1000000" office:value-type="float" office:value="53.479">
            <text:p>53.479</text:p>
          </table:table-cell>
          <table:table-cell table:number-columns-repeated="3"/>
        </table:table-row>
        <table:table-row table:style-name="ro1">
          <table:table-cell office:value-type="string">
            <text:p>10-15 19:18:34.097: WARN/iTesa(2187): </text:p>
          </table:table-cell>
          <table:table-cell office:value-type="float" office:value="12406025247000">
            <text:p>12406025247000</text:p>
          </table:table-cell>
          <table:table-cell office:value-type="float" office:value="615">
            <text:p>615</text:p>
          </table:table-cell>
          <table:table-cell table:formula="of:=([.B615]-[.B614])/1000000" office:value-type="float" office:value="54.595">
            <text:p>54.595</text:p>
          </table:table-cell>
          <table:table-cell table:number-columns-repeated="3"/>
        </table:table-row>
        <table:table-row table:style-name="ro1">
          <table:table-cell office:value-type="string">
            <text:p>10-15 19:18:34.206: WARN/iTesa(2187): </text:p>
          </table:table-cell>
          <table:table-cell office:value-type="float" office:value="12406079915000">
            <text:p>12406079915000</text:p>
          </table:table-cell>
          <table:table-cell office:value-type="float" office:value="616">
            <text:p>616</text:p>
          </table:table-cell>
          <table:table-cell table:formula="of:=([.B616]-[.B615])/1000000" office:value-type="float" office:value="54.668">
            <text:p>54.668</text:p>
          </table:table-cell>
          <table:table-cell table:number-columns-repeated="3"/>
        </table:table-row>
        <table:table-row table:style-name="ro1">
          <table:table-cell office:value-type="string">
            <text:p>10-15 19:18:34.206: WARN/iTesa(2187): </text:p>
          </table:table-cell>
          <table:table-cell office:value-type="float" office:value="12406133325000">
            <text:p>12406133325000</text:p>
          </table:table-cell>
          <table:table-cell office:value-type="float" office:value="617">
            <text:p>617</text:p>
          </table:table-cell>
          <table:table-cell table:formula="of:=([.B617]-[.B616])/1000000" office:value-type="float" office:value="53.41">
            <text:p>53.41</text:p>
          </table:table-cell>
          <table:table-cell table:number-columns-repeated="3"/>
        </table:table-row>
        <table:table-row table:style-name="ro1">
          <table:table-cell office:value-type="string">
            <text:p>10-15 19:18:34.315: WARN/iTesa(2187): </text:p>
          </table:table-cell>
          <table:table-cell office:value-type="float" office:value="12406187838000">
            <text:p>12406187838000</text:p>
          </table:table-cell>
          <table:table-cell office:value-type="float" office:value="618">
            <text:p>618</text:p>
          </table:table-cell>
          <table:table-cell table:formula="of:=([.B618]-[.B617])/1000000" office:value-type="float" office:value="54.513">
            <text:p>54.513</text:p>
          </table:table-cell>
          <table:table-cell table:number-columns-repeated="3"/>
        </table:table-row>
        <table:table-row table:style-name="ro1">
          <table:table-cell office:value-type="string">
            <text:p>10-15 19:18:34.315: WARN/iTesa(2187): </text:p>
          </table:table-cell>
          <table:table-cell office:value-type="float" office:value="12406241293000">
            <text:p>12406241293000</text:p>
          </table:table-cell>
          <table:table-cell office:value-type="float" office:value="619">
            <text:p>619</text:p>
          </table:table-cell>
          <table:table-cell table:formula="of:=([.B619]-[.B618])/1000000" office:value-type="float" office:value="53.455">
            <text:p>53.455</text:p>
          </table:table-cell>
          <table:table-cell table:number-columns-repeated="3"/>
        </table:table-row>
        <table:table-row table:style-name="ro1">
          <table:table-cell office:value-type="string">
            <text:p>10-15 19:18:34.368: WARN/iTesa(2187): </text:p>
          </table:table-cell>
          <table:table-cell office:value-type="float" office:value="12406295788000">
            <text:p>12406295788000</text:p>
          </table:table-cell>
          <table:table-cell office:value-type="float" office:value="620">
            <text:p>620</text:p>
          </table:table-cell>
          <table:table-cell table:formula="of:=([.B620]-[.B619])/1000000" office:value-type="float" office:value="54.495">
            <text:p>54.495</text:p>
          </table:table-cell>
          <table:table-cell table:number-columns-repeated="3"/>
        </table:table-row>
        <table:table-row table:style-name="ro1">
          <table:table-cell office:value-type="string">
            <text:p>10-15 19:18:34.476: WARN/iTesa(2187): </text:p>
          </table:table-cell>
          <table:table-cell office:value-type="float" office:value="12406350467000">
            <text:p>12406350467000</text:p>
          </table:table-cell>
          <table:table-cell office:value-type="float" office:value="621">
            <text:p>621</text:p>
          </table:table-cell>
          <table:table-cell table:formula="of:=([.B621]-[.B620])/1000000" office:value-type="float" office:value="54.679">
            <text:p>54.679</text:p>
          </table:table-cell>
          <table:table-cell table:number-columns-repeated="3"/>
        </table:table-row>
        <table:table-row table:style-name="ro1">
          <table:table-cell office:value-type="string">
            <text:p>10-15 19:18:34.476: WARN/iTesa(2187): </text:p>
          </table:table-cell>
          <table:table-cell office:value-type="float" office:value="12406403925000">
            <text:p>12406403925000</text:p>
          </table:table-cell>
          <table:table-cell office:value-type="float" office:value="622">
            <text:p>622</text:p>
          </table:table-cell>
          <table:table-cell table:formula="of:=([.B622]-[.B621])/1000000" office:value-type="float" office:value="53.458">
            <text:p>53.458</text:p>
          </table:table-cell>
          <table:table-cell table:number-columns-repeated="3"/>
        </table:table-row>
        <table:table-row table:style-name="ro1">
          <table:table-cell office:value-type="string">
            <text:p>10-15 19:18:34.535: WARN/iTesa(2187): </text:p>
          </table:table-cell>
          <table:table-cell office:value-type="float" office:value="12406458407000">
            <text:p>12406458407000</text:p>
          </table:table-cell>
          <table:table-cell office:value-type="float" office:value="623">
            <text:p>623</text:p>
          </table:table-cell>
          <table:table-cell table:formula="of:=([.B623]-[.B622])/1000000" office:value-type="float" office:value="54.482">
            <text:p>54.482</text:p>
          </table:table-cell>
          <table:table-cell table:number-columns-repeated="3"/>
        </table:table-row>
        <table:table-row table:style-name="ro1">
          <table:table-cell office:value-type="string">
            <text:p>10-15 19:18:34.639: WARN/iTesa(2187): </text:p>
          </table:table-cell>
          <table:table-cell office:value-type="float" office:value="12406513115000">
            <text:p>12406513115000</text:p>
          </table:table-cell>
          <table:table-cell office:value-type="float" office:value="624">
            <text:p>624</text:p>
          </table:table-cell>
          <table:table-cell table:formula="of:=([.B624]-[.B623])/1000000" office:value-type="float" office:value="54.708">
            <text:p>54.708</text:p>
          </table:table-cell>
          <table:table-cell table:number-columns-repeated="3"/>
        </table:table-row>
        <table:table-row table:style-name="ro1">
          <table:table-cell office:value-type="string">
            <text:p>10-15 19:18:34.639: WARN/iTesa(2187): </text:p>
          </table:table-cell>
          <table:table-cell office:value-type="float" office:value="12406566480000">
            <text:p>12406566480000</text:p>
          </table:table-cell>
          <table:table-cell office:value-type="float" office:value="625">
            <text:p>625</text:p>
          </table:table-cell>
          <table:table-cell table:formula="of:=([.B625]-[.B624])/1000000" office:value-type="float" office:value="53.365">
            <text:p>53.365</text:p>
          </table:table-cell>
          <table:table-cell table:number-columns-repeated="3"/>
        </table:table-row>
        <table:table-row table:style-name="ro1">
          <table:table-cell office:value-type="string">
            <text:p>10-15 19:18:34.695: WARN/iTesa(2187): </text:p>
          </table:table-cell>
          <table:table-cell office:value-type="float" office:value="12406621047000">
            <text:p>12406621047000</text:p>
          </table:table-cell>
          <table:table-cell office:value-type="float" office:value="626">
            <text:p>626</text:p>
          </table:table-cell>
          <table:table-cell table:formula="of:=([.B626]-[.B625])/1000000" office:value-type="float" office:value="54.567">
            <text:p>54.567</text:p>
          </table:table-cell>
          <table:table-cell table:number-columns-repeated="3"/>
        </table:table-row>
        <table:table-row table:style-name="ro1">
          <table:table-cell office:value-type="string">
            <text:p>10-15 19:18:34.805: WARN/iTesa(2187): </text:p>
          </table:table-cell>
          <table:table-cell office:value-type="float" office:value="12406675800000">
            <text:p>12406675800000</text:p>
          </table:table-cell>
          <table:table-cell office:value-type="float" office:value="627">
            <text:p>627</text:p>
          </table:table-cell>
          <table:table-cell table:formula="of:=([.B627]-[.B626])/1000000" office:value-type="float" office:value="54.753">
            <text:p>54.753</text:p>
          </table:table-cell>
          <table:table-cell table:number-columns-repeated="3"/>
        </table:table-row>
        <table:table-row table:style-name="ro1">
          <table:table-cell office:value-type="string">
            <text:p>10-15 19:18:34.805: WARN/iTesa(2187): </text:p>
          </table:table-cell>
          <table:table-cell office:value-type="float" office:value="12406729262000">
            <text:p>12406729262000</text:p>
          </table:table-cell>
          <table:table-cell office:value-type="float" office:value="628">
            <text:p>628</text:p>
          </table:table-cell>
          <table:table-cell table:formula="of:=([.B628]-[.B627])/1000000" office:value-type="float" office:value="53.462">
            <text:p>53.462</text:p>
          </table:table-cell>
          <table:table-cell table:number-columns-repeated="3"/>
        </table:table-row>
        <table:table-row table:style-name="ro1">
          <table:table-cell office:value-type="string">
            <text:p>10-15 19:18:34.910: WARN/iTesa(2187): </text:p>
          </table:table-cell>
          <table:table-cell office:value-type="float" office:value="12406784733000">
            <text:p>12406784733000</text:p>
          </table:table-cell>
          <table:table-cell office:value-type="float" office:value="629">
            <text:p>629</text:p>
          </table:table-cell>
          <table:table-cell table:formula="of:=([.B629]-[.B628])/1000000" office:value-type="float" office:value="55.471">
            <text:p>55.471</text:p>
          </table:table-cell>
          <table:table-cell table:number-columns-repeated="3"/>
        </table:table-row>
        <table:table-row table:style-name="ro1">
          <table:table-cell office:value-type="string">
            <text:p>10-15 19:18:34.915: WARN/iTesa(2187): </text:p>
          </table:table-cell>
          <table:table-cell office:value-type="float" office:value="12406838158000">
            <text:p>12406838158000</text:p>
          </table:table-cell>
          <table:table-cell office:value-type="float" office:value="630">
            <text:p>630</text:p>
          </table:table-cell>
          <table:table-cell table:formula="of:=([.B630]-[.B629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18:35.019: WARN/iTesa(2187): </text:p>
          </table:table-cell>
          <table:table-cell office:value-type="float" office:value="12406892993000">
            <text:p>12406892993000</text:p>
          </table:table-cell>
          <table:table-cell office:value-type="float" office:value="631">
            <text:p>631</text:p>
          </table:table-cell>
          <table:table-cell table:formula="of:=([.B631]-[.B630])/1000000" office:value-type="float" office:value="54.835">
            <text:p>54.835</text:p>
          </table:table-cell>
          <table:table-cell table:number-columns-repeated="3"/>
        </table:table-row>
        <table:table-row table:style-name="ro1">
          <table:table-cell office:value-type="string">
            <text:p>10-15 19:18:35.019: WARN/iTesa(2187): </text:p>
          </table:table-cell>
          <table:table-cell office:value-type="float" office:value="12406946690000">
            <text:p>12406946690000</text:p>
          </table:table-cell>
          <table:table-cell office:value-type="float" office:value="632">
            <text:p>632</text:p>
          </table:table-cell>
          <table:table-cell table:formula="of:=([.B632]-[.B631])/1000000" office:value-type="float" office:value="53.697">
            <text:p>53.697</text:p>
          </table:table-cell>
          <table:table-cell table:number-columns-repeated="3"/>
        </table:table-row>
        <table:table-row table:style-name="ro1">
          <table:table-cell office:value-type="string">
            <text:p>10-15 19:18:35.085: WARN/iTesa(2187): </text:p>
          </table:table-cell>
          <table:table-cell office:value-type="float" office:value="12407010515000">
            <text:p>12407010515000</text:p>
          </table:table-cell>
          <table:table-cell office:value-type="float" office:value="633">
            <text:p>633</text:p>
          </table:table-cell>
          <table:table-cell table:formula="of:=([.B633]-[.B632])/1000000" office:value-type="float" office:value="63.825">
            <text:p>63.825</text:p>
          </table:table-cell>
          <table:table-cell table:number-columns-repeated="3"/>
        </table:table-row>
        <table:table-row table:style-name="ro1">
          <table:table-cell office:value-type="string">
            <text:p>10-15 19:18:35.215: WARN/iTesa(2187): </text:p>
          </table:table-cell>
          <table:table-cell office:value-type="float" office:value="12407071602000">
            <text:p>12407071602000</text:p>
          </table:table-cell>
          <table:table-cell office:value-type="float" office:value="634">
            <text:p>634</text:p>
          </table:table-cell>
          <table:table-cell table:formula="of:=([.B634]-[.B633])/1000000" office:value-type="float" office:value="61.087">
            <text:p>61.087</text:p>
          </table:table-cell>
          <table:table-cell table:number-columns-repeated="3"/>
        </table:table-row>
        <table:table-row table:style-name="ro1">
          <table:table-cell office:value-type="string">
            <text:p>10-15 19:18:35.245: WARN/iTesa(2187): </text:p>
          </table:table-cell>
          <table:table-cell office:value-type="float" office:value="12407125195000">
            <text:p>12407125195000</text:p>
          </table:table-cell>
          <table:table-cell office:value-type="float" office:value="635">
            <text:p>635</text:p>
          </table:table-cell>
          <table:table-cell table:formula="of:=([.B635]-[.B634])/1000000" office:value-type="float" office:value="53.593">
            <text:p>53.593</text:p>
          </table:table-cell>
          <table:table-cell table:number-columns-repeated="3"/>
        </table:table-row>
        <table:table-row table:style-name="ro1">
          <table:table-cell office:value-type="string">
            <text:p>10-15 19:18:35.285: WARN/iTesa(2187): </text:p>
          </table:table-cell>
          <table:table-cell office:value-type="float" office:value="12407183442000">
            <text:p>12407183442000</text:p>
          </table:table-cell>
          <table:table-cell office:value-type="float" office:value="636">
            <text:p>636</text:p>
          </table:table-cell>
          <table:table-cell table:formula="of:=([.B636]-[.B635])/1000000" office:value-type="float" office:value="58.247">
            <text:p>58.247</text:p>
          </table:table-cell>
          <table:table-cell table:number-columns-repeated="3"/>
        </table:table-row>
        <table:table-row table:style-name="ro1">
          <table:table-cell office:value-type="string">
            <text:p>10-15 19:18:35.385: WARN/iTesa(2187): </text:p>
          </table:table-cell>
          <table:table-cell office:value-type="float" office:value="12407238108000">
            <text:p>12407238108000</text:p>
          </table:table-cell>
          <table:table-cell office:value-type="float" office:value="637">
            <text:p>637</text:p>
          </table:table-cell>
          <table:table-cell table:formula="of:=([.B637]-[.B636])/1000000" office:value-type="float" office:value="54.666">
            <text:p>54.666</text:p>
          </table:table-cell>
          <table:table-cell table:number-columns-repeated="3"/>
        </table:table-row>
        <table:table-row table:style-name="ro1">
          <table:table-cell office:value-type="string">
            <text:p>10-15 19:18:35.405: WARN/iTesa(2187): </text:p>
          </table:table-cell>
          <table:table-cell office:value-type="float" office:value="12407292857000">
            <text:p>12407292857000</text:p>
          </table:table-cell>
          <table:table-cell office:value-type="float" office:value="638">
            <text:p>638</text:p>
          </table:table-cell>
          <table:table-cell table:formula="of:=([.B638]-[.B637])/1000000" office:value-type="float" office:value="54.749">
            <text:p>54.749</text:p>
          </table:table-cell>
          <table:table-cell table:number-columns-repeated="3"/>
        </table:table-row>
        <table:table-row table:style-name="ro1">
          <table:table-cell office:value-type="string">
            <text:p>10-15 19:18:35.435: WARN/iTesa(2187): </text:p>
          </table:table-cell>
          <table:table-cell office:value-type="float" office:value="12407353900000">
            <text:p>12407353900000</text:p>
          </table:table-cell>
          <table:table-cell office:value-type="float" office:value="639">
            <text:p>639</text:p>
          </table:table-cell>
          <table:table-cell table:formula="of:=([.B639]-[.B638])/1000000" office:value-type="float" office:value="61.043">
            <text:p>61.043</text:p>
          </table:table-cell>
          <table:table-cell table:number-columns-repeated="3"/>
        </table:table-row>
        <table:table-row table:style-name="ro1">
          <table:table-cell office:value-type="string">
            <text:p>10-15 19:18:35.595: WARN/iTesa(2187): </text:p>
          </table:table-cell>
          <table:table-cell office:value-type="float" office:value="12407420553000">
            <text:p>12407420553000</text:p>
          </table:table-cell>
          <table:table-cell office:value-type="float" office:value="640">
            <text:p>640</text:p>
          </table:table-cell>
          <table:table-cell table:formula="of:=([.B640]-[.B639])/1000000" office:value-type="float" office:value="66.653">
            <text:p>66.653</text:p>
          </table:table-cell>
          <table:table-cell table:number-columns-repeated="3"/>
        </table:table-row>
        <table:table-row table:style-name="ro1">
          <table:table-cell office:value-type="string">
            <text:p>10-15 19:18:35.605: WARN/iTesa(2187): </text:p>
          </table:table-cell>
          <table:table-cell office:value-type="float" office:value="12407475402000">
            <text:p>12407475402000</text:p>
          </table:table-cell>
          <table:table-cell office:value-type="float" office:value="641">
            <text:p>641</text:p>
          </table:table-cell>
          <table:table-cell table:formula="of:=([.B641]-[.B640])/1000000" office:value-type="float" office:value="54.849">
            <text:p>54.849</text:p>
          </table:table-cell>
          <table:table-cell table:number-columns-repeated="3"/>
        </table:table-row>
        <table:table-row table:style-name="ro1">
          <table:table-cell office:value-type="string">
            <text:p>10-15 19:18:35.660: WARN/iTesa(2187): </text:p>
          </table:table-cell>
          <table:table-cell office:value-type="float" office:value="12407532992000">
            <text:p>12407532992000</text:p>
          </table:table-cell>
          <table:table-cell office:value-type="float" office:value="642">
            <text:p>642</text:p>
          </table:table-cell>
          <table:table-cell table:formula="of:=([.B642]-[.B641])/1000000" office:value-type="float" office:value="57.59">
            <text:p>57.59</text:p>
          </table:table-cell>
          <table:table-cell table:number-columns-repeated="3"/>
        </table:table-row>
        <table:table-row table:style-name="ro1">
          <table:table-cell office:value-type="string">
            <text:p>10-15 19:18:35.660: WARN/iTesa(2187): </text:p>
          </table:table-cell>
          <table:table-cell office:value-type="float" office:value="12407587488000">
            <text:p>12407587488000</text:p>
          </table:table-cell>
          <table:table-cell office:value-type="float" office:value="643">
            <text:p>643</text:p>
          </table:table-cell>
          <table:table-cell table:formula="of:=([.B643]-[.B642])/1000000" office:value-type="float" office:value="54.496">
            <text:p>54.496</text:p>
          </table:table-cell>
          <table:table-cell table:number-columns-repeated="3"/>
        </table:table-row>
        <table:table-row table:style-name="ro1">
          <table:table-cell office:value-type="string">
            <text:p>10-15 19:18:35.775: WARN/iTesa(2187): </text:p>
          </table:table-cell>
          <table:table-cell office:value-type="float" office:value="12407697833000">
            <text:p>12407697833000</text:p>
          </table:table-cell>
          <table:table-cell office:value-type="float" office:value="644">
            <text:p>644</text:p>
          </table:table-cell>
          <table:table-cell table:formula="of:=([.B644]-[.B643])/1000000" office:value-type="float" office:value="110.345">
            <text:p>110.345</text:p>
          </table:table-cell>
          <table:table-cell table:number-columns-repeated="3"/>
        </table:table-row>
        <table:table-row table:style-name="ro1">
          <table:table-cell office:value-type="string">
            <text:p>10-15 19:18:35.825: WARN/iTesa(2187): </text:p>
          </table:table-cell>
          <table:table-cell office:value-type="float" office:value="12407753998000">
            <text:p>12407753998000</text:p>
          </table:table-cell>
          <table:table-cell office:value-type="float" office:value="645">
            <text:p>645</text:p>
          </table:table-cell>
          <table:table-cell table:formula="of:=([.B645]-[.B644])/1000000" office:value-type="float" office:value="56.165">
            <text:p>56.165</text:p>
          </table:table-cell>
          <table:table-cell table:number-columns-repeated="3"/>
        </table:table-row>
        <table:table-row table:style-name="ro1">
          <table:table-cell office:value-type="string">
            <text:p>10-15 19:18:35.935: WARN/iTesa(2187): </text:p>
          </table:table-cell>
          <table:table-cell office:value-type="float" office:value="12407862118000">
            <text:p>12407862118000</text:p>
          </table:table-cell>
          <table:table-cell office:value-type="float" office:value="646">
            <text:p>646</text:p>
          </table:table-cell>
          <table:table-cell table:formula="of:=([.B646]-[.B645])/1000000" office:value-type="float" office:value="108.12">
            <text:p>108.12</text:p>
          </table:table-cell>
          <table:table-cell table:number-columns-repeated="3"/>
        </table:table-row>
        <table:table-row table:style-name="ro1">
          <table:table-cell office:value-type="string">
            <text:p>10-15 19:18:36.045: WARN/iTesa(2187): </text:p>
          </table:table-cell>
          <table:table-cell office:value-type="float" office:value="12407916823000">
            <text:p>12407916823000</text:p>
          </table:table-cell>
          <table:table-cell office:value-type="float" office:value="647">
            <text:p>647</text:p>
          </table:table-cell>
          <table:table-cell table:formula="of:=([.B647]-[.B646])/1000000" office:value-type="float" office:value="54.705">
            <text:p>54.705</text:p>
          </table:table-cell>
          <table:table-cell table:number-columns-repeated="3"/>
        </table:table-row>
        <table:table-row table:style-name="ro1">
          <table:table-cell office:value-type="string">
            <text:p>10-15 19:18:36.045: WARN/iTesa(2187): </text:p>
          </table:table-cell>
          <table:table-cell office:value-type="float" office:value="12407970218000">
            <text:p>12407970218000</text:p>
          </table:table-cell>
          <table:table-cell office:value-type="float" office:value="648">
            <text:p>648</text:p>
          </table:table-cell>
          <table:table-cell table:formula="of:=([.B648]-[.B647])/1000000" office:value-type="float" office:value="53.395">
            <text:p>53.395</text:p>
          </table:table-cell>
          <table:table-cell table:number-columns-repeated="3"/>
        </table:table-row>
        <table:table-row table:style-name="ro1">
          <table:table-cell office:value-type="string">
            <text:p>10-15 19:18:36.097: WARN/iTesa(2187): </text:p>
          </table:table-cell>
          <table:table-cell office:value-type="float" office:value="12408024767000">
            <text:p>12408024767000</text:p>
          </table:table-cell>
          <table:table-cell office:value-type="float" office:value="649">
            <text:p>649</text:p>
          </table:table-cell>
          <table:table-cell table:formula="of:=([.B649]-[.B648])/1000000" office:value-type="float" office:value="54.549">
            <text:p>54.549</text:p>
          </table:table-cell>
          <table:table-cell table:number-columns-repeated="3"/>
        </table:table-row>
        <table:table-row table:style-name="ro1">
          <table:table-cell office:value-type="string">
            <text:p>10-15 19:18:36.205: WARN/iTesa(2187): </text:p>
          </table:table-cell>
          <table:table-cell office:value-type="float" office:value="12408079383000">
            <text:p>12408079383000</text:p>
          </table:table-cell>
          <table:table-cell office:value-type="float" office:value="650">
            <text:p>650</text:p>
          </table:table-cell>
          <table:table-cell table:formula="of:=([.B650]-[.B649])/1000000" office:value-type="float" office:value="54.616">
            <text:p>54.616</text:p>
          </table:table-cell>
          <table:table-cell table:number-columns-repeated="3"/>
        </table:table-row>
        <table:table-row table:style-name="ro1">
          <table:table-cell office:value-type="string">
            <text:p>10-15 19:18:36.205: WARN/iTesa(2187): </text:p>
          </table:table-cell>
          <table:table-cell office:value-type="float" office:value="12408134613000">
            <text:p>12408134613000</text:p>
          </table:table-cell>
          <table:table-cell office:value-type="float" office:value="651">
            <text:p>651</text:p>
          </table:table-cell>
          <table:table-cell table:formula="of:=([.B651]-[.B650])/1000000" office:value-type="float" office:value="55.23">
            <text:p>55.23</text:p>
          </table:table-cell>
          <table:table-cell table:number-columns-repeated="3"/>
        </table:table-row>
        <table:table-row table:style-name="ro1">
          <table:table-cell office:value-type="string">
            <text:p>10-15 19:18:36.265: WARN/iTesa(2187): </text:p>
          </table:table-cell>
          <table:table-cell office:value-type="float" office:value="12408189182000">
            <text:p>12408189182000</text:p>
          </table:table-cell>
          <table:table-cell office:value-type="float" office:value="652">
            <text:p>652</text:p>
          </table:table-cell>
          <table:table-cell table:formula="of:=([.B652]-[.B651])/1000000" office:value-type="float" office:value="54.569">
            <text:p>54.569</text:p>
          </table:table-cell>
          <table:table-cell table:number-columns-repeated="3"/>
        </table:table-row>
        <table:table-row table:style-name="ro1">
          <table:table-cell office:value-type="string">
            <text:p>10-15 19:18:36.369: WARN/iTesa(2187): </text:p>
          </table:table-cell>
          <table:table-cell office:value-type="float" office:value="12408243903000">
            <text:p>12408243903000</text:p>
          </table:table-cell>
          <table:table-cell office:value-type="float" office:value="653">
            <text:p>653</text:p>
          </table:table-cell>
          <table:table-cell table:formula="of:=([.B653]-[.B652])/1000000" office:value-type="float" office:value="54.721">
            <text:p>54.721</text:p>
          </table:table-cell>
          <table:table-cell table:number-columns-repeated="3"/>
        </table:table-row>
        <table:table-row table:style-name="ro1">
          <table:table-cell office:value-type="string">
            <text:p>10-15 19:18:36.369: WARN/iTesa(2187): </text:p>
          </table:table-cell>
          <table:table-cell office:value-type="float" office:value="12408297218000">
            <text:p>12408297218000</text:p>
          </table:table-cell>
          <table:table-cell office:value-type="float" office:value="654">
            <text:p>654</text:p>
          </table:table-cell>
          <table:table-cell table:formula="of:=([.B654]-[.B653])/1000000" office:value-type="float" office:value="53.315">
            <text:p>53.315</text:p>
          </table:table-cell>
          <table:table-cell table:number-columns-repeated="3"/>
        </table:table-row>
        <table:table-row table:style-name="ro1">
          <table:table-cell office:value-type="string">
            <text:p>10-15 19:18:36.478: WARN/iTesa(2187): </text:p>
          </table:table-cell>
          <table:table-cell office:value-type="float" office:value="12408351883000">
            <text:p>12408351883000</text:p>
          </table:table-cell>
          <table:table-cell office:value-type="float" office:value="655">
            <text:p>655</text:p>
          </table:table-cell>
          <table:table-cell table:formula="of:=([.B655]-[.B654])/1000000" office:value-type="float" office:value="54.665">
            <text:p>54.665</text:p>
          </table:table-cell>
          <table:table-cell table:number-columns-repeated="3"/>
        </table:table-row>
        <table:table-row table:style-name="ro1">
          <table:table-cell office:value-type="string">
            <text:p>10-15 19:18:36.478: WARN/iTesa(2187): </text:p>
          </table:table-cell>
          <table:table-cell office:value-type="float" office:value="12408405308000">
            <text:p>12408405308000</text:p>
          </table:table-cell>
          <table:table-cell office:value-type="float" office:value="656">
            <text:p>656</text:p>
          </table:table-cell>
          <table:table-cell table:formula="of:=([.B656]-[.B655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18:36.586: WARN/iTesa(2187): </text:p>
          </table:table-cell>
          <table:table-cell office:value-type="float" office:value="12408459888000">
            <text:p>12408459888000</text:p>
          </table:table-cell>
          <table:table-cell office:value-type="float" office:value="657">
            <text:p>657</text:p>
          </table:table-cell>
          <table:table-cell table:formula="of:=([.B657]-[.B656])/1000000" office:value-type="float" office:value="54.58">
            <text:p>54.58</text:p>
          </table:table-cell>
          <table:table-cell table:number-columns-repeated="3"/>
        </table:table-row>
        <table:table-row table:style-name="ro1">
          <table:table-cell office:value-type="string">
            <text:p>10-15 19:18:36.586: WARN/iTesa(2187): </text:p>
          </table:table-cell>
          <table:table-cell office:value-type="float" office:value="12408513375000">
            <text:p>12408513375000</text:p>
          </table:table-cell>
          <table:table-cell office:value-type="float" office:value="658">
            <text:p>658</text:p>
          </table:table-cell>
          <table:table-cell table:formula="of:=([.B658]-[.B657])/1000000" office:value-type="float" office:value="53.487">
            <text:p>53.487</text:p>
          </table:table-cell>
          <table:table-cell table:number-columns-repeated="3"/>
        </table:table-row>
        <table:table-row table:style-name="ro1">
          <table:table-cell office:value-type="string">
            <text:p>10-15 19:18:36.640: WARN/iTesa(2187): </text:p>
          </table:table-cell>
          <table:table-cell office:value-type="float" office:value="12408567917000">
            <text:p>12408567917000</text:p>
          </table:table-cell>
          <table:table-cell office:value-type="float" office:value="659">
            <text:p>659</text:p>
          </table:table-cell>
          <table:table-cell table:formula="of:=([.B659]-[.B658])/1000000" office:value-type="float" office:value="54.542">
            <text:p>54.542</text:p>
          </table:table-cell>
          <table:table-cell table:number-columns-repeated="3"/>
        </table:table-row>
        <table:table-row table:style-name="ro1">
          <table:table-cell office:value-type="string">
            <text:p>10-15 19:18:36.748: WARN/iTesa(2187): </text:p>
          </table:table-cell>
          <table:table-cell office:value-type="float" office:value="12408622590000">
            <text:p>12408622590000</text:p>
          </table:table-cell>
          <table:table-cell office:value-type="float" office:value="660">
            <text:p>660</text:p>
          </table:table-cell>
          <table:table-cell table:formula="of:=([.B660]-[.B659])/1000000" office:value-type="float" office:value="54.673">
            <text:p>54.673</text:p>
          </table:table-cell>
          <table:table-cell table:number-columns-repeated="3"/>
        </table:table-row>
        <table:table-row table:style-name="ro1">
          <table:table-cell office:value-type="string">
            <text:p>10-15 19:18:36.748: WARN/iTesa(2187): </text:p>
          </table:table-cell>
          <table:table-cell office:value-type="float" office:value="12408675925000">
            <text:p>12408675925000</text:p>
          </table:table-cell>
          <table:table-cell office:value-type="float" office:value="661">
            <text:p>661</text:p>
          </table:table-cell>
          <table:table-cell table:formula="of:=([.B661]-[.B660])/1000000" office:value-type="float" office:value="53.335">
            <text:p>53.335</text:p>
          </table:table-cell>
          <table:table-cell table:number-columns-repeated="3"/>
        </table:table-row>
        <table:table-row table:style-name="ro1">
          <table:table-cell office:value-type="string">
            <text:p>10-15 19:18:36.856: WARN/iTesa(2187): </text:p>
          </table:table-cell>
          <table:table-cell office:value-type="float" office:value="12408730457000">
            <text:p>12408730457000</text:p>
          </table:table-cell>
          <table:table-cell office:value-type="float" office:value="662">
            <text:p>662</text:p>
          </table:table-cell>
          <table:table-cell table:formula="of:=([.B662]-[.B661])/1000000" office:value-type="float" office:value="54.532">
            <text:p>54.532</text:p>
          </table:table-cell>
          <table:table-cell table:number-columns-repeated="3"/>
        </table:table-row>
        <table:table-row table:style-name="ro1">
          <table:table-cell office:value-type="string">
            <text:p>10-15 19:18:36.856: WARN/iTesa(2187): </text:p>
          </table:table-cell>
          <table:table-cell office:value-type="float" office:value="12408783835000">
            <text:p>12408783835000</text:p>
          </table:table-cell>
          <table:table-cell office:value-type="float" office:value="663">
            <text:p>663</text:p>
          </table:table-cell>
          <table:table-cell table:formula="of:=([.B663]-[.B662])/1000000" office:value-type="float" office:value="53.378">
            <text:p>53.378</text:p>
          </table:table-cell>
          <table:table-cell table:number-columns-repeated="3"/>
        </table:table-row>
        <table:table-row table:style-name="ro1">
          <table:table-cell office:value-type="string">
            <text:p>10-15 19:18:36.915: WARN/iTesa(2187): </text:p>
          </table:table-cell>
          <table:table-cell office:value-type="float" office:value="12408838370000">
            <text:p>12408838370000</text:p>
          </table:table-cell>
          <table:table-cell office:value-type="float" office:value="664">
            <text:p>664</text:p>
          </table:table-cell>
          <table:table-cell table:formula="of:=([.B664]-[.B663])/1000000" office:value-type="float" office:value="54.535">
            <text:p>54.535</text:p>
          </table:table-cell>
          <table:table-cell table:number-columns-repeated="3"/>
        </table:table-row>
        <table:table-row table:style-name="ro1">
          <table:table-cell office:value-type="string">
            <text:p>10-15 19:18:37.019: WARN/iTesa(2187): </text:p>
          </table:table-cell>
          <table:table-cell office:value-type="float" office:value="12408893010000">
            <text:p>12408893010000</text:p>
          </table:table-cell>
          <table:table-cell office:value-type="float" office:value="665">
            <text:p>665</text:p>
          </table:table-cell>
          <table:table-cell table:formula="of:=([.B665]-[.B664])/1000000" office:value-type="float" office:value="54.64">
            <text:p>54.64</text:p>
          </table:table-cell>
          <table:table-cell table:number-columns-repeated="3"/>
        </table:table-row>
        <table:table-row table:style-name="ro1">
          <table:table-cell office:value-type="string">
            <text:p>10-15 19:18:37.019: WARN/iTesa(2187): </text:p>
          </table:table-cell>
          <table:table-cell office:value-type="float" office:value="12408946412000">
            <text:p>12408946412000</text:p>
          </table:table-cell>
          <table:table-cell office:value-type="float" office:value="666">
            <text:p>666</text:p>
          </table:table-cell>
          <table:table-cell table:formula="of:=([.B666]-[.B665])/1000000" office:value-type="float" office:value="53.402">
            <text:p>53.402</text:p>
          </table:table-cell>
          <table:table-cell table:number-columns-repeated="3"/>
        </table:table-row>
        <table:table-row table:style-name="ro1">
          <table:table-cell office:value-type="string">
            <text:p>10-15 19:18:37.127: WARN/iTesa(2187): </text:p>
          </table:table-cell>
          <table:table-cell office:value-type="float" office:value="12409000992000">
            <text:p>12409000992000</text:p>
          </table:table-cell>
          <table:table-cell office:value-type="float" office:value="667">
            <text:p>667</text:p>
          </table:table-cell>
          <table:table-cell table:formula="of:=([.B667]-[.B666])/1000000" office:value-type="float" office:value="54.58">
            <text:p>54.58</text:p>
          </table:table-cell>
          <table:table-cell table:number-columns-repeated="3"/>
        </table:table-row>
        <table:table-row table:style-name="ro1">
          <table:table-cell office:value-type="string">
            <text:p>10-15 19:18:37.127: WARN/iTesa(2187): </text:p>
          </table:table-cell>
          <table:table-cell office:value-type="float" office:value="12409054300000">
            <text:p>12409054300000</text:p>
          </table:table-cell>
          <table:table-cell office:value-type="float" office:value="668">
            <text:p>668</text:p>
          </table:table-cell>
          <table:table-cell table:formula="of:=([.B668]-[.B667])/1000000" office:value-type="float" office:value="53.308">
            <text:p>53.308</text:p>
          </table:table-cell>
          <table:table-cell table:number-columns-repeated="3"/>
        </table:table-row>
        <table:table-row table:style-name="ro1">
          <table:table-cell office:value-type="string">
            <text:p>10-15 19:18:37.288: WARN/iTesa(2187): </text:p>
          </table:table-cell>
          <table:table-cell office:value-type="float" office:value="12409161975000">
            <text:p>12409161975000</text:p>
          </table:table-cell>
          <table:table-cell office:value-type="float" office:value="669">
            <text:p>669</text:p>
          </table:table-cell>
          <table:table-cell table:formula="of:=([.B669]-[.B668])/1000000" office:value-type="float" office:value="107.675">
            <text:p>107.675</text:p>
          </table:table-cell>
          <table:table-cell table:number-columns-repeated="3"/>
        </table:table-row>
        <table:table-row table:style-name="ro1">
          <table:table-cell office:value-type="string">
            <text:p>10-15 19:18:37.288: WARN/iTesa(2187): </text:p>
          </table:table-cell>
          <table:table-cell office:value-type="float" office:value="12409215323000">
            <text:p>12409215323000</text:p>
          </table:table-cell>
          <table:table-cell office:value-type="float" office:value="670">
            <text:p>670</text:p>
          </table:table-cell>
          <table:table-cell table:formula="of:=([.B670]-[.B669])/1000000" office:value-type="float" office:value="53.348">
            <text:p>53.348</text:p>
          </table:table-cell>
          <table:table-cell table:number-columns-repeated="3"/>
        </table:table-row>
        <table:table-row table:style-name="ro1">
          <table:table-cell office:value-type="string">
            <text:p>10-15 19:18:37.395: WARN/iTesa(2187): </text:p>
          </table:table-cell>
          <table:table-cell office:value-type="float" office:value="12409269790000">
            <text:p>12409269790000</text:p>
          </table:table-cell>
          <table:table-cell office:value-type="float" office:value="671">
            <text:p>671</text:p>
          </table:table-cell>
          <table:table-cell table:formula="of:=([.B671]-[.B670])/1000000" office:value-type="float" office:value="54.467">
            <text:p>54.467</text:p>
          </table:table-cell>
          <table:table-cell table:number-columns-repeated="3"/>
        </table:table-row>
        <table:table-row table:style-name="ro1">
          <table:table-cell office:value-type="string">
            <text:p>10-15 19:18:37.395: WARN/iTesa(2187): </text:p>
          </table:table-cell>
          <table:table-cell office:value-type="float" office:value="12409323140000">
            <text:p>12409323140000</text:p>
          </table:table-cell>
          <table:table-cell office:value-type="float" office:value="672">
            <text:p>672</text:p>
          </table:table-cell>
          <table:table-cell table:formula="of:=([.B672]-[.B671])/1000000" office:value-type="float" office:value="53.35">
            <text:p>53.35</text:p>
          </table:table-cell>
          <table:table-cell table:number-columns-repeated="3"/>
        </table:table-row>
        <table:table-row table:style-name="ro1">
          <table:table-cell office:value-type="string">
            <text:p>10-15 19:18:37.505: WARN/iTesa(2187): </text:p>
          </table:table-cell>
          <table:table-cell office:value-type="float" office:value="12409377735000">
            <text:p>12409377735000</text:p>
          </table:table-cell>
          <table:table-cell office:value-type="float" office:value="673">
            <text:p>673</text:p>
          </table:table-cell>
          <table:table-cell table:formula="of:=([.B673]-[.B672])/1000000" office:value-type="float" office:value="54.595">
            <text:p>54.595</text:p>
          </table:table-cell>
          <table:table-cell table:number-columns-repeated="3"/>
        </table:table-row>
        <table:table-row table:style-name="ro1">
          <table:table-cell office:value-type="string">
            <text:p>10-15 19:18:37.505: WARN/iTesa(2187): </text:p>
          </table:table-cell>
          <table:table-cell office:value-type="float" office:value="12409431290000">
            <text:p>12409431290000</text:p>
          </table:table-cell>
          <table:table-cell office:value-type="float" office:value="674">
            <text:p>674</text:p>
          </table:table-cell>
          <table:table-cell table:formula="of:=([.B674]-[.B673])/1000000" office:value-type="float" office:value="53.555">
            <text:p>53.555</text:p>
          </table:table-cell>
          <table:table-cell table:number-columns-repeated="3"/>
        </table:table-row>
        <table:table-row table:style-name="ro1">
          <table:table-cell office:value-type="string">
            <text:p>10-15 19:18:37.615: WARN/iTesa(2187): </text:p>
          </table:table-cell>
          <table:table-cell office:value-type="float" office:value="12409485875000">
            <text:p>12409485875000</text:p>
          </table:table-cell>
          <table:table-cell office:value-type="float" office:value="675">
            <text:p>675</text:p>
          </table:table-cell>
          <table:table-cell table:formula="of:=([.B675]-[.B674])/1000000" office:value-type="float" office:value="54.585">
            <text:p>54.585</text:p>
          </table:table-cell>
          <table:table-cell table:number-columns-repeated="3"/>
        </table:table-row>
        <table:table-row table:style-name="ro1">
          <table:table-cell office:value-type="string">
            <text:p>10-15 19:18:37.725: WARN/iTesa(2187): </text:p>
          </table:table-cell>
          <table:table-cell office:value-type="float" office:value="12409595075000">
            <text:p>12409595075000</text:p>
          </table:table-cell>
          <table:table-cell office:value-type="float" office:value="676">
            <text:p>676</text:p>
          </table:table-cell>
          <table:table-cell table:formula="of:=([.B676]-[.B675])/1000000" office:value-type="float" office:value="109.2">
            <text:p>109.2</text:p>
          </table:table-cell>
          <table:table-cell table:number-columns-repeated="3"/>
        </table:table-row>
        <table:table-row table:style-name="ro1">
          <table:table-cell office:value-type="string">
            <text:p>10-15 19:18:37.725: WARN/iTesa(2187): </text:p>
          </table:table-cell>
          <table:table-cell office:value-type="float" office:value="12409648682000">
            <text:p>12409648682000</text:p>
          </table:table-cell>
          <table:table-cell office:value-type="float" office:value="677">
            <text:p>677</text:p>
          </table:table-cell>
          <table:table-cell table:formula="of:=([.B677]-[.B676])/1000000" office:value-type="float" office:value="53.607">
            <text:p>53.607</text:p>
          </table:table-cell>
          <table:table-cell table:number-columns-repeated="3"/>
        </table:table-row>
        <table:table-row table:style-name="ro1">
          <table:table-cell office:value-type="string">
            <text:p>10-15 19:18:37.775: WARN/iTesa(2187): </text:p>
          </table:table-cell>
          <table:table-cell office:value-type="float" office:value="12409703153000">
            <text:p>12409703153000</text:p>
          </table:table-cell>
          <table:table-cell office:value-type="float" office:value="678">
            <text:p>678</text:p>
          </table:table-cell>
          <table:table-cell table:formula="of:=([.B678]-[.B677])/1000000" office:value-type="float" office:value="54.471">
            <text:p>54.471</text:p>
          </table:table-cell>
          <table:table-cell table:number-columns-repeated="3"/>
        </table:table-row>
        <table:table-row table:style-name="ro1">
          <table:table-cell office:value-type="string">
            <text:p>10-15 19:18:37.885: WARN/iTesa(2187): </text:p>
          </table:table-cell>
          <table:table-cell office:value-type="float" office:value="12409758350000">
            <text:p>12409758350000</text:p>
          </table:table-cell>
          <table:table-cell office:value-type="float" office:value="679">
            <text:p>679</text:p>
          </table:table-cell>
          <table:table-cell table:formula="of:=([.B679]-[.B678])/1000000" office:value-type="float" office:value="55.197">
            <text:p>55.197</text:p>
          </table:table-cell>
          <table:table-cell table:number-columns-repeated="3"/>
        </table:table-row>
        <table:table-row table:style-name="ro1">
          <table:table-cell office:value-type="string">
            <text:p>10-15 19:18:37.885: WARN/iTesa(2187): </text:p>
          </table:table-cell>
          <table:table-cell office:value-type="float" office:value="12409811848000">
            <text:p>12409811848000</text:p>
          </table:table-cell>
          <table:table-cell office:value-type="float" office:value="680">
            <text:p>680</text:p>
          </table:table-cell>
          <table:table-cell table:formula="of:=([.B680]-[.B679])/1000000" office:value-type="float" office:value="53.498">
            <text:p>53.498</text:p>
          </table:table-cell>
          <table:table-cell table:number-columns-repeated="3"/>
        </table:table-row>
        <table:table-row table:style-name="ro1">
          <table:table-cell office:value-type="string">
            <text:p>10-15 19:18:37.939: WARN/iTesa(2187): </text:p>
          </table:table-cell>
          <table:table-cell office:value-type="float" office:value="12409866457000">
            <text:p>12409866457000</text:p>
          </table:table-cell>
          <table:table-cell office:value-type="float" office:value="681">
            <text:p>681</text:p>
          </table:table-cell>
          <table:table-cell table:formula="of:=([.B681]-[.B680])/1000000" office:value-type="float" office:value="54.609">
            <text:p>54.609</text:p>
          </table:table-cell>
          <table:table-cell table:number-columns-repeated="3"/>
        </table:table-row>
        <table:table-row table:style-name="ro1">
          <table:table-cell office:value-type="string">
            <text:p>10-15 19:18:38.045: WARN/iTesa(2187): </text:p>
          </table:table-cell>
          <table:table-cell office:value-type="float" office:value="12409921235000">
            <text:p>12409921235000</text:p>
          </table:table-cell>
          <table:table-cell office:value-type="float" office:value="682">
            <text:p>682</text:p>
          </table:table-cell>
          <table:table-cell table:formula="of:=([.B682]-[.B681])/1000000" office:value-type="float" office:value="54.778">
            <text:p>54.778</text:p>
          </table:table-cell>
          <table:table-cell table:number-columns-repeated="3"/>
        </table:table-row>
        <table:table-row table:style-name="ro1">
          <table:table-cell office:value-type="string">
            <text:p>10-15 19:18:38.045: WARN/iTesa(2187): </text:p>
          </table:table-cell>
          <table:table-cell office:value-type="float" office:value="12409974627000">
            <text:p>12409974627000</text:p>
          </table:table-cell>
          <table:table-cell office:value-type="float" office:value="683">
            <text:p>683</text:p>
          </table:table-cell>
          <table:table-cell table:formula="of:=([.B683]-[.B682])/1000000" office:value-type="float" office:value="53.392">
            <text:p>53.392</text:p>
          </table:table-cell>
          <table:table-cell table:number-columns-repeated="3"/>
        </table:table-row>
        <table:table-row table:style-name="ro1">
          <table:table-cell office:value-type="string">
            <text:p>10-15 19:18:38.155: WARN/iTesa(2187): </text:p>
          </table:table-cell>
          <table:table-cell office:value-type="float" office:value="12410082638000">
            <text:p>12410082638000</text:p>
          </table:table-cell>
          <table:table-cell office:value-type="float" office:value="684">
            <text:p>684</text:p>
          </table:table-cell>
          <table:table-cell table:formula="of:=([.B684]-[.B683])/1000000" office:value-type="float" office:value="108.011">
            <text:p>108.011</text:p>
          </table:table-cell>
          <table:table-cell table:number-columns-repeated="3"/>
        </table:table-row>
        <table:table-row table:style-name="ro1">
          <table:table-cell office:value-type="string">
            <text:p>10-15 19:18:38.205: WARN/iTesa(2187): </text:p>
          </table:table-cell>
          <table:table-cell office:value-type="float" office:value="12410137370000">
            <text:p>12410137370000</text:p>
          </table:table-cell>
          <table:table-cell office:value-type="float" office:value="685">
            <text:p>685</text:p>
          </table:table-cell>
          <table:table-cell table:formula="of:=([.B685]-[.B684])/1000000" office:value-type="float" office:value="54.732">
            <text:p>54.732</text:p>
          </table:table-cell>
          <table:table-cell table:number-columns-repeated="3"/>
        </table:table-row>
        <table:table-row table:style-name="ro1">
          <table:table-cell office:value-type="string">
            <text:p>10-15 19:18:38.318: WARN/iTesa(2187): </text:p>
          </table:table-cell>
          <table:table-cell office:value-type="float" office:value="12410192063000">
            <text:p>12410192063000</text:p>
          </table:table-cell>
          <table:table-cell office:value-type="float" office:value="686">
            <text:p>686</text:p>
          </table:table-cell>
          <table:table-cell table:formula="of:=([.B686]-[.B685])/1000000" office:value-type="float" office:value="54.693">
            <text:p>54.693</text:p>
          </table:table-cell>
          <table:table-cell table:number-columns-repeated="3"/>
        </table:table-row>
        <table:table-row table:style-name="ro1">
          <table:table-cell office:value-type="string">
            <text:p>10-15 19:18:38.318: WARN/iTesa(2187): </text:p>
          </table:table-cell>
          <table:table-cell office:value-type="float" office:value="12410245432000">
            <text:p>12410245432000</text:p>
          </table:table-cell>
          <table:table-cell office:value-type="float" office:value="687">
            <text:p>687</text:p>
          </table:table-cell>
          <table:table-cell table:formula="of:=([.B687]-[.B686])/1000000" office:value-type="float" office:value="53.369">
            <text:p>53.369</text:p>
          </table:table-cell>
          <table:table-cell table:number-columns-repeated="3"/>
        </table:table-row>
        <table:table-row table:style-name="ro1">
          <table:table-cell office:value-type="string">
            <text:p>10-15 19:18:38.375: WARN/iTesa(2187): </text:p>
          </table:table-cell>
          <table:table-cell office:value-type="float" office:value="12410300132000">
            <text:p>12410300132000</text:p>
          </table:table-cell>
          <table:table-cell office:value-type="float" office:value="688">
            <text:p>688</text:p>
          </table:table-cell>
          <table:table-cell table:formula="of:=([.B688]-[.B687])/1000000" office:value-type="float" office:value="54.7">
            <text:p>54.7</text:p>
          </table:table-cell>
          <table:table-cell table:number-columns-repeated="3"/>
        </table:table-row>
        <table:table-row table:style-name="ro1">
          <table:table-cell office:value-type="string">
            <text:p>10-15 19:18:38.480: WARN/iTesa(2187): </text:p>
          </table:table-cell>
          <table:table-cell office:value-type="float" office:value="12410354803000">
            <text:p>12410354803000</text:p>
          </table:table-cell>
          <table:table-cell office:value-type="float" office:value="689">
            <text:p>689</text:p>
          </table:table-cell>
          <table:table-cell table:formula="of:=([.B689]-[.B688])/1000000" office:value-type="float" office:value="54.671">
            <text:p>54.671</text:p>
          </table:table-cell>
          <table:table-cell table:number-columns-repeated="3"/>
        </table:table-row>
        <table:table-row table:style-name="ro1">
          <table:table-cell office:value-type="string">
            <text:p>10-15 19:18:38.485: WARN/iTesa(2187): </text:p>
          </table:table-cell>
          <table:table-cell office:value-type="float" office:value="12410408287000">
            <text:p>12410408287000</text:p>
          </table:table-cell>
          <table:table-cell office:value-type="float" office:value="690">
            <text:p>690</text:p>
          </table:table-cell>
          <table:table-cell table:formula="of:=([.B690]-[.B689])/1000000" office:value-type="float" office:value="53.484">
            <text:p>53.484</text:p>
          </table:table-cell>
          <table:table-cell table:number-columns-repeated="3"/>
        </table:table-row>
        <table:table-row table:style-name="ro1">
          <table:table-cell office:value-type="string">
            <text:p>10-15 19:18:38.535: WARN/iTesa(2187): </text:p>
          </table:table-cell>
          <table:table-cell office:value-type="float" office:value="12410462858000">
            <text:p>12410462858000</text:p>
          </table:table-cell>
          <table:table-cell office:value-type="float" office:value="691">
            <text:p>691</text:p>
          </table:table-cell>
          <table:table-cell table:formula="of:=([.B691]-[.B690])/1000000" office:value-type="float" office:value="54.571">
            <text:p>54.571</text:p>
          </table:table-cell>
          <table:table-cell table:number-columns-repeated="3"/>
        </table:table-row>
        <table:table-row table:style-name="ro1">
          <table:table-cell office:value-type="string">
            <text:p>10-15 19:18:38.645: WARN/iTesa(2187): </text:p>
          </table:table-cell>
          <table:table-cell office:value-type="float" office:value="12410517532000">
            <text:p>12410517532000</text:p>
          </table:table-cell>
          <table:table-cell office:value-type="float" office:value="692">
            <text:p>692</text:p>
          </table:table-cell>
          <table:table-cell table:formula="of:=([.B692]-[.B691])/1000000" office:value-type="float" office:value="54.674">
            <text:p>54.674</text:p>
          </table:table-cell>
          <table:table-cell table:number-columns-repeated="3"/>
        </table:table-row>
        <table:table-row table:style-name="ro1">
          <table:table-cell office:value-type="string">
            <text:p>10-15 19:18:38.645: WARN/iTesa(2187): </text:p>
          </table:table-cell>
          <table:table-cell office:value-type="float" office:value="12410570997000">
            <text:p>12410570997000</text:p>
          </table:table-cell>
          <table:table-cell office:value-type="float" office:value="693">
            <text:p>693</text:p>
          </table:table-cell>
          <table:table-cell table:formula="of:=([.B693]-[.B692])/1000000" office:value-type="float" office:value="53.465">
            <text:p>53.465</text:p>
          </table:table-cell>
          <table:table-cell table:number-columns-repeated="3"/>
        </table:table-row>
        <table:table-row table:style-name="ro1">
          <table:table-cell office:value-type="string">
            <text:p>10-15 19:18:38.755: WARN/iTesa(2187): </text:p>
          </table:table-cell>
          <table:table-cell office:value-type="float" office:value="12410625508000">
            <text:p>12410625508000</text:p>
          </table:table-cell>
          <table:table-cell office:value-type="float" office:value="694">
            <text:p>694</text:p>
          </table:table-cell>
          <table:table-cell table:formula="of:=([.B694]-[.B693])/1000000" office:value-type="float" office:value="54.511">
            <text:p>54.511</text:p>
          </table:table-cell>
          <table:table-cell table:number-columns-repeated="3"/>
        </table:table-row>
        <table:table-row table:style-name="ro1">
          <table:table-cell office:value-type="string">
            <text:p>10-15 19:18:38.755: WARN/iTesa(2187): </text:p>
          </table:table-cell>
          <table:table-cell office:value-type="float" office:value="12410678837000">
            <text:p>12410678837000</text:p>
          </table:table-cell>
          <table:table-cell office:value-type="float" office:value="695">
            <text:p>695</text:p>
          </table:table-cell>
          <table:table-cell table:formula="of:=([.B695]-[.B694])/1000000" office:value-type="float" office:value="53.329">
            <text:p>53.329</text:p>
          </table:table-cell>
          <table:table-cell table:number-columns-repeated="3"/>
        </table:table-row>
        <table:table-row table:style-name="ro1">
          <table:table-cell office:value-type="string">
            <text:p>10-15 19:18:38.806: WARN/iTesa(2187): </text:p>
          </table:table-cell>
          <table:table-cell office:value-type="float" office:value="12410733460000">
            <text:p>12410733460000</text:p>
          </table:table-cell>
          <table:table-cell office:value-type="float" office:value="696">
            <text:p>696</text:p>
          </table:table-cell>
          <table:table-cell table:formula="of:=([.B696]-[.B695])/1000000" office:value-type="float" office:value="54.623">
            <text:p>54.623</text:p>
          </table:table-cell>
          <table:table-cell table:number-columns-repeated="3"/>
        </table:table-row>
        <table:table-row table:style-name="ro1">
          <table:table-cell office:value-type="string">
            <text:p>10-15 19:18:38.915: WARN/iTesa(2187): </text:p>
          </table:table-cell>
          <table:table-cell office:value-type="float" office:value="12410788208000">
            <text:p>12410788208000</text:p>
          </table:table-cell>
          <table:table-cell office:value-type="float" office:value="697">
            <text:p>697</text:p>
          </table:table-cell>
          <table:table-cell table:formula="of:=([.B697]-[.B696])/1000000" office:value-type="float" office:value="54.748">
            <text:p>54.748</text:p>
          </table:table-cell>
          <table:table-cell table:number-columns-repeated="3"/>
        </table:table-row>
        <table:table-row table:style-name="ro1">
          <table:table-cell office:value-type="string">
            <text:p>10-15 19:18:38.915: WARN/iTesa(2187): </text:p>
          </table:table-cell>
          <table:table-cell office:value-type="float" office:value="12410841697000">
            <text:p>12410841697000</text:p>
          </table:table-cell>
          <table:table-cell office:value-type="float" office:value="698">
            <text:p>698</text:p>
          </table:table-cell>
          <table:table-cell table:formula="of:=([.B698]-[.B697])/1000000" office:value-type="float" office:value="53.489">
            <text:p>53.489</text:p>
          </table:table-cell>
          <table:table-cell table:number-columns-repeated="3"/>
        </table:table-row>
        <table:table-row table:style-name="ro1">
          <table:table-cell office:value-type="string">
            <text:p>10-15 19:18:38.975: WARN/iTesa(2187): </text:p>
          </table:table-cell>
          <table:table-cell office:value-type="float" office:value="12410896260000">
            <text:p>12410896260000</text:p>
          </table:table-cell>
          <table:table-cell office:value-type="float" office:value="699">
            <text:p>699</text:p>
          </table:table-cell>
          <table:table-cell table:formula="of:=([.B699]-[.B698])/1000000" office:value-type="float" office:value="54.563">
            <text:p>54.563</text:p>
          </table:table-cell>
          <table:table-cell table:number-columns-repeated="3"/>
        </table:table-row>
        <table:table-row table:style-name="ro1">
          <table:table-cell office:value-type="string">
            <text:p>10-15 19:18:39.077: WARN/iTesa(2187): </text:p>
          </table:table-cell>
          <table:table-cell office:value-type="float" office:value="12410950967000">
            <text:p>12410950967000</text:p>
          </table:table-cell>
          <table:table-cell office:value-type="float" office:value="700">
            <text:p>700</text:p>
          </table:table-cell>
          <table:table-cell table:formula="of:=([.B700]-[.B699])/1000000" office:value-type="float" office:value="54.707">
            <text:p>54.707</text:p>
          </table:table-cell>
          <table:table-cell table:number-columns-repeated="3"/>
        </table:table-row>
        <table:table-row table:style-name="ro1">
          <table:table-cell office:value-type="string">
            <text:p>10-15 19:18:39.077: WARN/iTesa(2187): </text:p>
          </table:table-cell>
          <table:table-cell office:value-type="float" office:value="12411004357000">
            <text:p>12411004357000</text:p>
          </table:table-cell>
          <table:table-cell office:value-type="float" office:value="701">
            <text:p>701</text:p>
          </table:table-cell>
          <table:table-cell table:formula="of:=([.B701]-[.B700])/1000000" office:value-type="float" office:value="53.39">
            <text:p>53.39</text:p>
          </table:table-cell>
          <table:table-cell table:number-columns-repeated="3"/>
        </table:table-row>
        <table:table-row table:style-name="ro1">
          <table:table-cell office:value-type="string">
            <text:p>10-15 19:18:39.135: WARN/iTesa(2187): </text:p>
          </table:table-cell>
          <table:table-cell office:value-type="float" office:value="12411058910000">
            <text:p>12411058910000</text:p>
          </table:table-cell>
          <table:table-cell office:value-type="float" office:value="702">
            <text:p>702</text:p>
          </table:table-cell>
          <table:table-cell table:formula="of:=([.B702]-[.B701])/1000000" office:value-type="float" office:value="54.553">
            <text:p>54.553</text:p>
          </table:table-cell>
          <table:table-cell table:number-columns-repeated="3"/>
        </table:table-row>
        <table:table-row table:style-name="ro1">
          <table:table-cell office:value-type="string">
            <text:p>10-15 19:18:39.245: WARN/iTesa(2187): </text:p>
          </table:table-cell>
          <table:table-cell office:value-type="float" office:value="12411113420000">
            <text:p>12411113420000</text:p>
          </table:table-cell>
          <table:table-cell office:value-type="float" office:value="703">
            <text:p>703</text:p>
          </table:table-cell>
          <table:table-cell table:formula="of:=([.B703]-[.B702])/1000000" office:value-type="float" office:value="54.51">
            <text:p>54.51</text:p>
          </table:table-cell>
          <table:table-cell table:number-columns-repeated="3"/>
        </table:table-row>
        <table:table-row table:style-name="ro1">
          <table:table-cell office:value-type="string">
            <text:p>10-15 19:18:39.245: WARN/iTesa(2187): </text:p>
          </table:table-cell>
          <table:table-cell office:value-type="float" office:value="12411166845000">
            <text:p>12411166845000</text:p>
          </table:table-cell>
          <table:table-cell office:value-type="float" office:value="704">
            <text:p>704</text:p>
          </table:table-cell>
          <table:table-cell table:formula="of:=([.B704]-[.B703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18:39.295: WARN/iTesa(2187): </text:p>
          </table:table-cell>
          <table:table-cell office:value-type="float" office:value="12411222642000">
            <text:p>12411222642000</text:p>
          </table:table-cell>
          <table:table-cell office:value-type="float" office:value="705">
            <text:p>705</text:p>
          </table:table-cell>
          <table:table-cell table:formula="of:=([.B705]-[.B704])/1000000" office:value-type="float" office:value="55.797">
            <text:p>55.797</text:p>
          </table:table-cell>
          <table:table-cell table:number-columns-repeated="3"/>
        </table:table-row>
        <table:table-row table:style-name="ro1">
          <table:table-cell office:value-type="string">
            <text:p>10-15 19:18:39.405: WARN/iTesa(2187): </text:p>
          </table:table-cell>
          <table:table-cell office:value-type="float" office:value="12411277325000">
            <text:p>12411277325000</text:p>
          </table:table-cell>
          <table:table-cell office:value-type="float" office:value="706">
            <text:p>706</text:p>
          </table:table-cell>
          <table:table-cell table:formula="of:=([.B706]-[.B705])/1000000" office:value-type="float" office:value="54.683">
            <text:p>54.683</text:p>
          </table:table-cell>
          <table:table-cell table:number-columns-repeated="3"/>
        </table:table-row>
        <table:table-row table:style-name="ro1">
          <table:table-cell office:value-type="string">
            <text:p>10-15 19:18:39.515: WARN/iTesa(2187): </text:p>
          </table:table-cell>
          <table:table-cell office:value-type="float" office:value="12411385605000">
            <text:p>12411385605000</text:p>
          </table:table-cell>
          <table:table-cell office:value-type="float" office:value="707">
            <text:p>707</text:p>
          </table:table-cell>
          <table:table-cell table:formula="of:=([.B707]-[.B706])/1000000" office:value-type="float" office:value="108.28">
            <text:p>108.28</text:p>
          </table:table-cell>
          <table:table-cell table:number-columns-repeated="3"/>
        </table:table-row>
        <table:table-row table:style-name="ro1">
          <table:table-cell office:value-type="string">
            <text:p>10-15 19:18:39.515: WARN/iTesa(2187): </text:p>
          </table:table-cell>
          <table:table-cell office:value-type="float" office:value="12411439057000">
            <text:p>12411439057000</text:p>
          </table:table-cell>
          <table:table-cell office:value-type="float" office:value="708">
            <text:p>708</text:p>
          </table:table-cell>
          <table:table-cell table:formula="of:=([.B708]-[.B707])/1000000" office:value-type="float" office:value="53.452">
            <text:p>53.452</text:p>
          </table:table-cell>
          <table:table-cell table:number-columns-repeated="3"/>
        </table:table-row>
        <table:table-row table:style-name="ro1">
          <table:table-cell office:value-type="string">
            <text:p>10-15 19:18:39.565: WARN/iTesa(2187): </text:p>
          </table:table-cell>
          <table:table-cell office:value-type="float" office:value="12411493883000">
            <text:p>12411493883000</text:p>
          </table:table-cell>
          <table:table-cell office:value-type="float" office:value="709">
            <text:p>709</text:p>
          </table:table-cell>
          <table:table-cell table:formula="of:=([.B709]-[.B708])/1000000" office:value-type="float" office:value="54.826">
            <text:p>54.826</text:p>
          </table:table-cell>
          <table:table-cell table:number-columns-repeated="3"/>
        </table:table-row>
        <table:table-row table:style-name="ro1">
          <table:table-cell office:value-type="string">
            <text:p>10-15 19:18:39.675: WARN/iTesa(2187): </text:p>
          </table:table-cell>
          <table:table-cell office:value-type="float" office:value="12411548592000">
            <text:p>12411548592000</text:p>
          </table:table-cell>
          <table:table-cell office:value-type="float" office:value="710">
            <text:p>710</text:p>
          </table:table-cell>
          <table:table-cell table:formula="of:=([.B710]-[.B709])/1000000" office:value-type="float" office:value="54.709">
            <text:p>54.709</text:p>
          </table:table-cell>
          <table:table-cell table:number-columns-repeated="3"/>
        </table:table-row>
        <table:table-row table:style-name="ro1">
          <table:table-cell office:value-type="string">
            <text:p>10-15 19:18:39.675: WARN/iTesa(2187): </text:p>
          </table:table-cell>
          <table:table-cell office:value-type="float" office:value="12411601970000">
            <text:p>12411601970000</text:p>
          </table:table-cell>
          <table:table-cell office:value-type="float" office:value="711">
            <text:p>711</text:p>
          </table:table-cell>
          <table:table-cell table:formula="of:=([.B711]-[.B710])/1000000" office:value-type="float" office:value="53.378">
            <text:p>53.378</text:p>
          </table:table-cell>
          <table:table-cell table:number-columns-repeated="3"/>
        </table:table-row>
        <table:table-row table:style-name="ro1">
          <table:table-cell office:value-type="string">
            <text:p>10-15 19:18:39.785: WARN/iTesa(2187): </text:p>
          </table:table-cell>
          <table:table-cell office:value-type="float" office:value="12411656455000">
            <text:p>12411656455000</text:p>
          </table:table-cell>
          <table:table-cell office:value-type="float" office:value="712">
            <text:p>712</text:p>
          </table:table-cell>
          <table:table-cell table:formula="of:=([.B712]-[.B711])/1000000" office:value-type="float" office:value="54.485">
            <text:p>54.485</text:p>
          </table:table-cell>
          <table:table-cell table:number-columns-repeated="3"/>
        </table:table-row>
        <table:table-row table:style-name="ro1">
          <table:table-cell office:value-type="string">
            <text:p>10-15 19:18:39.785: WARN/iTesa(2187): </text:p>
          </table:table-cell>
          <table:table-cell office:value-type="float" office:value="12411709945000">
            <text:p>12411709945000</text:p>
          </table:table-cell>
          <table:table-cell office:value-type="float" office:value="713">
            <text:p>713</text:p>
          </table:table-cell>
          <table:table-cell table:formula="of:=([.B713]-[.B712])/1000000" office:value-type="float" office:value="53.49">
            <text:p>53.49</text:p>
          </table:table-cell>
          <table:table-cell table:number-columns-repeated="3"/>
        </table:table-row>
        <table:table-row table:style-name="ro1">
          <table:table-cell office:value-type="string">
            <text:p>10-15 19:18:39.890: WARN/iTesa(2187): </text:p>
          </table:table-cell>
          <table:table-cell office:value-type="float" office:value="12411764668000">
            <text:p>12411764668000</text:p>
          </table:table-cell>
          <table:table-cell office:value-type="float" office:value="714">
            <text:p>714</text:p>
          </table:table-cell>
          <table:table-cell table:formula="of:=([.B714]-[.B713])/1000000" office:value-type="float" office:value="54.723">
            <text:p>54.723</text:p>
          </table:table-cell>
          <table:table-cell table:number-columns-repeated="3"/>
        </table:table-row>
        <table:table-row table:style-name="ro1">
          <table:table-cell office:value-type="string">
            <text:p>10-15 19:18:39.895: WARN/iTesa(2187): </text:p>
          </table:table-cell>
          <table:table-cell office:value-type="float" office:value="12411818015000">
            <text:p>12411818015000</text:p>
          </table:table-cell>
          <table:table-cell office:value-type="float" office:value="715">
            <text:p>715</text:p>
          </table:table-cell>
          <table:table-cell table:formula="of:=([.B715]-[.B714])/1000000" office:value-type="float" office:value="53.347">
            <text:p>53.347</text:p>
          </table:table-cell>
          <table:table-cell table:number-columns-repeated="3"/>
        </table:table-row>
        <table:table-row table:style-name="ro1">
          <table:table-cell office:value-type="string">
            <text:p>10-15 19:18:39.945: WARN/iTesa(2187): </text:p>
          </table:table-cell>
          <table:table-cell office:value-type="float" office:value="12411872635000">
            <text:p>12411872635000</text:p>
          </table:table-cell>
          <table:table-cell office:value-type="float" office:value="716">
            <text:p>716</text:p>
          </table:table-cell>
          <table:table-cell table:formula="of:=([.B716]-[.B715])/1000000" office:value-type="float" office:value="54.62">
            <text:p>54.62</text:p>
          </table:table-cell>
          <table:table-cell table:number-columns-repeated="3"/>
        </table:table-row>
        <table:table-row table:style-name="ro1">
          <table:table-cell office:value-type="string">
            <text:p>10-15 19:18:40.055: WARN/iTesa(2187): </text:p>
          </table:table-cell>
          <table:table-cell office:value-type="float" office:value="12411929177000">
            <text:p>12411929177000</text:p>
          </table:table-cell>
          <table:table-cell office:value-type="float" office:value="717">
            <text:p>717</text:p>
          </table:table-cell>
          <table:table-cell table:formula="of:=([.B717]-[.B716])/1000000" office:value-type="float" office:value="56.542">
            <text:p>56.542</text:p>
          </table:table-cell>
          <table:table-cell table:number-columns-repeated="3"/>
        </table:table-row>
        <table:table-row table:style-name="ro1">
          <table:table-cell office:value-type="string">
            <text:p>10-15 19:18:40.055: WARN/iTesa(2187): </text:p>
          </table:table-cell>
          <table:table-cell office:value-type="float" office:value="12411982595000">
            <text:p>12411982595000</text:p>
          </table:table-cell>
          <table:table-cell office:value-type="float" office:value="718">
            <text:p>718</text:p>
          </table:table-cell>
          <table:table-cell table:formula="of:=([.B718]-[.B717])/1000000" office:value-type="float" office:value="53.418">
            <text:p>53.418</text:p>
          </table:table-cell>
          <table:table-cell table:number-columns-repeated="3"/>
        </table:table-row>
        <table:table-row table:style-name="ro1">
          <table:table-cell office:value-type="string">
            <text:p>10-15 19:18:40.165: WARN/iTesa(2187): </text:p>
          </table:table-cell>
          <table:table-cell office:value-type="float" office:value="12412037143000">
            <text:p>12412037143000</text:p>
          </table:table-cell>
          <table:table-cell office:value-type="float" office:value="719">
            <text:p>719</text:p>
          </table:table-cell>
          <table:table-cell table:formula="of:=([.B719]-[.B718])/1000000" office:value-type="float" office:value="54.548">
            <text:p>54.548</text:p>
          </table:table-cell>
          <table:table-cell table:number-columns-repeated="3"/>
        </table:table-row>
        <table:table-row table:style-name="ro1">
          <table:table-cell office:value-type="string">
            <text:p>10-15 19:18:40.165: WARN/iTesa(2187): </text:p>
          </table:table-cell>
          <table:table-cell office:value-type="float" office:value="12412090572000">
            <text:p>12412090572000</text:p>
          </table:table-cell>
          <table:table-cell office:value-type="float" office:value="720">
            <text:p>720</text:p>
          </table:table-cell>
          <table:table-cell table:formula="of:=([.B720]-[.B719])/1000000" office:value-type="float" office:value="53.429">
            <text:p>53.429</text:p>
          </table:table-cell>
          <table:table-cell table:number-columns-repeated="3"/>
        </table:table-row>
        <table:table-row table:style-name="ro1">
          <table:table-cell office:value-type="string">
            <text:p>10-15 19:18:40.217: WARN/iTesa(2187): </text:p>
          </table:table-cell>
          <table:table-cell office:value-type="float" office:value="12412145140000">
            <text:p>12412145140000</text:p>
          </table:table-cell>
          <table:table-cell office:value-type="float" office:value="721">
            <text:p>721</text:p>
          </table:table-cell>
          <table:table-cell table:formula="of:=([.B721]-[.B720])/1000000" office:value-type="float" office:value="54.568">
            <text:p>54.568</text:p>
          </table:table-cell>
          <table:table-cell table:number-columns-repeated="3"/>
        </table:table-row>
        <table:table-row table:style-name="ro1">
          <table:table-cell office:value-type="string">
            <text:p>10-15 19:18:40.326: WARN/iTesa(2187): </text:p>
          </table:table-cell>
          <table:table-cell office:value-type="float" office:value="12412199878000">
            <text:p>12412199878000</text:p>
          </table:table-cell>
          <table:table-cell office:value-type="float" office:value="722">
            <text:p>722</text:p>
          </table:table-cell>
          <table:table-cell table:formula="of:=([.B722]-[.B721])/1000000" office:value-type="float" office:value="54.738">
            <text:p>54.738</text:p>
          </table:table-cell>
          <table:table-cell table:number-columns-repeated="3"/>
        </table:table-row>
        <table:table-row table:style-name="ro1">
          <table:table-cell office:value-type="string">
            <text:p>10-15 19:18:40.326: WARN/iTesa(2187): </text:p>
          </table:table-cell>
          <table:table-cell office:value-type="float" office:value="12412253405000">
            <text:p>12412253405000</text:p>
          </table:table-cell>
          <table:table-cell office:value-type="float" office:value="723">
            <text:p>723</text:p>
          </table:table-cell>
          <table:table-cell table:formula="of:=([.B723]-[.B722])/1000000" office:value-type="float" office:value="53.527">
            <text:p>53.527</text:p>
          </table:table-cell>
          <table:table-cell table:number-columns-repeated="3"/>
        </table:table-row>
        <table:table-row table:style-name="ro1">
          <table:table-cell office:value-type="string">
            <text:p>10-15 19:18:40.380: WARN/iTesa(2187): </text:p>
          </table:table-cell>
          <table:table-cell office:value-type="float" office:value="12412308097000">
            <text:p>12412308097000</text:p>
          </table:table-cell>
          <table:table-cell office:value-type="float" office:value="724">
            <text:p>724</text:p>
          </table:table-cell>
          <table:table-cell table:formula="of:=([.B724]-[.B723])/1000000" office:value-type="float" office:value="54.692">
            <text:p>54.692</text:p>
          </table:table-cell>
          <table:table-cell table:number-columns-repeated="3"/>
        </table:table-row>
        <table:table-row table:style-name="ro1">
          <table:table-cell office:value-type="string">
            <text:p>10-15 19:18:40.485: WARN/iTesa(2187): </text:p>
          </table:table-cell>
          <table:table-cell office:value-type="float" office:value="12412362840000">
            <text:p>12412362840000</text:p>
          </table:table-cell>
          <table:table-cell office:value-type="float" office:value="725">
            <text:p>725</text:p>
          </table:table-cell>
          <table:table-cell table:formula="of:=([.B725]-[.B724])/1000000" office:value-type="float" office:value="54.743">
            <text:p>54.743</text:p>
          </table:table-cell>
          <table:table-cell table:number-columns-repeated="3"/>
        </table:table-row>
        <table:table-row table:style-name="ro1">
          <table:table-cell office:value-type="string">
            <text:p>10-15 19:18:40.485: WARN/iTesa(2187): </text:p>
          </table:table-cell>
          <table:table-cell office:value-type="float" office:value="12412416265000">
            <text:p>12412416265000</text:p>
          </table:table-cell>
          <table:table-cell office:value-type="float" office:value="726">
            <text:p>726</text:p>
          </table:table-cell>
          <table:table-cell table:formula="of:=([.B726]-[.B725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18:40.596: WARN/iTesa(2187): </text:p>
          </table:table-cell>
          <table:table-cell office:value-type="float" office:value="12412470852000">
            <text:p>12412470852000</text:p>
          </table:table-cell>
          <table:table-cell office:value-type="float" office:value="727">
            <text:p>727</text:p>
          </table:table-cell>
          <table:table-cell table:formula="of:=([.B727]-[.B726])/1000000" office:value-type="float" office:value="54.587">
            <text:p>54.587</text:p>
          </table:table-cell>
          <table:table-cell table:number-columns-repeated="3"/>
        </table:table-row>
        <table:table-row table:style-name="ro1">
          <table:table-cell office:value-type="string">
            <text:p>10-15 19:18:40.596: WARN/iTesa(2187): </text:p>
          </table:table-cell>
          <table:table-cell office:value-type="float" office:value="12412524245000">
            <text:p>12412524245000</text:p>
          </table:table-cell>
          <table:table-cell office:value-type="float" office:value="728">
            <text:p>728</text:p>
          </table:table-cell>
          <table:table-cell table:formula="of:=([.B728]-[.B727])/1000000" office:value-type="float" office:value="53.393">
            <text:p>53.393</text:p>
          </table:table-cell>
          <table:table-cell table:number-columns-repeated="3"/>
        </table:table-row>
        <table:table-row table:style-name="ro1">
          <table:table-cell office:value-type="string">
            <text:p>10-15 19:18:40.655: WARN/iTesa(2187): </text:p>
          </table:table-cell>
          <table:table-cell office:value-type="float" office:value="12412578923000">
            <text:p>12412578923000</text:p>
          </table:table-cell>
          <table:table-cell office:value-type="float" office:value="729">
            <text:p>729</text:p>
          </table:table-cell>
          <table:table-cell table:formula="of:=([.B729]-[.B728])/1000000" office:value-type="float" office:value="54.678">
            <text:p>54.678</text:p>
          </table:table-cell>
          <table:table-cell table:number-columns-repeated="3"/>
        </table:table-row>
        <table:table-row table:style-name="ro1">
          <table:table-cell office:value-type="string">
            <text:p>10-15 19:18:40.759: WARN/iTesa(2187): </text:p>
          </table:table-cell>
          <table:table-cell office:value-type="float" office:value="12412633677000">
            <text:p>12412633677000</text:p>
          </table:table-cell>
          <table:table-cell office:value-type="float" office:value="730">
            <text:p>730</text:p>
          </table:table-cell>
          <table:table-cell table:formula="of:=([.B730]-[.B729])/1000000" office:value-type="float" office:value="54.754">
            <text:p>54.754</text:p>
          </table:table-cell>
          <table:table-cell table:number-columns-repeated="3"/>
        </table:table-row>
        <table:table-row table:style-name="ro1">
          <table:table-cell office:value-type="string">
            <text:p>10-15 19:18:40.759: WARN/iTesa(2187): </text:p>
          </table:table-cell>
          <table:table-cell office:value-type="float" office:value="12412687043000">
            <text:p>12412687043000</text:p>
          </table:table-cell>
          <table:table-cell office:value-type="float" office:value="731">
            <text:p>731</text:p>
          </table:table-cell>
          <table:table-cell table:formula="of:=([.B731]-[.B730])/1000000" office:value-type="float" office:value="53.366">
            <text:p>53.366</text:p>
          </table:table-cell>
          <table:table-cell table:number-columns-repeated="3"/>
        </table:table-row>
        <table:table-row table:style-name="ro1">
          <table:table-cell office:value-type="string">
            <text:p>10-15 19:18:40.815: WARN/iTesa(2187): </text:p>
          </table:table-cell>
          <table:table-cell office:value-type="float" office:value="12412741665000">
            <text:p>12412741665000</text:p>
          </table:table-cell>
          <table:table-cell office:value-type="float" office:value="732">
            <text:p>732</text:p>
          </table:table-cell>
          <table:table-cell table:formula="of:=([.B732]-[.B731])/1000000" office:value-type="float" office:value="54.622">
            <text:p>54.622</text:p>
          </table:table-cell>
          <table:table-cell table:number-columns-repeated="3"/>
        </table:table-row>
        <table:table-row table:style-name="ro1">
          <table:table-cell office:value-type="string">
            <text:p>10-15 19:18:40.925: WARN/iTesa(2187): </text:p>
          </table:table-cell>
          <table:table-cell office:value-type="float" office:value="12412796453000">
            <text:p>12412796453000</text:p>
          </table:table-cell>
          <table:table-cell office:value-type="float" office:value="733">
            <text:p>733</text:p>
          </table:table-cell>
          <table:table-cell table:formula="of:=([.B733]-[.B732])/1000000" office:value-type="float" office:value="54.788">
            <text:p>54.788</text:p>
          </table:table-cell>
          <table:table-cell table:number-columns-repeated="3"/>
        </table:table-row>
        <table:table-row table:style-name="ro1">
          <table:table-cell office:value-type="string">
            <text:p>10-15 19:18:40.925: WARN/iTesa(2187): </text:p>
          </table:table-cell>
          <table:table-cell office:value-type="float" office:value="12412849845000">
            <text:p>12412849845000</text:p>
          </table:table-cell>
          <table:table-cell office:value-type="float" office:value="734">
            <text:p>734</text:p>
          </table:table-cell>
          <table:table-cell table:formula="of:=([.B734]-[.B733])/1000000" office:value-type="float" office:value="53.392">
            <text:p>53.392</text:p>
          </table:table-cell>
          <table:table-cell table:number-columns-repeated="3"/>
        </table:table-row>
        <table:table-row table:style-name="ro1">
          <table:table-cell office:value-type="string">
            <text:p>10-15 19:18:40.975: WARN/iTesa(2187): </text:p>
          </table:table-cell>
          <table:table-cell office:value-type="float" office:value="12412905547000">
            <text:p>12412905547000</text:p>
          </table:table-cell>
          <table:table-cell office:value-type="float" office:value="735">
            <text:p>735</text:p>
          </table:table-cell>
          <table:table-cell table:formula="of:=([.B735]-[.B734])/1000000" office:value-type="float" office:value="55.702">
            <text:p>55.702</text:p>
          </table:table-cell>
          <table:table-cell table:number-columns-repeated="3"/>
        </table:table-row>
        <table:table-row table:style-name="ro1">
          <table:table-cell office:value-type="string">
            <text:p>10-15 19:18:41.086: WARN/iTesa(2187): </text:p>
          </table:table-cell>
          <table:table-cell office:value-type="float" office:value="12412960100000">
            <text:p>12412960100000</text:p>
          </table:table-cell>
          <table:table-cell office:value-type="float" office:value="736">
            <text:p>736</text:p>
          </table:table-cell>
          <table:table-cell table:formula="of:=([.B736]-[.B735])/1000000" office:value-type="float" office:value="54.553">
            <text:p>54.553</text:p>
          </table:table-cell>
          <table:table-cell table:number-columns-repeated="3"/>
        </table:table-row>
        <table:table-row table:style-name="ro1">
          <table:table-cell office:value-type="string">
            <text:p>10-15 19:18:41.086: WARN/iTesa(2187): </text:p>
          </table:table-cell>
          <table:table-cell office:value-type="float" office:value="12413013470000">
            <text:p>12413013470000</text:p>
          </table:table-cell>
          <table:table-cell office:value-type="float" office:value="737">
            <text:p>737</text:p>
          </table:table-cell>
          <table:table-cell table:formula="of:=([.B737]-[.B736])/1000000" office:value-type="float" office:value="53.37">
            <text:p>53.37</text:p>
          </table:table-cell>
          <table:table-cell table:number-columns-repeated="3"/>
        </table:table-row>
        <table:table-row table:style-name="ro1">
          <table:table-cell office:value-type="string">
            <text:p>10-15 19:18:41.140: WARN/iTesa(2187): </text:p>
          </table:table-cell>
          <table:table-cell office:value-type="float" office:value="12413068048000">
            <text:p>12413068048000</text:p>
          </table:table-cell>
          <table:table-cell office:value-type="float" office:value="738">
            <text:p>738</text:p>
          </table:table-cell>
          <table:table-cell table:formula="of:=([.B738]-[.B737])/1000000" office:value-type="float" office:value="54.578">
            <text:p>54.578</text:p>
          </table:table-cell>
          <table:table-cell table:number-columns-repeated="3"/>
        </table:table-row>
        <table:table-row table:style-name="ro1">
          <table:table-cell office:value-type="string">
            <text:p>10-15 19:18:41.248: WARN/iTesa(2187): </text:p>
          </table:table-cell>
          <table:table-cell office:value-type="float" office:value="12413122757000">
            <text:p>12413122757000</text:p>
          </table:table-cell>
          <table:table-cell office:value-type="float" office:value="739">
            <text:p>739</text:p>
          </table:table-cell>
          <table:table-cell table:formula="of:=([.B739]-[.B738])/1000000" office:value-type="float" office:value="54.709">
            <text:p>54.709</text:p>
          </table:table-cell>
          <table:table-cell table:number-columns-repeated="3"/>
        </table:table-row>
        <table:table-row table:style-name="ro1">
          <table:table-cell office:value-type="string">
            <text:p>10-15 19:18:41.255: WARN/iTesa(2187): </text:p>
          </table:table-cell>
          <table:table-cell office:value-type="float" office:value="12413176100000">
            <text:p>12413176100000</text:p>
          </table:table-cell>
          <table:table-cell office:value-type="float" office:value="740">
            <text:p>740</text:p>
          </table:table-cell>
          <table:table-cell table:formula="of:=([.B740]-[.B739])/1000000" office:value-type="float" office:value="53.343">
            <text:p>53.343</text:p>
          </table:table-cell>
          <table:table-cell table:number-columns-repeated="3"/>
        </table:table-row>
        <table:table-row table:style-name="ro1">
          <table:table-cell office:value-type="string">
            <text:p>10-15 19:18:41.355: WARN/iTesa(2187): </text:p>
          </table:table-cell>
          <table:table-cell office:value-type="float" office:value="12413233355000">
            <text:p>12413233355000</text:p>
          </table:table-cell>
          <table:table-cell office:value-type="float" office:value="741">
            <text:p>741</text:p>
          </table:table-cell>
          <table:table-cell table:formula="of:=([.B741]-[.B740])/1000000" office:value-type="float" office:value="57.255">
            <text:p>57.255</text:p>
          </table:table-cell>
          <table:table-cell table:number-columns-repeated="3"/>
        </table:table-row>
        <table:table-row table:style-name="ro1">
          <table:table-cell office:value-type="string">
            <text:p>10-15 19:18:41.355: WARN/iTesa(2187): </text:p>
          </table:table-cell>
          <table:table-cell office:value-type="float" office:value="12413286762000">
            <text:p>12413286762000</text:p>
          </table:table-cell>
          <table:table-cell office:value-type="float" office:value="742">
            <text:p>742</text:p>
          </table:table-cell>
          <table:table-cell table:formula="of:=([.B742]-[.B741])/1000000" office:value-type="float" office:value="53.407">
            <text:p>53.407</text:p>
          </table:table-cell>
          <table:table-cell table:number-columns-repeated="3"/>
        </table:table-row>
        <table:table-row table:style-name="ro1">
          <table:table-cell office:value-type="string">
            <text:p>10-15 19:18:41.467: WARN/iTesa(2187): </text:p>
          </table:table-cell>
          <table:table-cell office:value-type="float" office:value="12413341430000">
            <text:p>12413341430000</text:p>
          </table:table-cell>
          <table:table-cell office:value-type="float" office:value="743">
            <text:p>743</text:p>
          </table:table-cell>
          <table:table-cell table:formula="of:=([.B743]-[.B742])/1000000" office:value-type="float" office:value="54.668">
            <text:p>54.668</text:p>
          </table:table-cell>
          <table:table-cell table:number-columns-repeated="3"/>
        </table:table-row>
        <table:table-row table:style-name="ro1">
          <table:table-cell office:value-type="string">
            <text:p>10-15 19:18:41.467: WARN/iTesa(2187): </text:p>
          </table:table-cell>
          <table:table-cell office:value-type="float" office:value="12413394815000">
            <text:p>12413394815000</text:p>
          </table:table-cell>
          <table:table-cell office:value-type="float" office:value="744">
            <text:p>744</text:p>
          </table:table-cell>
          <table:table-cell table:formula="of:=([.B744]-[.B743])/1000000" office:value-type="float" office:value="53.385">
            <text:p>53.385</text:p>
          </table:table-cell>
          <table:table-cell table:number-columns-repeated="3"/>
        </table:table-row>
        <table:table-row table:style-name="ro1">
          <table:table-cell office:value-type="string">
            <text:p>10-15 19:18:41.525: WARN/iTesa(2187): </text:p>
          </table:table-cell>
          <table:table-cell office:value-type="float" office:value="12413449392000">
            <text:p>12413449392000</text:p>
          </table:table-cell>
          <table:table-cell office:value-type="float" office:value="745">
            <text:p>745</text:p>
          </table:table-cell>
          <table:table-cell table:formula="of:=([.B745]-[.B744])/1000000" office:value-type="float" office:value="54.577">
            <text:p>54.577</text:p>
          </table:table-cell>
          <table:table-cell table:number-columns-repeated="3"/>
        </table:table-row>
        <table:table-row table:style-name="ro1">
          <table:table-cell office:value-type="string">
            <text:p>10-15 19:18:41.630: WARN/iTesa(2187): </text:p>
          </table:table-cell>
          <table:table-cell office:value-type="float" office:value="12413504292000">
            <text:p>12413504292000</text:p>
          </table:table-cell>
          <table:table-cell office:value-type="float" office:value="746">
            <text:p>746</text:p>
          </table:table-cell>
          <table:table-cell table:formula="of:=([.B746]-[.B745])/1000000" office:value-type="float" office:value="54.9">
            <text:p>54.9</text:p>
          </table:table-cell>
          <table:table-cell table:number-columns-repeated="3"/>
        </table:table-row>
        <table:table-row table:style-name="ro1">
          <table:table-cell office:value-type="string">
            <text:p>10-15 19:18:41.630: WARN/iTesa(2187): </text:p>
          </table:table-cell>
          <table:table-cell office:value-type="float" office:value="12413557660000">
            <text:p>12413557660000</text:p>
          </table:table-cell>
          <table:table-cell office:value-type="float" office:value="747">
            <text:p>747</text:p>
          </table:table-cell>
          <table:table-cell table:formula="of:=([.B747]-[.B746])/1000000" office:value-type="float" office:value="53.368">
            <text:p>53.368</text:p>
          </table:table-cell>
          <table:table-cell table:number-columns-repeated="3"/>
        </table:table-row>
        <table:table-row table:style-name="ro1">
          <table:table-cell office:value-type="string">
            <text:p>10-15 19:18:41.685: WARN/iTesa(2187): </text:p>
          </table:table-cell>
          <table:table-cell office:value-type="float" office:value="12413612313000">
            <text:p>12413612313000</text:p>
          </table:table-cell>
          <table:table-cell office:value-type="float" office:value="748">
            <text:p>748</text:p>
          </table:table-cell>
          <table:table-cell table:formula="of:=([.B748]-[.B747])/1000000" office:value-type="float" office:value="54.653">
            <text:p>54.653</text:p>
          </table:table-cell>
          <table:table-cell table:number-columns-repeated="3"/>
        </table:table-row>
        <table:table-row table:style-name="ro1">
          <table:table-cell office:value-type="string">
            <text:p>10-15 19:18:41.795: WARN/iTesa(2187): </text:p>
          </table:table-cell>
          <table:table-cell office:value-type="float" office:value="12413666943000">
            <text:p>12413666943000</text:p>
          </table:table-cell>
          <table:table-cell office:value-type="float" office:value="749">
            <text:p>749</text:p>
          </table:table-cell>
          <table:table-cell table:formula="of:=([.B749]-[.B748])/1000000" office:value-type="float" office:value="54.63">
            <text:p>54.63</text:p>
          </table:table-cell>
          <table:table-cell table:number-columns-repeated="3"/>
        </table:table-row>
        <table:table-row table:style-name="ro1">
          <table:table-cell office:value-type="string">
            <text:p>10-15 19:18:41.795: WARN/iTesa(2187): </text:p>
          </table:table-cell>
          <table:table-cell office:value-type="float" office:value="12413720545000">
            <text:p>12413720545000</text:p>
          </table:table-cell>
          <table:table-cell office:value-type="float" office:value="750">
            <text:p>750</text:p>
          </table:table-cell>
          <table:table-cell table:formula="of:=([.B750]-[.B749])/1000000" office:value-type="float" office:value="53.602">
            <text:p>53.602</text:p>
          </table:table-cell>
          <table:table-cell table:number-columns-repeated="3"/>
        </table:table-row>
        <table:table-row table:style-name="ro1">
          <table:table-cell office:value-type="string">
            <text:p>10-15 19:18:41.905: WARN/iTesa(2187): </text:p>
          </table:table-cell>
          <table:table-cell office:value-type="float" office:value="12413775270000">
            <text:p>12413775270000</text:p>
          </table:table-cell>
          <table:table-cell office:value-type="float" office:value="751">
            <text:p>751</text:p>
          </table:table-cell>
          <table:table-cell table:formula="of:=([.B751]-[.B750])/1000000" office:value-type="float" office:value="54.725">
            <text:p>54.725</text:p>
          </table:table-cell>
          <table:table-cell table:number-columns-repeated="3"/>
        </table:table-row>
        <table:table-row table:style-name="ro1">
          <table:table-cell office:value-type="string">
            <text:p>10-15 19:18:41.905: WARN/iTesa(2187): </text:p>
          </table:table-cell>
          <table:table-cell office:value-type="float" office:value="12413828673000">
            <text:p>12413828673000</text:p>
          </table:table-cell>
          <table:table-cell office:value-type="float" office:value="752">
            <text:p>752</text:p>
          </table:table-cell>
          <table:table-cell table:formula="of:=([.B752]-[.B751])/1000000" office:value-type="float" office:value="53.403">
            <text:p>53.403</text:p>
          </table:table-cell>
          <table:table-cell table:number-columns-repeated="3"/>
        </table:table-row>
        <table:table-row table:style-name="ro1">
          <table:table-cell office:value-type="string">
            <text:p>10-15 19:18:42.009: WARN/iTesa(2187): </text:p>
          </table:table-cell>
          <table:table-cell office:value-type="float" office:value="12413936820000">
            <text:p>12413936820000</text:p>
          </table:table-cell>
          <table:table-cell office:value-type="float" office:value="753">
            <text:p>753</text:p>
          </table:table-cell>
          <table:table-cell table:formula="of:=([.B753]-[.B752])/1000000" office:value-type="float" office:value="108.147">
            <text:p>108.147</text:p>
          </table:table-cell>
          <table:table-cell table:number-columns-repeated="3"/>
        </table:table-row>
        <table:table-row table:style-name="ro1">
          <table:table-cell office:value-type="string">
            <text:p>10-15 19:18:42.065: WARN/iTesa(2187): </text:p>
          </table:table-cell>
          <table:table-cell office:value-type="float" office:value="12413991615000">
            <text:p>12413991615000</text:p>
          </table:table-cell>
          <table:table-cell office:value-type="float" office:value="754">
            <text:p>754</text:p>
          </table:table-cell>
          <table:table-cell table:formula="of:=([.B754]-[.B753])/1000000" office:value-type="float" office:value="54.795">
            <text:p>54.795</text:p>
          </table:table-cell>
          <table:table-cell table:number-columns-repeated="3"/>
        </table:table-row>
        <table:table-row table:style-name="ro1">
          <table:table-cell office:value-type="string">
            <text:p>10-15 19:18:42.175: WARN/iTesa(2187): </text:p>
          </table:table-cell>
          <table:table-cell office:value-type="float" office:value="12414047370000">
            <text:p>12414047370000</text:p>
          </table:table-cell>
          <table:table-cell office:value-type="float" office:value="755">
            <text:p>755</text:p>
          </table:table-cell>
          <table:table-cell table:formula="of:=([.B755]-[.B754])/1000000" office:value-type="float" office:value="55.755">
            <text:p>55.755</text:p>
          </table:table-cell>
          <table:table-cell table:number-columns-repeated="3"/>
        </table:table-row>
        <table:table-row table:style-name="ro1">
          <table:table-cell office:value-type="string">
            <text:p>10-15 19:18:42.175: WARN/iTesa(2187): </text:p>
          </table:table-cell>
          <table:table-cell office:value-type="float" office:value="12414100803000">
            <text:p>12414100803000</text:p>
          </table:table-cell>
          <table:table-cell office:value-type="float" office:value="756">
            <text:p>756</text:p>
          </table:table-cell>
          <table:table-cell table:formula="of:=([.B756]-[.B755])/1000000" office:value-type="float" office:value="53.433">
            <text:p>53.433</text:p>
          </table:table-cell>
          <table:table-cell table:number-columns-repeated="3"/>
        </table:table-row>
        <table:table-row table:style-name="ro1">
          <table:table-cell office:value-type="string">
            <text:p>10-15 19:18:42.228: WARN/iTesa(2187): </text:p>
          </table:table-cell>
          <table:table-cell office:value-type="float" office:value="12414155387000">
            <text:p>12414155387000</text:p>
          </table:table-cell>
          <table:table-cell office:value-type="float" office:value="757">
            <text:p>757</text:p>
          </table:table-cell>
          <table:table-cell table:formula="of:=([.B757]-[.B756])/1000000" office:value-type="float" office:value="54.584">
            <text:p>54.584</text:p>
          </table:table-cell>
          <table:table-cell table:number-columns-repeated="3"/>
        </table:table-row>
        <table:table-row table:style-name="ro1">
          <table:table-cell office:value-type="string">
            <text:p>10-15 19:18:42.337: WARN/iTesa(2187): </text:p>
          </table:table-cell>
          <table:table-cell office:value-type="float" office:value="12414210097000">
            <text:p>12414210097000</text:p>
          </table:table-cell>
          <table:table-cell office:value-type="float" office:value="758">
            <text:p>758</text:p>
          </table:table-cell>
          <table:table-cell table:formula="of:=([.B758]-[.B757])/1000000" office:value-type="float" office:value="54.71">
            <text:p>54.71</text:p>
          </table:table-cell>
          <table:table-cell table:number-columns-repeated="3"/>
        </table:table-row>
        <table:table-row table:style-name="ro1">
          <table:table-cell office:value-type="string">
            <text:p>10-15 19:18:42.337: WARN/iTesa(2187): </text:p>
          </table:table-cell>
          <table:table-cell office:value-type="float" office:value="12414264518000">
            <text:p>12414264518000</text:p>
          </table:table-cell>
          <table:table-cell office:value-type="float" office:value="759">
            <text:p>759</text:p>
          </table:table-cell>
          <table:table-cell table:formula="of:=([.B759]-[.B758])/1000000" office:value-type="float" office:value="54.421">
            <text:p>54.421</text:p>
          </table:table-cell>
          <table:table-cell table:number-columns-repeated="3"/>
        </table:table-row>
        <table:table-row table:style-name="ro1">
          <table:table-cell office:value-type="string">
            <text:p>10-15 19:18:42.395: WARN/iTesa(2187): </text:p>
          </table:table-cell>
          <table:table-cell office:value-type="float" office:value="12414319027000">
            <text:p>12414319027000</text:p>
          </table:table-cell>
          <table:table-cell office:value-type="float" office:value="760">
            <text:p>760</text:p>
          </table:table-cell>
          <table:table-cell table:formula="of:=([.B760]-[.B759])/1000000" office:value-type="float" office:value="54.509">
            <text:p>54.509</text:p>
          </table:table-cell>
          <table:table-cell table:number-columns-repeated="3"/>
        </table:table-row>
        <table:table-row table:style-name="ro1">
          <table:table-cell office:value-type="string">
            <text:p>10-15 19:18:42.495: WARN/iTesa(2187): </text:p>
          </table:table-cell>
          <table:table-cell office:value-type="float" office:value="12414373682000">
            <text:p>12414373682000</text:p>
          </table:table-cell>
          <table:table-cell office:value-type="float" office:value="761">
            <text:p>761</text:p>
          </table:table-cell>
          <table:table-cell table:formula="of:=([.B761]-[.B760])/1000000" office:value-type="float" office:value="54.655">
            <text:p>54.655</text:p>
          </table:table-cell>
          <table:table-cell table:number-columns-repeated="3"/>
        </table:table-row>
        <table:table-row table:style-name="ro1">
          <table:table-cell office:value-type="string">
            <text:p>10-15 19:18:42.495: WARN/iTesa(2187): </text:p>
          </table:table-cell>
          <table:table-cell office:value-type="float" office:value="12414427142000">
            <text:p>12414427142000</text:p>
          </table:table-cell>
          <table:table-cell office:value-type="float" office:value="762">
            <text:p>762</text:p>
          </table:table-cell>
          <table:table-cell table:formula="of:=([.B762]-[.B761])/1000000" office:value-type="float" office:value="53.46">
            <text:p>53.46</text:p>
          </table:table-cell>
          <table:table-cell table:number-columns-repeated="3"/>
        </table:table-row>
        <table:table-row table:style-name="ro1">
          <table:table-cell office:value-type="string">
            <text:p>10-15 19:18:42.615: WARN/iTesa(2187): </text:p>
          </table:table-cell>
          <table:table-cell office:value-type="float" office:value="12414481822000">
            <text:p>12414481822000</text:p>
          </table:table-cell>
          <table:table-cell office:value-type="float" office:value="763">
            <text:p>763</text:p>
          </table:table-cell>
          <table:table-cell table:formula="of:=([.B763]-[.B762])/1000000" office:value-type="float" office:value="54.68">
            <text:p>54.68</text:p>
          </table:table-cell>
          <table:table-cell table:number-columns-repeated="3"/>
        </table:table-row>
        <table:table-row table:style-name="ro1">
          <table:table-cell office:value-type="string">
            <text:p>10-15 19:18:42.615: WARN/iTesa(2187): </text:p>
          </table:table-cell>
          <table:table-cell office:value-type="float" office:value="12414535317000">
            <text:p>12414535317000</text:p>
          </table:table-cell>
          <table:table-cell office:value-type="float" office:value="764">
            <text:p>764</text:p>
          </table:table-cell>
          <table:table-cell table:formula="of:=([.B764]-[.B763])/1000000" office:value-type="float" office:value="53.495">
            <text:p>53.495</text:p>
          </table:table-cell>
          <table:table-cell table:number-columns-repeated="3"/>
        </table:table-row>
        <table:table-row table:style-name="ro1">
          <table:table-cell office:value-type="string">
            <text:p>10-15 19:18:42.665: WARN/iTesa(2187): </text:p>
          </table:table-cell>
          <table:table-cell office:value-type="float" office:value="12414589663000">
            <text:p>12414589663000</text:p>
          </table:table-cell>
          <table:table-cell office:value-type="float" office:value="765">
            <text:p>765</text:p>
          </table:table-cell>
          <table:table-cell table:formula="of:=([.B765]-[.B764])/1000000" office:value-type="float" office:value="54.346">
            <text:p>54.346</text:p>
          </table:table-cell>
          <table:table-cell table:number-columns-repeated="3"/>
        </table:table-row>
        <table:table-row table:style-name="ro1">
          <table:table-cell office:value-type="string">
            <text:p>10-15 19:18:42.775: WARN/iTesa(2187): </text:p>
          </table:table-cell>
          <table:table-cell office:value-type="float" office:value="12414646332000">
            <text:p>12414646332000</text:p>
          </table:table-cell>
          <table:table-cell office:value-type="float" office:value="766">
            <text:p>766</text:p>
          </table:table-cell>
          <table:table-cell table:formula="of:=([.B766]-[.B765])/1000000" office:value-type="float" office:value="56.669">
            <text:p>56.669</text:p>
          </table:table-cell>
          <table:table-cell table:number-columns-repeated="3"/>
        </table:table-row>
        <table:table-row table:style-name="ro1">
          <table:table-cell office:value-type="string">
            <text:p>10-15 19:18:42.775: WARN/iTesa(2187): </text:p>
          </table:table-cell>
          <table:table-cell office:value-type="float" office:value="12414701132000">
            <text:p>12414701132000</text:p>
          </table:table-cell>
          <table:table-cell office:value-type="float" office:value="767">
            <text:p>767</text:p>
          </table:table-cell>
          <table:table-cell table:formula="of:=([.B767]-[.B766])/1000000" office:value-type="float" office:value="54.8">
            <text:p>54.8</text:p>
          </table:table-cell>
          <table:table-cell table:number-columns-repeated="3"/>
        </table:table-row>
        <table:table-row table:style-name="ro1">
          <table:table-cell office:value-type="string">
            <text:p>10-15 19:18:42.885: WARN/iTesa(2187): </text:p>
          </table:table-cell>
          <table:table-cell office:value-type="float" office:value="12414756187000">
            <text:p>12414756187000</text:p>
          </table:table-cell>
          <table:table-cell office:value-type="float" office:value="768">
            <text:p>768</text:p>
          </table:table-cell>
          <table:table-cell table:formula="of:=([.B768]-[.B767])/1000000" office:value-type="float" office:value="55.055">
            <text:p>55.055</text:p>
          </table:table-cell>
          <table:table-cell table:number-columns-repeated="3"/>
        </table:table-row>
        <table:table-row table:style-name="ro1">
          <table:table-cell office:value-type="string">
            <text:p>10-15 19:18:42.885: WARN/iTesa(2187): </text:p>
          </table:table-cell>
          <table:table-cell office:value-type="float" office:value="12414809607000">
            <text:p>12414809607000</text:p>
          </table:table-cell>
          <table:table-cell office:value-type="float" office:value="769">
            <text:p>769</text:p>
          </table:table-cell>
          <table:table-cell table:formula="of:=([.B769]-[.B768])/1000000" office:value-type="float" office:value="53.42">
            <text:p>53.42</text:p>
          </table:table-cell>
          <table:table-cell table:number-columns-repeated="3"/>
        </table:table-row>
        <table:table-row table:style-name="ro1">
          <table:table-cell office:value-type="string">
            <text:p>10-15 19:18:42.937: WARN/iTesa(2187): </text:p>
          </table:table-cell>
          <table:table-cell office:value-type="float" office:value="12414864530000">
            <text:p>12414864530000</text:p>
          </table:table-cell>
          <table:table-cell office:value-type="float" office:value="770">
            <text:p>770</text:p>
          </table:table-cell>
          <table:table-cell table:formula="of:=([.B770]-[.B769])/1000000" office:value-type="float" office:value="54.923">
            <text:p>54.923</text:p>
          </table:table-cell>
          <table:table-cell table:number-columns-repeated="3"/>
        </table:table-row>
        <table:table-row table:style-name="ro1">
          <table:table-cell office:value-type="string">
            <text:p>10-15 19:18:43.045: WARN/iTesa(2187): </text:p>
          </table:table-cell>
          <table:table-cell office:value-type="float" office:value="12414919198000">
            <text:p>12414919198000</text:p>
          </table:table-cell>
          <table:table-cell office:value-type="float" office:value="771">
            <text:p>771</text:p>
          </table:table-cell>
          <table:table-cell table:formula="of:=([.B771]-[.B770])/1000000" office:value-type="float" office:value="54.668">
            <text:p>54.668</text:p>
          </table:table-cell>
          <table:table-cell table:number-columns-repeated="3"/>
        </table:table-row>
        <table:table-row table:style-name="ro1">
          <table:table-cell office:value-type="string">
            <text:p>10-15 19:18:43.045: WARN/iTesa(2187): </text:p>
          </table:table-cell>
          <table:table-cell office:value-type="float" office:value="12414972623000">
            <text:p>12414972623000</text:p>
          </table:table-cell>
          <table:table-cell office:value-type="float" office:value="772">
            <text:p>772</text:p>
          </table:table-cell>
          <table:table-cell table:formula="of:=([.B772]-[.B771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18:43.175: WARN/iTesa(2187): </text:p>
          </table:table-cell>
          <table:table-cell office:value-type="float" office:value="12415027243000">
            <text:p>12415027243000</text:p>
          </table:table-cell>
          <table:table-cell office:value-type="float" office:value="773">
            <text:p>773</text:p>
          </table:table-cell>
          <table:table-cell table:formula="of:=([.B773]-[.B772])/1000000" office:value-type="float" office:value="54.62">
            <text:p>54.62</text:p>
          </table:table-cell>
          <table:table-cell table:number-columns-repeated="3"/>
        </table:table-row>
        <table:table-row table:style-name="ro1">
          <table:table-cell office:value-type="string">
            <text:p>10-15 19:18:43.175: WARN/iTesa(2187): </text:p>
          </table:table-cell>
          <table:table-cell office:value-type="float" office:value="12415083503000">
            <text:p>12415083503000</text:p>
          </table:table-cell>
          <table:table-cell office:value-type="float" office:value="774">
            <text:p>774</text:p>
          </table:table-cell>
          <table:table-cell table:formula="of:=([.B774]-[.B773])/1000000" office:value-type="float" office:value="56.26">
            <text:p>56.26</text:p>
          </table:table-cell>
          <table:table-cell table:number-columns-repeated="3"/>
        </table:table-row>
        <table:table-row table:style-name="ro1">
          <table:table-cell office:value-type="string">
            <text:p>10-15 19:18:43.225: WARN/iTesa(2187): </text:p>
          </table:table-cell>
          <table:table-cell office:value-type="float" office:value="12415144092000">
            <text:p>12415144092000</text:p>
          </table:table-cell>
          <table:table-cell office:value-type="float" office:value="775">
            <text:p>775</text:p>
          </table:table-cell>
          <table:table-cell table:formula="of:=([.B775]-[.B774])/1000000" office:value-type="float" office:value="60.589">
            <text:p>60.589</text:p>
          </table:table-cell>
          <table:table-cell table:number-columns-repeated="3"/>
        </table:table-row>
        <table:table-row table:style-name="ro1">
          <table:table-cell office:value-type="string">
            <text:p>10-15 19:18:43.365: WARN/iTesa(2187): </text:p>
          </table:table-cell>
          <table:table-cell office:value-type="float" office:value="12415203583000">
            <text:p>12415203583000</text:p>
          </table:table-cell>
          <table:table-cell office:value-type="float" office:value="776">
            <text:p>776</text:p>
          </table:table-cell>
          <table:table-cell table:formula="of:=([.B776]-[.B775])/1000000" office:value-type="float" office:value="59.491">
            <text:p>59.491</text:p>
          </table:table-cell>
          <table:table-cell table:number-columns-repeated="3"/>
        </table:table-row>
        <table:table-row table:style-name="ro1">
          <table:table-cell office:value-type="string">
            <text:p>10-15 19:18:43.385: WARN/iTesa(2187): </text:p>
          </table:table-cell>
          <table:table-cell office:value-type="float" office:value="12415263575000">
            <text:p>12415263575000</text:p>
          </table:table-cell>
          <table:table-cell office:value-type="float" office:value="777">
            <text:p>777</text:p>
          </table:table-cell>
          <table:table-cell table:formula="of:=([.B777]-[.B776])/1000000" office:value-type="float" office:value="59.992">
            <text:p>59.992</text:p>
          </table:table-cell>
          <table:table-cell table:number-columns-repeated="3"/>
        </table:table-row>
        <table:table-row table:style-name="ro1">
          <table:table-cell office:value-type="string">
            <text:p>10-15 19:18:43.475: WARN/iTesa(2187): </text:p>
          </table:table-cell>
          <table:table-cell office:value-type="float" office:value="12415325668000">
            <text:p>12415325668000</text:p>
          </table:table-cell>
          <table:table-cell office:value-type="float" office:value="778">
            <text:p>778</text:p>
          </table:table-cell>
          <table:table-cell table:formula="of:=([.B778]-[.B777])/1000000" office:value-type="float" office:value="62.093">
            <text:p>62.093</text:p>
          </table:table-cell>
          <table:table-cell table:number-columns-repeated="3"/>
        </table:table-row>
        <table:table-row table:style-name="ro1">
          <table:table-cell office:value-type="string">
            <text:p>10-15 19:18:43.475: WARN/iTesa(2187): </text:p>
          </table:table-cell>
          <table:table-cell office:value-type="float" office:value="12415383583000">
            <text:p>12415383583000</text:p>
          </table:table-cell>
          <table:table-cell office:value-type="float" office:value="779">
            <text:p>779</text:p>
          </table:table-cell>
          <table:table-cell table:formula="of:=([.B779]-[.B778])/1000000" office:value-type="float" office:value="57.915">
            <text:p>57.915</text:p>
          </table:table-cell>
          <table:table-cell table:number-columns-repeated="3"/>
        </table:table-row>
        <table:table-row table:style-name="ro1">
          <table:table-cell office:value-type="string">
            <text:p>10-15 19:18:43.595: WARN/iTesa(2187): </text:p>
          </table:table-cell>
          <table:table-cell office:value-type="float" office:value="12415450582000">
            <text:p>12415450582000</text:p>
          </table:table-cell>
          <table:table-cell office:value-type="float" office:value="780">
            <text:p>780</text:p>
          </table:table-cell>
          <table:table-cell table:formula="of:=([.B780]-[.B779])/1000000" office:value-type="float" office:value="66.999">
            <text:p>66.999</text:p>
          </table:table-cell>
          <table:table-cell table:number-columns-repeated="3"/>
        </table:table-row>
        <table:table-row table:style-name="ro1">
          <table:table-cell office:value-type="string">
            <text:p>10-15 19:18:43.635: WARN/iTesa(2187): </text:p>
          </table:table-cell>
          <table:table-cell office:value-type="float" office:value="12415505600000">
            <text:p>12415505600000</text:p>
          </table:table-cell>
          <table:table-cell office:value-type="float" office:value="781">
            <text:p>781</text:p>
          </table:table-cell>
          <table:table-cell table:formula="of:=([.B781]-[.B780])/1000000" office:value-type="float" office:value="55.018">
            <text:p>55.018</text:p>
          </table:table-cell>
          <table:table-cell table:number-columns-repeated="3"/>
        </table:table-row>
        <table:table-row table:style-name="ro1">
          <table:table-cell office:value-type="string">
            <text:p>10-15 19:18:43.635: WARN/iTesa(2187): </text:p>
          </table:table-cell>
          <table:table-cell office:value-type="float" office:value="12415563478000">
            <text:p>12415563478000</text:p>
          </table:table-cell>
          <table:table-cell office:value-type="float" office:value="782">
            <text:p>782</text:p>
          </table:table-cell>
          <table:table-cell table:formula="of:=([.B782]-[.B781])/1000000" office:value-type="float" office:value="57.878">
            <text:p>57.878</text:p>
          </table:table-cell>
          <table:table-cell table:number-columns-repeated="3"/>
        </table:table-row>
        <table:table-row table:style-name="ro1">
          <table:table-cell office:value-type="string">
            <text:p>10-15 19:18:43.745: WARN/iTesa(2187): </text:p>
          </table:table-cell>
          <table:table-cell office:value-type="float" office:value="12415618620000">
            <text:p>12415618620000</text:p>
          </table:table-cell>
          <table:table-cell office:value-type="float" office:value="783">
            <text:p>783</text:p>
          </table:table-cell>
          <table:table-cell table:formula="of:=([.B783]-[.B782])/1000000" office:value-type="float" office:value="55.142">
            <text:p>55.142</text:p>
          </table:table-cell>
          <table:table-cell table:number-columns-repeated="3"/>
        </table:table-row>
        <table:table-row table:style-name="ro1">
          <table:table-cell office:value-type="string">
            <text:p>10-15 19:18:43.745: WARN/iTesa(2187): </text:p>
          </table:table-cell>
          <table:table-cell office:value-type="float" office:value="12415672042000">
            <text:p>12415672042000</text:p>
          </table:table-cell>
          <table:table-cell office:value-type="float" office:value="784">
            <text:p>784</text:p>
          </table:table-cell>
          <table:table-cell table:formula="of:=([.B784]-[.B783])/1000000" office:value-type="float" office:value="53.422">
            <text:p>53.422</text:p>
          </table:table-cell>
          <table:table-cell table:number-columns-repeated="3"/>
        </table:table-row>
        <table:table-row table:style-name="ro1">
          <table:table-cell office:value-type="string">
            <text:p>10-15 19:18:43.800: WARN/iTesa(2187): </text:p>
          </table:table-cell>
          <table:table-cell office:value-type="float" office:value="12415727522000">
            <text:p>12415727522000</text:p>
          </table:table-cell>
          <table:table-cell office:value-type="float" office:value="785">
            <text:p>785</text:p>
          </table:table-cell>
          <table:table-cell table:formula="of:=([.B785]-[.B784])/1000000" office:value-type="float" office:value="55.48">
            <text:p>55.48</text:p>
          </table:table-cell>
          <table:table-cell table:number-columns-repeated="3"/>
        </table:table-row>
        <table:table-row table:style-name="ro1">
          <table:table-cell office:value-type="string">
            <text:p>10-15 19:18:43.908: WARN/iTesa(2187): </text:p>
          </table:table-cell>
          <table:table-cell office:value-type="float" office:value="12415782387000">
            <text:p>12415782387000</text:p>
          </table:table-cell>
          <table:table-cell office:value-type="float" office:value="786">
            <text:p>786</text:p>
          </table:table-cell>
          <table:table-cell table:formula="of:=([.B786]-[.B785])/1000000" office:value-type="float" office:value="54.865">
            <text:p>54.865</text:p>
          </table:table-cell>
          <table:table-cell table:number-columns-repeated="3"/>
        </table:table-row>
        <table:table-row table:style-name="ro1">
          <table:table-cell office:value-type="string">
            <text:p>10-15 19:18:43.908: WARN/iTesa(2187): </text:p>
          </table:table-cell>
          <table:table-cell office:value-type="float" office:value="12415835827000">
            <text:p>12415835827000</text:p>
          </table:table-cell>
          <table:table-cell office:value-type="float" office:value="787">
            <text:p>787</text:p>
          </table:table-cell>
          <table:table-cell table:formula="of:=([.B787]-[.B786])/1000000" office:value-type="float" office:value="53.44">
            <text:p>53.44</text:p>
          </table:table-cell>
          <table:table-cell table:number-columns-repeated="3"/>
        </table:table-row>
        <table:table-row table:style-name="ro1">
          <table:table-cell office:value-type="string">
            <text:p>10-15 19:18:43.965: WARN/iTesa(2187): </text:p>
          </table:table-cell>
          <table:table-cell office:value-type="float" office:value="12415890747000">
            <text:p>12415890747000</text:p>
          </table:table-cell>
          <table:table-cell office:value-type="float" office:value="788">
            <text:p>788</text:p>
          </table:table-cell>
          <table:table-cell table:formula="of:=([.B788]-[.B787])/1000000" office:value-type="float" office:value="54.92">
            <text:p>54.92</text:p>
          </table:table-cell>
          <table:table-cell table:number-columns-repeated="3"/>
        </table:table-row>
        <table:table-row table:style-name="ro1">
          <table:table-cell office:value-type="string">
            <text:p>10-15 19:18:44.075: WARN/iTesa(2187): </text:p>
          </table:table-cell>
          <table:table-cell office:value-type="float" office:value="12415945430000">
            <text:p>12415945430000</text:p>
          </table:table-cell>
          <table:table-cell office:value-type="float" office:value="789">
            <text:p>789</text:p>
          </table:table-cell>
          <table:table-cell table:formula="of:=([.B789]-[.B788])/1000000" office:value-type="float" office:value="54.683">
            <text:p>54.683</text:p>
          </table:table-cell>
          <table:table-cell table:number-columns-repeated="3"/>
        </table:table-row>
        <table:table-row table:style-name="ro1">
          <table:table-cell office:value-type="string">
            <text:p>10-15 19:18:44.075: WARN/iTesa(2187): </text:p>
          </table:table-cell>
          <table:table-cell office:value-type="float" office:value="12415998820000">
            <text:p>12415998820000</text:p>
          </table:table-cell>
          <table:table-cell office:value-type="float" office:value="790">
            <text:p>790</text:p>
          </table:table-cell>
          <table:table-cell table:formula="of:=([.B790]-[.B789])/1000000" office:value-type="float" office:value="53.39">
            <text:p>53.39</text:p>
          </table:table-cell>
          <table:table-cell table:number-columns-repeated="3"/>
        </table:table-row>
        <table:table-row table:style-name="ro1">
          <table:table-cell office:value-type="string">
            <text:p>10-15 19:18:44.127: WARN/iTesa(2187): </text:p>
          </table:table-cell>
          <table:table-cell office:value-type="float" office:value="12416054747000">
            <text:p>12416054747000</text:p>
          </table:table-cell>
          <table:table-cell office:value-type="float" office:value="791">
            <text:p>791</text:p>
          </table:table-cell>
          <table:table-cell table:formula="of:=([.B791]-[.B790])/1000000" office:value-type="float" office:value="55.927">
            <text:p>55.927</text:p>
          </table:table-cell>
          <table:table-cell table:number-columns-repeated="3"/>
        </table:table-row>
        <table:table-row table:style-name="ro1">
          <table:table-cell office:value-type="string">
            <text:p>10-15 19:18:44.235: WARN/iTesa(2187): </text:p>
          </table:table-cell>
          <table:table-cell office:value-type="float" office:value="12416109448000">
            <text:p>12416109448000</text:p>
          </table:table-cell>
          <table:table-cell office:value-type="float" office:value="792">
            <text:p>792</text:p>
          </table:table-cell>
          <table:table-cell table:formula="of:=([.B792]-[.B791])/1000000" office:value-type="float" office:value="54.701">
            <text:p>54.701</text:p>
          </table:table-cell>
          <table:table-cell table:number-columns-repeated="3"/>
        </table:table-row>
        <table:table-row table:style-name="ro1">
          <table:table-cell office:value-type="string">
            <text:p>10-15 19:18:44.235: WARN/iTesa(2187): </text:p>
          </table:table-cell>
          <table:table-cell office:value-type="float" office:value="12416163125000">
            <text:p>12416163125000</text:p>
          </table:table-cell>
          <table:table-cell office:value-type="float" office:value="793">
            <text:p>793</text:p>
          </table:table-cell>
          <table:table-cell table:formula="of:=([.B793]-[.B792])/1000000" office:value-type="float" office:value="53.677">
            <text:p>53.677</text:p>
          </table:table-cell>
          <table:table-cell table:number-columns-repeated="3"/>
        </table:table-row>
        <table:table-row table:style-name="ro1">
          <table:table-cell office:value-type="string">
            <text:p>10-15 19:18:44.290: WARN/iTesa(2187): </text:p>
          </table:table-cell>
          <table:table-cell office:value-type="float" office:value="12416217837000">
            <text:p>12416217837000</text:p>
          </table:table-cell>
          <table:table-cell office:value-type="float" office:value="794">
            <text:p>794</text:p>
          </table:table-cell>
          <table:table-cell table:formula="of:=([.B794]-[.B793])/1000000" office:value-type="float" office:value="54.712">
            <text:p>54.712</text:p>
          </table:table-cell>
          <table:table-cell table:number-columns-repeated="3"/>
        </table:table-row>
        <table:table-row table:style-name="ro1">
          <table:table-cell office:value-type="string">
            <text:p>10-15 19:18:44.398: WARN/iTesa(2187): </text:p>
          </table:table-cell>
          <table:table-cell office:value-type="float" office:value="12416272635000">
            <text:p>12416272635000</text:p>
          </table:table-cell>
          <table:table-cell office:value-type="float" office:value="795">
            <text:p>795</text:p>
          </table:table-cell>
          <table:table-cell table:formula="of:=([.B795]-[.B794])/1000000" office:value-type="float" office:value="54.798">
            <text:p>54.798</text:p>
          </table:table-cell>
          <table:table-cell table:number-columns-repeated="3"/>
        </table:table-row>
        <table:table-row table:style-name="ro1">
          <table:table-cell office:value-type="string">
            <text:p>10-15 19:18:44.398: WARN/iTesa(2187): </text:p>
          </table:table-cell>
          <table:table-cell office:value-type="float" office:value="12416326193000">
            <text:p>12416326193000</text:p>
          </table:table-cell>
          <table:table-cell office:value-type="float" office:value="796">
            <text:p>796</text:p>
          </table:table-cell>
          <table:table-cell table:formula="of:=([.B796]-[.B795])/1000000" office:value-type="float" office:value="53.558">
            <text:p>53.558</text:p>
          </table:table-cell>
          <table:table-cell table:number-columns-repeated="3"/>
        </table:table-row>
        <table:table-row table:style-name="ro1">
          <table:table-cell office:value-type="string">
            <text:p>10-15 19:18:44.455: WARN/iTesa(2187): </text:p>
          </table:table-cell>
          <table:table-cell office:value-type="float" office:value="12416380898000">
            <text:p>12416380898000</text:p>
          </table:table-cell>
          <table:table-cell office:value-type="float" office:value="797">
            <text:p>797</text:p>
          </table:table-cell>
          <table:table-cell table:formula="of:=([.B797]-[.B796])/1000000" office:value-type="float" office:value="54.705">
            <text:p>54.705</text:p>
          </table:table-cell>
          <table:table-cell table:number-columns-repeated="3"/>
        </table:table-row>
        <table:table-row table:style-name="ro1">
          <table:table-cell office:value-type="string">
            <text:p>10-15 19:18:44.565: WARN/iTesa(2187): </text:p>
          </table:table-cell>
          <table:table-cell office:value-type="float" office:value="12416435627000">
            <text:p>12416435627000</text:p>
          </table:table-cell>
          <table:table-cell office:value-type="float" office:value="798">
            <text:p>798</text:p>
          </table:table-cell>
          <table:table-cell table:formula="of:=([.B798]-[.B797])/1000000" office:value-type="float" office:value="54.729">
            <text:p>54.729</text:p>
          </table:table-cell>
          <table:table-cell table:number-columns-repeated="3"/>
        </table:table-row>
        <table:table-row table:style-name="ro1">
          <table:table-cell office:value-type="string">
            <text:p>10-15 19:18:44.565: WARN/iTesa(2187): </text:p>
          </table:table-cell>
          <table:table-cell office:value-type="float" office:value="12416488963000">
            <text:p>12416488963000</text:p>
          </table:table-cell>
          <table:table-cell office:value-type="float" office:value="799">
            <text:p>799</text:p>
          </table:table-cell>
          <table:table-cell table:formula="of:=([.B799]-[.B798])/1000000" office:value-type="float" office:value="53.336">
            <text:p>53.336</text:p>
          </table:table-cell>
          <table:table-cell table:number-columns-repeated="3"/>
        </table:table-row>
        <table:table-row table:style-name="ro1">
          <table:table-cell office:value-type="string">
            <text:p>10-15 19:18:44.665: WARN/iTesa(2187): </text:p>
          </table:table-cell>
          <table:table-cell office:value-type="float" office:value="12416543850000">
            <text:p>12416543850000</text:p>
          </table:table-cell>
          <table:table-cell office:value-type="float" office:value="800">
            <text:p>800</text:p>
          </table:table-cell>
          <table:table-cell table:formula="of:=([.B800]-[.B799])/1000000" office:value-type="float" office:value="54.887">
            <text:p>54.887</text:p>
          </table:table-cell>
          <table:table-cell table:number-columns-repeated="3"/>
        </table:table-row>
        <table:table-row table:style-name="ro1">
          <table:table-cell office:value-type="string">
            <text:p>10-15 19:18:44.675: WARN/iTesa(2187): </text:p>
          </table:table-cell>
          <table:table-cell office:value-type="float" office:value="12416597200000">
            <text:p>12416597200000</text:p>
          </table:table-cell>
          <table:table-cell office:value-type="float" office:value="801">
            <text:p>801</text:p>
          </table:table-cell>
          <table:table-cell table:formula="of:=([.B801]-[.B800])/1000000" office:value-type="float" office:value="53.35">
            <text:p>53.35</text:p>
          </table:table-cell>
          <table:table-cell table:number-columns-repeated="3"/>
        </table:table-row>
        <table:table-row table:style-name="ro1">
          <table:table-cell office:value-type="string">
            <text:p>10-15 19:18:44.725: WARN/iTesa(2187): </text:p>
          </table:table-cell>
          <table:table-cell office:value-type="float" office:value="12416651907000">
            <text:p>12416651907000</text:p>
          </table:table-cell>
          <table:table-cell office:value-type="float" office:value="802">
            <text:p>802</text:p>
          </table:table-cell>
          <table:table-cell table:formula="of:=([.B802]-[.B801])/1000000" office:value-type="float" office:value="54.707">
            <text:p>54.707</text:p>
          </table:table-cell>
          <table:table-cell table:number-columns-repeated="3"/>
        </table:table-row>
        <table:table-row table:style-name="ro1">
          <table:table-cell office:value-type="string">
            <text:p>10-15 19:18:44.835: WARN/iTesa(2187): </text:p>
          </table:table-cell>
          <table:table-cell office:value-type="float" office:value="12416706557000">
            <text:p>12416706557000</text:p>
          </table:table-cell>
          <table:table-cell office:value-type="float" office:value="803">
            <text:p>803</text:p>
          </table:table-cell>
          <table:table-cell table:formula="of:=([.B803]-[.B802])/1000000" office:value-type="float" office:value="54.65">
            <text:p>54.65</text:p>
          </table:table-cell>
          <table:table-cell table:number-columns-repeated="3"/>
        </table:table-row>
        <table:table-row table:style-name="ro1">
          <table:table-cell office:value-type="string">
            <text:p>10-15 19:18:44.835: WARN/iTesa(2187): </text:p>
          </table:table-cell>
          <table:table-cell office:value-type="float" office:value="12416759898000">
            <text:p>12416759898000</text:p>
          </table:table-cell>
          <table:table-cell office:value-type="float" office:value="804">
            <text:p>804</text:p>
          </table:table-cell>
          <table:table-cell table:formula="of:=([.B804]-[.B803])/1000000" office:value-type="float" office:value="53.341">
            <text:p>53.341</text:p>
          </table:table-cell>
          <table:table-cell table:number-columns-repeated="3"/>
        </table:table-row>
        <table:table-row table:style-name="ro1">
          <table:table-cell office:value-type="string">
            <text:p>10-15 19:18:44.887: WARN/iTesa(2187): </text:p>
          </table:table-cell>
          <table:table-cell office:value-type="float" office:value="12416814510000">
            <text:p>12416814510000</text:p>
          </table:table-cell>
          <table:table-cell office:value-type="float" office:value="805">
            <text:p>805</text:p>
          </table:table-cell>
          <table:table-cell table:formula="of:=([.B805]-[.B804])/1000000" office:value-type="float" office:value="54.612">
            <text:p>54.612</text:p>
          </table:table-cell>
          <table:table-cell table:number-columns-repeated="3"/>
        </table:table-row>
        <table:table-row table:style-name="ro1">
          <table:table-cell office:value-type="string">
            <text:p>10-15 19:18:44.995: WARN/iTesa(2187): </text:p>
          </table:table-cell>
          <table:table-cell office:value-type="float" office:value="12416869147000">
            <text:p>12416869147000</text:p>
          </table:table-cell>
          <table:table-cell office:value-type="float" office:value="806">
            <text:p>806</text:p>
          </table:table-cell>
          <table:table-cell table:formula="of:=([.B806]-[.B805])/1000000" office:value-type="float" office:value="54.637">
            <text:p>54.637</text:p>
          </table:table-cell>
          <table:table-cell table:number-columns-repeated="3"/>
        </table:table-row>
        <table:table-row table:style-name="ro1">
          <table:table-cell office:value-type="string">
            <text:p>10-15 19:18:44.995: WARN/iTesa(2187): </text:p>
          </table:table-cell>
          <table:table-cell office:value-type="float" office:value="12416922637000">
            <text:p>12416922637000</text:p>
          </table:table-cell>
          <table:table-cell office:value-type="float" office:value="807">
            <text:p>807</text:p>
          </table:table-cell>
          <table:table-cell table:formula="of:=([.B807]-[.B806])/1000000" office:value-type="float" office:value="53.49">
            <text:p>53.49</text:p>
          </table:table-cell>
          <table:table-cell table:number-columns-repeated="3"/>
        </table:table-row>
        <table:table-row table:style-name="ro1">
          <table:table-cell office:value-type="string">
            <text:p>10-15 19:18:45.045: WARN/iTesa(2187): </text:p>
          </table:table-cell>
          <table:table-cell office:value-type="float" office:value="12416977158000">
            <text:p>12416977158000</text:p>
          </table:table-cell>
          <table:table-cell office:value-type="float" office:value="808">
            <text:p>808</text:p>
          </table:table-cell>
          <table:table-cell table:formula="of:=([.B808]-[.B807])/1000000" office:value-type="float" office:value="54.521">
            <text:p>54.521</text:p>
          </table:table-cell>
          <table:table-cell table:number-columns-repeated="3"/>
        </table:table-row>
        <table:table-row table:style-name="ro1">
          <table:table-cell office:value-type="string">
            <text:p>10-15 19:18:45.158: WARN/iTesa(2187): </text:p>
          </table:table-cell>
          <table:table-cell office:value-type="float" office:value="12417031895000">
            <text:p>12417031895000</text:p>
          </table:table-cell>
          <table:table-cell office:value-type="float" office:value="809">
            <text:p>809</text:p>
          </table:table-cell>
          <table:table-cell table:formula="of:=([.B809]-[.B808])/1000000" office:value-type="float" office:value="54.737">
            <text:p>54.737</text:p>
          </table:table-cell>
          <table:table-cell table:number-columns-repeated="3"/>
        </table:table-row>
        <table:table-row table:style-name="ro1">
          <table:table-cell office:value-type="string">
            <text:p>10-15 19:18:45.158: WARN/iTesa(2187): </text:p>
          </table:table-cell>
          <table:table-cell office:value-type="float" office:value="12417085262000">
            <text:p>12417085262000</text:p>
          </table:table-cell>
          <table:table-cell office:value-type="float" office:value="810">
            <text:p>810</text:p>
          </table:table-cell>
          <table:table-cell table:formula="of:=([.B810]-[.B809])/1000000" office:value-type="float" office:value="53.367">
            <text:p>53.367</text:p>
          </table:table-cell>
          <table:table-cell table:number-columns-repeated="3"/>
        </table:table-row>
        <table:table-row table:style-name="ro1">
          <table:table-cell office:value-type="string">
            <text:p>10-15 19:18:45.215: WARN/iTesa(2187): </text:p>
          </table:table-cell>
          <table:table-cell office:value-type="float" office:value="12417139793000">
            <text:p>12417139793000</text:p>
          </table:table-cell>
          <table:table-cell office:value-type="float" office:value="811">
            <text:p>811</text:p>
          </table:table-cell>
          <table:table-cell table:formula="of:=([.B811]-[.B810])/1000000" office:value-type="float" office:value="54.531">
            <text:p>54.531</text:p>
          </table:table-cell>
          <table:table-cell table:number-columns-repeated="3"/>
        </table:table-row>
        <table:table-row table:style-name="ro1">
          <table:table-cell office:value-type="string">
            <text:p>10-15 19:18:45.325: WARN/iTesa(2187): </text:p>
          </table:table-cell>
          <table:table-cell office:value-type="float" office:value="12417194568000">
            <text:p>12417194568000</text:p>
          </table:table-cell>
          <table:table-cell office:value-type="float" office:value="812">
            <text:p>812</text:p>
          </table:table-cell>
          <table:table-cell table:formula="of:=([.B812]-[.B811])/1000000" office:value-type="float" office:value="54.775">
            <text:p>54.775</text:p>
          </table:table-cell>
          <table:table-cell table:number-columns-repeated="3"/>
        </table:table-row>
        <table:table-row table:style-name="ro1">
          <table:table-cell office:value-type="string">
            <text:p>10-15 19:18:45.325: WARN/iTesa(2187): </text:p>
          </table:table-cell>
          <table:table-cell office:value-type="float" office:value="12417248177000">
            <text:p>12417248177000</text:p>
          </table:table-cell>
          <table:table-cell office:value-type="float" office:value="813">
            <text:p>813</text:p>
          </table:table-cell>
          <table:table-cell table:formula="of:=([.B813]-[.B812])/1000000" office:value-type="float" office:value="53.609">
            <text:p>53.609</text:p>
          </table:table-cell>
          <table:table-cell table:number-columns-repeated="3"/>
        </table:table-row>
        <table:table-row table:style-name="ro1">
          <table:table-cell office:value-type="string">
            <text:p>10-15 19:18:45.375: WARN/iTesa(2187): </text:p>
          </table:table-cell>
          <table:table-cell office:value-type="float" office:value="12417302927000">
            <text:p>12417302927000</text:p>
          </table:table-cell>
          <table:table-cell office:value-type="float" office:value="814">
            <text:p>814</text:p>
          </table:table-cell>
          <table:table-cell table:formula="of:=([.B814]-[.B813])/1000000" office:value-type="float" office:value="54.75">
            <text:p>54.75</text:p>
          </table:table-cell>
          <table:table-cell table:number-columns-repeated="3"/>
        </table:table-row>
        <table:table-row table:style-name="ro1">
          <table:table-cell office:value-type="string">
            <text:p>10-15 19:18:45.485: WARN/iTesa(2187): </text:p>
          </table:table-cell>
          <table:table-cell office:value-type="float" office:value="12417357600000">
            <text:p>12417357600000</text:p>
          </table:table-cell>
          <table:table-cell office:value-type="float" office:value="815">
            <text:p>815</text:p>
          </table:table-cell>
          <table:table-cell table:formula="of:=([.B815]-[.B814])/1000000" office:value-type="float" office:value="54.673">
            <text:p>54.673</text:p>
          </table:table-cell>
          <table:table-cell table:number-columns-repeated="3"/>
        </table:table-row>
        <table:table-row table:style-name="ro1">
          <table:table-cell office:value-type="string">
            <text:p>10-15 19:18:45.485: WARN/iTesa(2187): </text:p>
          </table:table-cell>
          <table:table-cell office:value-type="float" office:value="12417411135000">
            <text:p>12417411135000</text:p>
          </table:table-cell>
          <table:table-cell office:value-type="float" office:value="816">
            <text:p>816</text:p>
          </table:table-cell>
          <table:table-cell table:formula="of:=([.B816]-[.B815])/1000000" office:value-type="float" office:value="53.535">
            <text:p>53.535</text:p>
          </table:table-cell>
          <table:table-cell table:number-columns-repeated="3"/>
        </table:table-row>
        <table:table-row table:style-name="ro1">
          <table:table-cell office:value-type="string">
            <text:p>10-15 19:18:45.537: WARN/iTesa(2187): </text:p>
          </table:table-cell>
          <table:table-cell office:value-type="float" office:value="12417465293000">
            <text:p>12417465293000</text:p>
          </table:table-cell>
          <table:table-cell office:value-type="float" office:value="817">
            <text:p>817</text:p>
          </table:table-cell>
          <table:table-cell table:formula="of:=([.B817]-[.B816])/1000000" office:value-type="float" office:value="54.158">
            <text:p>54.158</text:p>
          </table:table-cell>
          <table:table-cell table:number-columns-repeated="3"/>
        </table:table-row>
        <table:table-row table:style-name="ro1">
          <table:table-cell office:value-type="string">
            <text:p>10-15 19:18:45.646: WARN/iTesa(2187): </text:p>
          </table:table-cell>
          <table:table-cell office:value-type="float" office:value="12417519980000">
            <text:p>12417519980000</text:p>
          </table:table-cell>
          <table:table-cell office:value-type="float" office:value="818">
            <text:p>818</text:p>
          </table:table-cell>
          <table:table-cell table:formula="of:=([.B818]-[.B817])/1000000" office:value-type="float" office:value="54.687">
            <text:p>54.687</text:p>
          </table:table-cell>
          <table:table-cell table:number-columns-repeated="3"/>
        </table:table-row>
        <table:table-row table:style-name="ro1">
          <table:table-cell office:value-type="string">
            <text:p>10-15 19:18:45.646: WARN/iTesa(2187): </text:p>
          </table:table-cell>
          <table:table-cell office:value-type="float" office:value="12417573408000">
            <text:p>12417573408000</text:p>
          </table:table-cell>
          <table:table-cell office:value-type="float" office:value="819">
            <text:p>819</text:p>
          </table:table-cell>
          <table:table-cell table:formula="of:=([.B819]-[.B818])/1000000" office:value-type="float" office:value="53.428">
            <text:p>53.428</text:p>
          </table:table-cell>
          <table:table-cell table:number-columns-repeated="3"/>
        </table:table-row>
        <table:table-row table:style-name="ro1">
          <table:table-cell office:value-type="string">
            <text:p>10-15 19:18:45.705: WARN/iTesa(2187): </text:p>
          </table:table-cell>
          <table:table-cell office:value-type="float" office:value="12417627937000">
            <text:p>12417627937000</text:p>
          </table:table-cell>
          <table:table-cell office:value-type="float" office:value="820">
            <text:p>820</text:p>
          </table:table-cell>
          <table:table-cell table:formula="of:=([.B820]-[.B819])/1000000" office:value-type="float" office:value="54.529">
            <text:p>54.529</text:p>
          </table:table-cell>
          <table:table-cell table:number-columns-repeated="3"/>
        </table:table-row>
        <table:table-row table:style-name="ro1">
          <table:table-cell office:value-type="string">
            <text:p>10-15 19:18:45.808: WARN/iTesa(2187): </text:p>
          </table:table-cell>
          <table:table-cell office:value-type="float" office:value="12417682725000">
            <text:p>12417682725000</text:p>
          </table:table-cell>
          <table:table-cell office:value-type="float" office:value="821">
            <text:p>821</text:p>
          </table:table-cell>
          <table:table-cell table:formula="of:=([.B821]-[.B820])/1000000" office:value-type="float" office:value="54.788">
            <text:p>54.788</text:p>
          </table:table-cell>
          <table:table-cell table:number-columns-repeated="3"/>
        </table:table-row>
        <table:table-row table:style-name="ro1">
          <table:table-cell office:value-type="string">
            <text:p>10-15 19:18:45.808: WARN/iTesa(2187): </text:p>
          </table:table-cell>
          <table:table-cell office:value-type="float" office:value="12417736210000">
            <text:p>12417736210000</text:p>
          </table:table-cell>
          <table:table-cell office:value-type="float" office:value="822">
            <text:p>822</text:p>
          </table:table-cell>
          <table:table-cell table:formula="of:=([.B822]-[.B821])/1000000" office:value-type="float" office:value="53.485">
            <text:p>53.485</text:p>
          </table:table-cell>
          <table:table-cell table:number-columns-repeated="3"/>
        </table:table-row>
        <table:table-row table:style-name="ro1">
          <table:table-cell office:value-type="string">
            <text:p>10-15 19:18:45.865: WARN/iTesa(2187): </text:p>
          </table:table-cell>
          <table:table-cell office:value-type="float" office:value="12417791203000">
            <text:p>12417791203000</text:p>
          </table:table-cell>
          <table:table-cell office:value-type="float" office:value="823">
            <text:p>823</text:p>
          </table:table-cell>
          <table:table-cell table:formula="of:=([.B823]-[.B822])/1000000" office:value-type="float" office:value="54.993">
            <text:p>54.993</text:p>
          </table:table-cell>
          <table:table-cell table:number-columns-repeated="3"/>
        </table:table-row>
        <table:table-row table:style-name="ro1">
          <table:table-cell office:value-type="string">
            <text:p>10-15 19:18:45.975: WARN/iTesa(2187): </text:p>
          </table:table-cell>
          <table:table-cell office:value-type="float" office:value="12417846037000">
            <text:p>12417846037000</text:p>
          </table:table-cell>
          <table:table-cell office:value-type="float" office:value="824">
            <text:p>824</text:p>
          </table:table-cell>
          <table:table-cell table:formula="of:=([.B824]-[.B823])/1000000" office:value-type="float" office:value="54.834">
            <text:p>54.834</text:p>
          </table:table-cell>
          <table:table-cell table:number-columns-repeated="3"/>
        </table:table-row>
        <table:table-row table:style-name="ro1">
          <table:table-cell office:value-type="string">
            <text:p>10-15 19:18:45.975: WARN/iTesa(2187): </text:p>
          </table:table-cell>
          <table:table-cell office:value-type="float" office:value="12417899438000">
            <text:p>12417899438000</text:p>
          </table:table-cell>
          <table:table-cell office:value-type="float" office:value="825">
            <text:p>825</text:p>
          </table:table-cell>
          <table:table-cell table:formula="of:=([.B825]-[.B824])/1000000" office:value-type="float" office:value="53.401">
            <text:p>53.401</text:p>
          </table:table-cell>
          <table:table-cell table:number-columns-repeated="3"/>
        </table:table-row>
        <table:table-row table:style-name="ro1">
          <table:table-cell office:value-type="string">
            <text:p>10-15 19:18:46.075: WARN/iTesa(2187): </text:p>
          </table:table-cell>
          <table:table-cell office:value-type="float" office:value="12417954097000">
            <text:p>12417954097000</text:p>
          </table:table-cell>
          <table:table-cell office:value-type="float" office:value="826">
            <text:p>826</text:p>
          </table:table-cell>
          <table:table-cell table:formula="of:=([.B826]-[.B825])/1000000" office:value-type="float" office:value="54.659">
            <text:p>54.659</text:p>
          </table:table-cell>
          <table:table-cell table:number-columns-repeated="3"/>
        </table:table-row>
        <table:table-row table:style-name="ro1">
          <table:table-cell office:value-type="string">
            <text:p>10-15 19:18:46.075: WARN/iTesa(2187): </text:p>
          </table:table-cell>
          <table:table-cell office:value-type="float" office:value="12418007478000">
            <text:p>12418007478000</text:p>
          </table:table-cell>
          <table:table-cell office:value-type="float" office:value="827">
            <text:p>827</text:p>
          </table:table-cell>
          <table:table-cell table:formula="of:=([.B827]-[.B826])/1000000" office:value-type="float" office:value="53.381">
            <text:p>53.381</text:p>
          </table:table-cell>
          <table:table-cell table:number-columns-repeated="3"/>
        </table:table-row>
        <table:table-row table:style-name="ro1">
          <table:table-cell office:value-type="string">
            <text:p>10-15 19:18:46.135: WARN/iTesa(2187): </text:p>
          </table:table-cell>
          <table:table-cell office:value-type="float" office:value="12418062168000">
            <text:p>12418062168000</text:p>
          </table:table-cell>
          <table:table-cell office:value-type="float" office:value="828">
            <text:p>828</text:p>
          </table:table-cell>
          <table:table-cell table:formula="of:=([.B828]-[.B827])/1000000" office:value-type="float" office:value="54.69">
            <text:p>54.69</text:p>
          </table:table-cell>
          <table:table-cell table:number-columns-repeated="3"/>
        </table:table-row>
        <table:table-row table:style-name="ro1">
          <table:table-cell office:value-type="string">
            <text:p>10-15 19:18:46.245: WARN/iTesa(2187): </text:p>
          </table:table-cell>
          <table:table-cell office:value-type="float" office:value="12418116845000">
            <text:p>12418116845000</text:p>
          </table:table-cell>
          <table:table-cell office:value-type="float" office:value="829">
            <text:p>829</text:p>
          </table:table-cell>
          <table:table-cell table:formula="of:=([.B829]-[.B828])/1000000" office:value-type="float" office:value="54.677">
            <text:p>54.677</text:p>
          </table:table-cell>
          <table:table-cell table:number-columns-repeated="3"/>
        </table:table-row>
        <table:table-row table:style-name="ro1">
          <table:table-cell office:value-type="string">
            <text:p>10-15 19:18:46.245: WARN/iTesa(2187): </text:p>
          </table:table-cell>
          <table:table-cell office:value-type="float" office:value="12418170280000">
            <text:p>12418170280000</text:p>
          </table:table-cell>
          <table:table-cell office:value-type="float" office:value="830">
            <text:p>830</text:p>
          </table:table-cell>
          <table:table-cell table:formula="of:=([.B830]-[.B829])/1000000" office:value-type="float" office:value="53.435">
            <text:p>53.435</text:p>
          </table:table-cell>
          <table:table-cell table:number-columns-repeated="3"/>
        </table:table-row>
        <table:table-row table:style-name="ro1">
          <table:table-cell office:value-type="string">
            <text:p>10-15 19:18:46.298: WARN/iTesa(2187): </text:p>
          </table:table-cell>
          <table:table-cell office:value-type="float" office:value="12418225888000">
            <text:p>12418225888000</text:p>
          </table:table-cell>
          <table:table-cell office:value-type="float" office:value="831">
            <text:p>831</text:p>
          </table:table-cell>
          <table:table-cell table:formula="of:=([.B831]-[.B830])/1000000" office:value-type="float" office:value="55.608">
            <text:p>55.608</text:p>
          </table:table-cell>
          <table:table-cell table:number-columns-repeated="3"/>
        </table:table-row>
        <table:table-row table:style-name="ro1">
          <table:table-cell office:value-type="string">
            <text:p>10-15 19:18:46.405: WARN/iTesa(2187): </text:p>
          </table:table-cell>
          <table:table-cell office:value-type="float" office:value="12418280638000">
            <text:p>12418280638000</text:p>
          </table:table-cell>
          <table:table-cell office:value-type="float" office:value="832">
            <text:p>832</text:p>
          </table:table-cell>
          <table:table-cell table:formula="of:=([.B832]-[.B831])/1000000" office:value-type="float" office:value="54.75">
            <text:p>54.75</text:p>
          </table:table-cell>
          <table:table-cell table:number-columns-repeated="3"/>
        </table:table-row>
        <table:table-row table:style-name="ro1">
          <table:table-cell office:value-type="string">
            <text:p>10-15 19:18:46.405: WARN/iTesa(2187): </text:p>
          </table:table-cell>
          <table:table-cell office:value-type="float" office:value="12418334040000">
            <text:p>12418334040000</text:p>
          </table:table-cell>
          <table:table-cell office:value-type="float" office:value="833">
            <text:p>833</text:p>
          </table:table-cell>
          <table:table-cell table:formula="of:=([.B833]-[.B832])/1000000" office:value-type="float" office:value="53.402">
            <text:p>53.402</text:p>
          </table:table-cell>
          <table:table-cell table:number-columns-repeated="3"/>
        </table:table-row>
        <table:table-row table:style-name="ro1">
          <table:table-cell office:value-type="string">
            <text:p>10-15 19:18:46.465: WARN/iTesa(2187): </text:p>
          </table:table-cell>
          <table:table-cell office:value-type="float" office:value="12418389240000">
            <text:p>12418389240000</text:p>
          </table:table-cell>
          <table:table-cell office:value-type="float" office:value="834">
            <text:p>834</text:p>
          </table:table-cell>
          <table:table-cell table:formula="of:=([.B834]-[.B833])/1000000" office:value-type="float" office:value="55.2">
            <text:p>55.2</text:p>
          </table:table-cell>
          <table:table-cell table:number-columns-repeated="3"/>
        </table:table-row>
        <table:table-row table:style-name="ro1">
          <table:table-cell office:value-type="string">
            <text:p>10-15 19:18:46.570: WARN/iTesa(2187): </text:p>
          </table:table-cell>
          <table:table-cell office:value-type="float" office:value="12418443940000">
            <text:p>12418443940000</text:p>
          </table:table-cell>
          <table:table-cell office:value-type="float" office:value="835">
            <text:p>835</text:p>
          </table:table-cell>
          <table:table-cell table:formula="of:=([.B835]-[.B834])/1000000" office:value-type="float" office:value="54.7">
            <text:p>54.7</text:p>
          </table:table-cell>
          <table:table-cell table:number-columns-repeated="3"/>
        </table:table-row>
        <table:table-row table:style-name="ro1">
          <table:table-cell office:value-type="string">
            <text:p>10-15 19:18:46.570: WARN/iTesa(2187): </text:p>
          </table:table-cell>
          <table:table-cell office:value-type="float" office:value="12418497285000">
            <text:p>12418497285000</text:p>
          </table:table-cell>
          <table:table-cell office:value-type="float" office:value="836">
            <text:p>836</text:p>
          </table:table-cell>
          <table:table-cell table:formula="of:=([.B836]-[.B835])/1000000" office:value-type="float" office:value="53.345">
            <text:p>53.345</text:p>
          </table:table-cell>
          <table:table-cell table:number-columns-repeated="3"/>
        </table:table-row>
        <table:table-row table:style-name="ro1">
          <table:table-cell office:value-type="string">
            <text:p>10-15 19:18:46.677: WARN/iTesa(2187): </text:p>
          </table:table-cell>
          <table:table-cell office:value-type="float" office:value="12418551860000">
            <text:p>12418551860000</text:p>
          </table:table-cell>
          <table:table-cell office:value-type="float" office:value="837">
            <text:p>837</text:p>
          </table:table-cell>
          <table:table-cell table:formula="of:=([.B837]-[.B836])/1000000" office:value-type="float" office:value="54.575">
            <text:p>54.575</text:p>
          </table:table-cell>
          <table:table-cell table:number-columns-repeated="3"/>
        </table:table-row>
        <table:table-row table:style-name="ro1">
          <table:table-cell office:value-type="string">
            <text:p>10-15 19:18:46.677: WARN/iTesa(2187): </text:p>
          </table:table-cell>
          <table:table-cell office:value-type="float" office:value="12418605197000">
            <text:p>12418605197000</text:p>
          </table:table-cell>
          <table:table-cell office:value-type="float" office:value="838">
            <text:p>838</text:p>
          </table:table-cell>
          <table:table-cell table:formula="of:=([.B838]-[.B837])/1000000" office:value-type="float" office:value="53.337">
            <text:p>53.337</text:p>
          </table:table-cell>
          <table:table-cell table:number-columns-repeated="3"/>
        </table:table-row>
        <table:table-row table:style-name="ro1">
          <table:table-cell office:value-type="string">
            <text:p>10-15 19:18:46.845: WARN/iTesa(2187): </text:p>
          </table:table-cell>
          <table:table-cell office:value-type="float" office:value="12418659703000">
            <text:p>12418659703000</text:p>
          </table:table-cell>
          <table:table-cell office:value-type="float" office:value="839">
            <text:p>839</text:p>
          </table:table-cell>
          <table:table-cell table:formula="of:=([.B839]-[.B838])/1000000" office:value-type="float" office:value="54.506">
            <text:p>54.506</text:p>
          </table:table-cell>
          <table:table-cell table:number-columns-repeated="3"/>
        </table:table-row>
        <table:table-row table:style-name="ro1">
          <table:table-cell office:value-type="string">
            <text:p>10-15 19:18:46.845: WARN/iTesa(2187): </text:p>
          </table:table-cell>
          <table:table-cell office:value-type="float" office:value="12418715923000">
            <text:p>12418715923000</text:p>
          </table:table-cell>
          <table:table-cell office:value-type="float" office:value="840">
            <text:p>840</text:p>
          </table:table-cell>
          <table:table-cell table:formula="of:=([.B840]-[.B839])/1000000" office:value-type="float" office:value="56.22">
            <text:p>56.22</text:p>
          </table:table-cell>
          <table:table-cell table:number-columns-repeated="3"/>
        </table:table-row>
        <table:table-row table:style-name="ro1">
          <table:table-cell office:value-type="string">
            <text:p>10-15 19:18:46.845: WARN/iTesa(2187): </text:p>
          </table:table-cell>
          <table:table-cell office:value-type="float" office:value="12418769305000">
            <text:p>12418769305000</text:p>
          </table:table-cell>
          <table:table-cell office:value-type="float" office:value="841">
            <text:p>841</text:p>
          </table:table-cell>
          <table:table-cell table:formula="of:=([.B841]-[.B840])/1000000" office:value-type="float" office:value="53.382">
            <text:p>53.382</text:p>
          </table:table-cell>
          <table:table-cell table:number-columns-repeated="3"/>
        </table:table-row>
        <table:table-row table:style-name="ro1">
          <table:table-cell office:value-type="string">
            <text:p>10-15 19:18:46.896: WARN/iTesa(2187): </text:p>
          </table:table-cell>
          <table:table-cell office:value-type="float" office:value="12418823477000">
            <text:p>12418823477000</text:p>
          </table:table-cell>
          <table:table-cell office:value-type="float" office:value="842">
            <text:p>842</text:p>
          </table:table-cell>
          <table:table-cell table:formula="of:=([.B842]-[.B841])/1000000" office:value-type="float" office:value="54.172">
            <text:p>54.172</text:p>
          </table:table-cell>
          <table:table-cell table:number-columns-repeated="3"/>
        </table:table-row>
        <table:table-row table:style-name="ro1">
          <table:table-cell office:value-type="string">
            <text:p>10-15 19:18:47.005: WARN/iTesa(2187): </text:p>
          </table:table-cell>
          <table:table-cell office:value-type="float" office:value="12418878193000">
            <text:p>12418878193000</text:p>
          </table:table-cell>
          <table:table-cell office:value-type="float" office:value="843">
            <text:p>843</text:p>
          </table:table-cell>
          <table:table-cell table:formula="of:=([.B843]-[.B842])/1000000" office:value-type="float" office:value="54.716">
            <text:p>54.716</text:p>
          </table:table-cell>
          <table:table-cell table:number-columns-repeated="3"/>
        </table:table-row>
        <table:table-row table:style-name="ro1">
          <table:table-cell office:value-type="string">
            <text:p>10-15 19:18:47.005: WARN/iTesa(2187): </text:p>
          </table:table-cell>
          <table:table-cell office:value-type="float" office:value="12418931798000">
            <text:p>12418931798000</text:p>
          </table:table-cell>
          <table:table-cell office:value-type="float" office:value="844">
            <text:p>844</text:p>
          </table:table-cell>
          <table:table-cell table:formula="of:=([.B844]-[.B843])/1000000" office:value-type="float" office:value="53.605">
            <text:p>53.605</text:p>
          </table:table-cell>
          <table:table-cell table:number-columns-repeated="3"/>
        </table:table-row>
        <table:table-row table:style-name="ro1">
          <table:table-cell office:value-type="string">
            <text:p>10-15 19:18:47.059: WARN/iTesa(2187): </text:p>
          </table:table-cell>
          <table:table-cell office:value-type="float" office:value="12418986412000">
            <text:p>12418986412000</text:p>
          </table:table-cell>
          <table:table-cell office:value-type="float" office:value="845">
            <text:p>845</text:p>
          </table:table-cell>
          <table:table-cell table:formula="of:=([.B845]-[.B844])/1000000" office:value-type="float" office:value="54.614">
            <text:p>54.614</text:p>
          </table:table-cell>
          <table:table-cell table:number-columns-repeated="3"/>
        </table:table-row>
        <table:table-row table:style-name="ro1">
          <table:table-cell office:value-type="string">
            <text:p>10-15 19:18:47.167: WARN/iTesa(2187): </text:p>
          </table:table-cell>
          <table:table-cell office:value-type="float" office:value="12419041140000">
            <text:p>12419041140000</text:p>
          </table:table-cell>
          <table:table-cell office:value-type="float" office:value="846">
            <text:p>846</text:p>
          </table:table-cell>
          <table:table-cell table:formula="of:=([.B846]-[.B845])/1000000" office:value-type="float" office:value="54.728">
            <text:p>54.728</text:p>
          </table:table-cell>
          <table:table-cell table:number-columns-repeated="3"/>
        </table:table-row>
        <table:table-row table:style-name="ro1">
          <table:table-cell office:value-type="string">
            <text:p>10-15 19:18:47.167: WARN/iTesa(2187): </text:p>
          </table:table-cell>
          <table:table-cell office:value-type="float" office:value="12419095112000">
            <text:p>12419095112000</text:p>
          </table:table-cell>
          <table:table-cell office:value-type="float" office:value="847">
            <text:p>847</text:p>
          </table:table-cell>
          <table:table-cell table:formula="of:=([.B847]-[.B846])/1000000" office:value-type="float" office:value="53.972">
            <text:p>53.972</text:p>
          </table:table-cell>
          <table:table-cell table:number-columns-repeated="3"/>
        </table:table-row>
        <table:table-row table:style-name="ro1">
          <table:table-cell office:value-type="string">
            <text:p>10-15 19:18:47.225: WARN/iTesa(2187): </text:p>
          </table:table-cell>
          <table:table-cell office:value-type="float" office:value="12419149682000">
            <text:p>12419149682000</text:p>
          </table:table-cell>
          <table:table-cell office:value-type="float" office:value="848">
            <text:p>848</text:p>
          </table:table-cell>
          <table:table-cell table:formula="of:=([.B848]-[.B847])/1000000" office:value-type="float" office:value="54.57">
            <text:p>54.57</text:p>
          </table:table-cell>
          <table:table-cell table:number-columns-repeated="3"/>
        </table:table-row>
        <table:table-row table:style-name="ro1">
          <table:table-cell office:value-type="string">
            <text:p>10-15 19:18:47.330: WARN/iTesa(2187): </text:p>
          </table:table-cell>
          <table:table-cell office:value-type="float" office:value="12419204577000">
            <text:p>12419204577000</text:p>
          </table:table-cell>
          <table:table-cell office:value-type="float" office:value="849">
            <text:p>849</text:p>
          </table:table-cell>
          <table:table-cell table:formula="of:=([.B849]-[.B848])/1000000" office:value-type="float" office:value="54.895">
            <text:p>54.895</text:p>
          </table:table-cell>
          <table:table-cell table:number-columns-repeated="3"/>
        </table:table-row>
        <table:table-row table:style-name="ro1">
          <table:table-cell office:value-type="string">
            <text:p>10-15 19:18:47.335: WARN/iTesa(2187): </text:p>
          </table:table-cell>
          <table:table-cell office:value-type="float" office:value="12419257943000">
            <text:p>12419257943000</text:p>
          </table:table-cell>
          <table:table-cell office:value-type="float" office:value="850">
            <text:p>850</text:p>
          </table:table-cell>
          <table:table-cell table:formula="of:=([.B850]-[.B849])/1000000" office:value-type="float" office:value="53.366">
            <text:p>53.366</text:p>
          </table:table-cell>
          <table:table-cell table:number-columns-repeated="3"/>
        </table:table-row>
        <table:table-row table:style-name="ro1">
          <table:table-cell office:value-type="string">
            <text:p>10-15 19:18:47.385: WARN/iTesa(2187): </text:p>
          </table:table-cell>
          <table:table-cell office:value-type="float" office:value="12419314240000">
            <text:p>12419314240000</text:p>
          </table:table-cell>
          <table:table-cell office:value-type="float" office:value="851">
            <text:p>851</text:p>
          </table:table-cell>
          <table:table-cell table:formula="of:=([.B851]-[.B850])/1000000" office:value-type="float" office:value="56.297">
            <text:p>56.297</text:p>
          </table:table-cell>
          <table:table-cell table:number-columns-repeated="3"/>
        </table:table-row>
        <table:table-row table:style-name="ro1">
          <table:table-cell office:value-type="string">
            <text:p>10-15 19:18:47.495: WARN/iTesa(2187): </text:p>
          </table:table-cell>
          <table:table-cell office:value-type="float" office:value="12419368900000">
            <text:p>12419368900000</text:p>
          </table:table-cell>
          <table:table-cell office:value-type="float" office:value="852">
            <text:p>852</text:p>
          </table:table-cell>
          <table:table-cell table:formula="of:=([.B852]-[.B851])/1000000" office:value-type="float" office:value="54.66">
            <text:p>54.66</text:p>
          </table:table-cell>
          <table:table-cell table:number-columns-repeated="3"/>
        </table:table-row>
        <table:table-row table:style-name="ro1">
          <table:table-cell office:value-type="string">
            <text:p>10-15 19:18:47.495: WARN/iTesa(2187): </text:p>
          </table:table-cell>
          <table:table-cell office:value-type="float" office:value="12419422448000">
            <text:p>12419422448000</text:p>
          </table:table-cell>
          <table:table-cell office:value-type="float" office:value="853">
            <text:p>853</text:p>
          </table:table-cell>
          <table:table-cell table:formula="of:=([.B853]-[.B852])/1000000" office:value-type="float" office:value="53.548">
            <text:p>53.548</text:p>
          </table:table-cell>
          <table:table-cell table:number-columns-repeated="3"/>
        </table:table-row>
        <table:table-row table:style-name="ro1">
          <table:table-cell office:value-type="string">
            <text:p>10-15 19:18:47.615: WARN/iTesa(2187): </text:p>
          </table:table-cell>
          <table:table-cell office:value-type="float" office:value="12419476995000">
            <text:p>12419476995000</text:p>
          </table:table-cell>
          <table:table-cell office:value-type="float" office:value="854">
            <text:p>854</text:p>
          </table:table-cell>
          <table:table-cell table:formula="of:=([.B854]-[.B853])/1000000" office:value-type="float" office:value="54.547">
            <text:p>54.547</text:p>
          </table:table-cell>
          <table:table-cell table:number-columns-repeated="3"/>
        </table:table-row>
        <table:table-row table:style-name="ro1">
          <table:table-cell office:value-type="string">
            <text:p>10-15 19:18:47.615: WARN/iTesa(2187): </text:p>
          </table:table-cell>
          <table:table-cell office:value-type="float" office:value="12419540600000">
            <text:p>12419540600000</text:p>
          </table:table-cell>
          <table:table-cell office:value-type="float" office:value="855">
            <text:p>855</text:p>
          </table:table-cell>
          <table:table-cell table:formula="of:=([.B855]-[.B854])/1000000" office:value-type="float" office:value="63.605">
            <text:p>63.605</text:p>
          </table:table-cell>
          <table:table-cell table:number-columns-repeated="3"/>
        </table:table-row>
        <table:table-row table:style-name="ro1">
          <table:table-cell office:value-type="string">
            <text:p>10-15 19:18:47.665: WARN/iTesa(2187): </text:p>
          </table:table-cell>
          <table:table-cell office:value-type="float" office:value="12419594992000">
            <text:p>12419594992000</text:p>
          </table:table-cell>
          <table:table-cell office:value-type="float" office:value="856">
            <text:p>856</text:p>
          </table:table-cell>
          <table:table-cell table:formula="of:=([.B856]-[.B855])/1000000" office:value-type="float" office:value="54.392">
            <text:p>54.392</text:p>
          </table:table-cell>
          <table:table-cell table:number-columns-repeated="3"/>
        </table:table-row>
        <table:table-row table:style-name="ro1">
          <table:table-cell office:value-type="string">
            <text:p>10-15 19:18:47.775: WARN/iTesa(2187): </text:p>
          </table:table-cell>
          <table:table-cell office:value-type="float" office:value="12419649683000">
            <text:p>12419649683000</text:p>
          </table:table-cell>
          <table:table-cell office:value-type="float" office:value="857">
            <text:p>857</text:p>
          </table:table-cell>
          <table:table-cell table:formula="of:=([.B857]-[.B856])/1000000" office:value-type="float" office:value="54.691">
            <text:p>54.691</text:p>
          </table:table-cell>
          <table:table-cell table:number-columns-repeated="3"/>
        </table:table-row>
        <table:table-row table:style-name="ro1">
          <table:table-cell office:value-type="string">
            <text:p>10-15 19:18:47.775: WARN/iTesa(2187): </text:p>
          </table:table-cell>
          <table:table-cell office:value-type="float" office:value="12419704580000">
            <text:p>12419704580000</text:p>
          </table:table-cell>
          <table:table-cell office:value-type="float" office:value="858">
            <text:p>858</text:p>
          </table:table-cell>
          <table:table-cell table:formula="of:=([.B858]-[.B857])/1000000" office:value-type="float" office:value="54.897">
            <text:p>54.897</text:p>
          </table:table-cell>
          <table:table-cell table:number-columns-repeated="3"/>
        </table:table-row>
        <table:table-row table:style-name="ro1">
          <table:table-cell office:value-type="string">
            <text:p>10-15 19:18:47.835: WARN/iTesa(2187): </text:p>
          </table:table-cell>
          <table:table-cell office:value-type="float" office:value="12419759327000">
            <text:p>12419759327000</text:p>
          </table:table-cell>
          <table:table-cell office:value-type="float" office:value="859">
            <text:p>859</text:p>
          </table:table-cell>
          <table:table-cell table:formula="of:=([.B859]-[.B858])/1000000" office:value-type="float" office:value="54.747">
            <text:p>54.747</text:p>
          </table:table-cell>
          <table:table-cell table:number-columns-repeated="3"/>
        </table:table-row>
        <table:table-row table:style-name="ro1">
          <table:table-cell office:value-type="string">
            <text:p>10-15 19:18:47.940: WARN/iTesa(2187): </text:p>
          </table:table-cell>
          <table:table-cell office:value-type="float" office:value="12419814257000">
            <text:p>12419814257000</text:p>
          </table:table-cell>
          <table:table-cell office:value-type="float" office:value="860">
            <text:p>860</text:p>
          </table:table-cell>
          <table:table-cell table:formula="of:=([.B860]-[.B859])/1000000" office:value-type="float" office:value="54.93">
            <text:p>54.93</text:p>
          </table:table-cell>
          <table:table-cell table:number-columns-repeated="3"/>
        </table:table-row>
        <table:table-row table:style-name="ro1">
          <table:table-cell office:value-type="string">
            <text:p>10-15 19:18:47.940: WARN/iTesa(2187): </text:p>
          </table:table-cell>
          <table:table-cell office:value-type="float" office:value="12419867683000">
            <text:p>12419867683000</text:p>
          </table:table-cell>
          <table:table-cell office:value-type="float" office:value="861">
            <text:p>861</text:p>
          </table:table-cell>
          <table:table-cell table:formula="of:=([.B861]-[.B860])/1000000" office:value-type="float" office:value="53.426">
            <text:p>53.426</text:p>
          </table:table-cell>
          <table:table-cell table:number-columns-repeated="3"/>
        </table:table-row>
        <table:table-row table:style-name="ro1">
          <table:table-cell office:value-type="string">
            <text:p>10-15 19:18:47.995: WARN/iTesa(2187): </text:p>
          </table:table-cell>
          <table:table-cell office:value-type="float" office:value="12419922362000">
            <text:p>12419922362000</text:p>
          </table:table-cell>
          <table:table-cell office:value-type="float" office:value="862">
            <text:p>862</text:p>
          </table:table-cell>
          <table:table-cell table:formula="of:=([.B862]-[.B861])/1000000" office:value-type="float" office:value="54.679">
            <text:p>54.679</text:p>
          </table:table-cell>
          <table:table-cell table:number-columns-repeated="3"/>
        </table:table-row>
        <table:table-row table:style-name="ro1">
          <table:table-cell office:value-type="string">
            <text:p>10-15 19:18:48.105: WARN/iTesa(2187): </text:p>
          </table:table-cell>
          <table:table-cell office:value-type="float" office:value="12419977058000">
            <text:p>12419977058000</text:p>
          </table:table-cell>
          <table:table-cell office:value-type="float" office:value="863">
            <text:p>863</text:p>
          </table:table-cell>
          <table:table-cell table:formula="of:=([.B863]-[.B862])/1000000" office:value-type="float" office:value="54.696">
            <text:p>54.696</text:p>
          </table:table-cell>
          <table:table-cell table:number-columns-repeated="3"/>
        </table:table-row>
        <table:table-row table:style-name="ro1">
          <table:table-cell office:value-type="string">
            <text:p>10-15 19:18:48.105: WARN/iTesa(2187): </text:p>
          </table:table-cell>
          <table:table-cell office:value-type="float" office:value="12420032510000">
            <text:p>12420032510000</text:p>
          </table:table-cell>
          <table:table-cell office:value-type="float" office:value="864">
            <text:p>864</text:p>
          </table:table-cell>
          <table:table-cell table:formula="of:=([.B864]-[.B863])/1000000" office:value-type="float" office:value="55.452">
            <text:p>55.452</text:p>
          </table:table-cell>
          <table:table-cell table:number-columns-repeated="3"/>
        </table:table-row>
        <table:table-row table:style-name="ro1">
          <table:table-cell office:value-type="string">
            <text:p>10-15 19:18:48.159: WARN/iTesa(2187): </text:p>
          </table:table-cell>
          <table:table-cell office:value-type="float" office:value="12420087097000">
            <text:p>12420087097000</text:p>
          </table:table-cell>
          <table:table-cell office:value-type="float" office:value="865">
            <text:p>865</text:p>
          </table:table-cell>
          <table:table-cell table:formula="of:=([.B865]-[.B864])/1000000" office:value-type="float" office:value="54.587">
            <text:p>54.587</text:p>
          </table:table-cell>
          <table:table-cell table:number-columns-repeated="3"/>
        </table:table-row>
        <table:table-row table:style-name="ro1">
          <table:table-cell office:value-type="string">
            <text:p>10-15 19:18:48.268: WARN/iTesa(2187): </text:p>
          </table:table-cell>
          <table:table-cell office:value-type="float" office:value="12420142115000">
            <text:p>12420142115000</text:p>
          </table:table-cell>
          <table:table-cell office:value-type="float" office:value="866">
            <text:p>866</text:p>
          </table:table-cell>
          <table:table-cell table:formula="of:=([.B866]-[.B865])/1000000" office:value-type="float" office:value="55.018">
            <text:p>55.018</text:p>
          </table:table-cell>
          <table:table-cell table:number-columns-repeated="3"/>
        </table:table-row>
        <table:table-row table:style-name="ro1">
          <table:table-cell office:value-type="string">
            <text:p>10-15 19:18:48.268: WARN/iTesa(2187): </text:p>
          </table:table-cell>
          <table:table-cell office:value-type="float" office:value="12420195513000">
            <text:p>12420195513000</text:p>
          </table:table-cell>
          <table:table-cell office:value-type="float" office:value="867">
            <text:p>867</text:p>
          </table:table-cell>
          <table:table-cell table:formula="of:=([.B867]-[.B866])/1000000" office:value-type="float" office:value="53.398">
            <text:p>53.398</text:p>
          </table:table-cell>
          <table:table-cell table:number-columns-repeated="3"/>
        </table:table-row>
        <table:table-row table:style-name="ro1">
          <table:table-cell office:value-type="string">
            <text:p>10-15 19:18:48.376: WARN/iTesa(2187): </text:p>
          </table:table-cell>
          <table:table-cell office:value-type="float" office:value="12420250105000">
            <text:p>12420250105000</text:p>
          </table:table-cell>
          <table:table-cell office:value-type="float" office:value="868">
            <text:p>868</text:p>
          </table:table-cell>
          <table:table-cell table:formula="of:=([.B868]-[.B867])/1000000" office:value-type="float" office:value="54.592">
            <text:p>54.592</text:p>
          </table:table-cell>
          <table:table-cell table:number-columns-repeated="3"/>
        </table:table-row>
        <table:table-row table:style-name="ro1">
          <table:table-cell office:value-type="string">
            <text:p>10-15 19:18:48.376: WARN/iTesa(2187): </text:p>
          </table:table-cell>
          <table:table-cell office:value-type="float" office:value="12420303435000">
            <text:p>12420303435000</text:p>
          </table:table-cell>
          <table:table-cell office:value-type="float" office:value="869">
            <text:p>869</text:p>
          </table:table-cell>
          <table:table-cell table:formula="of:=([.B869]-[.B868])/1000000" office:value-type="float" office:value="53.33">
            <text:p>53.33</text:p>
          </table:table-cell>
          <table:table-cell table:number-columns-repeated="3"/>
        </table:table-row>
        <table:table-row table:style-name="ro1">
          <table:table-cell office:value-type="string">
            <text:p>10-15 19:18:48.430: WARN/iTesa(2187): </text:p>
          </table:table-cell>
          <table:table-cell office:value-type="float" office:value="12420357942000">
            <text:p>12420357942000</text:p>
          </table:table-cell>
          <table:table-cell office:value-type="float" office:value="870">
            <text:p>870</text:p>
          </table:table-cell>
          <table:table-cell table:formula="of:=([.B870]-[.B869])/1000000" office:value-type="float" office:value="54.507">
            <text:p>54.507</text:p>
          </table:table-cell>
          <table:table-cell table:number-columns-repeated="3"/>
        </table:table-row>
        <table:table-row table:style-name="ro1">
          <table:table-cell office:value-type="string">
            <text:p>10-15 19:18:48.539: WARN/iTesa(2187): </text:p>
          </table:table-cell>
          <table:table-cell office:value-type="float" office:value="12420413568000">
            <text:p>12420413568000</text:p>
          </table:table-cell>
          <table:table-cell office:value-type="float" office:value="871">
            <text:p>871</text:p>
          </table:table-cell>
          <table:table-cell table:formula="of:=([.B871]-[.B870])/1000000" office:value-type="float" office:value="55.626">
            <text:p>55.626</text:p>
          </table:table-cell>
          <table:table-cell table:number-columns-repeated="3"/>
        </table:table-row>
        <table:table-row table:style-name="ro1">
          <table:table-cell office:value-type="string">
            <text:p>10-15 19:18:48.539: WARN/iTesa(2187): </text:p>
          </table:table-cell>
          <table:table-cell office:value-type="float" office:value="12420467015000">
            <text:p>12420467015000</text:p>
          </table:table-cell>
          <table:table-cell office:value-type="float" office:value="872">
            <text:p>872</text:p>
          </table:table-cell>
          <table:table-cell table:formula="of:=([.B872]-[.B871])/1000000" office:value-type="float" office:value="53.447">
            <text:p>53.447</text:p>
          </table:table-cell>
          <table:table-cell table:number-columns-repeated="3"/>
        </table:table-row>
        <table:table-row table:style-name="ro1">
          <table:table-cell office:value-type="string">
            <text:p>10-15 19:18:48.595: WARN/iTesa(2187): </text:p>
          </table:table-cell>
          <table:table-cell office:value-type="float" office:value="12420521692000">
            <text:p>12420521692000</text:p>
          </table:table-cell>
          <table:table-cell office:value-type="float" office:value="873">
            <text:p>873</text:p>
          </table:table-cell>
          <table:table-cell table:formula="of:=([.B873]-[.B872])/1000000" office:value-type="float" office:value="54.677">
            <text:p>54.677</text:p>
          </table:table-cell>
          <table:table-cell table:number-columns-repeated="3"/>
        </table:table-row>
        <table:table-row table:style-name="ro1">
          <table:table-cell office:value-type="string">
            <text:p>10-15 19:18:48.705: WARN/iTesa(2187): </text:p>
          </table:table-cell>
          <table:table-cell office:value-type="float" office:value="12420576342000">
            <text:p>12420576342000</text:p>
          </table:table-cell>
          <table:table-cell office:value-type="float" office:value="874">
            <text:p>874</text:p>
          </table:table-cell>
          <table:table-cell table:formula="of:=([.B874]-[.B873])/1000000" office:value-type="float" office:value="54.65">
            <text:p>54.65</text:p>
          </table:table-cell>
          <table:table-cell table:number-columns-repeated="3"/>
        </table:table-row>
        <table:table-row table:style-name="ro1">
          <table:table-cell office:value-type="string">
            <text:p>10-15 19:18:48.705: WARN/iTesa(2187): </text:p>
          </table:table-cell>
          <table:table-cell office:value-type="float" office:value="12420629742000">
            <text:p>12420629742000</text:p>
          </table:table-cell>
          <table:table-cell office:value-type="float" office:value="875">
            <text:p>875</text:p>
          </table:table-cell>
          <table:table-cell table:formula="of:=([.B875]-[.B874])/1000000" office:value-type="float" office:value="53.4">
            <text:p>53.4</text:p>
          </table:table-cell>
          <table:table-cell table:number-columns-repeated="3"/>
        </table:table-row>
        <table:table-row table:style-name="ro1">
          <table:table-cell office:value-type="string">
            <text:p>10-15 19:18:48.757: WARN/iTesa(2187): </text:p>
          </table:table-cell>
          <table:table-cell office:value-type="float" office:value="12420684728000">
            <text:p>12420684728000</text:p>
          </table:table-cell>
          <table:table-cell office:value-type="float" office:value="876">
            <text:p>876</text:p>
          </table:table-cell>
          <table:table-cell table:formula="of:=([.B876]-[.B875])/1000000" office:value-type="float" office:value="54.986">
            <text:p>54.986</text:p>
          </table:table-cell>
          <table:table-cell table:number-columns-repeated="3"/>
        </table:table-row>
        <table:table-row table:style-name="ro1">
          <table:table-cell office:value-type="string">
            <text:p>10-15 19:18:48.865: WARN/iTesa(2187): </text:p>
          </table:table-cell>
          <table:table-cell office:value-type="float" office:value="12420739388000">
            <text:p>12420739388000</text:p>
          </table:table-cell>
          <table:table-cell office:value-type="float" office:value="877">
            <text:p>877</text:p>
          </table:table-cell>
          <table:table-cell table:formula="of:=([.B877]-[.B876])/1000000" office:value-type="float" office:value="54.66">
            <text:p>54.66</text:p>
          </table:table-cell>
          <table:table-cell table:number-columns-repeated="3"/>
        </table:table-row>
        <table:table-row table:style-name="ro1">
          <table:table-cell office:value-type="string">
            <text:p>10-15 19:18:48.865: WARN/iTesa(2187): </text:p>
          </table:table-cell>
          <table:table-cell office:value-type="float" office:value="12420792793000">
            <text:p>12420792793000</text:p>
          </table:table-cell>
          <table:table-cell office:value-type="float" office:value="878">
            <text:p>878</text:p>
          </table:table-cell>
          <table:table-cell table:formula="of:=([.B878]-[.B877])/1000000" office:value-type="float" office:value="53.405">
            <text:p>53.405</text:p>
          </table:table-cell>
          <table:table-cell table:number-columns-repeated="3"/>
        </table:table-row>
        <table:table-row table:style-name="ro1">
          <table:table-cell office:value-type="string">
            <text:p>10-15 19:18:48.920: WARN/iTesa(2187): </text:p>
          </table:table-cell>
          <table:table-cell office:value-type="float" office:value="12420847505000">
            <text:p>12420847505000</text:p>
          </table:table-cell>
          <table:table-cell office:value-type="float" office:value="879">
            <text:p>879</text:p>
          </table:table-cell>
          <table:table-cell table:formula="of:=([.B879]-[.B878])/1000000" office:value-type="float" office:value="54.712">
            <text:p>54.712</text:p>
          </table:table-cell>
          <table:table-cell table:number-columns-repeated="3"/>
        </table:table-row>
        <table:table-row table:style-name="ro1">
          <table:table-cell office:value-type="string">
            <text:p>10-15 19:18:49.028: WARN/iTesa(2187): </text:p>
          </table:table-cell>
          <table:table-cell office:value-type="float" office:value="12420955702000">
            <text:p>12420955702000</text:p>
          </table:table-cell>
          <table:table-cell office:value-type="float" office:value="880">
            <text:p>880</text:p>
          </table:table-cell>
          <table:table-cell table:formula="of:=([.B880]-[.B879])/1000000" office:value-type="float" office:value="108.197">
            <text:p>108.197</text:p>
          </table:table-cell>
          <table:table-cell table:number-columns-repeated="3"/>
        </table:table-row>
        <table:table-row table:style-name="ro1">
          <table:table-cell office:value-type="string">
            <text:p>10-15 19:18:49.137: WARN/iTesa(2187): </text:p>
          </table:table-cell>
          <table:table-cell office:value-type="float" office:value="12421011465000">
            <text:p>12421011465000</text:p>
          </table:table-cell>
          <table:table-cell office:value-type="float" office:value="881">
            <text:p>881</text:p>
          </table:table-cell>
          <table:table-cell table:formula="of:=([.B881]-[.B880])/1000000" office:value-type="float" office:value="55.763">
            <text:p>55.763</text:p>
          </table:table-cell>
          <table:table-cell table:number-columns-repeated="3"/>
        </table:table-row>
        <table:table-row table:style-name="ro1">
          <table:table-cell office:value-type="string">
            <text:p>10-15 19:18:49.137: WARN/iTesa(2187): </text:p>
          </table:table-cell>
          <table:table-cell office:value-type="float" office:value="12421064850000">
            <text:p>12421064850000</text:p>
          </table:table-cell>
          <table:table-cell office:value-type="float" office:value="882">
            <text:p>882</text:p>
          </table:table-cell>
          <table:table-cell table:formula="of:=([.B882]-[.B881])/1000000" office:value-type="float" office:value="53.385">
            <text:p>53.385</text:p>
          </table:table-cell>
          <table:table-cell table:number-columns-repeated="3"/>
        </table:table-row>
        <table:table-row table:style-name="ro1">
          <table:table-cell office:value-type="string">
            <text:p>10-15 19:18:49.245: WARN/iTesa(2187): </text:p>
          </table:table-cell>
          <table:table-cell office:value-type="float" office:value="12421119335000">
            <text:p>12421119335000</text:p>
          </table:table-cell>
          <table:table-cell office:value-type="float" office:value="883">
            <text:p>883</text:p>
          </table:table-cell>
          <table:table-cell table:formula="of:=([.B883]-[.B882])/1000000" office:value-type="float" office:value="54.485">
            <text:p>54.485</text:p>
          </table:table-cell>
          <table:table-cell table:number-columns-repeated="3"/>
        </table:table-row>
        <table:table-row table:style-name="ro1">
          <table:table-cell office:value-type="string">
            <text:p>10-15 19:18:49.245: WARN/iTesa(2187): </text:p>
          </table:table-cell>
          <table:table-cell office:value-type="float" office:value="12421172722000">
            <text:p>12421172722000</text:p>
          </table:table-cell>
          <table:table-cell office:value-type="float" office:value="884">
            <text:p>884</text:p>
          </table:table-cell>
          <table:table-cell table:formula="of:=([.B884]-[.B883])/1000000" office:value-type="float" office:value="53.387">
            <text:p>53.387</text:p>
          </table:table-cell>
          <table:table-cell table:number-columns-repeated="3"/>
        </table:table-row>
        <table:table-row table:style-name="ro1">
          <table:table-cell office:value-type="string">
            <text:p>10-15 19:18:49.355: WARN/iTesa(2187): </text:p>
          </table:table-cell>
          <table:table-cell office:value-type="float" office:value="12421227348000">
            <text:p>12421227348000</text:p>
          </table:table-cell>
          <table:table-cell office:value-type="float" office:value="885">
            <text:p>885</text:p>
          </table:table-cell>
          <table:table-cell table:formula="of:=([.B885]-[.B884])/1000000" office:value-type="float" office:value="54.626">
            <text:p>54.626</text:p>
          </table:table-cell>
          <table:table-cell table:number-columns-repeated="3"/>
        </table:table-row>
        <table:table-row table:style-name="ro1">
          <table:table-cell office:value-type="string">
            <text:p>10-15 19:18:49.355: WARN/iTesa(2187): </text:p>
          </table:table-cell>
          <table:table-cell office:value-type="float" office:value="12421280812000">
            <text:p>12421280812000</text:p>
          </table:table-cell>
          <table:table-cell office:value-type="float" office:value="886">
            <text:p>886</text:p>
          </table:table-cell>
          <table:table-cell table:formula="of:=([.B886]-[.B885])/1000000" office:value-type="float" office:value="53.464">
            <text:p>53.464</text:p>
          </table:table-cell>
          <table:table-cell table:number-columns-repeated="3"/>
        </table:table-row>
        <table:table-row table:style-name="ro1">
          <table:table-cell office:value-type="string">
            <text:p>10-15 19:18:49.408: WARN/iTesa(2187): </text:p>
          </table:table-cell>
          <table:table-cell office:value-type="float" office:value="12421335402000">
            <text:p>12421335402000</text:p>
          </table:table-cell>
          <table:table-cell office:value-type="float" office:value="887">
            <text:p>887</text:p>
          </table:table-cell>
          <table:table-cell table:formula="of:=([.B887]-[.B886])/1000000" office:value-type="float" office:value="54.59">
            <text:p>54.59</text:p>
          </table:table-cell>
          <table:table-cell table:number-columns-repeated="3"/>
        </table:table-row>
        <table:table-row table:style-name="ro1">
          <table:table-cell office:value-type="string">
            <text:p>10-15 19:18:49.518: WARN/iTesa(2187): </text:p>
          </table:table-cell>
          <table:table-cell office:value-type="float" office:value="12421392190000">
            <text:p>12421392190000</text:p>
          </table:table-cell>
          <table:table-cell office:value-type="float" office:value="888">
            <text:p>888</text:p>
          </table:table-cell>
          <table:table-cell table:formula="of:=([.B888]-[.B887])/1000000" office:value-type="float" office:value="56.788">
            <text:p>56.788</text:p>
          </table:table-cell>
          <table:table-cell table:number-columns-repeated="3"/>
        </table:table-row>
        <table:table-row table:style-name="ro1">
          <table:table-cell office:value-type="string">
            <text:p>10-15 19:18:49.518: WARN/iTesa(2187): </text:p>
          </table:table-cell>
          <table:table-cell office:value-type="float" office:value="12421445633000">
            <text:p>12421445633000</text:p>
          </table:table-cell>
          <table:table-cell office:value-type="float" office:value="889">
            <text:p>889</text:p>
          </table:table-cell>
          <table:table-cell table:formula="of:=([.B889]-[.B888])/1000000" office:value-type="float" office:value="53.443">
            <text:p>53.443</text:p>
          </table:table-cell>
          <table:table-cell table:number-columns-repeated="3"/>
        </table:table-row>
        <table:table-row table:style-name="ro1">
          <table:table-cell office:value-type="string">
            <text:p>10-15 19:18:49.575: WARN/iTesa(2187): </text:p>
          </table:table-cell>
          <table:table-cell office:value-type="float" office:value="12421500248000">
            <text:p>12421500248000</text:p>
          </table:table-cell>
          <table:table-cell office:value-type="float" office:value="890">
            <text:p>890</text:p>
          </table:table-cell>
          <table:table-cell table:formula="of:=([.B890]-[.B889])/1000000" office:value-type="float" office:value="54.615">
            <text:p>54.615</text:p>
          </table:table-cell>
          <table:table-cell table:number-columns-repeated="3"/>
        </table:table-row>
        <table:table-row table:style-name="ro1">
          <table:table-cell office:value-type="string">
            <text:p>10-15 19:18:49.685: WARN/iTesa(2187): </text:p>
          </table:table-cell>
          <table:table-cell office:value-type="float" office:value="12421554913000">
            <text:p>12421554913000</text:p>
          </table:table-cell>
          <table:table-cell office:value-type="float" office:value="891">
            <text:p>891</text:p>
          </table:table-cell>
          <table:table-cell table:formula="of:=([.B891]-[.B890])/1000000" office:value-type="float" office:value="54.665">
            <text:p>54.665</text:p>
          </table:table-cell>
          <table:table-cell table:number-columns-repeated="3"/>
        </table:table-row>
        <table:table-row table:style-name="ro1">
          <table:table-cell office:value-type="string">
            <text:p>10-15 19:18:49.685: WARN/iTesa(2187): </text:p>
          </table:table-cell>
          <table:table-cell office:value-type="float" office:value="12421608288000">
            <text:p>12421608288000</text:p>
          </table:table-cell>
          <table:table-cell office:value-type="float" office:value="892">
            <text:p>892</text:p>
          </table:table-cell>
          <table:table-cell table:formula="of:=([.B892]-[.B891])/1000000" office:value-type="float" office:value="53.375">
            <text:p>53.375</text:p>
          </table:table-cell>
          <table:table-cell table:number-columns-repeated="3"/>
        </table:table-row>
        <table:table-row table:style-name="ro1">
          <table:table-cell office:value-type="string">
            <text:p>10-15 19:18:49.736: WARN/iTesa(2187): </text:p>
          </table:table-cell>
          <table:table-cell office:value-type="float" office:value="12421663770000">
            <text:p>12421663770000</text:p>
          </table:table-cell>
          <table:table-cell office:value-type="float" office:value="893">
            <text:p>893</text:p>
          </table:table-cell>
          <table:table-cell table:formula="of:=([.B893]-[.B892])/1000000" office:value-type="float" office:value="55.482">
            <text:p>55.482</text:p>
          </table:table-cell>
          <table:table-cell table:number-columns-repeated="3"/>
        </table:table-row>
        <table:table-row table:style-name="ro1">
          <table:table-cell office:value-type="string">
            <text:p>10-15 19:18:49.845: WARN/iTesa(2187): </text:p>
          </table:table-cell>
          <table:table-cell office:value-type="float" office:value="12421718462000">
            <text:p>12421718462000</text:p>
          </table:table-cell>
          <table:table-cell office:value-type="float" office:value="894">
            <text:p>894</text:p>
          </table:table-cell>
          <table:table-cell table:formula="of:=([.B894]-[.B893])/1000000" office:value-type="float" office:value="54.692">
            <text:p>54.692</text:p>
          </table:table-cell>
          <table:table-cell table:number-columns-repeated="3"/>
        </table:table-row>
        <table:table-row table:style-name="ro1">
          <table:table-cell office:value-type="string">
            <text:p>10-15 19:18:49.845: WARN/iTesa(2187): </text:p>
          </table:table-cell>
          <table:table-cell office:value-type="float" office:value="12421771923000">
            <text:p>12421771923000</text:p>
          </table:table-cell>
          <table:table-cell office:value-type="float" office:value="895">
            <text:p>895</text:p>
          </table:table-cell>
          <table:table-cell table:formula="of:=([.B895]-[.B894])/1000000" office:value-type="float" office:value="53.461">
            <text:p>53.461</text:p>
          </table:table-cell>
          <table:table-cell table:number-columns-repeated="3"/>
        </table:table-row>
        <table:table-row table:style-name="ro1">
          <table:table-cell office:value-type="string">
            <text:p>10-15 19:18:49.955: WARN/iTesa(2187): </text:p>
          </table:table-cell>
          <table:table-cell office:value-type="float" office:value="12421880748000">
            <text:p>12421880748000</text:p>
          </table:table-cell>
          <table:table-cell office:value-type="float" office:value="896">
            <text:p>896</text:p>
          </table:table-cell>
          <table:table-cell table:formula="of:=([.B896]-[.B895])/1000000" office:value-type="float" office:value="108.825">
            <text:p>108.825</text:p>
          </table:table-cell>
          <table:table-cell table:number-columns-repeated="3"/>
        </table:table-row>
        <table:table-row table:style-name="ro1">
          <table:table-cell office:value-type="string">
            <text:p>10-15 19:18:50.005: WARN/iTesa(2187): </text:p>
          </table:table-cell>
          <table:table-cell office:value-type="float" office:value="12421935888000">
            <text:p>12421935888000</text:p>
          </table:table-cell>
          <table:table-cell office:value-type="float" office:value="897">
            <text:p>897</text:p>
          </table:table-cell>
          <table:table-cell table:formula="of:=([.B897]-[.B896])/1000000" office:value-type="float" office:value="55.14">
            <text:p>55.14</text:p>
          </table:table-cell>
          <table:table-cell table:number-columns-repeated="3"/>
        </table:table-row>
        <table:table-row table:style-name="ro1">
          <table:table-cell office:value-type="string">
            <text:p>10-15 19:18:50.117: WARN/iTesa(2187): </text:p>
          </table:table-cell>
          <table:table-cell office:value-type="float" office:value="12421990878000">
            <text:p>12421990878000</text:p>
          </table:table-cell>
          <table:table-cell office:value-type="float" office:value="898">
            <text:p>898</text:p>
          </table:table-cell>
          <table:table-cell table:formula="of:=([.B898]-[.B897])/1000000" office:value-type="float" office:value="54.99">
            <text:p>54.99</text:p>
          </table:table-cell>
          <table:table-cell table:number-columns-repeated="3"/>
        </table:table-row>
        <table:table-row table:style-name="ro1">
          <table:table-cell office:value-type="string">
            <text:p>10-15 19:18:50.117: WARN/iTesa(2187): </text:p>
          </table:table-cell>
          <table:table-cell office:value-type="float" office:value="12422044300000">
            <text:p>12422044300000</text:p>
          </table:table-cell>
          <table:table-cell office:value-type="float" office:value="899">
            <text:p>899</text:p>
          </table:table-cell>
          <table:table-cell table:formula="of:=([.B899]-[.B898])/1000000" office:value-type="float" office:value="53.422">
            <text:p>53.422</text:p>
          </table:table-cell>
          <table:table-cell table:number-columns-repeated="3"/>
        </table:table-row>
        <table:table-row table:style-name="ro1">
          <table:table-cell office:value-type="string">
            <text:p>10-15 19:18:50.175: WARN/iTesa(2187): </text:p>
          </table:table-cell>
          <table:table-cell office:value-type="float" office:value="12422098892000">
            <text:p>12422098892000</text:p>
          </table:table-cell>
          <table:table-cell office:value-type="float" office:value="900">
            <text:p>900</text:p>
          </table:table-cell>
          <table:table-cell table:formula="of:=([.B900]-[.B899])/1000000" office:value-type="float" office:value="54.592">
            <text:p>54.592</text:p>
          </table:table-cell>
          <table:table-cell table:number-columns-repeated="3"/>
        </table:table-row>
        <table:table-row table:style-name="ro1">
          <table:table-cell office:value-type="string">
            <text:p>10-15 19:18:50.279: WARN/iTesa(2187): </text:p>
          </table:table-cell>
          <table:table-cell office:value-type="float" office:value="12422153522000">
            <text:p>12422153522000</text:p>
          </table:table-cell>
          <table:table-cell office:value-type="float" office:value="901">
            <text:p>901</text:p>
          </table:table-cell>
          <table:table-cell table:formula="of:=([.B901]-[.B900])/1000000" office:value-type="float" office:value="54.63">
            <text:p>54.63</text:p>
          </table:table-cell>
          <table:table-cell table:number-columns-repeated="3"/>
        </table:table-row>
        <table:table-row table:style-name="ro1">
          <table:table-cell office:value-type="string">
            <text:p>10-15 19:18:50.279: WARN/iTesa(2187): </text:p>
          </table:table-cell>
          <table:table-cell office:value-type="float" office:value="12422206897000">
            <text:p>12422206897000</text:p>
          </table:table-cell>
          <table:table-cell office:value-type="float" office:value="902">
            <text:p>902</text:p>
          </table:table-cell>
          <table:table-cell table:formula="of:=([.B902]-[.B901])/1000000" office:value-type="float" office:value="53.375">
            <text:p>53.375</text:p>
          </table:table-cell>
          <table:table-cell table:number-columns-repeated="3"/>
        </table:table-row>
        <table:table-row table:style-name="ro1">
          <table:table-cell office:value-type="string">
            <text:p>10-15 19:18:50.335: WARN/iTesa(2187): </text:p>
          </table:table-cell>
          <table:table-cell office:value-type="float" office:value="12422261915000">
            <text:p>12422261915000</text:p>
          </table:table-cell>
          <table:table-cell office:value-type="float" office:value="903">
            <text:p>903</text:p>
          </table:table-cell>
          <table:table-cell table:formula="of:=([.B903]-[.B902])/1000000" office:value-type="float" office:value="55.018">
            <text:p>55.018</text:p>
          </table:table-cell>
          <table:table-cell table:number-columns-repeated="3"/>
        </table:table-row>
        <table:table-row table:style-name="ro1">
          <table:table-cell office:value-type="string">
            <text:p>10-15 19:18:50.445: WARN/iTesa(2187): </text:p>
          </table:table-cell>
          <table:table-cell office:value-type="float" office:value="12422316555000">
            <text:p>12422316555000</text:p>
          </table:table-cell>
          <table:table-cell office:value-type="float" office:value="904">
            <text:p>904</text:p>
          </table:table-cell>
          <table:table-cell table:formula="of:=([.B904]-[.B903])/1000000" office:value-type="float" office:value="54.64">
            <text:p>54.64</text:p>
          </table:table-cell>
          <table:table-cell table:number-columns-repeated="3"/>
        </table:table-row>
        <table:table-row table:style-name="ro1">
          <table:table-cell office:value-type="string">
            <text:p>10-15 19:18:50.445: WARN/iTesa(2187): </text:p>
          </table:table-cell>
          <table:table-cell office:value-type="float" office:value="12422369895000">
            <text:p>12422369895000</text:p>
          </table:table-cell>
          <table:table-cell office:value-type="float" office:value="905">
            <text:p>905</text:p>
          </table:table-cell>
          <table:table-cell table:formula="of:=([.B905]-[.B904])/1000000" office:value-type="float" office:value="53.34">
            <text:p>53.34</text:p>
          </table:table-cell>
          <table:table-cell table:number-columns-repeated="3"/>
        </table:table-row>
        <table:table-row table:style-name="ro1">
          <table:table-cell office:value-type="string">
            <text:p>10-15 19:18:50.555: WARN/iTesa(2187): </text:p>
          </table:table-cell>
          <table:table-cell office:value-type="float" office:value="12422425528000">
            <text:p>12422425528000</text:p>
          </table:table-cell>
          <table:table-cell office:value-type="float" office:value="906">
            <text:p>906</text:p>
          </table:table-cell>
          <table:table-cell table:formula="of:=([.B906]-[.B905])/1000000" office:value-type="float" office:value="55.633">
            <text:p>55.633</text:p>
          </table:table-cell>
          <table:table-cell table:number-columns-repeated="3"/>
        </table:table-row>
        <table:table-row table:style-name="ro1">
          <table:table-cell office:value-type="string">
            <text:p>10-15 19:18:50.555: WARN/iTesa(2187): </text:p>
          </table:table-cell>
          <table:table-cell office:value-type="float" office:value="12422478897000">
            <text:p>12422478897000</text:p>
          </table:table-cell>
          <table:table-cell office:value-type="float" office:value="907">
            <text:p>907</text:p>
          </table:table-cell>
          <table:table-cell table:formula="of:=([.B907]-[.B906])/1000000" office:value-type="float" office:value="53.369">
            <text:p>53.369</text:p>
          </table:table-cell>
          <table:table-cell table:number-columns-repeated="3"/>
        </table:table-row>
        <table:table-row table:style-name="ro1">
          <table:table-cell office:value-type="string">
            <text:p>10-15 19:18:50.715: WARN/iTesa(2187): </text:p>
          </table:table-cell>
          <table:table-cell office:value-type="float" office:value="12422586895000">
            <text:p>12422586895000</text:p>
          </table:table-cell>
          <table:table-cell office:value-type="float" office:value="908">
            <text:p>908</text:p>
          </table:table-cell>
          <table:table-cell table:formula="of:=([.B908]-[.B907])/1000000" office:value-type="float" office:value="107.998">
            <text:p>107.998</text:p>
          </table:table-cell>
          <table:table-cell table:number-columns-repeated="3"/>
        </table:table-row>
        <table:table-row table:style-name="ro1">
          <table:table-cell office:value-type="string">
            <text:p>10-15 19:18:50.715: WARN/iTesa(2187): </text:p>
          </table:table-cell>
          <table:table-cell office:value-type="float" office:value="12422640267000">
            <text:p>12422640267000</text:p>
          </table:table-cell>
          <table:table-cell office:value-type="float" office:value="909">
            <text:p>909</text:p>
          </table:table-cell>
          <table:table-cell table:formula="of:=([.B909]-[.B908])/1000000" office:value-type="float" office:value="53.372">
            <text:p>53.372</text:p>
          </table:table-cell>
          <table:table-cell table:number-columns-repeated="3"/>
        </table:table-row>
        <table:table-row table:style-name="ro1">
          <table:table-cell office:value-type="string">
            <text:p>10-15 19:18:50.767: WARN/iTesa(2187): </text:p>
          </table:table-cell>
          <table:table-cell office:value-type="float" office:value="12422694823000">
            <text:p>12422694823000</text:p>
          </table:table-cell>
          <table:table-cell office:value-type="float" office:value="910">
            <text:p>910</text:p>
          </table:table-cell>
          <table:table-cell table:formula="of:=([.B910]-[.B909])/1000000" office:value-type="float" office:value="54.556">
            <text:p>54.556</text:p>
          </table:table-cell>
          <table:table-cell table:number-columns-repeated="3"/>
        </table:table-row>
        <table:table-row table:style-name="ro1">
          <table:table-cell office:value-type="string">
            <text:p>10-15 19:18:50.875: WARN/iTesa(2187): </text:p>
          </table:table-cell>
          <table:table-cell office:value-type="float" office:value="12422749485000">
            <text:p>12422749485000</text:p>
          </table:table-cell>
          <table:table-cell office:value-type="float" office:value="911">
            <text:p>911</text:p>
          </table:table-cell>
          <table:table-cell table:formula="of:=([.B911]-[.B910])/1000000" office:value-type="float" office:value="54.662">
            <text:p>54.662</text:p>
          </table:table-cell>
          <table:table-cell table:number-columns-repeated="3"/>
        </table:table-row>
        <table:table-row table:style-name="ro1">
          <table:table-cell office:value-type="string">
            <text:p>10-15 19:18:50.875: WARN/iTesa(2187): </text:p>
          </table:table-cell>
          <table:table-cell office:value-type="float" office:value="12422802913000">
            <text:p>12422802913000</text:p>
          </table:table-cell>
          <table:table-cell office:value-type="float" office:value="912">
            <text:p>912</text:p>
          </table:table-cell>
          <table:table-cell table:formula="of:=([.B912]-[.B911])/1000000" office:value-type="float" office:value="53.428">
            <text:p>53.428</text:p>
          </table:table-cell>
          <table:table-cell table:number-columns-repeated="3"/>
        </table:table-row>
        <table:table-row table:style-name="ro1">
          <table:table-cell office:value-type="string">
            <text:p>10-15 19:18:50.930: WARN/iTesa(2187): </text:p>
          </table:table-cell>
          <table:table-cell office:value-type="float" office:value="12422857565000">
            <text:p>12422857565000</text:p>
          </table:table-cell>
          <table:table-cell office:value-type="float" office:value="913">
            <text:p>913</text:p>
          </table:table-cell>
          <table:table-cell table:formula="of:=([.B913]-[.B912])/1000000" office:value-type="float" office:value="54.652">
            <text:p>54.652</text:p>
          </table:table-cell>
          <table:table-cell table:number-columns-repeated="3"/>
        </table:table-row>
        <table:table-row table:style-name="ro1">
          <table:table-cell office:value-type="string">
            <text:p>10-15 19:18:51.038: WARN/iTesa(2187): </text:p>
          </table:table-cell>
          <table:table-cell office:value-type="float" office:value="12422912343000">
            <text:p>12422912343000</text:p>
          </table:table-cell>
          <table:table-cell office:value-type="float" office:value="914">
            <text:p>914</text:p>
          </table:table-cell>
          <table:table-cell table:formula="of:=([.B914]-[.B913])/1000000" office:value-type="float" office:value="54.778">
            <text:p>54.778</text:p>
          </table:table-cell>
          <table:table-cell table:number-columns-repeated="3"/>
        </table:table-row>
        <table:table-row table:style-name="ro1">
          <table:table-cell office:value-type="string">
            <text:p>10-15 19:18:51.038: WARN/iTesa(2187): </text:p>
          </table:table-cell>
          <table:table-cell office:value-type="float" office:value="12422966053000">
            <text:p>12422966053000</text:p>
          </table:table-cell>
          <table:table-cell office:value-type="float" office:value="915">
            <text:p>915</text:p>
          </table:table-cell>
          <table:table-cell table:formula="of:=([.B915]-[.B914])/1000000" office:value-type="float" office:value="53.71">
            <text:p>53.71</text:p>
          </table:table-cell>
          <table:table-cell table:number-columns-repeated="3"/>
        </table:table-row>
        <table:table-row table:style-name="ro1">
          <table:table-cell office:value-type="string">
            <text:p>10-15 19:18:51.175: WARN/iTesa(2187): </text:p>
          </table:table-cell>
          <table:table-cell office:value-type="float" office:value="12423030502000">
            <text:p>12423030502000</text:p>
          </table:table-cell>
          <table:table-cell office:value-type="float" office:value="916">
            <text:p>916</text:p>
          </table:table-cell>
          <table:table-cell table:formula="of:=([.B916]-[.B915])/1000000" office:value-type="float" office:value="64.449">
            <text:p>64.449</text:p>
          </table:table-cell>
          <table:table-cell table:number-columns-repeated="3"/>
        </table:table-row>
        <table:table-row table:style-name="ro1">
          <table:table-cell office:value-type="string">
            <text:p>10-15 19:18:51.175: WARN/iTesa(2187): </text:p>
          </table:table-cell>
          <table:table-cell office:value-type="float" office:value="12423084487000">
            <text:p>12423084487000</text:p>
          </table:table-cell>
          <table:table-cell office:value-type="float" office:value="917">
            <text:p>917</text:p>
          </table:table-cell>
          <table:table-cell table:formula="of:=([.B917]-[.B916])/1000000" office:value-type="float" office:value="53.985">
            <text:p>53.985</text:p>
          </table:table-cell>
          <table:table-cell table:number-columns-repeated="3"/>
        </table:table-row>
        <table:table-row table:style-name="ro1">
          <table:table-cell office:value-type="string">
            <text:p>10-15 19:18:51.225: WARN/iTesa(2187): </text:p>
          </table:table-cell>
          <table:table-cell office:value-type="float" office:value="12423145532000">
            <text:p>12423145532000</text:p>
          </table:table-cell>
          <table:table-cell office:value-type="float" office:value="918">
            <text:p>918</text:p>
          </table:table-cell>
          <table:table-cell table:formula="of:=([.B918]-[.B917])/1000000" office:value-type="float" office:value="61.045">
            <text:p>61.045</text:p>
          </table:table-cell>
          <table:table-cell table:number-columns-repeated="3"/>
        </table:table-row>
        <table:table-row table:style-name="ro1">
          <table:table-cell office:value-type="string">
            <text:p>10-15 19:18:51.345: WARN/iTesa(2187): </text:p>
          </table:table-cell>
          <table:table-cell office:value-type="float" office:value="12423210620000">
            <text:p>12423210620000</text:p>
          </table:table-cell>
          <table:table-cell office:value-type="float" office:value="919">
            <text:p>919</text:p>
          </table:table-cell>
          <table:table-cell table:formula="of:=([.B919]-[.B918])/1000000" office:value-type="float" office:value="65.088">
            <text:p>65.088</text:p>
          </table:table-cell>
          <table:table-cell table:number-columns-repeated="3"/>
        </table:table-row>
        <table:table-row table:style-name="ro1">
          <table:table-cell office:value-type="string">
            <text:p>10-15 19:18:51.355: WARN/iTesa(2187): </text:p>
          </table:table-cell>
          <table:table-cell office:value-type="float" office:value="12423264245000">
            <text:p>12423264245000</text:p>
          </table:table-cell>
          <table:table-cell office:value-type="float" office:value="920">
            <text:p>920</text:p>
          </table:table-cell>
          <table:table-cell table:formula="of:=([.B920]-[.B919])/1000000" office:value-type="float" office:value="53.625">
            <text:p>53.625</text:p>
          </table:table-cell>
          <table:table-cell table:number-columns-repeated="3"/>
        </table:table-row>
        <table:table-row table:style-name="ro1">
          <table:table-cell office:value-type="string">
            <text:p>10-15 19:18:51.405: WARN/iTesa(2187): </text:p>
          </table:table-cell>
          <table:table-cell office:value-type="float" office:value="12423324060000">
            <text:p>12423324060000</text:p>
          </table:table-cell>
          <table:table-cell office:value-type="float" office:value="921">
            <text:p>921</text:p>
          </table:table-cell>
          <table:table-cell table:formula="of:=([.B921]-[.B920])/1000000" office:value-type="float" office:value="59.815">
            <text:p>59.815</text:p>
          </table:table-cell>
          <table:table-cell table:number-columns-repeated="3"/>
        </table:table-row>
        <table:table-row table:style-name="ro1">
          <table:table-cell office:value-type="string">
            <text:p>10-15 19:18:51.635: WARN/iTesa(2187): </text:p>
          </table:table-cell>
          <table:table-cell office:value-type="float" office:value="12423384127000">
            <text:p>12423384127000</text:p>
          </table:table-cell>
          <table:table-cell office:value-type="float" office:value="922">
            <text:p>922</text:p>
          </table:table-cell>
          <table:table-cell table:formula="of:=([.B922]-[.B921])/1000000" office:value-type="float" office:value="60.067">
            <text:p>60.067</text:p>
          </table:table-cell>
          <table:table-cell table:number-columns-repeated="3"/>
        </table:table-row>
        <table:table-row table:style-name="ro1">
          <table:table-cell office:value-type="string">
            <text:p>10-15 19:18:51.635: WARN/iTesa(2187): </text:p>
          </table:table-cell>
          <table:table-cell office:value-type="float" office:value="12423443532000">
            <text:p>12423443532000</text:p>
          </table:table-cell>
          <table:table-cell office:value-type="float" office:value="923">
            <text:p>923</text:p>
          </table:table-cell>
          <table:table-cell table:formula="of:=([.B923]-[.B922])/1000000" office:value-type="float" office:value="59.405">
            <text:p>59.405</text:p>
          </table:table-cell>
          <table:table-cell table:number-columns-repeated="3"/>
        </table:table-row>
        <table:table-row table:style-name="ro1">
          <table:table-cell office:value-type="string">
            <text:p>10-15 19:18:51.635: WARN/iTesa(2187): </text:p>
          </table:table-cell>
          <table:table-cell office:value-type="float" office:value="12423505623000">
            <text:p>12423505623000</text:p>
          </table:table-cell>
          <table:table-cell office:value-type="float" office:value="924">
            <text:p>924</text:p>
          </table:table-cell>
          <table:table-cell table:formula="of:=([.B924]-[.B923])/1000000" office:value-type="float" office:value="62.091">
            <text:p>62.091</text:p>
          </table:table-cell>
          <table:table-cell table:number-columns-repeated="3"/>
        </table:table-row>
        <table:table-row table:style-name="ro1">
          <table:table-cell office:value-type="string">
            <text:p>10-15 19:18:51.635: WARN/iTesa(2187): </text:p>
          </table:table-cell>
          <table:table-cell office:value-type="float" office:value="12423564672000">
            <text:p>12423564672000</text:p>
          </table:table-cell>
          <table:table-cell office:value-type="float" office:value="925">
            <text:p>925</text:p>
          </table:table-cell>
          <table:table-cell table:formula="of:=([.B925]-[.B924])/1000000" office:value-type="float" office:value="59.049">
            <text:p>59.049</text:p>
          </table:table-cell>
          <table:table-cell table:number-columns-repeated="3"/>
        </table:table-row>
        <table:table-row table:style-name="ro1">
          <table:table-cell office:value-type="string">
            <text:p>10-15 19:18:51.745: WARN/iTesa(2187): </text:p>
          </table:table-cell>
          <table:table-cell office:value-type="float" office:value="12423618265000">
            <text:p>12423618265000</text:p>
          </table:table-cell>
          <table:table-cell office:value-type="float" office:value="926">
            <text:p>926</text:p>
          </table:table-cell>
          <table:table-cell table:formula="of:=([.B926]-[.B925])/1000000" office:value-type="float" office:value="53.593">
            <text:p>53.593</text:p>
          </table:table-cell>
          <table:table-cell table:number-columns-repeated="3"/>
        </table:table-row>
        <table:table-row table:style-name="ro1">
          <table:table-cell office:value-type="string">
            <text:p>10-15 19:18:51.745: WARN/iTesa(2187): </text:p>
          </table:table-cell>
          <table:table-cell office:value-type="float" office:value="12423670802000">
            <text:p>12423670802000</text:p>
          </table:table-cell>
          <table:table-cell office:value-type="float" office:value="927">
            <text:p>927</text:p>
          </table:table-cell>
          <table:table-cell table:formula="of:=([.B927]-[.B926])/1000000" office:value-type="float" office:value="52.537">
            <text:p>52.537</text:p>
          </table:table-cell>
          <table:table-cell table:number-columns-repeated="3"/>
        </table:table-row>
        <table:table-row table:style-name="ro1">
          <table:table-cell office:value-type="string">
            <text:p>10-15 19:18:51.845: WARN/iTesa(2187): </text:p>
          </table:table-cell>
          <table:table-cell office:value-type="float" office:value="12423724140000">
            <text:p>12423724140000</text:p>
          </table:table-cell>
          <table:table-cell office:value-type="float" office:value="928">
            <text:p>928</text:p>
          </table:table-cell>
          <table:table-cell table:formula="of:=([.B928]-[.B927])/1000000" office:value-type="float" office:value="53.338">
            <text:p>53.338</text:p>
          </table:table-cell>
          <table:table-cell table:number-columns-repeated="3"/>
        </table:table-row>
        <table:table-row table:style-name="ro1">
          <table:table-cell office:value-type="string">
            <text:p>10-15 19:18:51.845: WARN/iTesa(2187): </text:p>
          </table:table-cell>
          <table:table-cell office:value-type="float" office:value="12423776673000">
            <text:p>12423776673000</text:p>
          </table:table-cell>
          <table:table-cell office:value-type="float" office:value="929">
            <text:p>929</text:p>
          </table:table-cell>
          <table:table-cell table:formula="of:=([.B929]-[.B928])/1000000" office:value-type="float" office:value="52.533">
            <text:p>52.533</text:p>
          </table:table-cell>
          <table:table-cell table:number-columns-repeated="3"/>
        </table:table-row>
        <table:table-row table:style-name="ro1">
          <table:table-cell office:value-type="string">
            <text:p>10-15 19:18:51.905: WARN/iTesa(2187): </text:p>
          </table:table-cell>
          <table:table-cell office:value-type="float" office:value="12423829887000">
            <text:p>12423829887000</text:p>
          </table:table-cell>
          <table:table-cell office:value-type="float" office:value="930">
            <text:p>930</text:p>
          </table:table-cell>
          <table:table-cell table:formula="of:=([.B930]-[.B929])/1000000" office:value-type="float" office:value="53.214">
            <text:p>53.214</text:p>
          </table:table-cell>
          <table:table-cell table:number-columns-repeated="3"/>
        </table:table-row>
        <table:table-row table:style-name="ro1">
          <table:table-cell office:value-type="string">
            <text:p>10-15 19:18:52.008: WARN/iTesa(2187): </text:p>
          </table:table-cell>
          <table:table-cell office:value-type="float" office:value="12423883017000">
            <text:p>12423883017000</text:p>
          </table:table-cell>
          <table:table-cell office:value-type="float" office:value="931">
            <text:p>931</text:p>
          </table:table-cell>
          <table:table-cell table:formula="of:=([.B931]-[.B930])/1000000" office:value-type="float" office:value="53.13">
            <text:p>53.13</text:p>
          </table:table-cell>
          <table:table-cell table:number-columns-repeated="3"/>
        </table:table-row>
        <table:table-row table:style-name="ro1">
          <table:table-cell office:value-type="string">
            <text:p>10-15 19:18:52.008: WARN/iTesa(2187): </text:p>
          </table:table-cell>
          <table:table-cell office:value-type="float" office:value="12423935573000">
            <text:p>12423935573000</text:p>
          </table:table-cell>
          <table:table-cell office:value-type="float" office:value="932">
            <text:p>932</text:p>
          </table:table-cell>
          <table:table-cell table:formula="of:=([.B932]-[.B931])/1000000" office:value-type="float" office:value="52.556">
            <text:p>52.556</text:p>
          </table:table-cell>
          <table:table-cell table:number-columns-repeated="3"/>
        </table:table-row>
        <table:table-row table:style-name="ro1">
          <table:table-cell office:value-type="string">
            <text:p>10-15 19:18:52.061: WARN/iTesa(2187): </text:p>
          </table:table-cell>
          <table:table-cell office:value-type="float" office:value="12423988540000">
            <text:p>12423988540000</text:p>
          </table:table-cell>
          <table:table-cell office:value-type="float" office:value="933">
            <text:p>933</text:p>
          </table:table-cell>
          <table:table-cell table:formula="of:=([.B933]-[.B932])/1000000" office:value-type="float" office:value="52.967">
            <text:p>52.967</text:p>
          </table:table-cell>
          <table:table-cell table:number-columns-repeated="3"/>
        </table:table-row>
        <table:table-row table:style-name="ro1">
          <table:table-cell office:value-type="string">
            <text:p>10-15 19:18:52.167: WARN/iTesa(2187): </text:p>
          </table:table-cell>
          <table:table-cell office:value-type="float" office:value="12424041618000">
            <text:p>12424041618000</text:p>
          </table:table-cell>
          <table:table-cell office:value-type="float" office:value="934">
            <text:p>934</text:p>
          </table:table-cell>
          <table:table-cell table:formula="of:=([.B934]-[.B933])/1000000" office:value-type="float" office:value="53.078">
            <text:p>53.078</text:p>
          </table:table-cell>
          <table:table-cell table:number-columns-repeated="3"/>
        </table:table-row>
        <table:table-row table:style-name="ro1">
          <table:table-cell office:value-type="string">
            <text:p>10-15 19:18:52.167: WARN/iTesa(2187): </text:p>
          </table:table-cell>
          <table:table-cell office:value-type="float" office:value="12424094115000">
            <text:p>12424094115000</text:p>
          </table:table-cell>
          <table:table-cell office:value-type="float" office:value="935">
            <text:p>935</text:p>
          </table:table-cell>
          <table:table-cell table:formula="of:=([.B935]-[.B934])/1000000" office:value-type="float" office:value="52.497">
            <text:p>52.497</text:p>
          </table:table-cell>
          <table:table-cell table:number-columns-repeated="3"/>
        </table:table-row>
        <table:table-row table:style-name="ro1">
          <table:table-cell office:value-type="string">
            <text:p>10-15 19:18:52.275: WARN/iTesa(2187): </text:p>
          </table:table-cell>
          <table:table-cell office:value-type="float" office:value="12424148043000">
            <text:p>12424148043000</text:p>
          </table:table-cell>
          <table:table-cell office:value-type="float" office:value="936">
            <text:p>936</text:p>
          </table:table-cell>
          <table:table-cell table:formula="of:=([.B936]-[.B935])/1000000" office:value-type="float" office:value="53.928">
            <text:p>53.928</text:p>
          </table:table-cell>
          <table:table-cell table:number-columns-repeated="3"/>
        </table:table-row>
        <table:table-row table:style-name="ro1">
          <table:table-cell office:value-type="string">
            <text:p>10-15 19:18:52.275: WARN/iTesa(2187): </text:p>
          </table:table-cell>
          <table:table-cell office:value-type="float" office:value="12424201492000">
            <text:p>12424201492000</text:p>
          </table:table-cell>
          <table:table-cell office:value-type="float" office:value="937">
            <text:p>937</text:p>
          </table:table-cell>
          <table:table-cell table:formula="of:=([.B937]-[.B936])/1000000" office:value-type="float" office:value="53.449">
            <text:p>53.449</text:p>
          </table:table-cell>
          <table:table-cell table:number-columns-repeated="3"/>
        </table:table-row>
        <table:table-row table:style-name="ro1">
          <table:table-cell office:value-type="string">
            <text:p>10-15 19:18:52.325: WARN/iTesa(2187): </text:p>
          </table:table-cell>
          <table:table-cell office:value-type="float" office:value="12424256003000">
            <text:p>12424256003000</text:p>
          </table:table-cell>
          <table:table-cell office:value-type="float" office:value="938">
            <text:p>938</text:p>
          </table:table-cell>
          <table:table-cell table:formula="of:=([.B938]-[.B937])/1000000" office:value-type="float" office:value="54.511">
            <text:p>54.511</text:p>
          </table:table-cell>
          <table:table-cell table:number-columns-repeated="3"/>
        </table:table-row>
        <table:table-row table:style-name="ro1">
          <table:table-cell office:value-type="string">
            <text:p>10-15 19:18:52.437: WARN/iTesa(2187): </text:p>
          </table:table-cell>
          <table:table-cell office:value-type="float" office:value="12424310922000">
            <text:p>12424310922000</text:p>
          </table:table-cell>
          <table:table-cell office:value-type="float" office:value="939">
            <text:p>939</text:p>
          </table:table-cell>
          <table:table-cell table:formula="of:=([.B939]-[.B938])/1000000" office:value-type="float" office:value="54.919">
            <text:p>54.919</text:p>
          </table:table-cell>
          <table:table-cell table:number-columns-repeated="3"/>
        </table:table-row>
        <table:table-row table:style-name="ro1">
          <table:table-cell office:value-type="string">
            <text:p>10-15 19:18:52.437: WARN/iTesa(2187): </text:p>
          </table:table-cell>
          <table:table-cell office:value-type="float" office:value="12424364277000">
            <text:p>12424364277000</text:p>
          </table:table-cell>
          <table:table-cell office:value-type="float" office:value="940">
            <text:p>940</text:p>
          </table:table-cell>
          <table:table-cell table:formula="of:=([.B940]-[.B939])/1000000" office:value-type="float" office:value="53.355">
            <text:p>53.355</text:p>
          </table:table-cell>
          <table:table-cell table:number-columns-repeated="3"/>
        </table:table-row>
        <table:table-row table:style-name="ro1">
          <table:table-cell office:value-type="string">
            <text:p>10-15 19:18:52.495: WARN/iTesa(2187): </text:p>
          </table:table-cell>
          <table:table-cell office:value-type="float" office:value="12424418860000">
            <text:p>12424418860000</text:p>
          </table:table-cell>
          <table:table-cell office:value-type="float" office:value="941">
            <text:p>941</text:p>
          </table:table-cell>
          <table:table-cell table:formula="of:=([.B941]-[.B940])/1000000" office:value-type="float" office:value="54.583">
            <text:p>54.583</text:p>
          </table:table-cell>
          <table:table-cell table:number-columns-repeated="3"/>
        </table:table-row>
        <table:table-row table:style-name="ro1">
          <table:table-cell office:value-type="string">
            <text:p>10-15 19:18:52.615: WARN/iTesa(2187): </text:p>
          </table:table-cell>
          <table:table-cell office:value-type="float" office:value="12424475250000">
            <text:p>12424475250000</text:p>
          </table:table-cell>
          <table:table-cell office:value-type="float" office:value="942">
            <text:p>942</text:p>
          </table:table-cell>
          <table:table-cell table:formula="of:=([.B942]-[.B941])/1000000" office:value-type="float" office:value="56.39">
            <text:p>56.39</text:p>
          </table:table-cell>
          <table:table-cell table:number-columns-repeated="3"/>
        </table:table-row>
        <table:table-row table:style-name="ro1">
          <table:table-cell office:value-type="string">
            <text:p>10-15 19:18:52.615: WARN/iTesa(2187): </text:p>
          </table:table-cell>
          <table:table-cell office:value-type="float" office:value="12424528607000">
            <text:p>12424528607000</text:p>
          </table:table-cell>
          <table:table-cell office:value-type="float" office:value="943">
            <text:p>943</text:p>
          </table:table-cell>
          <table:table-cell table:formula="of:=([.B943]-[.B942])/1000000" office:value-type="float" office:value="53.357">
            <text:p>53.357</text:p>
          </table:table-cell>
          <table:table-cell table:number-columns-repeated="3"/>
        </table:table-row>
        <table:table-row table:style-name="ro1">
          <table:table-cell office:value-type="string">
            <text:p>10-15 19:18:52.655: WARN/iTesa(2187): </text:p>
          </table:table-cell>
          <table:table-cell office:value-type="float" office:value="12424583357000">
            <text:p>12424583357000</text:p>
          </table:table-cell>
          <table:table-cell office:value-type="float" office:value="944">
            <text:p>944</text:p>
          </table:table-cell>
          <table:table-cell table:formula="of:=([.B944]-[.B943])/1000000" office:value-type="float" office:value="54.75">
            <text:p>54.75</text:p>
          </table:table-cell>
          <table:table-cell table:number-columns-repeated="3"/>
        </table:table-row>
        <table:table-row table:style-name="ro1">
          <table:table-cell office:value-type="string">
            <text:p>10-15 19:18:52.765: WARN/iTesa(2187): </text:p>
          </table:table-cell>
          <table:table-cell office:value-type="float" office:value="12424638075000">
            <text:p>12424638075000</text:p>
          </table:table-cell>
          <table:table-cell office:value-type="float" office:value="945">
            <text:p>945</text:p>
          </table:table-cell>
          <table:table-cell table:formula="of:=([.B945]-[.B944])/1000000" office:value-type="float" office:value="54.718">
            <text:p>54.718</text:p>
          </table:table-cell>
          <table:table-cell table:number-columns-repeated="3"/>
        </table:table-row>
        <table:table-row table:style-name="ro1">
          <table:table-cell office:value-type="string">
            <text:p>10-15 19:18:52.765: WARN/iTesa(2187): </text:p>
          </table:table-cell>
          <table:table-cell office:value-type="float" office:value="12424691785000">
            <text:p>12424691785000</text:p>
          </table:table-cell>
          <table:table-cell office:value-type="float" office:value="946">
            <text:p>946</text:p>
          </table:table-cell>
          <table:table-cell table:formula="of:=([.B946]-[.B945])/1000000" office:value-type="float" office:value="53.71">
            <text:p>53.71</text:p>
          </table:table-cell>
          <table:table-cell table:number-columns-repeated="3"/>
        </table:table-row>
        <table:table-row table:style-name="ro1">
          <table:table-cell office:value-type="string">
            <text:p>10-15 19:18:52.815: WARN/iTesa(2187): </text:p>
          </table:table-cell>
          <table:table-cell office:value-type="float" office:value="12424746622000">
            <text:p>12424746622000</text:p>
          </table:table-cell>
          <table:table-cell office:value-type="float" office:value="947">
            <text:p>947</text:p>
          </table:table-cell>
          <table:table-cell table:formula="of:=([.B947]-[.B946])/1000000" office:value-type="float" office:value="54.837">
            <text:p>54.837</text:p>
          </table:table-cell>
          <table:table-cell table:number-columns-repeated="3"/>
        </table:table-row>
        <table:table-row table:style-name="ro1">
          <table:table-cell office:value-type="string">
            <text:p>10-15 19:18:52.927: WARN/iTesa(2187): </text:p>
          </table:table-cell>
          <table:table-cell office:value-type="float" office:value="12424801480000">
            <text:p>12424801480000</text:p>
          </table:table-cell>
          <table:table-cell office:value-type="float" office:value="948">
            <text:p>948</text:p>
          </table:table-cell>
          <table:table-cell table:formula="of:=([.B948]-[.B947])/1000000" office:value-type="float" office:value="54.858">
            <text:p>54.858</text:p>
          </table:table-cell>
          <table:table-cell table:number-columns-repeated="3"/>
        </table:table-row>
        <table:table-row table:style-name="ro1">
          <table:table-cell office:value-type="string">
            <text:p>10-15 19:18:52.927: WARN/iTesa(2187): </text:p>
          </table:table-cell>
          <table:table-cell office:value-type="float" office:value="12424854867000">
            <text:p>12424854867000</text:p>
          </table:table-cell>
          <table:table-cell office:value-type="float" office:value="949">
            <text:p>949</text:p>
          </table:table-cell>
          <table:table-cell table:formula="of:=([.B949]-[.B948])/1000000" office:value-type="float" office:value="53.387">
            <text:p>53.387</text:p>
          </table:table-cell>
          <table:table-cell table:number-columns-repeated="3"/>
        </table:table-row>
        <table:table-row table:style-name="ro1">
          <table:table-cell office:value-type="string">
            <text:p>10-15 19:18:52.985: WARN/iTesa(2187): </text:p>
          </table:table-cell>
          <table:table-cell office:value-type="float" office:value="12424909415000">
            <text:p>12424909415000</text:p>
          </table:table-cell>
          <table:table-cell office:value-type="float" office:value="950">
            <text:p>950</text:p>
          </table:table-cell>
          <table:table-cell table:formula="of:=([.B950]-[.B949])/1000000" office:value-type="float" office:value="54.548">
            <text:p>54.548</text:p>
          </table:table-cell>
          <table:table-cell table:number-columns-repeated="3"/>
        </table:table-row>
        <table:table-row table:style-name="ro1">
          <table:table-cell office:value-type="string">
            <text:p>10-15 19:18:53.090: WARN/iTesa(2187): </text:p>
          </table:table-cell>
          <table:table-cell office:value-type="float" office:value="12424964373000">
            <text:p>12424964373000</text:p>
          </table:table-cell>
          <table:table-cell office:value-type="float" office:value="951">
            <text:p>951</text:p>
          </table:table-cell>
          <table:table-cell table:formula="of:=([.B951]-[.B950])/1000000" office:value-type="float" office:value="54.958">
            <text:p>54.958</text:p>
          </table:table-cell>
          <table:table-cell table:number-columns-repeated="3"/>
        </table:table-row>
        <table:table-row table:style-name="ro1">
          <table:table-cell office:value-type="string">
            <text:p>10-15 19:18:53.090: WARN/iTesa(2187): </text:p>
          </table:table-cell>
          <table:table-cell office:value-type="float" office:value="12425017755000">
            <text:p>12425017755000</text:p>
          </table:table-cell>
          <table:table-cell office:value-type="float" office:value="952">
            <text:p>952</text:p>
          </table:table-cell>
          <table:table-cell table:formula="of:=([.B952]-[.B951])/1000000" office:value-type="float" office:value="53.382">
            <text:p>53.382</text:p>
          </table:table-cell>
          <table:table-cell table:number-columns-repeated="3"/>
        </table:table-row>
        <table:table-row table:style-name="ro1">
          <table:table-cell office:value-type="string">
            <text:p>10-15 19:18:53.145: WARN/iTesa(2187): </text:p>
          </table:table-cell>
          <table:table-cell office:value-type="float" office:value="12425072420000">
            <text:p>12425072420000</text:p>
          </table:table-cell>
          <table:table-cell office:value-type="float" office:value="953">
            <text:p>953</text:p>
          </table:table-cell>
          <table:table-cell table:formula="of:=([.B953]-[.B952])/1000000" office:value-type="float" office:value="54.665">
            <text:p>54.665</text:p>
          </table:table-cell>
          <table:table-cell table:number-columns-repeated="3"/>
        </table:table-row>
        <table:table-row table:style-name="ro1">
          <table:table-cell office:value-type="string">
            <text:p>10-15 19:18:53.255: WARN/iTesa(2187): </text:p>
          </table:table-cell>
          <table:table-cell office:value-type="float" office:value="12425127097000">
            <text:p>12425127097000</text:p>
          </table:table-cell>
          <table:table-cell office:value-type="float" office:value="954">
            <text:p>954</text:p>
          </table:table-cell>
          <table:table-cell table:formula="of:=([.B954]-[.B953])/1000000" office:value-type="float" office:value="54.677">
            <text:p>54.677</text:p>
          </table:table-cell>
          <table:table-cell table:number-columns-repeated="3"/>
        </table:table-row>
        <table:table-row table:style-name="ro1">
          <table:table-cell office:value-type="string">
            <text:p>10-15 19:18:53.255: WARN/iTesa(2187): </text:p>
          </table:table-cell>
          <table:table-cell office:value-type="float" office:value="12425180548000">
            <text:p>12425180548000</text:p>
          </table:table-cell>
          <table:table-cell office:value-type="float" office:value="955">
            <text:p>955</text:p>
          </table:table-cell>
          <table:table-cell table:formula="of:=([.B955]-[.B954])/1000000" office:value-type="float" office:value="53.451">
            <text:p>53.451</text:p>
          </table:table-cell>
          <table:table-cell table:number-columns-repeated="3"/>
        </table:table-row>
        <table:table-row table:style-name="ro1">
          <table:table-cell office:value-type="string">
            <text:p>10-15 19:18:53.307: WARN/iTesa(2187): </text:p>
          </table:table-cell>
          <table:table-cell office:value-type="float" office:value="12425235042000">
            <text:p>12425235042000</text:p>
          </table:table-cell>
          <table:table-cell office:value-type="float" office:value="956">
            <text:p>956</text:p>
          </table:table-cell>
          <table:table-cell table:formula="of:=([.B956]-[.B955])/1000000" office:value-type="float" office:value="54.494">
            <text:p>54.494</text:p>
          </table:table-cell>
          <table:table-cell table:number-columns-repeated="3"/>
        </table:table-row>
        <table:table-row table:style-name="ro1">
          <table:table-cell office:value-type="string">
            <text:p>10-15 19:18:53.415: WARN/iTesa(2187): </text:p>
          </table:table-cell>
          <table:table-cell office:value-type="float" office:value="12425289658000">
            <text:p>12425289658000</text:p>
          </table:table-cell>
          <table:table-cell office:value-type="float" office:value="957">
            <text:p>957</text:p>
          </table:table-cell>
          <table:table-cell table:formula="of:=([.B957]-[.B956])/1000000" office:value-type="float" office:value="54.616">
            <text:p>54.616</text:p>
          </table:table-cell>
          <table:table-cell table:number-columns-repeated="3"/>
        </table:table-row>
        <table:table-row table:style-name="ro1">
          <table:table-cell office:value-type="string">
            <text:p>10-15 19:18:53.415: WARN/iTesa(2187): </text:p>
          </table:table-cell>
          <table:table-cell office:value-type="float" office:value="12425343098000">
            <text:p>12425343098000</text:p>
          </table:table-cell>
          <table:table-cell office:value-type="float" office:value="958">
            <text:p>958</text:p>
          </table:table-cell>
          <table:table-cell table:formula="of:=([.B958]-[.B957])/1000000" office:value-type="float" office:value="53.44">
            <text:p>53.44</text:p>
          </table:table-cell>
          <table:table-cell table:number-columns-repeated="3"/>
        </table:table-row>
        <table:table-row table:style-name="ro1">
          <table:table-cell office:value-type="string">
            <text:p>10-15 19:18:53.525: WARN/iTesa(2187): </text:p>
          </table:table-cell>
          <table:table-cell office:value-type="float" office:value="12425397965000">
            <text:p>12425397965000</text:p>
          </table:table-cell>
          <table:table-cell office:value-type="float" office:value="959">
            <text:p>959</text:p>
          </table:table-cell>
          <table:table-cell table:formula="of:=([.B959]-[.B958])/1000000" office:value-type="float" office:value="54.867">
            <text:p>54.867</text:p>
          </table:table-cell>
          <table:table-cell table:number-columns-repeated="3"/>
        </table:table-row>
        <table:table-row table:style-name="ro1">
          <table:table-cell office:value-type="string">
            <text:p>10-15 19:18:53.525: WARN/iTesa(2187): </text:p>
          </table:table-cell>
          <table:table-cell office:value-type="float" office:value="12425451477000">
            <text:p>12425451477000</text:p>
          </table:table-cell>
          <table:table-cell office:value-type="float" office:value="960">
            <text:p>960</text:p>
          </table:table-cell>
          <table:table-cell table:formula="of:=([.B960]-[.B959])/1000000" office:value-type="float" office:value="53.512">
            <text:p>53.512</text:p>
          </table:table-cell>
          <table:table-cell table:number-columns-repeated="3"/>
        </table:table-row>
        <table:table-row table:style-name="ro1">
          <table:table-cell office:value-type="string">
            <text:p>10-15 19:18:53.635: WARN/iTesa(2187): </text:p>
          </table:table-cell>
          <table:table-cell office:value-type="float" office:value="12425506018000">
            <text:p>12425506018000</text:p>
          </table:table-cell>
          <table:table-cell office:value-type="float" office:value="961">
            <text:p>961</text:p>
          </table:table-cell>
          <table:table-cell table:formula="of:=([.B961]-[.B960])/1000000" office:value-type="float" office:value="54.541">
            <text:p>54.541</text:p>
          </table:table-cell>
          <table:table-cell table:number-columns-repeated="3"/>
        </table:table-row>
        <table:table-row table:style-name="ro1">
          <table:table-cell office:value-type="string">
            <text:p>10-15 19:18:53.635: WARN/iTesa(2187): </text:p>
          </table:table-cell>
          <table:table-cell office:value-type="float" office:value="12425559380000">
            <text:p>12425559380000</text:p>
          </table:table-cell>
          <table:table-cell office:value-type="float" office:value="962">
            <text:p>962</text:p>
          </table:table-cell>
          <table:table-cell table:formula="of:=([.B962]-[.B961])/1000000" office:value-type="float" office:value="53.362">
            <text:p>53.362</text:p>
          </table:table-cell>
          <table:table-cell table:number-columns-repeated="3"/>
        </table:table-row>
        <table:table-row table:style-name="ro1">
          <table:table-cell office:value-type="string">
            <text:p>10-15 19:18:53.685: WARN/iTesa(2187): </text:p>
          </table:table-cell>
          <table:table-cell office:value-type="float" office:value="12425613742000">
            <text:p>12425613742000</text:p>
          </table:table-cell>
          <table:table-cell office:value-type="float" office:value="963">
            <text:p>963</text:p>
          </table:table-cell>
          <table:table-cell table:formula="of:=([.B963]-[.B962])/1000000" office:value-type="float" office:value="54.362">
            <text:p>54.362</text:p>
          </table:table-cell>
          <table:table-cell table:number-columns-repeated="3"/>
        </table:table-row>
        <table:table-row table:style-name="ro1">
          <table:table-cell office:value-type="string">
            <text:p>10-15 19:18:53.795: WARN/iTesa(2187): </text:p>
          </table:table-cell>
          <table:table-cell office:value-type="float" office:value="12425668392000">
            <text:p>12425668392000</text:p>
          </table:table-cell>
          <table:table-cell office:value-type="float" office:value="964">
            <text:p>964</text:p>
          </table:table-cell>
          <table:table-cell table:formula="of:=([.B964]-[.B963])/1000000" office:value-type="float" office:value="54.65">
            <text:p>54.65</text:p>
          </table:table-cell>
          <table:table-cell table:number-columns-repeated="3"/>
        </table:table-row>
        <table:table-row table:style-name="ro1">
          <table:table-cell office:value-type="string">
            <text:p>10-15 19:18:53.795: WARN/iTesa(2187): </text:p>
          </table:table-cell>
          <table:table-cell office:value-type="float" office:value="12425721987000">
            <text:p>12425721987000</text:p>
          </table:table-cell>
          <table:table-cell office:value-type="float" office:value="965">
            <text:p>965</text:p>
          </table:table-cell>
          <table:table-cell table:formula="of:=([.B965]-[.B964])/1000000" office:value-type="float" office:value="53.595">
            <text:p>53.595</text:p>
          </table:table-cell>
          <table:table-cell table:number-columns-repeated="3"/>
        </table:table-row>
        <table:table-row table:style-name="ro1">
          <table:table-cell office:value-type="string">
            <text:p>10-15 19:18:53.849: WARN/iTesa(2187): </text:p>
          </table:table-cell>
          <table:table-cell office:value-type="float" office:value="12425776685000">
            <text:p>12425776685000</text:p>
          </table:table-cell>
          <table:table-cell office:value-type="float" office:value="966">
            <text:p>966</text:p>
          </table:table-cell>
          <table:table-cell table:formula="of:=([.B966]-[.B965])/1000000" office:value-type="float" office:value="54.698">
            <text:p>54.698</text:p>
          </table:table-cell>
          <table:table-cell table:number-columns-repeated="3"/>
        </table:table-row>
        <table:table-row table:style-name="ro1">
          <table:table-cell office:value-type="string">
            <text:p>10-15 19:18:53.957: WARN/iTesa(2187): </text:p>
          </table:table-cell>
          <table:table-cell office:value-type="float" office:value="12425831470000">
            <text:p>12425831470000</text:p>
          </table:table-cell>
          <table:table-cell office:value-type="float" office:value="967">
            <text:p>967</text:p>
          </table:table-cell>
          <table:table-cell table:formula="of:=([.B967]-[.B966])/1000000" office:value-type="float" office:value="54.785">
            <text:p>54.785</text:p>
          </table:table-cell>
          <table:table-cell table:number-columns-repeated="3"/>
        </table:table-row>
        <table:table-row table:style-name="ro1">
          <table:table-cell office:value-type="string">
            <text:p>10-15 19:18:53.957: WARN/iTesa(2187): </text:p>
          </table:table-cell>
          <table:table-cell office:value-type="float" office:value="12425884845000">
            <text:p>12425884845000</text:p>
          </table:table-cell>
          <table:table-cell office:value-type="float" office:value="968">
            <text:p>968</text:p>
          </table:table-cell>
          <table:table-cell table:formula="of:=([.B968]-[.B967])/1000000" office:value-type="float" office:value="53.375">
            <text:p>53.375</text:p>
          </table:table-cell>
          <table:table-cell table:number-columns-repeated="3"/>
        </table:table-row>
        <table:table-row table:style-name="ro1">
          <table:table-cell office:value-type="string">
            <text:p>10-15 19:18:54.015: WARN/iTesa(2187): </text:p>
          </table:table-cell>
          <table:table-cell office:value-type="float" office:value="12425939382000">
            <text:p>12425939382000</text:p>
          </table:table-cell>
          <table:table-cell office:value-type="float" office:value="969">
            <text:p>969</text:p>
          </table:table-cell>
          <table:table-cell table:formula="of:=([.B969]-[.B968])/1000000" office:value-type="float" office:value="54.537">
            <text:p>54.537</text:p>
          </table:table-cell>
          <table:table-cell table:number-columns-repeated="3"/>
        </table:table-row>
        <table:table-row table:style-name="ro1">
          <table:table-cell office:value-type="string">
            <text:p>10-15 19:18:54.120: WARN/iTesa(2187): </text:p>
          </table:table-cell>
          <table:table-cell office:value-type="float" office:value="12425994292000">
            <text:p>12425994292000</text:p>
          </table:table-cell>
          <table:table-cell office:value-type="float" office:value="970">
            <text:p>970</text:p>
          </table:table-cell>
          <table:table-cell table:formula="of:=([.B970]-[.B969])/1000000" office:value-type="float" office:value="54.91">
            <text:p>54.91</text:p>
          </table:table-cell>
          <table:table-cell table:number-columns-repeated="3"/>
        </table:table-row>
        <table:table-row table:style-name="ro1">
          <table:table-cell office:value-type="string">
            <text:p>10-15 19:18:54.120: WARN/iTesa(2187): </text:p>
          </table:table-cell>
          <table:table-cell office:value-type="float" office:value="12426047730000">
            <text:p>12426047730000</text:p>
          </table:table-cell>
          <table:table-cell office:value-type="float" office:value="971">
            <text:p>971</text:p>
          </table:table-cell>
          <table:table-cell table:formula="of:=([.B971]-[.B970])/1000000" office:value-type="float" office:value="53.438">
            <text:p>53.438</text:p>
          </table:table-cell>
          <table:table-cell table:number-columns-repeated="3"/>
        </table:table-row>
        <table:table-row table:style-name="ro1">
          <table:table-cell office:value-type="string">
            <text:p>10-15 19:18:54.175: WARN/iTesa(2187): </text:p>
          </table:table-cell>
          <table:table-cell office:value-type="float" office:value="12426103428000">
            <text:p>12426103428000</text:p>
          </table:table-cell>
          <table:table-cell office:value-type="float" office:value="972">
            <text:p>972</text:p>
          </table:table-cell>
          <table:table-cell table:formula="of:=([.B972]-[.B971])/1000000" office:value-type="float" office:value="55.698">
            <text:p>55.698</text:p>
          </table:table-cell>
          <table:table-cell table:number-columns-repeated="3"/>
        </table:table-row>
        <table:table-row table:style-name="ro1">
          <table:table-cell office:value-type="string">
            <text:p>10-15 19:18:54.285: WARN/iTesa(2187): </text:p>
          </table:table-cell>
          <table:table-cell office:value-type="float" office:value="12426158070000">
            <text:p>12426158070000</text:p>
          </table:table-cell>
          <table:table-cell office:value-type="float" office:value="973">
            <text:p>973</text:p>
          </table:table-cell>
          <table:table-cell table:formula="of:=([.B973]-[.B972])/1000000" office:value-type="float" office:value="54.642">
            <text:p>54.642</text:p>
          </table:table-cell>
          <table:table-cell table:number-columns-repeated="3"/>
        </table:table-row>
        <table:table-row table:style-name="ro1">
          <table:table-cell office:value-type="string">
            <text:p>10-15 19:18:54.285: WARN/iTesa(2187): </text:p>
          </table:table-cell>
          <table:table-cell office:value-type="float" office:value="12426211575000">
            <text:p>12426211575000</text:p>
          </table:table-cell>
          <table:table-cell office:value-type="float" office:value="974">
            <text:p>974</text:p>
          </table:table-cell>
          <table:table-cell table:formula="of:=([.B974]-[.B973])/1000000" office:value-type="float" office:value="53.505">
            <text:p>53.505</text:p>
          </table:table-cell>
          <table:table-cell table:number-columns-repeated="3"/>
        </table:table-row>
        <table:table-row table:style-name="ro1">
          <table:table-cell office:value-type="string">
            <text:p>10-15 19:18:54.338: WARN/iTesa(2187): </text:p>
          </table:table-cell>
          <table:table-cell office:value-type="float" office:value="12426266103000">
            <text:p>12426266103000</text:p>
          </table:table-cell>
          <table:table-cell office:value-type="float" office:value="975">
            <text:p>975</text:p>
          </table:table-cell>
          <table:table-cell table:formula="of:=([.B975]-[.B974])/1000000" office:value-type="float" office:value="54.528">
            <text:p>54.528</text:p>
          </table:table-cell>
          <table:table-cell table:number-columns-repeated="3"/>
        </table:table-row>
        <table:table-row table:style-name="ro1">
          <table:table-cell office:value-type="string">
            <text:p>10-15 19:18:54.446: WARN/iTesa(2187): </text:p>
          </table:table-cell>
          <table:table-cell office:value-type="float" office:value="12426320777000">
            <text:p>12426320777000</text:p>
          </table:table-cell>
          <table:table-cell office:value-type="float" office:value="976">
            <text:p>976</text:p>
          </table:table-cell>
          <table:table-cell table:formula="of:=([.B976]-[.B975])/1000000" office:value-type="float" office:value="54.674">
            <text:p>54.674</text:p>
          </table:table-cell>
          <table:table-cell table:number-columns-repeated="3"/>
        </table:table-row>
        <table:table-row table:style-name="ro1">
          <table:table-cell office:value-type="string">
            <text:p>10-15 19:18:54.446: WARN/iTesa(2187): </text:p>
          </table:table-cell>
          <table:table-cell office:value-type="float" office:value="12426374125000">
            <text:p>12426374125000</text:p>
          </table:table-cell>
          <table:table-cell office:value-type="float" office:value="977">
            <text:p>977</text:p>
          </table:table-cell>
          <table:table-cell table:formula="of:=([.B977]-[.B976])/1000000" office:value-type="float" office:value="53.348">
            <text:p>53.348</text:p>
          </table:table-cell>
          <table:table-cell table:number-columns-repeated="3"/>
        </table:table-row>
        <table:table-row table:style-name="ro1">
          <table:table-cell office:value-type="string">
            <text:p>10-15 19:18:54.505: WARN/iTesa(2187): </text:p>
          </table:table-cell>
          <table:table-cell office:value-type="float" office:value="12426428660000">
            <text:p>12426428660000</text:p>
          </table:table-cell>
          <table:table-cell office:value-type="float" office:value="978">
            <text:p>978</text:p>
          </table:table-cell>
          <table:table-cell table:formula="of:=([.B978]-[.B977])/1000000" office:value-type="float" office:value="54.535">
            <text:p>54.535</text:p>
          </table:table-cell>
          <table:table-cell table:number-columns-repeated="3"/>
        </table:table-row>
        <table:table-row table:style-name="ro1">
          <table:table-cell office:value-type="string">
            <text:p>10-15 19:18:54.605: WARN/iTesa(2187): </text:p>
          </table:table-cell>
          <table:table-cell office:value-type="float" office:value="12426483380000">
            <text:p>12426483380000</text:p>
          </table:table-cell>
          <table:table-cell office:value-type="float" office:value="979">
            <text:p>979</text:p>
          </table:table-cell>
          <table:table-cell table:formula="of:=([.B979]-[.B978])/1000000" office:value-type="float" office:value="54.72">
            <text:p>54.72</text:p>
          </table:table-cell>
          <table:table-cell table:number-columns-repeated="3"/>
        </table:table-row>
        <table:table-row table:style-name="ro1">
          <table:table-cell office:value-type="string">
            <text:p>10-15 19:18:54.605: WARN/iTesa(2187): </text:p>
          </table:table-cell>
          <table:table-cell office:value-type="float" office:value="12426536753000">
            <text:p>12426536753000</text:p>
          </table:table-cell>
          <table:table-cell office:value-type="float" office:value="980">
            <text:p>980</text:p>
          </table:table-cell>
          <table:table-cell table:formula="of:=([.B980]-[.B979])/1000000" office:value-type="float" office:value="53.373">
            <text:p>53.373</text:p>
          </table:table-cell>
          <table:table-cell table:number-columns-repeated="3"/>
        </table:table-row>
        <table:table-row table:style-name="ro1">
          <table:table-cell office:value-type="string">
            <text:p>10-15 19:18:54.665: WARN/iTesa(2187): </text:p>
          </table:table-cell>
          <table:table-cell office:value-type="float" office:value="12426591412000">
            <text:p>12426591412000</text:p>
          </table:table-cell>
          <table:table-cell office:value-type="float" office:value="981">
            <text:p>981</text:p>
          </table:table-cell>
          <table:table-cell table:formula="of:=([.B981]-[.B980])/1000000" office:value-type="float" office:value="54.659">
            <text:p>54.659</text:p>
          </table:table-cell>
          <table:table-cell table:number-columns-repeated="3"/>
        </table:table-row>
        <table:table-row table:style-name="ro1">
          <table:table-cell office:value-type="string">
            <text:p>10-15 19:18:54.775: WARN/iTesa(2187): </text:p>
          </table:table-cell>
          <table:table-cell office:value-type="float" office:value="12426646070000">
            <text:p>12426646070000</text:p>
          </table:table-cell>
          <table:table-cell office:value-type="float" office:value="982">
            <text:p>982</text:p>
          </table:table-cell>
          <table:table-cell table:formula="of:=([.B982]-[.B981])/1000000" office:value-type="float" office:value="54.658">
            <text:p>54.658</text:p>
          </table:table-cell>
          <table:table-cell table:number-columns-repeated="3"/>
        </table:table-row>
        <table:table-row table:style-name="ro1">
          <table:table-cell office:value-type="string">
            <text:p>10-15 19:18:54.775: WARN/iTesa(2187): </text:p>
          </table:table-cell>
          <table:table-cell office:value-type="float" office:value="12426699428000">
            <text:p>12426699428000</text:p>
          </table:table-cell>
          <table:table-cell office:value-type="float" office:value="983">
            <text:p>983</text:p>
          </table:table-cell>
          <table:table-cell table:formula="of:=([.B983]-[.B982])/1000000" office:value-type="float" office:value="53.358">
            <text:p>53.358</text:p>
          </table:table-cell>
          <table:table-cell table:number-columns-repeated="3"/>
        </table:table-row>
        <table:table-row table:style-name="ro1">
          <table:table-cell office:value-type="string">
            <text:p>10-15 19:18:54.835: WARN/iTesa(2187): </text:p>
          </table:table-cell>
          <table:table-cell office:value-type="float" office:value="12426758650000">
            <text:p>12426758650000</text:p>
          </table:table-cell>
          <table:table-cell office:value-type="float" office:value="984">
            <text:p>984</text:p>
          </table:table-cell>
          <table:table-cell table:formula="of:=([.B984]-[.B983])/1000000" office:value-type="float" office:value="59.222">
            <text:p>59.222</text:p>
          </table:table-cell>
          <table:table-cell table:number-columns-repeated="3"/>
        </table:table-row>
        <table:table-row table:style-name="ro1">
          <table:table-cell office:value-type="string">
            <text:p>10-15 19:18:54.939: WARN/iTesa(2187): </text:p>
          </table:table-cell>
          <table:table-cell office:value-type="float" office:value="12426813423000">
            <text:p>12426813423000</text:p>
          </table:table-cell>
          <table:table-cell office:value-type="float" office:value="985">
            <text:p>985</text:p>
          </table:table-cell>
          <table:table-cell table:formula="of:=([.B985]-[.B984])/1000000" office:value-type="float" office:value="54.773">
            <text:p>54.773</text:p>
          </table:table-cell>
          <table:table-cell table:number-columns-repeated="3"/>
        </table:table-row>
        <table:table-row table:style-name="ro1">
          <table:table-cell office:value-type="string">
            <text:p>10-15 19:18:54.939: WARN/iTesa(2187): </text:p>
          </table:table-cell>
          <table:table-cell office:value-type="float" office:value="12426866783000">
            <text:p>12426866783000</text:p>
          </table:table-cell>
          <table:table-cell office:value-type="float" office:value="986">
            <text:p>986</text:p>
          </table:table-cell>
          <table:table-cell table:formula="of:=([.B986]-[.B985])/1000000" office:value-type="float" office:value="53.36">
            <text:p>53.36</text:p>
          </table:table-cell>
          <table:table-cell table:number-columns-repeated="3"/>
        </table:table-row>
        <table:table-row table:style-name="ro1">
          <table:table-cell office:value-type="string">
            <text:p>10-15 19:18:55.045: WARN/iTesa(2187): </text:p>
          </table:table-cell>
          <table:table-cell office:value-type="float" office:value="12426921445000">
            <text:p>12426921445000</text:p>
          </table:table-cell>
          <table:table-cell office:value-type="float" office:value="987">
            <text:p>987</text:p>
          </table:table-cell>
          <table:table-cell table:formula="of:=([.B987]-[.B986])/1000000" office:value-type="float" office:value="54.662">
            <text:p>54.662</text:p>
          </table:table-cell>
          <table:table-cell table:number-columns-repeated="3"/>
        </table:table-row>
        <table:table-row table:style-name="ro1">
          <table:table-cell office:value-type="string">
            <text:p>10-15 19:18:55.045: WARN/iTesa(2187): </text:p>
          </table:table-cell>
          <table:table-cell office:value-type="float" office:value="12426974912000">
            <text:p>12426974912000</text:p>
          </table:table-cell>
          <table:table-cell office:value-type="float" office:value="988">
            <text:p>988</text:p>
          </table:table-cell>
          <table:table-cell table:formula="of:=([.B988]-[.B987])/1000000" office:value-type="float" office:value="53.467">
            <text:p>53.467</text:p>
          </table:table-cell>
          <table:table-cell table:number-columns-repeated="3"/>
        </table:table-row>
        <table:table-row table:style-name="ro1">
          <table:table-cell office:value-type="string">
            <text:p>10-15 19:18:55.105: WARN/iTesa(2187): </text:p>
          </table:table-cell>
          <table:table-cell office:value-type="float" office:value="12427029500000">
            <text:p>12427029500000</text:p>
          </table:table-cell>
          <table:table-cell office:value-type="float" office:value="989">
            <text:p>989</text:p>
          </table:table-cell>
          <table:table-cell table:formula="of:=([.B989]-[.B988])/1000000" office:value-type="float" office:value="54.588">
            <text:p>54.588</text:p>
          </table:table-cell>
          <table:table-cell table:number-columns-repeated="3"/>
        </table:table-row>
        <table:table-row table:style-name="ro1">
          <table:table-cell office:value-type="string">
            <text:p>10-15 19:18:55.225: WARN/iTesa(2187): </text:p>
          </table:table-cell>
          <table:table-cell office:value-type="float" office:value="12427084543000">
            <text:p>12427084543000</text:p>
          </table:table-cell>
          <table:table-cell office:value-type="float" office:value="990">
            <text:p>990</text:p>
          </table:table-cell>
          <table:table-cell table:formula="of:=([.B990]-[.B989])/1000000" office:value-type="float" office:value="55.043">
            <text:p>55.043</text:p>
          </table:table-cell>
          <table:table-cell table:number-columns-repeated="3"/>
        </table:table-row>
        <table:table-row table:style-name="ro1">
          <table:table-cell office:value-type="string">
            <text:p>10-15 19:18:55.225: WARN/iTesa(2187): </text:p>
          </table:table-cell>
          <table:table-cell office:value-type="float" office:value="12427138077000">
            <text:p>12427138077000</text:p>
          </table:table-cell>
          <table:table-cell office:value-type="float" office:value="991">
            <text:p>991</text:p>
          </table:table-cell>
          <table:table-cell table:formula="of:=([.B991]-[.B990])/1000000" office:value-type="float" office:value="53.534">
            <text:p>53.534</text:p>
          </table:table-cell>
          <table:table-cell table:number-columns-repeated="3"/>
        </table:table-row>
        <table:table-row table:style-name="ro1">
          <table:table-cell office:value-type="string">
            <text:p>10-15 19:18:55.265: WARN/iTesa(2187): </text:p>
          </table:table-cell>
          <table:table-cell office:value-type="float" office:value="12427195377000">
            <text:p>12427195377000</text:p>
          </table:table-cell>
          <table:table-cell office:value-type="float" office:value="992">
            <text:p>992</text:p>
          </table:table-cell>
          <table:table-cell table:formula="of:=([.B992]-[.B991])/1000000" office:value-type="float" office:value="57.3">
            <text:p>57.3</text:p>
          </table:table-cell>
          <table:table-cell table:number-columns-repeated="3"/>
        </table:table-row>
        <table:table-row table:style-name="ro1">
          <table:table-cell office:value-type="string">
            <text:p>10-15 19:18:55.375: WARN/iTesa(2187): </text:p>
          </table:table-cell>
          <table:table-cell office:value-type="float" office:value="12427250230000">
            <text:p>12427250230000</text:p>
          </table:table-cell>
          <table:table-cell office:value-type="float" office:value="993">
            <text:p>993</text:p>
          </table:table-cell>
          <table:table-cell table:formula="of:=([.B993]-[.B992])/1000000" office:value-type="float" office:value="54.853">
            <text:p>54.853</text:p>
          </table:table-cell>
          <table:table-cell table:number-columns-repeated="3"/>
        </table:table-row>
        <table:table-row table:style-name="ro1">
          <table:table-cell office:value-type="string">
            <text:p>10-15 19:18:55.375: WARN/iTesa(2187): </text:p>
          </table:table-cell>
          <table:table-cell office:value-type="float" office:value="12427303762000">
            <text:p>12427303762000</text:p>
          </table:table-cell>
          <table:table-cell office:value-type="float" office:value="994">
            <text:p>994</text:p>
          </table:table-cell>
          <table:table-cell table:formula="of:=([.B994]-[.B993])/1000000" office:value-type="float" office:value="53.532">
            <text:p>53.532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10-15 19:46:41.965: WARN/iTesa(2925): </text:p>
          </table:table-cell>
          <table:table-cell office:value-type="float" office:value="14093764912000">
            <text:p>14093764912000</text:p>
          </table:table-cell>
          <table:table-cell office:value-type="float" office:value="1">
            <text:p>1</text:p>
          </table:table-cell>
          <table:table-cell table:style-name="ce1" office:value-type="string">
            <text:p>SENSOR_DELAY_NORMAL</text:p>
          </table:table-cell>
          <table:table-cell table:number-columns-repeated="3"/>
        </table:table-row>
        <table:table-row table:style-name="ro1">
          <table:table-cell office:value-type="string">
            <text:p>10-15 19:46:41.965: WARN/iTesa(2925): </text:p>
          </table:table-cell>
          <table:table-cell office:value-type="float" office:value="14093817655000">
            <text:p>14093817655000</text:p>
          </table:table-cell>
          <table:table-cell office:value-type="float" office:value="2">
            <text:p>2</text:p>
          </table:table-cell>
          <table:table-cell table:formula="of:=([.B2]-[.B1])/1000000" office:value-type="float" office:value="52.743">
            <text:p>52.743</text:p>
          </table:table-cell>
          <table:table-cell office:value-type="float" office:value="50">
            <text:p>50</text:p>
          </table:table-cell>
          <table:table-cell table:number-matrix-columns-spanned="1" table:number-matrix-rows-spanned="21" table:formula="of:=FREQUENCY([.D2:.D302];[.E2:.E22])" office:value-type="float" office:value="0">
            <text:p>0</text:p>
          </table:table-cell>
          <table:table-cell table:formula="of:=MIN([.D2:.D993])" office:value-type="float" office:value="52.67">
            <text:p>52.67</text:p>
            <draw:frame table:end-cell-address="Sheet2.J17" table:end-x="1.971cm" table:end-y="0.451cm" draw:z-index="0" draw:style-name="gr1" svg:width="7.998cm" svg:height="6.986cm" svg:x="0.747cm" svg:y="0.213cm">
              <draw:object draw:notify-on-update-of-ranges="Sheet2.E2:Sheet2.E22 Sheet2.F2:Sheet2.F2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10-15 19:46:41.965: WARN/iTesa(2925): </text:p>
          </table:table-cell>
          <table:table-cell office:value-type="float" office:value="14093872297000">
            <text:p>14093872297000</text:p>
          </table:table-cell>
          <table:table-cell office:value-type="float" office:value="3">
            <text:p>3</text:p>
          </table:table-cell>
          <table:table-cell table:formula="of:=([.B3]-[.B2])/1000000" office:value-type="float" office:value="54.642">
            <text:p>54.64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MAX([.D2:.D993])" office:value-type="float" office:value="109.415">
            <text:p>109.415</text:p>
          </table:table-cell>
        </table:table-row>
        <table:table-row table:style-name="ro1">
          <table:table-cell office:value-type="string">
            <text:p>10-15 19:46:42.055: WARN/iTesa(2925): </text:p>
          </table:table-cell>
          <table:table-cell office:value-type="float" office:value="14093928755000">
            <text:p>14093928755000</text:p>
          </table:table-cell>
          <table:table-cell office:value-type="float" office:value="4">
            <text:p>4</text:p>
          </table:table-cell>
          <table:table-cell table:formula="of:=([.B4]-[.B3])/1000000" office:value-type="float" office:value="56.458">
            <text:p>56.45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46:42.055: WARN/iTesa(2925): </text:p>
          </table:table-cell>
          <table:table-cell office:value-type="float" office:value="14093987615000">
            <text:p>14093987615000</text:p>
          </table:table-cell>
          <table:table-cell office:value-type="float" office:value="5">
            <text:p>5</text:p>
          </table:table-cell>
          <table:table-cell table:formula="of:=([.B5]-[.B4])/1000000" office:value-type="float" office:value="58.86">
            <text:p>58.86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10-15 19:46:42.115: WARN/iTesa(2925): </text:p>
          </table:table-cell>
          <table:table-cell office:value-type="float" office:value="14094047822000">
            <text:p>14094047822000</text:p>
          </table:table-cell>
          <table:table-cell office:value-type="float" office:value="6">
            <text:p>6</text:p>
          </table:table-cell>
          <table:table-cell table:formula="of:=([.B6]-[.B5])/1000000" office:value-type="float" office:value="60.207">
            <text:p>60.207</text:p>
          </table:table-cell>
          <table:table-cell office:value-type="float" office:value="54">
            <text:p>54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string">
            <text:p>10-15 19:46:42.235: WARN/iTesa(2925): </text:p>
          </table:table-cell>
          <table:table-cell office:value-type="float" office:value="14094104252000">
            <text:p>14094104252000</text:p>
          </table:table-cell>
          <table:table-cell office:value-type="float" office:value="7">
            <text:p>7</text:p>
          </table:table-cell>
          <table:table-cell table:formula="of:=([.B7]-[.B6])/1000000" office:value-type="float" office:value="56.43">
            <text:p>56.43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10-15 19:46:42.235: WARN/iTesa(2925): </text:p>
          </table:table-cell>
          <table:table-cell office:value-type="float" office:value="14094165035000">
            <text:p>14094165035000</text:p>
          </table:table-cell>
          <table:table-cell office:value-type="float" office:value="8">
            <text:p>8</text:p>
          </table:table-cell>
          <table:table-cell table:formula="of:=([.B8]-[.B7])/1000000" office:value-type="float" office:value="60.783">
            <text:p>60.783</text:p>
          </table:table-cell>
          <table:table-cell office:value-type="float" office:value="56">
            <text:p>56</text:p>
          </table:table-cell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string">
            <text:p>10-15 19:46:42.295: WARN/iTesa(2925): </text:p>
          </table:table-cell>
          <table:table-cell office:value-type="float" office:value="14094220145000">
            <text:p>14094220145000</text:p>
          </table:table-cell>
          <table:table-cell office:value-type="float" office:value="9">
            <text:p>9</text:p>
          </table:table-cell>
          <table:table-cell table:formula="of:=([.B9]-[.B8])/1000000" office:value-type="float" office:value="55.11">
            <text:p>55.11</text:p>
          </table:table-cell>
          <table:table-cell office:value-type="float" office:value="57">
            <text:p>57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string">
            <text:p>10-15 19:46:42.399: WARN/iTesa(2925): </text:p>
          </table:table-cell>
          <table:table-cell office:value-type="float" office:value="14094273842000">
            <text:p>14094273842000</text:p>
          </table:table-cell>
          <table:table-cell office:value-type="float" office:value="10">
            <text:p>10</text:p>
          </table:table-cell>
          <table:table-cell table:formula="of:=([.B10]-[.B9])/1000000" office:value-type="float" office:value="53.697">
            <text:p>53.697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10-15 19:46:42.399: WARN/iTesa(2925): </text:p>
          </table:table-cell>
          <table:table-cell office:value-type="float" office:value="14094326525000">
            <text:p>14094326525000</text:p>
          </table:table-cell>
          <table:table-cell office:value-type="float" office:value="11">
            <text:p>11</text:p>
          </table:table-cell>
          <table:table-cell table:formula="of:=([.B11]-[.B10])/1000000" office:value-type="float" office:value="52.683">
            <text:p>52.683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10-15 19:46:42.455: WARN/iTesa(2925): </text:p>
          </table:table-cell>
          <table:table-cell office:value-type="float" office:value="14094379810000">
            <text:p>14094379810000</text:p>
          </table:table-cell>
          <table:table-cell office:value-type="float" office:value="12">
            <text:p>12</text:p>
          </table:table-cell>
          <table:table-cell table:formula="of:=([.B12]-[.B11])/1000000" office:value-type="float" office:value="53.285">
            <text:p>53.285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10-15 19:46:42.555: WARN/iTesa(2925): </text:p>
          </table:table-cell>
          <table:table-cell office:value-type="float" office:value="14094433938000">
            <text:p>14094433938000</text:p>
          </table:table-cell>
          <table:table-cell office:value-type="float" office:value="13">
            <text:p>13</text:p>
          </table:table-cell>
          <table:table-cell table:formula="of:=([.B13]-[.B12])/1000000" office:value-type="float" office:value="54.128">
            <text:p>54.128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10-15 19:46:42.666: WARN/iTesa(2925): </text:p>
          </table:table-cell>
          <table:table-cell office:value-type="float" office:value="14094540362000">
            <text:p>14094540362000</text:p>
          </table:table-cell>
          <table:table-cell office:value-type="float" office:value="14">
            <text:p>14</text:p>
          </table:table-cell>
          <table:table-cell table:formula="of:=([.B14]-[.B13])/1000000" office:value-type="float" office:value="106.424">
            <text:p>106.424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0-15 19:46:42.666: WARN/iTesa(2925): </text:p>
          </table:table-cell>
          <table:table-cell office:value-type="float" office:value="14094593032000">
            <text:p>14094593032000</text:p>
          </table:table-cell>
          <table:table-cell office:value-type="float" office:value="15">
            <text:p>15</text:p>
          </table:table-cell>
          <table:table-cell table:formula="of:=([.B15]-[.B14])/1000000" office:value-type="float" office:value="52.67">
            <text:p>52.67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10-15 19:46:42.715: WARN/iTesa(2925): </text:p>
          </table:table-cell>
          <table:table-cell office:value-type="float" office:value="14094647027000">
            <text:p>14094647027000</text:p>
          </table:table-cell>
          <table:table-cell office:value-type="float" office:value="16">
            <text:p>16</text:p>
          </table:table-cell>
          <table:table-cell table:formula="of:=([.B16]-[.B15])/1000000" office:value-type="float" office:value="53.995">
            <text:p>53.995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0-15 19:46:42.875: WARN/iTesa(2925): </text:p>
          </table:table-cell>
          <table:table-cell office:value-type="float" office:value="14094700815000">
            <text:p>14094700815000</text:p>
          </table:table-cell>
          <table:table-cell office:value-type="float" office:value="17">
            <text:p>17</text:p>
          </table:table-cell>
          <table:table-cell table:formula="of:=([.B17]-[.B16])/1000000" office:value-type="float" office:value="53.788">
            <text:p>53.788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0-15 19:46:42.875: WARN/iTesa(2925): </text:p>
          </table:table-cell>
          <table:table-cell office:value-type="float" office:value="14094806182000">
            <text:p>14094806182000</text:p>
          </table:table-cell>
          <table:table-cell office:value-type="float" office:value="18">
            <text:p>18</text:p>
          </table:table-cell>
          <table:table-cell table:formula="of:=([.B18]-[.B17])/1000000" office:value-type="float" office:value="105.367">
            <text:p>105.367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0-15 19:46:42.985: WARN/iTesa(2925): </text:p>
          </table:table-cell>
          <table:table-cell office:value-type="float" office:value="14094860102000">
            <text:p>14094860102000</text:p>
          </table:table-cell>
          <table:table-cell office:value-type="float" office:value="19">
            <text:p>19</text:p>
          </table:table-cell>
          <table:table-cell table:formula="of:=([.B19]-[.B18])/1000000" office:value-type="float" office:value="53.92">
            <text:p>53.9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10-15 19:46:42.985: WARN/iTesa(2925): </text:p>
          </table:table-cell>
          <table:table-cell office:value-type="float" office:value="14094913335000">
            <text:p>14094913335000</text:p>
          </table:table-cell>
          <table:table-cell office:value-type="float" office:value="20">
            <text:p>20</text:p>
          </table:table-cell>
          <table:table-cell table:formula="of:=([.B20]-[.B19])/1000000" office:value-type="float" office:value="53.233">
            <text:p>53.233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46:43.045: WARN/iTesa(2925): </text:p>
          </table:table-cell>
          <table:table-cell office:value-type="float" office:value="14094969133000">
            <text:p>14094969133000</text:p>
          </table:table-cell>
          <table:table-cell office:value-type="float" office:value="21">
            <text:p>21</text:p>
          </table:table-cell>
          <table:table-cell table:formula="of:=([.B21]-[.B20])/1000000" office:value-type="float" office:value="55.798">
            <text:p>55.798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46:43.150: WARN/iTesa(2925): </text:p>
          </table:table-cell>
          <table:table-cell office:value-type="float" office:value="14095024448000">
            <text:p>14095024448000</text:p>
          </table:table-cell>
          <table:table-cell office:value-type="float" office:value="22">
            <text:p>22</text:p>
          </table:table-cell>
          <table:table-cell table:formula="of:=([.B22]-[.B21])/1000000" office:value-type="float" office:value="55.315">
            <text:p>55.31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-15 19:46:43.150: WARN/iTesa(2925): </text:p>
          </table:table-cell>
          <table:table-cell office:value-type="float" office:value="14095077753000">
            <text:p>14095077753000</text:p>
          </table:table-cell>
          <table:table-cell office:value-type="float" office:value="23">
            <text:p>23</text:p>
          </table:table-cell>
          <table:table-cell table:formula="of:=([.B23]-[.B22])/1000000" office:value-type="float" office:value="53.305">
            <text:p>53.305</text:p>
          </table:table-cell>
          <table:table-cell table:number-columns-repeated="3"/>
        </table:table-row>
        <table:table-row table:style-name="ro1">
          <table:table-cell office:value-type="string">
            <text:p>10-15 19:46:43.208: WARN/iTesa(2925): </text:p>
          </table:table-cell>
          <table:table-cell office:value-type="float" office:value="14095135413000">
            <text:p>14095135413000</text:p>
          </table:table-cell>
          <table:table-cell office:value-type="float" office:value="24">
            <text:p>24</text:p>
          </table:table-cell>
          <table:table-cell table:formula="of:=([.B24]-[.B23])/1000000" office:value-type="float" office:value="57.66">
            <text:p>57.66</text:p>
          </table:table-cell>
          <table:table-cell table:number-columns-repeated="3"/>
        </table:table-row>
        <table:table-row table:style-name="ro1">
          <table:table-cell office:value-type="string">
            <text:p>10-15 19:46:43.316: WARN/iTesa(2925): </text:p>
          </table:table-cell>
          <table:table-cell office:value-type="float" office:value="14095190655000">
            <text:p>14095190655000</text:p>
          </table:table-cell>
          <table:table-cell office:value-type="float" office:value="25">
            <text:p>25</text:p>
          </table:table-cell>
          <table:table-cell table:formula="of:=([.B25]-[.B24])/1000000" office:value-type="float" office:value="55.242">
            <text:p>55.242</text:p>
          </table:table-cell>
          <table:table-cell table:number-columns-repeated="3"/>
        </table:table-row>
        <table:table-row table:style-name="ro1">
          <table:table-cell office:value-type="string">
            <text:p>10-15 19:46:43.316: WARN/iTesa(2925): </text:p>
          </table:table-cell>
          <table:table-cell office:value-type="float" office:value="14095243953000">
            <text:p>14095243953000</text:p>
          </table:table-cell>
          <table:table-cell office:value-type="float" office:value="26">
            <text:p>26</text:p>
          </table:table-cell>
          <table:table-cell table:formula="of:=([.B26]-[.B25])/1000000" office:value-type="float" office:value="53.298">
            <text:p>53.298</text:p>
          </table:table-cell>
          <table:table-cell table:number-columns-repeated="3"/>
        </table:table-row>
        <table:table-row table:style-name="ro1">
          <table:table-cell office:value-type="string">
            <text:p>10-15 19:46:43.425: WARN/iTesa(2925): </text:p>
          </table:table-cell>
          <table:table-cell office:value-type="float" office:value="14095299592000">
            <text:p>14095299592000</text:p>
          </table:table-cell>
          <table:table-cell office:value-type="float" office:value="27">
            <text:p>27</text:p>
          </table:table-cell>
          <table:table-cell table:formula="of:=([.B27]-[.B26])/1000000" office:value-type="float" office:value="55.639">
            <text:p>55.639</text:p>
          </table:table-cell>
          <table:table-cell table:number-columns-repeated="3"/>
        </table:table-row>
        <table:table-row table:style-name="ro1">
          <table:table-cell office:value-type="string">
            <text:p>10-15 19:46:43.435: WARN/iTesa(2925): </text:p>
          </table:table-cell>
          <table:table-cell office:value-type="float" office:value="14095353087000">
            <text:p>14095353087000</text:p>
          </table:table-cell>
          <table:table-cell office:value-type="float" office:value="28">
            <text:p>28</text:p>
          </table:table-cell>
          <table:table-cell table:formula="of:=([.B28]-[.B27])/1000000" office:value-type="float" office:value="53.495">
            <text:p>53.495</text:p>
          </table:table-cell>
          <table:table-cell table:number-columns-repeated="3"/>
        </table:table-row>
        <table:table-row table:style-name="ro1">
          <table:table-cell office:value-type="string">
            <text:p>10-15 19:46:43.487: WARN/iTesa(2925): </text:p>
          </table:table-cell>
          <table:table-cell office:value-type="float" office:value="14095414382000">
            <text:p>14095414382000</text:p>
          </table:table-cell>
          <table:table-cell office:value-type="float" office:value="29">
            <text:p>29</text:p>
          </table:table-cell>
          <table:table-cell table:formula="of:=([.B29]-[.B28])/1000000" office:value-type="float" office:value="61.295">
            <text:p>61.295</text:p>
          </table:table-cell>
          <table:table-cell table:number-columns-repeated="3"/>
        </table:table-row>
        <table:table-row table:style-name="ro1">
          <table:table-cell office:value-type="string">
            <text:p>10-15 19:46:43.596: WARN/iTesa(2925): </text:p>
          </table:table-cell>
          <table:table-cell office:value-type="float" office:value="14095469835000">
            <text:p>14095469835000</text:p>
          </table:table-cell>
          <table:table-cell office:value-type="float" office:value="30">
            <text:p>30</text:p>
          </table:table-cell>
          <table:table-cell table:formula="of:=([.B30]-[.B29])/1000000" office:value-type="float" office:value="55.453">
            <text:p>55.453</text:p>
          </table:table-cell>
          <table:table-cell table:number-columns-repeated="3"/>
        </table:table-row>
        <table:table-row table:style-name="ro1">
          <table:table-cell office:value-type="string">
            <text:p>10-15 19:46:43.596: WARN/iTesa(2925): </text:p>
          </table:table-cell>
          <table:table-cell office:value-type="float" office:value="14095523442000">
            <text:p>14095523442000</text:p>
          </table:table-cell>
          <table:table-cell office:value-type="float" office:value="31">
            <text:p>31</text:p>
          </table:table-cell>
          <table:table-cell table:formula="of:=([.B31]-[.B30])/1000000" office:value-type="float" office:value="53.607">
            <text:p>53.607</text:p>
          </table:table-cell>
          <table:table-cell table:number-columns-repeated="3"/>
        </table:table-row>
        <table:table-row table:style-name="ro1">
          <table:table-cell office:value-type="string">
            <text:p>10-15 19:46:43.655: WARN/iTesa(2925): </text:p>
          </table:table-cell>
          <table:table-cell office:value-type="float" office:value="14095579150000">
            <text:p>14095579150000</text:p>
          </table:table-cell>
          <table:table-cell office:value-type="float" office:value="32">
            <text:p>32</text:p>
          </table:table-cell>
          <table:table-cell table:formula="of:=([.B32]-[.B31])/1000000" office:value-type="float" office:value="55.708">
            <text:p>55.708</text:p>
          </table:table-cell>
          <table:table-cell table:number-columns-repeated="3"/>
        </table:table-row>
        <table:table-row table:style-name="ro1">
          <table:table-cell office:value-type="string">
            <text:p>10-15 19:46:43.760: WARN/iTesa(2925): </text:p>
          </table:table-cell>
          <table:table-cell office:value-type="float" office:value="14095687938000">
            <text:p>14095687938000</text:p>
          </table:table-cell>
          <table:table-cell office:value-type="float" office:value="33">
            <text:p>33</text:p>
          </table:table-cell>
          <table:table-cell table:formula="of:=([.B33]-[.B32])/1000000" office:value-type="float" office:value="108.788">
            <text:p>108.788</text:p>
          </table:table-cell>
          <table:table-cell table:number-columns-repeated="3"/>
        </table:table-row>
        <table:table-row table:style-name="ro1">
          <table:table-cell office:value-type="string">
            <text:p>10-15 19:46:43.875: WARN/iTesa(2925): </text:p>
          </table:table-cell>
          <table:table-cell office:value-type="float" office:value="14095743213000">
            <text:p>14095743213000</text:p>
          </table:table-cell>
          <table:table-cell office:value-type="float" office:value="34">
            <text:p>34</text:p>
          </table:table-cell>
          <table:table-cell table:formula="of:=([.B34]-[.B33])/1000000" office:value-type="float" office:value="55.275">
            <text:p>55.275</text:p>
          </table:table-cell>
          <table:table-cell table:number-columns-repeated="3"/>
        </table:table-row>
        <table:table-row table:style-name="ro1">
          <table:table-cell office:value-type="string">
            <text:p>10-15 19:46:43.875: WARN/iTesa(2925): </text:p>
          </table:table-cell>
          <table:table-cell office:value-type="float" office:value="14095796778000">
            <text:p>14095796778000</text:p>
          </table:table-cell>
          <table:table-cell office:value-type="float" office:value="35">
            <text:p>35</text:p>
          </table:table-cell>
          <table:table-cell table:formula="of:=([.B35]-[.B34])/1000000" office:value-type="float" office:value="53.565">
            <text:p>53.565</text:p>
          </table:table-cell>
          <table:table-cell table:number-columns-repeated="3"/>
        </table:table-row>
        <table:table-row table:style-name="ro1">
          <table:table-cell office:value-type="string">
            <text:p>10-15 19:46:43.926: WARN/iTesa(2925): </text:p>
          </table:table-cell>
          <table:table-cell office:value-type="float" office:value="14095853498000">
            <text:p>14095853498000</text:p>
          </table:table-cell>
          <table:table-cell office:value-type="float" office:value="36">
            <text:p>36</text:p>
          </table:table-cell>
          <table:table-cell table:formula="of:=([.B36]-[.B35])/1000000" office:value-type="float" office:value="56.72">
            <text:p>56.72</text:p>
          </table:table-cell>
          <table:table-cell table:number-columns-repeated="3"/>
        </table:table-row>
        <table:table-row table:style-name="ro1">
          <table:table-cell office:value-type="string">
            <text:p>10-15 19:46:44.035: WARN/iTesa(2925): </text:p>
          </table:table-cell>
          <table:table-cell office:value-type="float" office:value="14095908883000">
            <text:p>14095908883000</text:p>
          </table:table-cell>
          <table:table-cell office:value-type="float" office:value="37">
            <text:p>37</text:p>
          </table:table-cell>
          <table:table-cell table:formula="of:=([.B37]-[.B36])/1000000" office:value-type="float" office:value="55.385">
            <text:p>55.385</text:p>
          </table:table-cell>
          <table:table-cell table:number-columns-repeated="3"/>
        </table:table-row>
        <table:table-row table:style-name="ro1">
          <table:table-cell office:value-type="string">
            <text:p>10-15 19:46:44.035: WARN/iTesa(2925): </text:p>
          </table:table-cell>
          <table:table-cell office:value-type="float" office:value="14095962360000">
            <text:p>14095962360000</text:p>
          </table:table-cell>
          <table:table-cell office:value-type="float" office:value="38">
            <text:p>38</text:p>
          </table:table-cell>
          <table:table-cell table:formula="of:=([.B38]-[.B37])/1000000" office:value-type="float" office:value="53.477">
            <text:p>53.477</text:p>
          </table:table-cell>
          <table:table-cell table:number-columns-repeated="3"/>
        </table:table-row>
        <table:table-row table:style-name="ro1">
          <table:table-cell office:value-type="string">
            <text:p>10-15 19:46:44.090: WARN/iTesa(2925): </text:p>
          </table:table-cell>
          <table:table-cell office:value-type="float" office:value="14096018030000">
            <text:p>14096018030000</text:p>
          </table:table-cell>
          <table:table-cell office:value-type="float" office:value="39">
            <text:p>39</text:p>
          </table:table-cell>
          <table:table-cell table:formula="of:=([.B39]-[.B38])/1000000" office:value-type="float" office:value="55.67">
            <text:p>55.67</text:p>
          </table:table-cell>
          <table:table-cell table:number-columns-repeated="3"/>
        </table:table-row>
        <table:table-row table:style-name="ro1">
          <table:table-cell office:value-type="string">
            <text:p>10-15 19:46:44.199: WARN/iTesa(2925): </text:p>
          </table:table-cell>
          <table:table-cell office:value-type="float" office:value="14096073270000">
            <text:p>14096073270000</text:p>
          </table:table-cell>
          <table:table-cell office:value-type="float" office:value="40">
            <text:p>40</text:p>
          </table:table-cell>
          <table:table-cell table:formula="of:=([.B40]-[.B39])/1000000" office:value-type="float" office:value="55.24">
            <text:p>55.24</text:p>
          </table:table-cell>
          <table:table-cell table:number-columns-repeated="3"/>
        </table:table-row>
        <table:table-row table:style-name="ro1">
          <table:table-cell office:value-type="string">
            <text:p>10-15 19:46:44.199: WARN/iTesa(2925): </text:p>
          </table:table-cell>
          <table:table-cell office:value-type="float" office:value="14096126623000">
            <text:p>14096126623000</text:p>
          </table:table-cell>
          <table:table-cell office:value-type="float" office:value="41">
            <text:p>41</text:p>
          </table:table-cell>
          <table:table-cell table:formula="of:=([.B41]-[.B40])/1000000" office:value-type="float" office:value="53.353">
            <text:p>53.353</text:p>
          </table:table-cell>
          <table:table-cell table:number-columns-repeated="3"/>
        </table:table-row>
        <table:table-row table:style-name="ro1">
          <table:table-cell office:value-type="string">
            <text:p>10-15 19:46:44.255: WARN/iTesa(2925): </text:p>
          </table:table-cell>
          <table:table-cell office:value-type="float" office:value="14096185633000">
            <text:p>14096185633000</text:p>
          </table:table-cell>
          <table:table-cell office:value-type="float" office:value="42">
            <text:p>42</text:p>
          </table:table-cell>
          <table:table-cell table:formula="of:=([.B42]-[.B41])/1000000" office:value-type="float" office:value="59.01">
            <text:p>59.01</text:p>
          </table:table-cell>
          <table:table-cell table:number-columns-repeated="3"/>
        </table:table-row>
        <table:table-row table:style-name="ro1">
          <table:table-cell office:value-type="string">
            <text:p>10-15 19:46:44.365: WARN/iTesa(2925): </text:p>
          </table:table-cell>
          <table:table-cell office:value-type="float" office:value="14096240945000">
            <text:p>14096240945000</text:p>
          </table:table-cell>
          <table:table-cell office:value-type="float" office:value="43">
            <text:p>43</text:p>
          </table:table-cell>
          <table:table-cell table:formula="of:=([.B43]-[.B42])/1000000" office:value-type="float" office:value="55.312">
            <text:p>55.312</text:p>
          </table:table-cell>
          <table:table-cell table:number-columns-repeated="3"/>
        </table:table-row>
        <table:table-row table:style-name="ro1">
          <table:table-cell office:value-type="string">
            <text:p>10-15 19:46:44.365: WARN/iTesa(2925): </text:p>
          </table:table-cell>
          <table:table-cell office:value-type="float" office:value="14096295595000">
            <text:p>14096295595000</text:p>
          </table:table-cell>
          <table:table-cell office:value-type="float" office:value="44">
            <text:p>44</text:p>
          </table:table-cell>
          <table:table-cell table:formula="of:=([.B44]-[.B43])/1000000" office:value-type="float" office:value="54.65">
            <text:p>54.65</text:p>
          </table:table-cell>
          <table:table-cell table:number-columns-repeated="3"/>
        </table:table-row>
        <table:table-row table:style-name="ro1">
          <table:table-cell office:value-type="string">
            <text:p>10-15 19:46:44.425: WARN/iTesa(2925): </text:p>
          </table:table-cell>
          <table:table-cell office:value-type="float" office:value="14096351620000">
            <text:p>14096351620000</text:p>
          </table:table-cell>
          <table:table-cell office:value-type="float" office:value="45">
            <text:p>45</text:p>
          </table:table-cell>
          <table:table-cell table:formula="of:=([.B45]-[.B44])/1000000" office:value-type="float" office:value="56.025">
            <text:p>56.025</text:p>
          </table:table-cell>
          <table:table-cell table:number-columns-repeated="3"/>
        </table:table-row>
        <table:table-row table:style-name="ro1">
          <table:table-cell office:value-type="string">
            <text:p>10-15 19:46:44.535: WARN/iTesa(2925): </text:p>
          </table:table-cell>
          <table:table-cell office:value-type="float" office:value="14096406962000">
            <text:p>14096406962000</text:p>
          </table:table-cell>
          <table:table-cell office:value-type="float" office:value="46">
            <text:p>46</text:p>
          </table:table-cell>
          <table:table-cell table:formula="of:=([.B46]-[.B45])/1000000" office:value-type="float" office:value="55.342">
            <text:p>55.342</text:p>
          </table:table-cell>
          <table:table-cell table:number-columns-repeated="3"/>
        </table:table-row>
        <table:table-row table:style-name="ro1">
          <table:table-cell office:value-type="string">
            <text:p>10-15 19:46:44.535: WARN/iTesa(2925): </text:p>
          </table:table-cell>
          <table:table-cell office:value-type="float" office:value="14096460405000">
            <text:p>14096460405000</text:p>
          </table:table-cell>
          <table:table-cell office:value-type="float" office:value="47">
            <text:p>47</text:p>
          </table:table-cell>
          <table:table-cell table:formula="of:=([.B47]-[.B46])/1000000" office:value-type="float" office:value="53.443">
            <text:p>53.443</text:p>
          </table:table-cell>
          <table:table-cell table:number-columns-repeated="3"/>
        </table:table-row>
        <table:table-row table:style-name="ro1">
          <table:table-cell office:value-type="string">
            <text:p>10-15 19:46:44.588: WARN/iTesa(2925): </text:p>
          </table:table-cell>
          <table:table-cell office:value-type="float" office:value="14096516093000">
            <text:p>14096516093000</text:p>
          </table:table-cell>
          <table:table-cell office:value-type="float" office:value="48">
            <text:p>48</text:p>
          </table:table-cell>
          <table:table-cell table:formula="of:=([.B48]-[.B47])/1000000" office:value-type="float" office:value="55.688">
            <text:p>55.688</text:p>
          </table:table-cell>
          <table:table-cell table:number-columns-repeated="3"/>
        </table:table-row>
        <table:table-row table:style-name="ro1">
          <table:table-cell office:value-type="string">
            <text:p>10-15 19:46:44.695: WARN/iTesa(2925): </text:p>
          </table:table-cell>
          <table:table-cell office:value-type="float" office:value="14096571398000">
            <text:p>14096571398000</text:p>
          </table:table-cell>
          <table:table-cell office:value-type="float" office:value="49">
            <text:p>49</text:p>
          </table:table-cell>
          <table:table-cell table:formula="of:=([.B49]-[.B48])/1000000" office:value-type="float" office:value="55.305">
            <text:p>55.305</text:p>
          </table:table-cell>
          <table:table-cell table:number-columns-repeated="3"/>
        </table:table-row>
        <table:table-row table:style-name="ro1">
          <table:table-cell office:value-type="string">
            <text:p>10-15 19:46:44.695: WARN/iTesa(2925): </text:p>
          </table:table-cell>
          <table:table-cell office:value-type="float" office:value="14096624808000">
            <text:p>14096624808000</text:p>
          </table:table-cell>
          <table:table-cell office:value-type="float" office:value="50">
            <text:p>50</text:p>
          </table:table-cell>
          <table:table-cell table:formula="of:=([.B50]-[.B49])/1000000" office:value-type="float" office:value="53.41">
            <text:p>53.41</text:p>
          </table:table-cell>
          <table:table-cell table:number-columns-repeated="3"/>
        </table:table-row>
        <table:table-row table:style-name="ro1">
          <table:table-cell office:value-type="string">
            <text:p>10-15 19:46:44.755: WARN/iTesa(2925): </text:p>
          </table:table-cell>
          <table:table-cell office:value-type="float" office:value="14096681115000">
            <text:p>14096681115000</text:p>
          </table:table-cell>
          <table:table-cell office:value-type="float" office:value="51">
            <text:p>51</text:p>
          </table:table-cell>
          <table:table-cell table:formula="of:=([.B51]-[.B50])/1000000" office:value-type="float" office:value="56.307">
            <text:p>56.307</text:p>
          </table:table-cell>
          <table:table-cell table:number-columns-repeated="3"/>
        </table:table-row>
        <table:table-row table:style-name="ro1">
          <table:table-cell office:value-type="string">
            <text:p>10-15 19:46:44.875: WARN/iTesa(2925): </text:p>
          </table:table-cell>
          <table:table-cell office:value-type="float" office:value="14096736302000">
            <text:p>14096736302000</text:p>
          </table:table-cell>
          <table:table-cell office:value-type="float" office:value="52">
            <text:p>52</text:p>
          </table:table-cell>
          <table:table-cell table:formula="of:=([.B52]-[.B51])/1000000" office:value-type="float" office:value="55.187">
            <text:p>55.187</text:p>
          </table:table-cell>
          <table:table-cell table:number-columns-repeated="3"/>
        </table:table-row>
        <table:table-row table:style-name="ro1">
          <table:table-cell office:value-type="string">
            <text:p>10-15 19:46:44.875: WARN/iTesa(2925): </text:p>
          </table:table-cell>
          <table:table-cell office:value-type="float" office:value="14096789837000">
            <text:p>14096789837000</text:p>
          </table:table-cell>
          <table:table-cell office:value-type="float" office:value="53">
            <text:p>53</text:p>
          </table:table-cell>
          <table:table-cell table:formula="of:=([.B53]-[.B52])/1000000" office:value-type="float" office:value="53.535">
            <text:p>53.535</text:p>
          </table:table-cell>
          <table:table-cell table:number-columns-repeated="3"/>
        </table:table-row>
        <table:table-row table:style-name="ro1">
          <table:table-cell office:value-type="string">
            <text:p>10-15 19:46:44.915: WARN/iTesa(2925): </text:p>
          </table:table-cell>
          <table:table-cell office:value-type="float" office:value="14096847577000">
            <text:p>14096847577000</text:p>
          </table:table-cell>
          <table:table-cell office:value-type="float" office:value="54">
            <text:p>54</text:p>
          </table:table-cell>
          <table:table-cell table:formula="of:=([.B54]-[.B53])/1000000" office:value-type="float" office:value="57.74">
            <text:p>57.74</text:p>
          </table:table-cell>
          <table:table-cell table:number-columns-repeated="3"/>
        </table:table-row>
        <table:table-row table:style-name="ro1">
          <table:table-cell office:value-type="string">
            <text:p>10-15 19:46:45.029: WARN/iTesa(2925): </text:p>
          </table:table-cell>
          <table:table-cell office:value-type="float" office:value="14096903093000">
            <text:p>14096903093000</text:p>
          </table:table-cell>
          <table:table-cell office:value-type="float" office:value="55">
            <text:p>55</text:p>
          </table:table-cell>
          <table:table-cell table:formula="of:=([.B55]-[.B54])/1000000" office:value-type="float" office:value="55.516">
            <text:p>55.516</text:p>
          </table:table-cell>
          <table:table-cell table:number-columns-repeated="3"/>
        </table:table-row>
        <table:table-row table:style-name="ro1">
          <table:table-cell office:value-type="string">
            <text:p>10-15 19:46:45.029: WARN/iTesa(2925): </text:p>
          </table:table-cell>
          <table:table-cell office:value-type="float" office:value="14096956420000">
            <text:p>14096956420000</text:p>
          </table:table-cell>
          <table:table-cell office:value-type="float" office:value="56">
            <text:p>56</text:p>
          </table:table-cell>
          <table:table-cell table:formula="of:=([.B56]-[.B55])/1000000" office:value-type="float" office:value="53.327">
            <text:p>53.327</text:p>
          </table:table-cell>
          <table:table-cell table:number-columns-repeated="3"/>
        </table:table-row>
        <table:table-row table:style-name="ro1">
          <table:table-cell office:value-type="string">
            <text:p>10-15 19:46:45.085: WARN/iTesa(2925): </text:p>
          </table:table-cell>
          <table:table-cell office:value-type="float" office:value="14097012200000">
            <text:p>14097012200000</text:p>
          </table:table-cell>
          <table:table-cell office:value-type="float" office:value="57">
            <text:p>57</text:p>
          </table:table-cell>
          <table:table-cell table:formula="of:=([.B57]-[.B56])/1000000" office:value-type="float" office:value="55.78">
            <text:p>55.78</text:p>
          </table:table-cell>
          <table:table-cell table:number-columns-repeated="3"/>
        </table:table-row>
        <table:table-row table:style-name="ro1">
          <table:table-cell office:value-type="string">
            <text:p>10-15 19:46:45.195: WARN/iTesa(2925): </text:p>
          </table:table-cell>
          <table:table-cell office:value-type="float" office:value="14097067447000">
            <text:p>14097067447000</text:p>
          </table:table-cell>
          <table:table-cell office:value-type="float" office:value="58">
            <text:p>58</text:p>
          </table:table-cell>
          <table:table-cell table:formula="of:=([.B58]-[.B57])/1000000" office:value-type="float" office:value="55.247">
            <text:p>55.247</text:p>
          </table:table-cell>
          <table:table-cell table:number-columns-repeated="3"/>
        </table:table-row>
        <table:table-row table:style-name="ro1">
          <table:table-cell office:value-type="string">
            <text:p>10-15 19:46:45.195: WARN/iTesa(2925): </text:p>
          </table:table-cell>
          <table:table-cell office:value-type="float" office:value="14097122778000">
            <text:p>14097122778000</text:p>
          </table:table-cell>
          <table:table-cell office:value-type="float" office:value="59">
            <text:p>59</text:p>
          </table:table-cell>
          <table:table-cell table:formula="of:=([.B59]-[.B58])/1000000" office:value-type="float" office:value="55.331">
            <text:p>55.331</text:p>
          </table:table-cell>
          <table:table-cell table:number-columns-repeated="3"/>
        </table:table-row>
        <table:table-row table:style-name="ro1">
          <table:table-cell office:value-type="string">
            <text:p>10-15 19:46:45.255: WARN/iTesa(2925): </text:p>
          </table:table-cell>
          <table:table-cell office:value-type="float" office:value="14097178725000">
            <text:p>14097178725000</text:p>
          </table:table-cell>
          <table:table-cell office:value-type="float" office:value="60">
            <text:p>60</text:p>
          </table:table-cell>
          <table:table-cell table:formula="of:=([.B60]-[.B59])/1000000" office:value-type="float" office:value="55.947">
            <text:p>55.947</text:p>
          </table:table-cell>
          <table:table-cell table:number-columns-repeated="3"/>
        </table:table-row>
        <table:table-row table:style-name="ro1">
          <table:table-cell office:value-type="string">
            <text:p>10-15 19:46:45.415: WARN/iTesa(2925): </text:p>
          </table:table-cell>
          <table:table-cell office:value-type="float" office:value="14097234580000">
            <text:p>14097234580000</text:p>
          </table:table-cell>
          <table:table-cell office:value-type="float" office:value="61">
            <text:p>61</text:p>
          </table:table-cell>
          <table:table-cell table:formula="of:=([.B61]-[.B60])/1000000" office:value-type="float" office:value="55.855">
            <text:p>55.855</text:p>
          </table:table-cell>
          <table:table-cell table:number-columns-repeated="3"/>
        </table:table-row>
        <table:table-row table:style-name="ro1">
          <table:table-cell office:value-type="string">
            <text:p>10-15 19:46:45.415: WARN/iTesa(2925): </text:p>
          </table:table-cell>
          <table:table-cell office:value-type="float" office:value="14097288815000">
            <text:p>14097288815000</text:p>
          </table:table-cell>
          <table:table-cell office:value-type="float" office:value="62">
            <text:p>62</text:p>
          </table:table-cell>
          <table:table-cell table:formula="of:=([.B62]-[.B61])/1000000" office:value-type="float" office:value="54.235">
            <text:p>54.235</text:p>
          </table:table-cell>
          <table:table-cell table:number-columns-repeated="3"/>
        </table:table-row>
        <table:table-row table:style-name="ro1">
          <table:table-cell office:value-type="string">
            <text:p>10-15 19:46:45.415: WARN/iTesa(2925): </text:p>
          </table:table-cell>
          <table:table-cell office:value-type="float" office:value="14097343588000">
            <text:p>14097343588000</text:p>
          </table:table-cell>
          <table:table-cell office:value-type="float" office:value="63">
            <text:p>63</text:p>
          </table:table-cell>
          <table:table-cell table:formula="of:=([.B63]-[.B62])/1000000" office:value-type="float" office:value="54.773">
            <text:p>54.773</text:p>
          </table:table-cell>
          <table:table-cell table:number-columns-repeated="3"/>
        </table:table-row>
        <table:table-row table:style-name="ro1">
          <table:table-cell office:value-type="string">
            <text:p>10-15 19:46:45.477: WARN/iTesa(2925): </text:p>
          </table:table-cell>
          <table:table-cell office:value-type="float" office:value="14097404448000">
            <text:p>14097404448000</text:p>
          </table:table-cell>
          <table:table-cell office:value-type="float" office:value="64">
            <text:p>64</text:p>
          </table:table-cell>
          <table:table-cell table:formula="of:=([.B64]-[.B63])/1000000" office:value-type="float" office:value="60.86">
            <text:p>60.86</text:p>
          </table:table-cell>
          <table:table-cell table:number-columns-repeated="3"/>
        </table:table-row>
        <table:table-row table:style-name="ro1">
          <table:table-cell office:value-type="string">
            <text:p>10-15 19:46:45.585: WARN/iTesa(2925): </text:p>
          </table:table-cell>
          <table:table-cell office:value-type="float" office:value="14097459877000">
            <text:p>14097459877000</text:p>
          </table:table-cell>
          <table:table-cell office:value-type="float" office:value="65">
            <text:p>65</text:p>
          </table:table-cell>
          <table:table-cell table:formula="of:=([.B65]-[.B64])/1000000" office:value-type="float" office:value="55.429">
            <text:p>55.429</text:p>
          </table:table-cell>
          <table:table-cell table:number-columns-repeated="3"/>
        </table:table-row>
        <table:table-row table:style-name="ro1">
          <table:table-cell office:value-type="string">
            <text:p>10-15 19:46:45.585: WARN/iTesa(2925): </text:p>
          </table:table-cell>
          <table:table-cell office:value-type="float" office:value="14097515275000">
            <text:p>14097515275000</text:p>
          </table:table-cell>
          <table:table-cell office:value-type="float" office:value="66">
            <text:p>66</text:p>
          </table:table-cell>
          <table:table-cell table:formula="of:=([.B66]-[.B65])/1000000" office:value-type="float" office:value="55.398">
            <text:p>55.398</text:p>
          </table:table-cell>
          <table:table-cell table:number-columns-repeated="3"/>
        </table:table-row>
        <table:table-row table:style-name="ro1">
          <table:table-cell office:value-type="string">
            <text:p>10-15 19:46:45.695: WARN/iTesa(2925): </text:p>
          </table:table-cell>
          <table:table-cell office:value-type="float" office:value="14097624690000">
            <text:p>14097624690000</text:p>
          </table:table-cell>
          <table:table-cell office:value-type="float" office:value="67">
            <text:p>67</text:p>
          </table:table-cell>
          <table:table-cell table:formula="of:=([.B67]-[.B66])/1000000" office:value-type="float" office:value="109.415">
            <text:p>109.415</text:p>
          </table:table-cell>
          <table:table-cell table:number-columns-repeated="3"/>
        </table:table-row>
        <table:table-row table:style-name="ro1">
          <table:table-cell office:value-type="string">
            <text:p>10-15 19:46:45.806: WARN/iTesa(2925): </text:p>
          </table:table-cell>
          <table:table-cell office:value-type="float" office:value="14097680855000">
            <text:p>14097680855000</text:p>
          </table:table-cell>
          <table:table-cell office:value-type="float" office:value="68">
            <text:p>68</text:p>
          </table:table-cell>
          <table:table-cell table:formula="of:=([.B68]-[.B67])/1000000" office:value-type="float" office:value="56.165">
            <text:p>56.165</text:p>
          </table:table-cell>
          <table:table-cell table:number-columns-repeated="3"/>
        </table:table-row>
        <table:table-row table:style-name="ro1">
          <table:table-cell office:value-type="string">
            <text:p>10-15 19:46:45.806: WARN/iTesa(2925): </text:p>
          </table:table-cell>
          <table:table-cell office:value-type="float" office:value="14097734233000">
            <text:p>14097734233000</text:p>
          </table:table-cell>
          <table:table-cell office:value-type="float" office:value="69">
            <text:p>69</text:p>
          </table:table-cell>
          <table:table-cell table:formula="of:=([.B69]-[.B68])/1000000" office:value-type="float" office:value="53.378">
            <text:p>53.378</text:p>
          </table:table-cell>
          <table:table-cell table:number-columns-repeated="3"/>
        </table:table-row>
        <table:table-row table:style-name="ro1">
          <table:table-cell office:value-type="string">
            <text:p>10-15 19:46:45.865: WARN/iTesa(2925): </text:p>
          </table:table-cell>
          <table:table-cell office:value-type="float" office:value="14097793648000">
            <text:p>14097793648000</text:p>
          </table:table-cell>
          <table:table-cell office:value-type="float" office:value="70">
            <text:p>70</text:p>
          </table:table-cell>
          <table:table-cell table:formula="of:=([.B70]-[.B69])/1000000" office:value-type="float" office:value="59.415">
            <text:p>59.415</text:p>
          </table:table-cell>
          <table:table-cell table:number-columns-repeated="3"/>
        </table:table-row>
        <table:table-row table:style-name="ro1">
          <table:table-cell office:value-type="string">
            <text:p>10-15 19:46:45.975: WARN/iTesa(2925): </text:p>
          </table:table-cell>
          <table:table-cell office:value-type="float" office:value="14097849143000">
            <text:p>14097849143000</text:p>
          </table:table-cell>
          <table:table-cell office:value-type="float" office:value="71">
            <text:p>71</text:p>
          </table:table-cell>
          <table:table-cell table:formula="of:=([.B71]-[.B70])/1000000" office:value-type="float" office:value="55.495">
            <text:p>55.495</text:p>
          </table:table-cell>
          <table:table-cell table:number-columns-repeated="3"/>
        </table:table-row>
        <table:table-row table:style-name="ro1">
          <table:table-cell office:value-type="string">
            <text:p>10-15 19:46:45.975: WARN/iTesa(2925): </text:p>
          </table:table-cell>
          <table:table-cell office:value-type="float" office:value="14097902588000">
            <text:p>14097902588000</text:p>
          </table:table-cell>
          <table:table-cell office:value-type="float" office:value="72">
            <text:p>72</text:p>
          </table:table-cell>
          <table:table-cell table:formula="of:=([.B72]-[.B71])/1000000" office:value-type="float" office:value="53.445">
            <text:p>53.445</text:p>
          </table:table-cell>
          <table:table-cell table:number-columns-repeated="3"/>
        </table:table-row>
        <table:table-row table:style-name="ro1">
          <table:table-cell office:value-type="string">
            <text:p>10-15 19:46:46.035: WARN/iTesa(2925): </text:p>
          </table:table-cell>
          <table:table-cell office:value-type="float" office:value="14097958383000">
            <text:p>14097958383000</text:p>
          </table:table-cell>
          <table:table-cell office:value-type="float" office:value="73">
            <text:p>73</text:p>
          </table:table-cell>
          <table:table-cell table:formula="of:=([.B73]-[.B72])/1000000" office:value-type="float" office:value="55.795">
            <text:p>55.795</text:p>
          </table:table-cell>
          <table:table-cell table:number-columns-repeated="3"/>
        </table:table-row>
        <table:table-row table:style-name="ro1">
          <table:table-cell office:value-type="string">
            <text:p>10-15 19:46:46.139: WARN/iTesa(2925): </text:p>
          </table:table-cell>
          <table:table-cell office:value-type="float" office:value="14098013812000">
            <text:p>14098013812000</text:p>
          </table:table-cell>
          <table:table-cell office:value-type="float" office:value="74">
            <text:p>74</text:p>
          </table:table-cell>
          <table:table-cell table:formula="of:=([.B74]-[.B73])/1000000" office:value-type="float" office:value="55.429">
            <text:p>55.429</text:p>
          </table:table-cell>
          <table:table-cell table:number-columns-repeated="3"/>
        </table:table-row>
        <table:table-row table:style-name="ro1">
          <table:table-cell office:value-type="string">
            <text:p>10-15 19:46:46.139: WARN/iTesa(2925): </text:p>
          </table:table-cell>
          <table:table-cell office:value-type="float" office:value="14098067217000">
            <text:p>14098067217000</text:p>
          </table:table-cell>
          <table:table-cell office:value-type="float" office:value="75">
            <text:p>75</text:p>
          </table:table-cell>
          <table:table-cell table:formula="of:=([.B75]-[.B74])/1000000" office:value-type="float" office:value="53.405">
            <text:p>53.405</text:p>
          </table:table-cell>
          <table:table-cell table:number-columns-repeated="3"/>
        </table:table-row>
        <table:table-row table:style-name="ro1">
          <table:table-cell office:value-type="string">
            <text:p>10-15 19:46:46.195: WARN/iTesa(2925): </text:p>
          </table:table-cell>
          <table:table-cell office:value-type="float" office:value="14098123002000">
            <text:p>14098123002000</text:p>
          </table:table-cell>
          <table:table-cell office:value-type="float" office:value="76">
            <text:p>76</text:p>
          </table:table-cell>
          <table:table-cell table:formula="of:=([.B76]-[.B75])/1000000" office:value-type="float" office:value="55.785">
            <text:p>55.785</text:p>
          </table:table-cell>
          <table:table-cell table:number-columns-repeated="3"/>
        </table:table-row>
        <table:table-row table:style-name="ro1">
          <table:table-cell office:value-type="string">
            <text:p>10-15 19:46:46.305: WARN/iTesa(2925): </text:p>
          </table:table-cell>
          <table:table-cell office:value-type="float" office:value="14098178250000">
            <text:p>14098178250000</text:p>
          </table:table-cell>
          <table:table-cell office:value-type="float" office:value="77">
            <text:p>77</text:p>
          </table:table-cell>
          <table:table-cell table:formula="of:=([.B77]-[.B76])/1000000" office:value-type="float" office:value="55.248">
            <text:p>55.248</text:p>
          </table:table-cell>
          <table:table-cell table:number-columns-repeated="3"/>
        </table:table-row>
        <table:table-row table:style-name="ro1">
          <table:table-cell office:value-type="string">
            <text:p>10-15 19:46:46.305: WARN/iTesa(2925): </text:p>
          </table:table-cell>
          <table:table-cell office:value-type="float" office:value="14098231762000">
            <text:p>14098231762000</text:p>
          </table:table-cell>
          <table:table-cell office:value-type="float" office:value="78">
            <text:p>78</text:p>
          </table:table-cell>
          <table:table-cell table:formula="of:=([.B78]-[.B77])/1000000" office:value-type="float" office:value="53.512">
            <text:p>53.512</text:p>
          </table:table-cell>
          <table:table-cell table:number-columns-repeated="3"/>
        </table:table-row>
        <table:table-row table:style-name="ro1">
          <table:table-cell office:value-type="string">
            <text:p>10-15 19:46:46.365: WARN/iTesa(2925): </text:p>
          </table:table-cell>
          <table:table-cell office:value-type="float" office:value="14098287873000">
            <text:p>14098287873000</text:p>
          </table:table-cell>
          <table:table-cell office:value-type="float" office:value="79">
            <text:p>79</text:p>
          </table:table-cell>
          <table:table-cell table:formula="of:=([.B79]-[.B78])/1000000" office:value-type="float" office:value="56.111">
            <text:p>56.111</text:p>
          </table:table-cell>
          <table:table-cell table:number-columns-repeated="3"/>
        </table:table-row>
        <table:table-row table:style-name="ro1">
          <table:table-cell office:value-type="string">
            <text:p>10-15 19:46:46.470: WARN/iTesa(2925): </text:p>
          </table:table-cell>
          <table:table-cell office:value-type="float" office:value="14098343922000">
            <text:p>14098343922000</text:p>
          </table:table-cell>
          <table:table-cell office:value-type="float" office:value="80">
            <text:p>80</text:p>
          </table:table-cell>
          <table:table-cell table:formula="of:=([.B80]-[.B79])/1000000" office:value-type="float" office:value="56.049">
            <text:p>56.049</text:p>
          </table:table-cell>
          <table:table-cell table:number-columns-repeated="3"/>
        </table:table-row>
        <table:table-row table:style-name="ro1">
          <table:table-cell office:value-type="string">
            <text:p>10-15 19:46:46.470: WARN/iTesa(2925): </text:p>
          </table:table-cell>
          <table:table-cell office:value-type="float" office:value="14098397320000">
            <text:p>14098397320000</text:p>
          </table:table-cell>
          <table:table-cell office:value-type="float" office:value="81">
            <text:p>81</text:p>
          </table:table-cell>
          <table:table-cell table:formula="of:=([.B81]-[.B80])/1000000" office:value-type="float" office:value="53.398">
            <text:p>53.398</text:p>
          </table:table-cell>
          <table:table-cell table:number-columns-repeated="3"/>
        </table:table-row>
        <table:table-row table:style-name="ro1">
          <table:table-cell office:value-type="string">
            <text:p>10-15 19:46:46.525: WARN/iTesa(2925): </text:p>
          </table:table-cell>
          <table:table-cell office:value-type="float" office:value="14098453350000">
            <text:p>14098453350000</text:p>
          </table:table-cell>
          <table:table-cell office:value-type="float" office:value="82">
            <text:p>82</text:p>
          </table:table-cell>
          <table:table-cell table:formula="of:=([.B82]-[.B81])/1000000" office:value-type="float" office:value="56.03">
            <text:p>56.03</text:p>
          </table:table-cell>
          <table:table-cell table:number-columns-repeated="3"/>
        </table:table-row>
        <table:table-row table:style-name="ro1">
          <table:table-cell office:value-type="string">
            <text:p>10-15 19:46:46.635: WARN/iTesa(2925): </text:p>
          </table:table-cell>
          <table:table-cell office:value-type="float" office:value="14098508737000">
            <text:p>14098508737000</text:p>
          </table:table-cell>
          <table:table-cell office:value-type="float" office:value="83">
            <text:p>83</text:p>
          </table:table-cell>
          <table:table-cell table:formula="of:=([.B83]-[.B82])/1000000" office:value-type="float" office:value="55.387">
            <text:p>55.387</text:p>
          </table:table-cell>
          <table:table-cell table:number-columns-repeated="3"/>
        </table:table-row>
        <table:table-row table:style-name="ro1">
          <table:table-cell office:value-type="string">
            <text:p>10-15 19:46:46.635: WARN/iTesa(2925): </text:p>
          </table:table-cell>
          <table:table-cell office:value-type="float" office:value="14098565018000">
            <text:p>14098565018000</text:p>
          </table:table-cell>
          <table:table-cell office:value-type="float" office:value="84">
            <text:p>84</text:p>
          </table:table-cell>
          <table:table-cell table:formula="of:=([.B84]-[.B83])/1000000" office:value-type="float" office:value="56.281">
            <text:p>56.281</text:p>
          </table:table-cell>
          <table:table-cell table:number-columns-repeated="3"/>
        </table:table-row>
        <table:table-row table:style-name="ro1">
          <table:table-cell office:value-type="string">
            <text:p>10-15 19:46:46.695: WARN/iTesa(2925): </text:p>
          </table:table-cell>
          <table:table-cell office:value-type="float" office:value="14098622397000">
            <text:p>14098622397000</text:p>
          </table:table-cell>
          <table:table-cell office:value-type="float" office:value="85">
            <text:p>85</text:p>
          </table:table-cell>
          <table:table-cell table:formula="of:=([.B85]-[.B84])/1000000" office:value-type="float" office:value="57.379">
            <text:p>57.379</text:p>
          </table:table-cell>
          <table:table-cell table:number-columns-repeated="3"/>
        </table:table-row>
        <table:table-row table:style-name="ro1">
          <table:table-cell office:value-type="string">
            <text:p>10-15 19:46:46.815: WARN/iTesa(2925): </text:p>
          </table:table-cell>
          <table:table-cell office:value-type="float" office:value="14098677677000">
            <text:p>14098677677000</text:p>
          </table:table-cell>
          <table:table-cell office:value-type="float" office:value="86">
            <text:p>86</text:p>
          </table:table-cell>
          <table:table-cell table:formula="of:=([.B86]-[.B85])/1000000" office:value-type="float" office:value="55.28">
            <text:p>55.28</text:p>
          </table:table-cell>
          <table:table-cell table:number-columns-repeated="3"/>
        </table:table-row>
        <table:table-row table:style-name="ro1">
          <table:table-cell office:value-type="string">
            <text:p>10-15 19:46:46.815: WARN/iTesa(2925): </text:p>
          </table:table-cell>
          <table:table-cell office:value-type="float" office:value="14098740207000">
            <text:p>14098740207000</text:p>
          </table:table-cell>
          <table:table-cell office:value-type="float" office:value="87">
            <text:p>87</text:p>
          </table:table-cell>
          <table:table-cell table:formula="of:=([.B87]-[.B86])/1000000" office:value-type="float" office:value="62.53">
            <text:p>62.53</text:p>
          </table:table-cell>
          <table:table-cell table:number-columns-repeated="3"/>
        </table:table-row>
        <table:table-row table:style-name="ro1">
          <table:table-cell office:value-type="string">
            <text:p>10-15 19:46:46.875: WARN/iTesa(2925): </text:p>
          </table:table-cell>
          <table:table-cell office:value-type="float" office:value="14098796310000">
            <text:p>14098796310000</text:p>
          </table:table-cell>
          <table:table-cell office:value-type="float" office:value="88">
            <text:p>88</text:p>
          </table:table-cell>
          <table:table-cell table:formula="of:=([.B88]-[.B87])/1000000" office:value-type="float" office:value="56.103">
            <text:p>56.103</text:p>
          </table:table-cell>
          <table:table-cell table:number-columns-repeated="3"/>
        </table:table-row>
        <table:table-row table:style-name="ro1">
          <table:table-cell office:value-type="string">
            <text:p>10-15 19:46:46.975: WARN/iTesa(2925): </text:p>
          </table:table-cell>
          <table:table-cell office:value-type="float" office:value="14098853390000">
            <text:p>14098853390000</text:p>
          </table:table-cell>
          <table:table-cell office:value-type="float" office:value="89">
            <text:p>89</text:p>
          </table:table-cell>
          <table:table-cell table:formula="of:=([.B89]-[.B88])/1000000" office:value-type="float" office:value="57.08">
            <text:p>57.08</text:p>
          </table:table-cell>
          <table:table-cell table:number-columns-repeated="3"/>
        </table:table-row>
        <table:table-row table:style-name="ro1">
          <table:table-cell office:value-type="string">
            <text:p>10-15 19:46:46.975: WARN/iTesa(2925): </text:p>
          </table:table-cell>
          <table:table-cell office:value-type="float" office:value="14098906815000">
            <text:p>14098906815000</text:p>
          </table:table-cell>
          <table:table-cell office:value-type="float" office:value="90">
            <text:p>90</text:p>
          </table:table-cell>
          <table:table-cell table:formula="of:=([.B90]-[.B89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46:47.035: WARN/iTesa(2925): </text:p>
          </table:table-cell>
          <table:table-cell office:value-type="float" office:value="14098962770000">
            <text:p>14098962770000</text:p>
          </table:table-cell>
          <table:table-cell office:value-type="float" office:value="91">
            <text:p>91</text:p>
          </table:table-cell>
          <table:table-cell table:formula="of:=([.B91]-[.B90])/1000000" office:value-type="float" office:value="55.955">
            <text:p>55.955</text:p>
          </table:table-cell>
          <table:table-cell table:number-columns-repeated="3"/>
        </table:table-row>
        <table:table-row table:style-name="ro1">
          <table:table-cell office:value-type="string">
            <text:p>10-15 19:46:47.145: WARN/iTesa(2925): </text:p>
          </table:table-cell>
          <table:table-cell office:value-type="float" office:value="14099018052000">
            <text:p>14099018052000</text:p>
          </table:table-cell>
          <table:table-cell office:value-type="float" office:value="92">
            <text:p>92</text:p>
          </table:table-cell>
          <table:table-cell table:formula="of:=([.B92]-[.B91])/1000000" office:value-type="float" office:value="55.282">
            <text:p>55.282</text:p>
          </table:table-cell>
          <table:table-cell table:number-columns-repeated="3"/>
        </table:table-row>
        <table:table-row table:style-name="ro1">
          <table:table-cell office:value-type="string">
            <text:p>10-15 19:46:47.145: WARN/iTesa(2925): </text:p>
          </table:table-cell>
          <table:table-cell office:value-type="float" office:value="14099071767000">
            <text:p>14099071767000</text:p>
          </table:table-cell>
          <table:table-cell office:value-type="float" office:value="93">
            <text:p>93</text:p>
          </table:table-cell>
          <table:table-cell table:formula="of:=([.B93]-[.B92])/1000000" office:value-type="float" office:value="53.715">
            <text:p>53.715</text:p>
          </table:table-cell>
          <table:table-cell table:number-columns-repeated="3"/>
        </table:table-row>
        <table:table-row table:style-name="ro1">
          <table:table-cell office:value-type="string">
            <text:p>10-15 19:46:47.200: WARN/iTesa(2925): </text:p>
          </table:table-cell>
          <table:table-cell office:value-type="float" office:value="14099127825000">
            <text:p>14099127825000</text:p>
          </table:table-cell>
          <table:table-cell office:value-type="float" office:value="94">
            <text:p>94</text:p>
          </table:table-cell>
          <table:table-cell table:formula="of:=([.B94]-[.B93])/1000000" office:value-type="float" office:value="56.058">
            <text:p>56.058</text:p>
          </table:table-cell>
          <table:table-cell table:number-columns-repeated="3"/>
        </table:table-row>
        <table:table-row table:style-name="ro1">
          <table:table-cell office:value-type="string">
            <text:p>10-15 19:46:47.315: WARN/iTesa(2925): </text:p>
          </table:table-cell>
          <table:table-cell office:value-type="float" office:value="14099185237000">
            <text:p>14099185237000</text:p>
          </table:table-cell>
          <table:table-cell office:value-type="float" office:value="95">
            <text:p>95</text:p>
          </table:table-cell>
          <table:table-cell table:formula="of:=([.B95]-[.B94])/1000000" office:value-type="float" office:value="57.412">
            <text:p>57.412</text:p>
          </table:table-cell>
          <table:table-cell table:number-columns-repeated="3"/>
        </table:table-row>
        <table:table-row table:style-name="ro1">
          <table:table-cell office:value-type="string">
            <text:p>10-15 19:46:47.315: WARN/iTesa(2925): </text:p>
          </table:table-cell>
          <table:table-cell office:value-type="float" office:value="14099238637000">
            <text:p>14099238637000</text:p>
          </table:table-cell>
          <table:table-cell office:value-type="float" office:value="96">
            <text:p>96</text:p>
          </table:table-cell>
          <table:table-cell table:formula="of:=([.B96]-[.B95])/1000000" office:value-type="float" office:value="53.4">
            <text:p>53.4</text:p>
          </table:table-cell>
          <table:table-cell table:number-columns-repeated="3"/>
        </table:table-row>
        <table:table-row table:style-name="ro1">
          <table:table-cell office:value-type="string">
            <text:p>10-15 19:46:47.367: WARN/iTesa(2925): </text:p>
          </table:table-cell>
          <table:table-cell office:value-type="float" office:value="14099294878000">
            <text:p>14099294878000</text:p>
          </table:table-cell>
          <table:table-cell office:value-type="float" office:value="97">
            <text:p>97</text:p>
          </table:table-cell>
          <table:table-cell table:formula="of:=([.B97]-[.B96])/1000000" office:value-type="float" office:value="56.241">
            <text:p>56.241</text:p>
          </table:table-cell>
          <table:table-cell table:number-columns-repeated="3"/>
        </table:table-row>
        <table:table-row table:style-name="ro1">
          <table:table-cell office:value-type="string">
            <text:p>10-15 19:46:47.475: WARN/iTesa(2925): </text:p>
          </table:table-cell>
          <table:table-cell office:value-type="float" office:value="14099351308000">
            <text:p>14099351308000</text:p>
          </table:table-cell>
          <table:table-cell office:value-type="float" office:value="98">
            <text:p>98</text:p>
          </table:table-cell>
          <table:table-cell table:formula="of:=([.B98]-[.B97])/1000000" office:value-type="float" office:value="56.43">
            <text:p>56.43</text:p>
          </table:table-cell>
          <table:table-cell table:number-columns-repeated="3"/>
        </table:table-row>
        <table:table-row table:style-name="ro1">
          <table:table-cell office:value-type="string">
            <text:p>10-15 19:46:47.475: WARN/iTesa(2925): </text:p>
          </table:table-cell>
          <table:table-cell office:value-type="float" office:value="14099404658000">
            <text:p>14099404658000</text:p>
          </table:table-cell>
          <table:table-cell office:value-type="float" office:value="99">
            <text:p>99</text:p>
          </table:table-cell>
          <table:table-cell table:formula="of:=([.B99]-[.B98])/1000000" office:value-type="float" office:value="53.35">
            <text:p>53.35</text:p>
          </table:table-cell>
          <table:table-cell table:number-columns-repeated="3"/>
        </table:table-row>
        <table:table-row table:style-name="ro1">
          <table:table-cell office:value-type="string">
            <text:p>10-15 19:46:47.535: WARN/iTesa(2925): </text:p>
          </table:table-cell>
          <table:table-cell office:value-type="float" office:value="14099460573000">
            <text:p>14099460573000</text:p>
          </table:table-cell>
          <table:table-cell office:value-type="float" office:value="100">
            <text:p>100</text:p>
          </table:table-cell>
          <table:table-cell table:formula="of:=([.B100]-[.B99])/1000000" office:value-type="float" office:value="55.915">
            <text:p>55.915</text:p>
          </table:table-cell>
          <table:table-cell table:number-columns-repeated="3"/>
        </table:table-row>
        <table:table-row table:style-name="ro1">
          <table:table-cell office:value-type="string">
            <text:p>10-15 19:46:47.645: WARN/iTesa(2925): </text:p>
          </table:table-cell>
          <table:table-cell office:value-type="float" office:value="14099515777000">
            <text:p>14099515777000</text:p>
          </table:table-cell>
          <table:table-cell office:value-type="float" office:value="101">
            <text:p>101</text:p>
          </table:table-cell>
          <table:table-cell table:formula="of:=([.B101]-[.B100])/1000000" office:value-type="float" office:value="55.204">
            <text:p>55.204</text:p>
          </table:table-cell>
          <table:table-cell table:number-columns-repeated="3"/>
        </table:table-row>
        <table:table-row table:style-name="ro1">
          <table:table-cell office:value-type="string">
            <text:p>10-15 19:46:47.645: WARN/iTesa(2925): </text:p>
          </table:table-cell>
          <table:table-cell office:value-type="float" office:value="14099569170000">
            <text:p>14099569170000</text:p>
          </table:table-cell>
          <table:table-cell office:value-type="float" office:value="102">
            <text:p>102</text:p>
          </table:table-cell>
          <table:table-cell table:formula="of:=([.B102]-[.B101])/1000000" office:value-type="float" office:value="53.393">
            <text:p>53.393</text:p>
          </table:table-cell>
          <table:table-cell table:number-columns-repeated="3"/>
        </table:table-row>
        <table:table-row table:style-name="ro1">
          <table:table-cell office:value-type="string">
            <text:p>10-15 19:46:47.751: WARN/iTesa(2925): </text:p>
          </table:table-cell>
          <table:table-cell office:value-type="float" office:value="14099678283000">
            <text:p>14099678283000</text:p>
          </table:table-cell>
          <table:table-cell office:value-type="float" office:value="103">
            <text:p>103</text:p>
          </table:table-cell>
          <table:table-cell table:formula="of:=([.B103]-[.B102])/1000000" office:value-type="float" office:value="109.113">
            <text:p>109.113</text:p>
          </table:table-cell>
          <table:table-cell table:number-columns-repeated="3"/>
        </table:table-row>
        <table:table-row table:style-name="ro1">
          <table:table-cell office:value-type="string">
            <text:p>10-15 19:46:47.875: WARN/iTesa(2925): </text:p>
          </table:table-cell>
          <table:table-cell office:value-type="float" office:value="14099734202000">
            <text:p>14099734202000</text:p>
          </table:table-cell>
          <table:table-cell office:value-type="float" office:value="104">
            <text:p>104</text:p>
          </table:table-cell>
          <table:table-cell table:formula="of:=([.B104]-[.B103])/1000000" office:value-type="float" office:value="55.919">
            <text:p>55.919</text:p>
          </table:table-cell>
          <table:table-cell table:number-columns-repeated="3"/>
        </table:table-row>
        <table:table-row table:style-name="ro1">
          <table:table-cell office:value-type="string">
            <text:p>10-15 19:46:47.875: WARN/iTesa(2925): </text:p>
          </table:table-cell>
          <table:table-cell office:value-type="float" office:value="14099800278000">
            <text:p>14099800278000</text:p>
          </table:table-cell>
          <table:table-cell office:value-type="float" office:value="105">
            <text:p>105</text:p>
          </table:table-cell>
          <table:table-cell table:formula="of:=([.B105]-[.B104])/1000000" office:value-type="float" office:value="66.076">
            <text:p>66.076</text:p>
          </table:table-cell>
          <table:table-cell table:number-columns-repeated="3"/>
        </table:table-row>
        <table:table-row table:style-name="ro1">
          <table:table-cell office:value-type="string">
            <text:p>10-15 19:46:47.925: WARN/iTesa(2925): </text:p>
          </table:table-cell>
          <table:table-cell office:value-type="float" office:value="14099854935000">
            <text:p>14099854935000</text:p>
          </table:table-cell>
          <table:table-cell office:value-type="float" office:value="106">
            <text:p>106</text:p>
          </table:table-cell>
          <table:table-cell table:formula="of:=([.B106]-[.B105])/1000000" office:value-type="float" office:value="54.657">
            <text:p>54.657</text:p>
          </table:table-cell>
          <table:table-cell table:number-columns-repeated="3"/>
        </table:table-row>
        <table:table-row table:style-name="ro1">
          <table:table-cell office:value-type="string">
            <text:p>10-15 19:46:48.036: WARN/iTesa(2925): </text:p>
          </table:table-cell>
          <table:table-cell office:value-type="float" office:value="14099910365000">
            <text:p>14099910365000</text:p>
          </table:table-cell>
          <table:table-cell office:value-type="float" office:value="107">
            <text:p>107</text:p>
          </table:table-cell>
          <table:table-cell table:formula="of:=([.B107]-[.B106])/1000000" office:value-type="float" office:value="55.43">
            <text:p>55.43</text:p>
          </table:table-cell>
          <table:table-cell table:number-columns-repeated="3"/>
        </table:table-row>
        <table:table-row table:style-name="ro1">
          <table:table-cell office:value-type="string">
            <text:p>10-15 19:46:48.036: WARN/iTesa(2925): </text:p>
          </table:table-cell>
          <table:table-cell office:value-type="float" office:value="14099963697000">
            <text:p>14099963697000</text:p>
          </table:table-cell>
          <table:table-cell office:value-type="float" office:value="108">
            <text:p>108</text:p>
          </table:table-cell>
          <table:table-cell table:formula="of:=([.B108]-[.B107])/1000000" office:value-type="float" office:value="53.332">
            <text:p>53.332</text:p>
          </table:table-cell>
          <table:table-cell table:number-columns-repeated="3"/>
        </table:table-row>
        <table:table-row table:style-name="ro1">
          <table:table-cell office:value-type="string">
            <text:p>10-15 19:46:48.095: WARN/iTesa(2925): </text:p>
          </table:table-cell>
          <table:table-cell office:value-type="float" office:value="14100019443000">
            <text:p>14100019443000</text:p>
          </table:table-cell>
          <table:table-cell office:value-type="float" office:value="109">
            <text:p>109</text:p>
          </table:table-cell>
          <table:table-cell table:formula="of:=([.B109]-[.B108])/1000000" office:value-type="float" office:value="55.746">
            <text:p>55.746</text:p>
          </table:table-cell>
          <table:table-cell table:number-columns-repeated="3"/>
        </table:table-row>
        <table:table-row table:style-name="ro1">
          <table:table-cell office:value-type="string">
            <text:p>10-15 19:46:48.205: WARN/iTesa(2925): </text:p>
          </table:table-cell>
          <table:table-cell office:value-type="float" office:value="14100075598000">
            <text:p>14100075598000</text:p>
          </table:table-cell>
          <table:table-cell office:value-type="float" office:value="110">
            <text:p>110</text:p>
          </table:table-cell>
          <table:table-cell table:formula="of:=([.B110]-[.B109])/1000000" office:value-type="float" office:value="56.155">
            <text:p>56.155</text:p>
          </table:table-cell>
          <table:table-cell table:number-columns-repeated="3"/>
        </table:table-row>
        <table:table-row table:style-name="ro1">
          <table:table-cell office:value-type="string">
            <text:p>10-15 19:46:48.205: WARN/iTesa(2925): </text:p>
          </table:table-cell>
          <table:table-cell office:value-type="float" office:value="14100128968000">
            <text:p>14100128968000</text:p>
          </table:table-cell>
          <table:table-cell office:value-type="float" office:value="111">
            <text:p>111</text:p>
          </table:table-cell>
          <table:table-cell table:formula="of:=([.B111]-[.B110])/1000000" office:value-type="float" office:value="53.37">
            <text:p>53.37</text:p>
          </table:table-cell>
          <table:table-cell table:number-columns-repeated="3"/>
        </table:table-row>
        <table:table-row table:style-name="ro1">
          <table:table-cell office:value-type="string">
            <text:p>10-15 19:46:48.255: WARN/iTesa(2925): </text:p>
          </table:table-cell>
          <table:table-cell office:value-type="float" office:value="14100184753000">
            <text:p>14100184753000</text:p>
          </table:table-cell>
          <table:table-cell office:value-type="float" office:value="112">
            <text:p>112</text:p>
          </table:table-cell>
          <table:table-cell table:formula="of:=([.B112]-[.B111])/1000000" office:value-type="float" office:value="55.785">
            <text:p>55.785</text:p>
          </table:table-cell>
          <table:table-cell table:number-columns-repeated="3"/>
        </table:table-row>
        <table:table-row table:style-name="ro1">
          <table:table-cell office:value-type="string">
            <text:p>10-15 19:46:48.365: WARN/iTesa(2925): </text:p>
          </table:table-cell>
          <table:table-cell office:value-type="float" office:value="14100240138000">
            <text:p>14100240138000</text:p>
          </table:table-cell>
          <table:table-cell office:value-type="float" office:value="113">
            <text:p>113</text:p>
          </table:table-cell>
          <table:table-cell table:formula="of:=([.B113]-[.B112])/1000000" office:value-type="float" office:value="55.385">
            <text:p>55.385</text:p>
          </table:table-cell>
          <table:table-cell table:number-columns-repeated="3"/>
        </table:table-row>
        <table:table-row table:style-name="ro1">
          <table:table-cell office:value-type="string">
            <text:p>10-15 19:46:48.365: WARN/iTesa(2925): </text:p>
          </table:table-cell>
          <table:table-cell office:value-type="float" office:value="14100295048000">
            <text:p>14100295048000</text:p>
          </table:table-cell>
          <table:table-cell office:value-type="float" office:value="114">
            <text:p>114</text:p>
          </table:table-cell>
          <table:table-cell table:formula="of:=([.B114]-[.B113])/1000000" office:value-type="float" office:value="54.91">
            <text:p>54.91</text:p>
          </table:table-cell>
          <table:table-cell table:number-columns-repeated="3"/>
        </table:table-row>
        <table:table-row table:style-name="ro1">
          <table:table-cell office:value-type="string">
            <text:p>10-15 19:46:48.425: WARN/iTesa(2925): </text:p>
          </table:table-cell>
          <table:table-cell office:value-type="float" office:value="14100352177000">
            <text:p>14100352177000</text:p>
          </table:table-cell>
          <table:table-cell office:value-type="float" office:value="115">
            <text:p>115</text:p>
          </table:table-cell>
          <table:table-cell table:formula="of:=([.B115]-[.B114])/1000000" office:value-type="float" office:value="57.129">
            <text:p>57.129</text:p>
          </table:table-cell>
          <table:table-cell table:number-columns-repeated="3"/>
        </table:table-row>
        <table:table-row table:style-name="ro1">
          <table:table-cell office:value-type="string">
            <text:p>10-15 19:46:48.535: WARN/iTesa(2925): </text:p>
          </table:table-cell>
          <table:table-cell office:value-type="float" office:value="14100407573000">
            <text:p>14100407573000</text:p>
          </table:table-cell>
          <table:table-cell office:value-type="float" office:value="116">
            <text:p>116</text:p>
          </table:table-cell>
          <table:table-cell table:formula="of:=([.B116]-[.B115])/1000000" office:value-type="float" office:value="55.396">
            <text:p>55.396</text:p>
          </table:table-cell>
          <table:table-cell table:number-columns-repeated="3"/>
        </table:table-row>
        <table:table-row table:style-name="ro1">
          <table:table-cell office:value-type="string">
            <text:p>10-15 19:46:48.535: WARN/iTesa(2925): </text:p>
          </table:table-cell>
          <table:table-cell office:value-type="float" office:value="14100461085000">
            <text:p>14100461085000</text:p>
          </table:table-cell>
          <table:table-cell office:value-type="float" office:value="117">
            <text:p>117</text:p>
          </table:table-cell>
          <table:table-cell table:formula="of:=([.B117]-[.B116])/1000000" office:value-type="float" office:value="53.512">
            <text:p>53.512</text:p>
          </table:table-cell>
          <table:table-cell table:number-columns-repeated="3"/>
        </table:table-row>
        <table:table-row table:style-name="ro1">
          <table:table-cell office:value-type="string">
            <text:p>10-15 19:46:48.590: WARN/iTesa(2925): </text:p>
          </table:table-cell>
          <table:table-cell office:value-type="float" office:value="14100518088000">
            <text:p>14100518088000</text:p>
          </table:table-cell>
          <table:table-cell office:value-type="float" office:value="118">
            <text:p>118</text:p>
          </table:table-cell>
          <table:table-cell table:formula="of:=([.B118]-[.B117])/1000000" office:value-type="float" office:value="57.003">
            <text:p>57.003</text:p>
          </table:table-cell>
          <table:table-cell table:number-columns-repeated="3"/>
        </table:table-row>
        <table:table-row table:style-name="ro1">
          <table:table-cell office:value-type="string">
            <text:p>10-15 19:46:48.705: WARN/iTesa(2925): </text:p>
          </table:table-cell>
          <table:table-cell office:value-type="float" office:value="14100575335000">
            <text:p>14100575335000</text:p>
          </table:table-cell>
          <table:table-cell office:value-type="float" office:value="119">
            <text:p>119</text:p>
          </table:table-cell>
          <table:table-cell table:formula="of:=([.B119]-[.B118])/1000000" office:value-type="float" office:value="57.247">
            <text:p>57.247</text:p>
          </table:table-cell>
          <table:table-cell table:number-columns-repeated="3"/>
        </table:table-row>
        <table:table-row table:style-name="ro1">
          <table:table-cell office:value-type="string">
            <text:p>10-15 19:46:48.705: WARN/iTesa(2925): </text:p>
          </table:table-cell>
          <table:table-cell office:value-type="float" office:value="14100628697000">
            <text:p>14100628697000</text:p>
          </table:table-cell>
          <table:table-cell office:value-type="float" office:value="120">
            <text:p>120</text:p>
          </table:table-cell>
          <table:table-cell table:formula="of:=([.B120]-[.B119])/1000000" office:value-type="float" office:value="53.362">
            <text:p>53.362</text:p>
          </table:table-cell>
          <table:table-cell table:number-columns-repeated="3"/>
        </table:table-row>
        <table:table-row table:style-name="ro1">
          <table:table-cell office:value-type="string">
            <text:p>10-15 19:46:48.757: WARN/iTesa(2925): </text:p>
          </table:table-cell>
          <table:table-cell office:value-type="float" office:value="14100684487000">
            <text:p>14100684487000</text:p>
          </table:table-cell>
          <table:table-cell office:value-type="float" office:value="121">
            <text:p>121</text:p>
          </table:table-cell>
          <table:table-cell table:formula="of:=([.B121]-[.B120])/1000000" office:value-type="float" office:value="55.79">
            <text:p>55.79</text:p>
          </table:table-cell>
          <table:table-cell table:number-columns-repeated="3"/>
        </table:table-row>
        <table:table-row table:style-name="ro1">
          <table:table-cell office:value-type="string">
            <text:p>10-15 19:46:48.875: WARN/iTesa(2925): </text:p>
          </table:table-cell>
          <table:table-cell office:value-type="float" office:value="14100739655000">
            <text:p>14100739655000</text:p>
          </table:table-cell>
          <table:table-cell office:value-type="float" office:value="122">
            <text:p>122</text:p>
          </table:table-cell>
          <table:table-cell table:formula="of:=([.B122]-[.B121])/1000000" office:value-type="float" office:value="55.168">
            <text:p>55.168</text:p>
          </table:table-cell>
          <table:table-cell table:number-columns-repeated="3"/>
        </table:table-row>
        <table:table-row table:style-name="ro1">
          <table:table-cell office:value-type="string">
            <text:p>10-15 19:46:48.875: WARN/iTesa(2925): </text:p>
          </table:table-cell>
          <table:table-cell office:value-type="float" office:value="14100795902000">
            <text:p>14100795902000</text:p>
          </table:table-cell>
          <table:table-cell office:value-type="float" office:value="123">
            <text:p>123</text:p>
          </table:table-cell>
          <table:table-cell table:formula="of:=([.B123]-[.B122])/1000000" office:value-type="float" office:value="56.247">
            <text:p>56.247</text:p>
          </table:table-cell>
          <table:table-cell table:number-columns-repeated="3"/>
        </table:table-row>
        <table:table-row table:style-name="ro1">
          <table:table-cell office:value-type="string">
            <text:p>10-15 19:46:48.925: WARN/iTesa(2925): </text:p>
          </table:table-cell>
          <table:table-cell office:value-type="float" office:value="14100853290000">
            <text:p>14100853290000</text:p>
          </table:table-cell>
          <table:table-cell office:value-type="float" office:value="124">
            <text:p>124</text:p>
          </table:table-cell>
          <table:table-cell table:formula="of:=([.B124]-[.B123])/1000000" office:value-type="float" office:value="57.388">
            <text:p>57.388</text:p>
          </table:table-cell>
          <table:table-cell table:number-columns-repeated="3"/>
        </table:table-row>
        <table:table-row table:style-name="ro1">
          <table:table-cell office:value-type="string">
            <text:p>10-15 19:46:49.035: WARN/iTesa(2925): </text:p>
          </table:table-cell>
          <table:table-cell office:value-type="float" office:value="14100908710000">
            <text:p>14100908710000</text:p>
          </table:table-cell>
          <table:table-cell office:value-type="float" office:value="125">
            <text:p>125</text:p>
          </table:table-cell>
          <table:table-cell table:formula="of:=([.B125]-[.B124])/1000000" office:value-type="float" office:value="55.42">
            <text:p>55.42</text:p>
          </table:table-cell>
          <table:table-cell table:number-columns-repeated="3"/>
        </table:table-row>
        <table:table-row table:style-name="ro1">
          <table:table-cell office:value-type="string">
            <text:p>10-15 19:46:49.035: WARN/iTesa(2925): </text:p>
          </table:table-cell>
          <table:table-cell office:value-type="float" office:value="14100962185000">
            <text:p>14100962185000</text:p>
          </table:table-cell>
          <table:table-cell office:value-type="float" office:value="126">
            <text:p>126</text:p>
          </table:table-cell>
          <table:table-cell table:formula="of:=([.B126]-[.B125])/1000000" office:value-type="float" office:value="53.475">
            <text:p>53.475</text:p>
          </table:table-cell>
          <table:table-cell table:number-columns-repeated="3"/>
        </table:table-row>
        <table:table-row table:style-name="ro1">
          <table:table-cell office:value-type="string">
            <text:p>10-15 19:46:49.090: WARN/iTesa(2925): </text:p>
          </table:table-cell>
          <table:table-cell office:value-type="float" office:value="14101017947000">
            <text:p>14101017947000</text:p>
          </table:table-cell>
          <table:table-cell office:value-type="float" office:value="127">
            <text:p>127</text:p>
          </table:table-cell>
          <table:table-cell table:formula="of:=([.B127]-[.B126])/1000000" office:value-type="float" office:value="55.762">
            <text:p>55.762</text:p>
          </table:table-cell>
          <table:table-cell table:number-columns-repeated="3"/>
        </table:table-row>
        <table:table-row table:style-name="ro1">
          <table:table-cell office:value-type="string">
            <text:p>10-15 19:46:49.199: WARN/iTesa(2925): </text:p>
          </table:table-cell>
          <table:table-cell office:value-type="float" office:value="14101073213000">
            <text:p>14101073213000</text:p>
          </table:table-cell>
          <table:table-cell office:value-type="float" office:value="128">
            <text:p>128</text:p>
          </table:table-cell>
          <table:table-cell table:formula="of:=([.B128]-[.B127])/1000000" office:value-type="float" office:value="55.266">
            <text:p>55.266</text:p>
          </table:table-cell>
          <table:table-cell table:number-columns-repeated="3"/>
        </table:table-row>
        <table:table-row table:style-name="ro1">
          <table:table-cell office:value-type="string">
            <text:p>10-15 19:46:49.199: WARN/iTesa(2925): </text:p>
          </table:table-cell>
          <table:table-cell office:value-type="float" office:value="14101126573000">
            <text:p>14101126573000</text:p>
          </table:table-cell>
          <table:table-cell office:value-type="float" office:value="129">
            <text:p>129</text:p>
          </table:table-cell>
          <table:table-cell table:formula="of:=([.B129]-[.B128])/1000000" office:value-type="float" office:value="53.36">
            <text:p>53.36</text:p>
          </table:table-cell>
          <table:table-cell table:number-columns-repeated="3"/>
        </table:table-row>
        <table:table-row table:style-name="ro1">
          <table:table-cell office:value-type="string">
            <text:p>10-15 19:46:49.255: WARN/iTesa(2925): </text:p>
          </table:table-cell>
          <table:table-cell office:value-type="float" office:value="14101182213000">
            <text:p>14101182213000</text:p>
          </table:table-cell>
          <table:table-cell office:value-type="float" office:value="130">
            <text:p>130</text:p>
          </table:table-cell>
          <table:table-cell table:formula="of:=([.B130]-[.B129])/1000000" office:value-type="float" office:value="55.64">
            <text:p>55.64</text:p>
          </table:table-cell>
          <table:table-cell table:number-columns-repeated="3"/>
        </table:table-row>
        <table:table-row table:style-name="ro1">
          <table:table-cell office:value-type="string">
            <text:p>10-15 19:46:49.365: WARN/iTesa(2925): </text:p>
          </table:table-cell>
          <table:table-cell office:value-type="float" office:value="14101237333000">
            <text:p>14101237333000</text:p>
          </table:table-cell>
          <table:table-cell office:value-type="float" office:value="131">
            <text:p>131</text:p>
          </table:table-cell>
          <table:table-cell table:formula="of:=([.B131]-[.B130])/1000000" office:value-type="float" office:value="55.12">
            <text:p>55.12</text:p>
          </table:table-cell>
          <table:table-cell table:number-columns-repeated="3"/>
        </table:table-row>
        <table:table-row table:style-name="ro1">
          <table:table-cell office:value-type="string">
            <text:p>10-15 19:46:49.365: WARN/iTesa(2925): </text:p>
          </table:table-cell>
          <table:table-cell office:value-type="float" office:value="14101292678000">
            <text:p>14101292678000</text:p>
          </table:table-cell>
          <table:table-cell office:value-type="float" office:value="132">
            <text:p>132</text:p>
          </table:table-cell>
          <table:table-cell table:formula="of:=([.B132]-[.B131])/1000000" office:value-type="float" office:value="55.345">
            <text:p>55.345</text:p>
          </table:table-cell>
          <table:table-cell table:number-columns-repeated="3"/>
        </table:table-row>
        <table:table-row table:style-name="ro1">
          <table:table-cell office:value-type="string">
            <text:p>10-15 19:46:49.475: WARN/iTesa(2925): </text:p>
          </table:table-cell>
          <table:table-cell office:value-type="float" office:value="14101348422000">
            <text:p>14101348422000</text:p>
          </table:table-cell>
          <table:table-cell office:value-type="float" office:value="133">
            <text:p>133</text:p>
          </table:table-cell>
          <table:table-cell table:formula="of:=([.B133]-[.B132])/1000000" office:value-type="float" office:value="55.744">
            <text:p>55.744</text:p>
          </table:table-cell>
          <table:table-cell table:number-columns-repeated="3"/>
        </table:table-row>
        <table:table-row table:style-name="ro1">
          <table:table-cell office:value-type="string">
            <text:p>10-15 19:46:49.475: WARN/iTesa(2925): </text:p>
          </table:table-cell>
          <table:table-cell office:value-type="float" office:value="14101401888000">
            <text:p>14101401888000</text:p>
          </table:table-cell>
          <table:table-cell office:value-type="float" office:value="134">
            <text:p>134</text:p>
          </table:table-cell>
          <table:table-cell table:formula="of:=([.B134]-[.B133])/1000000" office:value-type="float" office:value="53.466">
            <text:p>53.466</text:p>
          </table:table-cell>
          <table:table-cell table:number-columns-repeated="3"/>
        </table:table-row>
        <table:table-row table:style-name="ro1">
          <table:table-cell office:value-type="string">
            <text:p>10-15 19:46:49.585: WARN/iTesa(2925): </text:p>
          </table:table-cell>
          <table:table-cell office:value-type="float" office:value="14101457667000">
            <text:p>14101457667000</text:p>
          </table:table-cell>
          <table:table-cell office:value-type="float" office:value="135">
            <text:p>135</text:p>
          </table:table-cell>
          <table:table-cell table:formula="of:=([.B135]-[.B134])/1000000" office:value-type="float" office:value="55.779">
            <text:p>55.779</text:p>
          </table:table-cell>
          <table:table-cell table:number-columns-repeated="3"/>
        </table:table-row>
        <table:table-row table:style-name="ro1">
          <table:table-cell office:value-type="string">
            <text:p>10-15 19:46:49.585: WARN/iTesa(2925): </text:p>
          </table:table-cell>
          <table:table-cell office:value-type="float" office:value="14101511078000">
            <text:p>14101511078000</text:p>
          </table:table-cell>
          <table:table-cell office:value-type="float" office:value="136">
            <text:p>136</text:p>
          </table:table-cell>
          <table:table-cell table:formula="of:=([.B136]-[.B135])/1000000" office:value-type="float" office:value="53.411">
            <text:p>53.411</text:p>
          </table:table-cell>
          <table:table-cell table:number-columns-repeated="3"/>
        </table:table-row>
        <table:table-row table:style-name="ro1">
          <table:table-cell office:value-type="string">
            <text:p>10-15 19:46:49.635: WARN/iTesa(2925): </text:p>
          </table:table-cell>
          <table:table-cell office:value-type="float" office:value="14101567570000">
            <text:p>14101567570000</text:p>
          </table:table-cell>
          <table:table-cell office:value-type="float" office:value="137">
            <text:p>137</text:p>
          </table:table-cell>
          <table:table-cell table:formula="of:=([.B137]-[.B136])/1000000" office:value-type="float" office:value="56.492">
            <text:p>56.492</text:p>
          </table:table-cell>
          <table:table-cell table:number-columns-repeated="3"/>
        </table:table-row>
        <table:table-row table:style-name="ro1">
          <table:table-cell office:value-type="string">
            <text:p>10-15 19:46:49.749: WARN/iTesa(2925): </text:p>
          </table:table-cell>
          <table:table-cell office:value-type="float" office:value="14101623108000">
            <text:p>14101623108000</text:p>
          </table:table-cell>
          <table:table-cell office:value-type="float" office:value="138">
            <text:p>138</text:p>
          </table:table-cell>
          <table:table-cell table:formula="of:=([.B138]-[.B137])/1000000" office:value-type="float" office:value="55.538">
            <text:p>55.538</text:p>
          </table:table-cell>
          <table:table-cell table:number-columns-repeated="3"/>
        </table:table-row>
        <table:table-row table:style-name="ro1">
          <table:table-cell office:value-type="string">
            <text:p>10-15 19:46:49.749: WARN/iTesa(2925): </text:p>
          </table:table-cell>
          <table:table-cell office:value-type="float" office:value="14101676462000">
            <text:p>14101676462000</text:p>
          </table:table-cell>
          <table:table-cell office:value-type="float" office:value="139">
            <text:p>139</text:p>
          </table:table-cell>
          <table:table-cell table:formula="of:=([.B139]-[.B138])/1000000" office:value-type="float" office:value="53.354">
            <text:p>53.354</text:p>
          </table:table-cell>
          <table:table-cell table:number-columns-repeated="3"/>
        </table:table-row>
        <table:table-row table:style-name="ro1">
          <table:table-cell office:value-type="string">
            <text:p>10-15 19:46:49.805: WARN/iTesa(2925): </text:p>
          </table:table-cell>
          <table:table-cell office:value-type="float" office:value="14101732260000">
            <text:p>14101732260000</text:p>
          </table:table-cell>
          <table:table-cell office:value-type="float" office:value="140">
            <text:p>140</text:p>
          </table:table-cell>
          <table:table-cell table:formula="of:=([.B140]-[.B139])/1000000" office:value-type="float" office:value="55.798">
            <text:p>55.798</text:p>
          </table:table-cell>
          <table:table-cell table:number-columns-repeated="3"/>
        </table:table-row>
        <table:table-row table:style-name="ro1">
          <table:table-cell office:value-type="string">
            <text:p>10-15 19:46:49.920: WARN/iTesa(2925): </text:p>
          </table:table-cell>
          <table:table-cell office:value-type="float" office:value="14101794412000">
            <text:p>14101794412000</text:p>
          </table:table-cell>
          <table:table-cell office:value-type="float" office:value="141">
            <text:p>141</text:p>
          </table:table-cell>
          <table:table-cell table:formula="of:=([.B141]-[.B140])/1000000" office:value-type="float" office:value="62.152">
            <text:p>62.152</text:p>
          </table:table-cell>
          <table:table-cell table:number-columns-repeated="3"/>
        </table:table-row>
        <table:table-row table:style-name="ro1">
          <table:table-cell office:value-type="string">
            <text:p>10-15 19:46:49.925: WARN/iTesa(2925): </text:p>
          </table:table-cell>
          <table:table-cell office:value-type="float" office:value="14101847892000">
            <text:p>14101847892000</text:p>
          </table:table-cell>
          <table:table-cell office:value-type="float" office:value="142">
            <text:p>142</text:p>
          </table:table-cell>
          <table:table-cell table:formula="of:=([.B142]-[.B141])/1000000" office:value-type="float" office:value="53.48">
            <text:p>53.48</text:p>
          </table:table-cell>
          <table:table-cell table:number-columns-repeated="3"/>
        </table:table-row>
        <table:table-row table:style-name="ro1">
          <table:table-cell office:value-type="string">
            <text:p>10-15 19:46:49.977: WARN/iTesa(2925): </text:p>
          </table:table-cell>
          <table:table-cell office:value-type="float" office:value="14101905263000">
            <text:p>14101905263000</text:p>
          </table:table-cell>
          <table:table-cell office:value-type="float" office:value="143">
            <text:p>143</text:p>
          </table:table-cell>
          <table:table-cell table:formula="of:=([.B143]-[.B142])/1000000" office:value-type="float" office:value="57.371">
            <text:p>57.371</text:p>
          </table:table-cell>
          <table:table-cell table:number-columns-repeated="3"/>
        </table:table-row>
        <table:table-row table:style-name="ro1">
          <table:table-cell office:value-type="string">
            <text:p>10-15 19:46:50.086: WARN/iTesa(2925): </text:p>
          </table:table-cell>
          <table:table-cell office:value-type="float" office:value="14101960885000">
            <text:p>14101960885000</text:p>
          </table:table-cell>
          <table:table-cell office:value-type="float" office:value="144">
            <text:p>144</text:p>
          </table:table-cell>
          <table:table-cell table:formula="of:=([.B144]-[.B143])/1000000" office:value-type="float" office:value="55.622">
            <text:p>55.622</text:p>
          </table:table-cell>
          <table:table-cell table:number-columns-repeated="3"/>
        </table:table-row>
        <table:table-row table:style-name="ro1">
          <table:table-cell office:value-type="string">
            <text:p>10-15 19:46:50.086: WARN/iTesa(2925): </text:p>
          </table:table-cell>
          <table:table-cell office:value-type="float" office:value="14102014252000">
            <text:p>14102014252000</text:p>
          </table:table-cell>
          <table:table-cell office:value-type="float" office:value="145">
            <text:p>145</text:p>
          </table:table-cell>
          <table:table-cell table:formula="of:=([.B145]-[.B144])/1000000" office:value-type="float" office:value="53.367">
            <text:p>53.367</text:p>
          </table:table-cell>
          <table:table-cell table:number-columns-repeated="3"/>
        </table:table-row>
        <table:table-row table:style-name="ro1">
          <table:table-cell office:value-type="string">
            <text:p>10-15 19:46:50.195: WARN/iTesa(2925): </text:p>
          </table:table-cell>
          <table:table-cell office:value-type="float" office:value="14102069987000">
            <text:p>14102069987000</text:p>
          </table:table-cell>
          <table:table-cell office:value-type="float" office:value="146">
            <text:p>146</text:p>
          </table:table-cell>
          <table:table-cell table:formula="of:=([.B146]-[.B145])/1000000" office:value-type="float" office:value="55.735">
            <text:p>55.735</text:p>
          </table:table-cell>
          <table:table-cell table:number-columns-repeated="3"/>
        </table:table-row>
        <table:table-row table:style-name="ro1">
          <table:table-cell office:value-type="string">
            <text:p>10-15 19:46:50.195: WARN/iTesa(2925): </text:p>
          </table:table-cell>
          <table:table-cell office:value-type="float" office:value="14102123392000">
            <text:p>14102123392000</text:p>
          </table:table-cell>
          <table:table-cell office:value-type="float" office:value="147">
            <text:p>147</text:p>
          </table:table-cell>
          <table:table-cell table:formula="of:=([.B147]-[.B146])/1000000" office:value-type="float" office:value="53.405">
            <text:p>53.405</text:p>
          </table:table-cell>
          <table:table-cell table:number-columns-repeated="3"/>
        </table:table-row>
        <table:table-row table:style-name="ro1">
          <table:table-cell office:value-type="string">
            <text:p>10-15 19:46:50.255: WARN/iTesa(2925): </text:p>
          </table:table-cell>
          <table:table-cell office:value-type="float" office:value="14102179842000">
            <text:p>14102179842000</text:p>
          </table:table-cell>
          <table:table-cell office:value-type="float" office:value="148">
            <text:p>148</text:p>
          </table:table-cell>
          <table:table-cell table:formula="of:=([.B148]-[.B147])/1000000" office:value-type="float" office:value="56.45">
            <text:p>56.45</text:p>
          </table:table-cell>
          <table:table-cell table:number-columns-repeated="3"/>
        </table:table-row>
        <table:table-row table:style-name="ro1">
          <table:table-cell office:value-type="string">
            <text:p>10-15 19:46:50.365: WARN/iTesa(2925): </text:p>
          </table:table-cell>
          <table:table-cell office:value-type="float" office:value="14102235172000">
            <text:p>14102235172000</text:p>
          </table:table-cell>
          <table:table-cell office:value-type="float" office:value="149">
            <text:p>149</text:p>
          </table:table-cell>
          <table:table-cell table:formula="of:=([.B149]-[.B148])/1000000" office:value-type="float" office:value="55.33">
            <text:p>55.33</text:p>
          </table:table-cell>
          <table:table-cell table:number-columns-repeated="3"/>
        </table:table-row>
        <table:table-row table:style-name="ro1">
          <table:table-cell office:value-type="string">
            <text:p>10-15 19:46:50.365: WARN/iTesa(2925): </text:p>
          </table:table-cell>
          <table:table-cell office:value-type="float" office:value="14102289122000">
            <text:p>14102289122000</text:p>
          </table:table-cell>
          <table:table-cell office:value-type="float" office:value="150">
            <text:p>150</text:p>
          </table:table-cell>
          <table:table-cell table:formula="of:=([.B150]-[.B149])/1000000" office:value-type="float" office:value="53.95">
            <text:p>53.95</text:p>
          </table:table-cell>
          <table:table-cell table:number-columns-repeated="3"/>
        </table:table-row>
        <table:table-row table:style-name="ro1">
          <table:table-cell office:value-type="string">
            <text:p>10-15 19:46:50.420: WARN/iTesa(2925): </text:p>
          </table:table-cell>
          <table:table-cell office:value-type="float" office:value="14102347602000">
            <text:p>14102347602000</text:p>
          </table:table-cell>
          <table:table-cell office:value-type="float" office:value="151">
            <text:p>151</text:p>
          </table:table-cell>
          <table:table-cell table:formula="of:=([.B151]-[.B150])/1000000" office:value-type="float" office:value="58.48">
            <text:p>58.48</text:p>
          </table:table-cell>
          <table:table-cell table:number-columns-repeated="3"/>
        </table:table-row>
        <table:table-row table:style-name="ro1">
          <table:table-cell office:value-type="string">
            <text:p>10-15 19:46:50.529: WARN/iTesa(2925): </text:p>
          </table:table-cell>
          <table:table-cell office:value-type="float" office:value="14102403507000">
            <text:p>14102403507000</text:p>
          </table:table-cell>
          <table:table-cell office:value-type="float" office:value="152">
            <text:p>152</text:p>
          </table:table-cell>
          <table:table-cell table:formula="of:=([.B152]-[.B151])/1000000" office:value-type="float" office:value="55.905">
            <text:p>55.905</text:p>
          </table:table-cell>
          <table:table-cell table:number-columns-repeated="3"/>
        </table:table-row>
        <table:table-row table:style-name="ro1">
          <table:table-cell office:value-type="string">
            <text:p>10-15 19:46:50.529: WARN/iTesa(2925): </text:p>
          </table:table-cell>
          <table:table-cell office:value-type="float" office:value="14102456835000">
            <text:p>14102456835000</text:p>
          </table:table-cell>
          <table:table-cell office:value-type="float" office:value="153">
            <text:p>153</text:p>
          </table:table-cell>
          <table:table-cell table:formula="of:=([.B153]-[.B152])/1000000" office:value-type="float" office:value="53.328">
            <text:p>53.328</text:p>
          </table:table-cell>
          <table:table-cell table:number-columns-repeated="3"/>
        </table:table-row>
        <table:table-row table:style-name="ro1">
          <table:table-cell office:value-type="string">
            <text:p>10-15 19:46:50.585: WARN/iTesa(2925): </text:p>
          </table:table-cell>
          <table:table-cell office:value-type="float" office:value="14102512617000">
            <text:p>14102512617000</text:p>
          </table:table-cell>
          <table:table-cell office:value-type="float" office:value="154">
            <text:p>154</text:p>
          </table:table-cell>
          <table:table-cell table:formula="of:=([.B154]-[.B153])/1000000" office:value-type="float" office:value="55.782">
            <text:p>55.782</text:p>
          </table:table-cell>
          <table:table-cell table:number-columns-repeated="3"/>
        </table:table-row>
        <table:table-row table:style-name="ro1">
          <table:table-cell office:value-type="string">
            <text:p>10-15 19:46:50.695: WARN/iTesa(2925): </text:p>
          </table:table-cell>
          <table:table-cell office:value-type="float" office:value="14102567952000">
            <text:p>14102567952000</text:p>
          </table:table-cell>
          <table:table-cell office:value-type="float" office:value="155">
            <text:p>155</text:p>
          </table:table-cell>
          <table:table-cell table:formula="of:=([.B155]-[.B154])/1000000" office:value-type="float" office:value="55.335">
            <text:p>55.335</text:p>
          </table:table-cell>
          <table:table-cell table:number-columns-repeated="3"/>
        </table:table-row>
        <table:table-row table:style-name="ro1">
          <table:table-cell office:value-type="string">
            <text:p>10-15 19:46:50.695: WARN/iTesa(2925): </text:p>
          </table:table-cell>
          <table:table-cell office:value-type="float" office:value="14102627268000">
            <text:p>14102627268000</text:p>
          </table:table-cell>
          <table:table-cell office:value-type="float" office:value="156">
            <text:p>156</text:p>
          </table:table-cell>
          <table:table-cell table:formula="of:=([.B156]-[.B155])/1000000" office:value-type="float" office:value="59.316">
            <text:p>59.316</text:p>
          </table:table-cell>
          <table:table-cell table:number-columns-repeated="3"/>
        </table:table-row>
        <table:table-row table:style-name="ro1">
          <table:table-cell office:value-type="string">
            <text:p>10-15 19:46:50.755: WARN/iTesa(2925): </text:p>
          </table:table-cell>
          <table:table-cell office:value-type="float" office:value="14102683367000">
            <text:p>14102683367000</text:p>
          </table:table-cell>
          <table:table-cell office:value-type="float" office:value="157">
            <text:p>157</text:p>
          </table:table-cell>
          <table:table-cell table:formula="of:=([.B157]-[.B156])/1000000" office:value-type="float" office:value="56.099">
            <text:p>56.099</text:p>
          </table:table-cell>
          <table:table-cell table:number-columns-repeated="3"/>
        </table:table-row>
        <table:table-row table:style-name="ro1">
          <table:table-cell office:value-type="string">
            <text:p>10-15 19:46:50.875: WARN/iTesa(2925): </text:p>
          </table:table-cell>
          <table:table-cell office:value-type="float" office:value="14102738803000">
            <text:p>14102738803000</text:p>
          </table:table-cell>
          <table:table-cell office:value-type="float" office:value="158">
            <text:p>158</text:p>
          </table:table-cell>
          <table:table-cell table:formula="of:=([.B158]-[.B157])/1000000" office:value-type="float" office:value="55.436">
            <text:p>55.436</text:p>
          </table:table-cell>
          <table:table-cell table:number-columns-repeated="3"/>
        </table:table-row>
        <table:table-row table:style-name="ro1">
          <table:table-cell office:value-type="string">
            <text:p>10-15 19:46:50.875: WARN/iTesa(2925): </text:p>
          </table:table-cell>
          <table:table-cell office:value-type="float" office:value="14102792523000">
            <text:p>14102792523000</text:p>
          </table:table-cell>
          <table:table-cell office:value-type="float" office:value="159">
            <text:p>159</text:p>
          </table:table-cell>
          <table:table-cell table:formula="of:=([.B159]-[.B158])/1000000" office:value-type="float" office:value="53.72">
            <text:p>53.72</text:p>
          </table:table-cell>
          <table:table-cell table:number-columns-repeated="3"/>
        </table:table-row>
        <table:table-row table:style-name="ro1">
          <table:table-cell office:value-type="string">
            <text:p>10-15 19:46:50.925: WARN/iTesa(2925): </text:p>
          </table:table-cell>
          <table:table-cell office:value-type="float" office:value="14102850912000">
            <text:p>14102850912000</text:p>
          </table:table-cell>
          <table:table-cell office:value-type="float" office:value="160">
            <text:p>160</text:p>
          </table:table-cell>
          <table:table-cell table:formula="of:=([.B160]-[.B159])/1000000" office:value-type="float" office:value="58.389">
            <text:p>58.389</text:p>
          </table:table-cell>
          <table:table-cell table:number-columns-repeated="3"/>
        </table:table-row>
        <table:table-row table:style-name="ro1">
          <table:table-cell office:value-type="string">
            <text:p>10-15 19:46:51.035: WARN/iTesa(2925): </text:p>
          </table:table-cell>
          <table:table-cell office:value-type="float" office:value="14102906298000">
            <text:p>14102906298000</text:p>
          </table:table-cell>
          <table:table-cell office:value-type="float" office:value="161">
            <text:p>161</text:p>
          </table:table-cell>
          <table:table-cell table:formula="of:=([.B161]-[.B160])/1000000" office:value-type="float" office:value="55.386">
            <text:p>55.386</text:p>
          </table:table-cell>
          <table:table-cell table:number-columns-repeated="3"/>
        </table:table-row>
        <table:table-row table:style-name="ro1">
          <table:table-cell office:value-type="string">
            <text:p>10-15 19:46:51.035: WARN/iTesa(2925): </text:p>
          </table:table-cell>
          <table:table-cell office:value-type="float" office:value="14102959642000">
            <text:p>14102959642000</text:p>
          </table:table-cell>
          <table:table-cell office:value-type="float" office:value="162">
            <text:p>162</text:p>
          </table:table-cell>
          <table:table-cell table:formula="of:=([.B162]-[.B161])/1000000" office:value-type="float" office:value="53.344">
            <text:p>53.344</text:p>
          </table:table-cell>
          <table:table-cell table:number-columns-repeated="3"/>
        </table:table-row>
        <table:table-row table:style-name="ro1">
          <table:table-cell office:value-type="string">
            <text:p>10-15 19:46:51.145: WARN/iTesa(2925): </text:p>
          </table:table-cell>
          <table:table-cell office:value-type="float" office:value="14103015897000">
            <text:p>14103015897000</text:p>
          </table:table-cell>
          <table:table-cell office:value-type="float" office:value="163">
            <text:p>163</text:p>
          </table:table-cell>
          <table:table-cell table:formula="of:=([.B163]-[.B162])/1000000" office:value-type="float" office:value="56.255">
            <text:p>56.255</text:p>
          </table:table-cell>
          <table:table-cell table:number-columns-repeated="3"/>
        </table:table-row>
        <table:table-row table:style-name="ro1">
          <table:table-cell office:value-type="string">
            <text:p>10-15 19:46:51.145: WARN/iTesa(2925): </text:p>
          </table:table-cell>
          <table:table-cell office:value-type="float" office:value="14103069315000">
            <text:p>14103069315000</text:p>
          </table:table-cell>
          <table:table-cell office:value-type="float" office:value="164">
            <text:p>164</text:p>
          </table:table-cell>
          <table:table-cell table:formula="of:=([.B164]-[.B163])/1000000" office:value-type="float" office:value="53.418">
            <text:p>53.418</text:p>
          </table:table-cell>
          <table:table-cell table:number-columns-repeated="3"/>
        </table:table-row>
        <table:table-row table:style-name="ro1">
          <table:table-cell office:value-type="string">
            <text:p>10-15 19:46:51.198: WARN/iTesa(2925): </text:p>
          </table:table-cell>
          <table:table-cell office:value-type="float" office:value="14103125978000">
            <text:p>14103125978000</text:p>
          </table:table-cell>
          <table:table-cell office:value-type="float" office:value="165">
            <text:p>165</text:p>
          </table:table-cell>
          <table:table-cell table:formula="of:=([.B165]-[.B164])/1000000" office:value-type="float" office:value="56.663">
            <text:p>56.663</text:p>
          </table:table-cell>
          <table:table-cell table:number-columns-repeated="3"/>
        </table:table-row>
        <table:table-row table:style-name="ro1">
          <table:table-cell office:value-type="string">
            <text:p>10-15 19:46:51.307: WARN/iTesa(2925): </text:p>
          </table:table-cell>
          <table:table-cell office:value-type="float" office:value="14103181382000">
            <text:p>14103181382000</text:p>
          </table:table-cell>
          <table:table-cell office:value-type="float" office:value="166">
            <text:p>166</text:p>
          </table:table-cell>
          <table:table-cell table:formula="of:=([.B166]-[.B165])/1000000" office:value-type="float" office:value="55.404">
            <text:p>55.404</text:p>
          </table:table-cell>
          <table:table-cell table:number-columns-repeated="3"/>
        </table:table-row>
        <table:table-row table:style-name="ro1">
          <table:table-cell office:value-type="string">
            <text:p>10-15 19:46:51.307: WARN/iTesa(2925): </text:p>
          </table:table-cell>
          <table:table-cell office:value-type="float" office:value="14103234750000">
            <text:p>14103234750000</text:p>
          </table:table-cell>
          <table:table-cell office:value-type="float" office:value="167">
            <text:p>167</text:p>
          </table:table-cell>
          <table:table-cell table:formula="of:=([.B167]-[.B166])/1000000" office:value-type="float" office:value="53.368">
            <text:p>53.368</text:p>
          </table:table-cell>
          <table:table-cell table:number-columns-repeated="3"/>
        </table:table-row>
        <table:table-row table:style-name="ro1">
          <table:table-cell office:value-type="string">
            <text:p>10-15 19:46:51.420: WARN/iTesa(2925): </text:p>
          </table:table-cell>
          <table:table-cell office:value-type="float" office:value="14103293887000">
            <text:p>14103293887000</text:p>
          </table:table-cell>
          <table:table-cell office:value-type="float" office:value="168">
            <text:p>168</text:p>
          </table:table-cell>
          <table:table-cell table:formula="of:=([.B168]-[.B167])/1000000" office:value-type="float" office:value="59.137">
            <text:p>59.137</text:p>
          </table:table-cell>
          <table:table-cell table:number-columns-repeated="3"/>
        </table:table-row>
        <table:table-row table:style-name="ro1">
          <table:table-cell office:value-type="string">
            <text:p>10-15 19:46:51.420: WARN/iTesa(2925): </text:p>
          </table:table-cell>
          <table:table-cell office:value-type="float" office:value="14103347378000">
            <text:p>14103347378000</text:p>
          </table:table-cell>
          <table:table-cell office:value-type="float" office:value="169">
            <text:p>169</text:p>
          </table:table-cell>
          <table:table-cell table:formula="of:=([.B169]-[.B168])/1000000" office:value-type="float" office:value="53.491">
            <text:p>53.491</text:p>
          </table:table-cell>
          <table:table-cell table:number-columns-repeated="3"/>
        </table:table-row>
        <table:table-row table:style-name="ro1">
          <table:table-cell office:value-type="string">
            <text:p>10-15 19:46:51.530: WARN/iTesa(2925): </text:p>
          </table:table-cell>
          <table:table-cell office:value-type="float" office:value="14103404313000">
            <text:p>14103404313000</text:p>
          </table:table-cell>
          <table:table-cell office:value-type="float" office:value="170">
            <text:p>170</text:p>
          </table:table-cell>
          <table:table-cell table:formula="of:=([.B170]-[.B169])/1000000" office:value-type="float" office:value="56.935">
            <text:p>56.935</text:p>
          </table:table-cell>
          <table:table-cell table:number-columns-repeated="3"/>
        </table:table-row>
        <table:table-row table:style-name="ro1">
          <table:table-cell office:value-type="string">
            <text:p>10-15 19:46:51.530: WARN/iTesa(2925): </text:p>
          </table:table-cell>
          <table:table-cell office:value-type="float" office:value="14103457870000">
            <text:p>14103457870000</text:p>
          </table:table-cell>
          <table:table-cell office:value-type="float" office:value="171">
            <text:p>171</text:p>
          </table:table-cell>
          <table:table-cell table:formula="of:=([.B171]-[.B170])/1000000" office:value-type="float" office:value="53.557">
            <text:p>53.557</text:p>
          </table:table-cell>
          <table:table-cell table:number-columns-repeated="3"/>
        </table:table-row>
        <table:table-row table:style-name="ro1">
          <table:table-cell office:value-type="string">
            <text:p>10-15 19:46:51.586: WARN/iTesa(2925): </text:p>
          </table:table-cell>
          <table:table-cell office:value-type="float" office:value="14103513747000">
            <text:p>14103513747000</text:p>
          </table:table-cell>
          <table:table-cell office:value-type="float" office:value="172">
            <text:p>172</text:p>
          </table:table-cell>
          <table:table-cell table:formula="of:=([.B172]-[.B171])/1000000" office:value-type="float" office:value="55.877">
            <text:p>55.877</text:p>
          </table:table-cell>
          <table:table-cell table:number-columns-repeated="3"/>
        </table:table-row>
        <table:table-row table:style-name="ro1">
          <table:table-cell office:value-type="string">
            <text:p>10-15 19:46:51.696: WARN/iTesa(2925): </text:p>
          </table:table-cell>
          <table:table-cell office:value-type="float" office:value="14103569943000">
            <text:p>14103569943000</text:p>
          </table:table-cell>
          <table:table-cell office:value-type="float" office:value="173">
            <text:p>173</text:p>
          </table:table-cell>
          <table:table-cell table:formula="of:=([.B173]-[.B172])/1000000" office:value-type="float" office:value="56.196">
            <text:p>56.196</text:p>
          </table:table-cell>
          <table:table-cell table:number-columns-repeated="3"/>
        </table:table-row>
        <table:table-row table:style-name="ro1">
          <table:table-cell office:value-type="string">
            <text:p>10-15 19:46:51.696: WARN/iTesa(2925): </text:p>
          </table:table-cell>
          <table:table-cell office:value-type="float" office:value="14103623460000">
            <text:p>14103623460000</text:p>
          </table:table-cell>
          <table:table-cell office:value-type="float" office:value="174">
            <text:p>174</text:p>
          </table:table-cell>
          <table:table-cell table:formula="of:=([.B174]-[.B173])/1000000" office:value-type="float" office:value="53.517">
            <text:p>53.517</text:p>
          </table:table-cell>
          <table:table-cell table:number-columns-repeated="3"/>
        </table:table-row>
        <table:table-row table:style-name="ro1">
          <table:table-cell office:value-type="string">
            <text:p>10-15 19:46:51.755: WARN/iTesa(2925): </text:p>
          </table:table-cell>
          <table:table-cell office:value-type="float" office:value="14103679170000">
            <text:p>14103679170000</text:p>
          </table:table-cell>
          <table:table-cell office:value-type="float" office:value="175">
            <text:p>175</text:p>
          </table:table-cell>
          <table:table-cell table:formula="of:=([.B175]-[.B174])/1000000" office:value-type="float" office:value="55.71">
            <text:p>55.71</text:p>
          </table:table-cell>
          <table:table-cell table:number-columns-repeated="3"/>
        </table:table-row>
        <table:table-row table:style-name="ro1">
          <table:table-cell office:value-type="string">
            <text:p>10-15 19:46:51.875: WARN/iTesa(2925): </text:p>
          </table:table-cell>
          <table:table-cell office:value-type="float" office:value="14103734487000">
            <text:p>14103734487000</text:p>
          </table:table-cell>
          <table:table-cell office:value-type="float" office:value="176">
            <text:p>176</text:p>
          </table:table-cell>
          <table:table-cell table:formula="of:=([.B176]-[.B175])/1000000" office:value-type="float" office:value="55.317">
            <text:p>55.317</text:p>
          </table:table-cell>
          <table:table-cell table:number-columns-repeated="3"/>
        </table:table-row>
        <table:table-row table:style-name="ro1">
          <table:table-cell office:value-type="string">
            <text:p>10-15 19:46:51.875: WARN/iTesa(2925): </text:p>
          </table:table-cell>
          <table:table-cell office:value-type="float" office:value="14103800547000">
            <text:p>14103800547000</text:p>
          </table:table-cell>
          <table:table-cell office:value-type="float" office:value="177">
            <text:p>177</text:p>
          </table:table-cell>
          <table:table-cell table:formula="of:=([.B177]-[.B176])/1000000" office:value-type="float" office:value="66.06">
            <text:p>66.06</text:p>
          </table:table-cell>
          <table:table-cell table:number-columns-repeated="3"/>
        </table:table-row>
        <table:table-row table:style-name="ro1">
          <table:table-cell office:value-type="string">
            <text:p>10-15 19:46:51.985: WARN/iTesa(2925): </text:p>
          </table:table-cell>
          <table:table-cell office:value-type="float" office:value="14103855285000">
            <text:p>14103855285000</text:p>
          </table:table-cell>
          <table:table-cell office:value-type="float" office:value="178">
            <text:p>178</text:p>
          </table:table-cell>
          <table:table-cell table:formula="of:=([.B178]-[.B177])/1000000" office:value-type="float" office:value="54.738">
            <text:p>54.738</text:p>
          </table:table-cell>
          <table:table-cell table:number-columns-repeated="3"/>
        </table:table-row>
        <table:table-row table:style-name="ro1">
          <table:table-cell office:value-type="string">
            <text:p>10-15 19:46:51.985: WARN/iTesa(2925): </text:p>
          </table:table-cell>
          <table:table-cell office:value-type="float" office:value="14103908852000">
            <text:p>14103908852000</text:p>
          </table:table-cell>
          <table:table-cell office:value-type="float" office:value="179">
            <text:p>179</text:p>
          </table:table-cell>
          <table:table-cell table:formula="of:=([.B179]-[.B178])/1000000" office:value-type="float" office:value="53.567">
            <text:p>53.567</text:p>
          </table:table-cell>
          <table:table-cell table:number-columns-repeated="3"/>
        </table:table-row>
        <table:table-row table:style-name="ro1">
          <table:table-cell office:value-type="string">
            <text:p>10-15 19:46:52.035: WARN/iTesa(2925): </text:p>
          </table:table-cell>
          <table:table-cell office:value-type="float" office:value="14103965058000">
            <text:p>14103965058000</text:p>
          </table:table-cell>
          <table:table-cell office:value-type="float" office:value="180">
            <text:p>180</text:p>
          </table:table-cell>
          <table:table-cell table:formula="of:=([.B180]-[.B179])/1000000" office:value-type="float" office:value="56.206">
            <text:p>56.206</text:p>
          </table:table-cell>
          <table:table-cell table:number-columns-repeated="3"/>
        </table:table-row>
        <table:table-row table:style-name="ro1">
          <table:table-cell office:value-type="string">
            <text:p>10-15 19:46:52.149: WARN/iTesa(2925): </text:p>
          </table:table-cell>
          <table:table-cell office:value-type="float" office:value="14104023368000">
            <text:p>14104023368000</text:p>
          </table:table-cell>
          <table:table-cell office:value-type="float" office:value="181">
            <text:p>181</text:p>
          </table:table-cell>
          <table:table-cell table:formula="of:=([.B181]-[.B180])/1000000" office:value-type="float" office:value="58.31">
            <text:p>58.31</text:p>
          </table:table-cell>
          <table:table-cell table:number-columns-repeated="3"/>
        </table:table-row>
        <table:table-row table:style-name="ro1">
          <table:table-cell office:value-type="string">
            <text:p>10-15 19:46:52.149: WARN/iTesa(2925): </text:p>
          </table:table-cell>
          <table:table-cell office:value-type="float" office:value="14104076793000">
            <text:p>14104076793000</text:p>
          </table:table-cell>
          <table:table-cell office:value-type="float" office:value="182">
            <text:p>182</text:p>
          </table:table-cell>
          <table:table-cell table:formula="of:=([.B182]-[.B181])/1000000" office:value-type="float" office:value="53.425">
            <text:p>53.425</text:p>
          </table:table-cell>
          <table:table-cell table:number-columns-repeated="3"/>
        </table:table-row>
        <table:table-row table:style-name="ro1">
          <table:table-cell office:value-type="string">
            <text:p>10-15 19:46:52.205: WARN/iTesa(2925): </text:p>
          </table:table-cell>
          <table:table-cell office:value-type="float" office:value="14104132683000">
            <text:p>14104132683000</text:p>
          </table:table-cell>
          <table:table-cell office:value-type="float" office:value="183">
            <text:p>183</text:p>
          </table:table-cell>
          <table:table-cell table:formula="of:=([.B183]-[.B182])/1000000" office:value-type="float" office:value="55.89">
            <text:p>55.89</text:p>
          </table:table-cell>
          <table:table-cell table:number-columns-repeated="3"/>
        </table:table-row>
        <table:table-row table:style-name="ro1">
          <table:table-cell office:value-type="string">
            <text:p>10-15 19:46:52.315: WARN/iTesa(2925): </text:p>
          </table:table-cell>
          <table:table-cell office:value-type="float" office:value="14104187932000">
            <text:p>14104187932000</text:p>
          </table:table-cell>
          <table:table-cell office:value-type="float" office:value="184">
            <text:p>184</text:p>
          </table:table-cell>
          <table:table-cell table:formula="of:=([.B184]-[.B183])/1000000" office:value-type="float" office:value="55.249">
            <text:p>55.249</text:p>
          </table:table-cell>
          <table:table-cell table:number-columns-repeated="3"/>
        </table:table-row>
        <table:table-row table:style-name="ro1">
          <table:table-cell office:value-type="string">
            <text:p>10-15 19:46:52.315: WARN/iTesa(2925): </text:p>
          </table:table-cell>
          <table:table-cell office:value-type="float" office:value="14104241375000">
            <text:p>14104241375000</text:p>
          </table:table-cell>
          <table:table-cell office:value-type="float" office:value="185">
            <text:p>185</text:p>
          </table:table-cell>
          <table:table-cell table:formula="of:=([.B185]-[.B184])/1000000" office:value-type="float" office:value="53.443">
            <text:p>53.443</text:p>
          </table:table-cell>
          <table:table-cell table:number-columns-repeated="3"/>
        </table:table-row>
        <table:table-row table:style-name="ro1">
          <table:table-cell office:value-type="string">
            <text:p>10-15 19:46:52.425: WARN/iTesa(2925): </text:p>
          </table:table-cell>
          <table:table-cell office:value-type="float" office:value="14104298212000">
            <text:p>14104298212000</text:p>
          </table:table-cell>
          <table:table-cell office:value-type="float" office:value="186">
            <text:p>186</text:p>
          </table:table-cell>
          <table:table-cell table:formula="of:=([.B186]-[.B185])/1000000" office:value-type="float" office:value="56.837">
            <text:p>56.837</text:p>
          </table:table-cell>
          <table:table-cell table:number-columns-repeated="3"/>
        </table:table-row>
        <table:table-row table:style-name="ro1">
          <table:table-cell office:value-type="string">
            <text:p>10-15 19:46:52.425: WARN/iTesa(2925): </text:p>
          </table:table-cell>
          <table:table-cell office:value-type="float" office:value="14104351748000">
            <text:p>14104351748000</text:p>
          </table:table-cell>
          <table:table-cell office:value-type="float" office:value="187">
            <text:p>187</text:p>
          </table:table-cell>
          <table:table-cell table:formula="of:=([.B187]-[.B186])/1000000" office:value-type="float" office:value="53.536">
            <text:p>53.536</text:p>
          </table:table-cell>
          <table:table-cell table:number-columns-repeated="3"/>
        </table:table-row>
        <table:table-row table:style-name="ro1">
          <table:table-cell office:value-type="string">
            <text:p>10-15 19:46:52.480: WARN/iTesa(2925): </text:p>
          </table:table-cell>
          <table:table-cell office:value-type="float" office:value="14104407627000">
            <text:p>14104407627000</text:p>
          </table:table-cell>
          <table:table-cell office:value-type="float" office:value="188">
            <text:p>188</text:p>
          </table:table-cell>
          <table:table-cell table:formula="of:=([.B188]-[.B187])/1000000" office:value-type="float" office:value="55.879">
            <text:p>55.879</text:p>
          </table:table-cell>
          <table:table-cell table:number-columns-repeated="3"/>
        </table:table-row>
        <table:table-row table:style-name="ro1">
          <table:table-cell office:value-type="string">
            <text:p>10-15 19:46:52.589: WARN/iTesa(2925): </text:p>
          </table:table-cell>
          <table:table-cell office:value-type="float" office:value="14104463643000">
            <text:p>14104463643000</text:p>
          </table:table-cell>
          <table:table-cell office:value-type="float" office:value="189">
            <text:p>189</text:p>
          </table:table-cell>
          <table:table-cell table:formula="of:=([.B189]-[.B188])/1000000" office:value-type="float" office:value="56.016">
            <text:p>56.016</text:p>
          </table:table-cell>
          <table:table-cell table:number-columns-repeated="3"/>
        </table:table-row>
        <table:table-row table:style-name="ro1">
          <table:table-cell office:value-type="string">
            <text:p>10-15 19:46:52.589: WARN/iTesa(2925): </text:p>
          </table:table-cell>
          <table:table-cell office:value-type="float" office:value="14104516973000">
            <text:p>14104516973000</text:p>
          </table:table-cell>
          <table:table-cell office:value-type="float" office:value="190">
            <text:p>190</text:p>
          </table:table-cell>
          <table:table-cell table:formula="of:=([.B190]-[.B189])/1000000" office:value-type="float" office:value="53.33">
            <text:p>53.33</text:p>
          </table:table-cell>
          <table:table-cell table:number-columns-repeated="3"/>
        </table:table-row>
        <table:table-row table:style-name="ro1">
          <table:table-cell office:value-type="string">
            <text:p>10-15 19:46:52.645: WARN/iTesa(2925): </text:p>
          </table:table-cell>
          <table:table-cell office:value-type="float" office:value="14104572763000">
            <text:p>14104572763000</text:p>
          </table:table-cell>
          <table:table-cell office:value-type="float" office:value="191">
            <text:p>191</text:p>
          </table:table-cell>
          <table:table-cell table:formula="of:=([.B191]-[.B190])/1000000" office:value-type="float" office:value="55.79">
            <text:p>55.79</text:p>
          </table:table-cell>
          <table:table-cell table:number-columns-repeated="3"/>
        </table:table-row>
        <table:table-row table:style-name="ro1">
          <table:table-cell office:value-type="string">
            <text:p>10-15 19:46:52.755: WARN/iTesa(2925): </text:p>
          </table:table-cell>
          <table:table-cell office:value-type="float" office:value="14104628038000">
            <text:p>14104628038000</text:p>
          </table:table-cell>
          <table:table-cell office:value-type="float" office:value="192">
            <text:p>192</text:p>
          </table:table-cell>
          <table:table-cell table:formula="of:=([.B192]-[.B191])/1000000" office:value-type="float" office:value="55.275">
            <text:p>55.275</text:p>
          </table:table-cell>
          <table:table-cell table:number-columns-repeated="3"/>
        </table:table-row>
        <table:table-row table:style-name="ro1">
          <table:table-cell office:value-type="string">
            <text:p>10-15 19:46:52.755: WARN/iTesa(2925): </text:p>
          </table:table-cell>
          <table:table-cell office:value-type="float" office:value="14104681753000">
            <text:p>14104681753000</text:p>
          </table:table-cell>
          <table:table-cell office:value-type="float" office:value="193">
            <text:p>193</text:p>
          </table:table-cell>
          <table:table-cell table:formula="of:=([.B193]-[.B192])/1000000" office:value-type="float" office:value="53.715">
            <text:p>53.715</text:p>
          </table:table-cell>
          <table:table-cell table:number-columns-repeated="3"/>
        </table:table-row>
        <table:table-row table:style-name="ro1">
          <table:table-cell office:value-type="string">
            <text:p>10-15 19:46:52.810: WARN/iTesa(2925): </text:p>
          </table:table-cell>
          <table:table-cell office:value-type="float" office:value="14104737547000">
            <text:p>14104737547000</text:p>
          </table:table-cell>
          <table:table-cell office:value-type="float" office:value="194">
            <text:p>194</text:p>
          </table:table-cell>
          <table:table-cell table:formula="of:=([.B194]-[.B193])/1000000" office:value-type="float" office:value="55.794">
            <text:p>55.794</text:p>
          </table:table-cell>
          <table:table-cell table:number-columns-repeated="3"/>
        </table:table-row>
        <table:table-row table:style-name="ro1">
          <table:table-cell office:value-type="string">
            <text:p>10-15 19:46:52.925: WARN/iTesa(2925): </text:p>
          </table:table-cell>
          <table:table-cell office:value-type="float" office:value="14104793000000">
            <text:p>14104793000000</text:p>
          </table:table-cell>
          <table:table-cell office:value-type="float" office:value="195">
            <text:p>195</text:p>
          </table:table-cell>
          <table:table-cell table:formula="of:=([.B195]-[.B194])/1000000" office:value-type="float" office:value="55.453">
            <text:p>55.453</text:p>
          </table:table-cell>
          <table:table-cell table:number-columns-repeated="3"/>
        </table:table-row>
        <table:table-row table:style-name="ro1">
          <table:table-cell office:value-type="string">
            <text:p>10-15 19:46:52.925: WARN/iTesa(2925): </text:p>
          </table:table-cell>
          <table:table-cell office:value-type="float" office:value="14104850065000">
            <text:p>14104850065000</text:p>
          </table:table-cell>
          <table:table-cell office:value-type="float" office:value="196">
            <text:p>196</text:p>
          </table:table-cell>
          <table:table-cell table:formula="of:=([.B196]-[.B195])/1000000" office:value-type="float" office:value="57.065">
            <text:p>57.065</text:p>
          </table:table-cell>
          <table:table-cell table:number-columns-repeated="3"/>
        </table:table-row>
        <table:table-row table:style-name="ro1">
          <table:table-cell office:value-type="string">
            <text:p>10-15 19:46:53.035: WARN/iTesa(2925): </text:p>
          </table:table-cell>
          <table:table-cell office:value-type="float" office:value="14104959373000">
            <text:p>14104959373000</text:p>
          </table:table-cell>
          <table:table-cell office:value-type="float" office:value="197">
            <text:p>197</text:p>
          </table:table-cell>
          <table:table-cell table:formula="of:=([.B197]-[.B196])/1000000" office:value-type="float" office:value="109.308">
            <text:p>109.308</text:p>
          </table:table-cell>
          <table:table-cell table:number-columns-repeated="3"/>
        </table:table-row>
        <table:table-row table:style-name="ro1">
          <table:table-cell office:value-type="string">
            <text:p>10-15 19:46:53.141: WARN/iTesa(2925): </text:p>
          </table:table-cell>
          <table:table-cell office:value-type="float" office:value="14105014998000">
            <text:p>14105014998000</text:p>
          </table:table-cell>
          <table:table-cell office:value-type="float" office:value="198">
            <text:p>198</text:p>
          </table:table-cell>
          <table:table-cell table:formula="of:=([.B198]-[.B197])/1000000" office:value-type="float" office:value="55.625">
            <text:p>55.625</text:p>
          </table:table-cell>
          <table:table-cell table:number-columns-repeated="3"/>
        </table:table-row>
        <table:table-row table:style-name="ro1">
          <table:table-cell office:value-type="string">
            <text:p>10-15 19:46:53.145: WARN/iTesa(2925): </text:p>
          </table:table-cell>
          <table:table-cell office:value-type="float" office:value="14105068372000">
            <text:p>14105068372000</text:p>
          </table:table-cell>
          <table:table-cell office:value-type="float" office:value="199">
            <text:p>199</text:p>
          </table:table-cell>
          <table:table-cell table:formula="of:=([.B199]-[.B198])/1000000" office:value-type="float" office:value="53.374">
            <text:p>53.374</text:p>
          </table:table-cell>
          <table:table-cell table:number-columns-repeated="3"/>
        </table:table-row>
        <table:table-row table:style-name="ro1">
          <table:table-cell office:value-type="string">
            <text:p>10-15 19:46:53.195: WARN/iTesa(2925): </text:p>
          </table:table-cell>
          <table:table-cell office:value-type="float" office:value="14105124212000">
            <text:p>14105124212000</text:p>
          </table:table-cell>
          <table:table-cell office:value-type="float" office:value="200">
            <text:p>200</text:p>
          </table:table-cell>
          <table:table-cell table:formula="of:=([.B200]-[.B199])/1000000" office:value-type="float" office:value="55.84">
            <text:p>55.84</text:p>
          </table:table-cell>
          <table:table-cell table:number-columns-repeated="3"/>
        </table:table-row>
        <table:table-row table:style-name="ro1">
          <table:table-cell office:value-type="string">
            <text:p>10-15 19:46:53.305: WARN/iTesa(2925): </text:p>
          </table:table-cell>
          <table:table-cell office:value-type="float" office:value="14105179420000">
            <text:p>14105179420000</text:p>
          </table:table-cell>
          <table:table-cell office:value-type="float" office:value="201">
            <text:p>201</text:p>
          </table:table-cell>
          <table:table-cell table:formula="of:=([.B201]-[.B200])/1000000" office:value-type="float" office:value="55.208">
            <text:p>55.208</text:p>
          </table:table-cell>
          <table:table-cell table:number-columns-repeated="3"/>
        </table:table-row>
        <table:table-row table:style-name="ro1">
          <table:table-cell office:value-type="string">
            <text:p>10-15 19:46:53.305: WARN/iTesa(2925): </text:p>
          </table:table-cell>
          <table:table-cell office:value-type="float" office:value="14105232773000">
            <text:p>14105232773000</text:p>
          </table:table-cell>
          <table:table-cell office:value-type="float" office:value="202">
            <text:p>202</text:p>
          </table:table-cell>
          <table:table-cell table:formula="of:=([.B202]-[.B201])/1000000" office:value-type="float" office:value="53.353">
            <text:p>53.353</text:p>
          </table:table-cell>
          <table:table-cell table:number-columns-repeated="3"/>
        </table:table-row>
        <table:table-row table:style-name="ro1">
          <table:table-cell office:value-type="string">
            <text:p>10-15 19:46:53.425: WARN/iTesa(2925): </text:p>
          </table:table-cell>
          <table:table-cell office:value-type="float" office:value="14105293370000">
            <text:p>14105293370000</text:p>
          </table:table-cell>
          <table:table-cell office:value-type="float" office:value="203">
            <text:p>203</text:p>
          </table:table-cell>
          <table:table-cell table:formula="of:=([.B203]-[.B202])/1000000" office:value-type="float" office:value="60.597">
            <text:p>60.597</text:p>
          </table:table-cell>
          <table:table-cell table:number-columns-repeated="3"/>
        </table:table-row>
        <table:table-row table:style-name="ro1">
          <table:table-cell office:value-type="string">
            <text:p>10-15 19:46:53.425: WARN/iTesa(2925): </text:p>
          </table:table-cell>
          <table:table-cell office:value-type="float" office:value="14105348047000">
            <text:p>14105348047000</text:p>
          </table:table-cell>
          <table:table-cell office:value-type="float" office:value="204">
            <text:p>204</text:p>
          </table:table-cell>
          <table:table-cell table:formula="of:=([.B204]-[.B203])/1000000" office:value-type="float" office:value="54.677">
            <text:p>54.677</text:p>
          </table:table-cell>
          <table:table-cell table:number-columns-repeated="3"/>
        </table:table-row>
        <table:table-row table:style-name="ro1">
          <table:table-cell office:value-type="string">
            <text:p>10-15 19:46:53.530: WARN/iTesa(2925): </text:p>
          </table:table-cell>
          <table:table-cell office:value-type="float" office:value="14105404442000">
            <text:p>14105404442000</text:p>
          </table:table-cell>
          <table:table-cell office:value-type="float" office:value="205">
            <text:p>205</text:p>
          </table:table-cell>
          <table:table-cell table:formula="of:=([.B205]-[.B204])/1000000" office:value-type="float" office:value="56.395">
            <text:p>56.395</text:p>
          </table:table-cell>
          <table:table-cell table:number-columns-repeated="3"/>
        </table:table-row>
        <table:table-row table:style-name="ro1">
          <table:table-cell office:value-type="string">
            <text:p>10-15 19:46:53.530: WARN/iTesa(2925): </text:p>
          </table:table-cell>
          <table:table-cell office:value-type="float" office:value="14105457982000">
            <text:p>14105457982000</text:p>
          </table:table-cell>
          <table:table-cell office:value-type="float" office:value="206">
            <text:p>206</text:p>
          </table:table-cell>
          <table:table-cell table:formula="of:=([.B206]-[.B205])/1000000" office:value-type="float" office:value="53.54">
            <text:p>53.54</text:p>
          </table:table-cell>
          <table:table-cell table:number-columns-repeated="3"/>
        </table:table-row>
        <table:table-row table:style-name="ro1">
          <table:table-cell office:value-type="string">
            <text:p>10-15 19:46:53.587: WARN/iTesa(2925): </text:p>
          </table:table-cell>
          <table:table-cell office:value-type="float" office:value="14105514408000">
            <text:p>14105514408000</text:p>
          </table:table-cell>
          <table:table-cell office:value-type="float" office:value="207">
            <text:p>207</text:p>
          </table:table-cell>
          <table:table-cell table:formula="of:=([.B207]-[.B206])/1000000" office:value-type="float" office:value="56.426">
            <text:p>56.426</text:p>
          </table:table-cell>
          <table:table-cell table:number-columns-repeated="3"/>
        </table:table-row>
        <table:table-row table:style-name="ro1">
          <table:table-cell office:value-type="string">
            <text:p>10-15 19:46:53.695: WARN/iTesa(2925): </text:p>
          </table:table-cell>
          <table:table-cell office:value-type="float" office:value="14105569622000">
            <text:p>14105569622000</text:p>
          </table:table-cell>
          <table:table-cell office:value-type="float" office:value="208">
            <text:p>208</text:p>
          </table:table-cell>
          <table:table-cell table:formula="of:=([.B208]-[.B207])/1000000" office:value-type="float" office:value="55.214">
            <text:p>55.214</text:p>
          </table:table-cell>
          <table:table-cell table:number-columns-repeated="3"/>
        </table:table-row>
        <table:table-row table:style-name="ro1">
          <table:table-cell office:value-type="string">
            <text:p>10-15 19:46:53.695: WARN/iTesa(2925): </text:p>
          </table:table-cell>
          <table:table-cell office:value-type="float" office:value="14105624633000">
            <text:p>14105624633000</text:p>
          </table:table-cell>
          <table:table-cell office:value-type="float" office:value="209">
            <text:p>209</text:p>
          </table:table-cell>
          <table:table-cell table:formula="of:=([.B209]-[.B208])/1000000" office:value-type="float" office:value="55.011">
            <text:p>55.011</text:p>
          </table:table-cell>
          <table:table-cell table:number-columns-repeated="3"/>
        </table:table-row>
        <table:table-row table:style-name="ro1">
          <table:table-cell office:value-type="string">
            <text:p>10-15 19:46:53.755: WARN/iTesa(2925): </text:p>
          </table:table-cell>
          <table:table-cell office:value-type="float" office:value="14105680772000">
            <text:p>14105680772000</text:p>
          </table:table-cell>
          <table:table-cell office:value-type="float" office:value="210">
            <text:p>210</text:p>
          </table:table-cell>
          <table:table-cell table:formula="of:=([.B210]-[.B209])/1000000" office:value-type="float" office:value="56.139">
            <text:p>56.139</text:p>
          </table:table-cell>
          <table:table-cell table:number-columns-repeated="3"/>
        </table:table-row>
        <table:table-row table:style-name="ro1">
          <table:table-cell office:value-type="string">
            <text:p>10-15 19:46:53.865: WARN/iTesa(2925): </text:p>
          </table:table-cell>
          <table:table-cell office:value-type="float" office:value="14105735967000">
            <text:p>14105735967000</text:p>
          </table:table-cell>
          <table:table-cell office:value-type="float" office:value="211">
            <text:p>211</text:p>
          </table:table-cell>
          <table:table-cell table:formula="of:=([.B211]-[.B210])/1000000" office:value-type="float" office:value="55.195">
            <text:p>55.195</text:p>
          </table:table-cell>
          <table:table-cell table:number-columns-repeated="3"/>
        </table:table-row>
        <table:table-row table:style-name="ro1">
          <table:table-cell office:value-type="string">
            <text:p>10-15 19:46:53.865: WARN/iTesa(2925): </text:p>
          </table:table-cell>
          <table:table-cell office:value-type="float" office:value="14105793360000">
            <text:p>14105793360000</text:p>
          </table:table-cell>
          <table:table-cell office:value-type="float" office:value="212">
            <text:p>212</text:p>
          </table:table-cell>
          <table:table-cell table:formula="of:=([.B212]-[.B211])/1000000" office:value-type="float" office:value="57.393">
            <text:p>57.393</text:p>
          </table:table-cell>
          <table:table-cell table:number-columns-repeated="3"/>
        </table:table-row>
        <table:table-row table:style-name="ro1">
          <table:table-cell office:value-type="string">
            <text:p>10-15 19:46:53.925: WARN/iTesa(2925): </text:p>
          </table:table-cell>
          <table:table-cell office:value-type="float" office:value="14105848903000">
            <text:p>14105848903000</text:p>
          </table:table-cell>
          <table:table-cell office:value-type="float" office:value="213">
            <text:p>213</text:p>
          </table:table-cell>
          <table:table-cell table:formula="of:=([.B213]-[.B212])/1000000" office:value-type="float" office:value="55.543">
            <text:p>55.543</text:p>
          </table:table-cell>
          <table:table-cell table:number-columns-repeated="3"/>
        </table:table-row>
        <table:table-row table:style-name="ro1">
          <table:table-cell office:value-type="string">
            <text:p>10-15 19:46:54.030: WARN/iTesa(2925): </text:p>
          </table:table-cell>
          <table:table-cell office:value-type="float" office:value="14105904380000">
            <text:p>14105904380000</text:p>
          </table:table-cell>
          <table:table-cell office:value-type="float" office:value="214">
            <text:p>214</text:p>
          </table:table-cell>
          <table:table-cell table:formula="of:=([.B214]-[.B213])/1000000" office:value-type="float" office:value="55.477">
            <text:p>55.477</text:p>
          </table:table-cell>
          <table:table-cell table:number-columns-repeated="3"/>
        </table:table-row>
        <table:table-row table:style-name="ro1">
          <table:table-cell office:value-type="string">
            <text:p>10-15 19:46:54.030: WARN/iTesa(2925): </text:p>
          </table:table-cell>
          <table:table-cell office:value-type="float" office:value="14105957690000">
            <text:p>14105957690000</text:p>
          </table:table-cell>
          <table:table-cell office:value-type="float" office:value="215">
            <text:p>215</text:p>
          </table:table-cell>
          <table:table-cell table:formula="of:=([.B215]-[.B214])/1000000" office:value-type="float" office:value="53.31">
            <text:p>53.31</text:p>
          </table:table-cell>
          <table:table-cell table:number-columns-repeated="3"/>
        </table:table-row>
        <table:table-row table:style-name="ro1">
          <table:table-cell office:value-type="string">
            <text:p>10-15 19:46:54.145: WARN/iTesa(2925): </text:p>
          </table:table-cell>
          <table:table-cell office:value-type="float" office:value="14106016093000">
            <text:p>14106016093000</text:p>
          </table:table-cell>
          <table:table-cell office:value-type="float" office:value="216">
            <text:p>216</text:p>
          </table:table-cell>
          <table:table-cell table:formula="of:=([.B216]-[.B215])/1000000" office:value-type="float" office:value="58.403">
            <text:p>58.403</text:p>
          </table:table-cell>
          <table:table-cell table:number-columns-repeated="3"/>
        </table:table-row>
        <table:table-row table:style-name="ro1">
          <table:table-cell office:value-type="string">
            <text:p>10-15 19:46:54.145: WARN/iTesa(2925): </text:p>
          </table:table-cell>
          <table:table-cell office:value-type="float" office:value="14106069403000">
            <text:p>14106069403000</text:p>
          </table:table-cell>
          <table:table-cell office:value-type="float" office:value="217">
            <text:p>217</text:p>
          </table:table-cell>
          <table:table-cell table:formula="of:=([.B217]-[.B216])/1000000" office:value-type="float" office:value="53.31">
            <text:p>53.31</text:p>
          </table:table-cell>
          <table:table-cell table:number-columns-repeated="3"/>
        </table:table-row>
        <table:table-row table:style-name="ro1">
          <table:table-cell office:value-type="string">
            <text:p>10-15 19:46:54.255: WARN/iTesa(2925): </text:p>
          </table:table-cell>
          <table:table-cell office:value-type="float" office:value="14106125215000">
            <text:p>14106125215000</text:p>
          </table:table-cell>
          <table:table-cell office:value-type="float" office:value="218">
            <text:p>218</text:p>
          </table:table-cell>
          <table:table-cell table:formula="of:=([.B218]-[.B217])/1000000" office:value-type="float" office:value="55.812">
            <text:p>55.812</text:p>
          </table:table-cell>
          <table:table-cell table:number-columns-repeated="3"/>
        </table:table-row>
        <table:table-row table:style-name="ro1">
          <table:table-cell office:value-type="string">
            <text:p>10-15 19:46:54.255: WARN/iTesa(2925): </text:p>
          </table:table-cell>
          <table:table-cell office:value-type="float" office:value="14106178688000">
            <text:p>14106178688000</text:p>
          </table:table-cell>
          <table:table-cell office:value-type="float" office:value="219">
            <text:p>219</text:p>
          </table:table-cell>
          <table:table-cell table:formula="of:=([.B219]-[.B218])/1000000" office:value-type="float" office:value="53.473">
            <text:p>53.473</text:p>
          </table:table-cell>
          <table:table-cell table:number-columns-repeated="3"/>
        </table:table-row>
        <table:table-row table:style-name="ro1">
          <table:table-cell office:value-type="string">
            <text:p>10-15 19:46:54.307: WARN/iTesa(2925): </text:p>
          </table:table-cell>
          <table:table-cell office:value-type="float" office:value="14106234552000">
            <text:p>14106234552000</text:p>
          </table:table-cell>
          <table:table-cell office:value-type="float" office:value="220">
            <text:p>220</text:p>
          </table:table-cell>
          <table:table-cell table:formula="of:=([.B220]-[.B219])/1000000" office:value-type="float" office:value="55.864">
            <text:p>55.864</text:p>
          </table:table-cell>
          <table:table-cell table:number-columns-repeated="3"/>
        </table:table-row>
        <table:table-row table:style-name="ro1">
          <table:table-cell office:value-type="string">
            <text:p>10-15 19:46:54.425: WARN/iTesa(2925): </text:p>
          </table:table-cell>
          <table:table-cell office:value-type="float" office:value="14106293372000">
            <text:p>14106293372000</text:p>
          </table:table-cell>
          <table:table-cell office:value-type="float" office:value="221">
            <text:p>221</text:p>
          </table:table-cell>
          <table:table-cell table:formula="of:=([.B221]-[.B220])/1000000" office:value-type="float" office:value="58.82">
            <text:p>58.82</text:p>
          </table:table-cell>
          <table:table-cell table:number-columns-repeated="3"/>
        </table:table-row>
        <table:table-row table:style-name="ro1">
          <table:table-cell office:value-type="string">
            <text:p>10-15 19:46:54.425: WARN/iTesa(2925): </text:p>
          </table:table-cell>
          <table:table-cell office:value-type="float" office:value="14106348958000">
            <text:p>14106348958000</text:p>
          </table:table-cell>
          <table:table-cell office:value-type="float" office:value="222">
            <text:p>222</text:p>
          </table:table-cell>
          <table:table-cell table:formula="of:=([.B222]-[.B221])/1000000" office:value-type="float" office:value="55.586">
            <text:p>55.586</text:p>
          </table:table-cell>
          <table:table-cell table:number-columns-repeated="3"/>
        </table:table-row>
        <table:table-row table:style-name="ro1">
          <table:table-cell office:value-type="string">
            <text:p>10-15 19:46:54.535: WARN/iTesa(2925): </text:p>
          </table:table-cell>
          <table:table-cell office:value-type="float" office:value="14106405098000">
            <text:p>14106405098000</text:p>
          </table:table-cell>
          <table:table-cell office:value-type="float" office:value="223">
            <text:p>223</text:p>
          </table:table-cell>
          <table:table-cell table:formula="of:=([.B223]-[.B222])/1000000" office:value-type="float" office:value="56.14">
            <text:p>56.14</text:p>
          </table:table-cell>
          <table:table-cell table:number-columns-repeated="3"/>
        </table:table-row>
        <table:table-row table:style-name="ro1">
          <table:table-cell office:value-type="string">
            <text:p>10-15 19:46:54.535: WARN/iTesa(2925): </text:p>
          </table:table-cell>
          <table:table-cell office:value-type="float" office:value="14106458420000">
            <text:p>14106458420000</text:p>
          </table:table-cell>
          <table:table-cell office:value-type="float" office:value="224">
            <text:p>224</text:p>
          </table:table-cell>
          <table:table-cell table:formula="of:=([.B224]-[.B223])/1000000" office:value-type="float" office:value="53.322">
            <text:p>53.322</text:p>
          </table:table-cell>
          <table:table-cell table:number-columns-repeated="3"/>
        </table:table-row>
        <table:table-row table:style-name="ro1">
          <table:table-cell office:value-type="string">
            <text:p>10-15 19:46:54.587: WARN/iTesa(2925): </text:p>
          </table:table-cell>
          <table:table-cell office:value-type="float" office:value="14106515227000">
            <text:p>14106515227000</text:p>
          </table:table-cell>
          <table:table-cell office:value-type="float" office:value="225">
            <text:p>225</text:p>
          </table:table-cell>
          <table:table-cell table:formula="of:=([.B225]-[.B224])/1000000" office:value-type="float" office:value="56.807">
            <text:p>56.807</text:p>
          </table:table-cell>
          <table:table-cell table:number-columns-repeated="3"/>
        </table:table-row>
        <table:table-row table:style-name="ro1">
          <table:table-cell office:value-type="string">
            <text:p>10-15 19:46:54.696: WARN/iTesa(2925): </text:p>
          </table:table-cell>
          <table:table-cell office:value-type="float" office:value="14106570543000">
            <text:p>14106570543000</text:p>
          </table:table-cell>
          <table:table-cell office:value-type="float" office:value="226">
            <text:p>226</text:p>
          </table:table-cell>
          <table:table-cell table:formula="of:=([.B226]-[.B225])/1000000" office:value-type="float" office:value="55.316">
            <text:p>55.316</text:p>
          </table:table-cell>
          <table:table-cell table:number-columns-repeated="3"/>
        </table:table-row>
        <table:table-row table:style-name="ro1">
          <table:table-cell office:value-type="string">
            <text:p>10-15 19:46:54.696: WARN/iTesa(2925): </text:p>
          </table:table-cell>
          <table:table-cell office:value-type="float" office:value="14106623930000">
            <text:p>14106623930000</text:p>
          </table:table-cell>
          <table:table-cell office:value-type="float" office:value="227">
            <text:p>227</text:p>
          </table:table-cell>
          <table:table-cell table:formula="of:=([.B227]-[.B226])/1000000" office:value-type="float" office:value="53.387">
            <text:p>53.387</text:p>
          </table:table-cell>
          <table:table-cell table:number-columns-repeated="3"/>
        </table:table-row>
        <table:table-row table:style-name="ro1">
          <table:table-cell office:value-type="string">
            <text:p>10-15 19:46:54.755: WARN/iTesa(2925): </text:p>
          </table:table-cell>
          <table:table-cell office:value-type="float" office:value="14106680473000">
            <text:p>14106680473000</text:p>
          </table:table-cell>
          <table:table-cell office:value-type="float" office:value="228">
            <text:p>228</text:p>
          </table:table-cell>
          <table:table-cell table:formula="of:=([.B228]-[.B227])/1000000" office:value-type="float" office:value="56.543">
            <text:p>56.543</text:p>
          </table:table-cell>
          <table:table-cell table:number-columns-repeated="3"/>
        </table:table-row>
        <table:table-row table:style-name="ro1">
          <table:table-cell office:value-type="string">
            <text:p>10-15 19:46:54.875: WARN/iTesa(2925): </text:p>
          </table:table-cell>
          <table:table-cell office:value-type="float" office:value="14106735752000">
            <text:p>14106735752000</text:p>
          </table:table-cell>
          <table:table-cell office:value-type="float" office:value="229">
            <text:p>229</text:p>
          </table:table-cell>
          <table:table-cell table:formula="of:=([.B229]-[.B228])/1000000" office:value-type="float" office:value="55.279">
            <text:p>55.279</text:p>
          </table:table-cell>
          <table:table-cell table:number-columns-repeated="3"/>
        </table:table-row>
        <table:table-row table:style-name="ro1">
          <table:table-cell office:value-type="string">
            <text:p>10-15 19:46:54.875: WARN/iTesa(2925): </text:p>
          </table:table-cell>
          <table:table-cell office:value-type="float" office:value="14106800315000">
            <text:p>14106800315000</text:p>
          </table:table-cell>
          <table:table-cell office:value-type="float" office:value="230">
            <text:p>230</text:p>
          </table:table-cell>
          <table:table-cell table:formula="of:=([.B230]-[.B229])/1000000" office:value-type="float" office:value="64.563">
            <text:p>64.563</text:p>
          </table:table-cell>
          <table:table-cell table:number-columns-repeated="3"/>
        </table:table-row>
        <table:table-row table:style-name="ro1">
          <table:table-cell office:value-type="string">
            <text:p>10-15 19:46:54.927: WARN/iTesa(2925): </text:p>
          </table:table-cell>
          <table:table-cell office:value-type="float" office:value="14106855035000">
            <text:p>14106855035000</text:p>
          </table:table-cell>
          <table:table-cell office:value-type="float" office:value="231">
            <text:p>231</text:p>
          </table:table-cell>
          <table:table-cell table:formula="of:=([.B231]-[.B230])/1000000" office:value-type="float" office:value="54.72">
            <text:p>54.72</text:p>
          </table:table-cell>
          <table:table-cell table:number-columns-repeated="3"/>
        </table:table-row>
        <table:table-row table:style-name="ro1">
          <table:table-cell office:value-type="string">
            <text:p>10-15 19:46:55.036: WARN/iTesa(2925): </text:p>
          </table:table-cell>
          <table:table-cell office:value-type="float" office:value="14106910483000">
            <text:p>14106910483000</text:p>
          </table:table-cell>
          <table:table-cell office:value-type="float" office:value="232">
            <text:p>232</text:p>
          </table:table-cell>
          <table:table-cell table:formula="of:=([.B232]-[.B231])/1000000" office:value-type="float" office:value="55.448">
            <text:p>55.448</text:p>
          </table:table-cell>
          <table:table-cell table:number-columns-repeated="3"/>
        </table:table-row>
        <table:table-row table:style-name="ro1">
          <table:table-cell office:value-type="string">
            <text:p>10-15 19:46:55.036: WARN/iTesa(2925): </text:p>
          </table:table-cell>
          <table:table-cell office:value-type="float" office:value="14106963845000">
            <text:p>14106963845000</text:p>
          </table:table-cell>
          <table:table-cell office:value-type="float" office:value="233">
            <text:p>233</text:p>
          </table:table-cell>
          <table:table-cell table:formula="of:=([.B233]-[.B232])/1000000" office:value-type="float" office:value="53.362">
            <text:p>53.362</text:p>
          </table:table-cell>
          <table:table-cell table:number-columns-repeated="3"/>
        </table:table-row>
        <table:table-row table:style-name="ro1">
          <table:table-cell office:value-type="string">
            <text:p>10-15 19:46:55.095: WARN/iTesa(2925): </text:p>
          </table:table-cell>
          <table:table-cell office:value-type="float" office:value="14107019482000">
            <text:p>14107019482000</text:p>
          </table:table-cell>
          <table:table-cell office:value-type="float" office:value="234">
            <text:p>234</text:p>
          </table:table-cell>
          <table:table-cell table:formula="of:=([.B234]-[.B233])/1000000" office:value-type="float" office:value="55.637">
            <text:p>55.637</text:p>
          </table:table-cell>
          <table:table-cell table:number-columns-repeated="3"/>
        </table:table-row>
        <table:table-row table:style-name="ro1">
          <table:table-cell office:value-type="string">
            <text:p>10-15 19:46:55.201: WARN/iTesa(2925): </text:p>
          </table:table-cell>
          <table:table-cell office:value-type="float" office:value="14107128235000">
            <text:p>14107128235000</text:p>
          </table:table-cell>
          <table:table-cell office:value-type="float" office:value="235">
            <text:p>235</text:p>
          </table:table-cell>
          <table:table-cell table:formula="of:=([.B235]-[.B234])/1000000" office:value-type="float" office:value="108.753">
            <text:p>108.753</text:p>
          </table:table-cell>
          <table:table-cell table:number-columns-repeated="3"/>
        </table:table-row>
        <table:table-row table:style-name="ro1">
          <table:table-cell office:value-type="string">
            <text:p>10-15 19:46:55.310: WARN/iTesa(2925): </text:p>
          </table:table-cell>
          <table:table-cell office:value-type="float" office:value="14107183922000">
            <text:p>14107183922000</text:p>
          </table:table-cell>
          <table:table-cell office:value-type="float" office:value="236">
            <text:p>236</text:p>
          </table:table-cell>
          <table:table-cell table:formula="of:=([.B236]-[.B235])/1000000" office:value-type="float" office:value="55.687">
            <text:p>55.687</text:p>
          </table:table-cell>
          <table:table-cell table:number-columns-repeated="3"/>
        </table:table-row>
        <table:table-row table:style-name="ro1">
          <table:table-cell office:value-type="string">
            <text:p>10-15 19:46:55.310: WARN/iTesa(2925): </text:p>
          </table:table-cell>
          <table:table-cell office:value-type="float" office:value="14107237302000">
            <text:p>14107237302000</text:p>
          </table:table-cell>
          <table:table-cell office:value-type="float" office:value="237">
            <text:p>237</text:p>
          </table:table-cell>
          <table:table-cell table:formula="of:=([.B237]-[.B236])/1000000" office:value-type="float" office:value="53.38">
            <text:p>53.38</text:p>
          </table:table-cell>
          <table:table-cell table:number-columns-repeated="3"/>
        </table:table-row>
        <table:table-row table:style-name="ro1">
          <table:table-cell office:value-type="string">
            <text:p>10-15 19:46:55.365: WARN/iTesa(2925): </text:p>
          </table:table-cell>
          <table:table-cell office:value-type="float" office:value="14107293123000">
            <text:p>14107293123000</text:p>
          </table:table-cell>
          <table:table-cell office:value-type="float" office:value="238">
            <text:p>238</text:p>
          </table:table-cell>
          <table:table-cell table:formula="of:=([.B238]-[.B237])/1000000" office:value-type="float" office:value="55.821">
            <text:p>55.821</text:p>
          </table:table-cell>
          <table:table-cell table:number-columns-repeated="3"/>
        </table:table-row>
        <table:table-row table:style-name="ro1">
          <table:table-cell office:value-type="string">
            <text:p>10-15 19:46:55.475: WARN/iTesa(2925): </text:p>
          </table:table-cell>
          <table:table-cell office:value-type="float" office:value="14107349743000">
            <text:p>14107349743000</text:p>
          </table:table-cell>
          <table:table-cell office:value-type="float" office:value="239">
            <text:p>239</text:p>
          </table:table-cell>
          <table:table-cell table:formula="of:=([.B239]-[.B238])/1000000" office:value-type="float" office:value="56.62">
            <text:p>56.62</text:p>
          </table:table-cell>
          <table:table-cell table:number-columns-repeated="3"/>
        </table:table-row>
        <table:table-row table:style-name="ro1">
          <table:table-cell office:value-type="string">
            <text:p>10-15 19:46:55.475: WARN/iTesa(2925): </text:p>
          </table:table-cell>
          <table:table-cell office:value-type="float" office:value="14107403205000">
            <text:p>14107403205000</text:p>
          </table:table-cell>
          <table:table-cell office:value-type="float" office:value="240">
            <text:p>240</text:p>
          </table:table-cell>
          <table:table-cell table:formula="of:=([.B240]-[.B239])/1000000" office:value-type="float" office:value="53.462">
            <text:p>53.462</text:p>
          </table:table-cell>
          <table:table-cell table:number-columns-repeated="3"/>
        </table:table-row>
        <table:table-row table:style-name="ro1">
          <table:table-cell office:value-type="string">
            <text:p>10-15 19:46:55.535: WARN/iTesa(2925): </text:p>
          </table:table-cell>
          <table:table-cell office:value-type="float" office:value="14107459722000">
            <text:p>14107459722000</text:p>
          </table:table-cell>
          <table:table-cell office:value-type="float" office:value="241">
            <text:p>241</text:p>
          </table:table-cell>
          <table:table-cell table:formula="of:=([.B241]-[.B240])/1000000" office:value-type="float" office:value="56.517">
            <text:p>56.517</text:p>
          </table:table-cell>
          <table:table-cell table:number-columns-repeated="3"/>
        </table:table-row>
        <table:table-row table:style-name="ro1">
          <table:table-cell office:value-type="string">
            <text:p>10-15 19:46:55.645: WARN/iTesa(2925): </text:p>
          </table:table-cell>
          <table:table-cell office:value-type="float" office:value="14107515952000">
            <text:p>14107515952000</text:p>
          </table:table-cell>
          <table:table-cell office:value-type="float" office:value="242">
            <text:p>242</text:p>
          </table:table-cell>
          <table:table-cell table:formula="of:=([.B242]-[.B241])/1000000" office:value-type="float" office:value="56.23">
            <text:p>56.23</text:p>
          </table:table-cell>
          <table:table-cell table:number-columns-repeated="3"/>
        </table:table-row>
        <table:table-row table:style-name="ro1">
          <table:table-cell office:value-type="string">
            <text:p>10-15 19:46:55.645: WARN/iTesa(2925): </text:p>
          </table:table-cell>
          <table:table-cell office:value-type="float" office:value="14107569320000">
            <text:p>14107569320000</text:p>
          </table:table-cell>
          <table:table-cell office:value-type="float" office:value="243">
            <text:p>243</text:p>
          </table:table-cell>
          <table:table-cell table:formula="of:=([.B243]-[.B242])/1000000" office:value-type="float" office:value="53.368">
            <text:p>53.368</text:p>
          </table:table-cell>
          <table:table-cell table:number-columns-repeated="3"/>
        </table:table-row>
        <table:table-row table:style-name="ro1">
          <table:table-cell office:value-type="string">
            <text:p>10-15 19:46:55.699: WARN/iTesa(2925): </text:p>
          </table:table-cell>
          <table:table-cell office:value-type="float" office:value="14107626433000">
            <text:p>14107626433000</text:p>
          </table:table-cell>
          <table:table-cell office:value-type="float" office:value="244">
            <text:p>244</text:p>
          </table:table-cell>
          <table:table-cell table:formula="of:=([.B244]-[.B243])/1000000" office:value-type="float" office:value="57.113">
            <text:p>57.113</text:p>
          </table:table-cell>
          <table:table-cell table:number-columns-repeated="3"/>
        </table:table-row>
        <table:table-row table:style-name="ro1">
          <table:table-cell office:value-type="string">
            <text:p>10-15 19:46:55.808: WARN/iTesa(2925): </text:p>
          </table:table-cell>
          <table:table-cell office:value-type="float" office:value="14107681913000">
            <text:p>14107681913000</text:p>
          </table:table-cell>
          <table:table-cell office:value-type="float" office:value="245">
            <text:p>245</text:p>
          </table:table-cell>
          <table:table-cell table:formula="of:=([.B245]-[.B244])/1000000" office:value-type="float" office:value="55.48">
            <text:p>55.48</text:p>
          </table:table-cell>
          <table:table-cell table:number-columns-repeated="3"/>
        </table:table-row>
        <table:table-row table:style-name="ro1">
          <table:table-cell office:value-type="string">
            <text:p>10-15 19:46:55.808: WARN/iTesa(2925): </text:p>
          </table:table-cell>
          <table:table-cell office:value-type="float" office:value="14107735277000">
            <text:p>14107735277000</text:p>
          </table:table-cell>
          <table:table-cell office:value-type="float" office:value="246">
            <text:p>246</text:p>
          </table:table-cell>
          <table:table-cell table:formula="of:=([.B246]-[.B245])/1000000" office:value-type="float" office:value="53.364">
            <text:p>53.364</text:p>
          </table:table-cell>
          <table:table-cell table:number-columns-repeated="3"/>
        </table:table-row>
        <table:table-row table:style-name="ro1">
          <table:table-cell office:value-type="string">
            <text:p>10-15 19:46:55.926: WARN/iTesa(2925): </text:p>
          </table:table-cell>
          <table:table-cell office:value-type="float" office:value="14107800522000">
            <text:p>14107800522000</text:p>
          </table:table-cell>
          <table:table-cell office:value-type="float" office:value="247">
            <text:p>247</text:p>
          </table:table-cell>
          <table:table-cell table:formula="of:=([.B247]-[.B246])/1000000" office:value-type="float" office:value="65.245">
            <text:p>65.245</text:p>
          </table:table-cell>
          <table:table-cell table:number-columns-repeated="3"/>
        </table:table-row>
        <table:table-row table:style-name="ro1">
          <table:table-cell office:value-type="string">
            <text:p>10-15 19:46:55.926: WARN/iTesa(2925): </text:p>
          </table:table-cell>
          <table:table-cell office:value-type="float" office:value="14107853993000">
            <text:p>14107853993000</text:p>
          </table:table-cell>
          <table:table-cell office:value-type="float" office:value="248">
            <text:p>248</text:p>
          </table:table-cell>
          <table:table-cell table:formula="of:=([.B248]-[.B247])/1000000" office:value-type="float" office:value="53.471">
            <text:p>53.471</text:p>
          </table:table-cell>
          <table:table-cell table:number-columns-repeated="3"/>
        </table:table-row>
        <table:table-row table:style-name="ro1">
          <table:table-cell office:value-type="string">
            <text:p>10-15 19:46:55.985: WARN/iTesa(2925): </text:p>
          </table:table-cell>
          <table:table-cell office:value-type="float" office:value="14107909922000">
            <text:p>14107909922000</text:p>
          </table:table-cell>
          <table:table-cell office:value-type="float" office:value="249">
            <text:p>249</text:p>
          </table:table-cell>
          <table:table-cell table:formula="of:=([.B249]-[.B248])/1000000" office:value-type="float" office:value="55.929">
            <text:p>55.929</text:p>
          </table:table-cell>
          <table:table-cell table:number-columns-repeated="3"/>
        </table:table-row>
        <table:table-row table:style-name="ro1">
          <table:table-cell office:value-type="string">
            <text:p>10-15 19:46:56.095: WARN/iTesa(2925): </text:p>
          </table:table-cell>
          <table:table-cell office:value-type="float" office:value="14107965280000">
            <text:p>14107965280000</text:p>
          </table:table-cell>
          <table:table-cell office:value-type="float" office:value="250">
            <text:p>250</text:p>
          </table:table-cell>
          <table:table-cell table:formula="of:=([.B250]-[.B249])/1000000" office:value-type="float" office:value="55.358">
            <text:p>55.358</text:p>
          </table:table-cell>
          <table:table-cell table:number-columns-repeated="3"/>
        </table:table-row>
        <table:table-row table:style-name="ro1">
          <table:table-cell office:value-type="string">
            <text:p>10-15 19:46:56.095: WARN/iTesa(2925): </text:p>
          </table:table-cell>
          <table:table-cell office:value-type="float" office:value="14108018650000">
            <text:p>14108018650000</text:p>
          </table:table-cell>
          <table:table-cell office:value-type="float" office:value="251">
            <text:p>251</text:p>
          </table:table-cell>
          <table:table-cell table:formula="of:=([.B251]-[.B250])/1000000" office:value-type="float" office:value="53.37">
            <text:p>53.37</text:p>
          </table:table-cell>
          <table:table-cell table:number-columns-repeated="3"/>
        </table:table-row>
        <table:table-row table:style-name="ro1">
          <table:table-cell office:value-type="string">
            <text:p>10-15 19:46:56.200: WARN/iTesa(2925): </text:p>
          </table:table-cell>
          <table:table-cell office:value-type="float" office:value="14108074412000">
            <text:p>14108074412000</text:p>
          </table:table-cell>
          <table:table-cell office:value-type="float" office:value="252">
            <text:p>252</text:p>
          </table:table-cell>
          <table:table-cell table:formula="of:=([.B252]-[.B251])/1000000" office:value-type="float" office:value="55.762">
            <text:p>55.762</text:p>
          </table:table-cell>
          <table:table-cell table:number-columns-repeated="3"/>
        </table:table-row>
        <table:table-row table:style-name="ro1">
          <table:table-cell office:value-type="string">
            <text:p>10-15 19:46:56.200: WARN/iTesa(2925): </text:p>
          </table:table-cell>
          <table:table-cell office:value-type="float" office:value="14108127752000">
            <text:p>14108127752000</text:p>
          </table:table-cell>
          <table:table-cell office:value-type="float" office:value="253">
            <text:p>253</text:p>
          </table:table-cell>
          <table:table-cell table:formula="of:=([.B253]-[.B252])/1000000" office:value-type="float" office:value="53.34">
            <text:p>53.34</text:p>
          </table:table-cell>
          <table:table-cell table:number-columns-repeated="3"/>
        </table:table-row>
        <table:table-row table:style-name="ro1">
          <table:table-cell office:value-type="string">
            <text:p>10-15 19:46:56.255: WARN/iTesa(2925): </text:p>
          </table:table-cell>
          <table:table-cell office:value-type="float" office:value="14108184307000">
            <text:p>14108184307000</text:p>
          </table:table-cell>
          <table:table-cell office:value-type="float" office:value="254">
            <text:p>254</text:p>
          </table:table-cell>
          <table:table-cell table:formula="of:=([.B254]-[.B253])/1000000" office:value-type="float" office:value="56.555">
            <text:p>56.555</text:p>
          </table:table-cell>
          <table:table-cell table:number-columns-repeated="3"/>
        </table:table-row>
        <table:table-row table:style-name="ro1">
          <table:table-cell office:value-type="string">
            <text:p>10-15 19:46:56.375: WARN/iTesa(2925): </text:p>
          </table:table-cell>
          <table:table-cell office:value-type="float" office:value="14108239518000">
            <text:p>14108239518000</text:p>
          </table:table-cell>
          <table:table-cell office:value-type="float" office:value="255">
            <text:p>255</text:p>
          </table:table-cell>
          <table:table-cell table:formula="of:=([.B255]-[.B254])/1000000" office:value-type="float" office:value="55.211">
            <text:p>55.211</text:p>
          </table:table-cell>
          <table:table-cell table:number-columns-repeated="3"/>
        </table:table-row>
        <table:table-row table:style-name="ro1">
          <table:table-cell office:value-type="string">
            <text:p>10-15 19:46:56.375: WARN/iTesa(2925): </text:p>
          </table:table-cell>
          <table:table-cell office:value-type="float" office:value="14108293138000">
            <text:p>14108293138000</text:p>
          </table:table-cell>
          <table:table-cell office:value-type="float" office:value="256">
            <text:p>256</text:p>
          </table:table-cell>
          <table:table-cell table:formula="of:=([.B256]-[.B255])/1000000" office:value-type="float" office:value="53.62">
            <text:p>53.62</text:p>
          </table:table-cell>
          <table:table-cell table:number-columns-repeated="3"/>
        </table:table-row>
        <table:table-row table:style-name="ro1">
          <table:table-cell office:value-type="string">
            <text:p>10-15 19:46:56.425: WARN/iTesa(2925): </text:p>
          </table:table-cell>
          <table:table-cell office:value-type="float" office:value="14108352347000">
            <text:p>14108352347000</text:p>
          </table:table-cell>
          <table:table-cell office:value-type="float" office:value="257">
            <text:p>257</text:p>
          </table:table-cell>
          <table:table-cell table:formula="of:=([.B257]-[.B256])/1000000" office:value-type="float" office:value="59.209">
            <text:p>59.209</text:p>
          </table:table-cell>
          <table:table-cell table:number-columns-repeated="3"/>
        </table:table-row>
        <table:table-row table:style-name="ro1">
          <table:table-cell office:value-type="string">
            <text:p>10-15 19:46:56.535: WARN/iTesa(2925): </text:p>
          </table:table-cell>
          <table:table-cell office:value-type="float" office:value="14108407777000">
            <text:p>14108407777000</text:p>
          </table:table-cell>
          <table:table-cell office:value-type="float" office:value="258">
            <text:p>258</text:p>
          </table:table-cell>
          <table:table-cell table:formula="of:=([.B258]-[.B257])/1000000" office:value-type="float" office:value="55.43">
            <text:p>55.43</text:p>
          </table:table-cell>
          <table:table-cell table:number-columns-repeated="3"/>
        </table:table-row>
        <table:table-row table:style-name="ro1">
          <table:table-cell office:value-type="string">
            <text:p>10-15 19:46:56.535: WARN/iTesa(2925): </text:p>
          </table:table-cell>
          <table:table-cell office:value-type="float" office:value="14108461238000">
            <text:p>14108461238000</text:p>
          </table:table-cell>
          <table:table-cell office:value-type="float" office:value="259">
            <text:p>259</text:p>
          </table:table-cell>
          <table:table-cell table:formula="of:=([.B259]-[.B258])/1000000" office:value-type="float" office:value="53.461">
            <text:p>53.461</text:p>
          </table:table-cell>
          <table:table-cell table:number-columns-repeated="3"/>
        </table:table-row>
        <table:table-row table:style-name="ro1">
          <table:table-cell office:value-type="string">
            <text:p>10-15 19:46:56.589: WARN/iTesa(2925): </text:p>
          </table:table-cell>
          <table:table-cell office:value-type="float" office:value="14108517068000">
            <text:p>14108517068000</text:p>
          </table:table-cell>
          <table:table-cell office:value-type="float" office:value="260">
            <text:p>260</text:p>
          </table:table-cell>
          <table:table-cell table:formula="of:=([.B260]-[.B259])/1000000" office:value-type="float" office:value="55.83">
            <text:p>55.83</text:p>
          </table:table-cell>
          <table:table-cell table:number-columns-repeated="3"/>
        </table:table-row>
        <table:table-row table:style-name="ro1">
          <table:table-cell office:value-type="string">
            <text:p>10-15 19:46:56.698: WARN/iTesa(2925): </text:p>
          </table:table-cell>
          <table:table-cell office:value-type="float" office:value="14108572462000">
            <text:p>14108572462000</text:p>
          </table:table-cell>
          <table:table-cell office:value-type="float" office:value="261">
            <text:p>261</text:p>
          </table:table-cell>
          <table:table-cell table:formula="of:=([.B261]-[.B260])/1000000" office:value-type="float" office:value="55.394">
            <text:p>55.394</text:p>
          </table:table-cell>
          <table:table-cell table:number-columns-repeated="3"/>
        </table:table-row>
        <table:table-row table:style-name="ro1">
          <table:table-cell office:value-type="string">
            <text:p>10-15 19:46:56.698: WARN/iTesa(2925): </text:p>
          </table:table-cell>
          <table:table-cell office:value-type="float" office:value="14108625810000">
            <text:p>14108625810000</text:p>
          </table:table-cell>
          <table:table-cell office:value-type="float" office:value="262">
            <text:p>262</text:p>
          </table:table-cell>
          <table:table-cell table:formula="of:=([.B262]-[.B261])/1000000" office:value-type="float" office:value="53.348">
            <text:p>53.348</text:p>
          </table:table-cell>
          <table:table-cell table:number-columns-repeated="3"/>
        </table:table-row>
        <table:table-row table:style-name="ro1">
          <table:table-cell office:value-type="string">
            <text:p>10-15 19:46:56.809: WARN/iTesa(2925): </text:p>
          </table:table-cell>
          <table:table-cell office:value-type="float" office:value="14108683397000">
            <text:p>14108683397000</text:p>
          </table:table-cell>
          <table:table-cell office:value-type="float" office:value="263">
            <text:p>263</text:p>
          </table:table-cell>
          <table:table-cell table:formula="of:=([.B263]-[.B262])/1000000" office:value-type="float" office:value="57.587">
            <text:p>57.587</text:p>
          </table:table-cell>
          <table:table-cell table:number-columns-repeated="3"/>
        </table:table-row>
        <table:table-row table:style-name="ro1">
          <table:table-cell office:value-type="string">
            <text:p>10-15 19:46:56.809: WARN/iTesa(2925): </text:p>
          </table:table-cell>
          <table:table-cell office:value-type="float" office:value="14108736765000">
            <text:p>14108736765000</text:p>
          </table:table-cell>
          <table:table-cell office:value-type="float" office:value="264">
            <text:p>264</text:p>
          </table:table-cell>
          <table:table-cell table:formula="of:=([.B264]-[.B263])/1000000" office:value-type="float" office:value="53.368">
            <text:p>53.368</text:p>
          </table:table-cell>
          <table:table-cell table:number-columns-repeated="3"/>
        </table:table-row>
        <table:table-row table:style-name="ro1">
          <table:table-cell office:value-type="string">
            <text:p>10-15 19:46:56.875: WARN/iTesa(2925): </text:p>
          </table:table-cell>
          <table:table-cell office:value-type="float" office:value="14108792680000">
            <text:p>14108792680000</text:p>
          </table:table-cell>
          <table:table-cell office:value-type="float" office:value="265">
            <text:p>265</text:p>
          </table:table-cell>
          <table:table-cell table:formula="of:=([.B265]-[.B264])/1000000" office:value-type="float" office:value="55.915">
            <text:p>55.915</text:p>
          </table:table-cell>
          <table:table-cell table:number-columns-repeated="3"/>
        </table:table-row>
        <table:table-row table:style-name="ro1">
          <table:table-cell office:value-type="string">
            <text:p>10-15 19:46:56.985: WARN/iTesa(2925): </text:p>
          </table:table-cell>
          <table:table-cell office:value-type="float" office:value="14108848390000">
            <text:p>14108848390000</text:p>
          </table:table-cell>
          <table:table-cell office:value-type="float" office:value="266">
            <text:p>266</text:p>
          </table:table-cell>
          <table:table-cell table:formula="of:=([.B266]-[.B265])/1000000" office:value-type="float" office:value="55.71">
            <text:p>55.71</text:p>
          </table:table-cell>
          <table:table-cell table:number-columns-repeated="3"/>
        </table:table-row>
        <table:table-row table:style-name="ro1">
          <table:table-cell office:value-type="string">
            <text:p>10-15 19:46:56.985: WARN/iTesa(2925): </text:p>
          </table:table-cell>
          <table:table-cell office:value-type="float" office:value="14108912123000">
            <text:p>14108912123000</text:p>
          </table:table-cell>
          <table:table-cell office:value-type="float" office:value="267">
            <text:p>267</text:p>
          </table:table-cell>
          <table:table-cell table:formula="of:=([.B267]-[.B266])/1000000" office:value-type="float" office:value="63.733">
            <text:p>63.733</text:p>
          </table:table-cell>
          <table:table-cell table:number-columns-repeated="3"/>
        </table:table-row>
        <table:table-row table:style-name="ro1">
          <table:table-cell office:value-type="string">
            <text:p>10-15 19:46:57.045: WARN/iTesa(2925): </text:p>
          </table:table-cell>
          <table:table-cell office:value-type="float" office:value="14108968152000">
            <text:p>14108968152000</text:p>
          </table:table-cell>
          <table:table-cell office:value-type="float" office:value="268">
            <text:p>268</text:p>
          </table:table-cell>
          <table:table-cell table:formula="of:=([.B268]-[.B267])/1000000" office:value-type="float" office:value="56.029">
            <text:p>56.029</text:p>
          </table:table-cell>
          <table:table-cell table:number-columns-repeated="3"/>
        </table:table-row>
        <table:table-row table:style-name="ro1">
          <table:table-cell office:value-type="string">
            <text:p>10-15 19:46:57.155: WARN/iTesa(2925): </text:p>
          </table:table-cell>
          <table:table-cell office:value-type="float" office:value="14109025020000">
            <text:p>14109025020000</text:p>
          </table:table-cell>
          <table:table-cell office:value-type="float" office:value="269">
            <text:p>269</text:p>
          </table:table-cell>
          <table:table-cell table:formula="of:=([.B269]-[.B268])/1000000" office:value-type="float" office:value="56.868">
            <text:p>56.868</text:p>
          </table:table-cell>
          <table:table-cell table:number-columns-repeated="3"/>
        </table:table-row>
        <table:table-row table:style-name="ro1">
          <table:table-cell office:value-type="string">
            <text:p>10-15 19:46:57.155: WARN/iTesa(2925): </text:p>
          </table:table-cell>
          <table:table-cell office:value-type="float" office:value="14109078583000">
            <text:p>14109078583000</text:p>
          </table:table-cell>
          <table:table-cell office:value-type="float" office:value="270">
            <text:p>270</text:p>
          </table:table-cell>
          <table:table-cell table:formula="of:=([.B270]-[.B269])/1000000" office:value-type="float" office:value="53.563">
            <text:p>53.563</text:p>
          </table:table-cell>
          <table:table-cell table:number-columns-repeated="3"/>
        </table:table-row>
        <table:table-row table:style-name="ro1">
          <table:table-cell office:value-type="string">
            <text:p>10-15 19:46:57.207: WARN/iTesa(2925): </text:p>
          </table:table-cell>
          <table:table-cell office:value-type="float" office:value="14109135180000">
            <text:p>14109135180000</text:p>
          </table:table-cell>
          <table:table-cell office:value-type="float" office:value="271">
            <text:p>271</text:p>
          </table:table-cell>
          <table:table-cell table:formula="of:=([.B271]-[.B270])/1000000" office:value-type="float" office:value="56.597">
            <text:p>56.597</text:p>
          </table:table-cell>
          <table:table-cell table:number-columns-repeated="3"/>
        </table:table-row>
        <table:table-row table:style-name="ro1">
          <table:table-cell office:value-type="string">
            <text:p>10-15 19:46:57.316: WARN/iTesa(2925): </text:p>
          </table:table-cell>
          <table:table-cell office:value-type="float" office:value="14109190513000">
            <text:p>14109190513000</text:p>
          </table:table-cell>
          <table:table-cell office:value-type="float" office:value="272">
            <text:p>272</text:p>
          </table:table-cell>
          <table:table-cell table:formula="of:=([.B272]-[.B271])/1000000" office:value-type="float" office:value="55.333">
            <text:p>55.333</text:p>
          </table:table-cell>
          <table:table-cell table:number-columns-repeated="3"/>
        </table:table-row>
        <table:table-row table:style-name="ro1">
          <table:table-cell office:value-type="string">
            <text:p>10-15 19:46:57.316: WARN/iTesa(2925): </text:p>
          </table:table-cell>
          <table:table-cell office:value-type="float" office:value="14109243942000">
            <text:p>14109243942000</text:p>
          </table:table-cell>
          <table:table-cell office:value-type="float" office:value="273">
            <text:p>273</text:p>
          </table:table-cell>
          <table:table-cell table:formula="of:=([.B273]-[.B272])/1000000" office:value-type="float" office:value="53.429">
            <text:p>53.429</text:p>
          </table:table-cell>
          <table:table-cell table:number-columns-repeated="3"/>
        </table:table-row>
        <table:table-row table:style-name="ro1">
          <table:table-cell office:value-type="string">
            <text:p>10-15 19:46:57.375: WARN/iTesa(2925): </text:p>
          </table:table-cell>
          <table:table-cell office:value-type="float" office:value="14109299888000">
            <text:p>14109299888000</text:p>
          </table:table-cell>
          <table:table-cell office:value-type="float" office:value="274">
            <text:p>274</text:p>
          </table:table-cell>
          <table:table-cell table:formula="of:=([.B274]-[.B273])/1000000" office:value-type="float" office:value="55.946">
            <text:p>55.946</text:p>
          </table:table-cell>
          <table:table-cell table:number-columns-repeated="3"/>
        </table:table-row>
        <table:table-row table:style-name="ro1">
          <table:table-cell office:value-type="string">
            <text:p>10-15 19:46:57.485: WARN/iTesa(2925): </text:p>
          </table:table-cell>
          <table:table-cell office:value-type="float" office:value="14109356360000">
            <text:p>14109356360000</text:p>
          </table:table-cell>
          <table:table-cell office:value-type="float" office:value="275">
            <text:p>275</text:p>
          </table:table-cell>
          <table:table-cell table:formula="of:=([.B275]-[.B274])/1000000" office:value-type="float" office:value="56.472">
            <text:p>56.472</text:p>
          </table:table-cell>
          <table:table-cell table:number-columns-repeated="3"/>
        </table:table-row>
        <table:table-row table:style-name="ro1">
          <table:table-cell office:value-type="string">
            <text:p>10-15 19:46:57.485: WARN/iTesa(2925): </text:p>
          </table:table-cell>
          <table:table-cell office:value-type="float" office:value="14109409753000">
            <text:p>14109409753000</text:p>
          </table:table-cell>
          <table:table-cell office:value-type="float" office:value="276">
            <text:p>276</text:p>
          </table:table-cell>
          <table:table-cell table:formula="of:=([.B276]-[.B275])/1000000" office:value-type="float" office:value="53.393">
            <text:p>53.393</text:p>
          </table:table-cell>
          <table:table-cell table:number-columns-repeated="3"/>
        </table:table-row>
        <table:table-row table:style-name="ro1">
          <table:table-cell office:value-type="string">
            <text:p>10-15 19:46:57.538: WARN/iTesa(2925): </text:p>
          </table:table-cell>
          <table:table-cell office:value-type="float" office:value="14109465580000">
            <text:p>14109465580000</text:p>
          </table:table-cell>
          <table:table-cell office:value-type="float" office:value="277">
            <text:p>277</text:p>
          </table:table-cell>
          <table:table-cell table:formula="of:=([.B277]-[.B276])/1000000" office:value-type="float" office:value="55.827">
            <text:p>55.827</text:p>
          </table:table-cell>
          <table:table-cell table:number-columns-repeated="3"/>
        </table:table-row>
        <table:table-row table:style-name="ro1">
          <table:table-cell office:value-type="string">
            <text:p>10-15 19:46:57.647: WARN/iTesa(2925): </text:p>
          </table:table-cell>
          <table:table-cell office:value-type="float" office:value="14109520967000">
            <text:p>14109520967000</text:p>
          </table:table-cell>
          <table:table-cell office:value-type="float" office:value="278">
            <text:p>278</text:p>
          </table:table-cell>
          <table:table-cell table:formula="of:=([.B278]-[.B277])/1000000" office:value-type="float" office:value="55.387">
            <text:p>55.387</text:p>
          </table:table-cell>
          <table:table-cell table:number-columns-repeated="3"/>
        </table:table-row>
        <table:table-row table:style-name="ro1">
          <table:table-cell office:value-type="string">
            <text:p>10-15 19:46:57.647: WARN/iTesa(2925): </text:p>
          </table:table-cell>
          <table:table-cell office:value-type="float" office:value="14109574360000">
            <text:p>14109574360000</text:p>
          </table:table-cell>
          <table:table-cell office:value-type="float" office:value="279">
            <text:p>279</text:p>
          </table:table-cell>
          <table:table-cell table:formula="of:=([.B279]-[.B278])/1000000" office:value-type="float" office:value="53.393">
            <text:p>53.393</text:p>
          </table:table-cell>
          <table:table-cell table:number-columns-repeated="3"/>
        </table:table-row>
        <table:table-row table:style-name="ro1">
          <table:table-cell office:value-type="string">
            <text:p>10-15 19:46:57.705: WARN/iTesa(2925): </text:p>
          </table:table-cell>
          <table:table-cell office:value-type="float" office:value="14109630693000">
            <text:p>14109630693000</text:p>
          </table:table-cell>
          <table:table-cell office:value-type="float" office:value="280">
            <text:p>280</text:p>
          </table:table-cell>
          <table:table-cell table:formula="of:=([.B280]-[.B279])/1000000" office:value-type="float" office:value="56.333">
            <text:p>56.333</text:p>
          </table:table-cell>
          <table:table-cell table:number-columns-repeated="3"/>
        </table:table-row>
        <table:table-row table:style-name="ro1">
          <table:table-cell office:value-type="string">
            <text:p>10-15 19:46:57.815: WARN/iTesa(2925): </text:p>
          </table:table-cell>
          <table:table-cell office:value-type="float" office:value="14109685903000">
            <text:p>14109685903000</text:p>
          </table:table-cell>
          <table:table-cell office:value-type="float" office:value="281">
            <text:p>281</text:p>
          </table:table-cell>
          <table:table-cell table:formula="of:=([.B281]-[.B280])/1000000" office:value-type="float" office:value="55.21">
            <text:p>55.21</text:p>
          </table:table-cell>
          <table:table-cell table:number-columns-repeated="3"/>
        </table:table-row>
        <table:table-row table:style-name="ro1">
          <table:table-cell office:value-type="string">
            <text:p>10-15 19:46:57.815: WARN/iTesa(2925): </text:p>
          </table:table-cell>
          <table:table-cell office:value-type="float" office:value="14109739273000">
            <text:p>14109739273000</text:p>
          </table:table-cell>
          <table:table-cell office:value-type="float" office:value="282">
            <text:p>282</text:p>
          </table:table-cell>
          <table:table-cell table:formula="of:=([.B282]-[.B281])/1000000" office:value-type="float" office:value="53.37">
            <text:p>53.37</text:p>
          </table:table-cell>
          <table:table-cell table:number-columns-repeated="3"/>
        </table:table-row>
        <table:table-row table:style-name="ro1">
          <table:table-cell office:value-type="string">
            <text:p>10-15 19:46:57.925: WARN/iTesa(2925): </text:p>
          </table:table-cell>
          <table:table-cell office:value-type="float" office:value="14109795070000">
            <text:p>14109795070000</text:p>
          </table:table-cell>
          <table:table-cell office:value-type="float" office:value="283">
            <text:p>283</text:p>
          </table:table-cell>
          <table:table-cell table:formula="of:=([.B283]-[.B282])/1000000" office:value-type="float" office:value="55.797">
            <text:p>55.797</text:p>
          </table:table-cell>
          <table:table-cell table:number-columns-repeated="3"/>
        </table:table-row>
        <table:table-row table:style-name="ro1">
          <table:table-cell office:value-type="string">
            <text:p>10-15 19:46:57.925: WARN/iTesa(2925): </text:p>
          </table:table-cell>
          <table:table-cell office:value-type="float" office:value="14109850405000">
            <text:p>14109850405000</text:p>
          </table:table-cell>
          <table:table-cell office:value-type="float" office:value="284">
            <text:p>284</text:p>
          </table:table-cell>
          <table:table-cell table:formula="of:=([.B284]-[.B283])/1000000" office:value-type="float" office:value="55.335">
            <text:p>55.335</text:p>
          </table:table-cell>
          <table:table-cell table:number-columns-repeated="3"/>
        </table:table-row>
        <table:table-row table:style-name="ro1">
          <table:table-cell office:value-type="string">
            <text:p>10-15 19:46:57.980: WARN/iTesa(2925): </text:p>
          </table:table-cell>
          <table:table-cell office:value-type="float" office:value="14109907347000">
            <text:p>14109907347000</text:p>
          </table:table-cell>
          <table:table-cell office:value-type="float" office:value="285">
            <text:p>285</text:p>
          </table:table-cell>
          <table:table-cell table:formula="of:=([.B285]-[.B284])/1000000" office:value-type="float" office:value="56.942">
            <text:p>56.942</text:p>
          </table:table-cell>
          <table:table-cell table:number-columns-repeated="3"/>
        </table:table-row>
        <table:table-row table:style-name="ro1">
          <table:table-cell office:value-type="string">
            <text:p>10-15 19:46:58.090: WARN/iTesa(2925): </text:p>
          </table:table-cell>
          <table:table-cell office:value-type="float" office:value="14109963883000">
            <text:p>14109963883000</text:p>
          </table:table-cell>
          <table:table-cell office:value-type="float" office:value="286">
            <text:p>286</text:p>
          </table:table-cell>
          <table:table-cell table:formula="of:=([.B286]-[.B285])/1000000" office:value-type="float" office:value="56.536">
            <text:p>56.536</text:p>
          </table:table-cell>
          <table:table-cell table:number-columns-repeated="3"/>
        </table:table-row>
        <table:table-row table:style-name="ro1">
          <table:table-cell office:value-type="string">
            <text:p>10-15 19:46:58.090: WARN/iTesa(2925): </text:p>
          </table:table-cell>
          <table:table-cell office:value-type="float" office:value="14110017243000">
            <text:p>14110017243000</text:p>
          </table:table-cell>
          <table:table-cell office:value-type="float" office:value="287">
            <text:p>287</text:p>
          </table:table-cell>
          <table:table-cell table:formula="of:=([.B287]-[.B286])/1000000" office:value-type="float" office:value="53.36">
            <text:p>53.36</text:p>
          </table:table-cell>
          <table:table-cell table:number-columns-repeated="3"/>
        </table:table-row>
        <table:table-row table:style-name="ro1">
          <table:table-cell office:value-type="string">
            <text:p>10-15 19:46:58.145: WARN/iTesa(2925): </text:p>
          </table:table-cell>
          <table:table-cell office:value-type="float" office:value="14110073902000">
            <text:p>14110073902000</text:p>
          </table:table-cell>
          <table:table-cell office:value-type="float" office:value="288">
            <text:p>288</text:p>
          </table:table-cell>
          <table:table-cell table:formula="of:=([.B288]-[.B287])/1000000" office:value-type="float" office:value="56.659">
            <text:p>56.659</text:p>
          </table:table-cell>
          <table:table-cell table:number-columns-repeated="3"/>
        </table:table-row>
        <table:table-row table:style-name="ro1">
          <table:table-cell office:value-type="string">
            <text:p>10-15 19:46:58.255: WARN/iTesa(2925): </text:p>
          </table:table-cell>
          <table:table-cell office:value-type="float" office:value="14110129765000">
            <text:p>14110129765000</text:p>
          </table:table-cell>
          <table:table-cell office:value-type="float" office:value="289">
            <text:p>289</text:p>
          </table:table-cell>
          <table:table-cell table:formula="of:=([.B289]-[.B288])/1000000" office:value-type="float" office:value="55.863">
            <text:p>55.863</text:p>
          </table:table-cell>
          <table:table-cell table:number-columns-repeated="3"/>
        </table:table-row>
        <table:table-row table:style-name="ro1">
          <table:table-cell office:value-type="string">
            <text:p>10-15 19:46:58.255: WARN/iTesa(2925): </text:p>
          </table:table-cell>
          <table:table-cell office:value-type="float" office:value="14110183167000">
            <text:p>14110183167000</text:p>
          </table:table-cell>
          <table:table-cell office:value-type="float" office:value="290">
            <text:p>290</text:p>
          </table:table-cell>
          <table:table-cell table:formula="of:=([.B290]-[.B289])/1000000" office:value-type="float" office:value="53.402">
            <text:p>53.402</text:p>
          </table:table-cell>
          <table:table-cell table:number-columns-repeated="3"/>
        </table:table-row>
        <table:table-row table:style-name="ro1">
          <table:table-cell office:value-type="string">
            <text:p>10-15 19:46:58.375: WARN/iTesa(2925): </text:p>
          </table:table-cell>
          <table:table-cell office:value-type="float" office:value="14110238897000">
            <text:p>14110238897000</text:p>
          </table:table-cell>
          <table:table-cell office:value-type="float" office:value="291">
            <text:p>291</text:p>
          </table:table-cell>
          <table:table-cell table:formula="of:=([.B291]-[.B290])/1000000" office:value-type="float" office:value="55.73">
            <text:p>55.73</text:p>
          </table:table-cell>
          <table:table-cell table:number-columns-repeated="3"/>
        </table:table-row>
        <table:table-row table:style-name="ro1">
          <table:table-cell office:value-type="string">
            <text:p>10-15 19:46:58.375: WARN/iTesa(2925): </text:p>
          </table:table-cell>
          <table:table-cell office:value-type="float" office:value="14110293388000">
            <text:p>14110293388000</text:p>
          </table:table-cell>
          <table:table-cell office:value-type="float" office:value="292">
            <text:p>292</text:p>
          </table:table-cell>
          <table:table-cell table:formula="of:=([.B292]-[.B291])/1000000" office:value-type="float" office:value="54.491">
            <text:p>54.491</text:p>
          </table:table-cell>
          <table:table-cell table:number-columns-repeated="3"/>
        </table:table-row>
        <table:table-row table:style-name="ro1">
          <table:table-cell office:value-type="string">
            <text:p>10-15 19:46:58.425: WARN/iTesa(2925): </text:p>
          </table:table-cell>
          <table:table-cell office:value-type="float" office:value="14110350707000">
            <text:p>14110350707000</text:p>
          </table:table-cell>
          <table:table-cell office:value-type="float" office:value="293">
            <text:p>293</text:p>
          </table:table-cell>
          <table:table-cell table:formula="of:=([.B293]-[.B292])/1000000" office:value-type="float" office:value="57.319">
            <text:p>57.319</text:p>
          </table:table-cell>
          <table:table-cell table:number-columns-repeated="3"/>
        </table:table-row>
        <table:table-row table:style-name="ro1">
          <table:table-cell office:value-type="string">
            <text:p>10-15 19:46:58.535: WARN/iTesa(2925): </text:p>
          </table:table-cell>
          <table:table-cell office:value-type="float" office:value="14110406043000">
            <text:p>14110406043000</text:p>
          </table:table-cell>
          <table:table-cell office:value-type="float" office:value="294">
            <text:p>294</text:p>
          </table:table-cell>
          <table:table-cell table:formula="of:=([.B294]-[.B293])/1000000" office:value-type="float" office:value="55.336">
            <text:p>55.336</text:p>
          </table:table-cell>
          <table:table-cell table:number-columns-repeated="3"/>
        </table:table-row>
        <table:table-row table:style-name="ro1">
          <table:table-cell office:value-type="string">
            <text:p>10-15 19:46:58.535: WARN/iTesa(2925): </text:p>
          </table:table-cell>
          <table:table-cell office:value-type="float" office:value="14110459415000">
            <text:p>14110459415000</text:p>
          </table:table-cell>
          <table:table-cell office:value-type="float" office:value="295">
            <text:p>295</text:p>
          </table:table-cell>
          <table:table-cell table:formula="of:=([.B295]-[.B294])/1000000" office:value-type="float" office:value="53.372">
            <text:p>53.372</text:p>
          </table:table-cell>
          <table:table-cell table:number-columns-repeated="3"/>
        </table:table-row>
        <table:table-row table:style-name="ro1">
          <table:table-cell office:value-type="string">
            <text:p>10-15 19:46:58.645: WARN/iTesa(2925): </text:p>
          </table:table-cell>
          <table:table-cell office:value-type="float" office:value="14110515542000">
            <text:p>14110515542000</text:p>
          </table:table-cell>
          <table:table-cell office:value-type="float" office:value="296">
            <text:p>296</text:p>
          </table:table-cell>
          <table:table-cell table:formula="of:=([.B296]-[.B295])/1000000" office:value-type="float" office:value="56.127">
            <text:p>56.127</text:p>
          </table:table-cell>
          <table:table-cell table:number-columns-repeated="3"/>
        </table:table-row>
        <table:table-row table:style-name="ro1">
          <table:table-cell office:value-type="string">
            <text:p>10-15 19:46:58.645: WARN/iTesa(2925): </text:p>
          </table:table-cell>
          <table:table-cell office:value-type="float" office:value="14110568943000">
            <text:p>14110568943000</text:p>
          </table:table-cell>
          <table:table-cell office:value-type="float" office:value="297">
            <text:p>297</text:p>
          </table:table-cell>
          <table:table-cell table:formula="of:=([.B297]-[.B296])/1000000" office:value-type="float" office:value="53.401">
            <text:p>53.401</text:p>
          </table:table-cell>
          <table:table-cell table:number-columns-repeated="3"/>
        </table:table-row>
        <table:table-row table:style-name="ro1">
          <table:table-cell office:value-type="string">
            <text:p>10-15 19:46:58.755: WARN/iTesa(2925): </text:p>
          </table:table-cell>
          <table:table-cell office:value-type="float" office:value="14110625072000">
            <text:p>14110625072000</text:p>
          </table:table-cell>
          <table:table-cell office:value-type="float" office:value="298">
            <text:p>298</text:p>
          </table:table-cell>
          <table:table-cell table:formula="of:=([.B298]-[.B297])/1000000" office:value-type="float" office:value="56.129">
            <text:p>56.129</text:p>
          </table:table-cell>
          <table:table-cell table:number-columns-repeated="3"/>
        </table:table-row>
        <table:table-row table:style-name="ro1">
          <table:table-cell office:value-type="string">
            <text:p>10-15 19:46:58.755: WARN/iTesa(2925): </text:p>
          </table:table-cell>
          <table:table-cell office:value-type="float" office:value="14110678430000">
            <text:p>14110678430000</text:p>
          </table:table-cell>
          <table:table-cell office:value-type="float" office:value="299">
            <text:p>299</text:p>
          </table:table-cell>
          <table:table-cell table:formula="of:=([.B299]-[.B298])/1000000" office:value-type="float" office:value="53.358">
            <text:p>53.358</text:p>
          </table:table-cell>
          <table:table-cell table:number-columns-repeated="3"/>
        </table:table-row>
        <table:table-row table:style-name="ro1">
          <table:table-cell office:value-type="string">
            <text:p>10-15 19:46:58.806: WARN/iTesa(2925): </text:p>
          </table:table-cell>
          <table:table-cell office:value-type="float" office:value="14110734277000">
            <text:p>14110734277000</text:p>
          </table:table-cell>
          <table:table-cell office:value-type="float" office:value="300">
            <text:p>300</text:p>
          </table:table-cell>
          <table:table-cell table:formula="of:=([.B300]-[.B299])/1000000" office:value-type="float" office:value="55.847">
            <text:p>55.847</text:p>
          </table:table-cell>
          <table:table-cell table:number-columns-repeated="3"/>
        </table:table-row>
        <table:table-row table:style-name="ro1">
          <table:table-cell office:value-type="string">
            <text:p>10-15 19:46:58.935: WARN/iTesa(2925): </text:p>
          </table:table-cell>
          <table:table-cell office:value-type="float" office:value="14110805320000">
            <text:p>14110805320000</text:p>
          </table:table-cell>
          <table:table-cell office:value-type="float" office:value="301">
            <text:p>301</text:p>
          </table:table-cell>
          <table:table-cell table:formula="of:=([.B301]-[.B300])/1000000" office:value-type="float" office:value="71.043">
            <text:p>71.043</text:p>
          </table:table-cell>
          <table:table-cell table:number-columns-repeated="3"/>
        </table:table-row>
        <table:table-row table:style-name="ro1">
          <table:table-cell office:value-type="string">
            <text:p>10-15 19:46:58.935: WARN/iTesa(2925): </text:p>
          </table:table-cell>
          <table:table-cell office:value-type="float" office:value="14110860818000">
            <text:p>14110860818000</text:p>
          </table:table-cell>
          <table:table-cell office:value-type="float" office:value="302">
            <text:p>302</text:p>
          </table:table-cell>
          <table:table-cell table:formula="of:=([.B302]-[.B301])/1000000" office:value-type="float" office:value="55.498">
            <text:p>55.498</text:p>
          </table:table-cell>
          <table:table-cell table:number-columns-repeated="3"/>
        </table:table-row>
      </table:table>
      <table:table table:name="csv file" table:style-name="ta1" table:print="false">
        <table:table-column table:style-name="co5" table:default-cell-style-name="Default"/>
        <table:table-column table:style-name="co3" table:number-columns-repeated="9" table:default-cell-style-name="Default"/>
        <table:table-row table:style-name="ro1">
          <table:table-cell office:value-type="string">
            <text:p>timestamp</text:p>
          </table:table-cell>
          <table:table-cell office:value-type="string">
            <text:p>bx</text:p>
          </table:table-cell>
          <table:table-cell office:value-type="string">
            <text:p>by</text:p>
          </table:table-cell>
          <table:table-cell office:value-type="string">
            <text:p>bz</text:p>
          </table:table-cell>
          <table:table-cell/>
          <table:table-cell office:value-type="string">
            <text:p>#avg samples</text:p>
          </table:table-cell>
          <table:table-cell table:number-columns-repeated="4"/>
        </table:table-row>
        <table:table-row table:style-name="ro1">
          <table:table-cell office:value-type="float" office:value="1320189324971">
            <text:p>1320189324971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2]*[.B2])+([.C2]*[.C2])+([.D2]*[.D2]))" office:value-type="float" office:value="22.0192564872204">
            <text:p>22.0192564872</text:p>
          </table:table-cell>
          <table:table-cell office:value-type="float" office:value="1481">
            <text:p>1481</text:p>
          </table:table-cell>
          <table:table-cell table:number-columns-repeated="3"/>
          <table:table-cell>
            <draw:frame table:end-cell-address="'csv file'.P24" table:end-x="1.134cm" table:end-y="0.415cm" draw:z-index="1" draw:style-name="gr1" svg:width="14.573cm" svg:height="10.01cm" svg:x="0.11cm" svg:y="0.302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320189325510">
            <text:p>1320189325510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3]*[.B3])+([.C3]*[.C3])+([.D3]*[.D3]))" office:value-type="float" office:value="22.5070301517104">
            <text:p>22.5070301517</text:p>
          </table:table-cell>
          <table:table-cell office:value-type="float" office:value="8">
            <text:p>8</text:p>
          </table:table-cell>
          <table:table-cell table:formula="of:=[.A3]-[.A2]" office:value-type="float" office:value="539">
            <text:p>539</text:p>
          </table:table-cell>
          <table:table-cell office:value-type="float" office:value="300">
            <text:p>300</text:p>
          </table:table-cell>
          <table:table-cell table:number-matrix-columns-spanned="1" table:number-matrix-rows-spanned="21" table:formula="of:=FREQUENCY([.G3:.G994];[.H3:.H23]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20189325953">
            <text:p>1320189325953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table:formula="of:=SQRT(([.B4]*[.B4])+([.C4]*[.C4])+([.D4]*[.D4]))" office:value-type="float" office:value="22.80564965639">
            <text:p>22.8056496564</text:p>
          </table:table-cell>
          <table:table-cell office:value-type="float" office:value="8">
            <text:p>8</text:p>
          </table:table-cell>
          <table:table-cell table:formula="of:=[.A4]-[.A3]" office:value-type="float" office:value="443">
            <text:p>443</text:p>
          </table:table-cell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20189326584">
            <text:p>1320189326584</text:p>
          </table:table-cell>
          <table:table-cell office:value-type="float" office:value="13.625">
            <text:p>13.625</text:p>
            <draw:frame table:end-cell-address="'csv file'.F21" table:end-x="1.959cm" table:end-y="0.107cm" draw:z-index="0" draw:style-name="gr1" svg:width="10.252cm" svg:height="6.986cm" svg:x="0.739cm" svg:y="0.319cm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5]*[.B5])+([.C5]*[.C5])+([.D5]*[.D5]))" office:value-type="float" office:value="22.369150771766">
            <text:p>22.3691507718</text:p>
          </table:table-cell>
          <table:table-cell office:value-type="float" office:value="11">
            <text:p>11</text:p>
          </table:table-cell>
          <table:table-cell table:formula="of:=[.A5]-[.A4]" office:value-type="float" office:value="631">
            <text:p>631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0189327020">
            <text:p>1320189327020</text:p>
          </table:table-cell>
          <table:table-cell office:value-type="float" office:value="12.625">
            <text:p>12.625</text:p>
          </table:table-cell>
          <table:table-cell office:value-type="float" office:value="-0.875">
            <text:p>-0.875</text:p>
          </table:table-cell>
          <table:table-cell office:value-type="float" office:value="18.9375">
            <text:p>18.9375</text:p>
          </table:table-cell>
          <table:table-cell table:formula="of:=SQRT(([.B6]*[.B6])+([.C6]*[.C6])+([.D6]*[.D6]))" office:value-type="float" office:value="22.7768557147381">
            <text:p>22.7768557147</text:p>
          </table:table-cell>
          <table:table-cell office:value-type="float" office:value="8">
            <text:p>8</text:p>
          </table:table-cell>
          <table:table-cell table:formula="of:=[.A6]-[.A5]" office:value-type="float" office:value="436">
            <text:p>436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0189327458">
            <text:p>1320189327458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8.6875">
            <text:p>18.6875</text:p>
          </table:table-cell>
          <table:table-cell table:formula="of:=SQRT(([.B7]*[.B7])+([.C7]*[.C7])+([.D7]*[.D7]))" office:value-type="float" office:value="22.7706808473089">
            <text:p>22.7706808473</text:p>
          </table:table-cell>
          <table:table-cell office:value-type="float" office:value="9">
            <text:p>9</text:p>
          </table:table-cell>
          <table:table-cell table:formula="of:=[.A7]-[.A6]" office:value-type="float" office:value="438">
            <text:p>438</text:p>
          </table:table-cell>
          <table:table-cell office:value-type="float" office:value="380">
            <text:p>38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20189327993">
            <text:p>1320189327993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table:formula="of:=SQRT(([.B8]*[.B8])+([.C8]*[.C8])+([.D8]*[.D8]))" office:value-type="float" office:value="22.5160533009229">
            <text:p>22.5160533009</text:p>
          </table:table-cell>
          <table:table-cell office:value-type="float" office:value="8">
            <text:p>8</text:p>
          </table:table-cell>
          <table:table-cell table:formula="of:=[.A8]-[.A7]" office:value-type="float" office:value="535">
            <text:p>535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20189328460">
            <text:p>1320189328460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8.9375">
            <text:p>18.9375</text:p>
          </table:table-cell>
          <table:table-cell table:formula="of:=SQRT(([.B9]*[.B9])+([.C9]*[.C9])+([.D9]*[.D9]))" office:value-type="float" office:value="23.1173129115388">
            <text:p>23.1173129115</text:p>
          </table:table-cell>
          <table:table-cell office:value-type="float" office:value="9">
            <text:p>9</text:p>
          </table:table-cell>
          <table:table-cell table:formula="of:=[.A9]-[.A8]" office:value-type="float" office:value="467">
            <text:p>467</text:p>
          </table:table-cell>
          <table:table-cell office:value-type="float" office:value="420">
            <text:p>4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320189328988">
            <text:p>1320189328988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8.4375">
            <text:p>18.4375</text:p>
          </table:table-cell>
          <table:table-cell table:formula="of:=SQRT(([.B10]*[.B10])+([.C10]*[.C10])+([.D10]*[.D10]))" office:value-type="float" office:value="22.7095278737802">
            <text:p>22.7095278738</text:p>
          </table:table-cell>
          <table:table-cell office:value-type="float" office:value="9">
            <text:p>9</text:p>
          </table:table-cell>
          <table:table-cell table:formula="of:=[.A10]-[.A9]" office:value-type="float" office:value="528">
            <text:p>528</text:p>
          </table:table-cell>
          <table:table-cell office:value-type="float" office:value="440">
            <text:p>44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320189329524">
            <text:p>1320189329524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11]*[.B11])+([.C11]*[.C11])+([.D11]*[.D11]))" office:value-type="float" office:value="21.9780607936642">
            <text:p>21.9780607937</text:p>
          </table:table-cell>
          <table:table-cell office:value-type="float" office:value="9">
            <text:p>9</text:p>
          </table:table-cell>
          <table:table-cell table:formula="of:=[.A11]-[.A10]" office:value-type="float" office:value="536">
            <text:p>536</text:p>
          </table:table-cell>
          <table:table-cell office:value-type="float" office:value="460">
            <text:p>46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320189329996">
            <text:p>1320189329996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12]*[.B12])+([.C12]*[.C12])+([.D12]*[.D12]))" office:value-type="float" office:value="22.3054960996163">
            <text:p>22.3054960996</text:p>
          </table:table-cell>
          <table:table-cell office:value-type="float" office:value="9">
            <text:p>9</text:p>
          </table:table-cell>
          <table:table-cell table:formula="of:=[.A12]-[.A11]" office:value-type="float" office:value="472">
            <text:p>472</text:p>
          </table:table-cell>
          <table:table-cell office:value-type="float" office:value="480">
            <text:p>480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320189330525">
            <text:p>1320189330525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13]*[.B13])+([.C13]*[.C13])+([.D13]*[.D13]))" office:value-type="float" office:value="21.7565543285236">
            <text:p>21.7565543285</text:p>
          </table:table-cell>
          <table:table-cell office:value-type="float" office:value="8">
            <text:p>8</text:p>
          </table:table-cell>
          <table:table-cell table:formula="of:=[.A13]-[.A12]" office:value-type="float" office:value="529">
            <text:p>529</text:p>
          </table:table-cell>
          <table:table-cell office:value-type="float" office:value="500">
            <text:p>500</text:p>
          </table:table-cell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1320189330989">
            <text:p>1320189330989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8.4375">
            <text:p>18.4375</text:p>
          </table:table-cell>
          <table:table-cell table:formula="of:=SQRT(([.B14]*[.B14])+([.C14]*[.C14])+([.D14]*[.D14]))" office:value-type="float" office:value="22.5659623382208">
            <text:p>22.5659623382</text:p>
          </table:table-cell>
          <table:table-cell office:value-type="float" office:value="7">
            <text:p>7</text:p>
          </table:table-cell>
          <table:table-cell table:formula="of:=[.A14]-[.A13]" office:value-type="float" office:value="464">
            <text:p>464</text:p>
          </table:table-cell>
          <table:table-cell office:value-type="float" office:value="520">
            <text:p>520</text:p>
          </table:table-cell>
          <table:table-cell office:value-type="float" office:value="132">
            <text:p>132</text:p>
          </table:table-cell>
          <table:table-cell/>
        </table:table-row>
        <table:table-row table:style-name="ro1">
          <table:table-cell office:value-type="float" office:value="1320189331526">
            <text:p>1320189331526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15]*[.B15])+([.C15]*[.C15])+([.D15]*[.D15]))" office:value-type="float" office:value="22.2036912753263">
            <text:p>22.2036912753</text:p>
          </table:table-cell>
          <table:table-cell office:value-type="float" office:value="8">
            <text:p>8</text:p>
          </table:table-cell>
          <table:table-cell table:formula="of:=[.A15]-[.A14]" office:value-type="float" office:value="537">
            <text:p>537</text:p>
          </table:table-cell>
          <table:table-cell office:value-type="float" office:value="540">
            <text:p>54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320189331994">
            <text:p>1320189331994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8.9375">
            <text:p>18.9375</text:p>
          </table:table-cell>
          <table:table-cell table:formula="of:=SQRT(([.B16]*[.B16])+([.C16]*[.C16])+([.D16]*[.D16]))" office:value-type="float" office:value="23.2117460836103">
            <text:p>23.2117460836</text:p>
          </table:table-cell>
          <table:table-cell office:value-type="float" office:value="17">
            <text:p>17</text:p>
          </table:table-cell>
          <table:table-cell table:formula="of:=[.A16]-[.A15]" office:value-type="float" office:value="468">
            <text:p>468</text:p>
          </table:table-cell>
          <table:table-cell office:value-type="float" office:value="560">
            <text:p>56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20189332460">
            <text:p>1320189332460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17]*[.B17])+([.C17]*[.C17])+([.D17]*[.D17]))" office:value-type="float" office:value="22.369150771766">
            <text:p>22.3691507718</text:p>
          </table:table-cell>
          <table:table-cell office:value-type="float" office:value="8">
            <text:p>8</text:p>
          </table:table-cell>
          <table:table-cell table:formula="of:=[.A17]-[.A16]" office:value-type="float" office:value="466">
            <text:p>466</text:p>
          </table:table-cell>
          <table:table-cell office:value-type="float" office:value="580">
            <text:p>580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320189333004">
            <text:p>1320189333004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18]*[.B18])+([.C18]*[.C18])+([.D18]*[.D18]))" office:value-type="float" office:value="22.4054436744734">
            <text:p>22.4054436745</text:p>
          </table:table-cell>
          <table:table-cell office:value-type="float" office:value="8">
            <text:p>8</text:p>
          </table:table-cell>
          <table:table-cell table:formula="of:=[.A18]-[.A17]" office:value-type="float" office:value="544">
            <text:p>544</text:p>
          </table:table-cell>
          <table:table-cell office:value-type="float" office:value="600">
            <text:p>600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320189333523">
            <text:p>1320189333523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table:formula="of:=SQRT(([.B19]*[.B19])+([.C19]*[.C19])+([.D19]*[.D19]))" office:value-type="float" office:value="22.4569901422697">
            <text:p>22.4569901423</text:p>
          </table:table-cell>
          <table:table-cell office:value-type="float" office:value="9">
            <text:p>9</text:p>
          </table:table-cell>
          <table:table-cell table:formula="of:=[.A19]-[.A18]" office:value-type="float" office:value="519">
            <text:p>519</text:p>
          </table:table-cell>
          <table:table-cell office:value-type="float" office:value="620">
            <text:p>6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320189333983">
            <text:p>1320189333983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20]*[.B20])+([.C20]*[.C20])+([.D20]*[.D20]))" office:value-type="float" office:value="22.9170549209535">
            <text:p>22.917054921</text:p>
          </table:table-cell>
          <table:table-cell office:value-type="float" office:value="8">
            <text:p>8</text:p>
          </table:table-cell>
          <table:table-cell table:formula="of:=[.A20]-[.A19]" office:value-type="float" office:value="460">
            <text:p>460</text:p>
          </table:table-cell>
          <table:table-cell office:value-type="float" office:value="640">
            <text:p>64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320189334515">
            <text:p>1320189334515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21]*[.B21])+([.C21]*[.C21])+([.D21]*[.D21]))" office:value-type="float" office:value="21.6095501167886">
            <text:p>21.6095501168</text:p>
          </table:table-cell>
          <table:table-cell office:value-type="float" office:value="9">
            <text:p>9</text:p>
          </table:table-cell>
          <table:table-cell table:formula="of:=[.A21]-[.A20]" office:value-type="float" office:value="532">
            <text:p>532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20189334981">
            <text:p>1320189334981</text:p>
          </table:table-cell>
          <table:table-cell office:value-type="float" office:value="13.875">
            <text:p>13.87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table:formula="of:=SQRT(([.B22]*[.B22])+([.C22]*[.C22])+([.D22]*[.D22]))" office:value-type="float" office:value="22.6943860073367">
            <text:p>22.6943860073</text:p>
          </table:table-cell>
          <table:table-cell office:value-type="float" office:value="8">
            <text:p>8</text:p>
          </table:table-cell>
          <table:table-cell table:formula="of:=[.A22]-[.A21]" office:value-type="float" office:value="466">
            <text:p>466</text:p>
          </table:table-cell>
          <table:table-cell office:value-type="float" office:value="680">
            <text:p>68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0189335514">
            <text:p>1320189335514</text:p>
          </table:table-cell>
          <table:table-cell office:value-type="float" office:value="13.125">
            <text:p>13.125</text:p>
          </table:table-cell>
          <table:table-cell office:value-type="float" office:value="-2.1875">
            <text:p>-2.1875</text:p>
          </table:table-cell>
          <table:table-cell office:value-type="float" office:value="18.6875">
            <text:p>18.6875</text:p>
          </table:table-cell>
          <table:table-cell table:formula="of:=SQRT(([.B23]*[.B23])+([.C23]*[.C23])+([.D23]*[.D23]))" office:value-type="float" office:value="22.9406503286197">
            <text:p>22.9406503286</text:p>
          </table:table-cell>
          <table:table-cell office:value-type="float" office:value="9">
            <text:p>9</text:p>
          </table:table-cell>
          <table:table-cell table:formula="of:=[.A23]-[.A22]" office:value-type="float" office:value="533">
            <text:p>533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20189335960">
            <text:p>1320189335960</text:p>
          </table:table-cell>
          <table:table-cell office:value-type="float" office:value="13.875">
            <text:p>13.875</text:p>
          </table:table-cell>
          <table:table-cell office:value-type="float" office:value="-1.875">
            <text:p>-1.875</text:p>
          </table:table-cell>
          <table:table-cell office:value-type="float" office:value="18.4375">
            <text:p>18.4375</text:p>
          </table:table-cell>
          <table:table-cell table:formula="of:=SQRT(([.B24]*[.B24])+([.C24]*[.C24])+([.D24]*[.D24]))" office:value-type="float" office:value="23.1510832629923">
            <text:p>23.151083263</text:p>
          </table:table-cell>
          <table:table-cell office:value-type="float" office:value="8">
            <text:p>8</text:p>
          </table:table-cell>
          <table:table-cell table:formula="of:=[.A24]-[.A23]" office:value-type="float" office:value="446">
            <text:p>446</text:p>
          </table:table-cell>
          <table:table-cell table:number-columns-repeated="3"/>
        </table:table-row>
        <table:table-row table:style-name="ro1">
          <table:table-cell office:value-type="float" office:value="1320189336493">
            <text:p>1320189336493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9.1875">
            <text:p>19.1875</text:p>
          </table:table-cell>
          <table:table-cell table:formula="of:=SQRT(([.B25]*[.B25])+([.C25]*[.C25])+([.D25]*[.D25]))" office:value-type="float" office:value="23.147708444898">
            <text:p>23.1477084449</text:p>
          </table:table-cell>
          <table:table-cell office:value-type="float" office:value="9">
            <text:p>9</text:p>
          </table:table-cell>
          <table:table-cell table:formula="of:=[.A25]-[.A24]" office:value-type="float" office:value="533">
            <text:p>533</text:p>
          </table:table-cell>
          <table:table-cell table:number-columns-repeated="3"/>
        </table:table-row>
        <table:table-row table:style-name="ro1">
          <table:table-cell office:value-type="float" office:value="1320189337003">
            <text:p>1320189337003</text:p>
          </table:table-cell>
          <table:table-cell office:value-type="float" office:value="13.125">
            <text:p>13.125</text:p>
          </table:table-cell>
          <table:table-cell office:value-type="float" office:value="-2.4375">
            <text:p>-2.4375</text:p>
          </table:table-cell>
          <table:table-cell office:value-type="float" office:value="17.9375">
            <text:p>17.9375</text:p>
          </table:table-cell>
          <table:table-cell table:formula="of:=SQRT(([.B26]*[.B26])+([.C26]*[.C26])+([.D26]*[.D26]))" office:value-type="float" office:value="22.3598062938837">
            <text:p>22.3598062939</text:p>
          </table:table-cell>
          <table:table-cell office:value-type="float" office:value="16">
            <text:p>16</text:p>
          </table:table-cell>
          <table:table-cell table:formula="of:=[.A26]-[.A25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337513">
            <text:p>1320189337513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27]*[.B27])+([.C27]*[.C27])+([.D27]*[.D27]))" office:value-type="float" office:value="22.0561251413298">
            <text:p>22.0561251413</text:p>
          </table:table-cell>
          <table:table-cell office:value-type="float" office:value="8">
            <text:p>8</text:p>
          </table:table-cell>
          <table:table-cell table:formula="of:=[.A27]-[.A26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337983">
            <text:p>1320189337983</text:p>
          </table:table-cell>
          <table:table-cell office:value-type="float" office:value="12.1875">
            <text:p>12.1875</text:p>
          </table:table-cell>
          <table:table-cell office:value-type="float" office:value="-0.625">
            <text:p>-0.625</text:p>
          </table:table-cell>
          <table:table-cell office:value-type="float" office:value="18.6875">
            <text:p>18.6875</text:p>
          </table:table-cell>
          <table:table-cell table:formula="of:=SQRT(([.B28]*[.B28])+([.C28]*[.C28])+([.D28]*[.D28]))" office:value-type="float" office:value="22.3192391783412">
            <text:p>22.3192391783</text:p>
          </table:table-cell>
          <table:table-cell office:value-type="float" office:value="9">
            <text:p>9</text:p>
          </table:table-cell>
          <table:table-cell table:formula="of:=[.A28]-[.A27]" office:value-type="float" office:value="470">
            <text:p>470</text:p>
          </table:table-cell>
          <table:table-cell table:number-columns-repeated="3"/>
        </table:table-row>
        <table:table-row table:style-name="ro1">
          <table:table-cell office:value-type="float" office:value="1320189338479">
            <text:p>1320189338479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29]*[.B29])+([.C29]*[.C29])+([.D29]*[.D29]))" office:value-type="float" office:value="21.9054252697819">
            <text:p>21.9054252698</text:p>
          </table:table-cell>
          <table:table-cell office:value-type="float" office:value="8">
            <text:p>8</text:p>
          </table:table-cell>
          <table:table-cell table:formula="of:=[.A29]-[.A28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1320189338981">
            <text:p>1320189338981</text:p>
          </table:table-cell>
          <table:table-cell office:value-type="float" office:value="13.375">
            <text:p>13.375</text:p>
          </table:table-cell>
          <table:table-cell office:value-type="float" office:value="-2.6875">
            <text:p>-2.6875</text:p>
          </table:table-cell>
          <table:table-cell office:value-type="float" office:value="17.9375">
            <text:p>17.9375</text:p>
          </table:table-cell>
          <table:table-cell table:formula="of:=SQRT(([.B30]*[.B30])+([.C30]*[.C30])+([.D30]*[.D30]))" office:value-type="float" office:value="22.5359088456623">
            <text:p>22.5359088457</text:p>
          </table:table-cell>
          <table:table-cell office:value-type="float" office:value="8">
            <text:p>8</text:p>
          </table:table-cell>
          <table:table-cell table:formula="of:=[.A30]-[.A29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339485">
            <text:p>1320189339485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8.6875">
            <text:p>18.6875</text:p>
          </table:table-cell>
          <table:table-cell table:formula="of:=SQRT(([.B31]*[.B31])+([.C31]*[.C31])+([.D31]*[.D31]))" office:value-type="float" office:value="22.7349709973424">
            <text:p>22.7349709973</text:p>
          </table:table-cell>
          <table:table-cell office:value-type="float" office:value="9">
            <text:p>9</text:p>
          </table:table-cell>
          <table:table-cell table:formula="of:=[.A31]-[.A30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340019">
            <text:p>1320189340019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32]*[.B32])+([.C32]*[.C32])+([.D32]*[.D32]))" office:value-type="float" office:value="22.3859086536598">
            <text:p>22.3859086537</text:p>
          </table:table-cell>
          <table:table-cell office:value-type="float" office:value="8">
            <text:p>8</text:p>
          </table:table-cell>
          <table:table-cell table:formula="of:=[.A32]-[.A31]" office:value-type="float" office:value="534">
            <text:p>534</text:p>
          </table:table-cell>
          <table:table-cell table:number-columns-repeated="3"/>
        </table:table-row>
        <table:table-row table:style-name="ro1">
          <table:table-cell office:value-type="float" office:value="1320189340479">
            <text:p>1320189340479</text:p>
          </table:table-cell>
          <table:table-cell office:value-type="float" office:value="14.125">
            <text:p>14.12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table:formula="of:=SQRT(([.B33]*[.B33])+([.C33]*[.C33])+([.D33]*[.D33]))" office:value-type="float" office:value="22.3061965886164">
            <text:p>22.3061965886</text:p>
          </table:table-cell>
          <table:table-cell office:value-type="float" office:value="9">
            <text:p>9</text:p>
          </table:table-cell>
          <table:table-cell table:formula="of:=[.A33]-[.A32]" office:value-type="float" office:value="460">
            <text:p>460</text:p>
          </table:table-cell>
          <table:table-cell table:number-columns-repeated="3"/>
        </table:table-row>
        <table:table-row table:style-name="ro1">
          <table:table-cell office:value-type="float" office:value="1320189340987">
            <text:p>1320189340987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34]*[.B34])+([.C34]*[.C34])+([.D34]*[.D34]))" office:value-type="float" office:value="22.567347124773">
            <text:p>22.5673471248</text:p>
          </table:table-cell>
          <table:table-cell office:value-type="float" office:value="8">
            <text:p>8</text:p>
          </table:table-cell>
          <table:table-cell table:formula="of:=[.A34]-[.A33]" office:value-type="float" office:value="508">
            <text:p>508</text:p>
          </table:table-cell>
          <table:table-cell table:number-columns-repeated="3"/>
        </table:table-row>
        <table:table-row table:style-name="ro1">
          <table:table-cell office:value-type="float" office:value="1320189341506">
            <text:p>1320189341506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35]*[.B35])+([.C35]*[.C35])+([.D35]*[.D35]))" office:value-type="float" office:value="22.1084860687022">
            <text:p>22.1084860687</text:p>
          </table:table-cell>
          <table:table-cell office:value-type="float" office:value="17">
            <text:p>17</text:p>
          </table:table-cell>
          <table:table-cell table:formula="of:=[.A35]-[.A34]" office:value-type="float" office:value="519">
            <text:p>519</text:p>
          </table:table-cell>
          <table:table-cell table:number-columns-repeated="3"/>
        </table:table-row>
        <table:table-row table:style-name="ro1">
          <table:table-cell office:value-type="float" office:value="1320189341959">
            <text:p>1320189341959</text:p>
          </table:table-cell>
          <table:table-cell office:value-type="float" office:value="14.125">
            <text:p>14.125</text:p>
          </table:table-cell>
          <table:table-cell office:value-type="float" office:value="-2.1875">
            <text:p>-2.1875</text:p>
          </table:table-cell>
          <table:table-cell office:value-type="float" office:value="17.6875">
            <text:p>17.6875</text:p>
          </table:table-cell>
          <table:table-cell table:formula="of:=SQRT(([.B36]*[.B36])+([.C36]*[.C36])+([.D36]*[.D36]))" office:value-type="float" office:value="22.7408979044364">
            <text:p>22.7408979044</text:p>
          </table:table-cell>
          <table:table-cell office:value-type="float" office:value="8">
            <text:p>8</text:p>
          </table:table-cell>
          <table:table-cell table:formula="of:=[.A36]-[.A35]" office:value-type="float" office:value="453">
            <text:p>453</text:p>
          </table:table-cell>
          <table:table-cell table:number-columns-repeated="3"/>
        </table:table-row>
        <table:table-row table:style-name="ro1">
          <table:table-cell office:value-type="float" office:value="1320189342481">
            <text:p>1320189342481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37]*[.B37])+([.C37]*[.C37])+([.D37]*[.D37]))" office:value-type="float" office:value="21.906138551785">
            <text:p>21.9061385518</text:p>
          </table:table-cell>
          <table:table-cell office:value-type="float" office:value="9">
            <text:p>9</text:p>
          </table:table-cell>
          <table:table-cell table:formula="of:=[.A37]-[.A36]" office:value-type="float" office:value="522">
            <text:p>522</text:p>
          </table:table-cell>
          <table:table-cell table:number-columns-repeated="3"/>
        </table:table-row>
        <table:table-row table:style-name="ro1">
          <table:table-cell office:value-type="float" office:value="1320189342990">
            <text:p>1320189342990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38]*[.B38])+([.C38]*[.C38])+([.D38]*[.D38]))" office:value-type="float" office:value="21.9054252697819">
            <text:p>21.9054252698</text:p>
          </table:table-cell>
          <table:table-cell office:value-type="float" office:value="8">
            <text:p>8</text:p>
          </table:table-cell>
          <table:table-cell table:formula="of:=[.A38]-[.A37]" office:value-type="float" office:value="509">
            <text:p>509</text:p>
          </table:table-cell>
          <table:table-cell table:number-columns-repeated="3"/>
        </table:table-row>
        <table:table-row table:style-name="ro1">
          <table:table-cell office:value-type="float" office:value="1320189343492">
            <text:p>1320189343492</text:p>
          </table:table-cell>
          <table:table-cell office:value-type="float" office:value="13.375">
            <text:p>13.375</text:p>
          </table:table-cell>
          <table:table-cell office:value-type="float" office:value="-0.875">
            <text:p>-0.875</text:p>
          </table:table-cell>
          <table:table-cell office:value-type="float" office:value="18.1875">
            <text:p>18.1875</text:p>
          </table:table-cell>
          <table:table-cell table:formula="of:=SQRT(([.B39]*[.B39])+([.C39]*[.C39])+([.D39]*[.D39]))" office:value-type="float" office:value="22.5929503662094">
            <text:p>22.5929503662</text:p>
          </table:table-cell>
          <table:table-cell office:value-type="float" office:value="8">
            <text:p>8</text:p>
          </table:table-cell>
          <table:table-cell table:formula="of:=[.A39]-[.A38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344007">
            <text:p>1320189344007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40]*[.B40])+([.C40]*[.C40])+([.D40]*[.D40]))" office:value-type="float" office:value="22.3621646145895">
            <text:p>22.3621646146</text:p>
          </table:table-cell>
          <table:table-cell office:value-type="float" office:value="7">
            <text:p>7</text:p>
          </table:table-cell>
          <table:table-cell table:formula="of:=[.A40]-[.A39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344588">
            <text:p>1320189344588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table:formula="of:=SQRT(([.B41]*[.B41])+([.C41]*[.C41])+([.D41]*[.D41]))" office:value-type="float" office:value="21.9929853873911">
            <text:p>21.9929853874</text:p>
          </table:table-cell>
          <table:table-cell office:value-type="float" office:value="9">
            <text:p>9</text:p>
          </table:table-cell>
          <table:table-cell table:formula="of:=[.A41]-[.A40]" office:value-type="float" office:value="581">
            <text:p>581</text:p>
          </table:table-cell>
          <table:table-cell table:number-columns-repeated="3"/>
        </table:table-row>
        <table:table-row table:style-name="ro1">
          <table:table-cell office:value-type="float" office:value="1320189345029">
            <text:p>1320189345029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42]*[.B42])+([.C42]*[.C42])+([.D42]*[.D42]))" office:value-type="float" office:value="21.9203993177588">
            <text:p>21.9203993178</text:p>
          </table:table-cell>
          <table:table-cell office:value-type="float" office:value="16">
            <text:p>16</text:p>
          </table:table-cell>
          <table:table-cell table:formula="of:=[.A42]-[.A41]" office:value-type="float" office:value="441">
            <text:p>441</text:p>
          </table:table-cell>
          <table:table-cell table:number-columns-repeated="3"/>
        </table:table-row>
        <table:table-row table:style-name="ro1">
          <table:table-cell office:value-type="float" office:value="1320189345471">
            <text:p>1320189345471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43]*[.B43])+([.C43]*[.C43])+([.D43]*[.D43]))" office:value-type="float" office:value="22.6537283079408">
            <text:p>22.6537283079</text:p>
          </table:table-cell>
          <table:table-cell office:value-type="float" office:value="8">
            <text:p>8</text:p>
          </table:table-cell>
          <table:table-cell table:formula="of:=[.A43]-[.A42]" office:value-type="float" office:value="442">
            <text:p>442</text:p>
          </table:table-cell>
          <table:table-cell table:number-columns-repeated="3"/>
        </table:table-row>
        <table:table-row table:style-name="ro1">
          <table:table-cell office:value-type="float" office:value="1320189345975">
            <text:p>1320189345975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9.4375">
            <text:p>19.4375</text:p>
          </table:table-cell>
          <table:table-cell table:formula="of:=SQRT(([.B44]*[.B44])+([.C44]*[.C44])+([.D44]*[.D44]))" office:value-type="float" office:value="23.3901187737472">
            <text:p>23.3901187737</text:p>
          </table:table-cell>
          <table:table-cell office:value-type="float" office:value="9">
            <text:p>9</text:p>
          </table:table-cell>
          <table:table-cell table:formula="of:=[.A44]-[.A43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346490">
            <text:p>1320189346490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8.4375">
            <text:p>18.4375</text:p>
          </table:table-cell>
          <table:table-cell table:formula="of:=SQRT(([.B45]*[.B45])+([.C45]*[.C45])+([.D45]*[.D45]))" office:value-type="float" office:value="23.002122863988">
            <text:p>23.002122864</text:p>
          </table:table-cell>
          <table:table-cell office:value-type="float" office:value="8">
            <text:p>8</text:p>
          </table:table-cell>
          <table:table-cell table:formula="of:=[.A45]-[.A44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347020">
            <text:p>1320189347020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8.9375">
            <text:p>18.9375</text:p>
          </table:table-cell>
          <table:table-cell table:formula="of:=SQRT(([.B46]*[.B46])+([.C46]*[.C46])+([.D46]*[.D46]))" office:value-type="float" office:value="22.837144222735">
            <text:p>22.8371442227</text:p>
          </table:table-cell>
          <table:table-cell office:value-type="float" office:value="8">
            <text:p>8</text:p>
          </table:table-cell>
          <table:table-cell table:formula="of:=[.A46]-[.A45]" office:value-type="float" office:value="530">
            <text:p>530</text:p>
          </table:table-cell>
          <table:table-cell table:number-columns-repeated="3"/>
        </table:table-row>
        <table:table-row table:style-name="ro1">
          <table:table-cell office:value-type="float" office:value="1320189347476">
            <text:p>1320189347476</text:p>
          </table:table-cell>
          <table:table-cell office:value-type="float" office:value="12.1875">
            <text:p>12.1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47]*[.B47])+([.C47]*[.C47])+([.D47]*[.D47]))" office:value-type="float" office:value="21.523787712668">
            <text:p>21.5237877127</text:p>
          </table:table-cell>
          <table:table-cell office:value-type="float" office:value="9">
            <text:p>9</text:p>
          </table:table-cell>
          <table:table-cell table:formula="of:=[.A47]-[.A46]" office:value-type="float" office:value="456">
            <text:p>456</text:p>
          </table:table-cell>
          <table:table-cell table:number-columns-repeated="3"/>
        </table:table-row>
        <table:table-row table:style-name="ro1">
          <table:table-cell office:value-type="float" office:value="1320189348001">
            <text:p>1320189348001</text:p>
          </table:table-cell>
          <table:table-cell office:value-type="float" office:value="12.875">
            <text:p>12.875</text:p>
          </table:table-cell>
          <table:table-cell office:value-type="float" office:value="-2.4375">
            <text:p>-2.4375</text:p>
          </table:table-cell>
          <table:table-cell office:value-type="float" office:value="17.6875">
            <text:p>17.6875</text:p>
          </table:table-cell>
          <table:table-cell table:formula="of:=SQRT(([.B48]*[.B48])+([.C48]*[.C48])+([.D48]*[.D48]))" office:value-type="float" office:value="22.0126029242341">
            <text:p>22.0126029242</text:p>
          </table:table-cell>
          <table:table-cell office:value-type="float" office:value="8">
            <text:p>8</text:p>
          </table:table-cell>
          <table:table-cell table:formula="of:=[.A48]-[.A47]" office:value-type="float" office:value="525">
            <text:p>525</text:p>
          </table:table-cell>
          <table:table-cell table:number-columns-repeated="3"/>
        </table:table-row>
        <table:table-row table:style-name="ro1">
          <table:table-cell office:value-type="float" office:value="1320189348508">
            <text:p>1320189348508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49]*[.B49])+([.C49]*[.C49])+([.D49]*[.D49]))" office:value-type="float" office:value="22.0149984385646">
            <text:p>22.0149984386</text:p>
          </table:table-cell>
          <table:table-cell office:value-type="float" office:value="8">
            <text:p>8</text:p>
          </table:table-cell>
          <table:table-cell table:formula="of:=[.A49]-[.A48]" office:value-type="float" office:value="507">
            <text:p>507</text:p>
          </table:table-cell>
          <table:table-cell table:number-columns-repeated="3"/>
        </table:table-row>
        <table:table-row table:style-name="ro1">
          <table:table-cell office:value-type="float" office:value="1320189349029">
            <text:p>1320189349029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50]*[.B50])+([.C50]*[.C50])+([.D50]*[.D50]))" office:value-type="float" office:value="21.7191771540728">
            <text:p>21.7191771541</text:p>
          </table:table-cell>
          <table:table-cell office:value-type="float" office:value="16">
            <text:p>16</text:p>
          </table:table-cell>
          <table:table-cell table:formula="of:=[.A50]-[.A49]" office:value-type="float" office:value="521">
            <text:p>521</text:p>
          </table:table-cell>
          <table:table-cell table:number-columns-repeated="3"/>
        </table:table-row>
        <table:table-row table:style-name="ro1">
          <table:table-cell office:value-type="float" office:value="1320189349537">
            <text:p>1320189349537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51]*[.B51])+([.C51]*[.C51])+([.D51]*[.D51]))" office:value-type="float" office:value="22.5839579403168">
            <text:p>22.5839579403</text:p>
          </table:table-cell>
          <table:table-cell office:value-type="float" office:value="8">
            <text:p>8</text:p>
          </table:table-cell>
          <table:table-cell table:formula="of:=[.A51]-[.A50]" office:value-type="float" office:value="508">
            <text:p>508</text:p>
          </table:table-cell>
          <table:table-cell table:number-columns-repeated="3"/>
        </table:table-row>
        <table:table-row table:style-name="ro1">
          <table:table-cell office:value-type="float" office:value="1320189349987">
            <text:p>1320189349987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52]*[.B52])+([.C52]*[.C52])+([.D52]*[.D52]))" office:value-type="float" office:value="22.3621646145895">
            <text:p>22.3621646146</text:p>
          </table:table-cell>
          <table:table-cell office:value-type="float" office:value="9">
            <text:p>9</text:p>
          </table:table-cell>
          <table:table-cell table:formula="of:=[.A52]-[.A51]" office:value-type="float" office:value="450">
            <text:p>450</text:p>
          </table:table-cell>
          <table:table-cell table:number-columns-repeated="3"/>
        </table:table-row>
        <table:table-row table:style-name="ro1">
          <table:table-cell office:value-type="float" office:value="1320189350493">
            <text:p>1320189350493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53]*[.B53])+([.C53]*[.C53])+([.D53]*[.D53]))" office:value-type="float" office:value="21.9638374663901">
            <text:p>21.9638374664</text:p>
          </table:table-cell>
          <table:table-cell office:value-type="float" office:value="9">
            <text:p>9</text:p>
          </table:table-cell>
          <table:table-cell table:formula="of:=[.A53]-[.A52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351067">
            <text:p>1320189351067</text:p>
          </table:table-cell>
          <table:table-cell office:value-type="float" office:value="12.4375">
            <text:p>12.4375</text:p>
          </table:table-cell>
          <table:table-cell office:value-type="float" office:value="-2.4375">
            <text:p>-2.4375</text:p>
          </table:table-cell>
          <table:table-cell office:value-type="float" office:value="18.4375">
            <text:p>18.4375</text:p>
          </table:table-cell>
          <table:table-cell table:formula="of:=SQRT(([.B54]*[.B54])+([.C54]*[.C54])+([.D54]*[.D54]))" office:value-type="float" office:value="22.3735160122409">
            <text:p>22.3735160122</text:p>
          </table:table-cell>
          <table:table-cell office:value-type="float" office:value="8">
            <text:p>8</text:p>
          </table:table-cell>
          <table:table-cell table:formula="of:=[.A54]-[.A53]" office:value-type="float" office:value="574">
            <text:p>574</text:p>
          </table:table-cell>
          <table:table-cell table:number-columns-repeated="3"/>
        </table:table-row>
        <table:table-row table:style-name="ro1">
          <table:table-cell office:value-type="float" office:value="1320189351545">
            <text:p>1320189351545</text:p>
          </table:table-cell>
          <table:table-cell office:value-type="float" office:value="13.875">
            <text:p>13.875</text:p>
          </table:table-cell>
          <table:table-cell office:value-type="float" office:value="-1.125">
            <text:p>-1.125</text:p>
          </table:table-cell>
          <table:table-cell office:value-type="float" office:value="18.6875">
            <text:p>18.6875</text:p>
          </table:table-cell>
          <table:table-cell table:formula="of:=SQRT(([.B55]*[.B55])+([.C55]*[.C55])+([.D55]*[.D55]))" office:value-type="float" office:value="23.3024442119276">
            <text:p>23.3024442119</text:p>
          </table:table-cell>
          <table:table-cell office:value-type="float" office:value="10">
            <text:p>10</text:p>
          </table:table-cell>
          <table:table-cell table:formula="of:=[.A55]-[.A54]" office:value-type="float" office:value="478">
            <text:p>478</text:p>
          </table:table-cell>
          <table:table-cell table:number-columns-repeated="3"/>
        </table:table-row>
        <table:table-row table:style-name="ro1">
          <table:table-cell office:value-type="float" office:value="1320189351998">
            <text:p>1320189351998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56]*[.B56])+([.C56]*[.C56])+([.D56]*[.D56]))" office:value-type="float" office:value="21.7745012859078">
            <text:p>21.7745012859</text:p>
          </table:table-cell>
          <table:table-cell office:value-type="float" office:value="8">
            <text:p>8</text:p>
          </table:table-cell>
          <table:table-cell table:formula="of:=[.A56]-[.A55]" office:value-type="float" office:value="453">
            <text:p>453</text:p>
          </table:table-cell>
          <table:table-cell table:number-columns-repeated="3"/>
        </table:table-row>
        <table:table-row table:style-name="ro1">
          <table:table-cell office:value-type="float" office:value="1320189352552">
            <text:p>1320189352552</text:p>
          </table:table-cell>
          <table:table-cell office:value-type="float" office:value="12.4375">
            <text:p>12.437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57]*[.B57])+([.C57]*[.C57])+([.D57]*[.D57]))" office:value-type="float" office:value="21.5005450512307">
            <text:p>21.5005450512</text:p>
          </table:table-cell>
          <table:table-cell office:value-type="float" office:value="9">
            <text:p>9</text:p>
          </table:table-cell>
          <table:table-cell table:formula="of:=[.A57]-[.A56]" office:value-type="float" office:value="554">
            <text:p>554</text:p>
          </table:table-cell>
          <table:table-cell table:number-columns-repeated="3"/>
        </table:table-row>
        <table:table-row table:style-name="ro1">
          <table:table-cell office:value-type="float" office:value="1320189352995">
            <text:p>1320189352995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58]*[.B58])+([.C58]*[.C58])+([.D58]*[.D58]))" office:value-type="float" office:value="22.6178338098501">
            <text:p>22.6178338099</text:p>
          </table:table-cell>
          <table:table-cell office:value-type="float" office:value="8">
            <text:p>8</text:p>
          </table:table-cell>
          <table:table-cell table:formula="of:=[.A58]-[.A57]" office:value-type="float" office:value="443">
            <text:p>443</text:p>
          </table:table-cell>
          <table:table-cell table:number-columns-repeated="3"/>
        </table:table-row>
        <table:table-row table:style-name="ro1">
          <table:table-cell office:value-type="float" office:value="1320189353525">
            <text:p>1320189353525</text:p>
          </table:table-cell>
          <table:table-cell office:value-type="float" office:value="13.875">
            <text:p>13.875</text:p>
          </table:table-cell>
          <table:table-cell office:value-type="float" office:value="-1.625">
            <text:p>-1.625</text:p>
          </table:table-cell>
          <table:table-cell office:value-type="float" office:value="18.4375">
            <text:p>18.4375</text:p>
          </table:table-cell>
          <table:table-cell table:formula="of:=SQRT(([.B59]*[.B59])+([.C59]*[.C59])+([.D59]*[.D59]))" office:value-type="float" office:value="23.1321779400471">
            <text:p>23.13217794</text:p>
          </table:table-cell>
          <table:table-cell office:value-type="float" office:value="8">
            <text:p>8</text:p>
          </table:table-cell>
          <table:table-cell table:formula="of:=[.A59]-[.A58]" office:value-type="float" office:value="530">
            <text:p>530</text:p>
          </table:table-cell>
          <table:table-cell table:number-columns-repeated="3"/>
        </table:table-row>
        <table:table-row table:style-name="ro1">
          <table:table-cell office:value-type="float" office:value="1320189353981">
            <text:p>1320189353981</text:p>
          </table:table-cell>
          <table:table-cell office:value-type="float" office:value="12.625">
            <text:p>12.625</text:p>
          </table:table-cell>
          <table:table-cell office:value-type="float" office:value="-0.625">
            <text:p>-0.625</text:p>
          </table:table-cell>
          <table:table-cell office:value-type="float" office:value="17.9375">
            <text:p>17.9375</text:p>
          </table:table-cell>
          <table:table-cell table:formula="of:=SQRT(([.B60]*[.B60])+([.C60]*[.C60])+([.D60]*[.D60]))" office:value-type="float" office:value="21.943909320128">
            <text:p>21.9439093201</text:p>
          </table:table-cell>
          <table:table-cell office:value-type="float" office:value="15">
            <text:p>15</text:p>
          </table:table-cell>
          <table:table-cell table:formula="of:=[.A60]-[.A59]" office:value-type="float" office:value="456">
            <text:p>456</text:p>
          </table:table-cell>
          <table:table-cell table:number-columns-repeated="3"/>
        </table:table-row>
        <table:table-row table:style-name="ro1">
          <table:table-cell office:value-type="float" office:value="1320189354513">
            <text:p>1320189354513</text:p>
          </table:table-cell>
          <table:table-cell office:value-type="float" office:value="12.4375">
            <text:p>12.4375</text:p>
          </table:table-cell>
          <table:table-cell office:value-type="float" office:value="-2.1875">
            <text:p>-2.1875</text:p>
          </table:table-cell>
          <table:table-cell office:value-type="float" office:value="17.9375">
            <text:p>17.9375</text:p>
          </table:table-cell>
          <table:table-cell table:formula="of:=SQRT(([.B61]*[.B61])+([.C61]*[.C61])+([.D61]*[.D61]))" office:value-type="float" office:value="21.9369658054618">
            <text:p>21.9369658055</text:p>
          </table:table-cell>
          <table:table-cell office:value-type="float" office:value="9">
            <text:p>9</text:p>
          </table:table-cell>
          <table:table-cell table:formula="of:=[.A61]-[.A60]" office:value-type="float" office:value="532">
            <text:p>532</text:p>
          </table:table-cell>
          <table:table-cell table:number-columns-repeated="3"/>
        </table:table-row>
        <table:table-row table:style-name="ro1">
          <table:table-cell office:value-type="float" office:value="1320189354983">
            <text:p>1320189354983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62]*[.B62])+([.C62]*[.C62])+([.D62]*[.D62]))" office:value-type="float" office:value="21.9375">
            <text:p>21.9375</text:p>
          </table:table-cell>
          <table:table-cell office:value-type="float" office:value="8">
            <text:p>8</text:p>
          </table:table-cell>
          <table:table-cell table:formula="of:=[.A62]-[.A61]" office:value-type="float" office:value="470">
            <text:p>470</text:p>
          </table:table-cell>
          <table:table-cell table:number-columns-repeated="3"/>
        </table:table-row>
        <table:table-row table:style-name="ro1">
          <table:table-cell office:value-type="float" office:value="1320189355517">
            <text:p>1320189355517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63]*[.B63])+([.C63]*[.C63])+([.D63]*[.D63]))" office:value-type="float" office:value="22.9170549209535">
            <text:p>22.917054921</text:p>
          </table:table-cell>
          <table:table-cell office:value-type="float" office:value="8">
            <text:p>8</text:p>
          </table:table-cell>
          <table:table-cell table:formula="of:=[.A63]-[.A62]" office:value-type="float" office:value="534">
            <text:p>534</text:p>
          </table:table-cell>
          <table:table-cell table:number-columns-repeated="3"/>
        </table:table-row>
        <table:table-row table:style-name="ro1">
          <table:table-cell office:value-type="float" office:value="1320189356048">
            <text:p>1320189356048</text:p>
          </table:table-cell>
          <table:table-cell office:value-type="float" office:value="13.125">
            <text:p>13.125</text:p>
          </table:table-cell>
          <table:table-cell office:value-type="float" office:value="-2.4375">
            <text:p>-2.4375</text:p>
          </table:table-cell>
          <table:table-cell office:value-type="float" office:value="17.6875">
            <text:p>17.6875</text:p>
          </table:table-cell>
          <table:table-cell table:formula="of:=SQRT(([.B64]*[.B64])+([.C64]*[.C64])+([.D64]*[.D64]))" office:value-type="float" office:value="22.1597537779642">
            <text:p>22.159753778</text:p>
          </table:table-cell>
          <table:table-cell office:value-type="float" office:value="8">
            <text:p>8</text:p>
          </table:table-cell>
          <table:table-cell table:formula="of:=[.A64]-[.A63]" office:value-type="float" office:value="531">
            <text:p>531</text:p>
          </table:table-cell>
          <table:table-cell table:number-columns-repeated="3"/>
        </table:table-row>
        <table:table-row table:style-name="ro1">
          <table:table-cell office:value-type="float" office:value="1320189356537">
            <text:p>1320189356537</text:p>
          </table:table-cell>
          <table:table-cell office:value-type="float" office:value="12.4375">
            <text:p>12.437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table:formula="of:=SQRT(([.B65]*[.B65])+([.C65]*[.C65])+([.D65]*[.D65]))" office:value-type="float" office:value="22.2687771891498">
            <text:p>22.2687771891</text:p>
          </table:table-cell>
          <table:table-cell office:value-type="float" office:value="9">
            <text:p>9</text:p>
          </table:table-cell>
          <table:table-cell table:formula="of:=[.A65]-[.A64]" office:value-type="float" office:value="489">
            <text:p>489</text:p>
          </table:table-cell>
          <table:table-cell table:number-columns-repeated="3"/>
        </table:table-row>
        <table:table-row table:style-name="ro1">
          <table:table-cell office:value-type="float" office:value="1320189357002">
            <text:p>1320189357002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9.1875">
            <text:p>19.1875</text:p>
          </table:table-cell>
          <table:table-cell table:formula="of:=SQRT(([.B66]*[.B66])+([.C66]*[.C66])+([.D66]*[.D66]))" office:value-type="float" office:value="23.5890102855122">
            <text:p>23.5890102855</text:p>
          </table:table-cell>
          <table:table-cell office:value-type="float" office:value="8">
            <text:p>8</text:p>
          </table:table-cell>
          <table:table-cell table:formula="of:=[.A66]-[.A65]" office:value-type="float" office:value="465">
            <text:p>465</text:p>
          </table:table-cell>
          <table:table-cell table:number-columns-repeated="3"/>
        </table:table-row>
        <table:table-row table:style-name="ro1">
          <table:table-cell office:value-type="float" office:value="1320189357601">
            <text:p>1320189357601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67]*[.B67])+([.C67]*[.C67])+([.D67]*[.D67]))" office:value-type="float" office:value="22.7191583525887">
            <text:p>22.7191583526</text:p>
          </table:table-cell>
          <table:table-cell office:value-type="float" office:value="10">
            <text:p>10</text:p>
          </table:table-cell>
          <table:table-cell table:formula="of:=[.A67]-[.A66]" office:value-type="float" office:value="599">
            <text:p>599</text:p>
          </table:table-cell>
          <table:table-cell table:number-columns-repeated="3"/>
        </table:table-row>
        <table:table-row table:style-name="ro1">
          <table:table-cell office:value-type="float" office:value="1320189357989">
            <text:p>1320189357989</text:p>
          </table:table-cell>
          <table:table-cell office:value-type="float" office:value="12.875">
            <text:p>12.875</text:p>
          </table:table-cell>
          <table:table-cell office:value-type="float" office:value="-2.4375">
            <text:p>-2.4375</text:p>
          </table:table-cell>
          <table:table-cell office:value-type="float" office:value="17.4375">
            <text:p>17.4375</text:p>
          </table:table-cell>
          <table:table-cell table:formula="of:=SQRT(([.B68]*[.B68])+([.C68]*[.C68])+([.D68]*[.D68]))" office:value-type="float" office:value="21.8122313737041">
            <text:p>21.8122313737</text:p>
          </table:table-cell>
          <table:table-cell office:value-type="float" office:value="8">
            <text:p>8</text:p>
          </table:table-cell>
          <table:table-cell table:formula="of:=[.A68]-[.A67]" office:value-type="float" office:value="388">
            <text:p>388</text:p>
          </table:table-cell>
          <table:table-cell table:number-columns-repeated="3"/>
        </table:table-row>
        <table:table-row table:style-name="ro1">
          <table:table-cell office:value-type="float" office:value="1320189358520">
            <text:p>1320189358520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69]*[.B69])+([.C69]*[.C69])+([.D69]*[.D69]))" office:value-type="float" office:value="21.7601449041591">
            <text:p>21.7601449042</text:p>
          </table:table-cell>
          <table:table-cell office:value-type="float" office:value="9">
            <text:p>9</text:p>
          </table:table-cell>
          <table:table-cell table:formula="of:=[.A69]-[.A68]" office:value-type="float" office:value="531">
            <text:p>531</text:p>
          </table:table-cell>
          <table:table-cell table:number-columns-repeated="3"/>
        </table:table-row>
        <table:table-row table:style-name="ro1">
          <table:table-cell office:value-type="float" office:value="1320189358985">
            <text:p>1320189358985</text:p>
          </table:table-cell>
          <table:table-cell office:value-type="float" office:value="12.4375">
            <text:p>12.4375</text:p>
          </table:table-cell>
          <table:table-cell office:value-type="float" office:value="-0.625">
            <text:p>-0.625</text:p>
          </table:table-cell>
          <table:table-cell office:value-type="float" office:value="17.6875">
            <text:p>17.6875</text:p>
          </table:table-cell>
          <table:table-cell table:formula="of:=SQRT(([.B70]*[.B70])+([.C70]*[.C70])+([.D70]*[.D70]))" office:value-type="float" office:value="21.6316824935094">
            <text:p>21.6316824935</text:p>
          </table:table-cell>
          <table:table-cell office:value-type="float" office:value="7">
            <text:p>7</text:p>
          </table:table-cell>
          <table:table-cell table:formula="of:=[.A70]-[.A69]" office:value-type="float" office:value="465">
            <text:p>465</text:p>
          </table:table-cell>
          <table:table-cell table:number-columns-repeated="3"/>
        </table:table-row>
        <table:table-row table:style-name="ro1">
          <table:table-cell office:value-type="float" office:value="1320189359517">
            <text:p>1320189359517</text:p>
          </table:table-cell>
          <table:table-cell office:value-type="float" office:value="13.375">
            <text:p>13.375</text:p>
          </table:table-cell>
          <table:table-cell office:value-type="float" office:value="-2.1875">
            <text:p>-2.1875</text:p>
          </table:table-cell>
          <table:table-cell office:value-type="float" office:value="17.1875">
            <text:p>17.1875</text:p>
          </table:table-cell>
          <table:table-cell table:formula="of:=SQRT(([.B71]*[.B71])+([.C71]*[.C71])+([.D71]*[.D71]))" office:value-type="float" office:value="21.8880318324878">
            <text:p>21.8880318325</text:p>
          </table:table-cell>
          <table:table-cell office:value-type="float" office:value="9">
            <text:p>9</text:p>
          </table:table-cell>
          <table:table-cell table:formula="of:=[.A71]-[.A70]" office:value-type="float" office:value="532">
            <text:p>532</text:p>
          </table:table-cell>
          <table:table-cell table:number-columns-repeated="3"/>
        </table:table-row>
        <table:table-row table:style-name="ro1">
          <table:table-cell office:value-type="float" office:value="1320189359988">
            <text:p>1320189359988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72]*[.B72])+([.C72]*[.C72])+([.D72]*[.D72]))" office:value-type="float" office:value="22.5839579403168">
            <text:p>22.5839579403</text:p>
          </table:table-cell>
          <table:table-cell office:value-type="float" office:value="9">
            <text:p>9</text:p>
          </table:table-cell>
          <table:table-cell table:formula="of:=[.A72]-[.A71]" office:value-type="float" office:value="471">
            <text:p>471</text:p>
          </table:table-cell>
          <table:table-cell table:number-columns-repeated="3"/>
        </table:table-row>
        <table:table-row table:style-name="ro1">
          <table:table-cell office:value-type="float" office:value="1320189360570">
            <text:p>1320189360570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6.9375">
            <text:p>16.9375</text:p>
          </table:table-cell>
          <table:table-cell table:formula="of:=SQRT(([.B73]*[.B73])+([.C73]*[.C73])+([.D73]*[.D73]))" office:value-type="float" office:value="21.1697934862388">
            <text:p>21.1697934862</text:p>
          </table:table-cell>
          <table:table-cell office:value-type="float" office:value="9">
            <text:p>9</text:p>
          </table:table-cell>
          <table:table-cell table:formula="of:=[.A73]-[.A72]" office:value-type="float" office:value="582">
            <text:p>582</text:p>
          </table:table-cell>
          <table:table-cell table:number-columns-repeated="3"/>
        </table:table-row>
        <table:table-row table:style-name="ro1">
          <table:table-cell office:value-type="float" office:value="1320189361070">
            <text:p>1320189361070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8.4375">
            <text:p>18.4375</text:p>
          </table:table-cell>
          <table:table-cell table:formula="of:=SQRT(([.B74]*[.B74])+([.C74]*[.C74])+([.D74]*[.D74]))" office:value-type="float" office:value="22.7095278737802">
            <text:p>22.7095278738</text:p>
          </table:table-cell>
          <table:table-cell office:value-type="float" office:value="9">
            <text:p>9</text:p>
          </table:table-cell>
          <table:table-cell table:formula="of:=[.A74]-[.A73]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float" office:value="1320189361554">
            <text:p>1320189361554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75]*[.B75])+([.C75]*[.C75])+([.D75]*[.D75]))" office:value-type="float" office:value="22.2036912753263">
            <text:p>22.2036912753</text:p>
          </table:table-cell>
          <table:table-cell office:value-type="float" office:value="16">
            <text:p>16</text:p>
          </table:table-cell>
          <table:table-cell table:formula="of:=[.A75]-[.A74]" office:value-type="float" office:value="484">
            <text:p>484</text:p>
          </table:table-cell>
          <table:table-cell table:number-columns-repeated="3"/>
        </table:table-row>
        <table:table-row table:style-name="ro1">
          <table:table-cell office:value-type="float" office:value="1320189362018">
            <text:p>1320189362018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76]*[.B76])+([.C76]*[.C76])+([.D76]*[.D76]))" office:value-type="float" office:value="22.4172959174384">
            <text:p>22.4172959174</text:p>
          </table:table-cell>
          <table:table-cell office:value-type="float" office:value="9">
            <text:p>9</text:p>
          </table:table-cell>
          <table:table-cell table:formula="of:=[.A76]-[.A75]" office:value-type="float" office:value="464">
            <text:p>464</text:p>
          </table:table-cell>
          <table:table-cell table:number-columns-repeated="3"/>
        </table:table-row>
        <table:table-row table:style-name="ro1">
          <table:table-cell office:value-type="float" office:value="1320189362610">
            <text:p>1320189362610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77]*[.B77])+([.C77]*[.C77])+([.D77]*[.D77]))" office:value-type="float" office:value="22.4875833795008">
            <text:p>22.4875833795</text:p>
          </table:table-cell>
          <table:table-cell office:value-type="float" office:value="8">
            <text:p>8</text:p>
          </table:table-cell>
          <table:table-cell table:formula="of:=[.A77]-[.A76]" office:value-type="float" office:value="592">
            <text:p>592</text:p>
          </table:table-cell>
          <table:table-cell table:number-columns-repeated="3"/>
        </table:table-row>
        <table:table-row table:style-name="ro1">
          <table:table-cell office:value-type="float" office:value="1320189362983">
            <text:p>1320189362983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78]*[.B78])+([.C78]*[.C78])+([.D78]*[.D78]))" office:value-type="float" office:value="22.4033514512896">
            <text:p>22.4033514513</text:p>
          </table:table-cell>
          <table:table-cell office:value-type="float" office:value="9">
            <text:p>9</text:p>
          </table:table-cell>
          <table:table-cell table:formula="of:=[.A78]-[.A77]" office:value-type="float" office:value="373">
            <text:p>373</text:p>
          </table:table-cell>
          <table:table-cell table:number-columns-repeated="3"/>
        </table:table-row>
        <table:table-row table:style-name="ro1">
          <table:table-cell office:value-type="float" office:value="1320189363488">
            <text:p>1320189363488</text:p>
          </table:table-cell>
          <table:table-cell office:value-type="float" office:value="12.875">
            <text:p>12.875</text:p>
          </table:table-cell>
          <table:table-cell office:value-type="float" office:value="-2.1875">
            <text:p>-2.1875</text:p>
          </table:table-cell>
          <table:table-cell office:value-type="float" office:value="18.6875">
            <text:p>18.6875</text:p>
          </table:table-cell>
          <table:table-cell table:formula="of:=SQRT(([.B79]*[.B79])+([.C79]*[.C79])+([.D79]*[.D79]))" office:value-type="float" office:value="22.798540249323">
            <text:p>22.7985402493</text:p>
          </table:table-cell>
          <table:table-cell office:value-type="float" office:value="8">
            <text:p>8</text:p>
          </table:table-cell>
          <table:table-cell table:formula="of:=[.A79]-[.A78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363990">
            <text:p>1320189363990</text:p>
          </table:table-cell>
          <table:table-cell office:value-type="float" office:value="12.625">
            <text:p>12.625</text:p>
          </table:table-cell>
          <table:table-cell office:value-type="float" office:value="-2.1875">
            <text:p>-2.1875</text:p>
          </table:table-cell>
          <table:table-cell office:value-type="float" office:value="17.4375">
            <text:p>17.4375</text:p>
          </table:table-cell>
          <table:table-cell table:formula="of:=SQRT(([.B80]*[.B80])+([.C80]*[.C80])+([.D80]*[.D80]))" office:value-type="float" office:value="21.6389044893682">
            <text:p>21.6389044894</text:p>
          </table:table-cell>
          <table:table-cell office:value-type="float" office:value="8">
            <text:p>8</text:p>
          </table:table-cell>
          <table:table-cell table:formula="of:=[.A80]-[.A79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364500">
            <text:p>1320189364500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81]*[.B81])+([.C81]*[.C81])+([.D81]*[.D81]))" office:value-type="float" office:value="22.1226163970268">
            <text:p>22.122616397</text:p>
          </table:table-cell>
          <table:table-cell office:value-type="float" office:value="9">
            <text:p>9</text:p>
          </table:table-cell>
          <table:table-cell table:formula="of:=[.A81]-[.A80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365063">
            <text:p>1320189365063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82]*[.B82])+([.C82]*[.C82])+([.D82]*[.D82]))" office:value-type="float" office:value="22.6033217968068">
            <text:p>22.6033217968</text:p>
          </table:table-cell>
          <table:table-cell office:value-type="float" office:value="9">
            <text:p>9</text:p>
          </table:table-cell>
          <table:table-cell table:formula="of:=[.A82]-[.A81]" office:value-type="float" office:value="563">
            <text:p>563</text:p>
          </table:table-cell>
          <table:table-cell table:number-columns-repeated="3"/>
        </table:table-row>
        <table:table-row table:style-name="ro1">
          <table:table-cell office:value-type="float" office:value="1320189365502">
            <text:p>1320189365502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8.4375">
            <text:p>18.4375</text:p>
          </table:table-cell>
          <table:table-cell table:formula="of:=SQRT(([.B83]*[.B83])+([.C83]*[.C83])+([.D83]*[.D83]))" office:value-type="float" office:value="23.002122863988">
            <text:p>23.002122864</text:p>
          </table:table-cell>
          <table:table-cell office:value-type="float" office:value="8">
            <text:p>8</text:p>
          </table:table-cell>
          <table:table-cell table:formula="of:=[.A83]-[.A82]" office:value-type="float" office:value="439">
            <text:p>439</text:p>
          </table:table-cell>
          <table:table-cell table:number-columns-repeated="3"/>
        </table:table-row>
        <table:table-row table:style-name="ro1">
          <table:table-cell office:value-type="float" office:value="1320189366017">
            <text:p>1320189366017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84]*[.B84])+([.C84]*[.C84])+([.D84]*[.D84]))" office:value-type="float" office:value="22.6178338098501">
            <text:p>22.6178338099</text:p>
          </table:table-cell>
          <table:table-cell office:value-type="float" office:value="16">
            <text:p>16</text:p>
          </table:table-cell>
          <table:table-cell table:formula="of:=[.A84]-[.A83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366540">
            <text:p>1320189366540</text:p>
          </table:table-cell>
          <table:table-cell office:value-type="float" office:value="12.875">
            <text:p>12.875</text:p>
          </table:table-cell>
          <table:table-cell office:value-type="float" office:value="-0.625">
            <text:p>-0.625</text:p>
          </table:table-cell>
          <table:table-cell office:value-type="float" office:value="18.1875">
            <text:p>18.1875</text:p>
          </table:table-cell>
          <table:table-cell table:formula="of:=SQRT(([.B85]*[.B85])+([.C85]*[.C85])+([.D85]*[.D85]))" office:value-type="float" office:value="22.2921826264276">
            <text:p>22.2921826264</text:p>
          </table:table-cell>
          <table:table-cell office:value-type="float" office:value="9">
            <text:p>9</text:p>
          </table:table-cell>
          <table:table-cell table:formula="of:=[.A85]-[.A84]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float" office:value="1320189366991">
            <text:p>1320189366991</text:p>
          </table:table-cell>
          <table:table-cell office:value-type="float" office:value="14.375">
            <text:p>14.375</text:p>
          </table:table-cell>
          <table:table-cell office:value-type="float" office:value="-1.125">
            <text:p>-1.125</text:p>
          </table:table-cell>
          <table:table-cell office:value-type="float" office:value="18.6875">
            <text:p>18.6875</text:p>
          </table:table-cell>
          <table:table-cell table:formula="of:=SQRT(([.B86]*[.B86])+([.C86]*[.C86])+([.D86]*[.D86]))" office:value-type="float" office:value="23.6035782509771">
            <text:p>23.603578251</text:p>
          </table:table-cell>
          <table:table-cell office:value-type="float" office:value="9">
            <text:p>9</text:p>
          </table:table-cell>
          <table:table-cell table:formula="of:=[.A86]-[.A85]" office:value-type="float" office:value="451">
            <text:p>451</text:p>
          </table:table-cell>
          <table:table-cell table:number-columns-repeated="3"/>
        </table:table-row>
        <table:table-row table:style-name="ro1">
          <table:table-cell office:value-type="float" office:value="1320189367501">
            <text:p>1320189367501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9.1875">
            <text:p>19.1875</text:p>
          </table:table-cell>
          <table:table-cell table:formula="of:=SQRT(([.B87]*[.B87])+([.C87]*[.C87])+([.D87]*[.D87]))" office:value-type="float" office:value="23.1827825389878">
            <text:p>23.182782539</text:p>
          </table:table-cell>
          <table:table-cell office:value-type="float" office:value="9">
            <text:p>9</text:p>
          </table:table-cell>
          <table:table-cell table:formula="of:=[.A87]-[.A86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368003">
            <text:p>1320189368003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table:formula="of:=SQRT(([.B88]*[.B88])+([.C88]*[.C88])+([.D88]*[.D88]))" office:value-type="float" office:value="22.5160533009229">
            <text:p>22.5160533009</text:p>
          </table:table-cell>
          <table:table-cell office:value-type="float" office:value="7">
            <text:p>7</text:p>
          </table:table-cell>
          <table:table-cell table:formula="of:=[.A88]-[.A87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368509">
            <text:p>1320189368509</text:p>
          </table:table-cell>
          <table:table-cell office:value-type="float" office:value="13.625">
            <text:p>13.625</text:p>
          </table:table-cell>
          <table:table-cell office:value-type="float" office:value="-2.1875">
            <text:p>-2.1875</text:p>
          </table:table-cell>
          <table:table-cell office:value-type="float" office:value="17.6875">
            <text:p>17.6875</text:p>
          </table:table-cell>
          <table:table-cell table:formula="of:=SQRT(([.B89]*[.B89])+([.C89]*[.C89])+([.D89]*[.D89]))" office:value-type="float" office:value="22.4337566515285">
            <text:p>22.4337566515</text:p>
          </table:table-cell>
          <table:table-cell office:value-type="float" office:value="8">
            <text:p>8</text:p>
          </table:table-cell>
          <table:table-cell table:formula="of:=[.A89]-[.A88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369022">
            <text:p>1320189369022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8.4375">
            <text:p>18.4375</text:p>
          </table:table-cell>
          <table:table-cell table:formula="of:=SQRT(([.B90]*[.B90])+([.C90]*[.C90])+([.D90]*[.D90]))" office:value-type="float" office:value="22.8549263015657">
            <text:p>22.8549263016</text:p>
          </table:table-cell>
          <table:table-cell office:value-type="float" office:value="8">
            <text:p>8</text:p>
          </table:table-cell>
          <table:table-cell table:formula="of:=[.A90]-[.A89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369536">
            <text:p>1320189369536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91]*[.B91])+([.C91]*[.C91])+([.D91]*[.D91]))" office:value-type="float" office:value="22.1825698747913">
            <text:p>22.1825698748</text:p>
          </table:table-cell>
          <table:table-cell office:value-type="float" office:value="8">
            <text:p>8</text:p>
          </table:table-cell>
          <table:table-cell table:formula="of:=[.A91]-[.A90]" office:value-type="float" office:value="514">
            <text:p>514</text:p>
          </table:table-cell>
          <table:table-cell table:number-columns-repeated="3"/>
        </table:table-row>
        <table:table-row table:style-name="ro1">
          <table:table-cell office:value-type="float" office:value="1320189370008">
            <text:p>1320189370008</text:p>
          </table:table-cell>
          <table:table-cell office:value-type="float" office:value="13.875">
            <text:p>13.875</text:p>
          </table:table-cell>
          <table:table-cell office:value-type="float" office:value="-1.875">
            <text:p>-1.875</text:p>
          </table:table-cell>
          <table:table-cell office:value-type="float" office:value="16.9375">
            <text:p>16.9375</text:p>
          </table:table-cell>
          <table:table-cell table:formula="of:=SQRT(([.B92]*[.B92])+([.C92]*[.C92])+([.D92]*[.D92]))" office:value-type="float" office:value="21.9752168646865">
            <text:p>21.9752168647</text:p>
          </table:table-cell>
          <table:table-cell office:value-type="float" office:value="9">
            <text:p>9</text:p>
          </table:table-cell>
          <table:table-cell table:formula="of:=[.A92]-[.A91]" office:value-type="float" office:value="472">
            <text:p>472</text:p>
          </table:table-cell>
          <table:table-cell table:number-columns-repeated="3"/>
        </table:table-row>
        <table:table-row table:style-name="ro1">
          <table:table-cell office:value-type="float" office:value="1320189370587">
            <text:p>1320189370587</text:p>
          </table:table-cell>
          <table:table-cell office:value-type="float" office:value="12.875">
            <text:p>12.875</text:p>
          </table:table-cell>
          <table:table-cell office:value-type="float" office:value="-2.6875">
            <text:p>-2.6875</text:p>
          </table:table-cell>
          <table:table-cell office:value-type="float" office:value="18.6875">
            <text:p>18.6875</text:p>
          </table:table-cell>
          <table:table-cell table:formula="of:=SQRT(([.B93]*[.B93])+([.C93]*[.C93])+([.D93]*[.D93]))" office:value-type="float" office:value="22.8519350931163">
            <text:p>22.8519350931</text:p>
          </table:table-cell>
          <table:table-cell office:value-type="float" office:value="9">
            <text:p>9</text:p>
          </table:table-cell>
          <table:table-cell table:formula="of:=[.A93]-[.A92]" office:value-type="float" office:value="579">
            <text:p>579</text:p>
          </table:table-cell>
          <table:table-cell table:number-columns-repeated="3"/>
        </table:table-row>
        <table:table-row table:style-name="ro1">
          <table:table-cell office:value-type="float" office:value="1320189371031">
            <text:p>1320189371031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94]*[.B94])+([.C94]*[.C94])+([.D94]*[.D94]))" office:value-type="float" office:value="22.0851512616509">
            <text:p>22.0851512617</text:p>
          </table:table-cell>
          <table:table-cell office:value-type="float" office:value="8">
            <text:p>8</text:p>
          </table:table-cell>
          <table:table-cell table:formula="of:=[.A94]-[.A93]" office:value-type="float" office:value="444">
            <text:p>444</text:p>
          </table:table-cell>
          <table:table-cell table:number-columns-repeated="3"/>
        </table:table-row>
        <table:table-row table:style-name="ro1">
          <table:table-cell office:value-type="float" office:value="1320189371533">
            <text:p>1320189371533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95]*[.B95])+([.C95]*[.C95])+([.D95]*[.D95]))" office:value-type="float" office:value="22.4054436744734">
            <text:p>22.4054436745</text:p>
          </table:table-cell>
          <table:table-cell office:value-type="float" office:value="8">
            <text:p>8</text:p>
          </table:table-cell>
          <table:table-cell table:formula="of:=[.A95]-[.A94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372025">
            <text:p>1320189372025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table:formula="of:=SQRT(([.B96]*[.B96])+([.C96]*[.C96])+([.D96]*[.D96]))" office:value-type="float" office:value="22.3740397838656">
            <text:p>22.3740397839</text:p>
          </table:table-cell>
          <table:table-cell office:value-type="float" office:value="9">
            <text:p>9</text:p>
          </table:table-cell>
          <table:table-cell table:formula="of:=[.A96]-[.A95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372535">
            <text:p>1320189372535</text:p>
          </table:table-cell>
          <table:table-cell office:value-type="float" office:value="13.875">
            <text:p>13.8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97]*[.B97])+([.C97]*[.C97])+([.D97]*[.D97]))" office:value-type="float" office:value="22.9524814834911">
            <text:p>22.9524814835</text:p>
          </table:table-cell>
          <table:table-cell office:value-type="float" office:value="8">
            <text:p>8</text:p>
          </table:table-cell>
          <table:table-cell table:formula="of:=[.A97]-[.A96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373045">
            <text:p>1320189373045</text:p>
          </table:table-cell>
          <table:table-cell office:value-type="float" office:value="12.4375">
            <text:p>12.4375</text:p>
          </table:table-cell>
          <table:table-cell office:value-type="float" office:value="-2.1875">
            <text:p>-2.1875</text:p>
          </table:table-cell>
          <table:table-cell office:value-type="float" office:value="18.4375">
            <text:p>18.4375</text:p>
          </table:table-cell>
          <table:table-cell table:formula="of:=SQRT(([.B98]*[.B98])+([.C98]*[.C98])+([.D98]*[.D98]))" office:value-type="float" office:value="22.3476613709354">
            <text:p>22.3476613709</text:p>
          </table:table-cell>
          <table:table-cell office:value-type="float" office:value="16">
            <text:p>16</text:p>
          </table:table-cell>
          <table:table-cell table:formula="of:=[.A98]-[.A97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373490">
            <text:p>1320189373490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8.6875">
            <text:p>18.6875</text:p>
          </table:table-cell>
          <table:table-cell table:formula="of:=SQRT(([.B99]*[.B99])+([.C99]*[.C99])+([.D99]*[.D99]))" office:value-type="float" office:value="22.6302652713131">
            <text:p>22.6302652713</text:p>
          </table:table-cell>
          <table:table-cell office:value-type="float" office:value="8">
            <text:p>8</text:p>
          </table:table-cell>
          <table:table-cell table:formula="of:=[.A99]-[.A98]" office:value-type="float" office:value="445">
            <text:p>445</text:p>
          </table:table-cell>
          <table:table-cell table:number-columns-repeated="3"/>
        </table:table-row>
        <table:table-row table:style-name="ro1">
          <table:table-cell office:value-type="float" office:value="1320189373999">
            <text:p>1320189373999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8.4375">
            <text:p>18.4375</text:p>
          </table:table-cell>
          <table:table-cell table:formula="of:=SQRT(([.B100]*[.B100])+([.C100]*[.C100])+([.D100]*[.D100]))" office:value-type="float" office:value="23.1159610713031">
            <text:p>23.1159610713</text:p>
          </table:table-cell>
          <table:table-cell office:value-type="float" office:value="9">
            <text:p>9</text:p>
          </table:table-cell>
          <table:table-cell table:formula="of:=[.A100]-[.A99]" office:value-type="float" office:value="509">
            <text:p>509</text:p>
          </table:table-cell>
          <table:table-cell table:number-columns-repeated="3"/>
        </table:table-row>
        <table:table-row table:style-name="ro1">
          <table:table-cell office:value-type="float" office:value="1320189374506">
            <text:p>1320189374506</text:p>
          </table:table-cell>
          <table:table-cell office:value-type="float" office:value="13.375">
            <text:p>13.375</text:p>
          </table:table-cell>
          <table:table-cell office:value-type="float" office:value="-2.1875">
            <text:p>-2.1875</text:p>
          </table:table-cell>
          <table:table-cell office:value-type="float" office:value="18.4375">
            <text:p>18.4375</text:p>
          </table:table-cell>
          <table:table-cell table:formula="of:=SQRT(([.B101]*[.B101])+([.C101]*[.C101])+([.D101]*[.D101]))" office:value-type="float" office:value="22.8826831359436">
            <text:p>22.8826831359</text:p>
          </table:table-cell>
          <table:table-cell office:value-type="float" office:value="9">
            <text:p>9</text:p>
          </table:table-cell>
          <table:table-cell table:formula="of:=[.A101]-[.A100]" office:value-type="float" office:value="507">
            <text:p>507</text:p>
          </table:table-cell>
          <table:table-cell table:number-columns-repeated="3"/>
        </table:table-row>
        <table:table-row table:style-name="ro1">
          <table:table-cell office:value-type="float" office:value="1320189375017">
            <text:p>1320189375017</text:p>
          </table:table-cell>
          <table:table-cell office:value-type="float" office:value="13.875">
            <text:p>13.8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102]*[.B102])+([.C102]*[.C102])+([.D102]*[.D102]))" office:value-type="float" office:value="22.9334124423296">
            <text:p>22.9334124423</text:p>
          </table:table-cell>
          <table:table-cell office:value-type="float" office:value="8">
            <text:p>8</text:p>
          </table:table-cell>
          <table:table-cell table:formula="of:=[.A102]-[.A101]" office:value-type="float" office:value="511">
            <text:p>511</text:p>
          </table:table-cell>
          <table:table-cell table:number-columns-repeated="3"/>
        </table:table-row>
        <table:table-row table:style-name="ro1">
          <table:table-cell office:value-type="float" office:value="1320189375522">
            <text:p>1320189375522</text:p>
          </table:table-cell>
          <table:table-cell office:value-type="float" office:value="13.875">
            <text:p>13.87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103]*[.B103])+([.C103]*[.C103])+([.D103]*[.D103]))" office:value-type="float" office:value="22.5583444926706">
            <text:p>22.5583444927</text:p>
          </table:table-cell>
          <table:table-cell office:value-type="float" office:value="8">
            <text:p>8</text:p>
          </table:table-cell>
          <table:table-cell table:formula="of:=[.A103]-[.A102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376020">
            <text:p>1320189376020</text:p>
          </table:table-cell>
          <table:table-cell office:value-type="float" office:value="13.875">
            <text:p>13.875</text:p>
          </table:table-cell>
          <table:table-cell office:value-type="float" office:value="-0.875">
            <text:p>-0.875</text:p>
          </table:table-cell>
          <table:table-cell office:value-type="float" office:value="19.1875">
            <text:p>19.1875</text:p>
          </table:table-cell>
          <table:table-cell table:formula="of:=SQRT(([.B104]*[.B104])+([.C104]*[.C104])+([.D104]*[.D104]))" office:value-type="float" office:value="23.6947548256993">
            <text:p>23.6947548257</text:p>
          </table:table-cell>
          <table:table-cell office:value-type="float" office:value="9">
            <text:p>9</text:p>
          </table:table-cell>
          <table:table-cell table:formula="of:=[.A104]-[.A103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376527">
            <text:p>1320189376527</text:p>
          </table:table-cell>
          <table:table-cell office:value-type="float" office:value="12.625">
            <text:p>12.625</text:p>
          </table:table-cell>
          <table:table-cell office:value-type="float" office:value="-0.625">
            <text:p>-0.625</text:p>
          </table:table-cell>
          <table:table-cell office:value-type="float" office:value="18.4375">
            <text:p>18.4375</text:p>
          </table:table-cell>
          <table:table-cell table:formula="of:=SQRT(([.B105]*[.B105])+([.C105]*[.C105])+([.D105]*[.D105]))" office:value-type="float" office:value="22.3544773199912">
            <text:p>22.35447732</text:p>
          </table:table-cell>
          <table:table-cell office:value-type="float" office:value="9">
            <text:p>9</text:p>
          </table:table-cell>
          <table:table-cell table:formula="of:=[.A105]-[.A104]" office:value-type="float" office:value="507">
            <text:p>507</text:p>
          </table:table-cell>
          <table:table-cell table:number-columns-repeated="3"/>
        </table:table-row>
        <table:table-row table:style-name="ro1">
          <table:table-cell office:value-type="float" office:value="1320189377036">
            <text:p>1320189377036</text:p>
          </table:table-cell>
          <table:table-cell office:value-type="float" office:value="13.875">
            <text:p>13.87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106]*[.B106])+([.C106]*[.C106])+([.D106]*[.D106]))" office:value-type="float" office:value="22.7053992752825">
            <text:p>22.7053992753</text:p>
          </table:table-cell>
          <table:table-cell office:value-type="float" office:value="10">
            <text:p>10</text:p>
          </table:table-cell>
          <table:table-cell table:formula="of:=[.A106]-[.A105]" office:value-type="float" office:value="509">
            <text:p>509</text:p>
          </table:table-cell>
          <table:table-cell table:number-columns-repeated="3"/>
        </table:table-row>
        <table:table-row table:style-name="ro1">
          <table:table-cell office:value-type="float" office:value="1320189377538">
            <text:p>1320189377538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107]*[.B107])+([.C107]*[.C107])+([.D107]*[.D107]))" office:value-type="float" office:value="22.2550029487754">
            <text:p>22.2550029488</text:p>
          </table:table-cell>
          <table:table-cell office:value-type="float" office:value="8">
            <text:p>8</text:p>
          </table:table-cell>
          <table:table-cell table:formula="of:=[.A107]-[.A106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377984">
            <text:p>1320189377984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108]*[.B108])+([.C108]*[.C108])+([.D108]*[.D108]))" office:value-type="float" office:value="22.4172959174384">
            <text:p>22.4172959174</text:p>
          </table:table-cell>
          <table:table-cell office:value-type="float" office:value="9">
            <text:p>9</text:p>
          </table:table-cell>
          <table:table-cell table:formula="of:=[.A108]-[.A107]" office:value-type="float" office:value="446">
            <text:p>446</text:p>
          </table:table-cell>
          <table:table-cell table:number-columns-repeated="3"/>
        </table:table-row>
        <table:table-row table:style-name="ro1">
          <table:table-cell office:value-type="float" office:value="1320189378560">
            <text:p>1320189378560</text:p>
          </table:table-cell>
          <table:table-cell office:value-type="float" office:value="12.875">
            <text:p>12.875</text:p>
          </table:table-cell>
          <table:table-cell office:value-type="float" office:value="-2.4375">
            <text:p>-2.4375</text:p>
          </table:table-cell>
          <table:table-cell office:value-type="float" office:value="18.1875">
            <text:p>18.1875</text:p>
          </table:table-cell>
          <table:table-cell table:formula="of:=SQRT(([.B109]*[.B109])+([.C109]*[.C109])+([.D109]*[.D109]))" office:value-type="float" office:value="22.4163375130729">
            <text:p>22.4163375131</text:p>
          </table:table-cell>
          <table:table-cell office:value-type="float" office:value="9">
            <text:p>9</text:p>
          </table:table-cell>
          <table:table-cell table:formula="of:=[.A109]-[.A108]" office:value-type="float" office:value="576">
            <text:p>576</text:p>
          </table:table-cell>
          <table:table-cell table:number-columns-repeated="3"/>
        </table:table-row>
        <table:table-row table:style-name="ro1">
          <table:table-cell office:value-type="float" office:value="1320189378996">
            <text:p>1320189378996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110]*[.B110])+([.C110]*[.C110])+([.D110]*[.D110]))" office:value-type="float" office:value="22.4535110005095">
            <text:p>22.4535110005</text:p>
          </table:table-cell>
          <table:table-cell office:value-type="float" office:value="8">
            <text:p>8</text:p>
          </table:table-cell>
          <table:table-cell table:formula="of:=[.A110]-[.A109]" office:value-type="float" office:value="436">
            <text:p>436</text:p>
          </table:table-cell>
          <table:table-cell table:number-columns-repeated="3"/>
        </table:table-row>
        <table:table-row table:style-name="ro1">
          <table:table-cell office:value-type="float" office:value="1320189379488">
            <text:p>1320189379488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111]*[.B111])+([.C111]*[.C111])+([.D111]*[.D111]))" office:value-type="float" office:value="21.9375">
            <text:p>21.9375</text:p>
          </table:table-cell>
          <table:table-cell office:value-type="float" office:value="8">
            <text:p>8</text:p>
          </table:table-cell>
          <table:table-cell table:formula="of:=[.A111]-[.A110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380016">
            <text:p>1320189380016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8.6875">
            <text:p>18.6875</text:p>
          </table:table-cell>
          <table:table-cell table:formula="of:=SQRT(([.B112]*[.B112])+([.C112]*[.C112])+([.D112]*[.D112]))" office:value-type="float" office:value="23.021813704615">
            <text:p>23.0218137046</text:p>
          </table:table-cell>
          <table:table-cell office:value-type="float" office:value="9">
            <text:p>9</text:p>
          </table:table-cell>
          <table:table-cell table:formula="of:=[.A112]-[.A111]" office:value-type="float" office:value="528">
            <text:p>528</text:p>
          </table:table-cell>
          <table:table-cell table:number-columns-repeated="3"/>
        </table:table-row>
        <table:table-row table:style-name="ro1">
          <table:table-cell office:value-type="float" office:value="1320189380509">
            <text:p>1320189380509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113]*[.B113])+([.C113]*[.C113])+([.D113]*[.D113]))" office:value-type="float" office:value="21.7047841788395">
            <text:p>21.7047841788</text:p>
          </table:table-cell>
          <table:table-cell office:value-type="float" office:value="16">
            <text:p>16</text:p>
          </table:table-cell>
          <table:table-cell table:formula="of:=[.A113]-[.A112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381028">
            <text:p>1320189381028</text:p>
          </table:table-cell>
          <table:table-cell office:value-type="float" office:value="11.6875">
            <text:p>11.6875</text:p>
          </table:table-cell>
          <table:table-cell office:value-type="float" office:value="-2.4375">
            <text:p>-2.4375</text:p>
          </table:table-cell>
          <table:table-cell office:value-type="float" office:value="18.1875">
            <text:p>18.1875</text:p>
          </table:table-cell>
          <table:table-cell table:formula="of:=SQRT(([.B114]*[.B114])+([.C114]*[.C114])+([.D114]*[.D114]))" office:value-type="float" office:value="21.7560156910681">
            <text:p>21.7560156911</text:p>
          </table:table-cell>
          <table:table-cell office:value-type="float" office:value="9">
            <text:p>9</text:p>
          </table:table-cell>
          <table:table-cell table:formula="of:=[.A114]-[.A113]" office:value-type="float" office:value="519">
            <text:p>519</text:p>
          </table:table-cell>
          <table:table-cell table:number-columns-repeated="3"/>
        </table:table-row>
        <table:table-row table:style-name="ro1">
          <table:table-cell office:value-type="float" office:value="1320189381537">
            <text:p>1320189381537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8.9375">
            <text:p>18.9375</text:p>
          </table:table-cell>
          <table:table-cell table:formula="of:=SQRT(([.B115]*[.B115])+([.C115]*[.C115])+([.D115]*[.D115]))" office:value-type="float" office:value="22.8015384623494">
            <text:p>22.8015384623</text:p>
          </table:table-cell>
          <table:table-cell office:value-type="float" office:value="8">
            <text:p>8</text:p>
          </table:table-cell>
          <table:table-cell table:formula="of:=[.A115]-[.A114]" office:value-type="float" office:value="509">
            <text:p>509</text:p>
          </table:table-cell>
          <table:table-cell table:number-columns-repeated="3"/>
        </table:table-row>
        <table:table-row table:style-name="ro1">
          <table:table-cell office:value-type="float" office:value="1320189382037">
            <text:p>1320189382037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116]*[.B116])+([.C116]*[.C116])+([.D116]*[.D116]))" office:value-type="float" office:value="22.4033514512896">
            <text:p>22.4033514513</text:p>
          </table:table-cell>
          <table:table-cell office:value-type="float" office:value="8">
            <text:p>8</text:p>
          </table:table-cell>
          <table:table-cell table:formula="of:=[.A116]-[.A115]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float" office:value="1320189382542">
            <text:p>1320189382542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117]*[.B117])+([.C117]*[.C117])+([.D117]*[.D117]))" office:value-type="float" office:value="21.7191771540728">
            <text:p>21.7191771541</text:p>
          </table:table-cell>
          <table:table-cell office:value-type="float" office:value="8">
            <text:p>8</text:p>
          </table:table-cell>
          <table:table-cell table:formula="of:=[.A117]-[.A116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383043">
            <text:p>1320189383043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118]*[.B118])+([.C118]*[.C118])+([.D118]*[.D118]))" office:value-type="float" office:value="22.369150771766">
            <text:p>22.3691507718</text:p>
          </table:table-cell>
          <table:table-cell office:value-type="float" office:value="8">
            <text:p>8</text:p>
          </table:table-cell>
          <table:table-cell table:formula="of:=[.A118]-[.A117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383494">
            <text:p>1320189383494</text:p>
          </table:table-cell>
          <table:table-cell office:value-type="float" office:value="13.125">
            <text:p>13.125</text:p>
          </table:table-cell>
          <table:table-cell office:value-type="float" office:value="-0.625">
            <text:p>-0.625</text:p>
          </table:table-cell>
          <table:table-cell office:value-type="float" office:value="17.9375">
            <text:p>17.9375</text:p>
          </table:table-cell>
          <table:table-cell table:formula="of:=SQRT(([.B119]*[.B119])+([.C119]*[.C119])+([.D119]*[.D119]))" office:value-type="float" office:value="22.2353357575279">
            <text:p>22.2353357575</text:p>
          </table:table-cell>
          <table:table-cell office:value-type="float" office:value="8">
            <text:p>8</text:p>
          </table:table-cell>
          <table:table-cell table:formula="of:=[.A119]-[.A118]" office:value-type="float" office:value="451">
            <text:p>451</text:p>
          </table:table-cell>
          <table:table-cell table:number-columns-repeated="3"/>
        </table:table-row>
        <table:table-row table:style-name="ro1">
          <table:table-cell office:value-type="float" office:value="1320189383998">
            <text:p>1320189383998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120]*[.B120])+([.C120]*[.C120])+([.D120]*[.D120]))" office:value-type="float" office:value="22.2177610539406">
            <text:p>22.2177610539</text:p>
          </table:table-cell>
          <table:table-cell office:value-type="float" office:value="9">
            <text:p>9</text:p>
          </table:table-cell>
          <table:table-cell table:formula="of:=[.A120]-[.A119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384507">
            <text:p>1320189384507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121]*[.B121])+([.C121]*[.C121])+([.D121]*[.D121]))" office:value-type="float" office:value="21.9780607936642">
            <text:p>21.9780607937</text:p>
          </table:table-cell>
          <table:table-cell office:value-type="float" office:value="16">
            <text:p>16</text:p>
          </table:table-cell>
          <table:table-cell table:formula="of:=[.A121]-[.A120]" office:value-type="float" office:value="509">
            <text:p>509</text:p>
          </table:table-cell>
          <table:table-cell table:number-columns-repeated="3"/>
        </table:table-row>
        <table:table-row table:style-name="ro1">
          <table:table-cell office:value-type="float" office:value="1320189385049">
            <text:p>1320189385049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8.6875">
            <text:p>18.6875</text:p>
          </table:table-cell>
          <table:table-cell table:formula="of:=SQRT(([.B122]*[.B122])+([.C122]*[.C122])+([.D122]*[.D122]))" office:value-type="float" office:value="22.7514594312101">
            <text:p>22.7514594312</text:p>
          </table:table-cell>
          <table:table-cell office:value-type="float" office:value="8">
            <text:p>8</text:p>
          </table:table-cell>
          <table:table-cell table:formula="of:=[.A122]-[.A121]" office:value-type="float" office:value="542">
            <text:p>542</text:p>
          </table:table-cell>
          <table:table-cell table:number-columns-repeated="3"/>
        </table:table-row>
        <table:table-row table:style-name="ro1">
          <table:table-cell office:value-type="float" office:value="1320189385491">
            <text:p>1320189385491</text:p>
          </table:table-cell>
          <table:table-cell office:value-type="float" office:value="12.1875">
            <text:p>12.1875</text:p>
          </table:table-cell>
          <table:table-cell office:value-type="float" office:value="-2.4375">
            <text:p>-2.4375</text:p>
          </table:table-cell>
          <table:table-cell office:value-type="float" office:value="17.9375">
            <text:p>17.9375</text:p>
          </table:table-cell>
          <table:table-cell table:formula="of:=SQRT(([.B123]*[.B123])+([.C123]*[.C123])+([.D123]*[.D123]))" office:value-type="float" office:value="21.8227053490167">
            <text:p>21.822705349</text:p>
          </table:table-cell>
          <table:table-cell office:value-type="float" office:value="8">
            <text:p>8</text:p>
          </table:table-cell>
          <table:table-cell table:formula="of:=[.A123]-[.A122]" office:value-type="float" office:value="442">
            <text:p>442</text:p>
          </table:table-cell>
          <table:table-cell table:number-columns-repeated="3"/>
        </table:table-row>
        <table:table-row table:style-name="ro1">
          <table:table-cell office:value-type="float" office:value="1320189386012">
            <text:p>1320189386012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124]*[.B124])+([.C124]*[.C124])+([.D124]*[.D124]))" office:value-type="float" office:value="21.9780607936642">
            <text:p>21.9780607937</text:p>
          </table:table-cell>
          <table:table-cell office:value-type="float" office:value="8">
            <text:p>8</text:p>
          </table:table-cell>
          <table:table-cell table:formula="of:=[.A124]-[.A123]" office:value-type="float" office:value="521">
            <text:p>521</text:p>
          </table:table-cell>
          <table:table-cell table:number-columns-repeated="3"/>
        </table:table-row>
        <table:table-row table:style-name="ro1">
          <table:table-cell office:value-type="float" office:value="1320189386522">
            <text:p>1320189386522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table:formula="of:=SQRT(([.B125]*[.B125])+([.C125]*[.C125])+([.D125]*[.D125]))" office:value-type="float" office:value="22.6040130563137">
            <text:p>22.6040130563</text:p>
          </table:table-cell>
          <table:table-cell office:value-type="float" office:value="8">
            <text:p>8</text:p>
          </table:table-cell>
          <table:table-cell table:formula="of:=[.A125]-[.A124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387021">
            <text:p>1320189387021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126]*[.B126])+([.C126]*[.C126])+([.D126]*[.D126]))" office:value-type="float" office:value="22.6344075745313">
            <text:p>22.6344075745</text:p>
          </table:table-cell>
          <table:table-cell office:value-type="float" office:value="8">
            <text:p>8</text:p>
          </table:table-cell>
          <table:table-cell table:formula="of:=[.A126]-[.A125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387534">
            <text:p>1320189387534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8.6875">
            <text:p>18.6875</text:p>
          </table:table-cell>
          <table:table-cell table:formula="of:=SQRT(([.B127]*[.B127])+([.C127]*[.C127])+([.D127]*[.D127]))" office:value-type="float" office:value="23.0570793087503">
            <text:p>23.0570793088</text:p>
          </table:table-cell>
          <table:table-cell office:value-type="float" office:value="8">
            <text:p>8</text:p>
          </table:table-cell>
          <table:table-cell table:formula="of:=[.A127]-[.A126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388040">
            <text:p>1320189388040</text:p>
          </table:table-cell>
          <table:table-cell office:value-type="float" office:value="12.1875">
            <text:p>12.187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128]*[.B128])+([.C128]*[.C128])+([.D128]*[.D128]))" office:value-type="float" office:value="21.3188223760132">
            <text:p>21.318822376</text:p>
          </table:table-cell>
          <table:table-cell office:value-type="float" office:value="10">
            <text:p>10</text:p>
          </table:table-cell>
          <table:table-cell table:formula="of:=[.A128]-[.A127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388547">
            <text:p>1320189388547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7.1875">
            <text:p>17.1875</text:p>
          </table:table-cell>
          <table:table-cell table:formula="of:=SQRT(([.B129]*[.B129])+([.C129]*[.C129])+([.D129]*[.D129]))" office:value-type="float" office:value="21.8590120144987">
            <text:p>21.8590120145</text:p>
          </table:table-cell>
          <table:table-cell office:value-type="float" office:value="8">
            <text:p>8</text:p>
          </table:table-cell>
          <table:table-cell table:formula="of:=[.A129]-[.A128]" office:value-type="float" office:value="507">
            <text:p>507</text:p>
          </table:table-cell>
          <table:table-cell table:number-columns-repeated="3"/>
        </table:table-row>
        <table:table-row table:style-name="ro1">
          <table:table-cell office:value-type="float" office:value="1320189388995">
            <text:p>1320189388995</text:p>
          </table:table-cell>
          <table:table-cell office:value-type="float" office:value="12.625">
            <text:p>12.625</text:p>
          </table:table-cell>
          <table:table-cell office:value-type="float" office:value="-2.1875">
            <text:p>-2.1875</text:p>
          </table:table-cell>
          <table:table-cell office:value-type="float" office:value="17.4375">
            <text:p>17.4375</text:p>
          </table:table-cell>
          <table:table-cell table:formula="of:=SQRT(([.B130]*[.B130])+([.C130]*[.C130])+([.D130]*[.D130]))" office:value-type="float" office:value="21.6389044893682">
            <text:p>21.6389044894</text:p>
          </table:table-cell>
          <table:table-cell office:value-type="float" office:value="8">
            <text:p>8</text:p>
          </table:table-cell>
          <table:table-cell table:formula="of:=[.A130]-[.A129]" office:value-type="float" office:value="448">
            <text:p>448</text:p>
          </table:table-cell>
          <table:table-cell table:number-columns-repeated="3"/>
        </table:table-row>
        <table:table-row table:style-name="ro1">
          <table:table-cell office:value-type="float" office:value="1320189389499">
            <text:p>1320189389499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8.4375">
            <text:p>18.4375</text:p>
          </table:table-cell>
          <table:table-cell table:formula="of:=SQRT(([.B131]*[.B131])+([.C131]*[.C131])+([.D131]*[.D131]))" office:value-type="float" office:value="22.5465663960169">
            <text:p>22.546566396</text:p>
          </table:table-cell>
          <table:table-cell office:value-type="float" office:value="16">
            <text:p>16</text:p>
          </table:table-cell>
          <table:table-cell table:formula="of:=[.A131]-[.A130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390035">
            <text:p>1320189390035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132]*[.B132])+([.C132]*[.C132])+([.D132]*[.D132]))" office:value-type="float" office:value="22.5839579403168">
            <text:p>22.5839579403</text:p>
          </table:table-cell>
          <table:table-cell office:value-type="float" office:value="8">
            <text:p>8</text:p>
          </table:table-cell>
          <table:table-cell table:formula="of:=[.A132]-[.A131]" office:value-type="float" office:value="536">
            <text:p>536</text:p>
          </table:table-cell>
          <table:table-cell table:number-columns-repeated="3"/>
        </table:table-row>
        <table:table-row table:style-name="ro1">
          <table:table-cell office:value-type="float" office:value="1320189390498">
            <text:p>1320189390498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8.9375">
            <text:p>18.9375</text:p>
          </table:table-cell>
          <table:table-cell table:formula="of:=SQRT(([.B133]*[.B133])+([.C133]*[.C133])+([.D133]*[.D133]))" office:value-type="float" office:value="23.2413458356008">
            <text:p>23.2413458356</text:p>
          </table:table-cell>
          <table:table-cell office:value-type="float" office:value="8">
            <text:p>8</text:p>
          </table:table-cell>
          <table:table-cell table:formula="of:=[.A133]-[.A132]" office:value-type="float" office:value="463">
            <text:p>463</text:p>
          </table:table-cell>
          <table:table-cell table:number-columns-repeated="3"/>
        </table:table-row>
        <table:table-row table:style-name="ro1">
          <table:table-cell office:value-type="float" office:value="1320189391015">
            <text:p>1320189391015</text:p>
          </table:table-cell>
          <table:table-cell office:value-type="float" office:value="12.625">
            <text:p>12.62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134]*[.B134])+([.C134]*[.C134])+([.D134]*[.D134]))" office:value-type="float" office:value="21.5892949456438">
            <text:p>21.5892949456</text:p>
          </table:table-cell>
          <table:table-cell office:value-type="float" office:value="8">
            <text:p>8</text:p>
          </table:table-cell>
          <table:table-cell table:formula="of:=[.A134]-[.A133]" office:value-type="float" office:value="517">
            <text:p>517</text:p>
          </table:table-cell>
          <table:table-cell table:number-columns-repeated="3"/>
        </table:table-row>
        <table:table-row table:style-name="ro1">
          <table:table-cell office:value-type="float" office:value="1320189391595">
            <text:p>1320189391595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table:formula="of:=SQRT(([.B135]*[.B135])+([.C135]*[.C135])+([.D135]*[.D135]))" office:value-type="float" office:value="22.80564965639">
            <text:p>22.8056496564</text:p>
          </table:table-cell>
          <table:table-cell office:value-type="float" office:value="9">
            <text:p>9</text:p>
          </table:table-cell>
          <table:table-cell table:formula="of:=[.A135]-[.A134]" office:value-type="float" office:value="580">
            <text:p>580</text:p>
          </table:table-cell>
          <table:table-cell table:number-columns-repeated="3"/>
        </table:table-row>
        <table:table-row table:style-name="ro1">
          <table:table-cell office:value-type="float" office:value="1320189392052">
            <text:p>1320189392052</text:p>
          </table:table-cell>
          <table:table-cell office:value-type="float" office:value="12.625">
            <text:p>12.625</text:p>
          </table:table-cell>
          <table:table-cell office:value-type="float" office:value="-0.875">
            <text:p>-0.875</text:p>
          </table:table-cell>
          <table:table-cell office:value-type="float" office:value="18.6875">
            <text:p>18.6875</text:p>
          </table:table-cell>
          <table:table-cell table:formula="of:=SQRT(([.B136]*[.B136])+([.C136]*[.C136])+([.D136]*[.D136]))" office:value-type="float" office:value="22.56942414529">
            <text:p>22.5694241453</text:p>
          </table:table-cell>
          <table:table-cell office:value-type="float" office:value="7">
            <text:p>7</text:p>
          </table:table-cell>
          <table:table-cell table:formula="of:=[.A136]-[.A135]" office:value-type="float" office:value="457">
            <text:p>457</text:p>
          </table:table-cell>
          <table:table-cell table:number-columns-repeated="3"/>
        </table:table-row>
        <table:table-row table:style-name="ro1">
          <table:table-cell office:value-type="float" office:value="1320189392491">
            <text:p>1320189392491</text:p>
          </table:table-cell>
          <table:table-cell office:value-type="float" office:value="13.875">
            <text:p>13.875</text:p>
          </table:table-cell>
          <table:table-cell office:value-type="float" office:value="-0.375">
            <text:p>-0.375</text:p>
          </table:table-cell>
          <table:table-cell office:value-type="float" office:value="17.6875">
            <text:p>17.6875</text:p>
          </table:table-cell>
          <table:table-cell table:formula="of:=SQRT(([.B137]*[.B137])+([.C137]*[.C137])+([.D137]*[.D137]))" office:value-type="float" office:value="22.4834140256768">
            <text:p>22.4834140257</text:p>
          </table:table-cell>
          <table:table-cell office:value-type="float" office:value="9">
            <text:p>9</text:p>
          </table:table-cell>
          <table:table-cell table:formula="of:=[.A137]-[.A136]" office:value-type="float" office:value="439">
            <text:p>439</text:p>
          </table:table-cell>
          <table:table-cell table:number-columns-repeated="3"/>
        </table:table-row>
        <table:table-row table:style-name="ro1">
          <table:table-cell office:value-type="float" office:value="1320189392999">
            <text:p>1320189392999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6.9375">
            <text:p>16.9375</text:p>
          </table:table-cell>
          <table:table-cell table:formula="of:=SQRT(([.B138]*[.B138])+([.C138]*[.C138])+([.D138]*[.D138]))" office:value-type="float" office:value="21.4717292328774">
            <text:p>21.4717292329</text:p>
          </table:table-cell>
          <table:table-cell office:value-type="float" office:value="9">
            <text:p>9</text:p>
          </table:table-cell>
          <table:table-cell table:formula="of:=[.A138]-[.A137]" office:value-type="float" office:value="508">
            <text:p>508</text:p>
          </table:table-cell>
          <table:table-cell table:number-columns-repeated="3"/>
        </table:table-row>
        <table:table-row table:style-name="ro1">
          <table:table-cell office:value-type="float" office:value="1320189393514">
            <text:p>1320189393514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139]*[.B139])+([.C139]*[.C139])+([.D139]*[.D139]))" office:value-type="float" office:value="22.1226163970268">
            <text:p>22.122616397</text:p>
          </table:table-cell>
          <table:table-cell office:value-type="float" office:value="9">
            <text:p>9</text:p>
          </table:table-cell>
          <table:table-cell table:formula="of:=[.A139]-[.A138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394022">
            <text:p>1320189394022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140]*[.B140])+([.C140]*[.C140])+([.D140]*[.D140]))" office:value-type="float" office:value="22.4709013225994">
            <text:p>22.4709013226</text:p>
          </table:table-cell>
          <table:table-cell office:value-type="float" office:value="8">
            <text:p>8</text:p>
          </table:table-cell>
          <table:table-cell table:formula="of:=[.A140]-[.A139]" office:value-type="float" office:value="508">
            <text:p>508</text:p>
          </table:table-cell>
          <table:table-cell table:number-columns-repeated="3"/>
        </table:table-row>
        <table:table-row table:style-name="ro1">
          <table:table-cell office:value-type="float" office:value="1320189394535">
            <text:p>1320189394535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141]*[.B141])+([.C141]*[.C141])+([.D141]*[.D141]))" office:value-type="float" office:value="22.0149984385646">
            <text:p>22.0149984386</text:p>
          </table:table-cell>
          <table:table-cell office:value-type="float" office:value="16">
            <text:p>16</text:p>
          </table:table-cell>
          <table:table-cell table:formula="of:=[.A141]-[.A140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395050">
            <text:p>1320189395050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8.4375">
            <text:p>18.4375</text:p>
          </table:table-cell>
          <table:table-cell table:formula="of:=SQRT(([.B142]*[.B142])+([.C142]*[.C142])+([.D142]*[.D142]))" office:value-type="float" office:value="22.9830950102461">
            <text:p>22.9830950102</text:p>
          </table:table-cell>
          <table:table-cell office:value-type="float" office:value="9">
            <text:p>9</text:p>
          </table:table-cell>
          <table:table-cell table:formula="of:=[.A142]-[.A141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395505">
            <text:p>1320189395505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143]*[.B143])+([.C143]*[.C143])+([.D143]*[.D143]))" office:value-type="float" office:value="22.2690403082396">
            <text:p>22.2690403082</text:p>
          </table:table-cell>
          <table:table-cell office:value-type="float" office:value="8">
            <text:p>8</text:p>
          </table:table-cell>
          <table:table-cell table:formula="of:=[.A143]-[.A142]" office:value-type="float" office:value="455">
            <text:p>455</text:p>
          </table:table-cell>
          <table:table-cell table:number-columns-repeated="3"/>
        </table:table-row>
        <table:table-row table:style-name="ro1">
          <table:table-cell office:value-type="float" office:value="1320189396011">
            <text:p>1320189396011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144]*[.B144])+([.C144]*[.C144])+([.D144]*[.D144]))" office:value-type="float" office:value="21.957433963239">
            <text:p>21.9574339632</text:p>
          </table:table-cell>
          <table:table-cell office:value-type="float" office:value="8">
            <text:p>8</text:p>
          </table:table-cell>
          <table:table-cell table:formula="of:=[.A144]-[.A143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396521">
            <text:p>1320189396521</text:p>
          </table:table-cell>
          <table:table-cell office:value-type="float" office:value="13.375">
            <text:p>13.375</text:p>
          </table:table-cell>
          <table:table-cell office:value-type="float" office:value="-0.875">
            <text:p>-0.875</text:p>
          </table:table-cell>
          <table:table-cell office:value-type="float" office:value="17.4375">
            <text:p>17.4375</text:p>
          </table:table-cell>
          <table:table-cell table:formula="of:=SQRT(([.B145]*[.B145])+([.C145]*[.C145])+([.D145]*[.D145]))" office:value-type="float" office:value="21.9936958297145">
            <text:p>21.9936958297</text:p>
          </table:table-cell>
          <table:table-cell office:value-type="float" office:value="8">
            <text:p>8</text:p>
          </table:table-cell>
          <table:table-cell table:formula="of:=[.A145]-[.A144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397023">
            <text:p>1320189397023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table:formula="of:=SQRT(([.B146]*[.B146])+([.C146]*[.C146])+([.D146]*[.D146]))" office:value-type="float" office:value="22.3117997088984">
            <text:p>22.3117997089</text:p>
          </table:table-cell>
          <table:table-cell office:value-type="float" office:value="9">
            <text:p>9</text:p>
          </table:table-cell>
          <table:table-cell table:formula="of:=[.A146]-[.A145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397536">
            <text:p>1320189397536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table:formula="of:=SQRT(([.B147]*[.B147])+([.C147]*[.C147])+([.D147]*[.D147]))" office:value-type="float" office:value="22.6599350451408">
            <text:p>22.6599350451</text:p>
          </table:table-cell>
          <table:table-cell office:value-type="float" office:value="8">
            <text:p>8</text:p>
          </table:table-cell>
          <table:table-cell table:formula="of:=[.A147]-[.A146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398038">
            <text:p>1320189398038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148]*[.B148])+([.C148]*[.C148])+([.D148]*[.D148]))" office:value-type="float" office:value="22.1889084060032">
            <text:p>22.188908406</text:p>
          </table:table-cell>
          <table:table-cell office:value-type="float" office:value="8">
            <text:p>8</text:p>
          </table:table-cell>
          <table:table-cell table:formula="of:=[.A148]-[.A147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398532">
            <text:p>1320189398532</text:p>
          </table:table-cell>
          <table:table-cell office:value-type="float" office:value="12.625">
            <text:p>12.625</text:p>
          </table:table-cell>
          <table:table-cell office:value-type="float" office:value="-2.1875">
            <text:p>-2.1875</text:p>
          </table:table-cell>
          <table:table-cell office:value-type="float" office:value="16.9375">
            <text:p>16.9375</text:p>
          </table:table-cell>
          <table:table-cell table:formula="of:=SQRT(([.B149]*[.B149])+([.C149]*[.C149])+([.D149]*[.D149]))" office:value-type="float" office:value="21.2380481094662">
            <text:p>21.2380481095</text:p>
          </table:table-cell>
          <table:table-cell office:value-type="float" office:value="17">
            <text:p>17</text:p>
          </table:table-cell>
          <table:table-cell table:formula="of:=[.A149]-[.A148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399036">
            <text:p>1320189399036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6.9375">
            <text:p>16.9375</text:p>
          </table:table-cell>
          <table:table-cell table:formula="of:=SQRT(([.B150]*[.B150])+([.C150]*[.C150])+([.D150]*[.D150]))" office:value-type="float" office:value="21.2081389152844">
            <text:p>21.2081389153</text:p>
          </table:table-cell>
          <table:table-cell office:value-type="float" office:value="9">
            <text:p>9</text:p>
          </table:table-cell>
          <table:table-cell table:formula="of:=[.A150]-[.A149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399720">
            <text:p>1320189399720</text:p>
          </table:table-cell>
          <table:table-cell office:value-type="float" office:value="12.4375">
            <text:p>12.43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151]*[.B151])+([.C151]*[.C151])+([.D151]*[.D151]))" office:value-type="float" office:value="21.4801870918295">
            <text:p>21.4801870918</text:p>
          </table:table-cell>
          <table:table-cell office:value-type="float" office:value="8">
            <text:p>8</text:p>
          </table:table-cell>
          <table:table-cell table:formula="of:=[.A151]-[.A150]" office:value-type="float" office:value="684">
            <text:p>684</text:p>
          </table:table-cell>
          <table:table-cell table:number-columns-repeated="3"/>
        </table:table-row>
        <table:table-row table:style-name="ro1">
          <table:table-cell office:value-type="float" office:value="1320189400016">
            <text:p>1320189400016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8.6875">
            <text:p>18.6875</text:p>
          </table:table-cell>
          <table:table-cell table:formula="of:=SQRT(([.B152]*[.B152])+([.C152]*[.C152])+([.D152]*[.D152]))" office:value-type="float" office:value="22.8638121548004">
            <text:p>22.8638121548</text:p>
          </table:table-cell>
          <table:table-cell office:value-type="float" office:value="8">
            <text:p>8</text:p>
          </table:table-cell>
          <table:table-cell table:formula="of:=[.A152]-[.A151]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float" office:value="1320189400506">
            <text:p>1320189400506</text:p>
          </table:table-cell>
          <table:table-cell office:value-type="float" office:value="12.4375">
            <text:p>12.43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153]*[.B153])+([.C153]*[.C153])+([.D153]*[.D153]))" office:value-type="float" office:value="22.1131677400593">
            <text:p>22.1131677401</text:p>
          </table:table-cell>
          <table:table-cell office:value-type="float" office:value="9">
            <text:p>9</text:p>
          </table:table-cell>
          <table:table-cell table:formula="of:=[.A153]-[.A152]" office:value-type="float" office:value="490">
            <text:p>490</text:p>
          </table:table-cell>
          <table:table-cell table:number-columns-repeated="3"/>
        </table:table-row>
        <table:table-row table:style-name="ro1">
          <table:table-cell office:value-type="float" office:value="1320189401004">
            <text:p>1320189401004</text:p>
          </table:table-cell>
          <table:table-cell office:value-type="float" office:value="13.375">
            <text:p>13.37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table:formula="of:=SQRT(([.B154]*[.B154])+([.C154]*[.C154])+([.D154]*[.D154]))" office:value-type="float" office:value="22.3921896260727">
            <text:p>22.3921896261</text:p>
          </table:table-cell>
          <table:table-cell office:value-type="float" office:value="8">
            <text:p>8</text:p>
          </table:table-cell>
          <table:table-cell table:formula="of:=[.A154]-[.A153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401517">
            <text:p>1320189401517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155]*[.B155])+([.C155]*[.C155])+([.D155]*[.D155]))" office:value-type="float" office:value="21.811783655859">
            <text:p>21.8117836559</text:p>
          </table:table-cell>
          <table:table-cell office:value-type="float" office:value="9">
            <text:p>9</text:p>
          </table:table-cell>
          <table:table-cell table:formula="of:=[.A155]-[.A154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402030">
            <text:p>1320189402030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8.6875">
            <text:p>18.6875</text:p>
          </table:table-cell>
          <table:table-cell table:formula="of:=SQRT(([.B156]*[.B156])+([.C156]*[.C156])+([.D156]*[.D156]))" office:value-type="float" office:value="22.7514594312101">
            <text:p>22.7514594312</text:p>
          </table:table-cell>
          <table:table-cell office:value-type="float" office:value="8">
            <text:p>8</text:p>
          </table:table-cell>
          <table:table-cell table:formula="of:=[.A156]-[.A155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402537">
            <text:p>1320189402537</text:p>
          </table:table-cell>
          <table:table-cell office:value-type="float" office:value="13.875">
            <text:p>13.87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157]*[.B157])+([.C157]*[.C157])+([.D157]*[.D157]))" office:value-type="float" office:value="22.5583444926706">
            <text:p>22.5583444927</text:p>
          </table:table-cell>
          <table:table-cell office:value-type="float" office:value="8">
            <text:p>8</text:p>
          </table:table-cell>
          <table:table-cell table:formula="of:=[.A157]-[.A156]" office:value-type="float" office:value="507">
            <text:p>507</text:p>
          </table:table-cell>
          <table:table-cell table:number-columns-repeated="3"/>
        </table:table-row>
        <table:table-row table:style-name="ro1">
          <table:table-cell office:value-type="float" office:value="1320189403047">
            <text:p>1320189403047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table:formula="of:=SQRT(([.B158]*[.B158])+([.C158]*[.C158])+([.D158]*[.D158]))" office:value-type="float" office:value="22.4569901422697">
            <text:p>22.4569901423</text:p>
          </table:table-cell>
          <table:table-cell office:value-type="float" office:value="9">
            <text:p>9</text:p>
          </table:table-cell>
          <table:table-cell table:formula="of:=[.A158]-[.A157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403491">
            <text:p>1320189403491</text:p>
          </table:table-cell>
          <table:table-cell office:value-type="float" office:value="12.4375">
            <text:p>12.437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159]*[.B159])+([.C159]*[.C159])+([.D159]*[.D159]))" office:value-type="float" office:value="21.5005450512307">
            <text:p>21.5005450512</text:p>
          </table:table-cell>
          <table:table-cell office:value-type="float" office:value="16">
            <text:p>16</text:p>
          </table:table-cell>
          <table:table-cell table:formula="of:=[.A159]-[.A158]" office:value-type="float" office:value="444">
            <text:p>444</text:p>
          </table:table-cell>
          <table:table-cell table:number-columns-repeated="3"/>
        </table:table-row>
        <table:table-row table:style-name="ro1">
          <table:table-cell office:value-type="float" office:value="1320189403999">
            <text:p>1320189403999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160]*[.B160])+([.C160]*[.C160])+([.D160]*[.D160]))" office:value-type="float" office:value="22.1049520752704">
            <text:p>22.1049520753</text:p>
          </table:table-cell>
          <table:table-cell office:value-type="float" office:value="9">
            <text:p>9</text:p>
          </table:table-cell>
          <table:table-cell table:formula="of:=[.A160]-[.A159]" office:value-type="float" office:value="508">
            <text:p>508</text:p>
          </table:table-cell>
          <table:table-cell table:number-columns-repeated="3"/>
        </table:table-row>
        <table:table-row table:style-name="ro1">
          <table:table-cell office:value-type="float" office:value="1320189404509">
            <text:p>1320189404509</text:p>
          </table:table-cell>
          <table:table-cell office:value-type="float" office:value="13.625">
            <text:p>13.62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table:formula="of:=SQRT(([.B161]*[.B161])+([.C161]*[.C161])+([.D161]*[.D161]))" office:value-type="float" office:value="22.3439903833223">
            <text:p>22.3439903833</text:p>
          </table:table-cell>
          <table:table-cell office:value-type="float" office:value="7">
            <text:p>7</text:p>
          </table:table-cell>
          <table:table-cell table:formula="of:=[.A161]-[.A160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405010">
            <text:p>1320189405010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162]*[.B162])+([.C162]*[.C162])+([.D162]*[.D162]))" office:value-type="float" office:value="22.0851512616509">
            <text:p>22.0851512617</text:p>
          </table:table-cell>
          <table:table-cell office:value-type="float" office:value="9">
            <text:p>9</text:p>
          </table:table-cell>
          <table:table-cell table:formula="of:=[.A162]-[.A161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405525">
            <text:p>1320189405525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163]*[.B163])+([.C163]*[.C163])+([.D163]*[.D163]))" office:value-type="float" office:value="22.5534954330809">
            <text:p>22.5534954331</text:p>
          </table:table-cell>
          <table:table-cell office:value-type="float" office:value="8">
            <text:p>8</text:p>
          </table:table-cell>
          <table:table-cell table:formula="of:=[.A163]-[.A162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406040">
            <text:p>1320189406040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164]*[.B164])+([.C164]*[.C164])+([.D164]*[.D164]))" office:value-type="float" office:value="21.9203993177588">
            <text:p>21.9203993178</text:p>
          </table:table-cell>
          <table:table-cell office:value-type="float" office:value="9">
            <text:p>9</text:p>
          </table:table-cell>
          <table:table-cell table:formula="of:=[.A164]-[.A163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406535">
            <text:p>1320189406535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1875">
            <text:p>17.1875</text:p>
          </table:table-cell>
          <table:table-cell table:formula="of:=SQRT(([.B165]*[.B165])+([.C165]*[.C165])+([.D165]*[.D165]))" office:value-type="float" office:value="21.4083256292967">
            <text:p>21.4083256293</text:p>
          </table:table-cell>
          <table:table-cell office:value-type="float" office:value="8">
            <text:p>8</text:p>
          </table:table-cell>
          <table:table-cell table:formula="of:=[.A165]-[.A164]"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float" office:value="1320189407041">
            <text:p>1320189407041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166]*[.B166])+([.C166]*[.C166])+([.D166]*[.D166]))" office:value-type="float" office:value="22.4709013225994">
            <text:p>22.4709013226</text:p>
          </table:table-cell>
          <table:table-cell office:value-type="float" office:value="8">
            <text:p>8</text:p>
          </table:table-cell>
          <table:table-cell table:formula="of:=[.A166]-[.A165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407552">
            <text:p>1320189407552</text:p>
          </table:table-cell>
          <table:table-cell office:value-type="float" office:value="12.625">
            <text:p>12.625</text:p>
          </table:table-cell>
          <table:table-cell office:value-type="float" office:value="-0.625">
            <text:p>-0.625</text:p>
          </table:table-cell>
          <table:table-cell office:value-type="float" office:value="17.4375">
            <text:p>17.4375</text:p>
          </table:table-cell>
          <table:table-cell table:formula="of:=SQRT(([.B167]*[.B167])+([.C167]*[.C167])+([.D167]*[.D167]))" office:value-type="float" office:value="21.5371227477117">
            <text:p>21.5371227477</text:p>
          </table:table-cell>
          <table:table-cell office:value-type="float" office:value="9">
            <text:p>9</text:p>
          </table:table-cell>
          <table:table-cell table:formula="of:=[.A167]-[.A166]" office:value-type="float" office:value="511">
            <text:p>511</text:p>
          </table:table-cell>
          <table:table-cell table:number-columns-repeated="3"/>
        </table:table-row>
        <table:table-row table:style-name="ro1">
          <table:table-cell office:value-type="float" office:value="1320189407997">
            <text:p>1320189407997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168]*[.B168])+([.C168]*[.C168])+([.D168]*[.D168]))" office:value-type="float" office:value="21.9203993177588">
            <text:p>21.9203993178</text:p>
          </table:table-cell>
          <table:table-cell office:value-type="float" office:value="9">
            <text:p>9</text:p>
          </table:table-cell>
          <table:table-cell table:formula="of:=[.A168]-[.A167]" office:value-type="float" office:value="445">
            <text:p>445</text:p>
          </table:table-cell>
          <table:table-cell table:number-columns-repeated="3"/>
        </table:table-row>
        <table:table-row table:style-name="ro1">
          <table:table-cell office:value-type="float" office:value="1320189408502">
            <text:p>1320189408502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169]*[.B169])+([.C169]*[.C169])+([.D169]*[.D169]))" office:value-type="float" office:value="22.5839579403168">
            <text:p>22.5839579403</text:p>
          </table:table-cell>
          <table:table-cell office:value-type="float" office:value="9">
            <text:p>9</text:p>
          </table:table-cell>
          <table:table-cell table:formula="of:=[.A169]-[.A168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409007">
            <text:p>1320189409007</text:p>
          </table:table-cell>
          <table:table-cell office:value-type="float" office:value="13.625">
            <text:p>13.625</text:p>
          </table:table-cell>
          <table:table-cell office:value-type="float" office:value="-2.6875">
            <text:p>-2.6875</text:p>
          </table:table-cell>
          <table:table-cell office:value-type="float" office:value="16.9375">
            <text:p>16.9375</text:p>
          </table:table-cell>
          <table:table-cell table:formula="of:=SQRT(([.B170]*[.B170])+([.C170]*[.C170])+([.D170]*[.D170]))" office:value-type="float" office:value="21.9030177715309">
            <text:p>21.9030177715</text:p>
          </table:table-cell>
          <table:table-cell office:value-type="float" office:value="8">
            <text:p>8</text:p>
          </table:table-cell>
          <table:table-cell table:formula="of:=[.A170]-[.A169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409521">
            <text:p>1320189409521</text:p>
          </table:table-cell>
          <table:table-cell office:value-type="float" office:value="12.4375">
            <text:p>12.437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171]*[.B171])+([.C171]*[.C171])+([.D171]*[.D171]))" office:value-type="float" office:value="21.7037943111337">
            <text:p>21.7037943111</text:p>
          </table:table-cell>
          <table:table-cell office:value-type="float" office:value="8">
            <text:p>8</text:p>
          </table:table-cell>
          <table:table-cell table:formula="of:=[.A171]-[.A170]" office:value-type="float" office:value="514">
            <text:p>514</text:p>
          </table:table-cell>
          <table:table-cell table:number-columns-repeated="3"/>
        </table:table-row>
        <table:table-row table:style-name="ro1">
          <table:table-cell office:value-type="float" office:value="1320189410052">
            <text:p>1320189410052</text:p>
          </table:table-cell>
          <table:table-cell office:value-type="float" office:value="13.875">
            <text:p>13.8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172]*[.B172])+([.C172]*[.C172])+([.D172]*[.D172]))" office:value-type="float" office:value="22.3432910792032">
            <text:p>22.3432910792</text:p>
          </table:table-cell>
          <table:table-cell office:value-type="float" office:value="8">
            <text:p>8</text:p>
          </table:table-cell>
          <table:table-cell table:formula="of:=[.A172]-[.A171]" office:value-type="float" office:value="531">
            <text:p>531</text:p>
          </table:table-cell>
          <table:table-cell table:number-columns-repeated="3"/>
        </table:table-row>
        <table:table-row table:style-name="ro1">
          <table:table-cell office:value-type="float" office:value="1320189410494">
            <text:p>1320189410494</text:p>
          </table:table-cell>
          <table:table-cell office:value-type="float" office:value="12.4375">
            <text:p>12.43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173]*[.B173])+([.C173]*[.C173])+([.D173]*[.D173]))" office:value-type="float" office:value="21.4481569721037">
            <text:p>21.4481569721</text:p>
          </table:table-cell>
          <table:table-cell office:value-type="float" office:value="16">
            <text:p>16</text:p>
          </table:table-cell>
          <table:table-cell table:formula="of:=[.A173]-[.A172]" office:value-type="float" office:value="442">
            <text:p>442</text:p>
          </table:table-cell>
          <table:table-cell table:number-columns-repeated="3"/>
        </table:table-row>
        <table:table-row table:style-name="ro1">
          <table:table-cell office:value-type="float" office:value="1320189411071">
            <text:p>1320189411071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8.9375">
            <text:p>18.9375</text:p>
          </table:table-cell>
          <table:table-cell table:formula="of:=SQRT(([.B174]*[.B174])+([.C174]*[.C174])+([.D174]*[.D174]))" office:value-type="float" office:value="22.7878291254345">
            <text:p>22.7878291254</text:p>
          </table:table-cell>
          <table:table-cell office:value-type="float" office:value="8">
            <text:p>8</text:p>
          </table:table-cell>
          <table:table-cell table:formula="of:=[.A174]-[.A173]" office:value-type="float" office:value="577">
            <text:p>577</text:p>
          </table:table-cell>
          <table:table-cell table:number-columns-repeated="3"/>
        </table:table-row>
        <table:table-row table:style-name="ro1">
          <table:table-cell office:value-type="float" office:value="1320189411514">
            <text:p>1320189411514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8.4375">
            <text:p>18.4375</text:p>
          </table:table-cell>
          <table:table-cell table:formula="of:=SQRT(([.B175]*[.B175])+([.C175]*[.C175])+([.D175]*[.D175]))" office:value-type="float" office:value="22.8193482871444">
            <text:p>22.8193482871</text:p>
          </table:table-cell>
          <table:table-cell office:value-type="float" office:value="7">
            <text:p>7</text:p>
          </table:table-cell>
          <table:table-cell table:formula="of:=[.A175]-[.A174]" office:value-type="float" office:value="443">
            <text:p>443</text:p>
          </table:table-cell>
          <table:table-cell table:number-columns-repeated="3"/>
        </table:table-row>
        <table:table-row table:style-name="ro1">
          <table:table-cell office:value-type="float" office:value="1320189412019">
            <text:p>1320189412019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176]*[.B176])+([.C176]*[.C176])+([.D176]*[.D176]))" office:value-type="float" office:value="22.2858734684104">
            <text:p>22.2858734684</text:p>
          </table:table-cell>
          <table:table-cell office:value-type="float" office:value="8">
            <text:p>8</text:p>
          </table:table-cell>
          <table:table-cell table:formula="of:=[.A176]-[.A175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412596">
            <text:p>1320189412596</text:p>
          </table:table-cell>
          <table:table-cell office:value-type="float" office:value="13.375">
            <text:p>13.375</text:p>
          </table:table-cell>
          <table:table-cell office:value-type="float" office:value="-0.875">
            <text:p>-0.875</text:p>
          </table:table-cell>
          <table:table-cell office:value-type="float" office:value="17.1875">
            <text:p>17.1875</text:p>
          </table:table-cell>
          <table:table-cell table:formula="of:=SQRT(([.B177]*[.B177])+([.C177]*[.C177])+([.D177]*[.D177]))" office:value-type="float" office:value="21.7960181283188">
            <text:p>21.7960181283</text:p>
          </table:table-cell>
          <table:table-cell office:value-type="float" office:value="9">
            <text:p>9</text:p>
          </table:table-cell>
          <table:table-cell table:formula="of:=[.A177]-[.A176]" office:value-type="float" office:value="577">
            <text:p>577</text:p>
          </table:table-cell>
          <table:table-cell table:number-columns-repeated="3"/>
        </table:table-row>
        <table:table-row table:style-name="ro1">
          <table:table-cell office:value-type="float" office:value="1320189413040">
            <text:p>1320189413040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178]*[.B178])+([.C178]*[.C178])+([.D178]*[.D178]))" office:value-type="float" office:value="22.1720016293072">
            <text:p>22.1720016293</text:p>
          </table:table-cell>
          <table:table-cell office:value-type="float" office:value="9">
            <text:p>9</text:p>
          </table:table-cell>
          <table:table-cell table:formula="of:=[.A178]-[.A177]" office:value-type="float" office:value="444">
            <text:p>444</text:p>
          </table:table-cell>
          <table:table-cell table:number-columns-repeated="3"/>
        </table:table-row>
        <table:table-row table:style-name="ro1">
          <table:table-cell office:value-type="float" office:value="1320189413539">
            <text:p>1320189413539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table:formula="of:=SQRT(([.B179]*[.B179])+([.C179]*[.C179])+([.D179]*[.D179]))" office:value-type="float" office:value="21.6867795269376">
            <text:p>21.6867795269</text:p>
          </table:table-cell>
          <table:table-cell office:value-type="float" office:value="8">
            <text:p>8</text:p>
          </table:table-cell>
          <table:table-cell table:formula="of:=[.A179]-[.A178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414035">
            <text:p>1320189414035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table:formula="of:=SQRT(([.B180]*[.B180])+([.C180]*[.C180])+([.D180]*[.D180]))" office:value-type="float" office:value="21.9929853873911">
            <text:p>21.9929853874</text:p>
          </table:table-cell>
          <table:table-cell office:value-type="float" office:value="9">
            <text:p>9</text:p>
          </table:table-cell>
          <table:table-cell table:formula="of:=[.A180]-[.A179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1320189414545">
            <text:p>1320189414545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181]*[.B181])+([.C181]*[.C181])+([.D181]*[.D181]))" office:value-type="float" office:value="21.7601449041591">
            <text:p>21.7601449042</text:p>
          </table:table-cell>
          <table:table-cell office:value-type="float" office:value="9">
            <text:p>9</text:p>
          </table:table-cell>
          <table:table-cell table:formula="of:=[.A181]-[.A180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415055">
            <text:p>1320189415055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182]*[.B182])+([.C182]*[.C182])+([.D182]*[.D182]))" office:value-type="float" office:value="22.369150771766">
            <text:p>22.3691507718</text:p>
          </table:table-cell>
          <table:table-cell office:value-type="float" office:value="8">
            <text:p>8</text:p>
          </table:table-cell>
          <table:table-cell table:formula="of:=[.A182]-[.A181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415558">
            <text:p>1320189415558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8.6875">
            <text:p>18.6875</text:p>
          </table:table-cell>
          <table:table-cell table:formula="of:=SQRT(([.B183]*[.B183])+([.C183]*[.C183])+([.D183]*[.D183]))" office:value-type="float" office:value="22.877475958899">
            <text:p>22.8774759589</text:p>
          </table:table-cell>
          <table:table-cell office:value-type="float" office:value="8">
            <text:p>8</text:p>
          </table:table-cell>
          <table:table-cell table:formula="of:=[.A183]-[.A182]" office:value-type="float" office:value="503">
            <text:p>503</text:p>
          </table:table-cell>
          <table:table-cell table:number-columns-repeated="3"/>
        </table:table-row>
        <table:table-row table:style-name="ro1">
          <table:table-cell office:value-type="float" office:value="1320189416011">
            <text:p>1320189416011</text:p>
          </table:table-cell>
          <table:table-cell office:value-type="float" office:value="12.1875">
            <text:p>12.1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184]*[.B184])+([.C184]*[.C184])+([.D184]*[.D184]))" office:value-type="float" office:value="21.523787712668">
            <text:p>21.5237877127</text:p>
          </table:table-cell>
          <table:table-cell office:value-type="float" office:value="17">
            <text:p>17</text:p>
          </table:table-cell>
          <table:table-cell table:formula="of:=[.A184]-[.A183]" office:value-type="float" office:value="453">
            <text:p>453</text:p>
          </table:table-cell>
          <table:table-cell table:number-columns-repeated="3"/>
        </table:table-row>
        <table:table-row table:style-name="ro1">
          <table:table-cell office:value-type="float" office:value="1320189416512">
            <text:p>1320189416512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185]*[.B185])+([.C185]*[.C185])+([.D185]*[.D185]))" office:value-type="float" office:value="22.1889084060032">
            <text:p>22.188908406</text:p>
          </table:table-cell>
          <table:table-cell office:value-type="float" office:value="8">
            <text:p>8</text:p>
          </table:table-cell>
          <table:table-cell table:formula="of:=[.A185]-[.A184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417017">
            <text:p>1320189417017</text:p>
          </table:table-cell>
          <table:table-cell office:value-type="float" office:value="14.375">
            <text:p>14.37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186]*[.B186])+([.C186]*[.C186])+([.D186]*[.D186]))" office:value-type="float" office:value="22.8200330028245">
            <text:p>22.8200330028</text:p>
          </table:table-cell>
          <table:table-cell office:value-type="float" office:value="9">
            <text:p>9</text:p>
          </table:table-cell>
          <table:table-cell table:formula="of:=[.A186]-[.A185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417529">
            <text:p>1320189417529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187]*[.B187])+([.C187]*[.C187])+([.D187]*[.D187]))" office:value-type="float" office:value="22.0851512616509">
            <text:p>22.0851512617</text:p>
          </table:table-cell>
          <table:table-cell office:value-type="float" office:value="9">
            <text:p>9</text:p>
          </table:table-cell>
          <table:table-cell table:formula="of:=[.A187]-[.A186]" office:value-type="float" office:value="512">
            <text:p>512</text:p>
          </table:table-cell>
          <table:table-cell table:number-columns-repeated="3"/>
        </table:table-row>
        <table:table-row table:style-name="ro1">
          <table:table-cell office:value-type="float" office:value="1320189418035">
            <text:p>1320189418035</text:p>
          </table:table-cell>
          <table:table-cell office:value-type="float" office:value="12.625">
            <text:p>12.6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188]*[.B188])+([.C188]*[.C188])+([.D188]*[.D188]))" office:value-type="float" office:value="21.9951166455193">
            <text:p>21.9951166455</text:p>
          </table:table-cell>
          <table:table-cell office:value-type="float" office:value="8">
            <text:p>8</text:p>
          </table:table-cell>
          <table:table-cell table:formula="of:=[.A188]-[.A187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418537">
            <text:p>1320189418537</text:p>
          </table:table-cell>
          <table:table-cell office:value-type="float" office:value="12.875">
            <text:p>12.875</text:p>
          </table:table-cell>
          <table:table-cell office:value-type="float" office:value="-0.625">
            <text:p>-0.625</text:p>
          </table:table-cell>
          <table:table-cell office:value-type="float" office:value="17.6875">
            <text:p>17.6875</text:p>
          </table:table-cell>
          <table:table-cell table:formula="of:=SQRT(([.B189]*[.B189])+([.C189]*[.C189])+([.D189]*[.D189]))" office:value-type="float" office:value="21.8861578686164">
            <text:p>21.8861578686</text:p>
          </table:table-cell>
          <table:table-cell office:value-type="float" office:value="9">
            <text:p>9</text:p>
          </table:table-cell>
          <table:table-cell table:formula="of:=[.A189]-[.A188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419045">
            <text:p>1320189419045</text:p>
          </table:table-cell>
          <table:table-cell office:value-type="float" office:value="12.875">
            <text:p>12.875</text:p>
          </table:table-cell>
          <table:table-cell office:value-type="float" office:value="-2.4375">
            <text:p>-2.4375</text:p>
          </table:table-cell>
          <table:table-cell office:value-type="float" office:value="17.1875">
            <text:p>17.1875</text:p>
          </table:table-cell>
          <table:table-cell table:formula="of:=SQRT(([.B190]*[.B190])+([.C190]*[.C190])+([.D190]*[.D190]))" office:value-type="float" office:value="21.6128940102893">
            <text:p>21.6128940103</text:p>
          </table:table-cell>
          <table:table-cell office:value-type="float" office:value="8">
            <text:p>8</text:p>
          </table:table-cell>
          <table:table-cell table:formula="of:=[.A190]-[.A189]" office:value-type="float" office:value="508">
            <text:p>508</text:p>
          </table:table-cell>
          <table:table-cell table:number-columns-repeated="3"/>
        </table:table-row>
        <table:table-row table:style-name="ro1">
          <table:table-cell office:value-type="float" office:value="1320189419549">
            <text:p>1320189419549</text:p>
          </table:table-cell>
          <table:table-cell office:value-type="float" office:value="12.4375">
            <text:p>12.43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191]*[.B191])+([.C191]*[.C191])+([.D191]*[.D191]))" office:value-type="float" office:value="21.4481569721037">
            <text:p>21.4481569721</text:p>
          </table:table-cell>
          <table:table-cell office:value-type="float" office:value="9">
            <text:p>9</text:p>
          </table:table-cell>
          <table:table-cell table:formula="of:=[.A191]-[.A190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420195">
            <text:p>1320189420195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192]*[.B192])+([.C192]*[.C192])+([.D192]*[.D192]))" office:value-type="float" office:value="21.7745012859078">
            <text:p>21.7745012859</text:p>
          </table:table-cell>
          <table:table-cell office:value-type="float" office:value="8">
            <text:p>8</text:p>
          </table:table-cell>
          <table:table-cell table:formula="of:=[.A192]-[.A191]" office:value-type="float" office:value="646">
            <text:p>646</text:p>
          </table:table-cell>
          <table:table-cell table:number-columns-repeated="3"/>
        </table:table-row>
        <table:table-row table:style-name="ro1">
          <table:table-cell office:value-type="float" office:value="1320189420808">
            <text:p>1320189420808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193]*[.B193])+([.C193]*[.C193])+([.D193]*[.D193]))" office:value-type="float" office:value="22.1395608865668">
            <text:p>22.1395608866</text:p>
          </table:table-cell>
          <table:table-cell office:value-type="float" office:value="8">
            <text:p>8</text:p>
          </table:table-cell>
          <table:table-cell table:formula="of:=[.A193]-[.A192]" office:value-type="float" office:value="613">
            <text:p>613</text:p>
          </table:table-cell>
          <table:table-cell table:number-columns-repeated="3"/>
        </table:table-row>
        <table:table-row table:style-name="ro1">
          <table:table-cell office:value-type="float" office:value="1320189421116">
            <text:p>1320189421116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194]*[.B194])+([.C194]*[.C194])+([.D194]*[.D194]))" office:value-type="float" office:value="22.1889084060032">
            <text:p>22.188908406</text:p>
          </table:table-cell>
          <table:table-cell office:value-type="float" office:value="18">
            <text:p>18</text:p>
          </table:table-cell>
          <table:table-cell table:formula="of:=[.A194]-[.A193]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float" office:value="1320189421504">
            <text:p>1320189421504</text:p>
          </table:table-cell>
          <table:table-cell office:value-type="float" office:value="12.625">
            <text:p>12.6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195]*[.B195])+([.C195]*[.C195])+([.D195]*[.D195]))" office:value-type="float" office:value="21.7917164594715">
            <text:p>21.7917164595</text:p>
          </table:table-cell>
          <table:table-cell office:value-type="float" office:value="9">
            <text:p>9</text:p>
          </table:table-cell>
          <table:table-cell table:formula="of:=[.A195]-[.A194]" office:value-type="float" office:value="388">
            <text:p>388</text:p>
          </table:table-cell>
          <table:table-cell table:number-columns-repeated="3"/>
        </table:table-row>
        <table:table-row table:style-name="ro1">
          <table:table-cell office:value-type="float" office:value="1320189422005">
            <text:p>1320189422005</text:p>
          </table:table-cell>
          <table:table-cell office:value-type="float" office:value="14.125">
            <text:p>14.12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196]*[.B196])+([.C196]*[.C196])+([.D196]*[.D196]))" office:value-type="float" office:value="22.9081897200543">
            <text:p>22.9081897201</text:p>
          </table:table-cell>
          <table:table-cell office:value-type="float" office:value="8">
            <text:p>8</text:p>
          </table:table-cell>
          <table:table-cell table:formula="of:=[.A196]-[.A195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422518">
            <text:p>1320189422518</text:p>
          </table:table-cell>
          <table:table-cell office:value-type="float" office:value="13.625">
            <text:p>13.625</text:p>
          </table:table-cell>
          <table:table-cell office:value-type="float" office:value="-0.875">
            <text:p>-0.875</text:p>
          </table:table-cell>
          <table:table-cell office:value-type="float" office:value="16.9375">
            <text:p>16.9375</text:p>
          </table:table-cell>
          <table:table-cell table:formula="of:=SQRT(([.B197]*[.B197])+([.C197]*[.C197])+([.D197]*[.D197]))" office:value-type="float" office:value="21.7551179323395">
            <text:p>21.7551179323</text:p>
          </table:table-cell>
          <table:table-cell office:value-type="float" office:value="8">
            <text:p>8</text:p>
          </table:table-cell>
          <table:table-cell table:formula="of:=[.A197]-[.A196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423019">
            <text:p>1320189423019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198]*[.B198])+([.C198]*[.C198])+([.D198]*[.D198]))" office:value-type="float" office:value="22.3425917531964">
            <text:p>22.3425917532</text:p>
          </table:table-cell>
          <table:table-cell office:value-type="float" office:value="8">
            <text:p>8</text:p>
          </table:table-cell>
          <table:table-cell table:formula="of:=[.A198]-[.A197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423513">
            <text:p>1320189423513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1875">
            <text:p>17.1875</text:p>
          </table:table-cell>
          <table:table-cell table:formula="of:=SQRT(([.B199]*[.B199])+([.C199]*[.C199])+([.D199]*[.D199]))" office:value-type="float" office:value="21.961703172796">
            <text:p>21.9617031728</text:p>
          </table:table-cell>
          <table:table-cell office:value-type="float" office:value="8">
            <text:p>8</text:p>
          </table:table-cell>
          <table:table-cell table:formula="of:=[.A199]-[.A198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424019">
            <text:p>1320189424019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8.4375">
            <text:p>18.4375</text:p>
          </table:table-cell>
          <table:table-cell table:formula="of:=SQRT(([.B200]*[.B200])+([.C200]*[.C200])+([.D200]*[.D200]))" office:value-type="float" office:value="22.6488996697411">
            <text:p>22.6488996697</text:p>
          </table:table-cell>
          <table:table-cell office:value-type="float" office:value="9">
            <text:p>9</text:p>
          </table:table-cell>
          <table:table-cell table:formula="of:=[.A200]-[.A199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424523">
            <text:p>1320189424523</text:p>
          </table:table-cell>
          <table:table-cell office:value-type="float" office:value="13.875">
            <text:p>13.87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201]*[.B201])+([.C201]*[.C201])+([.D201]*[.D201]))" office:value-type="float" office:value="22.7053992752825">
            <text:p>22.7053992753</text:p>
          </table:table-cell>
          <table:table-cell office:value-type="float" office:value="8">
            <text:p>8</text:p>
          </table:table-cell>
          <table:table-cell table:formula="of:=[.A201]-[.A200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425062">
            <text:p>1320189425062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8.6875">
            <text:p>18.6875</text:p>
          </table:table-cell>
          <table:table-cell table:formula="of:=SQRT(([.B202]*[.B202])+([.C202]*[.C202])+([.D202]*[.D202]))" office:value-type="float" office:value="23.1544575891987">
            <text:p>23.1544575892</text:p>
          </table:table-cell>
          <table:table-cell office:value-type="float" office:value="9">
            <text:p>9</text:p>
          </table:table-cell>
          <table:table-cell table:formula="of:=[.A202]-[.A201]" office:value-type="float" office:value="539">
            <text:p>539</text:p>
          </table:table-cell>
          <table:table-cell table:number-columns-repeated="3"/>
        </table:table-row>
        <table:table-row table:style-name="ro1">
          <table:table-cell office:value-type="float" office:value="1320189425564">
            <text:p>1320189425564</text:p>
          </table:table-cell>
          <table:table-cell office:value-type="float" office:value="12.4375">
            <text:p>12.4375</text:p>
          </table:table-cell>
          <table:table-cell office:value-type="float" office:value="-1.375">
            <text:p>-1.375</text:p>
          </table:table-cell>
          <table:table-cell office:value-type="float" office:value="18.6875">
            <text:p>18.6875</text:p>
          </table:table-cell>
          <table:table-cell table:formula="of:=SQRT(([.B203]*[.B203])+([.C203]*[.C203])+([.D203]*[.D203]))" office:value-type="float" office:value="22.490101989542">
            <text:p>22.4901019895</text:p>
          </table:table-cell>
          <table:table-cell office:value-type="float" office:value="8">
            <text:p>8</text:p>
          </table:table-cell>
          <table:table-cell table:formula="of:=[.A203]-[.A202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426065">
            <text:p>1320189426065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6.9375">
            <text:p>16.9375</text:p>
          </table:table-cell>
          <table:table-cell table:formula="of:=SQRT(([.B204]*[.B204])+([.C204]*[.C204])+([.D204]*[.D204]))" office:value-type="float" office:value="21.4455159940254">
            <text:p>21.445515994</text:p>
          </table:table-cell>
          <table:table-cell office:value-type="float" office:value="8">
            <text:p>8</text:p>
          </table:table-cell>
          <table:table-cell table:formula="of:=[.A204]-[.A203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426527">
            <text:p>1320189426527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1875">
            <text:p>17.1875</text:p>
          </table:table-cell>
          <table:table-cell table:formula="of:=SQRT(([.B205]*[.B205])+([.C205]*[.C205])+([.D205]*[.D205]))" office:value-type="float" office:value="21.961703172796">
            <text:p>21.9617031728</text:p>
          </table:table-cell>
          <table:table-cell office:value-type="float" office:value="16">
            <text:p>16</text:p>
          </table:table-cell>
          <table:table-cell table:formula="of:=[.A205]-[.A204]" office:value-type="float" office:value="462">
            <text:p>462</text:p>
          </table:table-cell>
          <table:table-cell table:number-columns-repeated="3"/>
        </table:table-row>
        <table:table-row table:style-name="ro1">
          <table:table-cell office:value-type="float" office:value="1320189427126">
            <text:p>1320189427126</text:p>
          </table:table-cell>
          <table:table-cell office:value-type="float" office:value="13.375">
            <text:p>13.37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table:formula="of:=SQRT(([.B206]*[.B206])+([.C206]*[.C206])+([.D206]*[.D206]))" office:value-type="float" office:value="22.1924290299643">
            <text:p>22.19242903</text:p>
          </table:table-cell>
          <table:table-cell office:value-type="float" office:value="8">
            <text:p>8</text:p>
          </table:table-cell>
          <table:table-cell table:formula="of:=[.A206]-[.A205]" office:value-type="float" office:value="599">
            <text:p>599</text:p>
          </table:table-cell>
          <table:table-cell table:number-columns-repeated="3"/>
        </table:table-row>
        <table:table-row table:style-name="ro1">
          <table:table-cell office:value-type="float" office:value="1320189427569">
            <text:p>1320189427569</text:p>
          </table:table-cell>
          <table:table-cell office:value-type="float" office:value="13.625">
            <text:p>13.625</text:p>
          </table:table-cell>
          <table:table-cell office:value-type="float" office:value="-2.1875">
            <text:p>-2.1875</text:p>
          </table:table-cell>
          <table:table-cell office:value-type="float" office:value="17.4375">
            <text:p>17.4375</text:p>
          </table:table-cell>
          <table:table-cell table:formula="of:=SQRT(([.B207]*[.B207])+([.C207]*[.C207])+([.D207]*[.D207]))" office:value-type="float" office:value="22.237180295622">
            <text:p>22.2371802956</text:p>
          </table:table-cell>
          <table:table-cell office:value-type="float" office:value="8">
            <text:p>8</text:p>
          </table:table-cell>
          <table:table-cell table:formula="of:=[.A207]-[.A206]" office:value-type="float" office:value="443">
            <text:p>443</text:p>
          </table:table-cell>
          <table:table-cell table:number-columns-repeated="3"/>
        </table:table-row>
        <table:table-row table:style-name="ro1">
          <table:table-cell office:value-type="float" office:value="1320189428006">
            <text:p>1320189428006</text:p>
          </table:table-cell>
          <table:table-cell office:value-type="float" office:value="12.875">
            <text:p>12.87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table:formula="of:=SQRT(([.B208]*[.B208])+([.C208]*[.C208])+([.D208]*[.D208]))" office:value-type="float" office:value="22.0971753002505">
            <text:p>22.0971753003</text:p>
          </table:table-cell>
          <table:table-cell office:value-type="float" office:value="9">
            <text:p>9</text:p>
          </table:table-cell>
          <table:table-cell table:formula="of:=[.A208]-[.A207]" office:value-type="float" office:value="437">
            <text:p>437</text:p>
          </table:table-cell>
          <table:table-cell table:number-columns-repeated="3"/>
        </table:table-row>
        <table:table-row table:style-name="ro1">
          <table:table-cell office:value-type="float" office:value="1320189428566">
            <text:p>1320189428566</text:p>
          </table:table-cell>
          <table:table-cell office:value-type="float" office:value="12.625">
            <text:p>12.625</text:p>
          </table:table-cell>
          <table:table-cell office:value-type="float" office:value="-1.625">
            <text:p>-1.625</text:p>
          </table:table-cell>
          <table:table-cell office:value-type="float" office:value="16.4375">
            <text:p>16.4375</text:p>
          </table:table-cell>
          <table:table-cell table:formula="of:=SQRT(([.B209]*[.B209])+([.C209]*[.C209])+([.D209]*[.D209]))" office:value-type="float" office:value="20.7899652777488">
            <text:p>20.7899652777</text:p>
          </table:table-cell>
          <table:table-cell office:value-type="float" office:value="9">
            <text:p>9</text:p>
          </table:table-cell>
          <table:table-cell table:formula="of:=[.A209]-[.A208]" office:value-type="float" office:value="560">
            <text:p>560</text:p>
          </table:table-cell>
          <table:table-cell table:number-columns-repeated="3"/>
        </table:table-row>
        <table:table-row table:style-name="ro1">
          <table:table-cell office:value-type="float" office:value="1320189429064">
            <text:p>1320189429064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210]*[.B210])+([.C210]*[.C210])+([.D210]*[.D210]))" office:value-type="float" office:value="22.8022237128312">
            <text:p>22.8022237128</text:p>
          </table:table-cell>
          <table:table-cell office:value-type="float" office:value="8">
            <text:p>8</text:p>
          </table:table-cell>
          <table:table-cell table:formula="of:=[.A210]-[.A209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429562">
            <text:p>1320189429562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211]*[.B211])+([.C211]*[.C211])+([.D211]*[.D211]))" office:value-type="float" office:value="22.3859086536598">
            <text:p>22.3859086537</text:p>
          </table:table-cell>
          <table:table-cell office:value-type="float" office:value="9">
            <text:p>9</text:p>
          </table:table-cell>
          <table:table-cell table:formula="of:=[.A211]-[.A210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430014">
            <text:p>1320189430014</text:p>
          </table:table-cell>
          <table:table-cell office:value-type="float" office:value="13.375">
            <text:p>13.375</text:p>
          </table:table-cell>
          <table:table-cell office:value-type="float" office:value="-0.875">
            <text:p>-0.875</text:p>
          </table:table-cell>
          <table:table-cell office:value-type="float" office:value="18.6875">
            <text:p>18.6875</text:p>
          </table:table-cell>
          <table:table-cell table:formula="of:=SQRT(([.B212]*[.B212])+([.C212]*[.C212])+([.D212]*[.D212]))" office:value-type="float" office:value="22.9973673765064">
            <text:p>22.9973673765</text:p>
          </table:table-cell>
          <table:table-cell office:value-type="float" office:value="8">
            <text:p>8</text:p>
          </table:table-cell>
          <table:table-cell table:formula="of:=[.A212]-[.A211]" office:value-type="float" office:value="452">
            <text:p>452</text:p>
          </table:table-cell>
          <table:table-cell table:number-columns-repeated="3"/>
        </table:table-row>
        <table:table-row table:style-name="ro1">
          <table:table-cell office:value-type="float" office:value="1320189430520">
            <text:p>1320189430520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8.4375">
            <text:p>18.4375</text:p>
          </table:table-cell>
          <table:table-cell table:formula="of:=SQRT(([.B213]*[.B213])+([.C213]*[.C213])+([.D213]*[.D213]))" office:value-type="float" office:value="22.9667728740892">
            <text:p>22.9667728741</text:p>
          </table:table-cell>
          <table:table-cell office:value-type="float" office:value="16">
            <text:p>16</text:p>
          </table:table-cell>
          <table:table-cell table:formula="of:=[.A213]-[.A212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431014">
            <text:p>1320189431014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8.6875">
            <text:p>18.6875</text:p>
          </table:table-cell>
          <table:table-cell table:formula="of:=SQRT(([.B214]*[.B214])+([.C214]*[.C214])+([.D214]*[.D214]))" office:value-type="float" office:value="22.580498361418">
            <text:p>22.5804983614</text:p>
          </table:table-cell>
          <table:table-cell office:value-type="float" office:value="8">
            <text:p>8</text:p>
          </table:table-cell>
          <table:table-cell table:formula="of:=[.A214]-[.A213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431544">
            <text:p>1320189431544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215]*[.B215])+([.C215]*[.C215])+([.D215]*[.D215]))" office:value-type="float" office:value="22.3054960996163">
            <text:p>22.3054960996</text:p>
          </table:table-cell>
          <table:table-cell office:value-type="float" office:value="8">
            <text:p>8</text:p>
          </table:table-cell>
          <table:table-cell table:formula="of:=[.A215]-[.A214]" office:value-type="float" office:value="530">
            <text:p>530</text:p>
          </table:table-cell>
          <table:table-cell table:number-columns-repeated="3"/>
        </table:table-row>
        <table:table-row table:style-name="ro1">
          <table:table-cell office:value-type="float" office:value="1320189432067">
            <text:p>1320189432067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216]*[.B216])+([.C216]*[.C216])+([.D216]*[.D216]))" office:value-type="float" office:value="21.906138551785">
            <text:p>21.9061385518</text:p>
          </table:table-cell>
          <table:table-cell office:value-type="float" office:value="8">
            <text:p>8</text:p>
          </table:table-cell>
          <table:table-cell table:formula="of:=[.A216]-[.A215]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float" office:value="1320189432516">
            <text:p>1320189432516</text:p>
          </table:table-cell>
          <table:table-cell office:value-type="float" office:value="12.4375">
            <text:p>12.43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217]*[.B217])+([.C217]*[.C217])+([.D217]*[.D217]))" office:value-type="float" office:value="22.1131677400593">
            <text:p>22.1131677401</text:p>
          </table:table-cell>
          <table:table-cell office:value-type="float" office:value="9">
            <text:p>9</text:p>
          </table:table-cell>
          <table:table-cell table:formula="of:=[.A217]-[.A216]" office:value-type="float" office:value="449">
            <text:p>449</text:p>
          </table:table-cell>
          <table:table-cell table:number-columns-repeated="3"/>
        </table:table-row>
        <table:table-row table:style-name="ro1">
          <table:table-cell office:value-type="float" office:value="1320189433009">
            <text:p>1320189433009</text:p>
          </table:table-cell>
          <table:table-cell office:value-type="float" office:value="12.1875">
            <text:p>12.18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218]*[.B218])+([.C218]*[.C218])+([.D218]*[.D218]))" office:value-type="float" office:value="21.336405215031">
            <text:p>21.336405215</text:p>
          </table:table-cell>
          <table:table-cell office:value-type="float" office:value="8">
            <text:p>8</text:p>
          </table:table-cell>
          <table:table-cell table:formula="of:=[.A218]-[.A217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433569">
            <text:p>1320189433569</text:p>
          </table:table-cell>
          <table:table-cell office:value-type="float" office:value="13.125">
            <text:p>13.125</text:p>
          </table:table-cell>
          <table:table-cell office:value-type="float" office:value="-2.1875">
            <text:p>-2.1875</text:p>
          </table:table-cell>
          <table:table-cell office:value-type="float" office:value="17.6875">
            <text:p>17.6875</text:p>
          </table:table-cell>
          <table:table-cell table:formula="of:=SQRT(([.B219]*[.B219])+([.C219]*[.C219])+([.D219]*[.D219]))" office:value-type="float" office:value="22.1336494392588">
            <text:p>22.1336494393</text:p>
          </table:table-cell>
          <table:table-cell office:value-type="float" office:value="9">
            <text:p>9</text:p>
          </table:table-cell>
          <table:table-cell table:formula="of:=[.A219]-[.A218]" office:value-type="float" office:value="560">
            <text:p>560</text:p>
          </table:table-cell>
          <table:table-cell table:number-columns-repeated="3"/>
        </table:table-row>
        <table:table-row table:style-name="ro1">
          <table:table-cell office:value-type="float" office:value="1320189434073">
            <text:p>1320189434073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1875">
            <text:p>17.1875</text:p>
          </table:table-cell>
          <table:table-cell table:formula="of:=SQRT(([.B220]*[.B220])+([.C220]*[.C220])+([.D220]*[.D220]))" office:value-type="float" office:value="21.5044508474409">
            <text:p>21.5044508474</text:p>
          </table:table-cell>
          <table:table-cell office:value-type="float" office:value="8">
            <text:p>8</text:p>
          </table:table-cell>
          <table:table-cell table:formula="of:=[.A220]-[.A219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434572">
            <text:p>1320189434572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221]*[.B221])+([.C221]*[.C221])+([.D221]*[.D221]))" office:value-type="float" office:value="21.7047841788395">
            <text:p>21.7047841788</text:p>
          </table:table-cell>
          <table:table-cell office:value-type="float" office:value="8">
            <text:p>8</text:p>
          </table:table-cell>
          <table:table-cell table:formula="of:=[.A221]-[.A220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435058">
            <text:p>1320189435058</text:p>
          </table:table-cell>
          <table:table-cell office:value-type="float" office:value="12.625">
            <text:p>12.625</text:p>
          </table:table-cell>
          <table:table-cell office:value-type="float" office:value="-0.875">
            <text:p>-0.875</text:p>
          </table:table-cell>
          <table:table-cell office:value-type="float" office:value="18.1875">
            <text:p>18.1875</text:p>
          </table:table-cell>
          <table:table-cell table:formula="of:=SQRT(([.B222]*[.B222])+([.C222]*[.C222])+([.D222]*[.D222]))" office:value-type="float" office:value="22.157197617253">
            <text:p>22.1571976173</text:p>
          </table:table-cell>
          <table:table-cell office:value-type="float" office:value="9">
            <text:p>9</text:p>
          </table:table-cell>
          <table:table-cell table:formula="of:=[.A222]-[.A221]" office:value-type="float" office:value="486">
            <text:p>486</text:p>
          </table:table-cell>
          <table:table-cell table:number-columns-repeated="3"/>
        </table:table-row>
        <table:table-row table:style-name="ro1">
          <table:table-cell office:value-type="float" office:value="1320189435547">
            <text:p>1320189435547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223]*[.B223])+([.C223]*[.C223])+([.D223]*[.D223]))" office:value-type="float" office:value="22.7191583525887">
            <text:p>22.7191583526</text:p>
          </table:table-cell>
          <table:table-cell office:value-type="float" office:value="8">
            <text:p>8</text:p>
          </table:table-cell>
          <table:table-cell table:formula="of:=[.A223]-[.A222]" office:value-type="float" office:value="489">
            <text:p>489</text:p>
          </table:table-cell>
          <table:table-cell table:number-columns-repeated="3"/>
        </table:table-row>
        <table:table-row table:style-name="ro1">
          <table:table-cell office:value-type="float" office:value="1320189436053">
            <text:p>1320189436053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224]*[.B224])+([.C224]*[.C224])+([.D224]*[.D224]))" office:value-type="float" office:value="22.0851512616509">
            <text:p>22.0851512617</text:p>
          </table:table-cell>
          <table:table-cell office:value-type="float" office:value="8">
            <text:p>8</text:p>
          </table:table-cell>
          <table:table-cell table:formula="of:=[.A224]-[.A223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436549">
            <text:p>1320189436549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1875">
            <text:p>17.1875</text:p>
          </table:table-cell>
          <table:table-cell table:formula="of:=SQRT(([.B225]*[.B225])+([.C225]*[.C225])+([.D225]*[.D225]))" office:value-type="float" office:value="21.5044508474409">
            <text:p>21.5044508474</text:p>
          </table:table-cell>
          <table:table-cell office:value-type="float" office:value="8">
            <text:p>8</text:p>
          </table:table-cell>
          <table:table-cell table:formula="of:=[.A225]-[.A224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1320189437071">
            <text:p>1320189437071</text:p>
          </table:table-cell>
          <table:table-cell office:value-type="float" office:value="14.375">
            <text:p>14.375</text:p>
          </table:table-cell>
          <table:table-cell office:value-type="float" office:value="-2.1875">
            <text:p>-2.1875</text:p>
          </table:table-cell>
          <table:table-cell office:value-type="float" office:value="16.9375">
            <text:p>16.9375</text:p>
          </table:table-cell>
          <table:table-cell table:formula="of:=SQRT(([.B226]*[.B226])+([.C226]*[.C226])+([.D226]*[.D226]))" office:value-type="float" office:value="22.322739247234">
            <text:p>22.3227392472</text:p>
          </table:table-cell>
          <table:table-cell office:value-type="float" office:value="9">
            <text:p>9</text:p>
          </table:table-cell>
          <table:table-cell table:formula="of:=[.A226]-[.A225]" office:value-type="float" office:value="522">
            <text:p>522</text:p>
          </table:table-cell>
          <table:table-cell table:number-columns-repeated="3"/>
        </table:table-row>
        <table:table-row table:style-name="ro1">
          <table:table-cell office:value-type="float" office:value="1320189437568">
            <text:p>1320189437568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227]*[.B227])+([.C227]*[.C227])+([.D227]*[.D227]))" office:value-type="float" office:value="22.3425917531964">
            <text:p>22.3425917532</text:p>
          </table:table-cell>
          <table:table-cell office:value-type="float" office:value="18">
            <text:p>18</text:p>
          </table:table-cell>
          <table:table-cell table:formula="of:=[.A227]-[.A226]"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1320189438073">
            <text:p>1320189438073</text:p>
          </table:table-cell>
          <table:table-cell office:value-type="float" office:value="13.125">
            <text:p>13.125</text:p>
          </table:table-cell>
          <table:table-cell office:value-type="float" office:value="-2.1875">
            <text:p>-2.1875</text:p>
          </table:table-cell>
          <table:table-cell office:value-type="float" office:value="17.1875">
            <text:p>17.1875</text:p>
          </table:table-cell>
          <table:table-cell table:formula="of:=SQRT(([.B228]*[.B228])+([.C228]*[.C228])+([.D228]*[.D228]))" office:value-type="float" office:value="21.736166577849">
            <text:p>21.7361665778</text:p>
          </table:table-cell>
          <table:table-cell office:value-type="float" office:value="9">
            <text:p>9</text:p>
          </table:table-cell>
          <table:table-cell table:formula="of:=[.A228]-[.A227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438576">
            <text:p>1320189438576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229]*[.B229])+([.C229]*[.C229])+([.D229]*[.D229]))" office:value-type="float" office:value="21.9054252697819">
            <text:p>21.9054252698</text:p>
          </table:table-cell>
          <table:table-cell office:value-type="float" office:value="8">
            <text:p>8</text:p>
          </table:table-cell>
          <table:table-cell table:formula="of:=[.A229]-[.A228]" office:value-type="float" office:value="503">
            <text:p>503</text:p>
          </table:table-cell>
          <table:table-cell table:number-columns-repeated="3"/>
        </table:table-row>
        <table:table-row table:style-name="ro1">
          <table:table-cell office:value-type="float" office:value="1320189439068">
            <text:p>1320189439068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230]*[.B230])+([.C230]*[.C230])+([.D230]*[.D230]))" office:value-type="float" office:value="22.1889084060032">
            <text:p>22.188908406</text:p>
          </table:table-cell>
          <table:table-cell office:value-type="float" office:value="8">
            <text:p>8</text:p>
          </table:table-cell>
          <table:table-cell table:formula="of:=[.A230]-[.A229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439565">
            <text:p>1320189439565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231]*[.B231])+([.C231]*[.C231])+([.D231]*[.D231]))" office:value-type="float" office:value="22.2858734684104">
            <text:p>22.2858734684</text:p>
          </table:table-cell>
          <table:table-cell office:value-type="float" office:value="8">
            <text:p>8</text:p>
          </table:table-cell>
          <table:table-cell table:formula="of:=[.A231]-[.A230]"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1320189440061">
            <text:p>1320189440061</text:p>
          </table:table-cell>
          <table:table-cell office:value-type="float" office:value="13.625">
            <text:p>13.625</text:p>
          </table:table-cell>
          <table:table-cell office:value-type="float" office:value="-2.4375">
            <text:p>-2.4375</text:p>
          </table:table-cell>
          <table:table-cell office:value-type="float" office:value="18.1875">
            <text:p>18.1875</text:p>
          </table:table-cell>
          <table:table-cell table:formula="of:=SQRT(([.B232]*[.B232])+([.C232]*[.C232])+([.D232]*[.D232]))" office:value-type="float" office:value="22.8553535851012">
            <text:p>22.8553535851</text:p>
          </table:table-cell>
          <table:table-cell office:value-type="float" office:value="8">
            <text:p>8</text:p>
          </table:table-cell>
          <table:table-cell table:formula="of:=[.A232]-[.A231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1320189440551">
            <text:p>1320189440551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233]*[.B233])+([.C233]*[.C233])+([.D233]*[.D233]))" office:value-type="float" office:value="21.906138551785">
            <text:p>21.9061385518</text:p>
          </table:table-cell>
          <table:table-cell office:value-type="float" office:value="9">
            <text:p>9</text:p>
          </table:table-cell>
          <table:table-cell table:formula="of:=[.A233]-[.A232]" office:value-type="float" office:value="490">
            <text:p>490</text:p>
          </table:table-cell>
          <table:table-cell table:number-columns-repeated="3"/>
        </table:table-row>
        <table:table-row table:style-name="ro1">
          <table:table-cell office:value-type="float" office:value="1320189441048">
            <text:p>1320189441048</text:p>
          </table:table-cell>
          <table:table-cell office:value-type="float" office:value="14.625">
            <text:p>14.6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234]*[.B234])+([.C234]*[.C234])+([.D234]*[.D234]))" office:value-type="float" office:value="23.008235617926">
            <text:p>23.0082356179</text:p>
          </table:table-cell>
          <table:table-cell office:value-type="float" office:value="9">
            <text:p>9</text:p>
          </table:table-cell>
          <table:table-cell table:formula="of:=[.A234]-[.A233]"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1320189441548">
            <text:p>1320189441548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235]*[.B235])+([.C235]*[.C235])+([.D235]*[.D235]))" office:value-type="float" office:value="22.567347124773">
            <text:p>22.5673471248</text:p>
          </table:table-cell>
          <table:table-cell office:value-type="float" office:value="8">
            <text:p>8</text:p>
          </table:table-cell>
          <table:table-cell table:formula="of:=[.A235]-[.A234]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float" office:value="1320189442030">
            <text:p>1320189442030</text:p>
          </table:table-cell>
          <table:table-cell office:value-type="float" office:value="13.875">
            <text:p>13.875</text:p>
          </table:table-cell>
          <table:table-cell office:value-type="float" office:value="-0.875">
            <text:p>-0.875</text:p>
          </table:table-cell>
          <table:table-cell office:value-type="float" office:value="18.4375">
            <text:p>18.4375</text:p>
          </table:table-cell>
          <table:table-cell table:formula="of:=SQRT(([.B236]*[.B236])+([.C236]*[.C236])+([.D236]*[.D236]))" office:value-type="float" office:value="23.0916144141115">
            <text:p>23.0916144141</text:p>
          </table:table-cell>
          <table:table-cell office:value-type="float" office:value="8">
            <text:p>8</text:p>
          </table:table-cell>
          <table:table-cell table:formula="of:=[.A236]-[.A235]" office:value-type="float" office:value="482">
            <text:p>482</text:p>
          </table:table-cell>
          <table:table-cell table:number-columns-repeated="3"/>
        </table:table-row>
        <table:table-row table:style-name="ro1">
          <table:table-cell office:value-type="float" office:value="1320189442533">
            <text:p>1320189442533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237]*[.B237])+([.C237]*[.C237])+([.D237]*[.D237]))" office:value-type="float" office:value="22.6178338098501">
            <text:p>22.6178338099</text:p>
          </table:table-cell>
          <table:table-cell office:value-type="float" office:value="16">
            <text:p>16</text:p>
          </table:table-cell>
          <table:table-cell table:formula="of:=[.A237]-[.A236]" office:value-type="float" office:value="503">
            <text:p>503</text:p>
          </table:table-cell>
          <table:table-cell table:number-columns-repeated="3"/>
        </table:table-row>
        <table:table-row table:style-name="ro1">
          <table:table-cell office:value-type="float" office:value="1320189443037">
            <text:p>1320189443037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8.6875">
            <text:p>18.6875</text:p>
          </table:table-cell>
          <table:table-cell table:formula="of:=SQRT(([.B238]*[.B238])+([.C238]*[.C238])+([.D238]*[.D238]))" office:value-type="float" office:value="23.1841304829403">
            <text:p>23.1841304829</text:p>
          </table:table-cell>
          <table:table-cell office:value-type="float" office:value="9">
            <text:p>9</text:p>
          </table:table-cell>
          <table:table-cell table:formula="of:=[.A238]-[.A237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443555">
            <text:p>1320189443555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239]*[.B239])+([.C239]*[.C239])+([.D239]*[.D239]))" office:value-type="float" office:value="22.2346330360993">
            <text:p>22.2346330361</text:p>
          </table:table-cell>
          <table:table-cell office:value-type="float" office:value="9">
            <text:p>9</text:p>
          </table:table-cell>
          <table:table-cell table:formula="of:=[.A239]-[.A238]" office:value-type="float" office:value="518">
            <text:p>518</text:p>
          </table:table-cell>
          <table:table-cell table:number-columns-repeated="3"/>
        </table:table-row>
        <table:table-row table:style-name="ro1">
          <table:table-cell office:value-type="float" office:value="1320189444043">
            <text:p>1320189444043</text:p>
          </table:table-cell>
          <table:table-cell office:value-type="float" office:value="12.1875">
            <text:p>12.18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240]*[.B240])+([.C240]*[.C240])+([.D240]*[.D240]))" office:value-type="float" office:value="21.336405215031">
            <text:p>21.336405215</text:p>
          </table:table-cell>
          <table:table-cell office:value-type="float" office:value="8">
            <text:p>8</text:p>
          </table:table-cell>
          <table:table-cell table:formula="of:=[.A240]-[.A239]" office:value-type="float" office:value="488">
            <text:p>488</text:p>
          </table:table-cell>
          <table:table-cell table:number-columns-repeated="3"/>
        </table:table-row>
        <table:table-row table:style-name="ro1">
          <table:table-cell office:value-type="float" office:value="1320189444538">
            <text:p>1320189444538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6.6875">
            <text:p>16.6875</text:p>
          </table:table-cell>
          <table:table-cell table:formula="of:=SQRT(([.B241]*[.B241])+([.C241]*[.C241])+([.D241]*[.D241]))" office:value-type="float" office:value="21.4477016542566">
            <text:p>21.4477016543</text:p>
          </table:table-cell>
          <table:table-cell office:value-type="float" office:value="9">
            <text:p>9</text:p>
          </table:table-cell>
          <table:table-cell table:formula="of:=[.A241]-[.A240]"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float" office:value="1320189445051">
            <text:p>1320189445051</text:p>
          </table:table-cell>
          <table:table-cell office:value-type="float" office:value="13.375">
            <text:p>13.375</text:p>
          </table:table-cell>
          <table:table-cell office:value-type="float" office:value="-2.4375">
            <text:p>-2.4375</text:p>
          </table:table-cell>
          <table:table-cell office:value-type="float" office:value="17.4375">
            <text:p>17.4375</text:p>
          </table:table-cell>
          <table:table-cell table:formula="of:=SQRT(([.B242]*[.B242])+([.C242]*[.C242])+([.D242]*[.D242]))" office:value-type="float" office:value="22.1110478607415">
            <text:p>22.1110478607</text:p>
          </table:table-cell>
          <table:table-cell office:value-type="float" office:value="8">
            <text:p>8</text:p>
          </table:table-cell>
          <table:table-cell table:formula="of:=[.A242]-[.A241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445551">
            <text:p>1320189445551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243]*[.B243])+([.C243]*[.C243])+([.D243]*[.D243]))" office:value-type="float" office:value="22.5534954330809">
            <text:p>22.5534954331</text:p>
          </table:table-cell>
          <table:table-cell office:value-type="float" office:value="8">
            <text:p>8</text:p>
          </table:table-cell>
          <table:table-cell table:formula="of:=[.A243]-[.A242]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float" office:value="1320189446042">
            <text:p>1320189446042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244]*[.B244])+([.C244]*[.C244])+([.D244]*[.D244]))" office:value-type="float" office:value="22.0192564872204">
            <text:p>22.0192564872</text:p>
          </table:table-cell>
          <table:table-cell office:value-type="float" office:value="7">
            <text:p>7</text:p>
          </table:table-cell>
          <table:table-cell table:formula="of:=[.A244]-[.A243]" office:value-type="float" office:value="491">
            <text:p>491</text:p>
          </table:table-cell>
          <table:table-cell table:number-columns-repeated="3"/>
        </table:table-row>
        <table:table-row table:style-name="ro1">
          <table:table-cell office:value-type="float" office:value="1320189446532">
            <text:p>1320189446532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245]*[.B245])+([.C245]*[.C245])+([.D245]*[.D245]))" office:value-type="float" office:value="22.1720016293072">
            <text:p>22.1720016293</text:p>
          </table:table-cell>
          <table:table-cell office:value-type="float" office:value="10">
            <text:p>10</text:p>
          </table:table-cell>
          <table:table-cell table:formula="of:=[.A245]-[.A244]" office:value-type="float" office:value="490">
            <text:p>490</text:p>
          </table:table-cell>
          <table:table-cell table:number-columns-repeated="3"/>
        </table:table-row>
        <table:table-row table:style-name="ro1">
          <table:table-cell office:value-type="float" office:value="1320189447085">
            <text:p>1320189447085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table:formula="of:=SQRT(([.B246]*[.B246])+([.C246]*[.C246])+([.D246]*[.D246]))" office:value-type="float" office:value="22.7528329280114">
            <text:p>22.752832928</text:p>
          </table:table-cell>
          <table:table-cell office:value-type="float" office:value="8">
            <text:p>8</text:p>
          </table:table-cell>
          <table:table-cell table:formula="of:=[.A246]-[.A245]" office:value-type="float" office:value="553">
            <text:p>553</text:p>
          </table:table-cell>
          <table:table-cell table:number-columns-repeated="3"/>
        </table:table-row>
        <table:table-row table:style-name="ro1">
          <table:table-cell office:value-type="float" office:value="1320189447553">
            <text:p>1320189447553</text:p>
          </table:table-cell>
          <table:table-cell office:value-type="float" office:value="12.875">
            <text:p>12.875</text:p>
          </table:table-cell>
          <table:table-cell office:value-type="float" office:value="-0.375">
            <text:p>-0.375</text:p>
          </table:table-cell>
          <table:table-cell office:value-type="float" office:value="18.1875">
            <text:p>18.1875</text:p>
          </table:table-cell>
          <table:table-cell table:formula="of:=SQRT(([.B247]*[.B247])+([.C247]*[.C247])+([.D247]*[.D247]))" office:value-type="float" office:value="22.2865745741691">
            <text:p>22.2865745742</text:p>
          </table:table-cell>
          <table:table-cell office:value-type="float" office:value="8">
            <text:p>8</text:p>
          </table:table-cell>
          <table:table-cell table:formula="of:=[.A247]-[.A246]" office:value-type="float" office:value="468">
            <text:p>468</text:p>
          </table:table-cell>
          <table:table-cell table:number-columns-repeated="3"/>
        </table:table-row>
        <table:table-row table:style-name="ro1">
          <table:table-cell office:value-type="float" office:value="1320189448060">
            <text:p>1320189448060</text:p>
          </table:table-cell>
          <table:table-cell office:value-type="float" office:value="13.625">
            <text:p>13.625</text:p>
          </table:table-cell>
          <table:table-cell office:value-type="float" office:value="-2.1875">
            <text:p>-2.1875</text:p>
          </table:table-cell>
          <table:table-cell office:value-type="float" office:value="17.9375">
            <text:p>17.9375</text:p>
          </table:table-cell>
          <table:table-cell table:formula="of:=SQRT(([.B248]*[.B248])+([.C248]*[.C248])+([.D248]*[.D248]))" office:value-type="float" office:value="22.6313872199651">
            <text:p>22.63138722</text:p>
          </table:table-cell>
          <table:table-cell office:value-type="float" office:value="9">
            <text:p>9</text:p>
          </table:table-cell>
          <table:table-cell table:formula="of:=[.A248]-[.A247]" office:value-type="float" office:value="507">
            <text:p>507</text:p>
          </table:table-cell>
          <table:table-cell table:number-columns-repeated="3"/>
        </table:table-row>
        <table:table-row table:style-name="ro1">
          <table:table-cell office:value-type="float" office:value="1320189448557">
            <text:p>1320189448557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9.1875">
            <text:p>19.1875</text:p>
          </table:table-cell>
          <table:table-cell table:formula="of:=SQRT(([.B249]*[.B249])+([.C249]*[.C249])+([.D249]*[.D249]))" office:value-type="float" office:value="23.0448780914545">
            <text:p>23.0448780915</text:p>
          </table:table-cell>
          <table:table-cell office:value-type="float" office:value="16">
            <text:p>16</text:p>
          </table:table-cell>
          <table:table-cell table:formula="of:=[.A249]-[.A248]"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1320189449061">
            <text:p>1320189449061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8.6875">
            <text:p>18.6875</text:p>
          </table:table-cell>
          <table:table-cell table:formula="of:=SQRT(([.B250]*[.B250])+([.C250]*[.C250])+([.D250]*[.D250]))" office:value-type="float" office:value="22.7212214955534">
            <text:p>22.7212214956</text:p>
          </table:table-cell>
          <table:table-cell office:value-type="float" office:value="7">
            <text:p>7</text:p>
          </table:table-cell>
          <table:table-cell table:formula="of:=[.A250]-[.A249]" office:value-type="float" office:value="504">
            <text:p>504</text:p>
          </table:table-cell>
          <table:table-cell table:number-columns-repeated="3"/>
        </table:table-row>
        <table:table-row table:style-name="ro1">
          <table:table-cell office:value-type="float" office:value="1320189449537">
            <text:p>1320189449537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251]*[.B251])+([.C251]*[.C251])+([.D251]*[.D251]))" office:value-type="float" office:value="22.4033514512896">
            <text:p>22.4033514513</text:p>
          </table:table-cell>
          <table:table-cell office:value-type="float" office:value="9">
            <text:p>9</text:p>
          </table:table-cell>
          <table:table-cell table:formula="of:=[.A251]-[.A250]" office:value-type="float" office:value="476">
            <text:p>476</text:p>
          </table:table-cell>
          <table:table-cell table:number-columns-repeated="3"/>
        </table:table-row>
        <table:table-row table:style-name="ro1">
          <table:table-cell office:value-type="float" office:value="1320189450060">
            <text:p>1320189450060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252]*[.B252])+([.C252]*[.C252])+([.D252]*[.D252]))" office:value-type="float" office:value="22.9170549209535">
            <text:p>22.917054921</text:p>
          </table:table-cell>
          <table:table-cell office:value-type="float" office:value="8">
            <text:p>8</text:p>
          </table:table-cell>
          <table:table-cell table:formula="of:=[.A252]-[.A251]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float" office:value="1320189450572">
            <text:p>1320189450572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253]*[.B253])+([.C253]*[.C253])+([.D253]*[.D253]))" office:value-type="float" office:value="22.6537283079408">
            <text:p>22.6537283079</text:p>
          </table:table-cell>
          <table:table-cell office:value-type="float" office:value="9">
            <text:p>9</text:p>
          </table:table-cell>
          <table:table-cell table:formula="of:=[.A253]-[.A252]" office:value-type="float" office:value="512">
            <text:p>512</text:p>
          </table:table-cell>
          <table:table-cell table:number-columns-repeated="3"/>
        </table:table-row>
        <table:table-row table:style-name="ro1">
          <table:table-cell office:value-type="float" office:value="1320189451028">
            <text:p>1320189451028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254]*[.B254])+([.C254]*[.C254])+([.D254]*[.D254]))" office:value-type="float" office:value="22.0050597874671">
            <text:p>22.0050597875</text:p>
          </table:table-cell>
          <table:table-cell office:value-type="float" office:value="8">
            <text:p>8</text:p>
          </table:table-cell>
          <table:table-cell table:formula="of:=[.A254]-[.A253]" office:value-type="float" office:value="456">
            <text:p>456</text:p>
          </table:table-cell>
          <table:table-cell table:number-columns-repeated="3"/>
        </table:table-row>
        <table:table-row table:style-name="ro1">
          <table:table-cell office:value-type="float" office:value="1320189451551">
            <text:p>1320189451551</text:p>
          </table:table-cell>
          <table:table-cell office:value-type="float" office:value="12.4375">
            <text:p>12.437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table:formula="of:=SQRT(([.B255]*[.B255])+([.C255]*[.C255])+([.D255]*[.D255]))" office:value-type="float" office:value="21.8451582164103">
            <text:p>21.8451582164</text:p>
          </table:table-cell>
          <table:table-cell office:value-type="float" office:value="8">
            <text:p>8</text:p>
          </table:table-cell>
          <table:table-cell table:formula="of:=[.A255]-[.A254]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float" office:value="1320189452095">
            <text:p>1320189452095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256]*[.B256])+([.C256]*[.C256])+([.D256]*[.D256]))" office:value-type="float" office:value="22.3621646145895">
            <text:p>22.3621646146</text:p>
          </table:table-cell>
          <table:table-cell office:value-type="float" office:value="9">
            <text:p>9</text:p>
          </table:table-cell>
          <table:table-cell table:formula="of:=[.A256]-[.A255]" office:value-type="float" office:value="544">
            <text:p>544</text:p>
          </table:table-cell>
          <table:table-cell table:number-columns-repeated="3"/>
        </table:table-row>
        <table:table-row table:style-name="ro1">
          <table:table-cell office:value-type="float" office:value="1320189452553">
            <text:p>1320189452553</text:p>
          </table:table-cell>
          <table:table-cell office:value-type="float" office:value="12.875">
            <text:p>12.875</text:p>
          </table:table-cell>
          <table:table-cell office:value-type="float" office:value="-2.1875">
            <text:p>-2.1875</text:p>
          </table:table-cell>
          <table:table-cell office:value-type="float" office:value="17.9375">
            <text:p>17.9375</text:p>
          </table:table-cell>
          <table:table-cell table:formula="of:=SQRT(([.B257]*[.B257])+([.C257]*[.C257])+([.D257]*[.D257]))" office:value-type="float" office:value="22.1879401364795">
            <text:p>22.1879401365</text:p>
          </table:table-cell>
          <table:table-cell office:value-type="float" office:value="16">
            <text:p>16</text:p>
          </table:table-cell>
          <table:table-cell table:formula="of:=[.A257]-[.A256]" office:value-type="float" office:value="458">
            <text:p>458</text:p>
          </table:table-cell>
          <table:table-cell table:number-columns-repeated="3"/>
        </table:table-row>
        <table:table-row table:style-name="ro1">
          <table:table-cell office:value-type="float" office:value="1320189453150">
            <text:p>1320189453150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258]*[.B258])+([.C258]*[.C258])+([.D258]*[.D258]))" office:value-type="float" office:value="22.0362804540603">
            <text:p>22.0362804541</text:p>
          </table:table-cell>
          <table:table-cell office:value-type="float" office:value="8">
            <text:p>8</text:p>
          </table:table-cell>
          <table:table-cell table:formula="of:=[.A258]-[.A257]" office:value-type="float" office:value="597">
            <text:p>597</text:p>
          </table:table-cell>
          <table:table-cell table:number-columns-repeated="3"/>
        </table:table-row>
        <table:table-row table:style-name="ro1">
          <table:table-cell office:value-type="float" office:value="1320189453533">
            <text:p>1320189453533</text:p>
          </table:table-cell>
          <table:table-cell office:value-type="float" office:value="12.4375">
            <text:p>12.437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259]*[.B259])+([.C259]*[.C259])+([.D259]*[.D259]))" office:value-type="float" office:value="21.6518980114908">
            <text:p>21.6518980115</text:p>
          </table:table-cell>
          <table:table-cell office:value-type="float" office:value="8">
            <text:p>8</text:p>
          </table:table-cell>
          <table:table-cell table:formula="of:=[.A259]-[.A258]" office:value-type="float" office:value="383">
            <text:p>383</text:p>
          </table:table-cell>
          <table:table-cell table:number-columns-repeated="3"/>
        </table:table-row>
        <table:table-row table:style-name="ro1">
          <table:table-cell office:value-type="float" office:value="1320189454062">
            <text:p>1320189454062</text:p>
          </table:table-cell>
          <table:table-cell office:value-type="float" office:value="13.375">
            <text:p>13.375</text:p>
          </table:table-cell>
          <table:table-cell office:value-type="float" office:value="-2.4375">
            <text:p>-2.4375</text:p>
          </table:table-cell>
          <table:table-cell office:value-type="float" office:value="17.4375">
            <text:p>17.4375</text:p>
          </table:table-cell>
          <table:table-cell table:formula="of:=SQRT(([.B260]*[.B260])+([.C260]*[.C260])+([.D260]*[.D260]))" office:value-type="float" office:value="22.1110478607415">
            <text:p>22.1110478607</text:p>
          </table:table-cell>
          <table:table-cell office:value-type="float" office:value="8">
            <text:p>8</text:p>
          </table:table-cell>
          <table:table-cell table:formula="of:=[.A260]-[.A259]" office:value-type="float" office:value="529">
            <text:p>529</text:p>
          </table:table-cell>
          <table:table-cell table:number-columns-repeated="3"/>
        </table:table-row>
        <table:table-row table:style-name="ro1">
          <table:table-cell office:value-type="float" office:value="1320189454583">
            <text:p>1320189454583</text:p>
          </table:table-cell>
          <table:table-cell office:value-type="float" office:value="14.375">
            <text:p>14.375</text:p>
          </table:table-cell>
          <table:table-cell office:value-type="float" office:value="-2.4375">
            <text:p>-2.4375</text:p>
          </table:table-cell>
          <table:table-cell office:value-type="float" office:value="17.9375">
            <text:p>17.9375</text:p>
          </table:table-cell>
          <table:table-cell table:formula="of:=SQRT(([.B261]*[.B261])+([.C261]*[.C261])+([.D261]*[.D261]))" office:value-type="float" office:value="23.1157075924576">
            <text:p>23.1157075925</text:p>
          </table:table-cell>
          <table:table-cell office:value-type="float" office:value="9">
            <text:p>9</text:p>
          </table:table-cell>
          <table:table-cell table:formula="of:=[.A261]-[.A260]" office:value-type="float" office:value="521">
            <text:p>521</text:p>
          </table:table-cell>
          <table:table-cell table:number-columns-repeated="3"/>
        </table:table-row>
        <table:table-row table:style-name="ro1">
          <table:table-cell office:value-type="float" office:value="1320189455047">
            <text:p>1320189455047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262]*[.B262])+([.C262]*[.C262])+([.D262]*[.D262]))" office:value-type="float" office:value="21.9054252697819">
            <text:p>21.9054252698</text:p>
          </table:table-cell>
          <table:table-cell office:value-type="float" office:value="7">
            <text:p>7</text:p>
          </table:table-cell>
          <table:table-cell table:formula="of:=[.A262]-[.A261]" office:value-type="float" office:value="464">
            <text:p>464</text:p>
          </table:table-cell>
          <table:table-cell table:number-columns-repeated="3"/>
        </table:table-row>
        <table:table-row table:style-name="ro1">
          <table:table-cell office:value-type="float" office:value="1320189455577">
            <text:p>1320189455577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263]*[.B263])+([.C263]*[.C263])+([.D263]*[.D263]))" office:value-type="float" office:value="22.1720016293072">
            <text:p>22.1720016293</text:p>
          </table:table-cell>
          <table:table-cell office:value-type="float" office:value="9">
            <text:p>9</text:p>
          </table:table-cell>
          <table:table-cell table:formula="of:=[.A263]-[.A262]" office:value-type="float" office:value="530">
            <text:p>530</text:p>
          </table:table-cell>
          <table:table-cell table:number-columns-repeated="3"/>
        </table:table-row>
        <table:table-row table:style-name="ro1">
          <table:table-cell office:value-type="float" office:value="1320189456100">
            <text:p>1320189456100</text:p>
          </table:table-cell>
          <table:table-cell office:value-type="float" office:value="12.1875">
            <text:p>12.1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264]*[.B264])+([.C264]*[.C264])+([.D264]*[.D264]))" office:value-type="float" office:value="21.523787712668">
            <text:p>21.5237877127</text:p>
          </table:table-cell>
          <table:table-cell office:value-type="float" office:value="8">
            <text:p>8</text:p>
          </table:table-cell>
          <table:table-cell table:formula="of:=[.A264]-[.A263]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float" office:value="1320189456671">
            <text:p>1320189456671</text:p>
          </table:table-cell>
          <table:table-cell office:value-type="float" office:value="12.4375">
            <text:p>12.43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265]*[.B265])+([.C265]*[.C265])+([.D265]*[.D265]))" office:value-type="float" office:value="21.4801870918295">
            <text:p>21.4801870918</text:p>
          </table:table-cell>
          <table:table-cell office:value-type="float" office:value="9">
            <text:p>9</text:p>
          </table:table-cell>
          <table:table-cell table:formula="of:=[.A265]-[.A264]" office:value-type="float" office:value="571">
            <text:p>571</text:p>
          </table:table-cell>
          <table:table-cell table:number-columns-repeated="3"/>
        </table:table-row>
        <table:table-row table:style-name="ro1">
          <table:table-cell office:value-type="float" office:value="1320189457140">
            <text:p>1320189457140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266]*[.B266])+([.C266]*[.C266])+([.D266]*[.D266]))" office:value-type="float" office:value="22.5534954330809">
            <text:p>22.5534954331</text:p>
          </table:table-cell>
          <table:table-cell office:value-type="float" office:value="8">
            <text:p>8</text:p>
          </table:table-cell>
          <table:table-cell table:formula="of:=[.A266]-[.A265]" office:value-type="float" office:value="469">
            <text:p>469</text:p>
          </table:table-cell>
          <table:table-cell table:number-columns-repeated="3"/>
        </table:table-row>
        <table:table-row table:style-name="ro1">
          <table:table-cell office:value-type="float" office:value="1320189457609">
            <text:p>1320189457609</text:p>
          </table:table-cell>
          <table:table-cell office:value-type="float" office:value="12.1875">
            <text:p>12.18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267]*[.B267])+([.C267]*[.C267])+([.D267]*[.D267]))" office:value-type="float" office:value="21.3041589249611">
            <text:p>21.304158925</text:p>
          </table:table-cell>
          <table:table-cell office:value-type="float" office:value="8">
            <text:p>8</text:p>
          </table:table-cell>
          <table:table-cell table:formula="of:=[.A267]-[.A266]" office:value-type="float" office:value="469">
            <text:p>469</text:p>
          </table:table-cell>
          <table:table-cell table:number-columns-repeated="3"/>
        </table:table-row>
        <table:table-row table:style-name="ro1">
          <table:table-cell office:value-type="float" office:value="1320189458089">
            <text:p>1320189458089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268]*[.B268])+([.C268]*[.C268])+([.D268]*[.D268]))" office:value-type="float" office:value="21.7745012859078">
            <text:p>21.7745012859</text:p>
          </table:table-cell>
          <table:table-cell office:value-type="float" office:value="9">
            <text:p>9</text:p>
          </table:table-cell>
          <table:table-cell table:formula="of:=[.A268]-[.A267]" office:value-type="float" office:value="480">
            <text:p>480</text:p>
          </table:table-cell>
          <table:table-cell table:number-columns-repeated="3"/>
        </table:table-row>
        <table:table-row table:style-name="ro1">
          <table:table-cell office:value-type="float" office:value="1320189458591">
            <text:p>1320189458591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269]*[.B269])+([.C269]*[.C269])+([.D269]*[.D269]))" office:value-type="float" office:value="22.2346330360993">
            <text:p>22.2346330361</text:p>
          </table:table-cell>
          <table:table-cell office:value-type="float" office:value="10">
            <text:p>10</text:p>
          </table:table-cell>
          <table:table-cell table:formula="of:=[.A269]-[.A268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459083">
            <text:p>1320189459083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270]*[.B270])+([.C270]*[.C270])+([.D270]*[.D270]))" office:value-type="float" office:value="22.6178338098501">
            <text:p>22.6178338099</text:p>
          </table:table-cell>
          <table:table-cell office:value-type="float" office:value="8">
            <text:p>8</text:p>
          </table:table-cell>
          <table:table-cell table:formula="of:=[.A270]-[.A269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459553">
            <text:p>1320189459553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8.6875">
            <text:p>18.6875</text:p>
          </table:table-cell>
          <table:table-cell table:formula="of:=SQRT(([.B271]*[.B271])+([.C271]*[.C271])+([.D271]*[.D271]))" office:value-type="float" office:value="23.1544575891987">
            <text:p>23.1544575892</text:p>
          </table:table-cell>
          <table:table-cell office:value-type="float" office:value="8">
            <text:p>8</text:p>
          </table:table-cell>
          <table:table-cell table:formula="of:=[.A271]-[.A270]" office:value-type="float" office:value="470">
            <text:p>470</text:p>
          </table:table-cell>
          <table:table-cell table:number-columns-repeated="3"/>
        </table:table-row>
        <table:table-row table:style-name="ro1">
          <table:table-cell office:value-type="float" office:value="1320189460098">
            <text:p>1320189460098</text:p>
          </table:table-cell>
          <table:table-cell office:value-type="float" office:value="12.1875">
            <text:p>12.18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272]*[.B272])+([.C272]*[.C272])+([.D272]*[.D272]))" office:value-type="float" office:value="21.9536087580152">
            <text:p>21.953608758</text:p>
          </table:table-cell>
          <table:table-cell office:value-type="float" office:value="17">
            <text:p>17</text:p>
          </table:table-cell>
          <table:table-cell table:formula="of:=[.A272]-[.A271]" office:value-type="float" office:value="545">
            <text:p>545</text:p>
          </table:table-cell>
          <table:table-cell table:number-columns-repeated="3"/>
        </table:table-row>
        <table:table-row table:style-name="ro1">
          <table:table-cell office:value-type="float" office:value="1320189460582">
            <text:p>1320189460582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8.6875">
            <text:p>18.6875</text:p>
          </table:table-cell>
          <table:table-cell table:formula="of:=SQRT(([.B273]*[.B273])+([.C273]*[.C273])+([.D273]*[.D273]))" office:value-type="float" office:value="23.021813704615">
            <text:p>23.0218137046</text:p>
          </table:table-cell>
          <table:table-cell office:value-type="float" office:value="9">
            <text:p>9</text:p>
          </table:table-cell>
          <table:table-cell table:formula="of:=[.A273]-[.A272]" office:value-type="float" office:value="484">
            <text:p>484</text:p>
          </table:table-cell>
          <table:table-cell table:number-columns-repeated="3"/>
        </table:table-row>
        <table:table-row table:style-name="ro1">
          <table:table-cell office:value-type="float" office:value="1320189461100">
            <text:p>1320189461100</text:p>
          </table:table-cell>
          <table:table-cell office:value-type="float" office:value="13.875">
            <text:p>13.875</text:p>
          </table:table-cell>
          <table:table-cell office:value-type="float" office:value="-2.1875">
            <text:p>-2.1875</text:p>
          </table:table-cell>
          <table:table-cell office:value-type="float" office:value="16.4375">
            <text:p>16.4375</text:p>
          </table:table-cell>
          <table:table-cell table:formula="of:=SQRT(([.B274]*[.B274])+([.C274]*[.C274])+([.D274]*[.D274]))" office:value-type="float" office:value="21.6215676466809">
            <text:p>21.6215676467</text:p>
          </table:table-cell>
          <table:table-cell office:value-type="float" office:value="8">
            <text:p>8</text:p>
          </table:table-cell>
          <table:table-cell table:formula="of:=[.A274]-[.A273]" office:value-type="float" office:value="518">
            <text:p>518</text:p>
          </table:table-cell>
          <table:table-cell table:number-columns-repeated="3"/>
        </table:table-row>
        <table:table-row table:style-name="ro1">
          <table:table-cell office:value-type="float" office:value="1320189461574">
            <text:p>1320189461574</text:p>
          </table:table-cell>
          <table:table-cell office:value-type="float" office:value="12.875">
            <text:p>12.875</text:p>
          </table:table-cell>
          <table:table-cell office:value-type="float" office:value="-0.125">
            <text:p>-0.125</text:p>
          </table:table-cell>
          <table:table-cell office:value-type="float" office:value="17.1875">
            <text:p>17.1875</text:p>
          </table:table-cell>
          <table:table-cell table:formula="of:=SQRT(([.B275]*[.B275])+([.C275]*[.C275])+([.D275]*[.D275]))" office:value-type="float" office:value="21.4753674299184">
            <text:p>21.4753674299</text:p>
          </table:table-cell>
          <table:table-cell office:value-type="float" office:value="9">
            <text:p>9</text:p>
          </table:table-cell>
          <table:table-cell table:formula="of:=[.A275]-[.A274]" office:value-type="float" office:value="474">
            <text:p>474</text:p>
          </table:table-cell>
          <table:table-cell table:number-columns-repeated="3"/>
        </table:table-row>
        <table:table-row table:style-name="ro1">
          <table:table-cell office:value-type="float" office:value="1320189462096">
            <text:p>1320189462096</text:p>
          </table:table-cell>
          <table:table-cell office:value-type="float" office:value="13.125">
            <text:p>13.125</text:p>
          </table:table-cell>
          <table:table-cell office:value-type="float" office:value="-2.1875">
            <text:p>-2.1875</text:p>
          </table:table-cell>
          <table:table-cell office:value-type="float" office:value="17.1875">
            <text:p>17.1875</text:p>
          </table:table-cell>
          <table:table-cell table:formula="of:=SQRT(([.B276]*[.B276])+([.C276]*[.C276])+([.D276]*[.D276]))" office:value-type="float" office:value="21.736166577849">
            <text:p>21.7361665778</text:p>
          </table:table-cell>
          <table:table-cell office:value-type="float" office:value="8">
            <text:p>8</text:p>
          </table:table-cell>
          <table:table-cell table:formula="of:=[.A276]-[.A275]" office:value-type="float" office:value="522">
            <text:p>522</text:p>
          </table:table-cell>
          <table:table-cell table:number-columns-repeated="3"/>
        </table:table-row>
        <table:table-row table:style-name="ro1">
          <table:table-cell office:value-type="float" office:value="1320189462544">
            <text:p>1320189462544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277]*[.B277])+([.C277]*[.C277])+([.D277]*[.D277]))" office:value-type="float" office:value="21.8540077846147">
            <text:p>21.8540077846</text:p>
          </table:table-cell>
          <table:table-cell office:value-type="float" office:value="8">
            <text:p>8</text:p>
          </table:table-cell>
          <table:table-cell table:formula="of:=[.A277]-[.A276]" office:value-type="float" office:value="448">
            <text:p>448</text:p>
          </table:table-cell>
          <table:table-cell table:number-columns-repeated="3"/>
        </table:table-row>
        <table:table-row table:style-name="ro1">
          <table:table-cell office:value-type="float" office:value="1320189463059">
            <text:p>1320189463059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table:formula="of:=SQRT(([.B278]*[.B278])+([.C278]*[.C278])+([.D278]*[.D278]))" office:value-type="float" office:value="21.8389882148876">
            <text:p>21.8389882149</text:p>
          </table:table-cell>
          <table:table-cell office:value-type="float" office:value="8">
            <text:p>8</text:p>
          </table:table-cell>
          <table:table-cell table:formula="of:=[.A278]-[.A277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463582">
            <text:p>1320189463582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8.4375">
            <text:p>18.4375</text:p>
          </table:table-cell>
          <table:table-cell table:formula="of:=SQRT(([.B279]*[.B279])+([.C279]*[.C279])+([.D279]*[.D279]))" office:value-type="float" office:value="22.6488996697411">
            <text:p>22.6488996697</text:p>
          </table:table-cell>
          <table:table-cell office:value-type="float" office:value="9">
            <text:p>9</text:p>
          </table:table-cell>
          <table:table-cell table:formula="of:=[.A279]-[.A278]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float" office:value="1320189464070">
            <text:p>1320189464070</text:p>
          </table:table-cell>
          <table:table-cell office:value-type="float" office:value="13.875">
            <text:p>13.8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280]*[.B280])+([.C280]*[.C280])+([.D280]*[.D280]))" office:value-type="float" office:value="22.9334124423296">
            <text:p>22.9334124423</text:p>
          </table:table-cell>
          <table:table-cell office:value-type="float" office:value="9">
            <text:p>9</text:p>
          </table:table-cell>
          <table:table-cell table:formula="of:=[.A280]-[.A279]" office:value-type="float" office:value="488">
            <text:p>488</text:p>
          </table:table-cell>
          <table:table-cell table:number-columns-repeated="3"/>
        </table:table-row>
        <table:table-row table:style-name="ro1">
          <table:table-cell office:value-type="float" office:value="1320189464681">
            <text:p>1320189464681</text:p>
          </table:table-cell>
          <table:table-cell office:value-type="float" office:value="12.625">
            <text:p>12.6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281]*[.B281])+([.C281]*[.C281])+([.D281]*[.D281]))" office:value-type="float" office:value="21.9951166455193">
            <text:p>21.9951166455</text:p>
          </table:table-cell>
          <table:table-cell office:value-type="float" office:value="9">
            <text:p>9</text:p>
          </table:table-cell>
          <table:table-cell table:formula="of:=[.A281]-[.A280]" office:value-type="float" office:value="611">
            <text:p>611</text:p>
          </table:table-cell>
          <table:table-cell table:number-columns-repeated="3"/>
        </table:table-row>
        <table:table-row table:style-name="ro1">
          <table:table-cell office:value-type="float" office:value="1320189465063">
            <text:p>1320189465063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282]*[.B282])+([.C282]*[.C282])+([.D282]*[.D282]))" office:value-type="float" office:value="22.2858734684104">
            <text:p>22.2858734684</text:p>
          </table:table-cell>
          <table:table-cell office:value-type="float" office:value="8">
            <text:p>8</text:p>
          </table:table-cell>
          <table:table-cell table:formula="of:=[.A282]-[.A281]" office:value-type="float" office:value="382">
            <text:p>382</text:p>
          </table:table-cell>
          <table:table-cell table:number-columns-repeated="3"/>
        </table:table-row>
        <table:table-row table:style-name="ro1">
          <table:table-cell office:value-type="float" office:value="1320189465587">
            <text:p>1320189465587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283]*[.B283])+([.C283]*[.C283])+([.D283]*[.D283]))" office:value-type="float" office:value="22.3621646145895">
            <text:p>22.3621646146</text:p>
          </table:table-cell>
          <table:table-cell office:value-type="float" office:value="8">
            <text:p>8</text:p>
          </table:table-cell>
          <table:table-cell table:formula="of:=[.A283]-[.A282]" office:value-type="float" office:value="524">
            <text:p>524</text:p>
          </table:table-cell>
          <table:table-cell table:number-columns-repeated="3"/>
        </table:table-row>
        <table:table-row table:style-name="ro1">
          <table:table-cell office:value-type="float" office:value="1320189466105">
            <text:p>1320189466105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6.6875">
            <text:p>16.6875</text:p>
          </table:table-cell>
          <table:table-cell table:formula="of:=SQRT(([.B284]*[.B284])+([.C284]*[.C284])+([.D284]*[.D284]))" office:value-type="float" office:value="21.4680904192711">
            <text:p>21.4680904193</text:p>
          </table:table-cell>
          <table:table-cell office:value-type="float" office:value="8">
            <text:p>8</text:p>
          </table:table-cell>
          <table:table-cell table:formula="of:=[.A284]-[.A283]" office:value-type="float" office:value="518">
            <text:p>518</text:p>
          </table:table-cell>
          <table:table-cell table:number-columns-repeated="3"/>
        </table:table-row>
        <table:table-row table:style-name="ro1">
          <table:table-cell office:value-type="float" office:value="1320189466565">
            <text:p>1320189466565</text:p>
          </table:table-cell>
          <table:table-cell office:value-type="float" office:value="13.125">
            <text:p>13.125</text:p>
          </table:table-cell>
          <table:table-cell office:value-type="float" office:value="-2.4375">
            <text:p>-2.4375</text:p>
          </table:table-cell>
          <table:table-cell office:value-type="float" office:value="18.1875">
            <text:p>18.1875</text:p>
          </table:table-cell>
          <table:table-cell table:formula="of:=SQRT(([.B285]*[.B285])+([.C285]*[.C285])+([.D285]*[.D285]))" office:value-type="float" office:value="22.5608552032054">
            <text:p>22.5608552032</text:p>
          </table:table-cell>
          <table:table-cell office:value-type="float" office:value="17">
            <text:p>17</text:p>
          </table:table-cell>
          <table:table-cell table:formula="of:=[.A285]-[.A284]" office:value-type="float" office:value="460">
            <text:p>460</text:p>
          </table:table-cell>
          <table:table-cell table:number-columns-repeated="3"/>
        </table:table-row>
        <table:table-row table:style-name="ro1">
          <table:table-cell office:value-type="float" office:value="1320189467086">
            <text:p>1320189467086</text:p>
          </table:table-cell>
          <table:table-cell table:number-columns-repeated="3" office:value-type="string">
            <text:p>NaN</text:p>
          </table:table-cell>
          <table:table-cell table:formula="of:=SQRT(([.B286]*[.B286])+([.C286]*[.C286])+([.D286]*[.D286]))" office:value-type="float" office:value="0">
            <text:p>#VALUE!</text:p>
          </table:table-cell>
          <table:table-cell office:value-type="float" office:value="0">
            <text:p>0</text:p>
          </table:table-cell>
          <table:table-cell table:formula="of:=[.A286]-[.A285]" office:value-type="float" office:value="521">
            <text:p>521</text:p>
          </table:table-cell>
          <table:table-cell table:number-columns-repeated="3"/>
        </table:table-row>
        <table:table-row table:style-name="ro1">
          <table:table-cell office:value-type="float" office:value="1320189467606">
            <text:p>1320189467606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7.1875">
            <text:p>17.1875</text:p>
          </table:table-cell>
          <table:table-cell table:formula="of:=SQRT(([.B287]*[.B287])+([.C287]*[.C287])+([.D287]*[.D287]))" office:value-type="float" office:value="21.6550549814587">
            <text:p>21.6550549815</text:p>
          </table:table-cell>
          <table:table-cell office:value-type="float" office:value="18">
            <text:p>18</text:p>
          </table:table-cell>
          <table:table-cell table:formula="of:=[.A287]-[.A286]" office:value-type="float" office:value="520">
            <text:p>520</text:p>
          </table:table-cell>
          <table:table-cell table:number-columns-repeated="3"/>
        </table:table-row>
        <table:table-row table:style-name="ro1">
          <table:table-cell office:value-type="float" office:value="1320189468132">
            <text:p>1320189468132</text:p>
          </table:table-cell>
          <table:table-cell office:value-type="float" office:value="14.125">
            <text:p>14.12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288]*[.B288])+([.C288]*[.C288])+([.D288]*[.D288]))" office:value-type="float" office:value="22.4688151946203">
            <text:p>22.4688151946</text:p>
          </table:table-cell>
          <table:table-cell office:value-type="float" office:value="8">
            <text:p>8</text:p>
          </table:table-cell>
          <table:table-cell table:formula="of:=[.A288]-[.A287]" office:value-type="float" office:value="526">
            <text:p>526</text:p>
          </table:table-cell>
          <table:table-cell table:number-columns-repeated="3"/>
        </table:table-row>
        <table:table-row table:style-name="ro1">
          <table:table-cell office:value-type="float" office:value="1320189468594">
            <text:p>1320189468594</text:p>
          </table:table-cell>
          <table:table-cell office:value-type="float" office:value="12.1875">
            <text:p>12.1875</text:p>
          </table:table-cell>
          <table:table-cell office:value-type="float" office:value="-1.625">
            <text:p>-1.625</text:p>
          </table:table-cell>
          <table:table-cell office:value-type="float" office:value="16.9375">
            <text:p>16.9375</text:p>
          </table:table-cell>
          <table:table-cell table:formula="of:=SQRT(([.B289]*[.B289])+([.C289]*[.C289])+([.D289]*[.D289]))" office:value-type="float" office:value="20.9297560305896">
            <text:p>20.9297560306</text:p>
          </table:table-cell>
          <table:table-cell office:value-type="float" office:value="8">
            <text:p>8</text:p>
          </table:table-cell>
          <table:table-cell table:formula="of:=[.A289]-[.A288]" office:value-type="float" office:value="462">
            <text:p>462</text:p>
          </table:table-cell>
          <table:table-cell table:number-columns-repeated="3"/>
        </table:table-row>
        <table:table-row table:style-name="ro1">
          <table:table-cell office:value-type="float" office:value="1320189469130">
            <text:p>1320189469130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290]*[.B290])+([.C290]*[.C290])+([.D290]*[.D290]))" office:value-type="float" office:value="21.9203993177588">
            <text:p>21.9203993178</text:p>
          </table:table-cell>
          <table:table-cell office:value-type="float" office:value="8">
            <text:p>8</text:p>
          </table:table-cell>
          <table:table-cell table:formula="of:=[.A290]-[.A289]" office:value-type="float" office:value="536">
            <text:p>536</text:p>
          </table:table-cell>
          <table:table-cell table:number-columns-repeated="3"/>
        </table:table-row>
        <table:table-row table:style-name="ro1">
          <table:table-cell office:value-type="float" office:value="1320189469585">
            <text:p>1320189469585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291]*[.B291])+([.C291]*[.C291])+([.D291]*[.D291]))" office:value-type="float" office:value="21.7565543285236">
            <text:p>21.7565543285</text:p>
          </table:table-cell>
          <table:table-cell office:value-type="float" office:value="8">
            <text:p>8</text:p>
          </table:table-cell>
          <table:table-cell table:formula="of:=[.A291]-[.A290]" office:value-type="float" office:value="455">
            <text:p>455</text:p>
          </table:table-cell>
          <table:table-cell table:number-columns-repeated="3"/>
        </table:table-row>
        <table:table-row table:style-name="ro1">
          <table:table-cell office:value-type="float" office:value="1320189470069">
            <text:p>1320189470069</text:p>
          </table:table-cell>
          <table:table-cell office:value-type="float" office:value="14.125">
            <text:p>14.12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table:formula="of:=SQRT(([.B292]*[.B292])+([.C292]*[.C292])+([.D292]*[.D292]))" office:value-type="float" office:value="22.848088678268">
            <text:p>22.8480886783</text:p>
          </table:table-cell>
          <table:table-cell office:value-type="float" office:value="8">
            <text:p>8</text:p>
          </table:table-cell>
          <table:table-cell table:formula="of:=[.A292]-[.A291]" office:value-type="float" office:value="484">
            <text:p>484</text:p>
          </table:table-cell>
          <table:table-cell table:number-columns-repeated="3"/>
        </table:table-row>
        <table:table-row table:style-name="ro1">
          <table:table-cell office:value-type="float" office:value="1320189470589">
            <text:p>1320189470589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6.9375">
            <text:p>16.9375</text:p>
          </table:table-cell>
          <table:table-cell table:formula="of:=SQRT(([.B293]*[.B293])+([.C293]*[.C293])+([.D293]*[.D293]))" office:value-type="float" office:value="21.6109961882834">
            <text:p>21.6109961883</text:p>
          </table:table-cell>
          <table:table-cell office:value-type="float" office:value="8">
            <text:p>8</text:p>
          </table:table-cell>
          <table:table-cell table:formula="of:=[.A293]-[.A292]" office:value-type="float" office:value="520">
            <text:p>520</text:p>
          </table:table-cell>
          <table:table-cell table:number-columns-repeated="3"/>
        </table:table-row>
        <table:table-row table:style-name="ro1">
          <table:table-cell office:value-type="float" office:value="1320189471125">
            <text:p>1320189471125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294]*[.B294])+([.C294]*[.C294])+([.D294]*[.D294]))" office:value-type="float" office:value="21.9203993177588">
            <text:p>21.9203993178</text:p>
          </table:table-cell>
          <table:table-cell office:value-type="float" office:value="9">
            <text:p>9</text:p>
          </table:table-cell>
          <table:table-cell table:formula="of:=[.A294]-[.A293]" office:value-type="float" office:value="536">
            <text:p>536</text:p>
          </table:table-cell>
          <table:table-cell table:number-columns-repeated="3"/>
        </table:table-row>
        <table:table-row table:style-name="ro1">
          <table:table-cell office:value-type="float" office:value="1320189471579">
            <text:p>1320189471579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295]*[.B295])+([.C295]*[.C295])+([.D295]*[.D295]))" office:value-type="float" office:value="22.4875833795008">
            <text:p>22.4875833795</text:p>
          </table:table-cell>
          <table:table-cell office:value-type="float" office:value="9">
            <text:p>9</text:p>
          </table:table-cell>
          <table:table-cell table:formula="of:=[.A295]-[.A294]" office:value-type="float" office:value="454">
            <text:p>454</text:p>
          </table:table-cell>
          <table:table-cell table:number-columns-repeated="3"/>
        </table:table-row>
        <table:table-row table:style-name="ro1">
          <table:table-cell office:value-type="float" office:value="1320189472111">
            <text:p>1320189472111</text:p>
          </table:table-cell>
          <table:table-cell office:value-type="float" office:value="13.625">
            <text:p>13.625</text:p>
          </table:table-cell>
          <table:table-cell office:value-type="float" office:value="-2.1875">
            <text:p>-2.1875</text:p>
          </table:table-cell>
          <table:table-cell office:value-type="float" office:value="17.4375">
            <text:p>17.4375</text:p>
          </table:table-cell>
          <table:table-cell table:formula="of:=SQRT(([.B296]*[.B296])+([.C296]*[.C296])+([.D296]*[.D296]))" office:value-type="float" office:value="22.237180295622">
            <text:p>22.2371802956</text:p>
          </table:table-cell>
          <table:table-cell office:value-type="float" office:value="8">
            <text:p>8</text:p>
          </table:table-cell>
          <table:table-cell table:formula="of:=[.A296]-[.A295]" office:value-type="float" office:value="532">
            <text:p>532</text:p>
          </table:table-cell>
          <table:table-cell table:number-columns-repeated="3"/>
        </table:table-row>
        <table:table-row table:style-name="ro1">
          <table:table-cell office:value-type="float" office:value="1320189472701">
            <text:p>1320189472701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297]*[.B297])+([.C297]*[.C297])+([.D297]*[.D297]))" office:value-type="float" office:value="22.219167541787">
            <text:p>22.2191675418</text:p>
          </table:table-cell>
          <table:table-cell office:value-type="float" office:value="17">
            <text:p>17</text:p>
          </table:table-cell>
          <table:table-cell table:formula="of:=[.A297]-[.A296]" office:value-type="float" office:value="590">
            <text:p>590</text:p>
          </table:table-cell>
          <table:table-cell table:number-columns-repeated="3"/>
        </table:table-row>
        <table:table-row table:style-name="ro1">
          <table:table-cell office:value-type="float" office:value="1320189473078">
            <text:p>1320189473078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298]*[.B298])+([.C298]*[.C298])+([.D298]*[.D298]))" office:value-type="float" office:value="21.9375">
            <text:p>21.9375</text:p>
          </table:table-cell>
          <table:table-cell office:value-type="float" office:value="8">
            <text:p>8</text:p>
          </table:table-cell>
          <table:table-cell table:formula="of:=[.A298]-[.A297]" office:value-type="float" office:value="377">
            <text:p>377</text:p>
          </table:table-cell>
          <table:table-cell table:number-columns-repeated="3"/>
        </table:table-row>
        <table:table-row table:style-name="ro1">
          <table:table-cell office:value-type="float" office:value="1320189473605">
            <text:p>1320189473605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1875">
            <text:p>17.1875</text:p>
          </table:table-cell>
          <table:table-cell table:formula="of:=SQRT(([.B299]*[.B299])+([.C299]*[.C299])+([.D299]*[.D299]))" office:value-type="float" office:value="21.3703394041835">
            <text:p>21.3703394042</text:p>
          </table:table-cell>
          <table:table-cell office:value-type="float" office:value="7">
            <text:p>7</text:p>
          </table:table-cell>
          <table:table-cell table:formula="of:=[.A299]-[.A298]" office:value-type="float" office:value="527">
            <text:p>527</text:p>
          </table:table-cell>
          <table:table-cell table:number-columns-repeated="3"/>
        </table:table-row>
        <table:table-row table:style-name="ro1">
          <table:table-cell office:value-type="float" office:value="1320189474131">
            <text:p>1320189474131</text:p>
          </table:table-cell>
          <table:table-cell office:value-type="float" office:value="13.375">
            <text:p>13.375</text:p>
          </table:table-cell>
          <table:table-cell office:value-type="float" office:value="-0.375">
            <text:p>-0.375</text:p>
          </table:table-cell>
          <table:table-cell office:value-type="float" office:value="17.1875">
            <text:p>17.1875</text:p>
          </table:table-cell>
          <table:table-cell table:formula="of:=SQRT(([.B300]*[.B300])+([.C300]*[.C300])+([.D300]*[.D300]))" office:value-type="float" office:value="21.7816759284037">
            <text:p>21.7816759284</text:p>
          </table:table-cell>
          <table:table-cell office:value-type="float" office:value="9">
            <text:p>9</text:p>
          </table:table-cell>
          <table:table-cell table:formula="of:=[.A300]-[.A299]" office:value-type="float" office:value="526">
            <text:p>526</text:p>
          </table:table-cell>
          <table:table-cell table:number-columns-repeated="3"/>
        </table:table-row>
        <table:table-row table:style-name="ro1">
          <table:table-cell office:value-type="float" office:value="1320189474581">
            <text:p>1320189474581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301]*[.B301])+([.C301]*[.C301])+([.D301]*[.D301]))" office:value-type="float" office:value="21.5719182329713">
            <text:p>21.571918233</text:p>
          </table:table-cell>
          <table:table-cell office:value-type="float" office:value="8">
            <text:p>8</text:p>
          </table:table-cell>
          <table:table-cell table:formula="of:=[.A301]-[.A300]" office:value-type="float" office:value="450">
            <text:p>450</text:p>
          </table:table-cell>
          <table:table-cell table:number-columns-repeated="3"/>
        </table:table-row>
        <table:table-row table:style-name="ro1">
          <table:table-cell office:value-type="float" office:value="1320189475107">
            <text:p>1320189475107</text:p>
          </table:table-cell>
          <table:table-cell office:value-type="float" office:value="13.875">
            <text:p>13.87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302]*[.B302])+([.C302]*[.C302])+([.D302]*[.D302]))" office:value-type="float" office:value="22.7548930177665">
            <text:p>22.7548930178</text:p>
          </table:table-cell>
          <table:table-cell office:value-type="float" office:value="9">
            <text:p>9</text:p>
          </table:table-cell>
          <table:table-cell table:formula="of:=[.A302]-[.A301]" office:value-type="float" office:value="526">
            <text:p>526</text:p>
          </table:table-cell>
          <table:table-cell table:number-columns-repeated="3"/>
        </table:table-row>
        <table:table-row table:style-name="ro1">
          <table:table-cell office:value-type="float" office:value="1320189475629">
            <text:p>1320189475629</text:p>
          </table:table-cell>
          <table:table-cell office:value-type="float" office:value="12.4375">
            <text:p>12.437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table:formula="of:=SQRT(([.B303]*[.B303])+([.C303]*[.C303])+([.D303]*[.D303]))" office:value-type="float" office:value="22.062234417665">
            <text:p>22.0622344177</text:p>
          </table:table-cell>
          <table:table-cell office:value-type="float" office:value="8">
            <text:p>8</text:p>
          </table:table-cell>
          <table:table-cell table:formula="of:=[.A303]-[.A302]" office:value-type="float" office:value="522">
            <text:p>522</text:p>
          </table:table-cell>
          <table:table-cell table:number-columns-repeated="3"/>
        </table:table-row>
        <table:table-row table:style-name="ro1">
          <table:table-cell office:value-type="float" office:value="1320189476087">
            <text:p>1320189476087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table:formula="of:=SQRT(([.B304]*[.B304])+([.C304]*[.C304])+([.D304]*[.D304]))" office:value-type="float" office:value="22.1684777612266">
            <text:p>22.1684777612</text:p>
          </table:table-cell>
          <table:table-cell office:value-type="float" office:value="9">
            <text:p>9</text:p>
          </table:table-cell>
          <table:table-cell table:formula="of:=[.A304]-[.A303]" office:value-type="float" office:value="458">
            <text:p>458</text:p>
          </table:table-cell>
          <table:table-cell table:number-columns-repeated="3"/>
        </table:table-row>
        <table:table-row table:style-name="ro1">
          <table:table-cell office:value-type="float" office:value="1320189476605">
            <text:p>1320189476605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305]*[.B305])+([.C305]*[.C305])+([.D305]*[.D305]))" office:value-type="float" office:value="21.5574269394564">
            <text:p>21.5574269395</text:p>
          </table:table-cell>
          <table:table-cell office:value-type="float" office:value="16">
            <text:p>16</text:p>
          </table:table-cell>
          <table:table-cell table:formula="of:=[.A305]-[.A304]" office:value-type="float" office:value="518">
            <text:p>518</text:p>
          </table:table-cell>
          <table:table-cell table:number-columns-repeated="3"/>
        </table:table-row>
        <table:table-row table:style-name="ro1">
          <table:table-cell office:value-type="float" office:value="1320189477124">
            <text:p>1320189477124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table:formula="of:=SQRT(([.B306]*[.B306])+([.C306]*[.C306])+([.D306]*[.D306]))" office:value-type="float" office:value="21.6867795269376">
            <text:p>21.6867795269</text:p>
          </table:table-cell>
          <table:table-cell office:value-type="float" office:value="8">
            <text:p>8</text:p>
          </table:table-cell>
          <table:table-cell table:formula="of:=[.A306]-[.A305]" office:value-type="float" office:value="519">
            <text:p>519</text:p>
          </table:table-cell>
          <table:table-cell table:number-columns-repeated="3"/>
        </table:table-row>
        <table:table-row table:style-name="ro1">
          <table:table-cell office:value-type="float" office:value="1320189477641">
            <text:p>1320189477641</text:p>
          </table:table-cell>
          <table:table-cell office:value-type="float" office:value="12.875">
            <text:p>12.875</text:p>
          </table:table-cell>
          <table:table-cell office:value-type="float" office:value="-0.875">
            <text:p>-0.875</text:p>
          </table:table-cell>
          <table:table-cell office:value-type="float" office:value="18.1875">
            <text:p>18.1875</text:p>
          </table:table-cell>
          <table:table-cell table:formula="of:=SQRT(([.B307]*[.B307])+([.C307]*[.C307])+([.D307]*[.D307]))" office:value-type="float" office:value="22.3005920605261">
            <text:p>22.3005920605</text:p>
          </table:table-cell>
          <table:table-cell office:value-type="float" office:value="8">
            <text:p>8</text:p>
          </table:table-cell>
          <table:table-cell table:formula="of:=[.A307]-[.A306]" office:value-type="float" office:value="517">
            <text:p>517</text:p>
          </table:table-cell>
          <table:table-cell table:number-columns-repeated="3"/>
        </table:table-row>
        <table:table-row table:style-name="ro1">
          <table:table-cell office:value-type="float" office:value="1320189478093">
            <text:p>1320189478093</text:p>
          </table:table-cell>
          <table:table-cell office:value-type="float" office:value="12.875">
            <text:p>12.87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table:formula="of:=SQRT(([.B308]*[.B308])+([.C308]*[.C308])+([.D308]*[.D308]))" office:value-type="float" office:value="21.8947232512768">
            <text:p>21.8947232513</text:p>
          </table:table-cell>
          <table:table-cell office:value-type="float" office:value="8">
            <text:p>8</text:p>
          </table:table-cell>
          <table:table-cell table:formula="of:=[.A308]-[.A307]" office:value-type="float" office:value="452">
            <text:p>452</text:p>
          </table:table-cell>
          <table:table-cell table:number-columns-repeated="3"/>
        </table:table-row>
        <table:table-row table:style-name="ro1">
          <table:table-cell office:value-type="float" office:value="1320189478617">
            <text:p>1320189478617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309]*[.B309])+([.C309]*[.C309])+([.D309]*[.D309]))" office:value-type="float" office:value="22.0539997789517">
            <text:p>22.053999779</text:p>
          </table:table-cell>
          <table:table-cell office:value-type="float" office:value="9">
            <text:p>9</text:p>
          </table:table-cell>
          <table:table-cell table:formula="of:=[.A309]-[.A308]" office:value-type="float" office:value="524">
            <text:p>524</text:p>
          </table:table-cell>
          <table:table-cell table:number-columns-repeated="3"/>
        </table:table-row>
        <table:table-row table:style-name="ro1">
          <table:table-cell office:value-type="float" office:value="1320189479217">
            <text:p>1320189479217</text:p>
          </table:table-cell>
          <table:table-cell office:value-type="float" office:value="12.625">
            <text:p>12.625</text:p>
          </table:table-cell>
          <table:table-cell office:value-type="float" office:value="-0.375">
            <text:p>-0.375</text:p>
          </table:table-cell>
          <table:table-cell office:value-type="float" office:value="18.1875">
            <text:p>18.1875</text:p>
          </table:table-cell>
          <table:table-cell table:formula="of:=SQRT(([.B310]*[.B310])+([.C310]*[.C310])+([.D310]*[.D310]))" office:value-type="float" office:value="22.1430893565013">
            <text:p>22.1430893565</text:p>
          </table:table-cell>
          <table:table-cell office:value-type="float" office:value="8">
            <text:p>8</text:p>
          </table:table-cell>
          <table:table-cell table:formula="of:=[.A310]-[.A309]" office:value-type="float" office:value="600">
            <text:p>600</text:p>
          </table:table-cell>
          <table:table-cell table:number-columns-repeated="3"/>
        </table:table-row>
        <table:table-row table:style-name="ro1">
          <table:table-cell office:value-type="float" office:value="1320189479596">
            <text:p>1320189479596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311]*[.B311])+([.C311]*[.C311])+([.D311]*[.D311]))" office:value-type="float" office:value="21.9203993177588">
            <text:p>21.9203993178</text:p>
          </table:table-cell>
          <table:table-cell office:value-type="float" office:value="8">
            <text:p>8</text:p>
          </table:table-cell>
          <table:table-cell table:formula="of:=[.A311]-[.A310]" office:value-type="float" office:value="379">
            <text:p>379</text:p>
          </table:table-cell>
          <table:table-cell table:number-columns-repeated="3"/>
        </table:table-row>
        <table:table-row table:style-name="ro1">
          <table:table-cell office:value-type="float" office:value="1320189480219">
            <text:p>1320189480219</text:p>
          </table:table-cell>
          <table:table-cell office:value-type="float" office:value="13.625">
            <text:p>13.625</text:p>
          </table:table-cell>
          <table:table-cell office:value-type="float" office:value="-0.625">
            <text:p>-0.625</text:p>
          </table:table-cell>
          <table:table-cell office:value-type="float" office:value="17.4375">
            <text:p>17.4375</text:p>
          </table:table-cell>
          <table:table-cell table:formula="of:=SQRT(([.B312]*[.B312])+([.C312]*[.C312])+([.D312]*[.D312]))" office:value-type="float" office:value="22.1381493411261">
            <text:p>22.1381493411</text:p>
          </table:table-cell>
          <table:table-cell office:value-type="float" office:value="9">
            <text:p>9</text:p>
          </table:table-cell>
          <table:table-cell table:formula="of:=[.A312]-[.A311]" office:value-type="float" office:value="623">
            <text:p>623</text:p>
          </table:table-cell>
          <table:table-cell table:number-columns-repeated="3"/>
        </table:table-row>
        <table:table-row table:style-name="ro1">
          <table:table-cell office:value-type="float" office:value="1320189480721">
            <text:p>1320189480721</text:p>
          </table:table-cell>
          <table:table-cell office:value-type="float" office:value="13.625">
            <text:p>13.62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table:formula="of:=SQRT(([.B313]*[.B313])+([.C313]*[.C313])+([.D313]*[.D313]))" office:value-type="float" office:value="22.542407951459">
            <text:p>22.5424079515</text:p>
          </table:table-cell>
          <table:table-cell office:value-type="float" office:value="8">
            <text:p>8</text:p>
          </table:table-cell>
          <table:table-cell table:formula="of:=[.A313]-[.A312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481208">
            <text:p>1320189481208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314]*[.B314])+([.C314]*[.C314])+([.D314]*[.D314]))" office:value-type="float" office:value="22.2858734684104">
            <text:p>22.2858734684</text:p>
          </table:table-cell>
          <table:table-cell office:value-type="float" office:value="9">
            <text:p>9</text:p>
          </table:table-cell>
          <table:table-cell table:formula="of:=[.A314]-[.A313]" office:value-type="float" office:value="487">
            <text:p>487</text:p>
          </table:table-cell>
          <table:table-cell table:number-columns-repeated="3"/>
        </table:table-row>
        <table:table-row table:style-name="ro1">
          <table:table-cell office:value-type="float" office:value="1320189481586">
            <text:p>1320189481586</text:p>
          </table:table-cell>
          <table:table-cell office:value-type="float" office:value="14.125">
            <text:p>14.1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315]*[.B315])+([.C315]*[.C315])+([.D315]*[.D315]))" office:value-type="float" office:value="22.8726945559547">
            <text:p>22.872694556</text:p>
          </table:table-cell>
          <table:table-cell office:value-type="float" office:value="18">
            <text:p>18</text:p>
          </table:table-cell>
          <table:table-cell table:formula="of:=[.A315]-[.A314]" office:value-type="float" office:value="378">
            <text:p>378</text:p>
          </table:table-cell>
          <table:table-cell table:number-columns-repeated="3"/>
        </table:table-row>
        <table:table-row table:style-name="ro1">
          <table:table-cell office:value-type="float" office:value="1320189482109">
            <text:p>1320189482109</text:p>
          </table:table-cell>
          <table:table-cell office:value-type="float" office:value="12.625">
            <text:p>12.625</text:p>
          </table:table-cell>
          <table:table-cell office:value-type="float" office:value="-0.875">
            <text:p>-0.875</text:p>
          </table:table-cell>
          <table:table-cell office:value-type="float" office:value="17.4375">
            <text:p>17.4375</text:p>
          </table:table-cell>
          <table:table-cell table:formula="of:=SQRT(([.B316]*[.B316])+([.C316]*[.C316])+([.D316]*[.D316]))" office:value-type="float" office:value="21.545826887126">
            <text:p>21.5458268871</text:p>
          </table:table-cell>
          <table:table-cell office:value-type="float" office:value="8">
            <text:p>8</text:p>
          </table:table-cell>
          <table:table-cell table:formula="of:=[.A316]-[.A315]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float" office:value="1320189482634">
            <text:p>1320189482634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317]*[.B317])+([.C317]*[.C317])+([.D317]*[.D317]))" office:value-type="float" office:value="21.811783655859">
            <text:p>21.8117836559</text:p>
          </table:table-cell>
          <table:table-cell office:value-type="float" office:value="8">
            <text:p>8</text:p>
          </table:table-cell>
          <table:table-cell table:formula="of:=[.A317]-[.A316]" office:value-type="float" office:value="525">
            <text:p>525</text:p>
          </table:table-cell>
          <table:table-cell table:number-columns-repeated="3"/>
        </table:table-row>
        <table:table-row table:style-name="ro1">
          <table:table-cell office:value-type="float" office:value="1320189483088">
            <text:p>1320189483088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318]*[.B318])+([.C318]*[.C318])+([.D318]*[.D318]))" office:value-type="float" office:value="22.2543008483754">
            <text:p>22.2543008484</text:p>
          </table:table-cell>
          <table:table-cell office:value-type="float" office:value="9">
            <text:p>9</text:p>
          </table:table-cell>
          <table:table-cell table:formula="of:=[.A318]-[.A317]" office:value-type="float" office:value="454">
            <text:p>454</text:p>
          </table:table-cell>
          <table:table-cell table:number-columns-repeated="3"/>
        </table:table-row>
        <table:table-row table:style-name="ro1">
          <table:table-cell office:value-type="float" office:value="1320189483600">
            <text:p>1320189483600</text:p>
          </table:table-cell>
          <table:table-cell office:value-type="float" office:value="12.875">
            <text:p>12.875</text:p>
          </table:table-cell>
          <table:table-cell office:value-type="float" office:value="-0.875">
            <text:p>-0.875</text:p>
          </table:table-cell>
          <table:table-cell office:value-type="float" office:value="17.1875">
            <text:p>17.1875</text:p>
          </table:table-cell>
          <table:table-cell table:formula="of:=SQRT(([.B319]*[.B319])+([.C319]*[.C319])+([.D319]*[.D319]))" office:value-type="float" office:value="21.4928222030054">
            <text:p>21.492822203</text:p>
          </table:table-cell>
          <table:table-cell office:value-type="float" office:value="8">
            <text:p>8</text:p>
          </table:table-cell>
          <table:table-cell table:formula="of:=[.A319]-[.A318]" office:value-type="float" office:value="512">
            <text:p>512</text:p>
          </table:table-cell>
          <table:table-cell table:number-columns-repeated="3"/>
        </table:table-row>
        <table:table-row table:style-name="ro1">
          <table:table-cell office:value-type="float" office:value="1320189484187">
            <text:p>1320189484187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6.9375">
            <text:p>16.9375</text:p>
          </table:table-cell>
          <table:table-cell table:formula="of:=SQRT(([.B320]*[.B320])+([.C320]*[.C320])+([.D320]*[.D320]))" office:value-type="float" office:value="21.1550267371611">
            <text:p>21.1550267372</text:p>
          </table:table-cell>
          <table:table-cell office:value-type="float" office:value="9">
            <text:p>9</text:p>
          </table:table-cell>
          <table:table-cell table:formula="of:=[.A320]-[.A319]" office:value-type="float" office:value="587">
            <text:p>587</text:p>
          </table:table-cell>
          <table:table-cell table:number-columns-repeated="3"/>
        </table:table-row>
        <table:table-row table:style-name="ro1">
          <table:table-cell office:value-type="float" office:value="1320189484654">
            <text:p>1320189484654</text:p>
          </table:table-cell>
          <table:table-cell office:value-type="float" office:value="13.875">
            <text:p>13.875</text:p>
          </table:table-cell>
          <table:table-cell office:value-type="float" office:value="-1.125">
            <text:p>-1.125</text:p>
          </table:table-cell>
          <table:table-cell office:value-type="float" office:value="16.9375">
            <text:p>16.9375</text:p>
          </table:table-cell>
          <table:table-cell table:formula="of:=SQRT(([.B321]*[.B321])+([.C321]*[.C321])+([.D321]*[.D321]))" office:value-type="float" office:value="21.9239630598576">
            <text:p>21.9239630599</text:p>
          </table:table-cell>
          <table:table-cell office:value-type="float" office:value="8">
            <text:p>8</text:p>
          </table:table-cell>
          <table:table-cell table:formula="of:=[.A321]-[.A320]" office:value-type="float" office:value="467">
            <text:p>467</text:p>
          </table:table-cell>
          <table:table-cell table:number-columns-repeated="3"/>
        </table:table-row>
        <table:table-row table:style-name="ro1">
          <table:table-cell office:value-type="float" office:value="1320189485132">
            <text:p>1320189485132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322]*[.B322])+([.C322]*[.C322])+([.D322]*[.D322]))" office:value-type="float" office:value="22.2858734684104">
            <text:p>22.2858734684</text:p>
          </table:table-cell>
          <table:table-cell office:value-type="float" office:value="9">
            <text:p>9</text:p>
          </table:table-cell>
          <table:table-cell table:formula="of:=[.A322]-[.A321]" office:value-type="float" office:value="478">
            <text:p>478</text:p>
          </table:table-cell>
          <table:table-cell table:number-columns-repeated="3"/>
        </table:table-row>
        <table:table-row table:style-name="ro1">
          <table:table-cell office:value-type="float" office:value="1320189485584">
            <text:p>1320189485584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323]*[.B323])+([.C323]*[.C323])+([.D323]*[.D323]))" office:value-type="float" office:value="21.8683025461511">
            <text:p>21.8683025462</text:p>
          </table:table-cell>
          <table:table-cell office:value-type="float" office:value="8">
            <text:p>8</text:p>
          </table:table-cell>
          <table:table-cell table:formula="of:=[.A323]-[.A322]" office:value-type="float" office:value="452">
            <text:p>452</text:p>
          </table:table-cell>
          <table:table-cell table:number-columns-repeated="3"/>
        </table:table-row>
        <table:table-row table:style-name="ro1">
          <table:table-cell office:value-type="float" office:value="1320189486110">
            <text:p>1320189486110</text:p>
          </table:table-cell>
          <table:table-cell office:value-type="float" office:value="14.125">
            <text:p>14.125</text:p>
          </table:table-cell>
          <table:table-cell office:value-type="float" office:value="-0.875">
            <text:p>-0.875</text:p>
          </table:table-cell>
          <table:table-cell office:value-type="float" office:value="17.4375">
            <text:p>17.4375</text:p>
          </table:table-cell>
          <table:table-cell table:formula="of:=SQRT(([.B324]*[.B324])+([.C324]*[.C324])+([.D324]*[.D324]))" office:value-type="float" office:value="22.4576859059432">
            <text:p>22.4576859059</text:p>
          </table:table-cell>
          <table:table-cell office:value-type="float" office:value="17">
            <text:p>17</text:p>
          </table:table-cell>
          <table:table-cell table:formula="of:=[.A324]-[.A323]" office:value-type="float" office:value="526">
            <text:p>526</text:p>
          </table:table-cell>
          <table:table-cell table:number-columns-repeated="3"/>
        </table:table-row>
        <table:table-row table:style-name="ro1">
          <table:table-cell office:value-type="float" office:value="1320189486590">
            <text:p>1320189486590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7.1875">
            <text:p>17.1875</text:p>
          </table:table-cell>
          <table:table-cell table:formula="of:=SQRT(([.B325]*[.B325])+([.C325]*[.C325])+([.D325]*[.D325]))" office:value-type="float" office:value="21.5567021190626">
            <text:p>21.5567021191</text:p>
          </table:table-cell>
          <table:table-cell office:value-type="float" office:value="9">
            <text:p>9</text:p>
          </table:table-cell>
          <table:table-cell table:formula="of:=[.A325]-[.A324]" office:value-type="float" office:value="480">
            <text:p>480</text:p>
          </table:table-cell>
          <table:table-cell table:number-columns-repeated="3"/>
        </table:table-row>
        <table:table-row table:style-name="ro1">
          <table:table-cell office:value-type="float" office:value="1320189487105">
            <text:p>1320189487105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6.9375">
            <text:p>16.9375</text:p>
          </table:table-cell>
          <table:table-cell table:formula="of:=SQRT(([.B326]*[.B326])+([.C326]*[.C326])+([.D326]*[.D326]))" office:value-type="float" office:value="21.509536402489">
            <text:p>21.5095364025</text:p>
          </table:table-cell>
          <table:table-cell office:value-type="float" office:value="8">
            <text:p>8</text:p>
          </table:table-cell>
          <table:table-cell table:formula="of:=[.A326]-[.A325]"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float" office:value="1320189487638">
            <text:p>1320189487638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327]*[.B327])+([.C327]*[.C327])+([.D327]*[.D327]))" office:value-type="float" office:value="22.3425917531964">
            <text:p>22.3425917532</text:p>
          </table:table-cell>
          <table:table-cell office:value-type="float" office:value="9">
            <text:p>9</text:p>
          </table:table-cell>
          <table:table-cell table:formula="of:=[.A327]-[.A326]" office:value-type="float" office:value="533">
            <text:p>533</text:p>
          </table:table-cell>
          <table:table-cell table:number-columns-repeated="3"/>
        </table:table-row>
        <table:table-row table:style-name="ro1">
          <table:table-cell office:value-type="float" office:value="1320189488092">
            <text:p>1320189488092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328]*[.B328])+([.C328]*[.C328])+([.D328]*[.D328]))" office:value-type="float" office:value="22.1226163970268">
            <text:p>22.122616397</text:p>
          </table:table-cell>
          <table:table-cell office:value-type="float" office:value="9">
            <text:p>9</text:p>
          </table:table-cell>
          <table:table-cell table:formula="of:=[.A328]-[.A327]" office:value-type="float" office:value="454">
            <text:p>454</text:p>
          </table:table-cell>
          <table:table-cell table:number-columns-repeated="3"/>
        </table:table-row>
        <table:table-row table:style-name="ro1">
          <table:table-cell office:value-type="float" office:value="1320189488587">
            <text:p>1320189488587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329]*[.B329])+([.C329]*[.C329])+([.D329]*[.D329]))" office:value-type="float" office:value="22.4172959174384">
            <text:p>22.4172959174</text:p>
          </table:table-cell>
          <table:table-cell office:value-type="float" office:value="8">
            <text:p>8</text:p>
          </table:table-cell>
          <table:table-cell table:formula="of:=[.A329]-[.A328]"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float" office:value="1320189489095">
            <text:p>1320189489095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330]*[.B330])+([.C330]*[.C330])+([.D330]*[.D330]))" office:value-type="float" office:value="22.5534954330809">
            <text:p>22.5534954331</text:p>
          </table:table-cell>
          <table:table-cell office:value-type="float" office:value="8">
            <text:p>8</text:p>
          </table:table-cell>
          <table:table-cell table:formula="of:=[.A330]-[.A329]" office:value-type="float" office:value="508">
            <text:p>508</text:p>
          </table:table-cell>
          <table:table-cell table:number-columns-repeated="3"/>
        </table:table-row>
        <table:table-row table:style-name="ro1">
          <table:table-cell office:value-type="float" office:value="1320189489581">
            <text:p>1320189489581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331]*[.B331])+([.C331]*[.C331])+([.D331]*[.D331]))" office:value-type="float" office:value="21.9638374663901">
            <text:p>21.9638374664</text:p>
          </table:table-cell>
          <table:table-cell office:value-type="float" office:value="8">
            <text:p>8</text:p>
          </table:table-cell>
          <table:table-cell table:formula="of:=[.A331]-[.A330]" office:value-type="float" office:value="486">
            <text:p>486</text:p>
          </table:table-cell>
          <table:table-cell table:number-columns-repeated="3"/>
        </table:table-row>
        <table:table-row table:style-name="ro1">
          <table:table-cell office:value-type="float" office:value="1320189490134">
            <text:p>1320189490134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table:formula="of:=SQRT(([.B332]*[.B332])+([.C332]*[.C332])+([.D332]*[.D332]))" office:value-type="float" office:value="22.0426610519238">
            <text:p>22.0426610519</text:p>
          </table:table-cell>
          <table:table-cell office:value-type="float" office:value="8">
            <text:p>8</text:p>
          </table:table-cell>
          <table:table-cell table:formula="of:=[.A332]-[.A331]" office:value-type="float" office:value="553">
            <text:p>553</text:p>
          </table:table-cell>
          <table:table-cell table:number-columns-repeated="3"/>
        </table:table-row>
        <table:table-row table:style-name="ro1">
          <table:table-cell office:value-type="float" office:value="1320189490634">
            <text:p>1320189490634</text:p>
          </table:table-cell>
          <table:table-cell office:value-type="float" office:value="12.4375">
            <text:p>12.4375</text:p>
          </table:table-cell>
          <table:table-cell office:value-type="float" office:value="-1.625">
            <text:p>-1.625</text:p>
          </table:table-cell>
          <table:table-cell office:value-type="float" office:value="16.9375">
            <text:p>16.9375</text:p>
          </table:table-cell>
          <table:table-cell table:formula="of:=SQRT(([.B333]*[.B333])+([.C333]*[.C333])+([.D333]*[.D333]))" office:value-type="float" office:value="21.0763122367268">
            <text:p>21.0763122367</text:p>
          </table:table-cell>
          <table:table-cell office:value-type="float" office:value="9">
            <text:p>9</text:p>
          </table:table-cell>
          <table:table-cell table:formula="of:=[.A333]-[.A332]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float" office:value="1320189491135">
            <text:p>1320189491135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6.9375">
            <text:p>16.9375</text:p>
          </table:table-cell>
          <table:table-cell table:formula="of:=SQRT(([.B334]*[.B334])+([.C334]*[.C334])+([.D334]*[.D334]))" office:value-type="float" office:value="21.3051673602908">
            <text:p>21.3051673603</text:p>
          </table:table-cell>
          <table:table-cell office:value-type="float" office:value="15">
            <text:p>15</text:p>
          </table:table-cell>
          <table:table-cell table:formula="of:=[.A334]-[.A333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491636">
            <text:p>1320189491636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335]*[.B335])+([.C335]*[.C335])+([.D335]*[.D335]))" office:value-type="float" office:value="22.2543008483754">
            <text:p>22.2543008484</text:p>
          </table:table-cell>
          <table:table-cell office:value-type="float" office:value="8">
            <text:p>8</text:p>
          </table:table-cell>
          <table:table-cell table:formula="of:=[.A335]-[.A334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492099">
            <text:p>1320189492099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table:formula="of:=SQRT(([.B336]*[.B336])+([.C336]*[.C336])+([.D336]*[.D336]))" office:value-type="float" office:value="22.1684777612266">
            <text:p>22.1684777612</text:p>
          </table:table-cell>
          <table:table-cell office:value-type="float" office:value="8">
            <text:p>8</text:p>
          </table:table-cell>
          <table:table-cell table:formula="of:=[.A336]-[.A335]" office:value-type="float" office:value="463">
            <text:p>463</text:p>
          </table:table-cell>
          <table:table-cell table:number-columns-repeated="3"/>
        </table:table-row>
        <table:table-row table:style-name="ro1">
          <table:table-cell office:value-type="float" office:value="1320189492586">
            <text:p>1320189492586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337]*[.B337])+([.C337]*[.C337])+([.D337]*[.D337]))" office:value-type="float" office:value="21.8854439354106">
            <text:p>21.8854439354</text:p>
          </table:table-cell>
          <table:table-cell office:value-type="float" office:value="8">
            <text:p>8</text:p>
          </table:table-cell>
          <table:table-cell table:formula="of:=[.A337]-[.A336]" office:value-type="float" office:value="487">
            <text:p>487</text:p>
          </table:table-cell>
          <table:table-cell table:number-columns-repeated="3"/>
        </table:table-row>
        <table:table-row table:style-name="ro1">
          <table:table-cell office:value-type="float" office:value="1320189493087">
            <text:p>1320189493087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338]*[.B338])+([.C338]*[.C338])+([.D338]*[.D338]))" office:value-type="float" office:value="22.7830289085977">
            <text:p>22.7830289086</text:p>
          </table:table-cell>
          <table:table-cell office:value-type="float" office:value="9">
            <text:p>9</text:p>
          </table:table-cell>
          <table:table-cell table:formula="of:=[.A338]-[.A337]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float" office:value="1320189493579">
            <text:p>1320189493579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8.6875">
            <text:p>18.6875</text:p>
          </table:table-cell>
          <table:table-cell table:formula="of:=SQRT(([.B339]*[.B339])+([.C339]*[.C339])+([.D339]*[.D339]))" office:value-type="float" office:value="23.2029934760582">
            <text:p>23.2029934761</text:p>
          </table:table-cell>
          <table:table-cell office:value-type="float" office:value="8">
            <text:p>8</text:p>
          </table:table-cell>
          <table:table-cell table:formula="of:=[.A339]-[.A338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494074">
            <text:p>1320189494074</text:p>
          </table:table-cell>
          <table:table-cell office:value-type="float" office:value="12.625">
            <text:p>12.62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340]*[.B340])+([.C340]*[.C340])+([.D340]*[.D340]))" office:value-type="float" office:value="22.1994686028743">
            <text:p>22.1994686029</text:p>
          </table:table-cell>
          <table:table-cell office:value-type="float" office:value="8">
            <text:p>8</text:p>
          </table:table-cell>
          <table:table-cell table:formula="of:=[.A340]-[.A339]"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float" office:value="1320189494639">
            <text:p>1320189494639</text:p>
          </table:table-cell>
          <table:table-cell office:value-type="float" office:value="14.125">
            <text:p>14.1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341]*[.B341])+([.C341]*[.C341])+([.D341]*[.D341]))" office:value-type="float" office:value="22.6771670684413">
            <text:p>22.6771670684</text:p>
          </table:table-cell>
          <table:table-cell office:value-type="float" office:value="8">
            <text:p>8</text:p>
          </table:table-cell>
          <table:table-cell table:formula="of:=[.A341]-[.A340]" office:value-type="float" office:value="565">
            <text:p>565</text:p>
          </table:table-cell>
          <table:table-cell table:number-columns-repeated="3"/>
        </table:table-row>
        <table:table-row table:style-name="ro1">
          <table:table-cell office:value-type="float" office:value="1320189495137">
            <text:p>1320189495137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342]*[.B342])+([.C342]*[.C342])+([.D342]*[.D342]))" office:value-type="float" office:value="21.9638374663901">
            <text:p>21.9638374664</text:p>
          </table:table-cell>
          <table:table-cell office:value-type="float" office:value="9">
            <text:p>9</text:p>
          </table:table-cell>
          <table:table-cell table:formula="of:=[.A342]-[.A341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495642">
            <text:p>1320189495642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343]*[.B343])+([.C343]*[.C343])+([.D343]*[.D343]))" office:value-type="float" office:value="22.4875833795008">
            <text:p>22.4875833795</text:p>
          </table:table-cell>
          <table:table-cell office:value-type="float" office:value="16">
            <text:p>16</text:p>
          </table:table-cell>
          <table:table-cell table:formula="of:=[.A343]-[.A342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496130">
            <text:p>1320189496130</text:p>
          </table:table-cell>
          <table:table-cell office:value-type="float" office:value="13.375">
            <text:p>13.37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table:formula="of:=SQRT(([.B344]*[.B344])+([.C344]*[.C344])+([.D344]*[.D344]))" office:value-type="float" office:value="22.1924290299643">
            <text:p>22.19242903</text:p>
          </table:table-cell>
          <table:table-cell office:value-type="float" office:value="8">
            <text:p>8</text:p>
          </table:table-cell>
          <table:table-cell table:formula="of:=[.A344]-[.A343]" office:value-type="float" office:value="488">
            <text:p>488</text:p>
          </table:table-cell>
          <table:table-cell table:number-columns-repeated="3"/>
        </table:table-row>
        <table:table-row table:style-name="ro1">
          <table:table-cell office:value-type="float" office:value="1320189496621">
            <text:p>1320189496621</text:p>
          </table:table-cell>
          <table:table-cell office:value-type="float" office:value="12.625">
            <text:p>12.625</text:p>
          </table:table-cell>
          <table:table-cell office:value-type="float" office:value="-2.1875">
            <text:p>-2.1875</text:p>
          </table:table-cell>
          <table:table-cell office:value-type="float" office:value="17.4375">
            <text:p>17.4375</text:p>
          </table:table-cell>
          <table:table-cell table:formula="of:=SQRT(([.B345]*[.B345])+([.C345]*[.C345])+([.D345]*[.D345]))" office:value-type="float" office:value="21.6389044893682">
            <text:p>21.6389044894</text:p>
          </table:table-cell>
          <table:table-cell office:value-type="float" office:value="8">
            <text:p>8</text:p>
          </table:table-cell>
          <table:table-cell table:formula="of:=[.A345]-[.A344]" office:value-type="float" office:value="491">
            <text:p>491</text:p>
          </table:table-cell>
          <table:table-cell table:number-columns-repeated="3"/>
        </table:table-row>
        <table:table-row table:style-name="ro1">
          <table:table-cell office:value-type="float" office:value="1320189497119">
            <text:p>1320189497119</text:p>
          </table:table-cell>
          <table:table-cell office:value-type="float" office:value="12.625">
            <text:p>12.625</text:p>
          </table:table-cell>
          <table:table-cell office:value-type="float" office:value="-0.875">
            <text:p>-0.875</text:p>
          </table:table-cell>
          <table:table-cell office:value-type="float" office:value="16.6875">
            <text:p>16.6875</text:p>
          </table:table-cell>
          <table:table-cell table:formula="of:=SQRT(([.B346]*[.B346])+([.C346]*[.C346])+([.D346]*[.D346]))" office:value-type="float" office:value="20.9434692983278">
            <text:p>20.9434692983</text:p>
          </table:table-cell>
          <table:table-cell office:value-type="float" office:value="8">
            <text:p>8</text:p>
          </table:table-cell>
          <table:table-cell table:formula="of:=[.A346]-[.A345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497618">
            <text:p>1320189497618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347]*[.B347])+([.C347]*[.C347])+([.D347]*[.D347]))" office:value-type="float" office:value="22.1720016293072">
            <text:p>22.1720016293</text:p>
          </table:table-cell>
          <table:table-cell office:value-type="float" office:value="9">
            <text:p>9</text:p>
          </table:table-cell>
          <table:table-cell table:formula="of:=[.A347]-[.A346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498117">
            <text:p>1320189498117</text:p>
          </table:table-cell>
          <table:table-cell office:value-type="float" office:value="12.875">
            <text:p>12.87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table:formula="of:=SQRT(([.B348]*[.B348])+([.C348]*[.C348])+([.D348]*[.D348]))" office:value-type="float" office:value="21.8947232512768">
            <text:p>21.8947232513</text:p>
          </table:table-cell>
          <table:table-cell office:value-type="float" office:value="8">
            <text:p>8</text:p>
          </table:table-cell>
          <table:table-cell table:formula="of:=[.A348]-[.A347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498694">
            <text:p>1320189498694</text:p>
          </table:table-cell>
          <table:table-cell office:value-type="float" office:value="14.125">
            <text:p>14.12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349]*[.B349])+([.C349]*[.C349])+([.D349]*[.D349]))" office:value-type="float" office:value="22.4827190582011">
            <text:p>22.4827190582</text:p>
          </table:table-cell>
          <table:table-cell office:value-type="float" office:value="9">
            <text:p>9</text:p>
          </table:table-cell>
          <table:table-cell table:formula="of:=[.A349]-[.A348]" office:value-type="float" office:value="577">
            <text:p>577</text:p>
          </table:table-cell>
          <table:table-cell table:number-columns-repeated="3"/>
        </table:table-row>
        <table:table-row table:style-name="ro1">
          <table:table-cell office:value-type="float" office:value="1320189499121">
            <text:p>1320189499121</text:p>
          </table:table-cell>
          <table:table-cell office:value-type="float" office:value="12.4375">
            <text:p>12.437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350]*[.B350])+([.C350]*[.C350])+([.D350]*[.D350]))" office:value-type="float" office:value="21.8880318324878">
            <text:p>21.8880318325</text:p>
          </table:table-cell>
          <table:table-cell office:value-type="float" office:value="9">
            <text:p>9</text:p>
          </table:table-cell>
          <table:table-cell table:formula="of:=[.A350]-[.A349]" office:value-type="float" office:value="427">
            <text:p>427</text:p>
          </table:table-cell>
          <table:table-cell table:number-columns-repeated="3"/>
        </table:table-row>
        <table:table-row table:style-name="ro1">
          <table:table-cell office:value-type="float" office:value="1320189499714">
            <text:p>1320189499714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table:formula="of:=SQRT(([.B351]*[.B351])+([.C351]*[.C351])+([.D351]*[.D351]))" office:value-type="float" office:value="21.6867795269376">
            <text:p>21.6867795269</text:p>
          </table:table-cell>
          <table:table-cell office:value-type="float" office:value="8">
            <text:p>8</text:p>
          </table:table-cell>
          <table:table-cell table:formula="of:=[.A351]-[.A350]" office:value-type="float" office:value="593">
            <text:p>593</text:p>
          </table:table-cell>
          <table:table-cell table:number-columns-repeated="3"/>
        </table:table-row>
        <table:table-row table:style-name="ro1">
          <table:table-cell office:value-type="float" office:value="1320189500144">
            <text:p>1320189500144</text:p>
          </table:table-cell>
          <table:table-cell office:value-type="float" office:value="13.625">
            <text:p>13.625</text:p>
          </table:table-cell>
          <table:table-cell office:value-type="float" office:value="-0.875">
            <text:p>-0.875</text:p>
          </table:table-cell>
          <table:table-cell office:value-type="float" office:value="17.1875">
            <text:p>17.1875</text:p>
          </table:table-cell>
          <table:table-cell table:formula="of:=SQRT(([.B352]*[.B352])+([.C352]*[.C352])+([.D352]*[.D352]))" office:value-type="float" office:value="21.9503167687849">
            <text:p>21.9503167688</text:p>
          </table:table-cell>
          <table:table-cell office:value-type="float" office:value="9">
            <text:p>9</text:p>
          </table:table-cell>
          <table:table-cell table:formula="of:=[.A352]-[.A351]" office:value-type="float" office:value="430">
            <text:p>430</text:p>
          </table:table-cell>
          <table:table-cell table:number-columns-repeated="3"/>
        </table:table-row>
        <table:table-row table:style-name="ro1">
          <table:table-cell office:value-type="float" office:value="1320189500638">
            <text:p>1320189500638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353]*[.B353])+([.C353]*[.C353])+([.D353]*[.D353]))" office:value-type="float" office:value="22.0050597874671">
            <text:p>22.0050597875</text:p>
          </table:table-cell>
          <table:table-cell office:value-type="float" office:value="8">
            <text:p>8</text:p>
          </table:table-cell>
          <table:table-cell table:formula="of:=[.A353]-[.A352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501131">
            <text:p>1320189501131</text:p>
          </table:table-cell>
          <table:table-cell office:value-type="float" office:value="13.875">
            <text:p>13.8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354]*[.B354])+([.C354]*[.C354])+([.D354]*[.D354]))" office:value-type="float" office:value="22.3432910792032">
            <text:p>22.3432910792</text:p>
          </table:table-cell>
          <table:table-cell office:value-type="float" office:value="9">
            <text:p>9</text:p>
          </table:table-cell>
          <table:table-cell table:formula="of:=[.A354]-[.A353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01623">
            <text:p>1320189501623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8.1875">
            <text:p>18.1875</text:p>
          </table:table-cell>
          <table:table-cell table:formula="of:=SQRT(([.B355]*[.B355])+([.C355]*[.C355])+([.D355]*[.D355]))" office:value-type="float" office:value="22.7665633385893">
            <text:p>22.7665633386</text:p>
          </table:table-cell>
          <table:table-cell office:value-type="float" office:value="9">
            <text:p>9</text:p>
          </table:table-cell>
          <table:table-cell table:formula="of:=[.A355]-[.A354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502117">
            <text:p>1320189502117</text:p>
          </table:table-cell>
          <table:table-cell office:value-type="float" office:value="13.625">
            <text:p>13.625</text:p>
          </table:table-cell>
          <table:table-cell office:value-type="float" office:value="-1.625">
            <text:p>-1.625</text:p>
          </table:table-cell>
          <table:table-cell office:value-type="float" office:value="17.6875">
            <text:p>17.6875</text:p>
          </table:table-cell>
          <table:table-cell table:formula="of:=SQRT(([.B356]*[.B356])+([.C356]*[.C356])+([.D356]*[.D356]))" office:value-type="float" office:value="22.3859086536598">
            <text:p>22.3859086537</text:p>
          </table:table-cell>
          <table:table-cell office:value-type="float" office:value="9">
            <text:p>9</text:p>
          </table:table-cell>
          <table:table-cell table:formula="of:=[.A356]-[.A355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502609">
            <text:p>1320189502609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6.9375">
            <text:p>16.9375</text:p>
          </table:table-cell>
          <table:table-cell table:formula="of:=SQRT(([.B357]*[.B357])+([.C357]*[.C357])+([.D357]*[.D357]))" office:value-type="float" office:value="21.3579061766363">
            <text:p>21.3579061766</text:p>
          </table:table-cell>
          <table:table-cell office:value-type="float" office:value="9">
            <text:p>9</text:p>
          </table:table-cell>
          <table:table-cell table:formula="of:=[.A357]-[.A356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503103">
            <text:p>1320189503103</text:p>
          </table:table-cell>
          <table:table-cell office:value-type="float" office:value="13.875">
            <text:p>13.875</text:p>
          </table:table-cell>
          <table:table-cell office:value-type="float" office:value="-1.875">
            <text:p>-1.875</text:p>
          </table:table-cell>
          <table:table-cell office:value-type="float" office:value="16.9375">
            <text:p>16.9375</text:p>
          </table:table-cell>
          <table:table-cell table:formula="of:=SQRT(([.B358]*[.B358])+([.C358]*[.C358])+([.D358]*[.D358]))" office:value-type="float" office:value="21.9752168646865">
            <text:p>21.9752168647</text:p>
          </table:table-cell>
          <table:table-cell office:value-type="float" office:value="8">
            <text:p>8</text:p>
          </table:table-cell>
          <table:table-cell table:formula="of:=[.A358]-[.A357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503605">
            <text:p>1320189503605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359]*[.B359])+([.C359]*[.C359])+([.D359]*[.D359]))" office:value-type="float" office:value="22.0050597874671">
            <text:p>22.0050597875</text:p>
          </table:table-cell>
          <table:table-cell office:value-type="float" office:value="10">
            <text:p>10</text:p>
          </table:table-cell>
          <table:table-cell table:formula="of:=[.A359]-[.A358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504098">
            <text:p>1320189504098</text:p>
          </table:table-cell>
          <table:table-cell office:value-type="float" office:value="13.375">
            <text:p>13.375</text:p>
          </table:table-cell>
          <table:table-cell office:value-type="float" office:value="-0.875">
            <text:p>-0.875</text:p>
          </table:table-cell>
          <table:table-cell office:value-type="float" office:value="16.9375">
            <text:p>16.9375</text:p>
          </table:table-cell>
          <table:table-cell table:formula="of:=SQRT(([.B360]*[.B360])+([.C360]*[.C360])+([.D360]*[.D360]))" office:value-type="float" office:value="21.5994249055386">
            <text:p>21.5994249055</text:p>
          </table:table-cell>
          <table:table-cell office:value-type="float" office:value="8">
            <text:p>8</text:p>
          </table:table-cell>
          <table:table-cell table:formula="of:=[.A360]-[.A359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04737">
            <text:p>1320189504737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8.1875">
            <text:p>18.1875</text:p>
          </table:table-cell>
          <table:table-cell table:formula="of:=SQRT(([.B361]*[.B361])+([.C361]*[.C361])+([.D361]*[.D361]))" office:value-type="float" office:value="22.3117997088984">
            <text:p>22.3117997089</text:p>
          </table:table-cell>
          <table:table-cell office:value-type="float" office:value="17">
            <text:p>17</text:p>
          </table:table-cell>
          <table:table-cell table:formula="of:=[.A361]-[.A360]" office:value-type="float" office:value="639">
            <text:p>639</text:p>
          </table:table-cell>
          <table:table-cell table:number-columns-repeated="3"/>
        </table:table-row>
        <table:table-row table:style-name="ro1">
          <table:table-cell office:value-type="float" office:value="1320189505217">
            <text:p>1320189505217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f:=[.A362]-[.A361]" office:value-type="float" office:value="480">
            <text:p>480</text:p>
          </table:table-cell>
          <table:table-cell table:number-columns-repeated="3"/>
        </table:table-row>
        <table:table-row table:style-name="ro1">
          <table:table-cell office:value-type="float" office:value="1320189505640">
            <text:p>1320189505640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363]*[.B363])+([.C363]*[.C363])+([.D363]*[.D363]))" office:value-type="float" office:value="22.0149984385646">
            <text:p>22.0149984386</text:p>
          </table:table-cell>
          <table:table-cell office:value-type="float" office:value="8">
            <text:p>8</text:p>
          </table:table-cell>
          <table:table-cell table:formula="of:=[.A363]-[.A362]" office:value-type="float" office:value="423">
            <text:p>423</text:p>
          </table:table-cell>
          <table:table-cell table:number-columns-repeated="3"/>
        </table:table-row>
        <table:table-row table:style-name="ro1">
          <table:table-cell office:value-type="float" office:value="1320189506148">
            <text:p>1320189506148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364]*[.B364])+([.C364]*[.C364])+([.D364]*[.D364]))" office:value-type="float" office:value="21.7745012859078">
            <text:p>21.7745012859</text:p>
          </table:table-cell>
          <table:table-cell office:value-type="float" office:value="9">
            <text:p>9</text:p>
          </table:table-cell>
          <table:table-cell table:formula="of:=[.A364]-[.A363]" office:value-type="float" office:value="508">
            <text:p>508</text:p>
          </table:table-cell>
          <table:table-cell table:number-columns-repeated="3"/>
        </table:table-row>
        <table:table-row table:style-name="ro1">
          <table:table-cell office:value-type="float" office:value="1320189506632">
            <text:p>1320189506632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365]*[.B365])+([.C365]*[.C365])+([.D365]*[.D365]))" office:value-type="float" office:value="21.957433963239">
            <text:p>21.9574339632</text:p>
          </table:table-cell>
          <table:table-cell office:value-type="float" office:value="16">
            <text:p>16</text:p>
          </table:table-cell>
          <table:table-cell table:formula="of:=[.A365]-[.A364]" office:value-type="float" office:value="484">
            <text:p>484</text:p>
          </table:table-cell>
          <table:table-cell table:number-columns-repeated="3"/>
        </table:table-row>
        <table:table-row table:style-name="ro1">
          <table:table-cell office:value-type="float" office:value="1320189507121">
            <text:p>1320189507121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8.6875">
            <text:p>18.6875</text:p>
          </table:table-cell>
          <table:table-cell table:formula="of:=SQRT(([.B366]*[.B366])+([.C366]*[.C366])+([.D366]*[.D366]))" office:value-type="float" office:value="23.3158509655985">
            <text:p>23.3158509656</text:p>
          </table:table-cell>
          <table:table-cell office:value-type="float" office:value="8">
            <text:p>8</text:p>
          </table:table-cell>
          <table:table-cell table:formula="of:=[.A366]-[.A365]" office:value-type="float" office:value="489">
            <text:p>489</text:p>
          </table:table-cell>
          <table:table-cell table:number-columns-repeated="3"/>
        </table:table-row>
        <table:table-row table:style-name="ro1">
          <table:table-cell office:value-type="float" office:value="1320189507607">
            <text:p>1320189507607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table:formula="of:=SQRT(([.B367]*[.B367])+([.C367]*[.C367])+([.D367]*[.D367]))" office:value-type="float" office:value="22.0426610519238">
            <text:p>22.0426610519</text:p>
          </table:table-cell>
          <table:table-cell office:value-type="float" office:value="8">
            <text:p>8</text:p>
          </table:table-cell>
          <table:table-cell table:formula="of:=[.A367]-[.A366]" office:value-type="float" office:value="486">
            <text:p>486</text:p>
          </table:table-cell>
          <table:table-cell table:number-columns-repeated="3"/>
        </table:table-row>
        <table:table-row table:style-name="ro1">
          <table:table-cell office:value-type="float" office:value="1320189508103">
            <text:p>1320189508103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1875">
            <text:p>17.1875</text:p>
          </table:table-cell>
          <table:table-cell table:formula="of:=SQRT(([.B368]*[.B368])+([.C368]*[.C368])+([.D368]*[.D368]))" office:value-type="float" office:value="21.8074850968652">
            <text:p>21.8074850969</text:p>
          </table:table-cell>
          <table:table-cell office:value-type="float" office:value="9">
            <text:p>9</text:p>
          </table:table-cell>
          <table:table-cell table:formula="of:=[.A368]-[.A367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1320189508595">
            <text:p>1320189508595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7.4375">
            <text:p>17.4375</text:p>
          </table:table-cell>
          <table:table-cell table:formula="of:=SQRT(([.B369]*[.B369])+([.C369]*[.C369])+([.D369]*[.D369]))" office:value-type="float" office:value="21.8425652396874">
            <text:p>21.8425652397</text:p>
          </table:table-cell>
          <table:table-cell office:value-type="float" office:value="8">
            <text:p>8</text:p>
          </table:table-cell>
          <table:table-cell table:formula="of:=[.A369]-[.A368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509080">
            <text:p>1320189509080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370]*[.B370])+([.C370]*[.C370])+([.D370]*[.D370]))" office:value-type="float" office:value="22.4172959174384">
            <text:p>22.4172959174</text:p>
          </table:table-cell>
          <table:table-cell office:value-type="float" office:value="9">
            <text:p>9</text:p>
          </table:table-cell>
          <table:table-cell table:formula="of:=[.A370]-[.A369]" office:value-type="float" office:value="485">
            <text:p>485</text:p>
          </table:table-cell>
          <table:table-cell table:number-columns-repeated="3"/>
        </table:table-row>
        <table:table-row table:style-name="ro1">
          <table:table-cell office:value-type="float" office:value="1320189509654">
            <text:p>1320189509654</text:p>
          </table:table-cell>
          <table:table-cell office:value-type="float" office:value="12.625">
            <text:p>12.62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table:formula="of:=SQRT(([.B371]*[.B371])+([.C371]*[.C371])+([.D371]*[.D371]))" office:value-type="float" office:value="21.7486529755293">
            <text:p>21.7486529755</text:p>
          </table:table-cell>
          <table:table-cell office:value-type="float" office:value="9">
            <text:p>9</text:p>
          </table:table-cell>
          <table:table-cell table:formula="of:=[.A371]-[.A370]" office:value-type="float" office:value="574">
            <text:p>574</text:p>
          </table:table-cell>
          <table:table-cell table:number-columns-repeated="3"/>
        </table:table-row>
        <table:table-row table:style-name="ro1">
          <table:table-cell office:value-type="float" office:value="1320189510151">
            <text:p>1320189510151</text:p>
          </table:table-cell>
          <table:table-cell office:value-type="float" office:value="13.625">
            <text:p>13.62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372]*[.B372])+([.C372]*[.C372])+([.D372]*[.D372]))" office:value-type="float" office:value="22.369150771766">
            <text:p>22.3691507718</text:p>
          </table:table-cell>
          <table:table-cell office:value-type="float" office:value="8">
            <text:p>8</text:p>
          </table:table-cell>
          <table:table-cell table:formula="of:=[.A372]-[.A371]"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1320189510645">
            <text:p>1320189510645</text:p>
          </table:table-cell>
          <table:table-cell office:value-type="float" office:value="13.875">
            <text:p>13.87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373]*[.B373])+([.C373]*[.C373])+([.D373]*[.D373]))" office:value-type="float" office:value="22.735658254161">
            <text:p>22.7356582542</text:p>
          </table:table-cell>
          <table:table-cell office:value-type="float" office:value="9">
            <text:p>9</text:p>
          </table:table-cell>
          <table:table-cell table:formula="of:=[.A373]-[.A372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511131">
            <text:p>1320189511131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374]*[.B374])+([.C374]*[.C374])+([.D374]*[.D374]))" office:value-type="float" office:value="21.6095501167886">
            <text:p>21.6095501168</text:p>
          </table:table-cell>
          <table:table-cell office:value-type="float" office:value="8">
            <text:p>8</text:p>
          </table:table-cell>
          <table:table-cell table:formula="of:=[.A374]-[.A373]" office:value-type="float" office:value="486">
            <text:p>486</text:p>
          </table:table-cell>
          <table:table-cell table:number-columns-repeated="3"/>
        </table:table-row>
        <table:table-row table:style-name="ro1">
          <table:table-cell office:value-type="float" office:value="1320189511695">
            <text:p>1320189511695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375]*[.B375])+([.C375]*[.C375])+([.D375]*[.D375]))" office:value-type="float" office:value="22.1049520752704">
            <text:p>22.1049520753</text:p>
          </table:table-cell>
          <table:table-cell office:value-type="float" office:value="9">
            <text:p>9</text:p>
          </table:table-cell>
          <table:table-cell table:formula="of:=[.A375]-[.A374]" office:value-type="float" office:value="564">
            <text:p>564</text:p>
          </table:table-cell>
          <table:table-cell table:number-columns-repeated="3"/>
        </table:table-row>
        <table:table-row table:style-name="ro1">
          <table:table-cell office:value-type="float" office:value="1320189512120">
            <text:p>1320189512120</text:p>
          </table:table-cell>
          <table:table-cell office:value-type="float" office:value="12.625">
            <text:p>12.625</text:p>
          </table:table-cell>
          <table:table-cell office:value-type="float" office:value="-1.625">
            <text:p>-1.625</text:p>
          </table:table-cell>
          <table:table-cell office:value-type="float" office:value="16.9375">
            <text:p>16.9375</text:p>
          </table:table-cell>
          <table:table-cell table:formula="of:=SQRT(([.B376]*[.B376])+([.C376]*[.C376])+([.D376]*[.D376]))" office:value-type="float" office:value="21.1875">
            <text:p>21.1875</text:p>
          </table:table-cell>
          <table:table-cell office:value-type="float" office:value="8">
            <text:p>8</text:p>
          </table:table-cell>
          <table:table-cell table:formula="of:=[.A376]-[.A375]" office:value-type="float" office:value="425">
            <text:p>425</text:p>
          </table:table-cell>
          <table:table-cell table:number-columns-repeated="3"/>
        </table:table-row>
        <table:table-row table:style-name="ro1">
          <table:table-cell office:value-type="float" office:value="1320189512615">
            <text:p>1320189512615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377]*[.B377])+([.C377]*[.C377])+([.D377]*[.D377]))" office:value-type="float" office:value="22.1049520752704">
            <text:p>22.1049520753</text:p>
          </table:table-cell>
          <table:table-cell office:value-type="float" office:value="8">
            <text:p>8</text:p>
          </table:table-cell>
          <table:table-cell table:formula="of:=[.A377]-[.A376]"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float" office:value="1320189513149">
            <text:p>1320189513149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378]*[.B378])+([.C378]*[.C378])+([.D378]*[.D378]))" office:value-type="float" office:value="21.7047841788395">
            <text:p>21.7047841788</text:p>
          </table:table-cell>
          <table:table-cell office:value-type="float" office:value="17">
            <text:p>17</text:p>
          </table:table-cell>
          <table:table-cell table:formula="of:=[.A378]-[.A377]" office:value-type="float" office:value="534">
            <text:p>534</text:p>
          </table:table-cell>
          <table:table-cell table:number-columns-repeated="3"/>
        </table:table-row>
        <table:table-row table:style-name="ro1">
          <table:table-cell office:value-type="float" office:value="1320189513635">
            <text:p>1320189513635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379]*[.B379])+([.C379]*[.C379])+([.D379]*[.D379]))" office:value-type="float" office:value="21.9638374663901">
            <text:p>21.9638374664</text:p>
          </table:table-cell>
          <table:table-cell office:value-type="float" office:value="9">
            <text:p>9</text:p>
          </table:table-cell>
          <table:table-cell table:formula="of:=[.A379]-[.A378]" office:value-type="float" office:value="486">
            <text:p>486</text:p>
          </table:table-cell>
          <table:table-cell table:number-columns-repeated="3"/>
        </table:table-row>
        <table:table-row table:style-name="ro1">
          <table:table-cell office:value-type="float" office:value="1320189514130">
            <text:p>1320189514130</text:p>
          </table:table-cell>
          <table:table-cell office:value-type="float" office:value="13.875">
            <text:p>13.87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380]*[.B380])+([.C380]*[.C380])+([.D380]*[.D380]))" office:value-type="float" office:value="22.3125">
            <text:p>22.3125</text:p>
          </table:table-cell>
          <table:table-cell office:value-type="float" office:value="8">
            <text:p>8</text:p>
          </table:table-cell>
          <table:table-cell table:formula="of:=[.A380]-[.A379]"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float" office:value="1320189514636">
            <text:p>1320189514636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6875">
            <text:p>17.6875</text:p>
          </table:table-cell>
          <table:table-cell table:formula="of:=SQRT(([.B381]*[.B381])+([.C381]*[.C381])+([.D381]*[.D381]))" office:value-type="float" office:value="22.1049520752704">
            <text:p>22.1049520753</text:p>
          </table:table-cell>
          <table:table-cell office:value-type="float" office:value="8">
            <text:p>8</text:p>
          </table:table-cell>
          <table:table-cell table:formula="of:=[.A381]-[.A380]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float" office:value="1320189515141">
            <text:p>1320189515141</text:p>
          </table:table-cell>
          <table:table-cell office:value-type="float" office:value="13.375">
            <text:p>13.375</text:p>
          </table:table-cell>
          <table:table-cell office:value-type="float" office:value="-2.1875">
            <text:p>-2.1875</text:p>
          </table:table-cell>
          <table:table-cell office:value-type="float" office:value="18.1875">
            <text:p>18.1875</text:p>
          </table:table-cell>
          <table:table-cell table:formula="of:=SQRT(([.B382]*[.B382])+([.C382]*[.C382])+([.D382]*[.D382]))" office:value-type="float" office:value="22.681731360282">
            <text:p>22.6817313603</text:p>
          </table:table-cell>
          <table:table-cell office:value-type="float" office:value="8">
            <text:p>8</text:p>
          </table:table-cell>
          <table:table-cell table:formula="of:=[.A382]-[.A381]"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float" office:value="1320189515634">
            <text:p>1320189515634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7.6875">
            <text:p>17.6875</text:p>
          </table:table-cell>
          <table:table-cell table:formula="of:=SQRT(([.B383]*[.B383])+([.C383]*[.C383])+([.D383]*[.D383]))" office:value-type="float" office:value="22.0426610519238">
            <text:p>22.0426610519</text:p>
          </table:table-cell>
          <table:table-cell office:value-type="float" office:value="8">
            <text:p>8</text:p>
          </table:table-cell>
          <table:table-cell table:formula="of:=[.A383]-[.A382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16132">
            <text:p>1320189516132</text:p>
          </table:table-cell>
          <table:table-cell office:value-type="float" office:value="13.125">
            <text:p>13.125</text:p>
          </table:table-cell>
          <table:table-cell office:value-type="float" office:value="-2.1875">
            <text:p>-2.1875</text:p>
          </table:table-cell>
          <table:table-cell office:value-type="float" office:value="16.4375">
            <text:p>16.4375</text:p>
          </table:table-cell>
          <table:table-cell table:formula="of:=SQRT(([.B384]*[.B384])+([.C384]*[.C384])+([.D384]*[.D384]))" office:value-type="float" office:value="21.1481012741097">
            <text:p>21.1481012741</text:p>
          </table:table-cell>
          <table:table-cell office:value-type="float" office:value="8">
            <text:p>8</text:p>
          </table:table-cell>
          <table:table-cell table:formula="of:=[.A384]-[.A383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516634">
            <text:p>1320189516634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385]*[.B385])+([.C385]*[.C385])+([.D385]*[.D385]))" office:value-type="float" office:value="22.3265012093252">
            <text:p>22.3265012093</text:p>
          </table:table-cell>
          <table:table-cell office:value-type="float" office:value="9">
            <text:p>9</text:p>
          </table:table-cell>
          <table:table-cell table:formula="of:=[.A385]-[.A384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517127">
            <text:p>1320189517127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386]*[.B386])+([.C386]*[.C386])+([.D386]*[.D386]))" office:value-type="float" office:value="22.4172959174384">
            <text:p>22.4172959174</text:p>
          </table:table-cell>
          <table:table-cell office:value-type="float" office:value="10">
            <text:p>10</text:p>
          </table:table-cell>
          <table:table-cell table:formula="of:=[.A386]-[.A385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17620">
            <text:p>1320189517620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387]*[.B387])+([.C387]*[.C387])+([.D387]*[.D387]))" office:value-type="float" office:value="21.7364361441797">
            <text:p>21.7364361442</text:p>
          </table:table-cell>
          <table:table-cell office:value-type="float" office:value="8">
            <text:p>8</text:p>
          </table:table-cell>
          <table:table-cell table:formula="of:=[.A387]-[.A386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18122">
            <text:p>1320189518122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7.1875">
            <text:p>17.1875</text:p>
          </table:table-cell>
          <table:table-cell table:formula="of:=SQRT(([.B388]*[.B388])+([.C388]*[.C388])+([.D388]*[.D388]))" office:value-type="float" office:value="22.0128691053665">
            <text:p>22.0128691054</text:p>
          </table:table-cell>
          <table:table-cell office:value-type="float" office:value="8">
            <text:p>8</text:p>
          </table:table-cell>
          <table:table-cell table:formula="of:=[.A388]-[.A387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518618">
            <text:p>1320189518618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table:formula="of:=SQRT(([.B389]*[.B389])+([.C389]*[.C389])+([.D389]*[.D389]))" office:value-type="float" office:value="22.2437666830508">
            <text:p>22.2437666831</text:p>
          </table:table-cell>
          <table:table-cell office:value-type="float" office:value="9">
            <text:p>9</text:p>
          </table:table-cell>
          <table:table-cell table:formula="of:=[.A389]-[.A388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1320189519109">
            <text:p>1320189519109</text:p>
          </table:table-cell>
          <table:table-cell office:value-type="float" office:value="12.625">
            <text:p>12.625</text:p>
          </table:table-cell>
          <table:table-cell office:value-type="float" office:value="-0.875">
            <text:p>-0.875</text:p>
          </table:table-cell>
          <table:table-cell office:value-type="float" office:value="18.9375">
            <text:p>18.9375</text:p>
          </table:table-cell>
          <table:table-cell table:formula="of:=SQRT(([.B390]*[.B390])+([.C390]*[.C390])+([.D390]*[.D390]))" office:value-type="float" office:value="22.7768557147381">
            <text:p>22.7768557147</text:p>
          </table:table-cell>
          <table:table-cell office:value-type="float" office:value="8">
            <text:p>8</text:p>
          </table:table-cell>
          <table:table-cell table:formula="of:=[.A390]-[.A389]" office:value-type="float" office:value="491">
            <text:p>491</text:p>
          </table:table-cell>
          <table:table-cell table:number-columns-repeated="3"/>
        </table:table-row>
        <table:table-row table:style-name="ro1">
          <table:table-cell office:value-type="float" office:value="1320189519683">
            <text:p>1320189519683</text:p>
          </table:table-cell>
          <table:table-cell office:value-type="float" office:value="11.9375">
            <text:p>11.937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391]*[.B391])+([.C391]*[.C391])+([.D391]*[.D391]))" office:value-type="float" office:value="21.6280705912478">
            <text:p>21.6280705912</text:p>
          </table:table-cell>
          <table:table-cell office:value-type="float" office:value="9">
            <text:p>9</text:p>
          </table:table-cell>
          <table:table-cell table:formula="of:=[.A391]-[.A390]" office:value-type="float" office:value="574">
            <text:p>574</text:p>
          </table:table-cell>
          <table:table-cell table:number-columns-repeated="3"/>
        </table:table-row>
        <table:table-row table:style-name="ro1">
          <table:table-cell office:value-type="float" office:value="1320189520112">
            <text:p>1320189520112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table:formula="of:=SQRT(([.B392]*[.B392])+([.C392]*[.C392])+([.D392]*[.D392]))" office:value-type="float" office:value="21.5363972439682">
            <text:p>21.536397244</text:p>
          </table:table-cell>
          <table:table-cell office:value-type="float" office:value="9">
            <text:p>9</text:p>
          </table:table-cell>
          <table:table-cell table:formula="of:=[.A392]-[.A391]" office:value-type="float" office:value="429">
            <text:p>429</text:p>
          </table:table-cell>
          <table:table-cell table:number-columns-repeated="3"/>
        </table:table-row>
        <table:table-row table:style-name="ro1">
          <table:table-cell office:value-type="float" office:value="1320189520594">
            <text:p>1320189520594</text:p>
          </table:table-cell>
          <table:table-cell office:value-type="float" office:value="13.875">
            <text:p>13.8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393]*[.B393])+([.C393]*[.C393])+([.D393]*[.D393]))" office:value-type="float" office:value="22.9334124423296">
            <text:p>22.9334124423</text:p>
          </table:table-cell>
          <table:table-cell office:value-type="float" office:value="9">
            <text:p>9</text:p>
          </table:table-cell>
          <table:table-cell table:formula="of:=[.A393]-[.A392]" office:value-type="float" office:value="482">
            <text:p>482</text:p>
          </table:table-cell>
          <table:table-cell table:number-columns-repeated="3"/>
        </table:table-row>
        <table:table-row table:style-name="ro1">
          <table:table-cell office:value-type="float" office:value="1320189521104">
            <text:p>1320189521104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394]*[.B394])+([.C394]*[.C394])+([.D394]*[.D394]))" office:value-type="float" office:value="22.3265012093252">
            <text:p>22.3265012093</text:p>
          </table:table-cell>
          <table:table-cell office:value-type="float" office:value="17">
            <text:p>17</text:p>
          </table:table-cell>
          <table:table-cell table:formula="of:=[.A394]-[.A393]" office:value-type="float" office:value="510">
            <text:p>510</text:p>
          </table:table-cell>
          <table:table-cell table:number-columns-repeated="3"/>
        </table:table-row>
        <table:table-row table:style-name="ro1">
          <table:table-cell office:value-type="float" office:value="1320189521590">
            <text:p>1320189521590</text:p>
          </table:table-cell>
          <table:table-cell office:value-type="float" office:value="12.875">
            <text:p>12.87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table:formula="of:=SQRT(([.B395]*[.B395])+([.C395]*[.C395])+([.D395]*[.D395]))" office:value-type="float" office:value="22.0971753002505">
            <text:p>22.0971753003</text:p>
          </table:table-cell>
          <table:table-cell office:value-type="float" office:value="9">
            <text:p>9</text:p>
          </table:table-cell>
          <table:table-cell table:formula="of:=[.A395]-[.A394]" office:value-type="float" office:value="486">
            <text:p>486</text:p>
          </table:table-cell>
          <table:table-cell table:number-columns-repeated="3"/>
        </table:table-row>
        <table:table-row table:style-name="ro1">
          <table:table-cell office:value-type="float" office:value="1320189522147">
            <text:p>1320189522147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8.4375">
            <text:p>18.4375</text:p>
          </table:table-cell>
          <table:table-cell table:formula="of:=SQRT(([.B396]*[.B396])+([.C396]*[.C396])+([.D396]*[.D396]))" office:value-type="float" office:value="22.7095278737802">
            <text:p>22.7095278738</text:p>
          </table:table-cell>
          <table:table-cell office:value-type="float" office:value="8">
            <text:p>8</text:p>
          </table:table-cell>
          <table:table-cell table:formula="of:=[.A396]-[.A395]" office:value-type="float" office:value="557">
            <text:p>557</text:p>
          </table:table-cell>
          <table:table-cell table:number-columns-repeated="3"/>
        </table:table-row>
        <table:table-row table:style-name="ro1">
          <table:table-cell office:value-type="float" office:value="1320189522639">
            <text:p>1320189522639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7.1875">
            <text:p>17.1875</text:p>
          </table:table-cell>
          <table:table-cell table:formula="of:=SQRT(([.B397]*[.B397])+([.C397]*[.C397])+([.D397]*[.D397]))" office:value-type="float" office:value="21.7069437335153">
            <text:p>21.7069437335</text:p>
          </table:table-cell>
          <table:table-cell office:value-type="float" office:value="8">
            <text:p>8</text:p>
          </table:table-cell>
          <table:table-cell table:formula="of:=[.A397]-[.A396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523133">
            <text:p>1320189523133</text:p>
          </table:table-cell>
          <table:table-cell office:value-type="float" office:value="12.1875">
            <text:p>12.1875</text:p>
          </table:table-cell>
          <table:table-cell office:value-type="float" office:value="-0.625">
            <text:p>-0.625</text:p>
          </table:table-cell>
          <table:table-cell office:value-type="float" office:value="17.9375">
            <text:p>17.9375</text:p>
          </table:table-cell>
          <table:table-cell table:formula="of:=SQRT(([.B398]*[.B398])+([.C398]*[.C398])+([.D398]*[.D398]))" office:value-type="float" office:value="21.6951535486615">
            <text:p>21.6951535487</text:p>
          </table:table-cell>
          <table:table-cell office:value-type="float" office:value="8">
            <text:p>8</text:p>
          </table:table-cell>
          <table:table-cell table:formula="of:=[.A398]-[.A397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523621">
            <text:p>1320189523621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399]*[.B399])+([.C399]*[.C399])+([.D399]*[.D399]))" office:value-type="float" office:value="22.5534954330809">
            <text:p>22.5534954331</text:p>
          </table:table-cell>
          <table:table-cell office:value-type="float" office:value="9">
            <text:p>9</text:p>
          </table:table-cell>
          <table:table-cell table:formula="of:=[.A399]-[.A398]" office:value-type="float" office:value="488">
            <text:p>488</text:p>
          </table:table-cell>
          <table:table-cell table:number-columns-repeated="3"/>
        </table:table-row>
        <table:table-row table:style-name="ro1">
          <table:table-cell office:value-type="float" office:value="1320189524112">
            <text:p>1320189524112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8.1875">
            <text:p>18.1875</text:p>
          </table:table-cell>
          <table:table-cell table:formula="of:=SQRT(([.B400]*[.B400])+([.C400]*[.C400])+([.D400]*[.D400]))" office:value-type="float" office:value="22.6344075745313">
            <text:p>22.6344075745</text:p>
          </table:table-cell>
          <table:table-cell office:value-type="float" office:value="9">
            <text:p>9</text:p>
          </table:table-cell>
          <table:table-cell table:formula="of:=[.A400]-[.A399]" office:value-type="float" office:value="491">
            <text:p>491</text:p>
          </table:table-cell>
          <table:table-cell table:number-columns-repeated="3"/>
        </table:table-row>
        <table:table-row table:style-name="ro1">
          <table:table-cell office:value-type="float" office:value="1320189524625">
            <text:p>1320189524625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401]*[.B401])+([.C401]*[.C401])+([.D401]*[.D401]))" office:value-type="float" office:value="21.6095501167886">
            <text:p>21.6095501168</text:p>
          </table:table-cell>
          <table:table-cell office:value-type="float" office:value="9">
            <text:p>9</text:p>
          </table:table-cell>
          <table:table-cell table:formula="of:=[.A401]-[.A400]" office:value-type="float" office:value="513">
            <text:p>513</text:p>
          </table:table-cell>
          <table:table-cell table:number-columns-repeated="3"/>
        </table:table-row>
        <table:table-row table:style-name="ro1">
          <table:table-cell office:value-type="float" office:value="1320189525118">
            <text:p>1320189525118</text:p>
          </table:table-cell>
          <table:table-cell office:value-type="float" office:value="13.875">
            <text:p>13.87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402]*[.B402])+([.C402]*[.C402])+([.D402]*[.D402]))" office:value-type="float" office:value="22.3432910792032">
            <text:p>22.3432910792</text:p>
          </table:table-cell>
          <table:table-cell office:value-type="float" office:value="8">
            <text:p>8</text:p>
          </table:table-cell>
          <table:table-cell table:formula="of:=[.A402]-[.A401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25611">
            <text:p>1320189525611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403]*[.B403])+([.C403]*[.C403])+([.D403]*[.D403]))" office:value-type="float" office:value="21.9780607936642">
            <text:p>21.9780607937</text:p>
          </table:table-cell>
          <table:table-cell office:value-type="float" office:value="9">
            <text:p>9</text:p>
          </table:table-cell>
          <table:table-cell table:formula="of:=[.A403]-[.A402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26098">
            <text:p>1320189526098</text:p>
          </table:table-cell>
          <table:table-cell office:value-type="float" office:value="12.4375">
            <text:p>12.43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404]*[.B404])+([.C404]*[.C404])+([.D404]*[.D404]))" office:value-type="float" office:value="21.6663261191186">
            <text:p>21.6663261191</text:p>
          </table:table-cell>
          <table:table-cell office:value-type="float" office:value="17">
            <text:p>17</text:p>
          </table:table-cell>
          <table:table-cell table:formula="of:=[.A404]-[.A403]" office:value-type="float" office:value="487">
            <text:p>487</text:p>
          </table:table-cell>
          <table:table-cell table:number-columns-repeated="3"/>
        </table:table-row>
        <table:table-row table:style-name="ro1">
          <table:table-cell office:value-type="float" office:value="1320189526646">
            <text:p>1320189526646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405]*[.B405])+([.C405]*[.C405])+([.D405]*[.D405]))" office:value-type="float" office:value="21.5719182329713">
            <text:p>21.571918233</text:p>
          </table:table-cell>
          <table:table-cell office:value-type="float" office:value="8">
            <text:p>8</text:p>
          </table:table-cell>
          <table:table-cell table:formula="of:=[.A405]-[.A404]" office:value-type="float" office:value="548">
            <text:p>548</text:p>
          </table:table-cell>
          <table:table-cell table:number-columns-repeated="3"/>
        </table:table-row>
        <table:table-row table:style-name="ro1">
          <table:table-cell office:value-type="float" office:value="1320189527143">
            <text:p>1320189527143</text:p>
          </table:table-cell>
          <table:table-cell office:value-type="float" office:value="14.375">
            <text:p>14.375</text:p>
          </table:table-cell>
          <table:table-cell office:value-type="float" office:value="-2.1875">
            <text:p>-2.1875</text:p>
          </table:table-cell>
          <table:table-cell office:value-type="float" office:value="17.6875">
            <text:p>17.6875</text:p>
          </table:table-cell>
          <table:table-cell table:formula="of:=SQRT(([.B406]*[.B406])+([.C406]*[.C406])+([.D406]*[.D406]))" office:value-type="float" office:value="22.8970180918826">
            <text:p>22.8970180919</text:p>
          </table:table-cell>
          <table:table-cell office:value-type="float" office:value="8">
            <text:p>8</text:p>
          </table:table-cell>
          <table:table-cell table:formula="of:=[.A406]-[.A405]"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1320189527643">
            <text:p>1320189527643</text:p>
          </table:table-cell>
          <table:table-cell office:value-type="float" office:value="13.875">
            <text:p>13.87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407]*[.B407])+([.C407]*[.C407])+([.D407]*[.D407]))" office:value-type="float" office:value="22.7548930177665">
            <text:p>22.7548930178</text:p>
          </table:table-cell>
          <table:table-cell office:value-type="float" office:value="8">
            <text:p>8</text:p>
          </table:table-cell>
          <table:table-cell table:formula="of:=[.A407]-[.A406]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float" office:value="1320189528138">
            <text:p>1320189528138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6.9375">
            <text:p>16.9375</text:p>
          </table:table-cell>
          <table:table-cell table:formula="of:=SQRT(([.B408]*[.B408])+([.C408]*[.C408])+([.D408]*[.D408]))" office:value-type="float" office:value="21.4455159940254">
            <text:p>21.445515994</text:p>
          </table:table-cell>
          <table:table-cell office:value-type="float" office:value="9">
            <text:p>9</text:p>
          </table:table-cell>
          <table:table-cell table:formula="of:=[.A408]-[.A407]"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float" office:value="1320189528633">
            <text:p>1320189528633</text:p>
          </table:table-cell>
          <table:table-cell office:value-type="float" office:value="13.875">
            <text:p>13.87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409]*[.B409])+([.C409]*[.C409])+([.D409]*[.D409]))" office:value-type="float" office:value="22.7191583525887">
            <text:p>22.7191583526</text:p>
          </table:table-cell>
          <table:table-cell office:value-type="float" office:value="8">
            <text:p>8</text:p>
          </table:table-cell>
          <table:table-cell table:formula="of:=[.A409]-[.A408]" office:value-type="float" office:value="495">
            <text:p>495</text:p>
          </table:table-cell>
          <table:table-cell table:number-columns-repeated="3"/>
        </table:table-row>
        <table:table-row table:style-name="ro1">
          <table:table-cell office:value-type="float" office:value="1320189529213">
            <text:p>1320189529213</text:p>
          </table:table-cell>
          <table:table-cell office:value-type="float" office:value="13.375">
            <text:p>13.375</text:p>
          </table:table-cell>
          <table:table-cell office:value-type="float" office:value="-1.375">
            <text:p>-1.375</text:p>
          </table:table-cell>
          <table:table-cell office:value-type="float" office:value="17.1875">
            <text:p>17.1875</text:p>
          </table:table-cell>
          <table:table-cell table:formula="of:=SQRT(([.B410]*[.B410])+([.C410]*[.C410])+([.D410]*[.D410]))" office:value-type="float" office:value="21.8218103339297">
            <text:p>21.8218103339</text:p>
          </table:table-cell>
          <table:table-cell office:value-type="float" office:value="8">
            <text:p>8</text:p>
          </table:table-cell>
          <table:table-cell table:formula="of:=[.A410]-[.A409]" office:value-type="float" office:value="580">
            <text:p>580</text:p>
          </table:table-cell>
          <table:table-cell table:number-columns-repeated="3"/>
        </table:table-row>
        <table:table-row table:style-name="ro1">
          <table:table-cell office:value-type="float" office:value="1320189529646">
            <text:p>1320189529646</text:p>
          </table:table-cell>
          <table:table-cell office:value-type="float" office:value="12.4375">
            <text:p>12.4375</text:p>
          </table:table-cell>
          <table:table-cell office:value-type="float" office:value="-1.375">
            <text:p>-1.375</text:p>
          </table:table-cell>
          <table:table-cell office:value-type="float" office:value="18.4375">
            <text:p>18.4375</text:p>
          </table:table-cell>
          <table:table-cell table:formula="of:=SQRT(([.B411]*[.B411])+([.C411]*[.C411])+([.D411]*[.D411]))" office:value-type="float" office:value="22.2828058713439">
            <text:p>22.2828058713</text:p>
          </table:table-cell>
          <table:table-cell office:value-type="float" office:value="9">
            <text:p>9</text:p>
          </table:table-cell>
          <table:table-cell table:formula="of:=[.A411]-[.A410]" office:value-type="float" office:value="433">
            <text:p>433</text:p>
          </table:table-cell>
          <table:table-cell table:number-columns-repeated="3"/>
        </table:table-row>
        <table:table-row table:style-name="ro1">
          <table:table-cell office:value-type="float" office:value="1320189530139">
            <text:p>1320189530139</text:p>
          </table:table-cell>
          <table:table-cell office:value-type="float" office:value="12.625">
            <text:p>12.625</text:p>
          </table:table-cell>
          <table:table-cell office:value-type="float" office:value="-1.875">
            <text:p>-1.875</text:p>
          </table:table-cell>
          <table:table-cell office:value-type="float" office:value="16.6875">
            <text:p>16.6875</text:p>
          </table:table-cell>
          <table:table-cell table:formula="of:=SQRT(([.B412]*[.B412])+([.C412]*[.C412])+([.D412]*[.D412]))" office:value-type="float" office:value="21.009019640383">
            <text:p>21.0090196404</text:p>
          </table:table-cell>
          <table:table-cell office:value-type="float" office:value="8">
            <text:p>8</text:p>
          </table:table-cell>
          <table:table-cell table:formula="of:=[.A412]-[.A411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30633">
            <text:p>1320189530633</text:p>
          </table:table-cell>
          <table:table-cell office:value-type="float" office:value="13.625">
            <text:p>13.625</text:p>
          </table:table-cell>
          <table:table-cell office:value-type="float" office:value="-1.875">
            <text:p>-1.875</text:p>
          </table:table-cell>
          <table:table-cell office:value-type="float" office:value="17.9375">
            <text:p>17.9375</text:p>
          </table:table-cell>
          <table:table-cell table:formula="of:=SQRT(([.B413]*[.B413])+([.C413]*[.C413])+([.D413]*[.D413]))" office:value-type="float" office:value="22.6033217968068">
            <text:p>22.6033217968</text:p>
          </table:table-cell>
          <table:table-cell office:value-type="float" office:value="7">
            <text:p>7</text:p>
          </table:table-cell>
          <table:table-cell table:formula="of:=[.A413]-[.A412]"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320189531131">
            <text:p>1320189531131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414]*[.B414])+([.C414]*[.C414])+([.D414]*[.D414]))" office:value-type="float" office:value="22.2690403082396">
            <text:p>22.2690403082</text:p>
          </table:table-cell>
          <table:table-cell office:value-type="float" office:value="10">
            <text:p>10</text:p>
          </table:table-cell>
          <table:table-cell table:formula="of:=[.A414]-[.A413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531640">
            <text:p>1320189531640</text:p>
          </table:table-cell>
          <table:table-cell office:value-type="float" office:value="12.625">
            <text:p>12.625</text:p>
          </table:table-cell>
          <table:table-cell office:value-type="float" office:value="-1.125">
            <text:p>-1.125</text:p>
          </table:table-cell>
          <table:table-cell office:value-type="float" office:value="17.6875">
            <text:p>17.6875</text:p>
          </table:table-cell>
          <table:table-cell table:formula="of:=SQRT(([.B415]*[.B415])+([.C415]*[.C415])+([.D415]*[.D415]))" office:value-type="float" office:value="21.7601449041591">
            <text:p>21.7601449042</text:p>
          </table:table-cell>
          <table:table-cell office:value-type="float" office:value="16">
            <text:p>16</text:p>
          </table:table-cell>
          <table:table-cell table:formula="of:=[.A415]-[.A414]" office:value-type="float" office:value="509">
            <text:p>509</text:p>
          </table:table-cell>
          <table:table-cell table:number-columns-repeated="3"/>
        </table:table-row>
        <table:table-row table:style-name="ro1">
          <table:table-cell office:value-type="float" office:value="1320189532132">
            <text:p>1320189532132</text:p>
          </table:table-cell>
          <table:table-cell office:value-type="float" office:value="13.125">
            <text:p>13.125</text:p>
          </table:table-cell>
          <table:table-cell office:value-type="float" office:value="-2.4375">
            <text:p>-2.4375</text:p>
          </table:table-cell>
          <table:table-cell office:value-type="float" office:value="17.6875">
            <text:p>17.6875</text:p>
          </table:table-cell>
          <table:table-cell table:formula="of:=SQRT(([.B416]*[.B416])+([.C416]*[.C416])+([.D416]*[.D416]))" office:value-type="float" office:value="22.1597537779642">
            <text:p>22.159753778</text:p>
          </table:table-cell>
          <table:table-cell office:value-type="float" office:value="9">
            <text:p>9</text:p>
          </table:table-cell>
          <table:table-cell table:formula="of:=[.A416]-[.A415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532625">
            <text:p>1320189532625</text:p>
          </table:table-cell>
          <table:table-cell office:value-type="float" office:value="13.125">
            <text:p>13.125</text:p>
          </table:table-cell>
          <table:table-cell office:value-type="float" office:value="-2.4375">
            <text:p>-2.4375</text:p>
          </table:table-cell>
          <table:table-cell office:value-type="float" office:value="17.4375">
            <text:p>17.4375</text:p>
          </table:table-cell>
          <table:table-cell table:formula="of:=SQRT(([.B417]*[.B417])+([.C417]*[.C417])+([.D417]*[.D417]))" office:value-type="float" office:value="21.960724885577">
            <text:p>21.9607248856</text:p>
          </table:table-cell>
          <table:table-cell office:value-type="float" office:value="8">
            <text:p>8</text:p>
          </table:table-cell>
          <table:table-cell table:formula="of:=[.A417]-[.A416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33124">
            <text:p>1320189533124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6875">
            <text:p>17.6875</text:p>
          </table:table-cell>
          <table:table-cell table:formula="of:=SQRT(([.B418]*[.B418])+([.C418]*[.C418])+([.D418]*[.D418]))" office:value-type="float" office:value="21.9203993177588">
            <text:p>21.9203993178</text:p>
          </table:table-cell>
          <table:table-cell office:value-type="float" office:value="8">
            <text:p>8</text:p>
          </table:table-cell>
          <table:table-cell table:formula="of:=[.A418]-[.A417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533624">
            <text:p>1320189533624</text:p>
          </table:table-cell>
          <table:table-cell office:value-type="float" office:value="12.875">
            <text:p>12.87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table:formula="of:=SQRT(([.B419]*[.B419])+([.C419]*[.C419])+([.D419]*[.D419]))" office:value-type="float" office:value="22.5160533009229">
            <text:p>22.5160533009</text:p>
          </table:table-cell>
          <table:table-cell office:value-type="float" office:value="9">
            <text:p>9</text:p>
          </table:table-cell>
          <table:table-cell table:formula="of:=[.A419]-[.A418]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float" office:value="1320189534120">
            <text:p>1320189534120</text:p>
          </table:table-cell>
          <table:table-cell office:value-type="float" office:value="12.1875">
            <text:p>12.1875</text:p>
          </table:table-cell>
          <table:table-cell office:value-type="float" office:value="-1.375">
            <text:p>-1.375</text:p>
          </table:table-cell>
          <table:table-cell office:value-type="float" office:value="16.9375">
            <text:p>16.9375</text:p>
          </table:table-cell>
          <table:table-cell table:formula="of:=SQRT(([.B420]*[.B420])+([.C420]*[.C420])+([.D420]*[.D420]))" office:value-type="float" office:value="20.911831280402">
            <text:p>20.9118312804</text:p>
          </table:table-cell>
          <table:table-cell office:value-type="float" office:value="8">
            <text:p>8</text:p>
          </table:table-cell>
          <table:table-cell table:formula="of:=[.A420]-[.A419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1320189534709">
            <text:p>1320189534709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6.9375">
            <text:p>16.9375</text:p>
          </table:table-cell>
          <table:table-cell table:formula="of:=SQRT(([.B421]*[.B421])+([.C421]*[.C421])+([.D421]*[.D421]))" office:value-type="float" office:value="21.4717292328774">
            <text:p>21.4717292329</text:p>
          </table:table-cell>
          <table:table-cell office:value-type="float" office:value="7">
            <text:p>7</text:p>
          </table:table-cell>
          <table:table-cell table:formula="of:=[.A421]-[.A420]" office:value-type="float" office:value="589">
            <text:p>589</text:p>
          </table:table-cell>
          <table:table-cell table:number-columns-repeated="3"/>
        </table:table-row>
        <table:table-row table:style-name="ro1">
          <table:table-cell office:value-type="float" office:value="1320189535129">
            <text:p>1320189535129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1875">
            <text:p>17.1875</text:p>
          </table:table-cell>
          <table:table-cell table:formula="of:=SQRT(([.B422]*[.B422])+([.C422]*[.C422])+([.D422]*[.D422]))" office:value-type="float" office:value="21.961703172796">
            <text:p>21.9617031728</text:p>
          </table:table-cell>
          <table:table-cell office:value-type="float" office:value="8">
            <text:p>8</text:p>
          </table:table-cell>
          <table:table-cell table:formula="of:=[.A422]-[.A421]" office:value-type="float" office:value="420">
            <text:p>420</text:p>
          </table:table-cell>
          <table:table-cell table:number-columns-repeated="3"/>
        </table:table-row>
        <table:table-row table:style-name="ro1">
          <table:table-cell office:value-type="float" office:value="1320189535619">
            <text:p>1320189535619</text:p>
          </table:table-cell>
          <table:table-cell office:value-type="float" office:value="12.625">
            <text:p>12.625</text:p>
          </table:table-cell>
          <table:table-cell office:value-type="float" office:value="-2.1875">
            <text:p>-2.1875</text:p>
          </table:table-cell>
          <table:table-cell office:value-type="float" office:value="17.1875">
            <text:p>17.1875</text:p>
          </table:table-cell>
          <table:table-cell table:formula="of:=SQRT(([.B423]*[.B423])+([.C423]*[.C423])+([.D423]*[.D423]))" office:value-type="float" office:value="21.4379555345187">
            <text:p>21.4379555345</text:p>
          </table:table-cell>
          <table:table-cell office:value-type="float" office:value="9">
            <text:p>9</text:p>
          </table:table-cell>
          <table:table-cell table:formula="of:=[.A423]-[.A422]" office:value-type="float" office:value="490">
            <text:p>490</text:p>
          </table:table-cell>
          <table:table-cell table:number-columns-repeated="3"/>
        </table:table-row>
        <table:table-row table:style-name="ro1">
          <table:table-cell office:value-type="float" office:value="1320189536170">
            <text:p>1320189536170</text:p>
          </table:table-cell>
          <table:table-cell office:value-type="float" office:value="12.625">
            <text:p>12.625</text:p>
          </table:table-cell>
          <table:table-cell office:value-type="float" office:value="-1.625">
            <text:p>-1.625</text:p>
          </table:table-cell>
          <table:table-cell office:value-type="float" office:value="17.4375">
            <text:p>17.4375</text:p>
          </table:table-cell>
          <table:table-cell table:formula="of:=SQRT(([.B424]*[.B424])+([.C424]*[.C424])+([.D424]*[.D424]))" office:value-type="float" office:value="21.5892949456438">
            <text:p>21.5892949456</text:p>
          </table:table-cell>
          <table:table-cell office:value-type="float" office:value="8">
            <text:p>8</text:p>
          </table:table-cell>
          <table:table-cell table:formula="of:=[.A424]-[.A423]" office:value-type="float" office:value="551">
            <text:p>551</text:p>
          </table:table-cell>
          <table:table-cell table:number-columns-repeated="3"/>
        </table:table-row>
        <table:table-row table:style-name="ro1">
          <table:table-cell office:value-type="float" office:value="1320189536666">
            <text:p>1320189536666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6.4375">
            <text:p>16.4375</text:p>
          </table:table-cell>
          <table:table-cell table:formula="of:=SQRT(([.B425]*[.B425])+([.C425]*[.C425])+([.D425]*[.D425]))" office:value-type="float" office:value="21.0973376578657">
            <text:p>21.0973376579</text:p>
          </table:table-cell>
          <table:table-cell office:value-type="float" office:value="9">
            <text:p>9</text:p>
          </table:table-cell>
          <table:table-cell table:formula="of:=[.A425]-[.A424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1320189537165">
            <text:p>1320189537165</text:p>
          </table:table-cell>
          <table:table-cell office:value-type="float" office:value="13.375">
            <text:p>13.375</text:p>
          </table:table-cell>
          <table:table-cell office:value-type="float" office:value="-1.125">
            <text:p>-1.125</text:p>
          </table:table-cell>
          <table:table-cell office:value-type="float" office:value="17.9375">
            <text:p>17.9375</text:p>
          </table:table-cell>
          <table:table-cell table:formula="of:=SQRT(([.B426]*[.B426])+([.C426]*[.C426])+([.D426]*[.D426]))" office:value-type="float" office:value="22.4033514512896">
            <text:p>22.4033514513</text:p>
          </table:table-cell>
          <table:table-cell office:value-type="float" office:value="8">
            <text:p>8</text:p>
          </table:table-cell>
          <table:table-cell table:formula="of:=[.A426]-[.A425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537658">
            <text:p>1320189537658</text:p>
          </table:table-cell>
          <table:table-cell office:value-type="float" office:value="12.875">
            <text:p>12.875</text:p>
          </table:table-cell>
          <table:table-cell office:value-type="float" office:value="-0.875">
            <text:p>-0.875</text:p>
          </table:table-cell>
          <table:table-cell office:value-type="float" office:value="16.9375">
            <text:p>16.9375</text:p>
          </table:table-cell>
          <table:table-cell table:formula="of:=SQRT(([.B427]*[.B427])+([.C427]*[.C427])+([.D427]*[.D427]))" office:value-type="float" office:value="21.2934298845912">
            <text:p>21.2934298846</text:p>
          </table:table-cell>
          <table:table-cell office:value-type="float" office:value="9">
            <text:p>9</text:p>
          </table:table-cell>
          <table:table-cell table:formula="of:=[.A427]-[.A426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38150">
            <text:p>1320189538150</text:p>
          </table:table-cell>
          <table:table-cell office:value-type="float" office:value="13.125">
            <text:p>13.125</text:p>
          </table:table-cell>
          <table:table-cell office:value-type="float" office:value="-1.625">
            <text:p>-1.625</text:p>
          </table:table-cell>
          <table:table-cell office:value-type="float" office:value="16.9375">
            <text:p>16.9375</text:p>
          </table:table-cell>
          <table:table-cell table:formula="of:=SQRT(([.B428]*[.B428])+([.C428]*[.C428])+([.D428]*[.D428]))" office:value-type="float" office:value="21.4891869611207">
            <text:p>21.4891869611</text:p>
          </table:table-cell>
          <table:table-cell office:value-type="float" office:value="15">
            <text:p>15</text:p>
          </table:table-cell>
          <table:table-cell table:formula="of:=[.A428]-[.A427]"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1320189538716">
            <text:p>1320189538716</text:p>
          </table:table-cell>
          <table:table-cell office:value-type="float" office:value="12.875">
            <text:p>12.87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429]*[.B429])+([.C429]*[.C429])+([.D429]*[.D429]))" office:value-type="float" office:value="21.7565543285236">
            <text:p>21.7565543285</text:p>
          </table:table-cell>
          <table:table-cell office:value-type="float" office:value="8">
            <text:p>8</text:p>
          </table:table-cell>
          <table:table-cell table:formula="of:=[.A429]-[.A428]" office:value-type="float" office:value="566">
            <text:p>566</text:p>
          </table:table-cell>
          <table:table-cell table:number-columns-repeated="3"/>
        </table:table-row>
        <table:table-row table:style-name="ro1">
          <table:table-cell office:value-type="float" office:value="1320189539139">
            <text:p>1320189539139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7.1875">
            <text:p>17.1875</text:p>
          </table:table-cell>
          <table:table-cell table:formula="of:=SQRT(([.B430]*[.B430])+([.C430]*[.C430])+([.D430]*[.D430]))" office:value-type="float" office:value="21.8590120144987">
            <text:p>21.8590120145</text:p>
          </table:table-cell>
          <table:table-cell office:value-type="float" office:value="9">
            <text:p>9</text:p>
          </table:table-cell>
          <table:table-cell table:formula="of:=[.A430]-[.A429]" office:value-type="float" office:value="423">
            <text:p>423</text:p>
          </table:table-cell>
          <table:table-cell table:number-columns-repeated="3"/>
        </table:table-row>
        <table:table-row table:style-name="ro1">
          <table:table-cell office:value-type="float" office:value="1320189539638">
            <text:p>1320189539638</text:p>
          </table:table-cell>
          <table:table-cell office:value-type="float" office:value="12.625">
            <text:p>12.625</text:p>
          </table:table-cell>
          <table:table-cell office:value-type="float" office:value="-1.375">
            <text:p>-1.375</text:p>
          </table:table-cell>
          <table:table-cell office:value-type="float" office:value="16.6875">
            <text:p>16.6875</text:p>
          </table:table-cell>
          <table:table-cell table:formula="of:=SQRT(([.B431]*[.B431])+([.C431]*[.C431])+([.D431]*[.D431]))" office:value-type="float" office:value="20.9703101133483">
            <text:p>20.9703101133</text:p>
          </table:table-cell>
          <table:table-cell office:value-type="float" office:value="9">
            <text:p>9</text:p>
          </table:table-cell>
          <table:table-cell table:formula="of:=[.A431]-[.A430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540194">
            <text:p>1320189540194</text:p>
          </table:table-cell>
          <table:table-cell office:value-type="float" office:value="13.125">
            <text:p>13.125</text:p>
          </table:table-cell>
          <table:table-cell office:value-type="float" office:value="-1.375">
            <text:p>-1.375</text:p>
          </table:table-cell>
          <table:table-cell office:value-type="float" office:value="17.9375">
            <text:p>17.9375</text:p>
          </table:table-cell>
          <table:table-cell table:formula="of:=SQRT(([.B432]*[.B432])+([.C432]*[.C432])+([.D432]*[.D432]))" office:value-type="float" office:value="22.2690403082396">
            <text:p>22.2690403082</text:p>
          </table:table-cell>
          <table:table-cell office:value-type="float" office:value="8">
            <text:p>8</text:p>
          </table:table-cell>
          <table:table-cell table:formula="of:=[.A432]-[.A431]" office:value-type="float" office:value="556">
            <text:p>556</text:p>
          </table:table-cell>
          <table:table-cell table:number-columns-repeated="3"/>
        </table:table-row>
        <table:table-row table:style-name="ro1">
          <table:table-cell office:value-type="float" office:value="1320189540732">
            <text:p>1320189540732</text:p>
          </table:table-cell>
          <table:table-cell office:value-type="float" office:value="13.125">
            <text:p>13.125</text:p>
          </table:table-cell>
          <table:table-cell office:value-type="float" office:value="-1.125">
            <text:p>-1.125</text:p>
          </table:table-cell>
          <table:table-cell office:value-type="float" office:value="18.4375">
            <text:p>18.4375</text:p>
          </table:table-cell>
          <table:table-cell table:formula="of:=SQRT(([.B433]*[.B433])+([.C433]*[.C433])+([.D433]*[.D433]))" office:value-type="float" office:value="22.6599350451408">
            <text:p>22.6599350451</text:p>
          </table:table-cell>
          <table:table-cell office:value-type="float" office:value="8">
            <text:p>8</text:p>
          </table:table-cell>
          <table:table-cell table:formula="of:=[.A433]-[.A432]" office:value-type="float" office:value="538">
            <text:p>538</text:p>
          </table:table-cell>
          <table:table-cell table:number-columns-repeated="3"/>
        </table:table-row>
        <table:table-row table:style-name="ro1">
          <table:table-cell office:value-type="float" office:value="1320189541148">
            <text:p>1320189541148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table:formula="of:=SQRT(([.B434]*[.B434])+([.C434]*[.C434])+([.D434]*[.D434]))" office:value-type="float" office:value="22.2437666830508">
            <text:p>22.2437666831</text:p>
          </table:table-cell>
          <table:table-cell office:value-type="float" office:value="8">
            <text:p>8</text:p>
          </table:table-cell>
          <table:table-cell table:formula="of:=[.A434]-[.A433]" office:value-type="float" office:value="416">
            <text:p>416</text:p>
          </table:table-cell>
          <table:table-cell table:number-columns-repeated="3"/>
        </table:table-row>
        <table:table-row table:style-name="ro1">
          <table:table-cell office:value-type="float" office:value="1320189541665">
            <text:p>1320189541665</text:p>
          </table:table-cell>
          <table:table-cell office:value-type="float" office:value="13.125">
            <text:p>13.125</text:p>
          </table:table-cell>
          <table:table-cell office:value-type="float" office:value="-0.875">
            <text:p>-0.875</text:p>
          </table:table-cell>
          <table:table-cell office:value-type="float" office:value="17.1875">
            <text:p>17.1875</text:p>
          </table:table-cell>
          <table:table-cell table:formula="of:=SQRT(([.B435]*[.B435])+([.C435]*[.C435])+([.D435]*[.D435]))" office:value-type="float" office:value="21.6435072539087">
            <text:p>21.6435072539</text:p>
          </table:table-cell>
          <table:table-cell office:value-type="float" office:value="10">
            <text:p>10</text:p>
          </table:table-cell>
          <table:table-cell table:formula="of:=[.A435]-[.A434]" office:value-type="float" office:value="517">
            <text:p>517</text:p>
          </table:table-cell>
          <table:table-cell table:number-columns-repeated="3"/>
        </table:table-row>
        <table:table-row table:style-name="ro1">
          <table:table-cell office:value-type="float" office:value="1320189542127">
            <text:p>1320189542127</text:p>
          </table:table-cell>
          <table:table-cell office:value-type="float" office:value="12.875">
            <text:p>12.875</text:p>
          </table:table-cell>
          <table:table-cell office:value-type="float" office:value="-1.375">
            <text:p>-1.375</text:p>
          </table:table-cell>
          <table:table-cell office:value-type="float" office:value="17.4375">
            <text:p>17.4375</text:p>
          </table:table-cell>
          <table:table-cell table:formula="of:=SQRT(([.B436]*[.B436])+([.C436]*[.C436])+([.D436]*[.D436]))" office:value-type="float" office:value="21.7191771540728">
            <text:p>21.7191771541</text:p>
          </table:table-cell>
          <table:table-cell office:value-type="float" office:value="8">
            <text:p>8</text:p>
          </table:table-cell>
          <table:table-cell table:formula="of:=[.A436]-[.A435]" office:value-type="float" office:value="462">
            <text:p>462</text:p>
          </table:table-cell>
          <table:table-cell table:number-columns-repeated="3"/>
        </table:table-row>
        <table:table-row table:style-name="ro1">
          <table:table-cell office:value-type="float" office:value="1320189542624">
            <text:p>1320189542624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table:formula="of:=SQRT(([.B437]*[.B437])+([.C437]*[.C437])+([.D437]*[.D437]))" office:value-type="float" office:value="21.8389882148876">
            <text:p>21.8389882149</text:p>
          </table:table-cell>
          <table:table-cell office:value-type="float" office:value="9">
            <text:p>9</text:p>
          </table:table-cell>
          <table:table-cell table:formula="of:=[.A437]-[.A436]"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1320189543174">
            <text:p>1320189543174</text:p>
          </table:table-cell>
          <table:table-cell office:value-type="float" office:value="13.125">
            <text:p>13.125</text:p>
          </table:table-cell>
          <table:table-cell office:value-type="float" office:value="-1.875">
            <text:p>-1.875</text:p>
          </table:table-cell>
          <table:table-cell office:value-type="float" office:value="18.1875">
            <text:p>18.1875</text:p>
          </table:table-cell>
          <table:table-cell table:formula="of:=SQRT(([.B438]*[.B438])+([.C438]*[.C438])+([.D438]*[.D438]))" office:value-type="float" office:value="22.5070301517104">
            <text:p>22.5070301517</text:p>
          </table:table-cell>
          <table:table-cell office:value-type="float" office:value="10">
            <text:p>10</text:p>
          </table:table-cell>
          <table:table-cell table:formula="of:=[.A438]-[.A437]" office:value-type="float" office:value="550">
            <text:p>550</text:p>
          </table:table-cell>
          <table:table-cell table:number-columns-repeated="3"/>
        </table:table-row>
        <table:table-row table:style-name="ro1">
          <table:table-cell office:value-type="float" office:value="1320189543676">
            <text:p>1320189543676</text:p>
          </table:table-cell>
          <table:table-cell office:value-type="float" office:value="12.4375">
            <text:p>12.4375</text:p>
          </table:table-cell>
          <table:table-cell office:value-type="float" office:value="-1.375">
            <text:p>-1.375</text:p>
          </table:table-cell>
          <table:table-cell office:value-type="float" office:value="18.4375">
            <text:p>18.4375</text:p>
          </table:table-cell>
          <table:table-cell table:formula="of:=SQRT(([.B439]*[.B439])+([.C439]*[.C439])+([.D439]*[.D439]))" office:value-type="float" office:value="22.2828058713439">
            <text:p>22.2828058713</text:p>
          </table:table-cell>
          <table:table-cell office:value-type="float" office:value="8">
            <text:p>8</text:p>
          </table:table-cell>
          <table:table-cell table:formula="of:=[.A439]-[.A438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544169">
            <text:p>1320189544169</text:p>
          </table:table-cell>
          <table:table-cell office:value-type="float" office:value="13.625">
            <text:p>13.625</text:p>
          </table:table-cell>
          <table:table-cell office:value-type="float" office:value="-0.875">
            <text:p>-0.875</text:p>
          </table:table-cell>
          <table:table-cell office:value-type="float" office:value="18.1875">
            <text:p>18.1875</text:p>
          </table:table-cell>
          <table:table-cell table:formula="of:=SQRT(([.B440]*[.B440])+([.C440]*[.C440])+([.D440]*[.D440]))" office:value-type="float" office:value="22.7418426309303">
            <text:p>22.7418426309</text:p>
          </table:table-cell>
          <table:table-cell office:value-type="float" office:value="16">
            <text:p>16</text:p>
          </table:table-cell>
          <table:table-cell table:formula="of:=[.A440]-[.A439]"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1320189544671">
            <text:p>1320189544671</text:p>
          </table:table-cell>
          <table:table-cell office:value-type="float" office:value="13.375">
            <text:p>13.375</text:p>
          </table:table-cell>
          <table:table-cell office:value-type="float" office:value="-1.875">
            <text:p>-1.875</text:p>
          </table:table-cell>
          <table:table-cell office:value-type="float" office:value="17.4375">
            <text:p>17.4375</text:p>
          </table:table-cell>
          <table:table-cell table:formula="of:=SQRT(([.B441]*[.B441])+([.C441]*[.C441])+([.D441]*[.D441]))" office:value-type="float" office:value="22.0561251413298">
            <text:p>22.0561251413</text:p>
          </table:table-cell>
          <table:table-cell office:value-type="float" office:value="9">
            <text:p>9</text:p>
          </table:table-cell>
          <table:table-cell table:formula="of:=[.A441]-[.A440]" office:value-type="float" office:value="502">
            <text:p>502</text:p>
          </table:table-cell>
          <table:table-cell table:number-columns-repeated="3"/>
        </table:table-row>
        <table:table-row table:style-name="ro1">
          <table:table-cell office:value-type="float" office:value="1320189545188">
            <text:p>1320189545188</text:p>
          </table:table-cell>
          <table:table-cell office:value-type="float" office:value="13.875">
            <text:p>13.875</text:p>
          </table:table-cell>
          <table:table-cell office:value-type="float" office:value="-2.1875">
            <text:p>-2.1875</text:p>
          </table:table-cell>
          <table:table-cell office:value-type="float" office:value="17.4375">
            <text:p>17.4375</text:p>
          </table:table-cell>
          <table:table-cell table:formula="of:=SQRT(([.B442]*[.B442])+([.C442]*[.C442])+([.D442]*[.D442]))" office:value-type="float" office:value="22.3912301470911">
            <text:p>22.3912301471</text:p>
          </table:table-cell>
          <table:table-cell office:value-type="float" office:value="8">
            <text:p>8</text:p>
          </table:table-cell>
          <table:table-cell table:formula="of:=[.A442]-[.A441]" office:value-type="float" office:value="517">
            <text:p>517</text:p>
          </table:table-cell>
          <table:table-cell table:number-columns-repeated="3"/>
        </table:table-row>
        <table:table-row table:style-name="ro1">
          <table:table-cell office:value-type="float" office:value="1320189545686">
            <text:p>1320189545686</text:p>
          </table:table-cell>
          <table:table-cell office:value-type="float" office:value="12.875">
            <text:p>12.875</text:p>
          </table:table-cell>
          <table:table-cell office:value-type="float" office:value="-1.625">
            <text:p>-1.625</text:p>
          </table:table-cell>
          <table:table-cell office:value-type="float" office:value="17.9375">
            <text:p>17.9375</text:p>
          </table:table-cell>
          <table:table-cell table:formula="of:=SQRT(([.B443]*[.B443])+([.C443]*[.C443])+([.D443]*[.D443]))" office:value-type="float" office:value="22.1395608865668">
            <text:p>22.1395608866</text:p>
          </table:table-cell>
          <table:table-cell office:value-type="float" office:value="9">
            <text:p>9</text:p>
          </table:table-cell>
          <table:table-cell table:formula="of:=[.A443]-[.A442]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320189546171">
            <text:p>1320189546171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7.4375">
            <text:p>17.4375</text:p>
          </table:table-cell>
          <table:table-cell table:formula="of:=SQRT(([.B444]*[.B444])+([.C444]*[.C444])+([.D444]*[.D444]))" office:value-type="float" office:value="22.1579027944885">
            <text:p>22.1579027945</text:p>
          </table:table-cell>
          <table:table-cell office:value-type="float" office:value="8">
            <text:p>8</text:p>
          </table:table-cell>
          <table:table-cell table:formula="of:=[.A444]-[.A443]" office:value-type="float" office:value="485">
            <text:p>485</text:p>
          </table:table-cell>
          <table:table-cell table:number-columns-repeated="3"/>
        </table:table-row>
        <table:table-row table:style-name="ro1">
          <table:table-cell office:value-type="float" office:value="1320189546668">
            <text:p>1320189546668</text:p>
          </table:table-cell>
          <table:table-cell office:value-type="float" office:value="12.875">
            <text:p>12.875</text:p>
          </table:table-cell>
          <table:table-cell office:value-type="float" office:value="-0.875">
            <text:p>-0.875</text:p>
          </table:table-cell>
          <table:table-cell office:value-type="float" office:value="18.1875">
            <text:p>18.1875</text:p>
          </table:table-cell>
          <table:table-cell table:formula="of:=SQRT(([.B445]*[.B445])+([.C445]*[.C445])+([.D445]*[.D445]))" office:value-type="float" office:value="22.3005920605261">
            <text:p>22.3005920605</text:p>
          </table:table-cell>
          <table:table-cell office:value-type="float" office:value="8">
            <text:p>8</text:p>
          </table:table-cell>
          <table:table-cell table:formula="of:=[.A445]-[.A444]"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1320189547167">
            <text:p>1320189547167</text:p>
          </table:table-cell>
          <table:table-cell office:value-type="float" office:value="13.625">
            <text:p>13.625</text:p>
          </table:table-cell>
          <table:table-cell office:value-type="float" office:value="-1.125">
            <text:p>-1.125</text:p>
          </table:table-cell>
          <table:table-cell office:value-type="float" office:value="16.9375">
            <text:p>16.9375</text:p>
          </table:table-cell>
          <table:table-cell table:formula="of:=SQRT(([.B446]*[.B446])+([.C446]*[.C446])+([.D446]*[.D446]))" office:value-type="float" office:value="21.7666064477217">
            <text:p>21.7666064477</text:p>
          </table:table-cell>
          <table:table-cell office:value-type="float" office:value="9">
            <text:p>9</text:p>
          </table:table-cell>
          <table:table-cell table:formula="of:=[.A446]-[.A445]" office:value-type="float" office:value="499">
            <text:p>499</text:p>
          </table:table-cell>
          <table:table-cell table:number-columns-repeated="3"/>
        </table:table-row>
        <table:table-row table:style-name="ro1">
          <table:table-cell office:value-type="float" office:value="1320189547678">
            <text:p>1320189547678</text:p>
          </table:table-cell>
          <table:table-cell office:value-type="float" office:value="13.375">
            <text:p>13.375</text:p>
          </table:table-cell>
          <table:table-cell office:value-type="float" office:value="-1.625">
            <text:p>-1.625</text:p>
          </table:table-cell>
          <table:table-cell office:value-type="float" office:value="17.1875">
            <text:p>17.1875</text:p>
          </table:table-cell>
          <table:table-cell table:formula="of:=SQRT(([.B447]*[.B447])+([.C447]*[.C447])+([.D447]*[.D447]))" office:value-type="float" office:value="21.8389882148876">
            <text:p>21.8389882149</text:p>
          </table:table-cell>
          <table:table-cell office:value-type="float" office:value="8">
            <text:p>8</text:p>
          </table:table-cell>
          <table:table-cell table:formula="of:=[.A447]-[.A446]" office:value-type="float" office:value="511">
            <text:p>511</text:p>
          </table:table-cell>
          <table:table-cell table:number-columns-repeated="3"/>
        </table:table-row>
        <table:table-row table:style-name="ro1">
          <table:table-cell office:value-type="float" office:value="1320189548135">
            <text:p>1320189548135</text:p>
          </table:table-cell>
          <table:table-cell office:value-type="float" office:value="13.625">
            <text:p>13.625</text:p>
          </table:table-cell>
          <table:table-cell office:value-type="float" office:value="-0.875">
            <text:p>-0.875</text:p>
          </table:table-cell>
          <table:table-cell office:value-type="float" office:value="17.9375">
            <text:p>17.9375</text:p>
          </table:table-cell>
          <table:table-cell table:formula="of:=SQRT(([.B448]*[.B448])+([.C448]*[.C448])+([.D448]*[.D448]))" office:value-type="float" office:value="22.542407951459">
            <text:p>22.5424079515</text:p>
          </table:table-cell>
          <table:table-cell office:value-type="float" office:value="8">
            <text:p>8</text:p>
          </table:table-cell>
          <table:table-cell table:formula="of:=[.A448]-[.A447]" office:value-type="float" office:value="457">
            <text:p>457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MIN([.E2:.E448])" office:value-type="float" office:value="0">
            <text:p>#VALUE!</text:p>
          </table:table-cell>
          <table:table-cell table:number-columns-repeated="5"/>
        </table:table-row>
      </table:table>
      <table:table table:name="Sheet4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number-columns-repeated="3"/>
          <table:table-cell office:value-type="float" office:value="20000">
            <text:p>20000</text:p>
          </table:table-cell>
          <table:table-cell office:value-type="string">
            <text:p>long</text:p>
          </table:table-cell>
          <table:table-cell office:value-type="string">
            <text:p>la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table:formula="of:=360/90" office:value-type="float" office:value="4">
            <text:p>4</text:p>
          </table:table-cell>
          <table:table-cell office:value-type="string">
            <text:p>stopni na minute</text:p>
          </table:table-cell>
          <table:table-cell table:formula="of:=QUOTIENT([.D2];10800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([.D2]-(QUOTIENT([.D2];108001)*108000))*(360/108000)" office:value-type="float" office:value="0">
            <text:p>0</text:p>
          </table:table-cell>
          <table:table-cell table:formula="of:=(90*SIN(([.D2]*(360/108000))*(360/320)*(3.141592654/180)))+90" office:value-type="float" office:value="90">
            <text:p>90</text:p>
          </table:table-cell>
          <table:table-cell table:formula="of:=[.E2]*(640/360)" office:value-type="float" office:value="0">
            <text:p>0</text:p>
          </table:table-cell>
          <table:table-cell table:formula="of:=[.F2]*(480/180)" office:value-type="float" office:value="240">
            <text:p>240</text:p>
          </table:table-cell>
          <table:table-cell/>
        </table:table-row>
        <table:table-row table:style-name="ro1">
          <table:table-cell table:formula="of:=[.A2]/60" office:value-type="float" office:value="0.0666666666666667">
            <text:p>0.0666666667</text:p>
          </table:table-cell>
          <table:table-cell office:value-type="string">
            <text:p>na sekunde</text:p>
          </table:table-cell>
          <table:table-cell table:formula="of:=QUOTIENT([.D3];108000)" office:value-type="float" office:value="0">
            <text:p>0</text:p>
          </table:table-cell>
          <table:table-cell table:formula="of:=[.D2]+[.$D$1]" office:value-type="float" office:value="20000">
            <text:p>20000</text:p>
          </table:table-cell>
          <table:table-cell table:formula="of:=([.D3]-(QUOTIENT([.D3];108001)*108000))*(360/108000)" office:value-type="float" office:value="66.6666666666667">
            <text:p>66.6666666667</text:p>
          </table:table-cell>
          <table:table-cell table:formula="of:=(90*SIN(([.D3]*(360/108000))*(360/320)*(3.141592654/180)))+90" office:value-type="float" office:value="176.933324369997">
            <text:p>176.93332437</text:p>
          </table:table-cell>
          <table:table-cell table:formula="of:=[.E3]*(640/360)" office:value-type="float" office:value="118.518518518519">
            <text:p>118.5185185185</text:p>
          </table:table-cell>
          <table:table-cell table:formula="of:=[.F3]*(480/180)" office:value-type="float" office:value="471.822198319993">
            <text:p>471.82219832</text:p>
          </table:table-cell>
          <table:table-cell/>
        </table:table-row>
        <table:table-row table:style-name="ro1">
          <table:table-cell table:formula="of:=[.A3]/1000" office:value-type="float" office:value="0.0000666666666666667">
            <text:p>6.66666666666667E-005</text:p>
          </table:table-cell>
          <table:table-cell office:value-type="string">
            <text:p>na ms</text:p>
          </table:table-cell>
          <table:table-cell table:formula="of:=QUOTIENT([.D4];108000)" office:value-type="float" office:value="0">
            <text:p>0</text:p>
          </table:table-cell>
          <table:table-cell table:formula="of:=[.D3]+[.$D$1]" office:value-type="float" office:value="40000">
            <text:p>40000</text:p>
          </table:table-cell>
          <table:table-cell table:formula="of:=([.D4]-(QUOTIENT([.D4];108001)*108000))*(360/108000)" office:value-type="float" office:value="133.333333333333">
            <text:p>133.3333333333</text:p>
          </table:table-cell>
          <table:table-cell table:formula="of:=(90*SIN(([.D4]*(360/108000))*(360/320)*(3.141592654/180)))+90" office:value-type="float" office:value="134.999999973356">
            <text:p>134.9999999734</text:p>
          </table:table-cell>
          <table:table-cell table:formula="of:=[.E4]*(640/360)" office:value-type="float" office:value="237.037037037037">
            <text:p>237.037037037</text:p>
          </table:table-cell>
          <table:table-cell table:formula="of:=[.F4]*(480/180)" office:value-type="float" office:value="359.99999992895">
            <text:p>359.999999929</text:p>
          </table:table-cell>
          <table:table-cell/>
        </table:table-row>
        <table:table-row table:style-name="ro1">
          <table:table-cell table:formula="of:=[.A4]*50" office:value-type="float" office:value="0.00333333333333333">
            <text:p>0.0033333333</text:p>
          </table:table-cell>
          <table:table-cell office:value-type="string">
            <text:p>na 50 ms</text:p>
          </table:table-cell>
          <table:table-cell table:formula="of:=QUOTIENT([.D5];108000)" office:value-type="float" office:value="0">
            <text:p>0</text:p>
          </table:table-cell>
          <table:table-cell table:formula="of:=[.D4]+[.$D$1]" office:value-type="float" office:value="60000">
            <text:p>60000</text:p>
          </table:table-cell>
          <table:table-cell table:formula="of:=([.D5]-(QUOTIENT([.D5];108001)*108000))*(360/108000)" office:value-type="float" office:value="200">
            <text:p>200</text:p>
          </table:table-cell>
          <table:table-cell table:formula="of:=(90*SIN(([.D5]*(360/108000))*(360/320)*(3.141592654/180)))+90" office:value-type="float" office:value="26.360389660579">
            <text:p>26.3603896606</text:p>
          </table:table-cell>
          <table:table-cell table:formula="of:=[.E5]*(640/360)" office:value-type="float" office:value="355.555555555556">
            <text:p>355.5555555556</text:p>
          </table:table-cell>
          <table:table-cell table:formula="of:=[.F5]*(480/180)" office:value-type="float" office:value="70.2943724282106">
            <text:p>70.2943724282</text:p>
          </table:table-cell>
          <table:table-cell/>
        </table:table-row>
        <table:table-row table:style-name="ro1">
          <table:table-cell table:number-columns-repeated="2"/>
          <table:table-cell table:formula="of:=QUOTIENT([.D6];108000)" office:value-type="float" office:value="0">
            <text:p>0</text:p>
          </table:table-cell>
          <table:table-cell table:formula="of:=[.D5]+[.$D$1]" office:value-type="float" office:value="80000">
            <text:p>80000</text:p>
          </table:table-cell>
          <table:table-cell table:formula="of:=([.D6]-(QUOTIENT([.D6];108001)*108000))*(360/108000)" office:value-type="float" office:value="266.666666666667">
            <text:p>266.6666666667</text:p>
          </table:table-cell>
          <table:table-cell table:formula="of:=(90*SIN(([.D6]*(360/108000))*(360/320)*(3.141592654/180)))+90" office:value-type="float" office:value="12.057713690166">
            <text:p>12.0577136902</text:p>
          </table:table-cell>
          <table:table-cell table:formula="of:=[.E6]*(640/360)" office:value-type="float" office:value="474.074074074074">
            <text:p>474.0740740741</text:p>
          </table:table-cell>
          <table:table-cell table:formula="of:=[.F6]*(480/180)" office:value-type="float" office:value="32.1539031737761">
            <text:p>32.1539031738</text:p>
          </table:table-cell>
          <table:table-cell/>
        </table:table-row>
        <table:table-row table:style-name="ro1">
          <table:table-cell table:number-columns-repeated="2"/>
          <table:table-cell table:formula="of:=QUOTIENT([.D7];108000)" office:value-type="float" office:value="0">
            <text:p>0</text:p>
          </table:table-cell>
          <table:table-cell table:formula="of:=[.D6]+[.$D$1]" office:value-type="float" office:value="100000">
            <text:p>100000</text:p>
          </table:table-cell>
          <table:table-cell table:formula="of:=([.D7]-(QUOTIENT([.D7];108001)*108000))*(360/108000)" office:value-type="float" office:value="333.333333333333">
            <text:p>333.3333333333</text:p>
          </table:table-cell>
          <table:table-cell table:formula="of:=(90*SIN(([.D7]*(360/108000))*(360/320)*(3.141592654/180)))+90" office:value-type="float" office:value="113.29371413352">
            <text:p>113.2937141335</text:p>
          </table:table-cell>
          <table:table-cell table:formula="of:=[.E7]*(640/360)" office:value-type="float" office:value="592.592592592593">
            <text:p>592.5925925926</text:p>
          </table:table-cell>
          <table:table-cell table:formula="of:=[.F7]*(480/180)" office:value-type="float" office:value="302.11657102272">
            <text:p>302.1165710227</text:p>
          </table:table-cell>
          <table:table-cell/>
        </table:table-row>
        <table:table-row table:style-name="ro1">
          <table:table-cell/>
          <table:table-cell table:formula="of:=360/[.A5]" office:value-type="float" office:value="108000">
            <text:p>108000</text:p>
          </table:table-cell>
          <table:table-cell table:formula="of:=QUOTIENT([.D8];108000)" office:value-type="float" office:value="1">
            <text:p>1</text:p>
          </table:table-cell>
          <table:table-cell table:formula="of:=[.D7]+[.$D$1]" office:value-type="float" office:value="120000">
            <text:p>120000</text:p>
          </table:table-cell>
          <table:table-cell table:formula="of:=([.D8]-(QUOTIENT([.D8];108001)*108000))*(360/108000)" office:value-type="float" office:value="40">
            <text:p>40</text:p>
          </table:table-cell>
          <table:table-cell table:formula="of:=(90*SIN(([.D8]*(360/108000))*(360/320)*(3.141592654/180)))+90" office:value-type="float" office:value="180">
            <text:p>180</text:p>
          </table:table-cell>
          <table:table-cell table:formula="of:=[.E8]*(640/360)" office:value-type="float" office:value="71.1111111111111">
            <text:p>71.1111111111</text:p>
          </table:table-cell>
          <table:table-cell table:formula="of:=[.F8]*(480/180)" office:value-type="float" office:value="480">
            <text:p>480</text:p>
          </table:table-cell>
          <table:table-cell/>
        </table:table-row>
        <table:table-row table:style-name="ro1">
          <table:table-cell table:number-columns-repeated="2"/>
          <table:table-cell table:formula="of:=QUOTIENT([.D9];108000)" office:value-type="float" office:value="1">
            <text:p>1</text:p>
          </table:table-cell>
          <table:table-cell table:formula="of:=[.D8]+[.$D$1]" office:value-type="float" office:value="140000">
            <text:p>140000</text:p>
          </table:table-cell>
          <table:table-cell table:formula="of:=([.D9]-(QUOTIENT([.D9];108001)*108000))*(360/108000)" office:value-type="float" office:value="106.666666666667">
            <text:p>106.6666666667</text:p>
          </table:table-cell>
          <table:table-cell table:formula="of:=(90*SIN(([.D9]*(360/108000))*(360/320)*(3.141592654/180)))+90" office:value-type="float" office:value="113.293713955217">
            <text:p>113.2937139552</text:p>
          </table:table-cell>
          <table:table-cell table:formula="of:=[.E9]*(640/360)" office:value-type="float" office:value="189.62962962963">
            <text:p>189.6296296296</text:p>
          </table:table-cell>
          <table:table-cell table:formula="of:=[.F9]*(480/180)" office:value-type="float" office:value="302.116570547244">
            <text:p>302.1165705472</text:p>
          </table:table-cell>
          <table:table-cell/>
        </table:table-row>
        <table:table-row table:style-name="ro1">
          <table:table-cell table:number-columns-repeated="2"/>
          <table:table-cell table:formula="of:=QUOTIENT([.D10];108000)" office:value-type="float" office:value="1">
            <text:p>1</text:p>
          </table:table-cell>
          <table:table-cell table:formula="of:=[.D9]+[.$D$1]" office:value-type="float" office:value="160000">
            <text:p>160000</text:p>
          </table:table-cell>
          <table:table-cell table:formula="of:=([.D10]-(QUOTIENT([.D10];108001)*108000))*(360/108000)" office:value-type="float" office:value="173.333333333333">
            <text:p>173.3333333333</text:p>
          </table:table-cell>
          <table:table-cell table:formula="of:=(90*SIN(([.D10]*(360/108000))*(360/320)*(3.141592654/180)))+90" office:value-type="float" office:value="12.0577135978695">
            <text:p>12.0577135979</text:p>
          </table:table-cell>
          <table:table-cell table:formula="of:=[.E10]*(640/360)" office:value-type="float" office:value="308.148148148148">
            <text:p>308.1481481481</text:p>
          </table:table-cell>
          <table:table-cell table:formula="of:=[.F10]*(480/180)" office:value-type="float" office:value="32.153902927652">
            <text:p>32.1539029277</text:p>
          </table:table-cell>
          <table:table-cell/>
        </table:table-row>
        <table:table-row table:style-name="ro1">
          <table:table-cell table:number-columns-repeated="2"/>
          <table:table-cell table:formula="of:=QUOTIENT([.D11];108000)" office:value-type="float" office:value="1">
            <text:p>1</text:p>
          </table:table-cell>
          <table:table-cell table:formula="of:=[.D10]+[.$D$1]" office:value-type="float" office:value="180000">
            <text:p>180000</text:p>
          </table:table-cell>
          <table:table-cell table:formula="of:=([.D11]-(QUOTIENT([.D11];108001)*108000))*(360/108000)" office:value-type="float" office:value="240">
            <text:p>240</text:p>
          </table:table-cell>
          <table:table-cell table:formula="of:=(90*SIN(([.D11]*(360/108000))*(360/320)*(3.141592654/180)))+90" office:value-type="float" office:value="26.360389791106">
            <text:p>26.3603897911</text:p>
          </table:table-cell>
          <table:table-cell table:formula="of:=[.E11]*(640/360)" office:value-type="float" office:value="426.666666666667">
            <text:p>426.6666666667</text:p>
          </table:table-cell>
          <table:table-cell table:formula="of:=[.F11]*(480/180)" office:value-type="float" office:value="70.2943727762826">
            <text:p>70.2943727763</text:p>
          </table:table-cell>
          <table:table-cell/>
        </table:table-row>
        <table:table-row table:style-name="ro1">
          <table:table-cell table:number-columns-repeated="2"/>
          <table:table-cell table:formula="of:=QUOTIENT([.D12];108000)" office:value-type="float" office:value="1">
            <text:p>1</text:p>
          </table:table-cell>
          <table:table-cell table:formula="of:=[.D11]+[.$D$1]" office:value-type="float" office:value="200000">
            <text:p>200000</text:p>
          </table:table-cell>
          <table:table-cell table:formula="of:=([.D12]-(QUOTIENT([.D12];108001)*108000))*(360/108000)" office:value-type="float" office:value="306.666666666667">
            <text:p>306.6666666667</text:p>
          </table:table-cell>
          <table:table-cell table:formula="of:=(90*SIN(([.D12]*(360/108000))*(360/320)*(3.141592654/180)))+90" office:value-type="float" office:value="135.000000133219">
            <text:p>135.0000001332</text:p>
          </table:table-cell>
          <table:table-cell table:formula="of:=[.E12]*(640/360)" office:value-type="float" office:value="545.185185185185">
            <text:p>545.1851851852</text:p>
          </table:table-cell>
          <table:table-cell table:formula="of:=[.F12]*(480/180)" office:value-type="float" office:value="360.00000035525">
            <text:p>360.0000003553</text:p>
          </table:table-cell>
          <table:table-cell/>
        </table:table-row>
        <table:table-row table:style-name="ro1">
          <table:table-cell table:number-columns-repeated="2"/>
          <table:table-cell table:formula="of:=QUOTIENT([.D13];108000)" office:value-type="float" office:value="2">
            <text:p>2</text:p>
          </table:table-cell>
          <table:table-cell table:formula="of:=[.D12]+[.$D$1]" office:value-type="float" office:value="220000">
            <text:p>220000</text:p>
          </table:table-cell>
          <table:table-cell table:formula="of:=([.D13]-(QUOTIENT([.D13];108001)*108000))*(360/108000)" office:value-type="float" office:value="13.3333333333333">
            <text:p>13.3333333333</text:p>
          </table:table-cell>
          <table:table-cell table:formula="of:=(90*SIN(([.D13]*(360/108000))*(360/320)*(3.141592654/180)))+90" office:value-type="float" office:value="176.933324322221">
            <text:p>176.9333243222</text:p>
          </table:table-cell>
          <table:table-cell table:formula="of:=[.E13]*(640/360)" office:value-type="float" office:value="23.7037037037037">
            <text:p>23.7037037037</text:p>
          </table:table-cell>
          <table:table-cell table:formula="of:=[.F13]*(480/180)" office:value-type="float" office:value="471.82219819259">
            <text:p>471.8221981926</text:p>
          </table:table-cell>
          <table:table-cell/>
        </table:table-row>
        <table:table-row table:style-name="ro1">
          <table:table-cell table:number-columns-repeated="2"/>
          <table:table-cell table:formula="of:=QUOTIENT([.D14];108000)" office:value-type="float" office:value="2">
            <text:p>2</text:p>
          </table:table-cell>
          <table:table-cell table:formula="of:=[.D13]+[.$D$1]" office:value-type="float" office:value="240000">
            <text:p>240000</text:p>
          </table:table-cell>
          <table:table-cell table:formula="of:=([.D14]-(QUOTIENT([.D14];108001)*108000))*(360/108000)" office:value-type="float" office:value="80">
            <text:p>80</text:p>
          </table:table-cell>
          <table:table-cell table:formula="of:=(90*SIN(([.D14]*(360/108000))*(360/320)*(3.141592654/180)))+90" office:value-type="float" office:value="89.9999998154069">
            <text:p>89.9999998154</text:p>
          </table:table-cell>
          <table:table-cell table:formula="of:=[.E14]*(640/360)" office:value-type="float" office:value="142.222222222222">
            <text:p>142.2222222222</text:p>
          </table:table-cell>
          <table:table-cell table:formula="of:=[.F14]*(480/180)" office:value-type="float" office:value="239.999999507752">
            <text:p>239.9999995078</text:p>
          </table:table-cell>
          <table:table-cell/>
        </table:table-row>
        <table:table-row table:style-name="ro1">
          <table:table-cell table:formula="of:=2000/50" office:value-type="float" office:value="40">
            <text:p>40</text:p>
          </table:table-cell>
          <table:table-cell/>
          <table:table-cell table:formula="of:=QUOTIENT([.D15];108000)" office:value-type="float" office:value="2">
            <text:p>2</text:p>
          </table:table-cell>
          <table:table-cell table:formula="of:=[.D14]+[.$D$1]" office:value-type="float" office:value="260000">
            <text:p>260000</text:p>
          </table:table-cell>
          <table:table-cell table:formula="of:=([.D15]-(QUOTIENT([.D15];108001)*108000))*(360/108000)" office:value-type="float" office:value="146.666666666667">
            <text:p>146.6666666667</text:p>
          </table:table-cell>
          <table:table-cell table:formula="of:=(90*SIN(([.D15]*(360/108000))*(360/320)*(3.141592654/180)))+90" office:value-type="float" office:value="3.06667558222625">
            <text:p>3.0666755822</text:p>
          </table:table-cell>
          <table:table-cell table:formula="of:=[.E15]*(640/360)" office:value-type="float" office:value="260.740740740741">
            <text:p>260.7407407407</text:p>
          </table:table-cell>
          <table:table-cell table:formula="of:=[.F15]*(480/180)" office:value-type="float" office:value="8.17780155260334">
            <text:p>8.1778015526</text:p>
          </table:table-cell>
          <table:table-cell>
            <draw:frame table:end-cell-address="Sheet4.M31" table:end-x="0.996cm" table:end-y="0.211cm" draw:z-index="0" draw:style-name="gr1" svg:width="7.98cm" svg:height="6.986cm" svg:x="2.049cm" svg:y="0.423cm">
              <draw:object draw:notify-on-update-of-ranges="Sheet4.E2:Sheet4.E56 Sheet4.F2:Sheet4.F5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table:formula="of:=QUOTIENT([.D16];108000)" office:value-type="float" office:value="2">
            <text:p>2</text:p>
          </table:table-cell>
          <table:table-cell table:formula="of:=[.D15]+[.$D$1]" office:value-type="float" office:value="280000">
            <text:p>280000</text:p>
          </table:table-cell>
          <table:table-cell table:formula="of:=([.D16]-(QUOTIENT([.D16];108001)*108000))*(360/108000)" office:value-type="float" office:value="213.333333333333">
            <text:p>213.3333333333</text:p>
          </table:table-cell>
          <table:table-cell table:formula="of:=(90*SIN(([.D16]*(360/108000))*(360/320)*(3.141592654/180)))+90" office:value-type="float" office:value="45.000000186506">
            <text:p>45.0000001865</text:p>
          </table:table-cell>
          <table:table-cell table:formula="of:=[.E16]*(640/360)" office:value-type="float" office:value="379.259259259259">
            <text:p>379.2592592593</text:p>
          </table:table-cell>
          <table:table-cell table:formula="of:=[.F16]*(480/180)" office:value-type="float" office:value="120.000000497349">
            <text:p>120.0000004974</text:p>
          </table:table-cell>
          <table:table-cell/>
        </table:table-row>
        <table:table-row table:style-name="ro1">
          <table:table-cell table:number-columns-repeated="2"/>
          <table:table-cell table:formula="of:=QUOTIENT([.D17];108000)" office:value-type="float" office:value="2">
            <text:p>2</text:p>
          </table:table-cell>
          <table:table-cell table:formula="of:=[.D16]+[.$D$1]" office:value-type="float" office:value="300000">
            <text:p>300000</text:p>
          </table:table-cell>
          <table:table-cell table:formula="of:=([.D17]-(QUOTIENT([.D17];108001)*108000))*(360/108000)" office:value-type="float" office:value="280">
            <text:p>280</text:p>
          </table:table-cell>
          <table:table-cell table:formula="of:=(90*SIN(([.D17]*(360/108000))*(360/320)*(3.141592654/180)))+90" office:value-type="float" office:value="153.639610469948">
            <text:p>153.6396104699</text:p>
          </table:table-cell>
          <table:table-cell table:formula="of:=[.E17]*(640/360)" office:value-type="float" office:value="497.777777777778">
            <text:p>497.7777777778</text:p>
          </table:table-cell>
          <table:table-cell table:formula="of:=[.F17]*(480/180)" office:value-type="float" office:value="409.705627919862">
            <text:p>409.7056279199</text:p>
          </table:table-cell>
          <table:table-cell/>
        </table:table-row>
        <table:table-row table:style-name="ro1">
          <table:table-cell table:number-columns-repeated="2"/>
          <table:table-cell table:formula="of:=QUOTIENT([.D18];108000)" office:value-type="float" office:value="2">
            <text:p>2</text:p>
          </table:table-cell>
          <table:table-cell table:formula="of:=[.D17]+[.$D$1]" office:value-type="float" office:value="320000">
            <text:p>320000</text:p>
          </table:table-cell>
          <table:table-cell table:formula="of:=([.D18]-(QUOTIENT([.D18];108001)*108000))*(360/108000)" office:value-type="float" office:value="346.666666666667">
            <text:p>346.6666666667</text:p>
          </table:table-cell>
          <table:table-cell table:formula="of:=(90*SIN(([.D18]*(360/108000))*(360/320)*(3.141592654/180)))+90" office:value-type="float" office:value="167.942286217537">
            <text:p>167.9422862175</text:p>
          </table:table-cell>
          <table:table-cell table:formula="of:=[.E18]*(640/360)" office:value-type="float" office:value="616.296296296296">
            <text:p>616.2962962963</text:p>
          </table:table-cell>
          <table:table-cell table:formula="of:=[.F18]*(480/180)" office:value-type="float" office:value="447.8460965801">
            <text:p>447.8460965801</text:p>
          </table:table-cell>
          <table:table-cell/>
        </table:table-row>
        <table:table-row table:style-name="ro1">
          <table:table-cell table:number-columns-repeated="2"/>
          <table:table-cell table:formula="of:=QUOTIENT([.D19];108000)" office:value-type="float" office:value="3">
            <text:p>3</text:p>
          </table:table-cell>
          <table:table-cell table:formula="of:=[.D18]+[.$D$1]" office:value-type="float" office:value="340000">
            <text:p>340000</text:p>
          </table:table-cell>
          <table:table-cell table:formula="of:=([.D19]-(QUOTIENT([.D19];108001)*108000))*(360/108000)" office:value-type="float" office:value="53.3333333333333">
            <text:p>53.3333333333</text:p>
          </table:table-cell>
          <table:table-cell table:formula="of:=(90*SIN(([.D19]*(360/108000))*(360/320)*(3.141592654/180)))+90" office:value-type="float" office:value="66.7062856881764">
            <text:p>66.7062856882</text:p>
          </table:table-cell>
          <table:table-cell table:formula="of:=[.E19]*(640/360)" office:value-type="float" office:value="94.8148148148148">
            <text:p>94.8148148148</text:p>
          </table:table-cell>
          <table:table-cell table:formula="of:=[.F19]*(480/180)" office:value-type="float" office:value="177.883428501804">
            <text:p>177.8834285018</text:p>
          </table:table-cell>
          <table:table-cell/>
        </table:table-row>
        <table:table-row table:style-name="ro1">
          <table:table-cell table:number-columns-repeated="2"/>
          <table:table-cell table:formula="of:=QUOTIENT([.D20];108000)" office:value-type="float" office:value="3">
            <text:p>3</text:p>
          </table:table-cell>
          <table:table-cell table:formula="of:=[.D19]+[.$D$1]" office:value-type="float" office:value="360000">
            <text:p>360000</text:p>
          </table:table-cell>
          <table:table-cell table:formula="of:=([.D20]-(QUOTIENT([.D20];108001)*108000))*(360/108000)" office:value-type="float" office:value="120">
            <text:p>120</text:p>
          </table:table-cell>
          <table:table-cell table:formula="of:=(90*SIN(([.D20]*(360/108000))*(360/320)*(3.141592654/180)))+90" office:value-type="float" office:value="0">
            <text:p>0</text:p>
          </table:table-cell>
          <table:table-cell table:formula="of:=[.E20]*(640/360)" office:value-type="float" office:value="213.333333333333">
            <text:p>213.3333333333</text:p>
          </table:table-cell>
          <table:table-cell table:formula="of:=[.F20]*(480/180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QUOTIENT([.D21];108000)" office:value-type="float" office:value="3">
            <text:p>3</text:p>
          </table:table-cell>
          <table:table-cell table:formula="of:=[.D20]+[.$D$1]" office:value-type="float" office:value="380000">
            <text:p>380000</text:p>
          </table:table-cell>
          <table:table-cell table:formula="of:=([.D21]-(QUOTIENT([.D21];108001)*108000))*(360/108000)" office:value-type="float" office:value="186.666666666667">
            <text:p>186.6666666667</text:p>
          </table:table-cell>
          <table:table-cell table:formula="of:=(90*SIN(([.D21]*(360/108000))*(360/320)*(3.141592654/180)))+90" office:value-type="float" office:value="66.7062862230864">
            <text:p>66.7062862231</text:p>
          </table:table-cell>
          <table:table-cell table:formula="of:=[.E21]*(640/360)" office:value-type="float" office:value="331.851851851852">
            <text:p>331.8518518519</text:p>
          </table:table-cell>
          <table:table-cell table:formula="of:=[.F21]*(480/180)" office:value-type="float" office:value="177.88342992823">
            <text:p>177.8834299282</text:p>
          </table:table-cell>
          <table:table-cell/>
        </table:table-row>
        <table:table-row table:style-name="ro1">
          <table:table-cell table:number-columns-repeated="2"/>
          <table:table-cell table:formula="of:=QUOTIENT([.D22];108000)" office:value-type="float" office:value="3">
            <text:p>3</text:p>
          </table:table-cell>
          <table:table-cell table:formula="of:=[.D21]+[.$D$1]" office:value-type="float" office:value="400000">
            <text:p>400000</text:p>
          </table:table-cell>
          <table:table-cell table:formula="of:=([.D22]-(QUOTIENT([.D22];108001)*108000))*(360/108000)" office:value-type="float" office:value="253.333333333333">
            <text:p>253.3333333333</text:p>
          </table:table-cell>
          <table:table-cell table:formula="of:=(90*SIN(([.D22]*(360/108000))*(360/320)*(3.141592654/180)))+90" office:value-type="float" office:value="167.942286494427">
            <text:p>167.9422864944</text:p>
          </table:table-cell>
          <table:table-cell table:formula="of:=[.E22]*(640/360)" office:value-type="float" office:value="450.37037037037">
            <text:p>450.3703703704</text:p>
          </table:table-cell>
          <table:table-cell table:formula="of:=[.F22]*(480/180)" office:value-type="float" office:value="447.846097318473">
            <text:p>447.8460973185</text:p>
          </table:table-cell>
          <table:table-cell/>
        </table:table-row>
        <table:table-row table:style-name="ro1">
          <table:table-cell table:number-columns-repeated="2"/>
          <table:table-cell table:formula="of:=QUOTIENT([.D23];108000)" office:value-type="float" office:value="3">
            <text:p>3</text:p>
          </table:table-cell>
          <table:table-cell table:formula="of:=[.D22]+[.$D$1]" office:value-type="float" office:value="420000">
            <text:p>420000</text:p>
          </table:table-cell>
          <table:table-cell table:formula="of:=([.D23]-(QUOTIENT([.D23];108001)*108000))*(360/108000)" office:value-type="float" office:value="320">
            <text:p>320</text:p>
          </table:table-cell>
          <table:table-cell table:formula="of:=(90*SIN(([.D23]*(360/108000))*(360/320)*(3.141592654/180)))+90" office:value-type="float" office:value="153.639610078367">
            <text:p>153.6396100784</text:p>
          </table:table-cell>
          <table:table-cell table:formula="of:=[.E23]*(640/360)" office:value-type="float" office:value="568.888888888889">
            <text:p>568.8888888889</text:p>
          </table:table-cell>
          <table:table-cell table:formula="of:=[.F23]*(480/180)" office:value-type="float" office:value="409.705626875646">
            <text:p>409.7056268756</text:p>
          </table:table-cell>
          <table:table-cell/>
        </table:table-row>
        <table:table-row table:style-name="ro1">
          <table:table-cell table:number-columns-repeated="2"/>
          <table:table-cell table:formula="of:=QUOTIENT([.D24];108000)" office:value-type="float" office:value="4">
            <text:p>4</text:p>
          </table:table-cell>
          <table:table-cell table:formula="of:=[.D23]+[.$D$1]" office:value-type="float" office:value="440000">
            <text:p>440000</text:p>
          </table:table-cell>
          <table:table-cell table:formula="of:=([.D24]-(QUOTIENT([.D24];108001)*108000))*(360/108000)" office:value-type="float" office:value="26.6666666666667">
            <text:p>26.6666666667</text:p>
          </table:table-cell>
          <table:table-cell table:formula="of:=(90*SIN(([.D24]*(360/108000))*(360/320)*(3.141592654/180)))+90" office:value-type="float" office:value="44.9999997069191">
            <text:p>44.9999997069</text:p>
          </table:table-cell>
          <table:table-cell table:formula="of:=[.E24]*(640/360)" office:value-type="float" office:value="47.4074074074074">
            <text:p>47.4074074074</text:p>
          </table:table-cell>
          <table:table-cell table:formula="of:=[.F24]*(480/180)" office:value-type="float" office:value="119.999999218451">
            <text:p>119.9999992185</text:p>
          </table:table-cell>
          <table:table-cell/>
        </table:table-row>
        <table:table-row table:style-name="ro1">
          <table:table-cell table:number-columns-repeated="2"/>
          <table:table-cell table:formula="of:=QUOTIENT([.D25];108000)" office:value-type="float" office:value="4">
            <text:p>4</text:p>
          </table:table-cell>
          <table:table-cell table:formula="of:=[.D24]+[.$D$1]" office:value-type="float" office:value="460000">
            <text:p>460000</text:p>
          </table:table-cell>
          <table:table-cell table:formula="of:=([.D25]-(QUOTIENT([.D25];108001)*108000))*(360/108000)" office:value-type="float" office:value="93.3333333333333">
            <text:p>93.3333333333</text:p>
          </table:table-cell>
          <table:table-cell table:formula="of:=(90*SIN(([.D25]*(360/108000))*(360/320)*(3.141592654/180)))+90" office:value-type="float" office:value="3.06667572555504">
            <text:p>3.0666757256</text:p>
          </table:table-cell>
          <table:table-cell table:formula="of:=[.E25]*(640/360)" office:value-type="float" office:value="165.925925925926">
            <text:p>165.9259259259</text:p>
          </table:table-cell>
          <table:table-cell table:formula="of:=[.F25]*(480/180)" office:value-type="float" office:value="8.17780193481345">
            <text:p>8.1778019348</text:p>
          </table:table-cell>
          <table:table-cell/>
        </table:table-row>
        <table:table-row table:style-name="ro1">
          <table:table-cell table:number-columns-repeated="2"/>
          <table:table-cell table:formula="of:=QUOTIENT([.D26];108000)" office:value-type="float" office:value="4">
            <text:p>4</text:p>
          </table:table-cell>
          <table:table-cell table:formula="of:=[.D25]+[.$D$1]" office:value-type="float" office:value="480000">
            <text:p>480000</text:p>
          </table:table-cell>
          <table:table-cell table:formula="of:=([.D26]-(QUOTIENT([.D26];108001)*108000))*(360/108000)" office:value-type="float" office:value="160">
            <text:p>160</text:p>
          </table:table-cell>
          <table:table-cell table:formula="of:=(90*SIN(([.D26]*(360/108000))*(360/320)*(3.141592654/180)))+90" office:value-type="float" office:value="90.0000003691862">
            <text:p>90.0000003692</text:p>
          </table:table-cell>
          <table:table-cell table:formula="of:=[.E26]*(640/360)" office:value-type="float" office:value="284.444444444444">
            <text:p>284.4444444444</text:p>
          </table:table-cell>
          <table:table-cell table:formula="of:=[.F26]*(480/180)" office:value-type="float" office:value="240.000000984496">
            <text:p>240.0000009845</text:p>
          </table:table-cell>
          <table:table-cell/>
        </table:table-row>
        <table:table-row table:style-name="ro1">
          <table:table-cell table:number-columns-repeated="2"/>
          <table:table-cell table:formula="of:=QUOTIENT([.D27];108000)" office:value-type="float" office:value="4">
            <text:p>4</text:p>
          </table:table-cell>
          <table:table-cell table:formula="of:=[.D26]+[.$D$1]" office:value-type="float" office:value="500000">
            <text:p>500000</text:p>
          </table:table-cell>
          <table:table-cell table:formula="of:=([.D27]-(QUOTIENT([.D27];108001)*108000))*(360/108000)" office:value-type="float" office:value="226.666666666667">
            <text:p>226.6666666667</text:p>
          </table:table-cell>
          <table:table-cell table:formula="of:=(90*SIN(([.D27]*(360/108000))*(360/320)*(3.141592654/180)))+90" office:value-type="float" office:value="176.93332446555">
            <text:p>176.9333244656</text:p>
          </table:table-cell>
          <table:table-cell table:formula="of:=[.E27]*(640/360)" office:value-type="float" office:value="402.962962962963">
            <text:p>402.962962963</text:p>
          </table:table-cell>
          <table:table-cell table:formula="of:=[.F27]*(480/180)" office:value-type="float" office:value="471.8221985748">
            <text:p>471.8221985748</text:p>
          </table:table-cell>
          <table:table-cell/>
        </table:table-row>
        <table:table-row table:style-name="ro1">
          <table:table-cell table:number-columns-repeated="2"/>
          <table:table-cell table:formula="of:=QUOTIENT([.D28];108000)" office:value-type="float" office:value="4">
            <text:p>4</text:p>
          </table:table-cell>
          <table:table-cell table:formula="of:=[.D27]+[.$D$1]" office:value-type="float" office:value="520000">
            <text:p>520000</text:p>
          </table:table-cell>
          <table:table-cell table:formula="of:=([.D28]-(QUOTIENT([.D28];108001)*108000))*(360/108000)" office:value-type="float" office:value="293.333333333333">
            <text:p>293.3333333333</text:p>
          </table:table-cell>
          <table:table-cell table:formula="of:=(90*SIN(([.D28]*(360/108000))*(360/320)*(3.141592654/180)))+90" office:value-type="float" office:value="134.999999653631">
            <text:p>134.9999996536</text:p>
          </table:table-cell>
          <table:table-cell table:formula="of:=[.E28]*(640/360)" office:value-type="float" office:value="521.481481481482">
            <text:p>521.4814814815</text:p>
          </table:table-cell>
          <table:table-cell table:formula="of:=[.F28]*(480/180)" office:value-type="float" office:value="359.99999907635">
            <text:p>359.9999990764</text:p>
          </table:table-cell>
          <table:table-cell/>
        </table:table-row>
        <table:table-row table:style-name="ro1">
          <table:table-cell table:number-columns-repeated="2"/>
          <table:table-cell table:formula="of:=QUOTIENT([.D29];108001)" office:value-type="float" office:value="4">
            <text:p>4</text:p>
          </table:table-cell>
          <table:table-cell table:formula="of:=[.D28]+[.$D$1]" office:value-type="float" office:value="540000">
            <text:p>540000</text:p>
          </table:table-cell>
          <table:table-cell table:formula="of:=([.D29]-(QUOTIENT([.D29];108001)*108000))*(360/108000)" office:value-type="float" office:value="360">
            <text:p>360</text:p>
          </table:table-cell>
          <table:table-cell table:formula="of:=(90*SIN(([.D29]*(360/108000))*(360/320)*(3.141592654/180)))+90" office:value-type="float" office:value="26.3603893995246">
            <text:p>26.3603893995</text:p>
          </table:table-cell>
          <table:table-cell table:formula="of:=[.E29]*(640/360)" office:value-type="float" office:value="640">
            <text:p>640</text:p>
          </table:table-cell>
          <table:table-cell table:formula="of:=[.F29]*(480/180)" office:value-type="float" office:value="70.2943717320656">
            <text:p>70.2943717321</text:p>
          </table:table-cell>
          <table:table-cell/>
        </table:table-row>
        <table:table-row table:style-name="ro1">
          <table:table-cell table:number-columns-repeated="2"/>
          <table:table-cell table:formula="of:=QUOTIENT([.D30];108000)" office:value-type="float" office:value="5">
            <text:p>5</text:p>
          </table:table-cell>
          <table:table-cell table:formula="of:=[.D29]+[.$D$1]" office:value-type="float" office:value="560000">
            <text:p>560000</text:p>
          </table:table-cell>
          <table:table-cell table:formula="of:=([.D30]-(QUOTIENT([.D30];108001)*108000))*(360/108000)" office:value-type="float" office:value="66.6666666666667">
            <text:p>66.6666666667</text:p>
          </table:table-cell>
          <table:table-cell table:formula="of:=(90*SIN(([.D30]*(360/108000))*(360/320)*(3.141592654/180)))+90" office:value-type="float" office:value="12.0577138747591">
            <text:p>12.0577138748</text:p>
          </table:table-cell>
          <table:table-cell table:formula="of:=[.E30]*(640/360)" office:value-type="float" office:value="118.518518518519">
            <text:p>118.5185185185</text:p>
          </table:table-cell>
          <table:table-cell table:formula="of:=[.F30]*(480/180)" office:value-type="float" office:value="32.1539036660243">
            <text:p>32.153903666</text:p>
          </table:table-cell>
          <table:table-cell/>
        </table:table-row>
        <table:table-row table:style-name="ro1">
          <table:table-cell table:number-columns-repeated="2"/>
          <table:table-cell table:formula="of:=QUOTIENT([.D31];108000)" office:value-type="float" office:value="5">
            <text:p>5</text:p>
          </table:table-cell>
          <table:table-cell table:formula="of:=[.D30]+[.$D$1]" office:value-type="float" office:value="580000">
            <text:p>580000</text:p>
          </table:table-cell>
          <table:table-cell table:formula="of:=([.D31]-(QUOTIENT([.D31];108001)*108000))*(360/108000)" office:value-type="float" office:value="133.333333333333">
            <text:p>133.3333333333</text:p>
          </table:table-cell>
          <table:table-cell table:formula="of:=(90*SIN(([.D31]*(360/108000))*(360/320)*(3.141592654/180)))+90" office:value-type="float" office:value="113.293714490126">
            <text:p>113.2937144901</text:p>
          </table:table-cell>
          <table:table-cell table:formula="of:=[.E31]*(640/360)" office:value-type="float" office:value="237.037037037037">
            <text:p>237.037037037</text:p>
          </table:table-cell>
          <table:table-cell table:formula="of:=[.F31]*(480/180)" office:value-type="float" office:value="302.116571973671">
            <text:p>302.1165719737</text:p>
          </table:table-cell>
          <table:table-cell/>
        </table:table-row>
        <table:table-row table:style-name="ro1">
          <table:table-cell table:number-columns-repeated="3"/>
          <table:table-cell table:formula="of:=[.D31]+4000" office:value-type="float" office:value="584000">
            <text:p>584000</text:p>
          </table:table-cell>
          <table:table-cell table:formula="of:=([.D32]-(QUOTIENT([.D32];108001)*108000))*(360/108000)" office:value-type="float" office:value="146.666666666667">
            <text:p>146.6666666667</text:p>
          </table:table-cell>
          <table:table-cell table:formula="of:=(90*SIN(([.D32]*(360/108000))*(360/320)*(3.141592654/180)))+90" office:value-type="float" office:value="135.000000388998">
            <text:p>135.000000389</text:p>
          </table:table-cell>
          <table:table-cell table:formula="of:=[.E32]*(640/360)" office:value-type="float" office:value="260.740740740741">
            <text:p>260.7407407407</text:p>
          </table:table-cell>
          <table:table-cell table:formula="of:=[.F32]*(480/180)" office:value-type="float" office:value="360.000001037328">
            <text:p>360.0000010373</text:p>
          </table:table-cell>
          <table:table-cell/>
        </table:table-row>
        <table:table-row table:style-name="ro1">
          <table:table-cell table:number-columns-repeated="3"/>
          <table:table-cell table:formula="of:=[.D32]+4000" office:value-type="float" office:value="588000">
            <text:p>588000</text:p>
          </table:table-cell>
          <table:table-cell table:formula="of:=([.D33]-(QUOTIENT([.D33];108001)*108000))*(360/108000)" office:value-type="float" office:value="160">
            <text:p>160</text:p>
          </table:table-cell>
          <table:table-cell table:formula="of:=(90*SIN(([.D33]*(360/108000))*(360/320)*(3.141592654/180)))+90" office:value-type="float" office:value="153.639610626581">
            <text:p>153.6396106266</text:p>
          </table:table-cell>
          <table:table-cell table:formula="of:=[.E33]*(640/360)" office:value-type="float" office:value="284.444444444444">
            <text:p>284.4444444444</text:p>
          </table:table-cell>
          <table:table-cell table:formula="of:=[.F33]*(480/180)" office:value-type="float" office:value="409.705628337549">
            <text:p>409.7056283375</text:p>
          </table:table-cell>
          <table:table-cell/>
        </table:table-row>
        <table:table-row table:style-name="ro1">
          <table:table-cell table:number-columns-repeated="3"/>
          <table:table-cell table:formula="of:=[.D33]+4000" office:value-type="float" office:value="592000">
            <text:p>592000</text:p>
          </table:table-cell>
          <table:table-cell table:formula="of:=([.D34]-(QUOTIENT([.D34];108001)*108000))*(360/108000)" office:value-type="float" office:value="173.333333333333">
            <text:p>173.3333333333</text:p>
          </table:table-cell>
          <table:table-cell table:formula="of:=(90*SIN(([.D34]*(360/108000))*(360/320)*(3.141592654/180)))+90" office:value-type="float" office:value="167.942286568264">
            <text:p>167.9422865683</text:p>
          </table:table-cell>
          <table:table-cell table:formula="of:=[.E34]*(640/360)" office:value-type="float" office:value="308.148148148148">
            <text:p>308.1481481481</text:p>
          </table:table-cell>
          <table:table-cell table:formula="of:=[.F34]*(480/180)" office:value-type="float" office:value="447.846097515371">
            <text:p>447.8460975154</text:p>
          </table:table-cell>
          <table:table-cell/>
        </table:table-row>
        <table:table-row table:style-name="ro1">
          <table:table-cell table:number-columns-repeated="3"/>
          <table:table-cell table:formula="of:=[.D34]+4000" office:value-type="float" office:value="596000">
            <text:p>596000</text:p>
          </table:table-cell>
          <table:table-cell table:formula="of:=([.D35]-(QUOTIENT([.D35];108001)*108000))*(360/108000)" office:value-type="float" office:value="186.666666666667">
            <text:p>186.6666666667</text:p>
          </table:table-cell>
          <table:table-cell table:formula="of:=(90*SIN(([.D35]*(360/108000))*(360/320)*(3.141592654/180)))+90" office:value-type="float" office:value="176.93332448466">
            <text:p>176.9333244847</text:p>
          </table:table-cell>
          <table:table-cell table:formula="of:=[.E35]*(640/360)" office:value-type="float" office:value="331.851851851852">
            <text:p>331.8518518519</text:p>
          </table:table-cell>
          <table:table-cell table:formula="of:=[.F35]*(480/180)" office:value-type="float" office:value="471.822198625761">
            <text:p>471.8221986258</text:p>
          </table:table-cell>
          <table:table-cell/>
        </table:table-row>
        <table:table-row table:style-name="ro1">
          <table:table-cell table:number-columns-repeated="3"/>
          <table:table-cell table:formula="of:=[.D35]+4000" office:value-type="float" office:value="600000">
            <text:p>600000</text:p>
          </table:table-cell>
          <table:table-cell table:formula="of:=([.D36]-(QUOTIENT([.D36];108001)*108000))*(360/108000)" office:value-type="float" office:value="200">
            <text:p>200</text:p>
          </table:table-cell>
          <table:table-cell table:formula="of:=(90*SIN(([.D36]*(360/108000))*(360/320)*(3.141592654/180)))+90" office:value-type="float" office:value="180">
            <text:p>180</text:p>
          </table:table-cell>
          <table:table-cell table:formula="of:=[.E36]*(640/360)" office:value-type="float" office:value="355.555555555556">
            <text:p>355.5555555556</text:p>
          </table:table-cell>
          <table:table-cell table:formula="of:=[.F36]*(480/180)" office:value-type="float" office:value="480">
            <text:p>480</text:p>
          </table:table-cell>
          <table:table-cell/>
        </table:table-row>
        <table:table-row table:style-name="ro1">
          <table:table-cell table:number-columns-repeated="3"/>
          <table:table-cell table:formula="of:=[.D36]+4000" office:value-type="float" office:value="604000">
            <text:p>604000</text:p>
          </table:table-cell>
          <table:table-cell table:formula="of:=([.D37]-(QUOTIENT([.D37];108001)*108000))*(360/108000)" office:value-type="float" office:value="213.333333333333">
            <text:p>213.3333333333</text:p>
          </table:table-cell>
          <table:table-cell table:formula="of:=(90*SIN(([.D37]*(360/108000))*(360/320)*(3.141592654/180)))+90" office:value-type="float" office:value="176.933324245779">
            <text:p>176.9333242458</text:p>
          </table:table-cell>
          <table:table-cell table:formula="of:=[.E37]*(640/360)" office:value-type="float" office:value="379.259259259259">
            <text:p>379.2592592593</text:p>
          </table:table-cell>
          <table:table-cell table:formula="of:=[.F37]*(480/180)" office:value-type="float" office:value="471.822197988745">
            <text:p>471.8221979887</text:p>
          </table:table-cell>
          <table:table-cell/>
        </table:table-row>
        <table:table-row table:style-name="ro1">
          <table:table-cell table:number-columns-repeated="3"/>
          <table:table-cell table:formula="of:=[.D37]+4000" office:value-type="float" office:value="608000">
            <text:p>608000</text:p>
          </table:table-cell>
          <table:table-cell table:formula="of:=([.D38]-(QUOTIENT([.D38];108001)*108000))*(360/108000)" office:value-type="float" office:value="226.666666666667">
            <text:p>226.6666666667</text:p>
          </table:table-cell>
          <table:table-cell table:formula="of:=(90*SIN(([.D38]*(360/108000))*(360/320)*(3.141592654/180)))+90" office:value-type="float" office:value="167.942286106782">
            <text:p>167.9422861068</text:p>
          </table:table-cell>
          <table:table-cell table:formula="of:=[.E38]*(640/360)" office:value-type="float" office:value="402.962962962963">
            <text:p>402.962962963</text:p>
          </table:table-cell>
          <table:table-cell table:formula="of:=[.F38]*(480/180)" office:value-type="float" office:value="447.846096284751">
            <text:p>447.8460962848</text:p>
          </table:table-cell>
          <table:table-cell/>
        </table:table-row>
        <table:table-row table:style-name="ro1">
          <table:table-cell table:number-columns-repeated="3"/>
          <table:table-cell table:formula="of:=[.D38]+4000" office:value-type="float" office:value="612000">
            <text:p>612000</text:p>
          </table:table-cell>
          <table:table-cell table:formula="of:=([.D39]-(QUOTIENT([.D39];108001)*108000))*(360/108000)" office:value-type="float" office:value="240">
            <text:p>240</text:p>
          </table:table-cell>
          <table:table-cell table:formula="of:=(90*SIN(([.D39]*(360/108000))*(360/320)*(3.141592654/180)))+90" office:value-type="float" office:value="153.639609973945">
            <text:p>153.6396099739</text:p>
          </table:table-cell>
          <table:table-cell table:formula="of:=[.E39]*(640/360)" office:value-type="float" office:value="426.666666666667">
            <text:p>426.6666666667</text:p>
          </table:table-cell>
          <table:table-cell table:formula="of:=[.F39]*(480/180)" office:value-type="float" office:value="409.705626597186">
            <text:p>409.7056265972</text:p>
          </table:table-cell>
          <table:table-cell/>
        </table:table-row>
        <table:table-row table:style-name="ro1">
          <table:table-cell table:number-columns-repeated="3"/>
          <table:table-cell table:formula="of:=[.D39]+4000" office:value-type="float" office:value="616000">
            <text:p>616000</text:p>
          </table:table-cell>
          <table:table-cell table:formula="of:=([.D40]-(QUOTIENT([.D40];108001)*108000))*(360/108000)" office:value-type="float" office:value="253.333333333333">
            <text:p>253.3333333333</text:p>
          </table:table-cell>
          <table:table-cell table:formula="of:=(90*SIN(([.D40]*(360/108000))*(360/320)*(3.141592654/180)))+90" office:value-type="float" office:value="134.999999589687">
            <text:p>134.9999995897</text:p>
          </table:table-cell>
          <table:table-cell table:formula="of:=[.E40]*(640/360)" office:value-type="float" office:value="450.37037037037">
            <text:p>450.3703703704</text:p>
          </table:table-cell>
          <table:table-cell table:formula="of:=[.F40]*(480/180)" office:value-type="float" office:value="359.999998905832">
            <text:p>359.9999989058</text:p>
          </table:table-cell>
          <table:table-cell/>
        </table:table-row>
        <table:table-row table:style-name="ro1">
          <table:table-cell table:number-columns-repeated="3"/>
          <table:table-cell table:formula="of:=[.D40]+4000" office:value-type="float" office:value="620000">
            <text:p>620000</text:p>
          </table:table-cell>
          <table:table-cell table:formula="of:=([.D41]-(QUOTIENT([.D41];108001)*108000))*(360/108000)" office:value-type="float" office:value="266.666666666667">
            <text:p>266.6666666667</text:p>
          </table:table-cell>
          <table:table-cell table:formula="of:=(90*SIN(([.D41]*(360/108000))*(360/320)*(3.141592654/180)))+90" office:value-type="float" office:value="113.29371359861">
            <text:p>113.2937135986</text:p>
          </table:table-cell>
          <table:table-cell table:formula="of:=[.E41]*(640/360)" office:value-type="float" office:value="474.074074074074">
            <text:p>474.0740740741</text:p>
          </table:table-cell>
          <table:table-cell table:formula="of:=[.F41]*(480/180)" office:value-type="float" office:value="302.116569596293">
            <text:p>302.1165695963</text:p>
          </table:table-cell>
          <table:table-cell/>
        </table:table-row>
        <table:table-row table:style-name="ro1">
          <table:table-cell table:number-columns-repeated="3"/>
          <table:table-cell table:formula="of:=[.D41]+4000" office:value-type="float" office:value="624000">
            <text:p>624000</text:p>
          </table:table-cell>
          <table:table-cell table:formula="of:=([.D42]-(QUOTIENT([.D42];108001)*108000))*(360/108000)" office:value-type="float" office:value="280">
            <text:p>280</text:p>
          </table:table-cell>
          <table:table-cell table:formula="of:=(90*SIN(([.D42]*(360/108000))*(360/320)*(3.141592654/180)))+90" office:value-type="float" office:value="89.999999520058">
            <text:p>89.9999995201</text:p>
          </table:table-cell>
          <table:table-cell table:formula="of:=[.E42]*(640/360)" office:value-type="float" office:value="497.777777777778">
            <text:p>497.7777777778</text:p>
          </table:table-cell>
          <table:table-cell table:formula="of:=[.F42]*(480/180)" office:value-type="float" office:value="239.999998720155">
            <text:p>239.9999987202</text:p>
          </table:table-cell>
          <table:table-cell/>
        </table:table-row>
        <table:table-row table:style-name="ro1">
          <table:table-cell table:number-columns-repeated="3"/>
          <table:table-cell table:formula="of:=[.D42]+4000" office:value-type="float" office:value="628000">
            <text:p>628000</text:p>
          </table:table-cell>
          <table:table-cell table:formula="of:=([.D43]-(QUOTIENT([.D43];108001)*108000))*(360/108000)" office:value-type="float" office:value="293.333333333333">
            <text:p>293.3333333333</text:p>
          </table:table-cell>
          <table:table-cell table:formula="of:=(90*SIN(([.D43]*(360/108000))*(360/320)*(3.141592654/180)))+90" office:value-type="float" office:value="66.7062854742129">
            <text:p>66.7062854742</text:p>
          </table:table-cell>
          <table:table-cell table:formula="of:=[.E43]*(640/360)" office:value-type="float" office:value="521.481481481482">
            <text:p>521.4814814815</text:p>
          </table:table-cell>
          <table:table-cell table:formula="of:=[.F43]*(480/180)" office:value-type="float" office:value="177.883427931234">
            <text:p>177.8834279312</text:p>
          </table:table-cell>
          <table:table-cell/>
        </table:table-row>
        <table:table-row table:style-name="ro1">
          <table:table-cell table:number-columns-repeated="3"/>
          <table:table-cell table:formula="of:=[.D43]+4000" office:value-type="float" office:value="632000">
            <text:p>632000</text:p>
          </table:table-cell>
          <table:table-cell table:formula="of:=([.D44]-(QUOTIENT([.D44];108001)*108000))*(360/108000)" office:value-type="float" office:value="306.666666666667">
            <text:p>306.6666666667</text:p>
          </table:table-cell>
          <table:table-cell table:formula="of:=(90*SIN(([.D44]*(360/108000))*(360/320)*(3.141592654/180)))+90" office:value-type="float" office:value="44.9999995790284">
            <text:p>44.999999579</text:p>
          </table:table-cell>
          <table:table-cell table:formula="of:=[.E44]*(640/360)" office:value-type="float" office:value="545.185185185185">
            <text:p>545.1851851852</text:p>
          </table:table-cell>
          <table:table-cell table:formula="of:=[.F44]*(480/180)" office:value-type="float" office:value="119.999998877409">
            <text:p>119.9999988774</text:p>
          </table:table-cell>
          <table:table-cell/>
        </table:table-row>
        <table:table-row table:style-name="ro1">
          <table:table-cell table:number-columns-repeated="3"/>
          <table:table-cell table:formula="of:=[.D44]+4000" office:value-type="float" office:value="636000">
            <text:p>636000</text:p>
          </table:table-cell>
          <table:table-cell table:formula="of:=([.D45]-(QUOTIENT([.D45];108001)*108000))*(360/108000)" office:value-type="float" office:value="320">
            <text:p>320</text:p>
          </table:table-cell>
          <table:table-cell table:formula="of:=(90*SIN(([.D45]*(360/108000))*(360/320)*(3.141592654/180)))+90" office:value-type="float" office:value="26.3603893473142">
            <text:p>26.3603893473</text:p>
          </table:table-cell>
          <table:table-cell table:formula="of:=[.E45]*(640/360)" office:value-type="float" office:value="568.888888888889">
            <text:p>568.8888888889</text:p>
          </table:table-cell>
          <table:table-cell table:formula="of:=[.F45]*(480/180)" office:value-type="float" office:value="70.2943715928379">
            <text:p>70.2943715928</text:p>
          </table:table-cell>
          <table:table-cell/>
        </table:table-row>
        <table:table-row table:style-name="ro1">
          <table:table-cell table:number-columns-repeated="3"/>
          <table:table-cell table:formula="of:=[.D45]+4000" office:value-type="float" office:value="640000">
            <text:p>640000</text:p>
          </table:table-cell>
          <table:table-cell table:formula="of:=([.D46]-(QUOTIENT([.D46];108001)*108000))*(360/108000)" office:value-type="float" office:value="333.333333333333">
            <text:p>333.3333333333</text:p>
          </table:table-cell>
          <table:table-cell table:formula="of:=(90*SIN(([.D46]*(360/108000))*(360/320)*(3.141592654/180)))+90" office:value-type="float" office:value="12.0577134132764">
            <text:p>12.0577134133</text:p>
          </table:table-cell>
          <table:table-cell table:formula="of:=[.E46]*(640/360)" office:value-type="float" office:value="592.592592592593">
            <text:p>592.5925925926</text:p>
          </table:table-cell>
          <table:table-cell table:formula="of:=[.F46]*(480/180)" office:value-type="float" office:value="32.1539024354037">
            <text:p>32.1539024354</text:p>
          </table:table-cell>
          <table:table-cell/>
        </table:table-row>
        <table:table-row table:style-name="ro1">
          <table:table-cell table:number-columns-repeated="3"/>
          <table:table-cell table:formula="of:=[.D46]+4000" office:value-type="float" office:value="644000">
            <text:p>644000</text:p>
          </table:table-cell>
          <table:table-cell table:formula="of:=([.D47]-(QUOTIENT([.D47];108001)*108000))*(360/108000)" office:value-type="float" office:value="346.666666666667">
            <text:p>346.6666666667</text:p>
          </table:table-cell>
          <table:table-cell table:formula="of:=(90*SIN(([.D47]*(360/108000))*(360/320)*(3.141592654/180)))+90" office:value-type="float" office:value="3.06667550578416">
            <text:p>3.0666755058</text:p>
          </table:table-cell>
          <table:table-cell table:formula="of:=[.E47]*(640/360)" office:value-type="float" office:value="616.296296296296">
            <text:p>616.2962962963</text:p>
          </table:table-cell>
          <table:table-cell table:formula="of:=[.F47]*(480/180)" office:value-type="float" office:value="8.17780134875776">
            <text:p>8.1778013488</text:p>
          </table:table-cell>
          <table:table-cell/>
        </table:table-row>
        <table:table-row table:style-name="ro1">
          <table:table-cell table:number-columns-repeated="3"/>
          <table:table-cell table:formula="of:=[.D47]+4000" office:value-type="float" office:value="648000">
            <text:p>648000</text:p>
          </table:table-cell>
          <table:table-cell table:formula="of:=([.D48]-(QUOTIENT([.D48];108001)*108000))*(360/108000)" office:value-type="float" office:value="360">
            <text:p>360</text:p>
          </table:table-cell>
          <table:table-cell table:formula="of:=(90*SIN(([.D48]*(360/108000))*(360/320)*(3.141592654/180)))+90" office:value-type="float" office:value="0">
            <text:p>0</text:p>
          </table:table-cell>
          <table:table-cell table:formula="of:=[.E48]*(640/360)" office:value-type="float" office:value="640">
            <text:p>640</text:p>
          </table:table-cell>
          <table:table-cell table:formula="of:=[.F48]*(480/18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D48]+4000" office:value-type="float" office:value="652000">
            <text:p>652000</text:p>
          </table:table-cell>
          <table:table-cell table:formula="of:=([.D49]-(QUOTIENT([.D49];108001)*108000))*(360/108000)" office:value-type="float" office:value="13.3333333333333">
            <text:p>13.3333333333</text:p>
          </table:table-cell>
          <table:table-cell table:formula="of:=(90*SIN(([.D49]*(360/108000))*(360/320)*(3.141592654/180)))+90" office:value-type="float" office:value="3.06667576377583">
            <text:p>3.0666757638</text:p>
          </table:table-cell>
          <table:table-cell table:formula="of:=[.E49]*(640/360)" office:value-type="float" office:value="23.7037037037037">
            <text:p>23.7037037037</text:p>
          </table:table-cell>
          <table:table-cell table:formula="of:=[.F49]*(480/180)" office:value-type="float" office:value="8.17780203673556">
            <text:p>8.1778020367</text:p>
          </table:table-cell>
          <table:table-cell/>
        </table:table-row>
        <table:table-row table:style-name="ro1">
          <table:table-cell table:number-columns-repeated="3"/>
          <table:table-cell table:formula="of:=[.D49]+4000" office:value-type="float" office:value="656000">
            <text:p>656000</text:p>
          </table:table-cell>
          <table:table-cell table:formula="of:=([.D50]-(QUOTIENT([.D50];108001)*108000))*(360/108000)" office:value-type="float" office:value="26.6666666666667">
            <text:p>26.6666666667</text:p>
          </table:table-cell>
          <table:table-cell table:formula="of:=(90*SIN(([.D50]*(360/108000))*(360/320)*(3.141592654/180)))+90" office:value-type="float" office:value="12.0577139116781">
            <text:p>12.0577139117</text:p>
          </table:table-cell>
          <table:table-cell table:formula="of:=[.E50]*(640/360)" office:value-type="float" office:value="47.4074074074074">
            <text:p>47.4074074074</text:p>
          </table:table-cell>
          <table:table-cell table:formula="of:=[.F50]*(480/180)" office:value-type="float" office:value="32.1539037644748">
            <text:p>32.1539037645</text:p>
          </table:table-cell>
          <table:table-cell/>
        </table:table-row>
        <table:table-row table:style-name="ro1">
          <table:table-cell table:number-columns-repeated="3"/>
          <table:table-cell table:formula="of:=[.D50]+4000" office:value-type="float" office:value="660000">
            <text:p>660000</text:p>
          </table:table-cell>
          <table:table-cell table:formula="of:=([.D51]-(QUOTIENT([.D51];108001)*108000))*(360/108000)" office:value-type="float" office:value="40">
            <text:p>40</text:p>
          </table:table-cell>
          <table:table-cell table:formula="of:=(90*SIN(([.D51]*(360/108000))*(360/320)*(3.141592654/180)))+90" office:value-type="float" office:value="26.3603900521601">
            <text:p>26.3603900522</text:p>
          </table:table-cell>
          <table:table-cell table:formula="of:=[.E51]*(640/360)" office:value-type="float" office:value="71.1111111111111">
            <text:p>71.1111111111</text:p>
          </table:table-cell>
          <table:table-cell table:formula="of:=[.F51]*(480/180)" office:value-type="float" office:value="70.2943734724271">
            <text:p>70.2943734724</text:p>
          </table:table-cell>
          <table:table-cell/>
        </table:table-row>
        <table:table-row table:style-name="ro1">
          <table:table-cell table:number-columns-repeated="3"/>
          <table:table-cell table:formula="of:=[.D51]+4000" office:value-type="float" office:value="664000">
            <text:p>664000</text:p>
          </table:table-cell>
          <table:table-cell table:formula="of:=([.D52]-(QUOTIENT([.D52];108001)*108000))*(360/108000)" office:value-type="float" office:value="53.3333333333333">
            <text:p>53.3333333333</text:p>
          </table:table-cell>
          <table:table-cell table:formula="of:=(90*SIN(([.D52]*(360/108000))*(360/320)*(3.141592654/180)))+90" office:value-type="float" office:value="45.0000004422854">
            <text:p>45.0000004423</text:p>
          </table:table-cell>
          <table:table-cell table:formula="of:=[.E52]*(640/360)" office:value-type="float" office:value="94.8148148148148">
            <text:p>94.8148148148</text:p>
          </table:table-cell>
          <table:table-cell table:formula="of:=[.F52]*(480/180)" office:value-type="float" office:value="120.000001179428">
            <text:p>120.0000011794</text:p>
          </table:table-cell>
          <table:table-cell/>
        </table:table-row>
        <table:table-row table:style-name="ro1">
          <table:table-cell table:number-columns-repeated="3"/>
          <table:table-cell table:formula="of:=[.D52]+4000" office:value-type="float" office:value="668000">
            <text:p>668000</text:p>
          </table:table-cell>
          <table:table-cell table:formula="of:=([.D53]-(QUOTIENT([.D53];108001)*108000))*(360/108000)" office:value-type="float" office:value="66.6666666666667">
            <text:p>66.6666666667</text:p>
          </table:table-cell>
          <table:table-cell table:formula="of:=(90*SIN(([.D53]*(360/108000))*(360/320)*(3.141592654/180)))+90" office:value-type="float" office:value="66.7062864370509">
            <text:p>66.7062864371</text:p>
          </table:table-cell>
          <table:table-cell table:formula="of:=[.E53]*(640/360)" office:value-type="float" office:value="118.518518518519">
            <text:p>118.5185185185</text:p>
          </table:table-cell>
          <table:table-cell table:formula="of:=[.F53]*(480/180)" office:value-type="float" office:value="177.883430498802">
            <text:p>177.8834304988</text:p>
          </table:table-cell>
          <table:table-cell/>
        </table:table-row>
        <table:table-row table:style-name="ro1">
          <table:table-cell table:number-columns-repeated="3"/>
          <table:table-cell table:formula="of:=[.D53]+4000" office:value-type="float" office:value="672000">
            <text:p>672000</text:p>
          </table:table-cell>
          <table:table-cell table:formula="of:=([.D54]-(QUOTIENT([.D54];108001)*108000))*(360/108000)" office:value-type="float" office:value="80">
            <text:p>80</text:p>
          </table:table-cell>
          <table:table-cell table:formula="of:=(90*SIN(([.D54]*(360/108000))*(360/320)*(3.141592654/180)))+90" office:value-type="float" office:value="90.0000005168606">
            <text:p>90.0000005169</text:p>
          </table:table-cell>
          <table:table-cell table:formula="of:=[.E54]*(640/360)" office:value-type="float" office:value="142.222222222222">
            <text:p>142.2222222222</text:p>
          </table:table-cell>
          <table:table-cell table:formula="of:=[.F54]*(480/180)" office:value-type="float" office:value="240.000001378295">
            <text:p>240.0000013783</text:p>
          </table:table-cell>
          <table:table-cell/>
        </table:table-row>
        <table:table-row table:style-name="ro1">
          <table:table-cell table:number-columns-repeated="3"/>
          <table:table-cell table:formula="of:=[.D54]+4000" office:value-type="float" office:value="676000">
            <text:p>676000</text:p>
          </table:table-cell>
          <table:table-cell table:formula="of:=([.D55]-(QUOTIENT([.D55];108001)*108000))*(360/108000)" office:value-type="float" office:value="93.3333333333333">
            <text:p>93.3333333333</text:p>
          </table:table-cell>
          <table:table-cell table:formula="of:=(90*SIN(([.D55]*(360/108000))*(360/320)*(3.141592654/180)))+90" office:value-type="float" office:value="113.293714561448">
            <text:p>113.2937145614</text:p>
          </table:table-cell>
          <table:table-cell table:formula="of:=[.E55]*(640/360)" office:value-type="float" office:value="165.925925925926">
            <text:p>165.9259259259</text:p>
          </table:table-cell>
          <table:table-cell table:formula="of:=[.F55]*(480/180)" office:value-type="float" office:value="302.116572163861">
            <text:p>302.1165721639</text:p>
          </table:table-cell>
          <table:table-cell/>
        </table:table-row>
        <table:table-row table:style-name="ro1">
          <table:table-cell table:number-columns-repeated="3"/>
          <table:table-cell table:formula="of:=[.D55]+4000" office:value-type="float" office:value="680000">
            <text:p>680000</text:p>
          </table:table-cell>
          <table:table-cell table:formula="of:=([.D56]-(QUOTIENT([.D56];108001)*108000))*(360/108000)" office:value-type="float" office:value="106.666666666667">
            <text:p>106.6666666667</text:p>
          </table:table-cell>
          <table:table-cell table:formula="of:=(90*SIN(([.D56]*(360/108000))*(360/320)*(3.141592654/180)))+90" office:value-type="float" office:value="135.000000452944">
            <text:p>135.0000004529</text:p>
          </table:table-cell>
          <table:table-cell table:formula="of:=[.E56]*(640/360)" office:value-type="float" office:value="189.62962962963">
            <text:p>189.6296296296</text:p>
          </table:table-cell>
          <table:table-cell table:formula="of:=[.F56]*(480/180)" office:value-type="float" office:value="360.000001207851">
            <text:p>360.0000012079</text:p>
          </table:table-cell>
          <table:table-cell/>
        </table:table-row>
        <table:table-row table:style-name="ro1">
          <table:table-cell table:number-columns-repeated="3"/>
          <table:table-cell table:formula="of:=[.D56]+4000" office:value-type="float" office:value="684000">
            <text:p>684000</text:p>
          </table:table-cell>
          <table:table-cell table:formula="of:=([.D57]-(QUOTIENT([.D57];108001)*108000))*(360/108000)" office:value-type="float" office:value="120">
            <text:p>120</text:p>
          </table:table-cell>
          <table:table-cell table:formula="of:=(90*SIN(([.D57]*(360/108000))*(360/320)*(3.141592654/180)))+90" office:value-type="float" office:value="153.639610678791">
            <text:p>153.6396106788</text:p>
          </table:table-cell>
          <table:table-cell table:formula="of:=[.E57]*(640/360)" office:value-type="float" office:value="213.333333333333">
            <text:p>213.3333333333</text:p>
          </table:table-cell>
          <table:table-cell table:formula="of:=[.F57]*(480/180)" office:value-type="float" office:value="409.705628476776">
            <text:p>409.7056284768</text:p>
          </table:table-cell>
          <table:table-cell/>
        </table:table-row>
        <table:table-row table:style-name="ro1">
          <table:table-cell table:number-columns-repeated="3"/>
          <table:table-cell table:formula="of:=[.D57]+4000" office:value-type="float" office:value="688000">
            <text:p>688000</text:p>
          </table:table-cell>
          <table:table-cell table:formula="of:=([.D58]-(QUOTIENT([.D58];108001)*108000))*(360/108000)" office:value-type="float" office:value="133.333333333333">
            <text:p>133.3333333333</text:p>
          </table:table-cell>
          <table:table-cell table:formula="of:=(90*SIN(([.D58]*(360/108000))*(360/320)*(3.141592654/180)))+90" office:value-type="float" office:value="167.942286605183">
            <text:p>167.9422866052</text:p>
          </table:table-cell>
          <table:table-cell table:formula="of:=[.E58]*(640/360)" office:value-type="float" office:value="237.037037037037">
            <text:p>237.037037037</text:p>
          </table:table-cell>
          <table:table-cell table:formula="of:=[.F58]*(480/180)" office:value-type="float" office:value="447.846097613821">
            <text:p>447.8460976138</text:p>
          </table:table-cell>
          <table:table-cell/>
        </table:table-row>
        <table:table-row table:style-name="ro1">
          <table:table-cell table:number-columns-repeated="3"/>
          <table:table-cell table:formula="of:=[.D58]+4000" office:value-type="float" office:value="692000">
            <text:p>692000</text:p>
          </table:table-cell>
          <table:table-cell table:formula="of:=([.D59]-(QUOTIENT([.D59];108001)*108000))*(360/108000)" office:value-type="float" office:value="146.666666666667">
            <text:p>146.6666666667</text:p>
          </table:table-cell>
          <table:table-cell table:formula="of:=(90*SIN(([.D59]*(360/108000))*(360/320)*(3.141592654/180)))+90" office:value-type="float" office:value="176.933324503771">
            <text:p>176.9333245038</text:p>
          </table:table-cell>
          <table:table-cell table:formula="of:=[.E59]*(640/360)" office:value-type="float" office:value="260.740740740741">
            <text:p>260.7407407407</text:p>
          </table:table-cell>
          <table:table-cell table:formula="of:=[.F59]*(480/180)" office:value-type="float" office:value="471.822198676723">
            <text:p>471.8221986767</text:p>
          </table:table-cell>
          <table:table-cell/>
        </table:table-row>
        <table:table-row table:style-name="ro1">
          <table:table-cell table:number-columns-repeated="3"/>
          <table:table-cell table:formula="of:=[.D59]+4000" office:value-type="float" office:value="696000">
            <text:p>696000</text:p>
          </table:table-cell>
          <table:table-cell table:formula="of:=([.D60]-(QUOTIENT([.D60];108001)*108000))*(360/108000)" office:value-type="float" office:value="160">
            <text:p>160</text:p>
          </table:table-cell>
          <table:table-cell table:formula="of:=(90*SIN(([.D60]*(360/108000))*(360/320)*(3.141592654/180)))+90" office:value-type="float" office:value="180">
            <text:p>180</text:p>
          </table:table-cell>
          <table:table-cell table:formula="of:=[.E60]*(640/360)" office:value-type="float" office:value="284.444444444444">
            <text:p>284.4444444444</text:p>
          </table:table-cell>
          <table:table-cell table:formula="of:=[.F60]*(480/180)" office:value-type="float" office:value="480">
            <text:p>480</text:p>
          </table:table-cell>
          <table:table-cell/>
        </table:table-row>
        <table:table-row table:style-name="ro1">
          <table:table-cell table:number-columns-repeated="3"/>
          <table:table-cell table:formula="of:=[.D60]+4000" office:value-type="float" office:value="700000">
            <text:p>700000</text:p>
          </table:table-cell>
          <table:table-cell table:formula="of:=([.D61]-(QUOTIENT([.D61];108001)*108000))*(360/108000)" office:value-type="float" office:value="173.333333333333">
            <text:p>173.3333333333</text:p>
          </table:table-cell>
          <table:table-cell table:formula="of:=(90*SIN(([.D61]*(360/108000))*(360/320)*(3.141592654/180)))+90" office:value-type="float" office:value="176.933324226669">
            <text:p>176.9333242267</text:p>
          </table:table-cell>
          <table:table-cell table:formula="of:=[.E61]*(640/360)" office:value-type="float" office:value="308.148148148148">
            <text:p>308.1481481481</text:p>
          </table:table-cell>
          <table:table-cell table:formula="of:=[.F61]*(480/180)" office:value-type="float" office:value="471.822197937784">
            <text:p>471.8221979378</text:p>
          </table:table-cell>
          <table:table-cell/>
        </table:table-row>
        <table:table-row table:style-name="ro1">
          <table:table-cell table:number-columns-repeated="3"/>
          <table:table-cell table:formula="of:=[.D61]+4000" office:value-type="float" office:value="704000">
            <text:p>704000</text:p>
          </table:table-cell>
          <table:table-cell table:formula="of:=([.D62]-(QUOTIENT([.D62];108001)*108000))*(360/108000)" office:value-type="float" office:value="186.666666666667">
            <text:p>186.6666666667</text:p>
          </table:table-cell>
          <table:table-cell table:formula="of:=(90*SIN(([.D62]*(360/108000))*(360/320)*(3.141592654/180)))+90" office:value-type="float" office:value="167.942286069863">
            <text:p>167.9422860699</text:p>
          </table:table-cell>
          <table:table-cell table:formula="of:=[.E62]*(640/360)" office:value-type="float" office:value="331.851851851852">
            <text:p>331.8518518519</text:p>
          </table:table-cell>
          <table:table-cell table:formula="of:=[.F62]*(480/180)" office:value-type="float" office:value="447.8460961863">
            <text:p>447.8460961863</text:p>
          </table:table-cell>
          <table:table-cell/>
        </table:table-row>
        <table:table-row table:style-name="ro1">
          <table:table-cell table:number-columns-repeated="3"/>
          <table:table-cell table:formula="of:=[.D62]+4000" office:value-type="float" office:value="708000">
            <text:p>708000</text:p>
          </table:table-cell>
          <table:table-cell table:formula="of:=([.D63]-(QUOTIENT([.D63];108001)*108000))*(360/108000)" office:value-type="float" office:value="200">
            <text:p>200</text:p>
          </table:table-cell>
          <table:table-cell table:formula="of:=(90*SIN(([.D63]*(360/108000))*(360/320)*(3.141592654/180)))+90" office:value-type="float" office:value="153.639609921734">
            <text:p>153.6396099217</text:p>
          </table:table-cell>
          <table:table-cell table:formula="of:=[.E63]*(640/360)" office:value-type="float" office:value="355.555555555556">
            <text:p>355.5555555556</text:p>
          </table:table-cell>
          <table:table-cell table:formula="of:=[.F63]*(480/180)" office:value-type="float" office:value="409.705626457959">
            <text:p>409.705626458</text:p>
          </table:table-cell>
          <table:table-cell/>
        </table:table-row>
        <table:table-row table:style-name="ro1">
          <table:table-cell table:number-columns-repeated="3"/>
          <table:table-cell table:formula="of:=[.D63]+4000" office:value-type="float" office:value="712000">
            <text:p>712000</text:p>
          </table:table-cell>
          <table:table-cell table:formula="of:=([.D64]-(QUOTIENT([.D64];108001)*108000))*(360/108000)" office:value-type="float" office:value="213.333333333333">
            <text:p>213.3333333333</text:p>
          </table:table-cell>
          <table:table-cell table:formula="of:=(90*SIN(([.D64]*(360/108000))*(360/320)*(3.141592654/180)))+90" office:value-type="float" office:value="134.999999525742">
            <text:p>134.9999995257</text:p>
          </table:table-cell>
          <table:table-cell table:formula="of:=[.E64]*(640/360)" office:value-type="float" office:value="379.259259259259">
            <text:p>379.2592592593</text:p>
          </table:table-cell>
          <table:table-cell table:formula="of:=[.F64]*(480/180)" office:value-type="float" office:value="359.999998735312">
            <text:p>359.9999987353</text:p>
          </table:table-cell>
          <table:table-cell/>
        </table:table-row>
        <table:table-row table:style-name="ro1">
          <table:table-cell table:number-columns-repeated="3"/>
          <table:table-cell table:formula="of:=[.D64]+4000" office:value-type="float" office:value="716000">
            <text:p>716000</text:p>
          </table:table-cell>
          <table:table-cell table:formula="of:=([.D65]-(QUOTIENT([.D65];108001)*108000))*(360/108000)" office:value-type="float" office:value="226.666666666667">
            <text:p>226.6666666667</text:p>
          </table:table-cell>
          <table:table-cell table:formula="of:=(90*SIN(([.D65]*(360/108000))*(360/320)*(3.141592654/180)))+90" office:value-type="float" office:value="113.293713527288">
            <text:p>113.2937135273</text:p>
          </table:table-cell>
          <table:table-cell table:formula="of:=[.E65]*(640/360)" office:value-type="float" office:value="402.962962962963">
            <text:p>402.962962963</text:p>
          </table:table-cell>
          <table:table-cell table:formula="of:=[.F65]*(480/180)" office:value-type="float" office:value="302.116569406102">
            <text:p>302.1165694061</text:p>
          </table:table-cell>
          <table:table-cell/>
        </table:table-row>
        <table:table-row table:style-name="ro1">
          <table:table-cell table:number-columns-repeated="3"/>
          <table:table-cell table:formula="of:=[.D65]+4000" office:value-type="float" office:value="720000">
            <text:p>720000</text:p>
          </table:table-cell>
          <table:table-cell table:formula="of:=([.D66]-(QUOTIENT([.D66];108001)*108000))*(360/108000)" office:value-type="float" office:value="240">
            <text:p>240</text:p>
          </table:table-cell>
          <table:table-cell table:formula="of:=(90*SIN(([.D66]*(360/108000))*(360/320)*(3.141592654/180)))+90" office:value-type="float" office:value="89.9999994462207">
            <text:p>89.9999994462</text:p>
          </table:table-cell>
          <table:table-cell table:formula="of:=[.E66]*(640/360)" office:value-type="float" office:value="426.666666666667">
            <text:p>426.6666666667</text:p>
          </table:table-cell>
          <table:table-cell table:formula="of:=[.F66]*(480/180)" office:value-type="float" office:value="239.999998523255">
            <text:p>239.9999985233</text:p>
          </table:table-cell>
          <table:table-cell/>
        </table:table-row>
        <table:table-row table:style-name="ro1">
          <table:table-cell table:number-columns-repeated="3"/>
          <table:table-cell table:formula="of:=[.D66]+4000" office:value-type="float" office:value="724000">
            <text:p>724000</text:p>
          </table:table-cell>
          <table:table-cell table:formula="of:=([.D67]-(QUOTIENT([.D67];108001)*108000))*(360/108000)" office:value-type="float" office:value="253.333333333333">
            <text:p>253.3333333333</text:p>
          </table:table-cell>
          <table:table-cell table:formula="of:=(90*SIN(([.D67]*(360/108000))*(360/320)*(3.141592654/180)))+90" office:value-type="float" office:value="66.7062854028916">
            <text:p>66.7062854029</text:p>
          </table:table-cell>
          <table:table-cell table:formula="of:=[.E67]*(640/360)" office:value-type="float" office:value="450.37037037037">
            <text:p>450.3703703704</text:p>
          </table:table-cell>
          <table:table-cell table:formula="of:=[.F67]*(480/180)" office:value-type="float" office:value="177.883427741044">
            <text:p>177.883427741</text:p>
          </table:table-cell>
          <table:table-cell/>
        </table:table-row>
        <table:table-row table:style-name="ro1">
          <table:table-cell table:number-columns-repeated="3"/>
          <table:table-cell table:formula="of:=[.D67]+4000" office:value-type="float" office:value="728000">
            <text:p>728000</text:p>
          </table:table-cell>
          <table:table-cell table:formula="of:=([.D68]-(QUOTIENT([.D68];108001)*108000))*(360/108000)" office:value-type="float" office:value="266.666666666667">
            <text:p>266.6666666667</text:p>
          </table:table-cell>
          <table:table-cell table:formula="of:=(90*SIN(([.D68]*(360/108000))*(360/320)*(3.141592654/180)))+90" office:value-type="float" office:value="44.9999995150835">
            <text:p>44.9999995151</text:p>
          </table:table-cell>
          <table:table-cell table:formula="of:=[.E68]*(640/360)" office:value-type="float" office:value="474.074074074074">
            <text:p>474.0740740741</text:p>
          </table:table-cell>
          <table:table-cell table:formula="of:=[.F68]*(480/180)" office:value-type="float" office:value="119.999998706889">
            <text:p>119.9999987069</text:p>
          </table:table-cell>
          <table:table-cell/>
        </table:table-row>
        <table:table-row table:style-name="ro1">
          <table:table-cell table:number-columns-repeated="3"/>
          <table:table-cell table:formula="of:=[.D68]+4000" office:value-type="float" office:value="732000">
            <text:p>732000</text:p>
          </table:table-cell>
          <table:table-cell table:formula="of:=([.D69]-(QUOTIENT([.D69];108001)*108000))*(360/108000)" office:value-type="float" office:value="280">
            <text:p>280</text:p>
          </table:table-cell>
          <table:table-cell table:formula="of:=(90*SIN(([.D69]*(360/108000))*(360/320)*(3.141592654/180)))+90" office:value-type="float" office:value="26.3603892951034">
            <text:p>26.3603892951</text:p>
          </table:table-cell>
          <table:table-cell table:formula="of:=[.E69]*(640/360)" office:value-type="float" office:value="497.777777777778">
            <text:p>497.7777777778</text:p>
          </table:table-cell>
          <table:table-cell table:formula="of:=[.F69]*(480/180)" office:value-type="float" office:value="70.2943714536091">
            <text:p>70.2943714536</text:p>
          </table:table-cell>
          <table:table-cell/>
        </table:table-row>
        <table:table-row table:style-name="ro1">
          <table:table-cell table:number-columns-repeated="3"/>
          <table:table-cell table:formula="of:=[.D69]+4000" office:value-type="float" office:value="736000">
            <text:p>736000</text:p>
          </table:table-cell>
          <table:table-cell table:formula="of:=([.D70]-(QUOTIENT([.D70];108001)*108000))*(360/108000)" office:value-type="float" office:value="293.333333333333">
            <text:p>293.3333333333</text:p>
          </table:table-cell>
          <table:table-cell table:formula="of:=(90*SIN(([.D70]*(360/108000))*(360/320)*(3.141592654/180)))+90" office:value-type="float" office:value="12.0577133763578">
            <text:p>12.0577133764</text:p>
          </table:table-cell>
          <table:table-cell table:formula="of:=[.E70]*(640/360)" office:value-type="float" office:value="521.481481481482">
            <text:p>521.4814814815</text:p>
          </table:table-cell>
          <table:table-cell table:formula="of:=[.F70]*(480/180)" office:value-type="float" office:value="32.1539023369541">
            <text:p>32.153902337</text:p>
          </table:table-cell>
          <table:table-cell/>
        </table:table-row>
        <table:table-row table:style-name="ro1">
          <table:table-cell table:number-columns-repeated="3"/>
          <table:table-cell table:formula="of:=[.D70]+4000" office:value-type="float" office:value="740000">
            <text:p>740000</text:p>
          </table:table-cell>
          <table:table-cell table:formula="of:=([.D71]-(QUOTIENT([.D71];108001)*108000))*(360/108000)" office:value-type="float" office:value="306.666666666667">
            <text:p>306.6666666667</text:p>
          </table:table-cell>
          <table:table-cell table:formula="of:=(90*SIN(([.D71]*(360/108000))*(360/320)*(3.141592654/180)))+90" office:value-type="float" office:value="3.06667548667367">
            <text:p>3.0666754867</text:p>
          </table:table-cell>
          <table:table-cell table:formula="of:=[.E71]*(640/360)" office:value-type="float" office:value="545.185185185185">
            <text:p>545.1851851852</text:p>
          </table:table-cell>
          <table:table-cell table:formula="of:=[.F71]*(480/180)" office:value-type="float" office:value="8.17780129779646">
            <text:p>8.1778012978</text:p>
          </table:table-cell>
          <table:table-cell/>
        </table:table-row>
        <table:table-row table:style-name="ro1">
          <table:table-cell table:number-columns-repeated="3"/>
          <table:table-cell table:formula="of:=[.D71]+4000" office:value-type="float" office:value="744000">
            <text:p>744000</text:p>
          </table:table-cell>
          <table:table-cell table:formula="of:=([.D72]-(QUOTIENT([.D72];108001)*108000))*(360/108000)" office:value-type="float" office:value="320">
            <text:p>320</text:p>
          </table:table-cell>
          <table:table-cell table:formula="of:=(90*SIN(([.D72]*(360/108000))*(360/320)*(3.141592654/180)))+90" office:value-type="float" office:value="0">
            <text:p>0</text:p>
          </table:table-cell>
          <table:table-cell table:formula="of:=[.E72]*(640/360)" office:value-type="float" office:value="568.888888888889">
            <text:p>568.8888888889</text:p>
          </table:table-cell>
          <table:table-cell table:formula="of:=[.F72]*(480/18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D72]+4000" office:value-type="float" office:value="748000">
            <text:p>748000</text:p>
          </table:table-cell>
          <table:table-cell table:formula="of:=([.D73]-(QUOTIENT([.D73];108001)*108000))*(360/108000)" office:value-type="float" office:value="333.333333333333">
            <text:p>333.3333333333</text:p>
          </table:table-cell>
          <table:table-cell table:formula="of:=(90*SIN(([.D73]*(360/108000))*(360/320)*(3.141592654/180)))+90" office:value-type="float" office:value="3.06667578288632">
            <text:p>3.0666757829</text:p>
          </table:table-cell>
          <table:table-cell table:formula="of:=[.E73]*(640/360)" office:value-type="float" office:value="592.592592592593">
            <text:p>592.5925925926</text:p>
          </table:table-cell>
          <table:table-cell table:formula="of:=[.F73]*(480/180)" office:value-type="float" office:value="8.17780208769686">
            <text:p>8.1778020877</text:p>
          </table:table-cell>
          <table:table-cell/>
        </table:table-row>
        <table:table-row table:style-name="ro1">
          <table:table-cell table:number-columns-repeated="3"/>
          <table:table-cell table:formula="of:=[.D73]+4000" office:value-type="float" office:value="752000">
            <text:p>752000</text:p>
          </table:table-cell>
          <table:table-cell table:formula="of:=([.D74]-(QUOTIENT([.D74];108001)*108000))*(360/108000)" office:value-type="float" office:value="346.666666666667">
            <text:p>346.6666666667</text:p>
          </table:table-cell>
          <table:table-cell table:formula="of:=(90*SIN(([.D74]*(360/108000))*(360/320)*(3.141592654/180)))+90" office:value-type="float" office:value="12.0577139485967">
            <text:p>12.0577139486</text:p>
          </table:table-cell>
          <table:table-cell table:formula="of:=[.E74]*(640/360)" office:value-type="float" office:value="616.296296296296">
            <text:p>616.2962962963</text:p>
          </table:table-cell>
          <table:table-cell table:formula="of:=[.F74]*(480/180)" office:value-type="float" office:value="32.1539038629245">
            <text:p>32.1539038629</text:p>
          </table:table-cell>
          <table:table-cell/>
        </table:table-row>
        <table:table-row table:style-name="ro1">
          <table:table-cell table:number-columns-repeated="3"/>
          <table:table-cell table:formula="of:=[.D74]+4000" office:value-type="float" office:value="756000">
            <text:p>756000</text:p>
          </table:table-cell>
          <table:table-cell table:formula="of:=([.D75]-(QUOTIENT([.D75];108001)*108000))*(360/108000)" office:value-type="float" office:value="360">
            <text:p>360</text:p>
          </table:table-cell>
          <table:table-cell table:formula="of:=(90*SIN(([.D75]*(360/108000))*(360/320)*(3.141592654/180)))+90" office:value-type="float" office:value="26.360390104371">
            <text:p>26.3603901044</text:p>
          </table:table-cell>
          <table:table-cell table:formula="of:=[.E75]*(640/360)" office:value-type="float" office:value="640">
            <text:p>640</text:p>
          </table:table-cell>
          <table:table-cell table:formula="of:=[.F75]*(480/180)" office:value-type="float" office:value="70.2943736116559">
            <text:p>70.2943736117</text:p>
          </table:table-cell>
          <table:table-cell/>
        </table:table-row>
        <table:table-row table:style-name="ro1">
          <table:table-cell table:number-columns-repeated="3"/>
          <table:table-cell table:formula="of:=[.D75]+4000" office:value-type="float" office:value="760000">
            <text:p>760000</text:p>
          </table:table-cell>
          <table:table-cell table:formula="of:=([.D76]-(QUOTIENT([.D76];108001)*108000))*(360/108000)" office:value-type="float" office:value="13.3333333333333">
            <text:p>13.3333333333</text:p>
          </table:table-cell>
          <table:table-cell table:formula="of:=(90*SIN(([.D76]*(360/108000))*(360/320)*(3.141592654/180)))+90" office:value-type="float" office:value="45.0000005062303">
            <text:p>45.0000005062</text:p>
          </table:table-cell>
          <table:table-cell table:formula="of:=[.E76]*(640/360)" office:value-type="float" office:value="23.7037037037037">
            <text:p>23.7037037037</text:p>
          </table:table-cell>
          <table:table-cell table:formula="of:=[.F76]*(480/180)" office:value-type="float" office:value="120.000001349948">
            <text:p>120.0000013499</text:p>
          </table:table-cell>
          <table:table-cell/>
        </table:table-row>
        <table:table-row table:style-name="ro1">
          <table:table-cell table:number-columns-repeated="3"/>
          <table:table-cell table:formula="of:=[.D76]+4000" office:value-type="float" office:value="764000">
            <text:p>764000</text:p>
          </table:table-cell>
          <table:table-cell table:formula="of:=([.D77]-(QUOTIENT([.D77];108001)*108000))*(360/108000)" office:value-type="float" office:value="26.6666666666667">
            <text:p>26.6666666667</text:p>
          </table:table-cell>
          <table:table-cell table:formula="of:=(90*SIN(([.D77]*(360/108000))*(360/320)*(3.141592654/180)))+90" office:value-type="float" office:value="66.7062865083722">
            <text:p>66.7062865084</text:p>
          </table:table-cell>
          <table:table-cell table:formula="of:=[.E77]*(640/360)" office:value-type="float" office:value="47.4074074074074">
            <text:p>47.4074074074</text:p>
          </table:table-cell>
          <table:table-cell table:formula="of:=[.F77]*(480/180)" office:value-type="float" office:value="177.883430688993">
            <text:p>177.883430689</text:p>
          </table:table-cell>
          <table:table-cell/>
        </table:table-row>
      </table:table>
      <table:table table:name="Sheet5" table:style-name="ta1" table:print="false">
        <table:table-column table:style-name="co3" table:default-cell-style-name="Default"/>
        <table:table-column table:style-name="co8" table:default-cell-style-name="Default"/>
        <table:table-column table:style-name="co3" table:number-columns-repeated="7" table:default-cell-style-name="Default"/>
        <table:table-row table:style-name="ro1">
          <table:table-cell office:value-type="float" office:value="3118">
            <text:p>3118</text:p>
          </table:table-cell>
          <table:table-cell office:value-type="float" office:value="24089998935000">
            <text:p>24089998935000</text:p>
          </table:table-cell>
          <table:table-cell office:value-type="float" office:value="9.9375">
            <text:p>9.9375</text:p>
          </table:table-cell>
          <table:table-cell office:value-type="float" office:value="18.6875">
            <text:p>18.6875</text:p>
          </table:table-cell>
          <table:table-cell office:value-type="float" office:value="-29.4375">
            <text:p>-29.4375</text:p>
          </table:table-cell>
          <table:table-cell office:value-type="float" office:value="36.9000015258789">
            <text:p>36.9000015259</text:p>
          </table:table-cell>
          <table:table-cell table:number-columns-repeated="3"/>
        </table:table-row>
        <table:table-row table:style-name="ro1">
          <table:table-cell office:value-type="float" office:value="3119">
            <text:p>3119</text:p>
          </table:table-cell>
          <table:table-cell office:value-type="float" office:value="24091066753000">
            <text:p>24091066753000</text:p>
          </table:table-cell>
          <table:table-cell office:value-type="float" office:value="10.9375">
            <text:p>10.9375</text:p>
          </table:table-cell>
          <table:table-cell office:value-type="float" office:value="19">
            <text:p>19</text:p>
          </table:table-cell>
          <table:table-cell office:value-type="float" office:value="-30.5">
            <text:p>-30.5</text:p>
          </table:table-cell>
          <table:table-cell office:value-type="float" office:value="36.8899993896484">
            <text:p>36.8899993896</text:p>
          </table:table-cell>
          <table:table-cell table:formula="of:=[.B2]-[.B1]" office:value-type="float" office:value="1067818000">
            <text:p>1067818000</text:p>
          </table:table-cell>
          <table:table-cell table:formula="of:=[.G2]/1000000" office:value-type="float" office:value="1067.818">
            <text:p>1067.818</text:p>
          </table:table-cell>
          <table:table-cell table:formula="of:=[.H2]/1000" office:value-type="float" office:value="1.067818">
            <text:p>1.067818</text:p>
          </table:table-cell>
        </table:table-row>
        <table:table-row table:style-name="ro1">
          <table:table-cell office:value-type="float" office:value="3120">
            <text:p>3120</text:p>
          </table:table-cell>
          <table:table-cell office:value-type="float" office:value="24092028728000">
            <text:p>24092028728000</text:p>
          </table:table-cell>
          <table:table-cell office:value-type="float" office:value="10.6875">
            <text:p>10.6875</text:p>
          </table:table-cell>
          <table:table-cell office:value-type="float" office:value="19">
            <text:p>19</text:p>
          </table:table-cell>
          <table:table-cell office:value-type="float" office:value="-30.5">
            <text:p>-30.5</text:p>
          </table:table-cell>
          <table:table-cell office:value-type="float" office:value="36.9000015258789">
            <text:p>36.9000015259</text:p>
          </table:table-cell>
          <table:table-cell table:formula="of:=[.B3]-[.B2]" office:value-type="float" office:value="961975000">
            <text:p>961975000</text:p>
          </table:table-cell>
          <table:table-cell table:formula="of:=[.G3]/1000000" office:value-type="float" office:value="961.975">
            <text:p>961.975</text:p>
          </table:table-cell>
          <table:table-cell table:formula="of:=[.H3]/1000" office:value-type="float" office:value="0.961975">
            <text:p>0.961975</text:p>
          </table:table-cell>
        </table:table-row>
        <table:table-row table:style-name="ro1">
          <table:table-cell office:value-type="float" office:value="3121">
            <text:p>3121</text:p>
          </table:table-cell>
          <table:table-cell office:value-type="float" office:value="24093105048000">
            <text:p>24093105048000</text:p>
          </table:table-cell>
          <table:table-cell office:value-type="float" office:value="9.6875">
            <text:p>9.6875</text:p>
          </table:table-cell>
          <table:table-cell office:value-type="float" office:value="18.4375">
            <text:p>18.4375</text:p>
          </table:table-cell>
          <table:table-cell office:value-type="float" office:value="-31">
            <text:p>-31</text:p>
          </table:table-cell>
          <table:table-cell office:value-type="float" office:value="36.8600006103516">
            <text:p>36.8600006104</text:p>
          </table:table-cell>
          <table:table-cell table:formula="of:=[.B4]-[.B3]" office:value-type="float" office:value="1076320000">
            <text:p>1076320000</text:p>
          </table:table-cell>
          <table:table-cell table:formula="of:=[.G4]/1000000" office:value-type="float" office:value="1076.32">
            <text:p>1076.32</text:p>
          </table:table-cell>
          <table:table-cell table:formula="of:=[.H4]/1000" office:value-type="float" office:value="1.07632">
            <text:p>1.07632</text:p>
          </table:table-cell>
        </table:table-row>
        <table:table-row table:style-name="ro1">
          <table:table-cell office:value-type="float" office:value="3122">
            <text:p>3122</text:p>
          </table:table-cell>
          <table:table-cell office:value-type="float" office:value="24094123400000">
            <text:p>24094123400000</text:p>
          </table:table-cell>
          <table:table-cell office:value-type="float" office:value="10.9375">
            <text:p>10.9375</text:p>
          </table:table-cell>
          <table:table-cell office:value-type="float" office:value="18.6875">
            <text:p>18.6875</text:p>
          </table:table-cell>
          <table:table-cell office:value-type="float" office:value="-30.75">
            <text:p>-30.75</text:p>
          </table:table-cell>
          <table:table-cell office:value-type="float" office:value="37">
            <text:p>37</text:p>
          </table:table-cell>
          <table:table-cell table:formula="of:=[.B5]-[.B4]" office:value-type="float" office:value="1018352000">
            <text:p>1018352000</text:p>
          </table:table-cell>
          <table:table-cell table:formula="of:=[.G5]/1000000" office:value-type="float" office:value="1018.352">
            <text:p>1018.352</text:p>
          </table:table-cell>
          <table:table-cell table:formula="of:=[.H5]/1000" office:value-type="float" office:value="1.018352">
            <text:p>1.018352</text:p>
          </table:table-cell>
        </table:table-row>
        <table:table-row table:style-name="ro1">
          <table:table-cell office:value-type="float" office:value="3123">
            <text:p>3123</text:p>
          </table:table-cell>
          <table:table-cell office:value-type="float" office:value="24095080970000">
            <text:p>24095080970000</text:p>
          </table:table-cell>
          <table:table-cell office:value-type="float" office:value="9.4375">
            <text:p>9.4375</text:p>
          </table:table-cell>
          <table:table-cell office:value-type="float" office:value="18.1875">
            <text:p>18.1875</text:p>
          </table:table-cell>
          <table:table-cell office:value-type="float" office:value="-30.75">
            <text:p>-30.75</text:p>
          </table:table-cell>
          <table:table-cell office:value-type="float" office:value="37.0299987792969">
            <text:p>37.0299987793</text:p>
          </table:table-cell>
          <table:table-cell table:formula="of:=[.B6]-[.B5]" office:value-type="float" office:value="957570000">
            <text:p>957570000</text:p>
          </table:table-cell>
          <table:table-cell table:formula="of:=[.G6]/1000000" office:value-type="float" office:value="957.57">
            <text:p>957.57</text:p>
          </table:table-cell>
          <table:table-cell table:formula="of:=[.H6]/1000" office:value-type="float" office:value="0.95757">
            <text:p>0.95757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24095717625000">
            <text:p>24095717625000</text:p>
          </table:table-cell>
          <table:table-cell office:value-type="float" office:value="9.1875">
            <text:p>9.1875</text:p>
          </table:table-cell>
          <table:table-cell office:value-type="float" office:value="19">
            <text:p>19</text:p>
          </table:table-cell>
          <table:table-cell office:value-type="float" office:value="-30.5">
            <text:p>-30.5</text:p>
          </table:table-cell>
          <table:table-cell office:value-type="float" office:value="37.0099983215332">
            <text:p>37.0099983215</text:p>
          </table:table-cell>
          <table:table-cell table:formula="of:=[.B7]-[.B6]" office:value-type="float" office:value="636655000">
            <text:p>636655000</text:p>
          </table:table-cell>
          <table:table-cell table:formula="of:=[.G7]/1000000" office:value-type="float" office:value="636.655">
            <text:p>636.655</text:p>
          </table:table-cell>
          <table:table-cell table:formula="of:=[.H7]/1000" office:value-type="float" office:value="0.636655">
            <text:p>0.636655</text:p>
          </table:table-cell>
        </table:table-row>
        <table:table-row table:style-name="ro1">
          <table:table-cell office:value-type="float" office:value="3125">
            <text:p>3125</text:p>
          </table:table-cell>
          <table:table-cell office:value-type="float" office:value="24097155395000">
            <text:p>24097155395000</text:p>
          </table:table-cell>
          <table:table-cell office:value-type="float" office:value="9.9375">
            <text:p>9.9375</text:p>
          </table:table-cell>
          <table:table-cell office:value-type="float" office:value="18.6875">
            <text:p>18.6875</text:p>
          </table:table-cell>
          <table:table-cell office:value-type="float" office:value="-29.6875">
            <text:p>-29.6875</text:p>
          </table:table-cell>
          <table:table-cell office:value-type="float" office:value="37.0999984741211">
            <text:p>37.0999984741</text:p>
          </table:table-cell>
          <table:table-cell table:formula="of:=[.B8]-[.B7]" office:value-type="float" office:value="1437770000">
            <text:p>1437770000</text:p>
          </table:table-cell>
          <table:table-cell table:formula="of:=[.G8]/1000000" office:value-type="float" office:value="1437.77">
            <text:p>1437.77</text:p>
          </table:table-cell>
          <table:table-cell table:formula="of:=[.H8]/1000" office:value-type="float" office:value="1.43777">
            <text:p>1.43777</text:p>
          </table:table-cell>
        </table:table-row>
        <table:table-row table:style-name="ro1">
          <table:table-cell office:value-type="float" office:value="3126">
            <text:p>3126</text:p>
          </table:table-cell>
          <table:table-cell office:value-type="float" office:value="24098281218000">
            <text:p>24098281218000</text:p>
          </table:table-cell>
          <table:table-cell office:value-type="float" office:value="9.1875">
            <text:p>9.1875</text:p>
          </table:table-cell>
          <table:table-cell office:value-type="float" office:value="18.4375">
            <text:p>18.4375</text:p>
          </table:table-cell>
          <table:table-cell office:value-type="float" office:value="-30.1875">
            <text:p>-30.1875</text:p>
          </table:table-cell>
          <table:table-cell office:value-type="float" office:value="37.1800003051758">
            <text:p>37.1800003052</text:p>
          </table:table-cell>
          <table:table-cell table:formula="of:=[.B9]-[.B8]" office:value-type="float" office:value="1125823000">
            <text:p>1125823000</text:p>
          </table:table-cell>
          <table:table-cell table:formula="of:=[.G9]/1000000" office:value-type="float" office:value="1125.823">
            <text:p>1125.823</text:p>
          </table:table-cell>
          <table:table-cell table:formula="of:=[.H9]/1000" office:value-type="float" office:value="1.125823">
            <text:p>1.125823</text:p>
          </table:table-cell>
        </table:table-row>
        <table:table-row table:style-name="ro1">
          <table:table-cell office:value-type="float" office:value="3127">
            <text:p>3127</text:p>
          </table:table-cell>
          <table:table-cell office:value-type="float" office:value="24099346015000">
            <text:p>24099346015000</text:p>
          </table:table-cell>
          <table:table-cell office:value-type="float" office:value="10.4375">
            <text:p>10.4375</text:p>
          </table:table-cell>
          <table:table-cell office:value-type="float" office:value="18.6875">
            <text:p>18.6875</text:p>
          </table:table-cell>
          <table:table-cell office:value-type="float" office:value="-30.75">
            <text:p>-30.75</text:p>
          </table:table-cell>
          <table:table-cell office:value-type="float" office:value="37.1100006103516">
            <text:p>37.1100006104</text:p>
          </table:table-cell>
          <table:table-cell table:formula="of:=[.B10]-[.B9]" office:value-type="float" office:value="1064797000">
            <text:p>1064797000</text:p>
          </table:table-cell>
          <table:table-cell table:formula="of:=[.G10]/1000000" office:value-type="float" office:value="1064.797">
            <text:p>1064.797</text:p>
          </table:table-cell>
          <table:table-cell table:formula="of:=[.H10]/1000" office:value-type="float" office:value="1.064797">
            <text:p>1.064797</text:p>
          </table:table-cell>
        </table:table-row>
        <table:table-row table:style-name="ro1">
          <table:table-cell office:value-type="float" office:value="3128">
            <text:p>3128</text:p>
          </table:table-cell>
          <table:table-cell office:value-type="float" office:value="24100520082000">
            <text:p>24100520082000</text:p>
          </table:table-cell>
          <table:table-cell office:value-type="float" office:value="9.6875">
            <text:p>9.6875</text:p>
          </table:table-cell>
          <table:table-cell office:value-type="float" office:value="19">
            <text:p>19</text:p>
          </table:table-cell>
          <table:table-cell office:value-type="float" office:value="-30.5">
            <text:p>-30.5</text:p>
          </table:table-cell>
          <table:table-cell office:value-type="float" office:value="37.0800018310547">
            <text:p>37.0800018311</text:p>
          </table:table-cell>
          <table:table-cell table:formula="of:=[.B11]-[.B10]" office:value-type="float" office:value="1174067000">
            <text:p>1174067000</text:p>
          </table:table-cell>
          <table:table-cell table:formula="of:=[.G11]/1000000" office:value-type="float" office:value="1174.067">
            <text:p>1174.067</text:p>
          </table:table-cell>
          <table:table-cell table:formula="of:=[.H11]/1000" office:value-type="float" office:value="1.174067">
            <text:p>1.174067</text:p>
          </table:table-cell>
        </table:table-row>
        <table:table-row table:style-name="ro1">
          <table:table-cell office:value-type="float" office:value="3129">
            <text:p>3129</text:p>
          </table:table-cell>
          <table:table-cell office:value-type="float" office:value="24101583105000">
            <text:p>24101583105000</text:p>
          </table:table-cell>
          <table:table-cell office:value-type="float" office:value="9.1875">
            <text:p>9.1875</text:p>
          </table:table-cell>
          <table:table-cell office:value-type="float" office:value="18.1875">
            <text:p>18.1875</text:p>
          </table:table-cell>
          <table:table-cell office:value-type="float" office:value="-30.75">
            <text:p>-30.75</text:p>
          </table:table-cell>
          <table:table-cell office:value-type="float" office:value="37.1399993896484">
            <text:p>37.1399993896</text:p>
          </table:table-cell>
          <table:table-cell table:formula="of:=[.B12]-[.B11]" office:value-type="float" office:value="1063023000">
            <text:p>1063023000</text:p>
          </table:table-cell>
          <table:table-cell table:formula="of:=[.G12]/1000000" office:value-type="float" office:value="1063.023">
            <text:p>1063.023</text:p>
          </table:table-cell>
          <table:table-cell table:formula="of:=[.H12]/1000" office:value-type="float" office:value="1.063023">
            <text:p>1.063023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D/dalvikvm( 1150): GC_CONCURRENT freed 1994K, 43% free 6527K/11271K, external 2985K/4185K, paused 4ms+33ms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Storing simulated position data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n: 216541 lng: 721.7967 lat: 179.94359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Storing magnetic data</text:p>
          </table:table-cell>
          <table:table-cell table:number-columns-repeated="8"/>
        </table:table-row>
        <table:table-row table:style-name="ro1">
          <table:table-cell office:value-type="string">
            <text:p>D/dalvikvm( 1150): GC_CONCURRENT freed 2016K, 43% free 6519K/11271K, external 2985K/4185K, paused 4ms+32ms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Storing simulated position data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n: 216578 lng: 721.92 lat: 179.93561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Storing magnetic data</text:p>
          </table:table-cell>
          <table:table-cell table:number-columns-repeated="8"/>
        </table:table-row>
        <table:table-row table:style-name="ro1">
          <table:table-cell office:value-type="string">
            <text:p>D/dalvikvm( 1150): GC_CONCURRENT freed 2013K, 43% free 6513K/11271K, external 2985K/4185K, paused 4ms+33ms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Storing simulated position data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n: 216616 lng: 722.0467 lat: 179.92686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Storing magnetic data</text:p>
          </table:table-cell>
          <table:table-cell table:number-columns-repeated="8"/>
        </table:table-row>
        <table:table-row table:style-name="ro1">
          <table:table-cell office:value-type="string">
            <text:p>D/dalvikvm( 1150): GC_CONCURRENT freed 1998K, 43% free 6526K/11271K, external 2985K/4185K, paused 4ms+35ms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Storing simulated position data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n: 216652 lng: 722.1667 lat: 179.91806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Storing magnetic data</text:p>
          </table:table-cell>
          <table:table-cell table:number-columns-repeated="8"/>
        </table:table-row>
        <table:table-row table:style-name="ro1">
          <table:table-cell office:value-type="string">
            <text:p>D/dalvikvm( <text:s/>438): GC_EXPLICIT freed 124K, 74% free 2944K/11207K, external 0K/0K, paused 1180ms</text:p>
          </table:table-cell>
          <table:table-cell table:number-columns-repeated="8"/>
        </table:table-row>
        <table:table-row table:style-name="ro1">
          <table:table-cell office:value-type="string">
            <text:p>D/dalvikvm( 1150): GC_CONCURRENT freed 2010K, 43% free 6508K/11271K, external 2985K/4185K, paused 4ms+36ms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Storing simulated position data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n: 216688 lng: 722.2867 lat: 179.90877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Storing magnetic data</text:p>
          </table:table-cell>
          <table:table-cell table:number-columns-repeated="8"/>
        </table:table-row>
        <table:table-row table:style-name="ro1">
          <table:table-cell office:value-type="string">
            <text:p>D/dalvikvm( 1150): GC_CONCURRENT freed 2002K, 43% free 6526K/11271K, external 2985K/4185K, paused 4ms+32ms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Storing simulated position data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n: 216725 lng: 722.41 lat: 179.8987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Storing magnetic data</text:p>
          </table:table-cell>
          <table:table-cell table:number-columns-repeated="8"/>
        </table:table-row>
        <table:table-row table:style-name="ro1">
          <table:table-cell office:value-type="string">
            <text:p>W/dalvikvm( 1150): threadid=14: thread exiting with uncaught exception (group=0x40018560)</text:p>
          </table:table-cell>
          <table:table-cell table:number-columns-repeated="8"/>
        </table:table-row>
        <table:table-row table:style-name="ro1">
          <table:table-cell office:value-type="string">
            <text:p>E/AndroidRuntime( 1150): FATAL EXCEPTION: Thread-15</text:p>
          </table:table-cell>
          <table:table-cell table:number-columns-repeated="8"/>
        </table:table-row>
        <table:table-row table:style-name="ro1">
          <table:table-cell office:value-type="string">
            <text:p>E/AndroidRuntime( 1150): java.lang.ArrayIndexOutOfBoundsException</text:p>
          </table:table-cell>
          <table:table-cell table:number-columns-repeated="8"/>
        </table:table-row>
        <table:table-row table:style-name="ro1">
          <table:table-cell office:value-type="string">
            <text:p>E/AndroidRuntime( 1150): <text:tab/>at com.funellites.iTesa.Graph.createAtlas(Graph.java:73)</text:p>
          </table:table-cell>
          <table:table-cell table:number-columns-repeated="8"/>
        </table:table-row>
        <table:table-row table:style-name="ro1">
          <table:table-cell office:value-type="string">
            <text:p>E/AndroidRuntime( 1150): <text:tab/>at com.funellites.iTesa.Graph.createBitmap(Graph.java:94)</text:p>
          </table:table-cell>
          <table:table-cell table:number-columns-repeated="8"/>
        </table:table-row>
        <table:table-row table:style-name="ro1">
          <table:table-cell office:value-type="string">
            <text:p>E/AndroidRuntime( 1150): <text:tab/>at com.funellites.iTesa.MainService$ThreadUpdateBitmap.run(MainService.java:173)</text:p>
          </table:table-cell>
          <table:table-cell table:number-columns-repeated="8"/>
        </table:table-row>
        <table:table-row table:style-name="ro1">
          <table:table-cell office:value-type="string">
            <text:p>D/iTesa <text:s text:c="2"/>( 1150): MainActivity:onPause()</text:p>
          </table:table-cell>
          <table:table-cell table:number-columns-repeated="8"/>
        </table:table-row>
        <table:table-row table:style-name="ro1">
          <table:table-cell office:value-type="string">
            <text:p>W/ActivityManager( <text:s/>180): <text:s text:c="2"/>Force finishing activity com.funellites.iTesa/.MainActivity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5">15/12/2011</text:date>, <text:time>18:3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ub Czaplicki</meta:initial-creator>
    <meta:creation-date>2011-10-15T19:22:10</meta:creation-date>
    <dc:date>2011-12-15T18:36:10</dc:date>
    <dc:creator>Jakub Czaplicki</dc:creator>
    <meta:editing-duration>PT95H46M37S</meta:editing-duration>
    <meta:editing-cycles>8</meta:editing-cycles>
    <meta:generator>OpenOffice.org/3.2$Linux OpenOffice.org_project/320m19$Build-9505</meta:generator>
    <meta:document-statistic meta:table-count="5" meta:cell-count="903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17cm" svg:height="6.942cm" xlink:href=".." chart:class="chart:bar" chart:style-name="ch1">
        <chart:legend chart:legend-position="end" svg:x="9.001cm" svg:y="3.189cm" chart:style-name="ch2"/>
        <chart:plot-area chart:style-name="ch3" table:cell-range-address="Sheet1.E3:Sheet1.F23" chart:data-source-has-labels="column" svg:x="0.222cm" svg:y="0.138cm" svg:width="8.558cm" svg:height="6.528cm">
          <chart:axis chart:dimension="x" chart:name="primary-x" chart:style-name="ch4">
            <chart:categories table:cell-range-address="Sheet1.E3:Sheet1.E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3:Sheet1.F23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Sheet1.E3:Sheet1.E23">50</text:p>
              </table:table-cell>
              <table:table-cell office:value-type="float" office:value="0">
                <text:p text:id="Sheet1.F3:Sheet1.F23"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99cm" svg:height="6.987cm" xlink:href=".." chart:class="chart:bar" chart:style-name="ch1">
        <chart:legend chart:legend-position="end" svg:x="5.946cm" svg:y="3.211cm" chart:style-name="ch2"/>
        <chart:plot-area chart:style-name="ch3" table:cell-range-address="Sheet2.E2:Sheet2.F22" chart:data-source-has-labels="column" svg:x="0.159cm" svg:y="0.139cm" svg:width="5.629cm" svg:height="6.57cm">
          <chart:axis chart:dimension="x" chart:name="primary-x" chart:style-name="ch4">
            <chart:categories table:cell-range-address="Sheet2.E2:Sheet2.E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F2:Sheet2.F22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Sheet2.E2:Sheet2.E22">50</text:p>
              </table:table-cell>
              <table:table-cell office:value-type="float" office:value="0">
                <text:p text:id="Sheet2.F2:Sheet2.F22"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253cm" svg:height="6.987cm" xlink:href="." chart:class="chart:line" chart:style-name="ch1">
        <chart:legend chart:legend-position="end" svg:x="8.154cm" svg:y="3.211cm" chart:style-name="ch2"/>
        <chart:plot-area chart:style-name="ch3" chart:data-source-has-labels="both" svg:x="0.205cm" svg:y="0.139cm" svg:width="7.745cm" svg:height="6.57cm">
          <chart:axis chart:dimension="x" chart:name="primary-x" chart:style-name="ch4">
            <chart:categories table:cell-range-address="local-table.$A$2:.$A$4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47" chart:label-cell-address="local-table.$B$1" chart:class="chart:line">
            <chart:data-point chart:repeated="4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7">
                <text:p>4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74cm" svg:height="10.011cm" xlink:href="." chart:class="chart:bar" chart:style-name="ch1">
        <chart:legend chart:legend-position="end" svg:x="12.363cm" svg:y="4.723cm" chart:style-name="ch2"/>
        <chart:plot-area chart:style-name="ch3" chart:data-source-has-labels="both" svg:x="0.291cm" svg:y="0.2cm" svg:width="11.782cm" svg:height="9.411cm">
          <chart:axis chart:dimension="x" chart:name="primary-x" chart:style-name="ch4">
            <chart:categories table:cell-range-address="local-table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2" chart:label-cell-address="local-table.$B$1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81cm" svg:height="6.987cm" xlink:href=".." chart:class="chart:scatter" chart:style-name="ch1">
        <chart:legend chart:legend-position="end" svg:x="5.928cm" svg:y="3.211cm" chart:style-name="ch2"/>
        <chart:plot-area chart:style-name="ch3" table:cell-range-address="Sheet4.E2:Sheet4.F56" svg:x="0.159cm" svg:y="0.139cm" svg:width="5.611cm" svg:height="6.5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F2:Sheet4.F56" chart:class="chart:scatter">
            <chart:domain table:cell-range-address="Sheet4.E2:Sheet4.E56"/>
            <chart:data-point chart:repeated="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4.E2:Sheet4.E56">0</text:p>
              </table:table-cell>
              <table:table-cell office:value-type="float" office:value="90">
                <text:p text:id="Sheet4.F2:Sheet4.F56">9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76.933324369997">
                <text:p>176.933324369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34.999999973356">
                <text:p>134.999999973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26.360389660579">
                <text:p>26.3603896605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12.057713690166">
                <text:p>12.057713690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113.29371413352">
                <text:p>113.293714133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13.293713955217">
                <text:p>113.293713955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.333333333333">
                <text:p>173.333333333333</text:p>
              </table:table-cell>
              <table:table-cell office:value-type="float" office:value="12.0577135978695">
                <text:p>12.05771359786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26.360389791106">
                <text:p>26.360389791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6.666666666667">
                <text:p>306.666666666667</text:p>
              </table:table-cell>
              <table:table-cell office:value-type="float" office:value="135.000000133219">
                <text:p>135.000000133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176.933324322221">
                <text:p>176.9333243222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89.9999998154069">
                <text:p>89.9999998154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6.666666666667">
                <text:p>146.666666666667</text:p>
              </table:table-cell>
              <table:table-cell office:value-type="float" office:value="3.06667558222625">
                <text:p>3.06667558222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45.000000186506">
                <text:p>45.0000001865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0">
                <text:p>280</text:p>
              </table:table-cell>
              <table:table-cell office:value-type="float" office:value="153.639610469948">
                <text:p>153.6396104699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6.666666666667">
                <text:p>346.666666666667</text:p>
              </table:table-cell>
              <table:table-cell office:value-type="float" office:value="167.942286217537">
                <text:p>167.9422862175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66.7062856881764">
                <text:p>66.70628568817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66.7062862230864">
                <text:p>66.70628622308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3.333333333333">
                <text:p>253.333333333333</text:p>
              </table:table-cell>
              <table:table-cell office:value-type="float" office:value="167.942286494427">
                <text:p>167.9422864944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0">
                <text:p>320</text:p>
              </table:table-cell>
              <table:table-cell office:value-type="float" office:value="153.639610078367">
                <text:p>153.6396100783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44.9999997069191">
                <text:p>44.99999970691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3.06667572555504">
                <text:p>3.066675725555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">
                <text:p>160</text:p>
              </table:table-cell>
              <table:table-cell office:value-type="float" office:value="90.0000003691862">
                <text:p>90.00000036918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6.666666666667">
                <text:p>226.666666666667</text:p>
              </table:table-cell>
              <table:table-cell office:value-type="float" office:value="176.93332446555">
                <text:p>176.933324465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134.999999653631">
                <text:p>134.9999996536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0">
                <text:p>360</text:p>
              </table:table-cell>
              <table:table-cell office:value-type="float" office:value="26.3603893995246">
                <text:p>26.36038939952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2.0577138747591">
                <text:p>12.0577138747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13.293714490126">
                <text:p>113.2937144901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6.666666666667">
                <text:p>146.666666666667</text:p>
              </table:table-cell>
              <table:table-cell office:value-type="float" office:value="135.000000388998">
                <text:p>135.0000003889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153.639610626581">
                <text:p>153.6396106265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3.333333333333">
                <text:p>173.333333333333</text:p>
              </table:table-cell>
              <table:table-cell office:value-type="float" office:value="167.942286568264">
                <text:p>167.9422865682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176.93332448466">
                <text:p>176.933324484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">
                <text:p>2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176.933324245779">
                <text:p>176.9333242457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666666666667">
                <text:p>226.666666666667</text:p>
              </table:table-cell>
              <table:table-cell office:value-type="float" office:value="167.942286106782">
                <text:p>167.9422861067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0">
                <text:p>240</text:p>
              </table:table-cell>
              <table:table-cell office:value-type="float" office:value="153.639609973945">
                <text:p>153.6396099739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3.333333333333">
                <text:p>253.333333333333</text:p>
              </table:table-cell>
              <table:table-cell office:value-type="float" office:value="134.999999589687">
                <text:p>134.9999995896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113.29371359861">
                <text:p>113.293713598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0">
                <text:p>280</text:p>
              </table:table-cell>
              <table:table-cell office:value-type="float" office:value="89.999999520058">
                <text:p>89.9999995200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66.7062854742129">
                <text:p>66.70628547421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.666666666667">
                <text:p>306.666666666667</text:p>
              </table:table-cell>
              <table:table-cell office:value-type="float" office:value="44.9999995790284">
                <text:p>44.99999957902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0">
                <text:p>320</text:p>
              </table:table-cell>
              <table:table-cell office:value-type="float" office:value="26.3603893473142">
                <text:p>26.36038934731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12.0577134132764">
                <text:p>12.05771341327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6.666666666667">
                <text:p>346.666666666667</text:p>
              </table:table-cell>
              <table:table-cell office:value-type="float" office:value="3.06667550578416">
                <text:p>3.066675505784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3.06667576377583">
                <text:p>3.066675763775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12.0577139116781">
                <text:p>12.05771391167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26.3603900521601">
                <text:p>26.36039005216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45.0000004422854">
                <text:p>45.00000044228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66.7062864370509">
                <text:p>66.70628643705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">
                <text:p>80</text:p>
              </table:table-cell>
              <table:table-cell office:value-type="float" office:value="90.0000005168606">
                <text:p>90.00000051686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13.293714561448">
                <text:p>113.2937145614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35.000000452944">
                <text:p>135.0000004529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